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38.89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61.09pt"/>
    </style:style>
    <style:style style:name="co7" style:family="table-column">
      <style:table-column-properties fo:break-before="auto" style:column-width="11.11pt"/>
    </style:style>
    <style:style style:name="co8" style:family="table-column">
      <style:table-column-properties fo:break-before="auto" style:column-width="16.6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page" style:use-optimal-row-height="true"/>
    </style:style>
    <style:style style:name="ta1" style:family="table" style:master-page-name="PageStyle_5f_saturday">
      <style:table-properties table:display="true" style:writing-mode="lr-tb"/>
    </style:style>
    <style:style style:name="ta2" style:family="table" style:master-page-name="PageStyle_5f_sunday">
      <style:table-properties table:display="true" style:writing-mode="lr-tb"/>
    </style:style>
    <style:style style:name="ta3" style:family="table" style:master-page-name="PageStyle_5f_monday">
      <style:table-properties table:display="true" style:writing-mode="lr-tb"/>
    </style:style>
    <style:style style:name="ta4" style:family="table" style:master-page-name="PageStyle_5f_tuesday">
      <style:table-properties table:display="true" style:writing-mode="lr-tb"/>
    </style:style>
    <style:style style:name="ta5" style:family="table" style:master-page-name="PageStyle_5f_wednesday">
      <style:table-properties table:display="true" style:writing-mode="lr-tb"/>
    </style:style>
    <style:style style:name="ta6" style:family="table" style:master-page-name="PageStyle_5f_thursday">
      <style:table-properties table:display="true" style:writing-mode="lr-tb"/>
    </style:style>
    <style:style style:name="ta7" style:family="table" style:master-page-name="PageStyle_5f_friday">
      <style:table-properties table:display="true" style:writing-mode="lr-tb"/>
    </style:style>
    <style:style style:name="ta8" style:family="table" style:master-page-name="PageStyle_5f_summary">
      <style:table-properties table:display="true" style:writing-mode="lr-tb"/>
    </style:style>
    <style:style style:name="ta9" style:family="table" style:master-page-name="PageStyle_5f_reference">
      <style:table-properties table:display="true" style:writing-mode="lr-tb"/>
    </style:style>
    <style:style style:name="ce1" style:family="table-cell" style:parent-style-name="ws_5f_header">
      <style:table-cell-properties fo:border="none" style:rotation-align="none"/>
    </style:style>
    <style:style style:name="ce2" style:family="table-cell" style:parent-style-name="date_5f_dov_5f_title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3" style:family="table-cell" style:parent-style-name="list_5f_header">
      <style:table-cell-properties style:rotation-align="none"/>
    </style:style>
    <style:style style:name="ce4" style:family="table-cell" style:parent-style-name="col_5f_header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5" style:family="table-cell" style:parent-style-name="input_5f_name">
      <style:table-cell-properties style:rotation-align="none"/>
    </style:style>
    <style:style style:name="ce6" style:family="table-cell" style:parent-style-name="date_5f_dov">
      <style:table-cell-properties fo:border="none" style:rotation-align="none"/>
    </style:style>
    <style:style style:name="ce7" style:family="table-cell" style:parent-style-name="input_5f_s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8" style:family="table-cell" style:parent-style-name="input_5f_s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9" style:family="table-cell" style:parent-style-name="date_5f_dov_5f_title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0" style:family="table-cell" style:parent-style-name="calcs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" style:family="table-cell" style:parent-style-name="input_5f_s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2" style:family="table-cell" style:parent-style-name="date_5f_dov_5f_title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turda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proper Mandate Workshee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 <text:s/></text:p>
          </table:table-cell>
          <table:table-cell table:style-name="ce6" office:value-type="string" calcext:value-type="string" table:number-columns-spanned="3" table:number-rows-spanned="1">
            <text:p>Saturday <text:s/>08/03/19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Pay Period: <text:s/></text:p>
          </table:table-cell>
          <table:covered-table-cell/>
          <table:table-cell table:style-name="ce6" office:value-type="string" calcext:value-type="string" table:number-columns-spanned="2" table:number-rows-spanned="1">
            <text:p>2019-17-1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tion: <text:s/></text:p>
          </table:table-cell>
          <table:table-cell table:style-name="ce6" office:value-type="string" calcext:value-type="string" table:number-columns-spanned="3" table:number-rows-spanned="1">
            <text:p>University Par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 Lis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ejesus vasquez, l</text:p>
          </table:table-cell>
          <table:table-cell table:style-name="ce7"/>
          <table:table-cell table:style-name="ce8" office:value-type="float" office:value="9.52" calcext:value-type="float">
            <text:p>9.52</text:p>
          </table:table-cell>
          <table:table-cell table:style-name="ce8" office:value-type="float" office:value="18.5" calcext:value-type="float">
            <text:p>18.50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office:value-type="float" office:value="18.5" calcext:value-type="float">
            <text:p>18.50</text:p>
          </table:table-cell>
          <table:table-cell table:style-name="ce11" office:value-type="float" office:value="1004" calcext:value-type="float">
            <text:p>1004</text:p>
          </table:table-cell>
          <table:table-cell table:style-name="ce8" table:formula="of:=SUM([$saturday.F8] - [$saturday.E8])" office:value-type="float" office:value="2" calcext:value-type="float">
            <text:p>2.00</text:p>
          </table:table-cell>
          <table:table-cell table:style-name="ce10" table:formula="of:=IF([$saturday.B8] =&quot;ns day&quot;; [$saturday.C8];IF([$saturday.C8] &lt;= 8+ [$reference.C3]; 0; MAX([$saturday.C8] - 8; 0)))" office:value-type="float" office:value="1.52" calcext:value-type="float">
            <text:p>1.52</text:p>
          </table:table-cell>
          <table:table-cell table:style-name="ce10" table:formula="of:=SUM([$saturday.F8] - [$saturday.E8])" office:value-type="float" office:value="2" calcext:value-type="float">
            <text:p>2.00</text:p>
          </table:table-cell>
          <table:table-cell table:style-name="ce10" table:formula="of:=IF([$saturday.B8]=&quot;ns day&quot;;[$saturday.C8]; IF([$saturday.C8] &lt;= 8 + [$reference.C4]; 0; MIN(MAX([$saturday.C8] - 8; 0);IF([$saturday.J8] &lt;= [$reference.C4];0; [$saturday.J8]))))" office:value-type="float" office:value="1.52" calcext:value-type="float">
            <text:p>1.5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lamen, a</text:p>
          </table:table-cell>
          <table:table-cell table:style-name="ce7"/>
          <table:table-cell table:style-name="ce8" office:value-type="float" office:value="10.46" calcext:value-type="float">
            <text:p>10.46</text:p>
          </table:table-cell>
          <table:table-cell table:style-name="ce8" office:value-type="float" office:value="16.9" calcext:value-type="float">
            <text:p>16.90</text:p>
          </table:table-cell>
          <table:table-cell table:style-name="ce8" table:number-columns-repeated="2"/>
          <table:table-cell table:style-name="ce11"/>
          <table:table-cell table:style-name="ce8" table:formula="of:=SUM([$saturday.F9] - [$saturday.E9])" office:value-type="float" office:value="0" calcext:value-type="float">
            <text:p>.00</text:p>
          </table:table-cell>
          <table:table-cell table:style-name="ce10" table:formula="of:=IF([$saturday.B9] =&quot;ns day&quot;; [$saturday.C9];IF([$saturday.C9] &lt;= 8+ [$reference.C3]; 0; MAX([$saturday.C9] - 8; 0)))" office:value-type="float" office:value="2.46" calcext:value-type="float">
            <text:p>2.46</text:p>
          </table:table-cell>
          <table:table-cell table:style-name="ce10" table:formula="of:=SUM([$saturday.F9] - [$saturday.E9])" office:value-type="float" office:value="0" calcext:value-type="float">
            <text:p>.00</text:p>
          </table:table-cell>
          <table:table-cell table:style-name="ce10" table:formula="of:=IF([$saturday.B9]=&quot;ns day&quot;;[$saturday.C9]; IF([$saturday.C9] &lt;= 8 + [$reference.C4]; 0; MIN(MAX([$saturday.C9] - 8; 0);IF([$saturday.J9] &lt;= [$reference.C4];0; [$saturday.J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isher, c</text:p>
          </table:table-cell>
          <table:table-cell table:style-name="ce7"/>
          <table:table-cell table:style-name="ce8" office:value-type="float" office:value="10.01" calcext:value-type="float">
            <text:p>10.01</text:p>
          </table:table-cell>
          <table:table-cell table:style-name="ce8" office:value-type="float" office:value="18.87" calcext:value-type="float">
            <text:p>18.87</text:p>
          </table:table-cell>
          <table:table-cell table:style-name="ce8" office:value-type="float" office:value="15" calcext:value-type="float">
            <text:p>15.00</text:p>
          </table:table-cell>
          <table:table-cell table:style-name="ce8" office:value-type="float" office:value="18.87" calcext:value-type="float">
            <text:p>18.87</text:p>
          </table:table-cell>
          <table:table-cell table:style-name="ce11" office:value-type="float" office:value="906" calcext:value-type="float">
            <text:p>906</text:p>
          </table:table-cell>
          <table:table-cell table:style-name="ce8" table:formula="of:=SUM([$saturday.F10] - [$saturday.E10])" office:value-type="float" office:value="3.87" calcext:value-type="float">
            <text:p>3.87</text:p>
          </table:table-cell>
          <table:table-cell table:style-name="ce10" table:formula="of:=IF([$saturday.B10] =&quot;ns day&quot;; [$saturday.C10];IF([$saturday.C10] &lt;= 8+ [$reference.C3]; 0; MAX([$saturday.C10] - 8; 0)))" office:value-type="float" office:value="2.01" calcext:value-type="float">
            <text:p>2.01</text:p>
          </table:table-cell>
          <table:table-cell table:style-name="ce10" table:formula="of:=SUM([$saturday.F10] - [$saturday.E10])" office:value-type="float" office:value="3.87" calcext:value-type="float">
            <text:p>3.87</text:p>
          </table:table-cell>
          <table:table-cell table:style-name="ce10" table:formula="of:=IF([$saturday.B10]=&quot;ns day&quot;;[$saturday.C10]; IF([$saturday.C10] &lt;= 8 + [$reference.C4]; 0; MIN(MAX([$saturday.C10] - 8; 0);IF([$saturday.J10] &lt;= [$reference.C4];0; [$saturday.J10]))))" office:value-type="float" office:value="2.01" calcext:value-type="float">
            <text:p>2.0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oster, p</text:p>
          </table:table-cell>
          <table:table-cell table:style-name="ce8" table:number-columns-repeated="5"/>
          <table:table-cell table:style-name="ce11"/>
          <table:table-cell table:style-name="ce8" table:formula="of:=SUM([$saturday.F11] - [$saturday.E11])" office:value-type="float" office:value="0" calcext:value-type="float">
            <text:p>.00</text:p>
          </table:table-cell>
          <table:table-cell table:style-name="ce10" table:formula="of:=IF([$saturday.B11] =&quot;ns day&quot;; [$saturday.C11];IF([$saturday.C11] &lt;= 8 + [$reference.C3]; 0; MAX([$saturday.C11] - 8; 0)))" office:value-type="float" office:value="0" calcext:value-type="float">
            <text:p>.00</text:p>
          </table:table-cell>
          <table:table-cell table:style-name="ce10" table:formula="of:=SUM([$saturday.F11] - [$saturday.E11])" office:value-type="float" office:value="0" calcext:value-type="float">
            <text:p>.00</text:p>
          </table:table-cell>
          <table:table-cell table:style-name="ce10" table:formula="of:=IF([$saturday.B11]=&quot;ns day&quot;;[$saturday.C11]; IF([$saturday.C11] &lt;= 8 + [$reference.C4]; 0; MIN(MAX([$saturday.C11] - 8; 0);IF([$saturday.J11] &lt;= [$reference.C4];0; [$saturday.J1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rtines, j</text:p>
          </table:table-cell>
          <table:table-cell table:style-name="ce7"/>
          <table:table-cell table:style-name="ce8" office:value-type="float" office:value="8.68" calcext:value-type="float">
            <text:p>8.68</text:p>
          </table:table-cell>
          <table:table-cell table:style-name="ce8" office:value-type="float" office:value="17.27" calcext:value-type="float">
            <text:p>17.27</text:p>
          </table:table-cell>
          <table:table-cell table:style-name="ce8" table:number-columns-repeated="2"/>
          <table:table-cell table:style-name="ce11"/>
          <table:table-cell table:style-name="ce8" table:formula="of:=SUM([$saturday.F12] - [$saturday.E12])" office:value-type="float" office:value="0" calcext:value-type="float">
            <text:p>.00</text:p>
          </table:table-cell>
          <table:table-cell table:style-name="ce10" table:formula="of:=IF([$saturday.B12] =&quot;ns day&quot;; [$saturday.C12];IF([$saturday.C12] &lt;= 8+ [$reference.C3]; 0; MAX([$saturday.C12] - 8; 0)))" office:value-type="float" office:value="0.68" calcext:value-type="float">
            <text:p>.68</text:p>
          </table:table-cell>
          <table:table-cell table:style-name="ce10" table:formula="of:=SUM([$saturday.F12] - [$saturday.E12])" office:value-type="float" office:value="0" calcext:value-type="float">
            <text:p>.00</text:p>
          </table:table-cell>
          <table:table-cell table:style-name="ce10" table:formula="of:=IF([$saturday.B12]=&quot;ns day&quot;;[$saturday.C12]; IF([$saturday.C12] &lt;= 8 + [$reference.C4]; 0; MIN(MAX([$saturday.C12] - 8; 0);IF([$saturday.J12] &lt;= [$reference.C4];0; [$saturday.J1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ena sobekela, r</text:p>
          </table:table-cell>
          <table:table-cell table:style-name="ce8" table:number-columns-repeated="5"/>
          <table:table-cell table:style-name="ce11"/>
          <table:table-cell table:style-name="ce8" table:formula="of:=SUM([$saturday.F13] - [$saturday.E13])" office:value-type="float" office:value="0" calcext:value-type="float">
            <text:p>.00</text:p>
          </table:table-cell>
          <table:table-cell table:style-name="ce10" table:formula="of:=IF([$saturday.B13] =&quot;ns day&quot;; [$saturday.C13];IF([$saturday.C13] &lt;= 8 + [$reference.C3]; 0; MAX([$saturday.C13] - 8; 0)))" office:value-type="float" office:value="0" calcext:value-type="float">
            <text:p>.00</text:p>
          </table:table-cell>
          <table:table-cell table:style-name="ce10" table:formula="of:=SUM([$saturday.F13] - [$saturday.E13])" office:value-type="float" office:value="0" calcext:value-type="float">
            <text:p>.00</text:p>
          </table:table-cell>
          <table:table-cell table:style-name="ce10" table:formula="of:=IF([$saturday.B13]=&quot;ns day&quot;;[$saturday.C13]; IF([$saturday.C13] &lt;= 8 + [$reference.C4]; 0; MIN(MAX([$saturday.C13] - 8; 0);IF([$saturday.J13] &lt;= [$reference.C4];0; [$saturday.J1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naker, e</text:p>
          </table:table-cell>
          <table:table-cell table:style-name="ce7"/>
          <table:table-cell table:style-name="ce8" office:value-type="float" office:value="10.31" calcext:value-type="float">
            <text:p>10.31</text:p>
          </table:table-cell>
          <table:table-cell table:style-name="ce8" office:value-type="float" office:value="19.32" calcext:value-type="float">
            <text:p>19.32</text:p>
          </table:table-cell>
          <table:table-cell table:style-name="ce8" table:number-columns-repeated="2"/>
          <table:table-cell table:style-name="ce11"/>
          <table:table-cell table:style-name="ce8" table:formula="of:=SUM([$saturday.F14] - [$saturday.E14])" office:value-type="float" office:value="0" calcext:value-type="float">
            <text:p>.00</text:p>
          </table:table-cell>
          <table:table-cell table:style-name="ce10" table:formula="of:=IF([$saturday.B14] =&quot;ns day&quot;; [$saturday.C14];IF([$saturday.C14] &lt;= 8+ [$reference.C3]; 0; MAX([$saturday.C14] - 8; 0)))" office:value-type="float" office:value="2.31" calcext:value-type="float">
            <text:p>2.31</text:p>
          </table:table-cell>
          <table:table-cell table:style-name="ce10" table:formula="of:=SUM([$saturday.F14] - [$saturday.E14])" office:value-type="float" office:value="0" calcext:value-type="float">
            <text:p>.00</text:p>
          </table:table-cell>
          <table:table-cell table:style-name="ce10" table:formula="of:=IF([$saturday.B14]=&quot;ns day&quot;;[$saturday.C14]; IF([$saturday.C14] &lt;= 8 + [$reference.C4]; 0; MIN(MAX([$saturday.C14] - 8; 0);IF([$saturday.J14] &lt;= [$reference.C4];0; [$saturday.J1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desir sr, h</text:p>
          </table:table-cell>
          <table:table-cell table:style-name="ce8" table:number-columns-repeated="5"/>
          <table:table-cell table:style-name="ce11"/>
          <table:table-cell table:style-name="ce8" table:formula="of:=SUM([$saturday.F15] - [$saturday.E15])" office:value-type="float" office:value="0" calcext:value-type="float">
            <text:p>.00</text:p>
          </table:table-cell>
          <table:table-cell table:style-name="ce10" table:formula="of:=IF([$saturday.B15] =&quot;ns day&quot;; [$saturday.C15];IF([$saturday.C15] &lt;= 8 + [$reference.C3]; 0; MAX([$saturday.C15] - 8; 0)))" office:value-type="float" office:value="0" calcext:value-type="float">
            <text:p>.00</text:p>
          </table:table-cell>
          <table:table-cell table:style-name="ce10" table:formula="of:=SUM([$saturday.F15] - [$saturday.E15])" office:value-type="float" office:value="0" calcext:value-type="float">
            <text:p>.00</text:p>
          </table:table-cell>
          <table:table-cell table:style-name="ce10" table:formula="of:=IF([$saturday.B15]=&quot;ns day&quot;;[$saturday.C15]; IF([$saturday.C15] &lt;= 8 + [$reference.C4]; 0; MIN(MAX([$saturday.C15] - 8; 0);IF([$saturday.J15] &lt;= [$reference.C4];0; [$saturday.J1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rray, k</text:p>
          </table:table-cell>
          <table:table-cell table:style-name="ce8" table:number-columns-repeated="5"/>
          <table:table-cell table:style-name="ce11"/>
          <table:table-cell table:style-name="ce8" table:formula="of:=SUM([$saturday.F16] - [$saturday.E16])" office:value-type="float" office:value="0" calcext:value-type="float">
            <text:p>.00</text:p>
          </table:table-cell>
          <table:table-cell table:style-name="ce10" table:formula="of:=IF([$saturday.B16] =&quot;ns day&quot;; [$saturday.C16];IF([$saturday.C16] &lt;= 8 + [$reference.C3]; 0; MAX([$saturday.C16] - 8; 0)))" office:value-type="float" office:value="0" calcext:value-type="float">
            <text:p>.00</text:p>
          </table:table-cell>
          <table:table-cell table:style-name="ce10" table:formula="of:=SUM([$saturday.F16] - [$saturday.E16])" office:value-type="float" office:value="0" calcext:value-type="float">
            <text:p>.00</text:p>
          </table:table-cell>
          <table:table-cell table:style-name="ce10" table:formula="of:=IF([$saturday.B16]=&quot;ns day&quot;;[$saturday.C16]; IF([$saturday.C16] &lt;= 8 + [$reference.C4]; 0; MIN(MAX([$saturday.C16] - 8; 0);IF([$saturday.J16] &lt;= [$reference.C4];0; [$saturday.J1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bertson, c</text:p>
          </table:table-cell>
          <table:table-cell table:style-name="ce8" table:number-columns-repeated="5"/>
          <table:table-cell table:style-name="ce11"/>
          <table:table-cell table:style-name="ce8" table:formula="of:=SUM([$saturday.F17] - [$saturday.E17])" office:value-type="float" office:value="0" calcext:value-type="float">
            <text:p>.00</text:p>
          </table:table-cell>
          <table:table-cell table:style-name="ce10" table:formula="of:=IF([$saturday.B17] =&quot;ns day&quot;; [$saturday.C17];IF([$saturday.C17] &lt;= 8 + [$reference.C3]; 0; MAX([$saturday.C17] - 8; 0)))" office:value-type="float" office:value="0" calcext:value-type="float">
            <text:p>.00</text:p>
          </table:table-cell>
          <table:table-cell table:style-name="ce10" table:formula="of:=SUM([$saturday.F17] - [$saturday.E17])" office:value-type="float" office:value="0" calcext:value-type="float">
            <text:p>.00</text:p>
          </table:table-cell>
          <table:table-cell table:style-name="ce10" table:formula="of:=IF([$saturday.B17]=&quot;ns day&quot;;[$saturday.C17]; IF([$saturday.C17] &lt;= 8 + [$reference.C4]; 0; MIN(MAX([$saturday.C17] - 8; 0);IF([$saturday.J17] &lt;= [$reference.C4];0; [$saturday.J1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vens, a</text:p>
          </table:table-cell>
          <table:table-cell table:style-name="ce8" table:number-columns-repeated="5"/>
          <table:table-cell table:style-name="ce11"/>
          <table:table-cell table:style-name="ce8" table:formula="of:=SUM([$saturday.F18] - [$saturday.E18])" office:value-type="float" office:value="0" calcext:value-type="float">
            <text:p>.00</text:p>
          </table:table-cell>
          <table:table-cell table:style-name="ce10" table:formula="of:=IF([$saturday.B18] =&quot;ns day&quot;; [$saturday.C18];IF([$saturday.C18] &lt;= 8 + [$reference.C3]; 0; MAX([$saturday.C18] - 8; 0)))" office:value-type="float" office:value="0" calcext:value-type="float">
            <text:p>.00</text:p>
          </table:table-cell>
          <table:table-cell table:style-name="ce10" table:formula="of:=SUM([$saturday.F18] - [$saturday.E18])" office:value-type="float" office:value="0" calcext:value-type="float">
            <text:p>.00</text:p>
          </table:table-cell>
          <table:table-cell table:style-name="ce10" table:formula="of:=IF([$saturday.B18]=&quot;ns day&quot;;[$saturday.C18]; IF([$saturday.C18] &lt;= 8 + [$reference.C4]; 0; MIN(MAX([$saturday.C18] - 8; 0);IF([$saturday.J18] &lt;= [$reference.C4];0; [$saturday.J1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rujillo, s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number-columns-repeated="2"/>
          <table:table-cell table:style-name="ce11"/>
          <table:table-cell table:style-name="ce8" table:formula="of:=SUM([$saturday.F19] - [$saturday.E19])" office:value-type="float" office:value="0" calcext:value-type="float">
            <text:p>.00</text:p>
          </table:table-cell>
          <table:table-cell table:style-name="ce10" table:formula="of:=IF([$saturday.B19] =&quot;ns day&quot;; [$saturday.C19];IF([$saturday.C19] &lt;= 8+ [$reference.C3]; 0; MAX([$saturday.C19] - 8; 0)))" office:value-type="float" office:value="0" calcext:value-type="float">
            <text:p>.00</text:p>
          </table:table-cell>
          <table:table-cell table:style-name="ce10" table:formula="of:=SUM([$saturday.F19] - [$saturday.E19])" office:value-type="float" office:value="0" calcext:value-type="float">
            <text:p>.00</text:p>
          </table:table-cell>
          <table:table-cell table:style-name="ce10" table:formula="of:=IF([$saturday.B19]=&quot;ns day&quot;;[$saturday.C19]; IF([$saturday.C19] &lt;= 8 + [$reference.C4]; 0; MIN(MAX([$saturday.C19] - 8; 0);IF([$saturday.J19] &lt;= [$reference.C4];0; [$saturday.J1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illiams, l</text:p>
          </table:table-cell>
          <table:table-cell table:style-name="ce7"/>
          <table:table-cell table:style-name="ce8" office:value-type="float" office:value="2" calcext:value-type="float">
            <text:p>2.00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1.51" calcext:value-type="float">
            <text:p>11.51</text:p>
          </table:table-cell>
          <table:table-cell table:style-name="ce8" office:value-type="float" office:value="13.51" calcext:value-type="float">
            <text:p>13.51</text:p>
          </table:table-cell>
          <table:table-cell table:style-name="ce11" office:value-type="float" office:value="0" calcext:value-type="float">
            <text:p/>
          </table:table-cell>
          <table:table-cell table:style-name="ce8" table:formula="of:=SUM([$saturday.F20] - [$saturday.E20])" office:value-type="float" office:value="2" calcext:value-type="float">
            <text:p>2.00</text:p>
          </table:table-cell>
          <table:table-cell table:style-name="ce10" table:formula="of:=IF([$saturday.B20] =&quot;ns day&quot;; [$saturday.C20];IF([$saturday.C20] &lt;= 8+ [$reference.C3]; 0; MAX([$saturday.C20] - 8; 0)))" office:value-type="float" office:value="0" calcext:value-type="float">
            <text:p>.00</text:p>
          </table:table-cell>
          <table:table-cell table:style-name="ce10" table:formula="of:=SUM([$saturday.F20] - [$saturday.E20])" office:value-type="float" office:value="2" calcext:value-type="float">
            <text:p>2.00</text:p>
          </table:table-cell>
          <table:table-cell table:style-name="ce10" table:formula="of:=IF([$saturday.B20]=&quot;ns day&quot;;[$saturday.C20]; IF([$saturday.C20] &lt;= 8 + [$reference.C4]; 0; MIN(MAX([$saturday.C20] - 8; 0);IF([$saturday.J20] &lt;= [$reference.C4];0; [$saturday.J2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1] - [$saturday.E21])" office:value-type="float" office:value="0" calcext:value-type="float">
            <text:p>.00</text:p>
          </table:table-cell>
          <table:table-cell table:style-name="ce10" table:formula="of:=IF([$saturday.B21] =&quot;ns day&quot;; [$saturday.C21];IF([$saturday.C21] &lt;= 8 + [$reference.C3]; 0; MAX([$saturday.C21] - 8; 0)))" office:value-type="float" office:value="0" calcext:value-type="float">
            <text:p>.00</text:p>
          </table:table-cell>
          <table:table-cell table:style-name="ce10" table:formula="of:=SUM([$saturday.F21] - [$saturday.E21])" office:value-type="float" office:value="0" calcext:value-type="float">
            <text:p>.00</text:p>
          </table:table-cell>
          <table:table-cell table:style-name="ce10" table:formula="of:=IF([$saturday.B21]=&quot;ns day&quot;;[$saturday.C21]; IF([$saturday.C21] &lt;= 8 + [$reference.C4]; 0; MIN(MAX([$saturday.C21] - 8; 0);IF([$saturday.J21] &lt;= [$reference.C4];0; [$saturday.J2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2] - [$saturday.E22])" office:value-type="float" office:value="0" calcext:value-type="float">
            <text:p>.00</text:p>
          </table:table-cell>
          <table:table-cell table:style-name="ce10" table:formula="of:=IF([$saturday.B22] =&quot;ns day&quot;; [$saturday.C22];IF([$saturday.C22] &lt;= 8 + [$reference.C3]; 0; MAX([$saturday.C22] - 8; 0)))" office:value-type="float" office:value="0" calcext:value-type="float">
            <text:p>.00</text:p>
          </table:table-cell>
          <table:table-cell table:style-name="ce10" table:formula="of:=SUM([$saturday.F22] - [$saturday.E22])" office:value-type="float" office:value="0" calcext:value-type="float">
            <text:p>.00</text:p>
          </table:table-cell>
          <table:table-cell table:style-name="ce10" table:formula="of:=IF([$saturday.B22]=&quot;ns day&quot;;[$saturday.C22]; IF([$saturday.C22] &lt;= 8 + [$reference.C4]; 0; MIN(MAX([$saturday.C22] - 8; 0);IF([$saturday.J22] &lt;= [$reference.C4];0; [$saturday.J2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3] - [$saturday.E23])" office:value-type="float" office:value="0" calcext:value-type="float">
            <text:p>.00</text:p>
          </table:table-cell>
          <table:table-cell table:style-name="ce10" table:formula="of:=IF([$saturday.B23] =&quot;ns day&quot;; [$saturday.C23];IF([$saturday.C23] &lt;= 8 + [$reference.C3]; 0; MAX([$saturday.C23] - 8; 0)))" office:value-type="float" office:value="0" calcext:value-type="float">
            <text:p>.00</text:p>
          </table:table-cell>
          <table:table-cell table:style-name="ce10" table:formula="of:=SUM([$saturday.F23] - [$saturday.E23])" office:value-type="float" office:value="0" calcext:value-type="float">
            <text:p>.00</text:p>
          </table:table-cell>
          <table:table-cell table:style-name="ce10" table:formula="of:=IF([$saturday.B23]=&quot;ns day&quot;;[$saturday.C23]; IF([$saturday.C23] &lt;= 8 + [$reference.C4]; 0; MIN(MAX([$saturday.C23] - 8; 0);IF([$saturday.J23] &lt;= [$reference.C4];0; [$saturday.J2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4] - [$saturday.E24])" office:value-type="float" office:value="0" calcext:value-type="float">
            <text:p>.00</text:p>
          </table:table-cell>
          <table:table-cell table:style-name="ce10" table:formula="of:=IF([$saturday.B24] =&quot;ns day&quot;; [$saturday.C24];IF([$saturday.C24] &lt;= 8 + [$reference.C3]; 0; MAX([$saturday.C24] - 8; 0)))" office:value-type="float" office:value="0" calcext:value-type="float">
            <text:p>.00</text:p>
          </table:table-cell>
          <table:table-cell table:style-name="ce10" table:formula="of:=SUM([$saturday.F24] - [$saturday.E24])" office:value-type="float" office:value="0" calcext:value-type="float">
            <text:p>.00</text:p>
          </table:table-cell>
          <table:table-cell table:style-name="ce10" table:formula="of:=IF([$saturday.B24]=&quot;ns day&quot;;[$saturday.C24]; IF([$saturday.C24] &lt;= 8 + [$reference.C4]; 0; MIN(MAX([$saturday.C24] - 8; 0);IF([$saturday.J24] &lt;= [$reference.C4];0; [$saturday.J2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5] - [$saturday.E25])" office:value-type="float" office:value="0" calcext:value-type="float">
            <text:p>.00</text:p>
          </table:table-cell>
          <table:table-cell table:style-name="ce10" table:formula="of:=IF([$saturday.B25] =&quot;ns day&quot;; [$saturday.C25];IF([$saturday.C25] &lt;= 8 + [$reference.C3]; 0; MAX([$saturday.C25] - 8; 0)))" office:value-type="float" office:value="0" calcext:value-type="float">
            <text:p>.00</text:p>
          </table:table-cell>
          <table:table-cell table:style-name="ce10" table:formula="of:=SUM([$saturday.F25] - [$saturday.E25])" office:value-type="float" office:value="0" calcext:value-type="float">
            <text:p>.00</text:p>
          </table:table-cell>
          <table:table-cell table:style-name="ce10" table:formula="of:=IF([$saturday.B25]=&quot;ns day&quot;;[$saturday.C25]; IF([$saturday.C25] &lt;= 8 + [$reference.C4]; 0; MIN(MAX([$saturday.C25] - 8; 0);IF([$saturday.J25] &lt;= [$reference.C4];0; [$saturday.J2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6] - [$saturday.E26])" office:value-type="float" office:value="0" calcext:value-type="float">
            <text:p>.00</text:p>
          </table:table-cell>
          <table:table-cell table:style-name="ce10" table:formula="of:=IF([$saturday.B26] =&quot;ns day&quot;; [$saturday.C26];IF([$saturday.C26] &lt;= 8 + [$reference.C3]; 0; MAX([$saturday.C26] - 8; 0)))" office:value-type="float" office:value="0" calcext:value-type="float">
            <text:p>.00</text:p>
          </table:table-cell>
          <table:table-cell table:style-name="ce10" table:formula="of:=SUM([$saturday.F26] - [$saturday.E26])" office:value-type="float" office:value="0" calcext:value-type="float">
            <text:p>.00</text:p>
          </table:table-cell>
          <table:table-cell table:style-name="ce10" table:formula="of:=IF([$saturday.B26]=&quot;ns day&quot;;[$saturday.C26]; IF([$saturday.C26] &lt;= 8 + [$reference.C4]; 0; MIN(MAX([$saturday.C26] - 8; 0);IF([$saturday.J26] &lt;= [$reference.C4];0; [$saturday.J2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7] - [$saturday.E27])" office:value-type="float" office:value="0" calcext:value-type="float">
            <text:p>.00</text:p>
          </table:table-cell>
          <table:table-cell table:style-name="ce10" table:formula="of:=IF([$saturday.B27] =&quot;ns day&quot;; [$saturday.C27];IF([$saturday.C27] &lt;= 8 + [$reference.C3]; 0; MAX([$saturday.C27] - 8; 0)))" office:value-type="float" office:value="0" calcext:value-type="float">
            <text:p>.00</text:p>
          </table:table-cell>
          <table:table-cell table:style-name="ce10" table:formula="of:=SUM([$saturday.F27] - [$saturday.E27])" office:value-type="float" office:value="0" calcext:value-type="float">
            <text:p>.00</text:p>
          </table:table-cell>
          <table:table-cell table:style-name="ce10" table:formula="of:=IF([$saturday.B27]=&quot;ns day&quot;;[$saturday.C27]; IF([$saturday.C27] &lt;= 8 + [$reference.C4]; 0; MIN(MAX([$saturday.C27] - 8; 0);IF([$saturday.J27] &lt;= [$reference.C4];0; [$saturday.J2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8] - [$saturday.E28])" office:value-type="float" office:value="0" calcext:value-type="float">
            <text:p>.00</text:p>
          </table:table-cell>
          <table:table-cell table:style-name="ce10" table:formula="of:=IF([$saturday.B28] =&quot;ns day&quot;; [$saturday.C28];IF([$saturday.C28] &lt;= 8 + [$reference.C3]; 0; MAX([$saturday.C28] - 8; 0)))" office:value-type="float" office:value="0" calcext:value-type="float">
            <text:p>.00</text:p>
          </table:table-cell>
          <table:table-cell table:style-name="ce10" table:formula="of:=SUM([$saturday.F28] - [$saturday.E28])" office:value-type="float" office:value="0" calcext:value-type="float">
            <text:p>.00</text:p>
          </table:table-cell>
          <table:table-cell table:style-name="ce10" table:formula="of:=IF([$saturday.B28]=&quot;ns day&quot;;[$saturday.C28]; IF([$saturday.C28] &lt;= 8 + [$reference.C4]; 0; MIN(MAX([$saturday.C28] - 8; 0);IF([$saturday.J28] &lt;= [$reference.C4];0; [$saturday.J2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9] - [$saturday.E29])" office:value-type="float" office:value="0" calcext:value-type="float">
            <text:p>.00</text:p>
          </table:table-cell>
          <table:table-cell table:style-name="ce10" table:formula="of:=IF([$saturday.B29] =&quot;ns day&quot;; [$saturday.C29];IF([$saturday.C29] &lt;= 8 + [$reference.C3]; 0; MAX([$saturday.C29] - 8; 0)))" office:value-type="float" office:value="0" calcext:value-type="float">
            <text:p>.00</text:p>
          </table:table-cell>
          <table:table-cell table:style-name="ce10" table:formula="of:=SUM([$saturday.F29] - [$saturday.E29])" office:value-type="float" office:value="0" calcext:value-type="float">
            <text:p>.00</text:p>
          </table:table-cell>
          <table:table-cell table:style-name="ce10" table:formula="of:=IF([$saturday.B29]=&quot;ns day&quot;;[$saturday.C29]; IF([$saturday.C29] &lt;= 8 + [$reference.C4]; 0; MIN(MAX([$saturday.C29] - 8; 0);IF([$saturday.J29] &lt;= [$reference.C4];0; [$saturday.J2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30] - [$saturday.E30])" office:value-type="float" office:value="0" calcext:value-type="float">
            <text:p>.00</text:p>
          </table:table-cell>
          <table:table-cell table:style-name="ce10" table:formula="of:=IF([$saturday.B30] =&quot;ns day&quot;; [$saturday.C30];IF([$saturday.C30] &lt;= 8 + [$reference.C3]; 0; MAX([$saturday.C30] - 8; 0)))" office:value-type="float" office:value="0" calcext:value-type="float">
            <text:p>.00</text:p>
          </table:table-cell>
          <table:table-cell table:style-name="ce10" table:formula="of:=SUM([$saturday.F30] - [$saturday.E30])" office:value-type="float" office:value="0" calcext:value-type="float">
            <text:p>.00</text:p>
          </table:table-cell>
          <table:table-cell table:style-name="ce10" table:formula="of:=IF([$saturday.B30]=&quot;ns day&quot;;[$saturday.C30]; IF([$saturday.C30] &lt;= 8 + [$reference.C4]; 0; MIN(MAX([$saturday.C30] - 8; 0);IF([$saturday.J30] &lt;= [$reference.C4];0; [$saturday.J3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31] - [$saturday.E31])" office:value-type="float" office:value="0" calcext:value-type="float">
            <text:p>.00</text:p>
          </table:table-cell>
          <table:table-cell table:style-name="ce10" table:formula="of:=IF([$saturday.B31] =&quot;ns day&quot;; [$saturday.C31];IF([$saturday.C31] &lt;= 8 + [$reference.C3]; 0; MAX([$saturday.C31] - 8; 0)))" office:value-type="float" office:value="0" calcext:value-type="float">
            <text:p>.00</text:p>
          </table:table-cell>
          <table:table-cell table:style-name="ce10" table:formula="of:=SUM([$saturday.F31] - [$saturday.E31])" office:value-type="float" office:value="0" calcext:value-type="float">
            <text:p>.00</text:p>
          </table:table-cell>
          <table:table-cell table:style-name="ce10" table:formula="of:=IF([$saturday.B31]=&quot;ns day&quot;;[$saturday.C31]; IF([$saturday.C31] &lt;= 8 + [$reference.C4]; 0; MIN(MAX([$saturday.C31] - 8; 0);IF([$saturday.J31] &lt;= [$reference.C4];0; [$saturday.J3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32] - [$saturday.E32])" office:value-type="float" office:value="0" calcext:value-type="float">
            <text:p>.00</text:p>
          </table:table-cell>
          <table:table-cell table:style-name="ce10" table:formula="of:=IF([$saturday.B32] =&quot;ns day&quot;; [$saturday.C32];IF([$saturday.C32] &lt;= 8 + [$reference.C3]; 0; MAX([$saturday.C32] - 8; 0)))" office:value-type="float" office:value="0" calcext:value-type="float">
            <text:p>.00</text:p>
          </table:table-cell>
          <table:table-cell table:style-name="ce10" table:formula="of:=SUM([$saturday.F32] - [$saturday.E32])" office:value-type="float" office:value="0" calcext:value-type="float">
            <text:p>.00</text:p>
          </table:table-cell>
          <table:table-cell table:style-name="ce10" table:formula="of:=IF([$saturday.B32]=&quot;ns day&quot;;[$saturday.C32]; IF([$saturday.C32] &lt;= 8 + [$reference.C4]; 0; MIN(MAX([$saturday.C32] - 8; 0);IF([$saturday.J32] &lt;= [$reference.C4];0; [$saturday.J3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Total NL Overtime</text:p>
          </table:table-cell>
          <table:table-cell table:style-name="ce10" table:formula="of:=SUM([$saturday.I8:$saturday.I32])" office:value-type="float" office:value="8.98" calcext:value-type="float">
            <text:p>8.9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NL Mandates</text:p>
          </table:table-cell>
          <table:table-cell table:style-name="ce10" table:formula="of:=SUM([$saturday.K8:$saturday.K32])" office:value-type="float" office:value="3.53" calcext:value-type="float">
            <text:p>3.5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ork Assignmen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, j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41" calcext:value-type="float">
            <text:p>18.41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saturday.H42:$saturday.H41])" office:value-type="float" office:value="2.23" calcext:value-type="float">
            <text:p>2.23</text:p>
          </table:table-cell>
          <table:table-cell table:style-name="ce10" table:formula="of:=IF([$saturday.B40] =&quot;ns day&quot;; [$saturday.C40]; MAX([$saturday.C40] - 8; 0))" office:value-type="float" office:value="2" calcext:value-type="float">
            <text:p>2.00</text:p>
          </table:table-cell>
          <table:table-cell table:style-name="ce10" table:formula="of:=[$saturday.H40]" office:value-type="float" office:value="2.23" calcext:value-type="float">
            <text:p>2.23</text:p>
          </table:table-cell>
          <table:table-cell table:style-name="ce10" table:formula="of:=IF([$saturday.B40]=&quot;ns day&quot;;[$saturday.C40]; IF([$saturday.C40] &lt;= 8 + [$reference.C4]; 0; MIN(MAX([$saturday.C40] - 8; 0);IF([$saturday.J40] &lt;= [$reference.C4];0; [$saturday.J40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8.98" calcext:value-type="float">
            <text:p>8.98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saturday.F41] - [$saturday.E41])" office:value-type="float" office:value="0.98" calcext:value-type="float">
            <text:p>.9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0.33" calcext:value-type="float">
            <text:p>10.33</text:p>
          </table:table-cell>
          <table:table-cell table:style-name="ce8" office:value-type="float" office:value="11.58" calcext:value-type="float">
            <text:p>11.58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saturday.F42] - [$saturday.E42])"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aquino, s</text:p>
          </table:table-cell>
          <table:table-cell table:style-name="ce7"/>
          <table:table-cell table:style-name="ce8" office:value-type="float" office:value="9.64" calcext:value-type="float">
            <text:p>9.64</text:p>
          </table:table-cell>
          <table:table-cell table:style-name="ce8" office:value-type="float" office:value="18.6" calcext:value-type="float">
            <text:p>18.60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office:value-type="float" office:value="18.6" calcext:value-type="float">
            <text:p>18.60</text:p>
          </table:table-cell>
          <table:table-cell table:style-name="ce11" office:value-type="float" office:value="1004" calcext:value-type="float">
            <text:p>1004</text:p>
          </table:table-cell>
          <table:table-cell table:style-name="ce8" table:formula="of:=SUM([$saturday.F43] - [$saturday.E43])" office:value-type="float" office:value="2.1" calcext:value-type="float">
            <text:p>2.10</text:p>
          </table:table-cell>
          <table:table-cell table:style-name="ce10" table:formula="of:=IF([$saturday.B43] =&quot;ns day&quot;; [$saturday.C43]; MAX([$saturday.C43] - 8; 0))" office:value-type="float" office:value="1.64" calcext:value-type="float">
            <text:p>1.64</text:p>
          </table:table-cell>
          <table:table-cell table:style-name="ce10" table:formula="of:=SUM([$saturday.F43] - [$saturday.E43])" office:value-type="float" office:value="2.1" calcext:value-type="float">
            <text:p>2.10</text:p>
          </table:table-cell>
          <table:table-cell table:style-name="ce10" table:formula="of:=IF([$saturday.B43]=&quot;ns day&quot;;[$saturday.C43]; IF([$saturday.C43] &lt;= 8 + [$reference.C4]; 0; MIN(MAX([$saturday.C43] - 8; 0);IF([$saturday.J43] &lt;= [$reference.C4];0; [$saturday.J43]))))" office:value-type="float" office:value="1.64" calcext:value-type="float">
            <text:p>1.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binskiy, m</text:p>
          </table:table-cell>
          <table:table-cell table:style-name="ce7"/>
          <table:table-cell table:style-name="ce8" office:value-type="float" office:value="9.5" calcext:value-type="float">
            <text:p>9.50</text:p>
          </table:table-cell>
          <table:table-cell table:style-name="ce8" office:value-type="float" office:value="18.46" calcext:value-type="float">
            <text:p>18.46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46" calcext:value-type="float">
            <text:p>18.46</text:p>
          </table:table-cell>
          <table:table-cell table:style-name="ce11" office:value-type="float" office:value="1025" calcext:value-type="float">
            <text:p>1025</text:p>
          </table:table-cell>
          <table:table-cell table:style-name="ce8" table:formula="of:=SUM([$saturday.F44] - [$saturday.E44])" office:value-type="float" office:value="1.46" calcext:value-type="float">
            <text:p>1.46</text:p>
          </table:table-cell>
          <table:table-cell table:style-name="ce10" table:formula="of:=IF([$saturday.B44] =&quot;ns day&quot;; [$saturday.C44]; MAX([$saturday.C44] - 8; 0))" office:value-type="float" office:value="1.5" calcext:value-type="float">
            <text:p>1.50</text:p>
          </table:table-cell>
          <table:table-cell table:style-name="ce10" table:formula="of:=SUM([$saturday.F44] - [$saturday.E44])" office:value-type="float" office:value="1.46" calcext:value-type="float">
            <text:p>1.46</text:p>
          </table:table-cell>
          <table:table-cell table:style-name="ce10" table:formula="of:=IF([$saturday.B44]=&quot;ns day&quot;;[$saturday.C44]; IF([$saturday.C44] &lt;= 8 + [$reference.C4]; 0; MIN(MAX([$saturday.C44] - 8; 0);IF([$saturday.J44] &lt;= [$reference.C4];0; [$saturday.J44]))))" office:value-type="float" office:value="1.46" calcext:value-type="float">
            <text:p>1.4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ssa, e</text:p>
          </table:table-cell>
          <table:table-cell table:style-name="ce7"/>
          <table:table-cell table:style-name="ce8" office:value-type="float" office:value="9.74" calcext:value-type="float">
            <text:p>9.74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7.35" calcext:value-type="float">
            <text:p>17.35</text:p>
          </table:table-cell>
          <table:table-cell table:style-name="ce8" office:value-type="float" office:value="18.24" calcext:value-type="float">
            <text:p>18.24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saturday.F45] - [$saturday.E45])" office:value-type="float" office:value="0.889999999999997" calcext:value-type="float">
            <text:p>.89</text:p>
          </table:table-cell>
          <table:table-cell table:style-name="ce10" table:formula="of:=IF([$saturday.B45] =&quot;ns day&quot;; [$saturday.C45]; MAX([$saturday.C45] - 8; 0))" office:value-type="float" office:value="1.74" calcext:value-type="float">
            <text:p>1.74</text:p>
          </table:table-cell>
          <table:table-cell table:style-name="ce10" table:formula="of:=SUM([$saturday.F45] - [$saturday.E45])" office:value-type="float" office:value="0.889999999999997" calcext:value-type="float">
            <text:p>.89</text:p>
          </table:table-cell>
          <table:table-cell table:style-name="ce10" table:formula="of:=IF([$saturday.B45]=&quot;ns day&quot;;[$saturday.C45]; IF([$saturday.C45] &lt;= 8 + [$reference.C4]; 0; MIN(MAX([$saturday.C45] - 8; 0);IF([$saturday.J45] &lt;= [$reference.C4];0; [$saturday.J45]))))" office:value-type="float" office:value="0.889999999999997" calcext:value-type="float">
            <text:p>.8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onilla, g</text:p>
          </table:table-cell>
          <table:table-cell table:style-name="ce8" table:number-columns-repeated="5"/>
          <table:table-cell table:style-name="ce11"/>
          <table:table-cell table:style-name="ce8" table:formula="of:=SUM([$saturday.F46] - [$saturday.E46])" office:value-type="float" office:value="0" calcext:value-type="float">
            <text:p>.00</text:p>
          </table:table-cell>
          <table:table-cell table:style-name="ce10" table:formula="of:=IF([$saturday.B46] =&quot;ns day&quot;; [$saturday.C46]; MAX([$saturday.C46] - 8; 0))" office:value-type="float" office:value="0" calcext:value-type="float">
            <text:p>.00</text:p>
          </table:table-cell>
          <table:table-cell table:style-name="ce10" table:formula="of:=SUM([$saturday.F46] - [$saturday.E46])" office:value-type="float" office:value="0" calcext:value-type="float">
            <text:p>.00</text:p>
          </table:table-cell>
          <table:table-cell table:style-name="ce10" table:formula="of:=IF([$saturday.B46]=&quot;ns day&quot;;[$saturday.C46]; IF([$saturday.C46] &lt;= 8 + [$reference.C4]; 0; MIN(MAX([$saturday.C46] - 8; 0);IF([$saturday.J46] &lt;= [$reference.C4];0; [$saturday.J4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own, a</text:p>
          </table:table-cell>
          <table:table-cell table:style-name="ce7"/>
          <table:table-cell table:style-name="ce8" office:value-type="float" office:value="9" calcext:value-type="float">
            <text:p>9.00</text:p>
          </table:table-cell>
          <table:table-cell table:style-name="ce8" office:value-type="float" office:value="0" calcext:value-type="float">
            <text:p>.00</text:p>
          </table:table-cell>
          <table:table-cell table:style-name="ce8" table:number-columns-repeated="2"/>
          <table:table-cell table:style-name="ce11"/>
          <table:table-cell table:style-name="ce8" table:formula="of:=SUM([$saturday.F47] - [$saturday.E47])" office:value-type="float" office:value="0" calcext:value-type="float">
            <text:p>.00</text:p>
          </table:table-cell>
          <table:table-cell table:style-name="ce10" table:formula="of:=IF([$saturday.B47] =&quot;ns day&quot;; [$saturday.C47]; MAX([$saturday.C47] - 8; 0))" office:value-type="float" office:value="1" calcext:value-type="float">
            <text:p>1.00</text:p>
          </table:table-cell>
          <table:table-cell table:style-name="ce10" table:formula="of:=SUM([$saturday.F47] - [$saturday.E47])" office:value-type="float" office:value="0" calcext:value-type="float">
            <text:p>.00</text:p>
          </table:table-cell>
          <table:table-cell table:style-name="ce10" table:formula="of:=IF([$saturday.B47]=&quot;ns day&quot;;[$saturday.C47]; IF([$saturday.C47] &lt;= 8 + [$reference.C4]; 0; MIN(MAX([$saturday.C47] - 8; 0);IF([$saturday.J47] &lt;= [$reference.C4];0; [$saturday.J4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ustos, h</text:p>
          </table:table-cell>
          <table:table-cell table:style-name="ce8" table:number-columns-repeated="5"/>
          <table:table-cell table:style-name="ce11"/>
          <table:table-cell table:style-name="ce8" table:formula="of:=SUM([$saturday.F48] - [$saturday.E48])" office:value-type="float" office:value="0" calcext:value-type="float">
            <text:p>.00</text:p>
          </table:table-cell>
          <table:table-cell table:style-name="ce10" table:formula="of:=IF([$saturday.B48] =&quot;ns day&quot;; [$saturday.C48]; MAX([$saturday.C48] - 8; 0))" office:value-type="float" office:value="0" calcext:value-type="float">
            <text:p>.00</text:p>
          </table:table-cell>
          <table:table-cell table:style-name="ce10" table:formula="of:=SUM([$saturday.F48] - [$saturday.E48])" office:value-type="float" office:value="0" calcext:value-type="float">
            <text:p>.00</text:p>
          </table:table-cell>
          <table:table-cell table:style-name="ce10" table:formula="of:=IF([$saturday.B48]=&quot;ns day&quot;;[$saturday.C48]; IF([$saturday.C48] &lt;= 8 + [$reference.C4]; 0; MIN(MAX([$saturday.C48] - 8; 0);IF([$saturday.J48] &lt;= [$reference.C4];0; [$saturday.J4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hung, b</text:p>
          </table:table-cell>
          <table:table-cell table:style-name="ce7"/>
          <table:table-cell table:style-name="ce8" office:value-type="float" office:value="10.46" calcext:value-type="float">
            <text:p>10.46</text:p>
          </table:table-cell>
          <table:table-cell table:style-name="ce8" office:value-type="float" office:value="19.1" calcext:value-type="float">
            <text:p>19.10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office:value-type="float" office:value="19.1" calcext:value-type="float">
            <text:p>19.10</text:p>
          </table:table-cell>
          <table:table-cell table:style-name="ce11" office:value-type="float" office:value="905" calcext:value-type="float">
            <text:p>905</text:p>
          </table:table-cell>
          <table:table-cell table:style-name="ce8" table:formula="of:=SUM([$saturday.F49] - [$saturday.E49])" office:value-type="float" office:value="2.77" calcext:value-type="float">
            <text:p>2.77</text:p>
          </table:table-cell>
          <table:table-cell table:style-name="ce10" table:formula="of:=IF([$saturday.B49] =&quot;ns day&quot;; [$saturday.C49]; MAX([$saturday.C49] - 8; 0))" office:value-type="float" office:value="2.46" calcext:value-type="float">
            <text:p>2.46</text:p>
          </table:table-cell>
          <table:table-cell table:style-name="ce10" table:formula="of:=SUM([$saturday.F49] - [$saturday.E49])" office:value-type="float" office:value="2.77" calcext:value-type="float">
            <text:p>2.77</text:p>
          </table:table-cell>
          <table:table-cell table:style-name="ce10" table:formula="of:=IF([$saturday.B49]=&quot;ns day&quot;;[$saturday.C49]; IF([$saturday.C49] &lt;= 8 + [$reference.C4]; 0; MIN(MAX([$saturday.C49] - 8; 0);IF([$saturday.J49] &lt;= [$reference.C4];0; [$saturday.J49]))))" office:value-type="float" office:value="2.46" calcext:value-type="float">
            <text:p>2.4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stodio, t</text:p>
          </table:table-cell>
          <table:table-cell table:style-name="ce7"/>
          <table:table-cell table:style-name="ce8" office:value-type="float" office:value="10.16" calcext:value-type="float">
            <text:p>10.16</text:p>
          </table:table-cell>
          <table:table-cell table:style-name="ce8" office:value-type="float" office:value="19.08" calcext:value-type="float">
            <text:p>19.08</text:p>
          </table:table-cell>
          <table:table-cell table:style-name="ce8" office:value-type="float" office:value="16.75" calcext:value-type="float">
            <text:p>16.75</text:p>
          </table:table-cell>
          <table:table-cell table:style-name="ce8" office:value-type="float" office:value="19.08" calcext:value-type="float">
            <text:p>19.08</text:p>
          </table:table-cell>
          <table:table-cell table:style-name="ce11" office:value-type="float" office:value="905" calcext:value-type="float">
            <text:p>905</text:p>
          </table:table-cell>
          <table:table-cell table:style-name="ce8" table:formula="of:=SUM([$saturday.F50] - [$saturday.E50])" office:value-type="float" office:value="2.33" calcext:value-type="float">
            <text:p>2.33</text:p>
          </table:table-cell>
          <table:table-cell table:style-name="ce10" table:formula="of:=IF([$saturday.B50] =&quot;ns day&quot;; [$saturday.C50]; MAX([$saturday.C50] - 8; 0))" office:value-type="float" office:value="2.16" calcext:value-type="float">
            <text:p>2.16</text:p>
          </table:table-cell>
          <table:table-cell table:style-name="ce10" table:formula="of:=SUM([$saturday.F50] - [$saturday.E50])" office:value-type="float" office:value="2.33" calcext:value-type="float">
            <text:p>2.33</text:p>
          </table:table-cell>
          <table:table-cell table:style-name="ce10" table:formula="of:=IF([$saturday.B50]=&quot;ns day&quot;;[$saturday.C50]; IF([$saturday.C50] &lt;= 8 + [$reference.C4]; 0; MIN(MAX([$saturday.C50] - 8; 0);IF([$saturday.J50] &lt;= [$reference.C4];0; [$saturday.J50]))))" office:value-type="float" office:value="2.16" calcext:value-type="float">
            <text:p>2.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aylie, j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7" calcext:value-type="float">
            <text:p>17.00</text:p>
          </table:table-cell>
          <table:table-cell table:style-name="ce8" table:number-columns-repeated="2"/>
          <table:table-cell table:style-name="ce11"/>
          <table:table-cell table:style-name="ce8" table:formula="of:=SUM([$saturday.F51] - [$saturday.E51])" office:value-type="float" office:value="0" calcext:value-type="float">
            <text:p>.00</text:p>
          </table:table-cell>
          <table:table-cell table:style-name="ce10" table:formula="of:=IF([$saturday.B51] =&quot;ns day&quot;; [$saturday.C51]; MAX([$saturday.C51] - 8; 0))" office:value-type="float" office:value="0" calcext:value-type="float">
            <text:p>.00</text:p>
          </table:table-cell>
          <table:table-cell table:style-name="ce10" table:formula="of:=SUM([$saturday.F51] - [$saturday.E51])" office:value-type="float" office:value="0" calcext:value-type="float">
            <text:p>.00</text:p>
          </table:table-cell>
          <table:table-cell table:style-name="ce10" table:formula="of:=IF([$saturday.B51]=&quot;ns day&quot;;[$saturday.C51]; IF([$saturday.C51] &lt;= 8 + [$reference.C4]; 0; MIN(MAX([$saturday.C51] - 8; 0);IF([$saturday.J51] &lt;= [$reference.C4];0; [$saturday.J5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riste, m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77" calcext:value-type="float">
            <text:p>16.77</text:p>
          </table:table-cell>
          <table:table-cell table:style-name="ce8" table:number-columns-repeated="2"/>
          <table:table-cell table:style-name="ce11"/>
          <table:table-cell table:style-name="ce8" table:formula="of:=SUM([$saturday.F52] - [$saturday.E52])" office:value-type="float" office:value="0" calcext:value-type="float">
            <text:p>.00</text:p>
          </table:table-cell>
          <table:table-cell table:style-name="ce10" table:formula="of:=IF([$saturday.B52] =&quot;ns day&quot;; [$saturday.C52]; MAX([$saturday.C52] - 8; 0))" office:value-type="float" office:value="0" calcext:value-type="float">
            <text:p>.00</text:p>
          </table:table-cell>
          <table:table-cell table:style-name="ce10" table:formula="of:=SUM([$saturday.F52] - [$saturday.E52])" office:value-type="float" office:value="0" calcext:value-type="float">
            <text:p>.00</text:p>
          </table:table-cell>
          <table:table-cell table:style-name="ce10" table:formula="of:=IF([$saturday.B52]=&quot;ns day&quot;;[$saturday.C52]; IF([$saturday.C52] &lt;= 8 + [$reference.C4]; 0; MIN(MAX([$saturday.C52] - 8; 0);IF([$saturday.J52] &lt;= [$reference.C4];0; [$saturday.J5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delman, c</text:p>
          </table:table-cell>
          <table:table-cell table:style-name="ce7"/>
          <table:table-cell table:style-name="ce8" office:value-type="float" office:value="9.65" calcext:value-type="float">
            <text:p>9.65</text:p>
          </table:table-cell>
          <table:table-cell table:style-name="ce8" office:value-type="float" office:value="18.64" calcext:value-type="float">
            <text:p>18.64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7.4" calcext:value-type="float">
            <text:p>17.40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saturday.F53] - [$saturday.E53])" office:value-type="float" office:value="1.15" calcext:value-type="float">
            <text:p>1.15</text:p>
          </table:table-cell>
          <table:table-cell table:style-name="ce10" table:formula="of:=IF([$saturday.B53] =&quot;ns day&quot;; [$saturday.C53]; MAX([$saturday.C53] - 8; 0))" office:value-type="float" office:value="1.65" calcext:value-type="float">
            <text:p>1.65</text:p>
          </table:table-cell>
          <table:table-cell table:style-name="ce10" table:formula="of:=SUM([$saturday.F53] - [$saturday.E53])" office:value-type="float" office:value="1.15" calcext:value-type="float">
            <text:p>1.15</text:p>
          </table:table-cell>
          <table:table-cell table:style-name="ce10" table:formula="of:=IF([$saturday.B53]=&quot;ns day&quot;;[$saturday.C53]; IF([$saturday.C53] &lt;= 8 + [$reference.C4]; 0; MIN(MAX([$saturday.C53] - 8; 0);IF([$saturday.J53] &lt;= [$reference.C4];0; [$saturday.J53]))))" office:value-type="float" office:value="1.15" calcext:value-type="float">
            <text:p>1.1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ffrso, t</text:p>
          </table:table-cell>
          <table:table-cell table:style-name="ce7"/>
          <table:table-cell table:style-name="ce8" office:value-type="float" office:value="9.66" calcext:value-type="float">
            <text:p>9.66</text:p>
          </table:table-cell>
          <table:table-cell table:style-name="ce8" office:value-type="float" office:value="18" calcext:value-type="float">
            <text:p>18.00</text:p>
          </table:table-cell>
          <table:table-cell table:style-name="ce8" office:value-type="float" office:value="16.52" calcext:value-type="float">
            <text:p>16.52</text:p>
          </table:table-cell>
          <table:table-cell table:style-name="ce8" office:value-type="float" office:value="18" calcext:value-type="float">
            <text:p>18.00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saturday.F54] - [$saturday.E54])" office:value-type="float" office:value="1.48" calcext:value-type="float">
            <text:p>1.48</text:p>
          </table:table-cell>
          <table:table-cell table:style-name="ce10" table:formula="of:=IF([$saturday.B54] =&quot;ns day&quot;; [$saturday.C54]; MAX([$saturday.C54] - 8; 0))" office:value-type="float" office:value="1.66" calcext:value-type="float">
            <text:p>1.66</text:p>
          </table:table-cell>
          <table:table-cell table:style-name="ce10" table:formula="of:=SUM([$saturday.F54] - [$saturday.E54])" office:value-type="float" office:value="1.48" calcext:value-type="float">
            <text:p>1.48</text:p>
          </table:table-cell>
          <table:table-cell table:style-name="ce10" table:formula="of:=IF([$saturday.B54]=&quot;ns day&quot;;[$saturday.C54]; IF([$saturday.C54] &lt;= 8 + [$reference.C4]; 0; MIN(MAX([$saturday.C54] - 8; 0);IF([$saturday.J54] &lt;= [$reference.C4];0; [$saturday.J54]))))" office:value-type="float" office:value="1.48" calcext:value-type="float">
            <text:p>1.4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lmbold, a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47" calcext:value-type="float">
            <text:p>16.47</text:p>
          </table:table-cell>
          <table:table-cell table:style-name="ce8" table:number-columns-repeated="2"/>
          <table:table-cell table:style-name="ce11"/>
          <table:table-cell table:style-name="ce8" table:formula="of:=SUM([$saturday.F55] - [$saturday.E55])" office:value-type="float" office:value="0" calcext:value-type="float">
            <text:p>.00</text:p>
          </table:table-cell>
          <table:table-cell table:style-name="ce10" table:formula="of:=IF([$saturday.B55] =&quot;ns day&quot;; [$saturday.C55]; MAX([$saturday.C55] - 8; 0))" office:value-type="float" office:value="0" calcext:value-type="float">
            <text:p>.00</text:p>
          </table:table-cell>
          <table:table-cell table:style-name="ce10" table:formula="of:=SUM([$saturday.F55] - [$saturday.E55])" office:value-type="float" office:value="0" calcext:value-type="float">
            <text:p>.00</text:p>
          </table:table-cell>
          <table:table-cell table:style-name="ce10" table:formula="of:=IF([$saturday.B55]=&quot;ns day&quot;;[$saturday.C55]; IF([$saturday.C55] &lt;= 8 + [$reference.C4]; 0; MIN(MAX([$saturday.C55] - 8; 0);IF([$saturday.J55] &lt;= [$reference.C4];0; [$saturday.J5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nderson, j</text:p>
          </table:table-cell>
          <table:table-cell table:style-name="ce7"/>
          <table:table-cell table:style-name="ce8" office:value-type="float" office:value="9.55" calcext:value-type="float">
            <text:p>9.55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48" calcext:value-type="float">
            <text:p>18.48</text:p>
          </table:table-cell>
          <table:table-cell table:style-name="ce11" office:value-type="float" office:value="1023" calcext:value-type="float">
            <text:p>1023</text:p>
          </table:table-cell>
          <table:table-cell table:style-name="ce8" table:formula="of:=SUM([$saturday.F56] - [$saturday.E56])" office:value-type="float" office:value="1.48" calcext:value-type="float">
            <text:p>1.48</text:p>
          </table:table-cell>
          <table:table-cell table:style-name="ce10" table:formula="of:=IF([$saturday.B56] =&quot;ns day&quot;; [$saturday.C56]; MAX([$saturday.C56] - 8; 0))" office:value-type="float" office:value="1.55" calcext:value-type="float">
            <text:p>1.55</text:p>
          </table:table-cell>
          <table:table-cell table:style-name="ce10" table:formula="of:=SUM([$saturday.F56] - [$saturday.E56])" office:value-type="float" office:value="1.48" calcext:value-type="float">
            <text:p>1.48</text:p>
          </table:table-cell>
          <table:table-cell table:style-name="ce10" table:formula="of:=IF([$saturday.B56]=&quot;ns day&quot;;[$saturday.C56]; IF([$saturday.C56] &lt;= 8 + [$reference.C4]; 0; MIN(MAX([$saturday.C56] - 8; 0);IF([$saturday.J56] &lt;= [$reference.C4];0; [$saturday.J56]))))" office:value-type="float" office:value="1.48" calcext:value-type="float">
            <text:p>1.4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 huillier jr, w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number-columns-repeated="2"/>
          <table:table-cell table:style-name="ce11"/>
          <table:table-cell table:style-name="ce8" table:formula="of:=SUM([$saturday.F57] - [$saturday.E57])" office:value-type="float" office:value="0" calcext:value-type="float">
            <text:p>.00</text:p>
          </table:table-cell>
          <table:table-cell table:style-name="ce10" table:formula="of:=IF([$saturday.B57] =&quot;ns day&quot;; [$saturday.C57]; MAX([$saturday.C57] - 8; 0))" office:value-type="float" office:value="0" calcext:value-type="float">
            <text:p>.00</text:p>
          </table:table-cell>
          <table:table-cell table:style-name="ce10" table:formula="of:=SUM([$saturday.F57] - [$saturday.E57])" office:value-type="float" office:value="0" calcext:value-type="float">
            <text:p>.00</text:p>
          </table:table-cell>
          <table:table-cell table:style-name="ce10" table:formula="of:=IF([$saturday.B57]=&quot;ns day&quot;;[$saturday.C57]; IF([$saturday.C57] &lt;= 8 + [$reference.C4]; 0; MIN(MAX([$saturday.C57] - 8; 0);IF([$saturday.J57] &lt;= [$reference.C4];0; [$saturday.J5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pez, d</text:p>
          </table:table-cell>
          <table:table-cell table:style-name="ce7"/>
          <table:table-cell table:style-name="ce8" office:value-type="float" office:value="10.08" calcext:value-type="float">
            <text:p>10.08</text:p>
          </table:table-cell>
          <table:table-cell table:style-name="ce8" office:value-type="float" office:value="19.1" calcext:value-type="float">
            <text:p>19.10</text:p>
          </table:table-cell>
          <table:table-cell table:style-name="ce8" office:value-type="float" office:value="17.01" calcext:value-type="float">
            <text:p>17.01</text:p>
          </table:table-cell>
          <table:table-cell table:style-name="ce8" office:value-type="float" office:value="19.1" calcext:value-type="float">
            <text:p>19.10</text:p>
          </table:table-cell>
          <table:table-cell table:style-name="ce11" office:value-type="float" office:value="1023" calcext:value-type="float">
            <text:p>1023</text:p>
          </table:table-cell>
          <table:table-cell table:style-name="ce8" table:formula="of:=SUM([$saturday.F58] - [$saturday.E58])" office:value-type="float" office:value="2.09" calcext:value-type="float">
            <text:p>2.09</text:p>
          </table:table-cell>
          <table:table-cell table:style-name="ce10" table:formula="of:=IF([$saturday.B58] =&quot;ns day&quot;; [$saturday.C58]; MAX([$saturday.C58] - 8; 0))" office:value-type="float" office:value="2.08" calcext:value-type="float">
            <text:p>2.08</text:p>
          </table:table-cell>
          <table:table-cell table:style-name="ce10" table:formula="of:=SUM([$saturday.F58] - [$saturday.E58])" office:value-type="float" office:value="2.09" calcext:value-type="float">
            <text:p>2.09</text:p>
          </table:table-cell>
          <table:table-cell table:style-name="ce10" table:formula="of:=IF([$saturday.B58]=&quot;ns day&quot;;[$saturday.C58]; IF([$saturday.C58] &lt;= 8 + [$reference.C4]; 0; MIN(MAX([$saturday.C58] - 8; 0);IF([$saturday.J58] &lt;= [$reference.C4];0; [$saturday.J58]))))" office:value-type="float" office:value="2.08" calcext:value-type="float">
            <text:p>2.0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donald, n</text:p>
          </table:table-cell>
          <table:table-cell table:style-name="ce7"/>
          <table:table-cell table:style-name="ce8" office:value-type="float" office:value="9.01" calcext:value-type="float">
            <text:p>9.01</text:p>
          </table:table-cell>
          <table:table-cell table:style-name="ce8" office:value-type="float" office:value="17.4" calcext:value-type="float">
            <text:p>17.40</text:p>
          </table:table-cell>
          <table:table-cell table:style-name="ce8" office:value-type="float" office:value="16.39" calcext:value-type="float">
            <text:p>16.39</text:p>
          </table:table-cell>
          <table:table-cell table:style-name="ce8" office:value-type="float" office:value="17.4" calcext:value-type="float">
            <text:p>17.40</text:p>
          </table:table-cell>
          <table:table-cell table:style-name="ce11" office:value-type="float" office:value="1020" calcext:value-type="float">
            <text:p>1020</text:p>
          </table:table-cell>
          <table:table-cell table:style-name="ce8" table:formula="of:=SUM([$saturday.F59] - [$saturday.E59])" office:value-type="float" office:value="1.01" calcext:value-type="float">
            <text:p>1.01</text:p>
          </table:table-cell>
          <table:table-cell table:style-name="ce10" table:formula="of:=IF([$saturday.B59] =&quot;ns day&quot;; [$saturday.C59]; MAX([$saturday.C59] - 8; 0))" office:value-type="float" office:value="1.01" calcext:value-type="float">
            <text:p>1.01</text:p>
          </table:table-cell>
          <table:table-cell table:style-name="ce10" table:formula="of:=SUM([$saturday.F59] - [$saturday.E59])" office:value-type="float" office:value="1.01" calcext:value-type="float">
            <text:p>1.01</text:p>
          </table:table-cell>
          <table:table-cell table:style-name="ce10" table:formula="of:=IF([$saturday.B59]=&quot;ns day&quot;;[$saturday.C59]; IF([$saturday.C59] &lt;= 8 + [$reference.C4]; 0; MIN(MAX([$saturday.C59] - 8; 0);IF([$saturday.J59] &lt;= [$reference.C4];0; [$saturday.J59]))))" office:value-type="float" office:value="1.01" calcext:value-type="float">
            <text:p>1.0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mains, t</text:p>
          </table:table-cell>
          <table:table-cell table:style-name="ce7"/>
          <table:table-cell table:style-name="ce8" office:value-type="float" office:value="9.63" calcext:value-type="float">
            <text:p>9.63</text:p>
          </table:table-cell>
          <table:table-cell table:style-name="ce8" office:value-type="float" office:value="18.61" calcext:value-type="float">
            <text:p>18.61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saturday.H62:$saturday.H61])" office:value-type="float" office:value="1.81" calcext:value-type="float">
            <text:p>1.81</text:p>
          </table:table-cell>
          <table:table-cell table:style-name="ce10" table:formula="of:=IF([$saturday.B60] =&quot;ns day&quot;; [$saturday.C60]; MAX([$saturday.C60] - 8; 0))" office:value-type="float" office:value="1.63" calcext:value-type="float">
            <text:p>1.63</text:p>
          </table:table-cell>
          <table:table-cell table:style-name="ce10" table:formula="of:=[$saturday.H60]" office:value-type="float" office:value="1.81" calcext:value-type="float">
            <text:p>1.81</text:p>
          </table:table-cell>
          <table:table-cell table:style-name="ce10" table:formula="of:=IF([$saturday.B60]=&quot;ns day&quot;;[$saturday.C60]; IF([$saturday.C60] &lt;= 8 + [$reference.C4]; 0; MIN(MAX([$saturday.C60] - 8; 0);IF([$saturday.J60] &lt;= [$reference.C4];0; [$saturday.J60]))))" office:value-type="float" office:value="1.63" calcext:value-type="float">
            <text:p>1.6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.57" calcext:value-type="float">
            <text:p>8.57</text:p>
          </table:table-cell>
          <table:table-cell table:style-name="ce8" office:value-type="float" office:value="10.03" calcext:value-type="float">
            <text:p>10.03</text:p>
          </table:table-cell>
          <table:table-cell table:style-name="ce11" office:value-type="float" office:value="1019" calcext:value-type="float">
            <text:p>1019</text:p>
          </table:table-cell>
          <table:table-cell table:style-name="ce8" table:formula="of:=SUM([$saturday.F61] - [$saturday.E61])" office:value-type="float" office:value="1.46" calcext:value-type="float">
            <text:p>1.46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1.75" calcext:value-type="float">
            <text:p>11.75</text:p>
          </table:table-cell>
          <table:table-cell table:style-name="ce8" office:value-type="float" office:value="12.1" calcext:value-type="float">
            <text:p>12.10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saturday.F62] - [$saturday.E62])" office:value-type="float" office:value="0.35" calcext:value-type="float">
            <text:p>.3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miller, b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94" calcext:value-type="float">
            <text:p>16.94</text:p>
          </table:table-cell>
          <table:table-cell table:style-name="ce8" office:value-type="float" office:value="10.17" calcext:value-type="float">
            <text:p>10.17</text:p>
          </table:table-cell>
          <table:table-cell table:style-name="ce8" office:value-type="float" office:value="11.08" calcext:value-type="float">
            <text:p>11.08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saturday.F63] - [$saturday.E63])" office:value-type="float" office:value="0.91" calcext:value-type="float">
            <text:p>.91</text:p>
          </table:table-cell>
          <table:table-cell table:style-name="ce10" table:formula="of:=IF([$saturday.B63] =&quot;ns day&quot;; [$saturday.C63]; MAX([$saturday.C63] - 8; 0))" office:value-type="float" office:value="0" calcext:value-type="float">
            <text:p>.00</text:p>
          </table:table-cell>
          <table:table-cell table:style-name="ce10" table:formula="of:=SUM([$saturday.F63] - [$saturday.E63])" office:value-type="float" office:value="0.91" calcext:value-type="float">
            <text:p>.91</text:p>
          </table:table-cell>
          <table:table-cell table:style-name="ce10" table:formula="of:=IF([$saturday.B63]=&quot;ns day&quot;;[$saturday.C63]; IF([$saturday.C63] &lt;= 8 + [$reference.C4]; 0; MIN(MAX([$saturday.C63] - 8; 0);IF([$saturday.J63] &lt;= [$reference.C4];0; [$saturday.J6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oody, k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49" calcext:value-type="float">
            <text:p>16.49</text:p>
          </table:table-cell>
          <table:table-cell table:style-name="ce8" table:number-columns-repeated="2"/>
          <table:table-cell table:style-name="ce11"/>
          <table:table-cell table:style-name="ce8" table:formula="of:=SUM([$saturday.F64] - [$saturday.E64])" office:value-type="float" office:value="0" calcext:value-type="float">
            <text:p>.00</text:p>
          </table:table-cell>
          <table:table-cell table:style-name="ce10" table:formula="of:=IF([$saturday.B64] =&quot;ns day&quot;; [$saturday.C64]; MAX([$saturday.C64] - 8; 0))" office:value-type="float" office:value="8" calcext:value-type="float">
            <text:p>8.00</text:p>
          </table:table-cell>
          <table:table-cell table:style-name="ce10" table:formula="of:=SUM([$saturday.F64] - [$saturday.E64])" office:value-type="float" office:value="0" calcext:value-type="float">
            <text:p>.00</text:p>
          </table:table-cell>
          <table:table-cell table:style-name="ce10" table:formula="of:=IF([$saturday.B64]=&quot;ns day&quot;;[$saturday.C64]; IF([$saturday.C64] &lt;= 8 + [$reference.C4]; 0; MIN(MAX([$saturday.C64] - 8; 0);IF([$saturday.J64] &lt;= [$reference.C4];0; [$saturday.J64]))))" office:value-type="float" office:value="8" calcext:value-type="float">
            <text:p>8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guyen, d</text:p>
          </table:table-cell>
          <table:table-cell table:style-name="ce7"/>
          <table:table-cell table:style-name="ce8" office:value-type="float" office:value="9.63" calcext:value-type="float">
            <text:p>9.63</text:p>
          </table:table-cell>
          <table:table-cell table:style-name="ce8" office:value-type="float" office:value="18.63" calcext:value-type="float">
            <text:p>18.63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63" calcext:value-type="float">
            <text:p>18.63</text:p>
          </table:table-cell>
          <table:table-cell table:style-name="ce11" office:value-type="float" office:value="1023" calcext:value-type="float">
            <text:p>1023</text:p>
          </table:table-cell>
          <table:table-cell table:style-name="ce8" table:formula="of:=SUM([$saturday.F65] - [$saturday.E65])" office:value-type="float" office:value="1.63" calcext:value-type="float">
            <text:p>1.63</text:p>
          </table:table-cell>
          <table:table-cell table:style-name="ce10" table:formula="of:=IF([$saturday.B65] =&quot;ns day&quot;; [$saturday.C65]; MAX([$saturday.C65] - 8; 0))" office:value-type="float" office:value="1.63" calcext:value-type="float">
            <text:p>1.63</text:p>
          </table:table-cell>
          <table:table-cell table:style-name="ce10" table:formula="of:=SUM([$saturday.F65] - [$saturday.E65])" office:value-type="float" office:value="1.63" calcext:value-type="float">
            <text:p>1.63</text:p>
          </table:table-cell>
          <table:table-cell table:style-name="ce10" table:formula="of:=IF([$saturday.B65]=&quot;ns day&quot;;[$saturday.C65]; IF([$saturday.C65] &lt;= 8 + [$reference.C4]; 0; MIN(MAX([$saturday.C65] - 8; 0);IF([$saturday.J65] &lt;= [$reference.C4];0; [$saturday.J65]))))" office:value-type="float" office:value="1.63" calcext:value-type="float">
            <text:p>1.6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driquez, j</text:p>
          </table:table-cell>
          <table:table-cell table:style-name="ce8" table:number-columns-repeated="5"/>
          <table:table-cell table:style-name="ce11"/>
          <table:table-cell table:style-name="ce8" table:formula="of:=SUM([$saturday.F66] - [$saturday.E66])" office:value-type="float" office:value="0" calcext:value-type="float">
            <text:p>.00</text:p>
          </table:table-cell>
          <table:table-cell table:style-name="ce10" table:formula="of:=IF([$saturday.B66] =&quot;ns day&quot;; [$saturday.C66]; MAX([$saturday.C66] - 8; 0))" office:value-type="float" office:value="0" calcext:value-type="float">
            <text:p>.00</text:p>
          </table:table-cell>
          <table:table-cell table:style-name="ce10" table:formula="of:=SUM([$saturday.F66] - [$saturday.E66])" office:value-type="float" office:value="0" calcext:value-type="float">
            <text:p>.00</text:p>
          </table:table-cell>
          <table:table-cell table:style-name="ce10" table:formula="of:=IF([$saturday.B66]=&quot;ns day&quot;;[$saturday.C66]; IF([$saturday.C66] &lt;= 8 + [$reference.C4]; 0; MIN(MAX([$saturday.C66] - 8; 0);IF([$saturday.J66] &lt;= [$reference.C4];0; [$saturday.J6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se jr, a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84" calcext:value-type="float">
            <text:p>16.84</text:p>
          </table:table-cell>
          <table:table-cell table:style-name="ce8" table:number-columns-repeated="2"/>
          <table:table-cell table:style-name="ce11"/>
          <table:table-cell table:style-name="ce8" table:formula="of:=SUM([$saturday.F67] - [$saturday.E67])" office:value-type="float" office:value="0" calcext:value-type="float">
            <text:p>.00</text:p>
          </table:table-cell>
          <table:table-cell table:style-name="ce10" table:formula="of:=IF([$saturday.B67] =&quot;ns day&quot;; [$saturday.C67]; MAX([$saturday.C67] - 8; 0))" office:value-type="float" office:value="0" calcext:value-type="float">
            <text:p>.00</text:p>
          </table:table-cell>
          <table:table-cell table:style-name="ce10" table:formula="of:=SUM([$saturday.F67] - [$saturday.E67])" office:value-type="float" office:value="0" calcext:value-type="float">
            <text:p>.00</text:p>
          </table:table-cell>
          <table:table-cell table:style-name="ce10" table:formula="of:=IF([$saturday.B67]=&quot;ns day&quot;;[$saturday.C67]; IF([$saturday.C67] &lt;= 8 + [$reference.C4]; 0; MIN(MAX([$saturday.C67] - 8; 0);IF([$saturday.J67] &lt;= [$reference.C4];0; [$saturday.J6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lih-mohamed, s</text:p>
          </table:table-cell>
          <table:table-cell table:style-name="ce8" table:number-columns-repeated="5"/>
          <table:table-cell table:style-name="ce11"/>
          <table:table-cell table:style-name="ce8" table:formula="of:=SUM([$saturday.F68] - [$saturday.E68])" office:value-type="float" office:value="0" calcext:value-type="float">
            <text:p>.00</text:p>
          </table:table-cell>
          <table:table-cell table:style-name="ce10" table:formula="of:=IF([$saturday.B68] =&quot;ns day&quot;; [$saturday.C68]; MAX([$saturday.C68] - 8; 0))" office:value-type="float" office:value="0" calcext:value-type="float">
            <text:p>.00</text:p>
          </table:table-cell>
          <table:table-cell table:style-name="ce10" table:formula="of:=SUM([$saturday.F68] - [$saturday.E68])" office:value-type="float" office:value="0" calcext:value-type="float">
            <text:p>.00</text:p>
          </table:table-cell>
          <table:table-cell table:style-name="ce10" table:formula="of:=IF([$saturday.B68]=&quot;ns day&quot;;[$saturday.C68]; IF([$saturday.C68] &lt;= 8 + [$reference.C4]; 0; MIN(MAX([$saturday.C68] - 8; 0);IF([$saturday.J68] &lt;= [$reference.C4];0; [$saturday.J6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nchez, p</text:p>
          </table:table-cell>
          <table:table-cell table:style-name="ce8" table:number-columns-repeated="5"/>
          <table:table-cell table:style-name="ce11"/>
          <table:table-cell table:style-name="ce8" table:formula="of:=SUM([$saturday.F69] - [$saturday.E69])" office:value-type="float" office:value="0" calcext:value-type="float">
            <text:p>.00</text:p>
          </table:table-cell>
          <table:table-cell table:style-name="ce10" table:formula="of:=IF([$saturday.B69] =&quot;ns day&quot;; [$saturday.C69]; MAX([$saturday.C69] - 8; 0))" office:value-type="float" office:value="0" calcext:value-type="float">
            <text:p>.00</text:p>
          </table:table-cell>
          <table:table-cell table:style-name="ce10" table:formula="of:=SUM([$saturday.F69] - [$saturday.E69])" office:value-type="float" office:value="0" calcext:value-type="float">
            <text:p>.00</text:p>
          </table:table-cell>
          <table:table-cell table:style-name="ce10" table:formula="of:=IF([$saturday.B69]=&quot;ns day&quot;;[$saturday.C69]; IF([$saturday.C69] &lt;= 8 + [$reference.C4]; 0; MIN(MAX([$saturday.C69] - 8; 0);IF([$saturday.J69] &lt;= [$reference.C4];0; [$saturday.J6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hrestha, p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number-columns-repeated="2"/>
          <table:table-cell table:style-name="ce11"/>
          <table:table-cell table:style-name="ce8" table:formula="of:=SUM([$saturday.F70] - [$saturday.E70])" office:value-type="float" office:value="0" calcext:value-type="float">
            <text:p>.00</text:p>
          </table:table-cell>
          <table:table-cell table:style-name="ce10" table:formula="of:=IF([$saturday.B70] =&quot;ns day&quot;; [$saturday.C70]; MAX([$saturday.C70] - 8; 0))" office:value-type="float" office:value="0" calcext:value-type="float">
            <text:p>.00</text:p>
          </table:table-cell>
          <table:table-cell table:style-name="ce10" table:formula="of:=SUM([$saturday.F70] - [$saturday.E70])" office:value-type="float" office:value="0" calcext:value-type="float">
            <text:p>.00</text:p>
          </table:table-cell>
          <table:table-cell table:style-name="ce10" table:formula="of:=IF([$saturday.B70]=&quot;ns day&quot;;[$saturday.C70]; IF([$saturday.C70] &lt;= 8 + [$reference.C4]; 0; MIN(MAX([$saturday.C70] - 8; 0);IF([$saturday.J70] &lt;= [$reference.C4];0; [$saturday.J7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inke, s</text:p>
          </table:table-cell>
          <table:table-cell table:style-name="ce8" table:number-columns-repeated="5"/>
          <table:table-cell table:style-name="ce11"/>
          <table:table-cell table:style-name="ce8" table:formula="of:=SUM([$saturday.F71] - [$saturday.E71])" office:value-type="float" office:value="0" calcext:value-type="float">
            <text:p>.00</text:p>
          </table:table-cell>
          <table:table-cell table:style-name="ce10" table:formula="of:=IF([$saturday.B71] =&quot;ns day&quot;; [$saturday.C71]; MAX([$saturday.C71] - 8; 0))" office:value-type="float" office:value="0" calcext:value-type="float">
            <text:p>.00</text:p>
          </table:table-cell>
          <table:table-cell table:style-name="ce10" table:formula="of:=SUM([$saturday.F71] - [$saturday.E71])" office:value-type="float" office:value="0" calcext:value-type="float">
            <text:p>.00</text:p>
          </table:table-cell>
          <table:table-cell table:style-name="ce10" table:formula="of:=IF([$saturday.B71]=&quot;ns day&quot;;[$saturday.C71]; IF([$saturday.C71] &lt;= 8 + [$reference.C4]; 0; MIN(MAX([$saturday.C71] - 8; 0);IF([$saturday.J71] &lt;= [$reference.C4];0; [$saturday.J7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ymons, s</text:p>
          </table:table-cell>
          <table:table-cell table:style-name="ce7"/>
          <table:table-cell table:style-name="ce8" office:value-type="float" office:value="10.38" calcext:value-type="float">
            <text:p>10.38</text:p>
          </table:table-cell>
          <table:table-cell table:style-name="ce8" office:value-type="float" office:value="19.33" calcext:value-type="float">
            <text:p>19.33</text:p>
          </table:table-cell>
          <table:table-cell table:style-name="ce8" office:value-type="float" office:value="13.5" calcext:value-type="float">
            <text:p>13.50</text:p>
          </table:table-cell>
          <table:table-cell table:style-name="ce8" office:value-type="float" office:value="16" calcext:value-type="float">
            <text:p>16.00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saturday.F72] - [$saturday.E72])" office:value-type="float" office:value="2.5" calcext:value-type="float">
            <text:p>2.50</text:p>
          </table:table-cell>
          <table:table-cell table:style-name="ce10" table:formula="of:=IF([$saturday.B72] =&quot;ns day&quot;; [$saturday.C72]; MAX([$saturday.C72] - 8; 0))" office:value-type="float" office:value="2.38" calcext:value-type="float">
            <text:p>2.38</text:p>
          </table:table-cell>
          <table:table-cell table:style-name="ce10" table:formula="of:=SUM([$saturday.F72] - [$saturday.E72])" office:value-type="float" office:value="2.5" calcext:value-type="float">
            <text:p>2.50</text:p>
          </table:table-cell>
          <table:table-cell table:style-name="ce10" table:formula="of:=IF([$saturday.B72]=&quot;ns day&quot;;[$saturday.C72]; IF([$saturday.C72] &lt;= 8 + [$reference.C4]; 0; MIN(MAX([$saturday.C72] - 8; 0);IF([$saturday.J72] &lt;= [$reference.C4];0; [$saturday.J72]))))" office:value-type="float" office:value="2.38" calcext:value-type="float">
            <text:p>2.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rpey, m</text:p>
          </table:table-cell>
          <table:table-cell table:style-name="ce8" table:number-columns-repeated="5"/>
          <table:table-cell table:style-name="ce11"/>
          <table:table-cell table:style-name="ce8" table:formula="of:=SUM([$saturday.F73] - [$saturday.E73])" office:value-type="float" office:value="0" calcext:value-type="float">
            <text:p>.00</text:p>
          </table:table-cell>
          <table:table-cell table:style-name="ce10" table:formula="of:=IF([$saturday.B73] =&quot;ns day&quot;; [$saturday.C73]; MAX([$saturday.C73] - 8; 0))" office:value-type="float" office:value="0" calcext:value-type="float">
            <text:p>.00</text:p>
          </table:table-cell>
          <table:table-cell table:style-name="ce10" table:formula="of:=SUM([$saturday.F73] - [$saturday.E73])" office:value-type="float" office:value="0" calcext:value-type="float">
            <text:p>.00</text:p>
          </table:table-cell>
          <table:table-cell table:style-name="ce10" table:formula="of:=IF([$saturday.B73]=&quot;ns day&quot;;[$saturday.C73]; IF([$saturday.C73] &lt;= 8 + [$reference.C4]; 0; MIN(MAX([$saturday.C73] - 8; 0);IF([$saturday.J73] &lt;= [$reference.C4];0; [$saturday.J7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alker, c</text:p>
          </table:table-cell>
          <table:table-cell table:style-name="ce7"/>
          <table:table-cell table:style-name="ce8" office:value-type="float" office:value="10.75" calcext:value-type="float">
            <text:p>10.75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6.45" calcext:value-type="float">
            <text:p>16.45</text:p>
          </table:table-cell>
          <table:table-cell table:style-name="ce8" office:value-type="float" office:value="18.6" calcext:value-type="float">
            <text:p>18.60</text:p>
          </table:table-cell>
          <table:table-cell table:style-name="ce11" office:value-type="float" office:value="1004" calcext:value-type="float">
            <text:p>1004</text:p>
          </table:table-cell>
          <table:table-cell table:style-name="ce8" table:formula="of:=SUM([$saturday.F74] - [$saturday.E74])" office:value-type="float" office:value="2.15" calcext:value-type="float">
            <text:p>2.15</text:p>
          </table:table-cell>
          <table:table-cell table:style-name="ce10" table:formula="of:=IF([$saturday.B74] =&quot;ns day&quot;; [$saturday.C74]; MAX([$saturday.C74] - 8; 0))" office:value-type="float" office:value="2.75" calcext:value-type="float">
            <text:p>2.75</text:p>
          </table:table-cell>
          <table:table-cell table:style-name="ce10" table:formula="of:=SUM([$saturday.F74] - [$saturday.E74])" office:value-type="float" office:value="2.15" calcext:value-type="float">
            <text:p>2.15</text:p>
          </table:table-cell>
          <table:table-cell table:style-name="ce10" table:formula="of:=IF([$saturday.B74]=&quot;ns day&quot;;[$saturday.C74]; IF([$saturday.C74] &lt;= 8 + [$reference.C4]; 0; MIN(MAX([$saturday.C74] - 8; 0);IF([$saturday.J74] &lt;= [$reference.C4];0; [$saturday.J74]))))" office:value-type="float" office:value="2.15" calcext:value-type="float">
            <text:p>2.1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eks, t</text:p>
          </table:table-cell>
          <table:table-cell table:style-name="ce7"/>
          <table:table-cell table:style-name="ce8" office:value-type="float" office:value="9.93" calcext:value-type="float">
            <text:p>9.93</text:p>
          </table:table-cell>
          <table:table-cell table:style-name="ce8" office:value-type="float" office:value="18.96" calcext:value-type="float">
            <text:p>18.96</text:p>
          </table:table-cell>
          <table:table-cell table:style-name="ce8" office:value-type="float" office:value="17.21" calcext:value-type="float">
            <text:p>17.21</text:p>
          </table:table-cell>
          <table:table-cell table:style-name="ce8" office:value-type="float" office:value="18.96" calcext:value-type="float">
            <text:p>18.96</text:p>
          </table:table-cell>
          <table:table-cell table:style-name="ce11" office:value-type="float" office:value="1004" calcext:value-type="float">
            <text:p>1004</text:p>
          </table:table-cell>
          <table:table-cell table:style-name="ce8" table:formula="of:=SUM([$saturday.F75] - [$saturday.E75])" office:value-type="float" office:value="1.75" calcext:value-type="float">
            <text:p>1.75</text:p>
          </table:table-cell>
          <table:table-cell table:style-name="ce10" table:formula="of:=IF([$saturday.B75] =&quot;ns day&quot;; [$saturday.C75]; MAX([$saturday.C75] - 8; 0))" office:value-type="float" office:value="1.93" calcext:value-type="float">
            <text:p>1.93</text:p>
          </table:table-cell>
          <table:table-cell table:style-name="ce10" table:formula="of:=SUM([$saturday.F75] - [$saturday.E75])" office:value-type="float" office:value="1.75" calcext:value-type="float">
            <text:p>1.75</text:p>
          </table:table-cell>
          <table:table-cell table:style-name="ce10" table:formula="of:=IF([$saturday.B75]=&quot;ns day&quot;;[$saturday.C75]; IF([$saturday.C75] &lt;= 8 + [$reference.C4]; 0; MIN(MAX([$saturday.C75] - 8; 0);IF([$saturday.J75] &lt;= [$reference.C4];0; [$saturday.J75]))))" office:value-type="float" office:value="1.75" calcext:value-type="float">
            <text:p>1.7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yerman, t</text:p>
          </table:table-cell>
          <table:table-cell table:style-name="ce7"/>
          <table:table-cell table:style-name="ce8" office:value-type="float" office:value="9.01" calcext:value-type="float">
            <text:p>9.01</text:p>
          </table:table-cell>
          <table:table-cell table:style-name="ce8" office:value-type="float" office:value="17.92" calcext:value-type="float">
            <text:p>17.92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office:value-type="float" office:value="17.92" calcext:value-type="float">
            <text:p>17.92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saturday.F76] - [$saturday.E76])" office:value-type="float" office:value="1.42" calcext:value-type="float">
            <text:p>1.42</text:p>
          </table:table-cell>
          <table:table-cell table:style-name="ce10" table:formula="of:=IF([$saturday.B76] =&quot;ns day&quot;; [$saturday.C76]; MAX([$saturday.C76] - 8; 0))" office:value-type="float" office:value="1.01" calcext:value-type="float">
            <text:p>1.01</text:p>
          </table:table-cell>
          <table:table-cell table:style-name="ce10" table:formula="of:=SUM([$saturday.F76] - [$saturday.E76])" office:value-type="float" office:value="1.42" calcext:value-type="float">
            <text:p>1.42</text:p>
          </table:table-cell>
          <table:table-cell table:style-name="ce10" table:formula="of:=IF([$saturday.B76]=&quot;ns day&quot;;[$saturday.C76]; IF([$saturday.C76] &lt;= 8 + [$reference.C4]; 0; MIN(MAX([$saturday.C76] - 8; 0);IF([$saturday.J76] &lt;= [$reference.C4];0; [$saturday.J76]))))" office:value-type="float" office:value="1.01" calcext:value-type="float">
            <text:p>1.0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d, n</text:p>
          </table:table-cell>
          <table:table-cell table:style-name="ce7"/>
          <table:table-cell table:style-name="ce8" office:value-type="float" office:value="11.41" calcext:value-type="float">
            <text:p>11.41</text:p>
          </table:table-cell>
          <table:table-cell table:style-name="ce8" office:value-type="float" office:value="20.4" calcext:value-type="float">
            <text:p>20.40</text:p>
          </table:table-cell>
          <table:table-cell table:style-name="ce8" office:value-type="float" office:value="17.57" calcext:value-type="float">
            <text:p>17.57</text:p>
          </table:table-cell>
          <table:table-cell table:style-name="ce8" office:value-type="float" office:value="20.38" calcext:value-type="float">
            <text:p>20.38</text:p>
          </table:table-cell>
          <table:table-cell table:style-name="ce11" office:value-type="float" office:value="918" calcext:value-type="float">
            <text:p>918</text:p>
          </table:table-cell>
          <table:table-cell table:style-name="ce8" table:formula="of:=SUM([$saturday.F77] - [$saturday.E77])" office:value-type="float" office:value="2.81" calcext:value-type="float">
            <text:p>2.81</text:p>
          </table:table-cell>
          <table:table-cell table:style-name="ce10" table:formula="of:=IF([$saturday.B77] =&quot;ns day&quot;; [$saturday.C77]; MAX([$saturday.C77] - 8; 0))" office:value-type="float" office:value="3.41" calcext:value-type="float">
            <text:p>3.41</text:p>
          </table:table-cell>
          <table:table-cell table:style-name="ce10" table:formula="of:=SUM([$saturday.F77] - [$saturday.E77])" office:value-type="float" office:value="2.81" calcext:value-type="float">
            <text:p>2.81</text:p>
          </table:table-cell>
          <table:table-cell table:style-name="ce10" table:formula="of:=IF([$saturday.B77]=&quot;ns day&quot;;[$saturday.C77]; IF([$saturday.C77] &lt;= 8 + [$reference.C4]; 0; MIN(MAX([$saturday.C77] - 8; 0);IF([$saturday.J77] &lt;= [$reference.C4];0; [$saturday.J77]))))" office:value-type="float" office:value="2.81" calcext:value-type="float">
            <text:p>2.8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ten, c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39" calcext:value-type="float">
            <text:p>16.39</text:p>
          </table:table-cell>
          <table:table-cell table:style-name="ce8" table:number-columns-repeated="2"/>
          <table:table-cell table:style-name="ce11"/>
          <table:table-cell table:style-name="ce8" table:formula="of:=SUM([$saturday.F78] - [$saturday.E78])" office:value-type="float" office:value="0" calcext:value-type="float">
            <text:p>.00</text:p>
          </table:table-cell>
          <table:table-cell table:style-name="ce10" table:formula="of:=IF([$saturday.B78] =&quot;ns day&quot;; [$saturday.C78]; MAX([$saturday.C78] - 8; 0))" office:value-type="float" office:value="0" calcext:value-type="float">
            <text:p>.00</text:p>
          </table:table-cell>
          <table:table-cell table:style-name="ce10" table:formula="of:=SUM([$saturday.F78] - [$saturday.E78])" office:value-type="float" office:value="0" calcext:value-type="float">
            <text:p>.00</text:p>
          </table:table-cell>
          <table:table-cell table:style-name="ce10" table:formula="of:=IF([$saturday.B78]=&quot;ns day&quot;;[$saturday.C78]; IF([$saturday.C78] &lt;= 8 + [$reference.C4]; 0; MIN(MAX([$saturday.C78] - 8; 0);IF([$saturday.J78] &lt;= [$reference.C4];0; [$saturday.J7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WAL Mandates</text:p>
          </table:table-cell>
          <table:table-cell table:style-name="ce10" table:formula="of:=SUM([$saturday.K40:$saturday.K78])" office:value-type="float" office:value="39.17" calcext:value-type="float">
            <text:p>39.1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Mandates</text:p>
          </table:table-cell>
          <table:table-cell table:style-name="ce10" table:formula="of:=SUM([$saturday.K80] + [$saturday.K36])" office:value-type="float" office:value="42.7" calcext:value-type="float">
            <text:p>42.7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vertime Desired List Carriers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hmed, t</text:p>
          </table:table-cell>
          <table:table-cell table:style-name="ce7"/>
          <table:table-cell table:style-name="ce8" office:value-type="float" office:value="11.99" calcext:value-type="float">
            <text:p>11.99</text:p>
          </table:table-cell>
          <table:table-cell table:style-name="ce8" office:value-type="float" office:value="20.48" calcext:value-type="float">
            <text:p>20.48</text:p>
          </table:table-cell>
          <table:table-cell table:style-name="ce10" table:formula="of:=IF(OR([$saturday.B87] = &quot;light&quot;;[$saturday.B87] = &quot;excused&quot;; [$saturday.B87] = &quot;sch chg&quot;; [$saturday.B87] = &quot;annual&quot;; [$saturday.B87] = &quot;sick&quot;; [$saturday.C87] &gt;= 10 - [$reference.C5]); 0; IF([$saturday.B87] = &quot;no call&quot;; 10; IF([$saturday.C87] = 0; 0; MAX(10 - [$saturday.C87]; 0))))" office:value-type="float" office:value="0" calcext:value-type="float">
            <text:p>.00</text:p>
          </table:table-cell>
          <table:table-cell table:style-name="ce10" table:formula="of:=IF(OR([$saturday.B87] = &quot;light&quot;;[$saturday.B87] = &quot;excused&quot;; [$saturday.B87] = &quot;sch chg&quot;; [$saturday.B87] = &quot;annual&quot;; [$saturday.B87] = &quot;sick&quot;; [$saturday.C87] &gt;= 12 - [$reference.C5]); 0; IF([$saturday.B87] = &quot;no call&quot;; 12; IF([$saturday.C87] = 0; 0; MAX(12 - [$saturday.C8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arnett, j</text:p>
          </table:table-cell>
          <table:table-cell table:style-name="ce7"/>
          <table:table-cell table:style-name="ce8" office:value-type="float" office:value="12.11" calcext:value-type="float">
            <text:p>12.11</text:p>
          </table:table-cell>
          <table:table-cell table:style-name="ce8" office:value-type="float" office:value="19.96" calcext:value-type="float">
            <text:p>19.96</text:p>
          </table:table-cell>
          <table:table-cell table:style-name="ce10" table:formula="of:=IF(OR([$saturday.B88] = &quot;light&quot;;[$saturday.B88] = &quot;excused&quot;; [$saturday.B88] = &quot;sch chg&quot;; [$saturday.B88] = &quot;annual&quot;; [$saturday.B88] = &quot;sick&quot;; [$saturday.C88] &gt;= 10 - [$reference.C5]); 0; IF([$saturday.B88] = &quot;no call&quot;; 10; IF([$saturday.C88] = 0; 0; MAX(10 - [$saturday.C88]; 0))))" office:value-type="float" office:value="0" calcext:value-type="float">
            <text:p>.00</text:p>
          </table:table-cell>
          <table:table-cell table:style-name="ce10" table:formula="of:=IF(OR([$saturday.B88] = &quot;light&quot;;[$saturday.B88] = &quot;excused&quot;; [$saturday.B88] = &quot;sch chg&quot;; [$saturday.B88] = &quot;annual&quot;; [$saturday.B88] = &quot;sick&quot;; [$saturday.C88] &gt;= 12 - [$reference.C5]); 0; IF([$saturday.B88] = &quot;no call&quot;; 12; IF([$saturday.C88] = 0; 0; MAX(12 - [$saturday.C8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nlmaloua, m</text:p>
          </table:table-cell>
          <table:table-cell table:style-name="ce7"/>
          <table:table-cell table:style-name="ce8" office:value-type="float" office:value="11.9" calcext:value-type="float">
            <text:p>11.90</text:p>
          </table:table-cell>
          <table:table-cell table:style-name="ce8" office:value-type="float" office:value="20.35" calcext:value-type="float">
            <text:p>20.35</text:p>
          </table:table-cell>
          <table:table-cell table:style-name="ce10" table:formula="of:=IF(OR([$saturday.B89] = &quot;light&quot;;[$saturday.B89] = &quot;excused&quot;; [$saturday.B89] = &quot;sch chg&quot;; [$saturday.B89] = &quot;annual&quot;; [$saturday.B89] = &quot;sick&quot;; [$saturday.C89] &gt;= 10 - [$reference.C5]); 0; IF([$saturday.B89] = &quot;no call&quot;; 10; IF([$saturday.C89] = 0; 0; MAX(10 - [$saturday.C89]; 0))))" office:value-type="float" office:value="0" calcext:value-type="float">
            <text:p>.00</text:p>
          </table:table-cell>
          <table:table-cell table:style-name="ce10" table:formula="of:=IF(OR([$saturday.B89] = &quot;light&quot;;[$saturday.B89] = &quot;excused&quot;; [$saturday.B89] = &quot;sch chg&quot;; [$saturday.B89] = &quot;annual&quot;; [$saturday.B89] = &quot;sick&quot;; [$saturday.C89] &gt;= 12 - [$reference.C5]); 0; IF([$saturday.B89] = &quot;no call&quot;; 12; IF([$saturday.C89] = 0; 0; MAX(12 - [$saturday.C8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ross, j</text:p>
          </table:table-cell>
          <table:table-cell table:style-name="ce7"/>
          <table:table-cell table:style-name="ce8" office:value-type="float" office:value="11.5" calcext:value-type="float">
            <text:p>11.50</text:p>
          </table:table-cell>
          <table:table-cell table:style-name="ce8" office:value-type="float" office:value="19.84" calcext:value-type="float">
            <text:p>19.84</text:p>
          </table:table-cell>
          <table:table-cell table:style-name="ce10" table:formula="of:=IF(OR([$saturday.B90] = &quot;light&quot;;[$saturday.B90] = &quot;excused&quot;; [$saturday.B90] = &quot;sch chg&quot;; [$saturday.B90] = &quot;annual&quot;; [$saturday.B90] = &quot;sick&quot;; [$saturday.C90] &gt;= 10 - [$reference.C5]); 0; IF([$saturday.B90] = &quot;no call&quot;; 10; IF([$saturday.C90] = 0; 0; MAX(10 - [$saturday.C90]; 0))))" office:value-type="float" office:value="0" calcext:value-type="float">
            <text:p>.00</text:p>
          </table:table-cell>
          <table:table-cell table:style-name="ce10" table:formula="of:=IF(OR([$saturday.B90] = &quot;light&quot;;[$saturday.B90] = &quot;excused&quot;; [$saturday.B90] = &quot;sch chg&quot;; [$saturday.B90] = &quot;annual&quot;; [$saturday.B90] = &quot;sick&quot;; [$saturday.C90] &gt;= 12 - [$reference.C5]); 0; IF([$saturday.B90] = &quot;no call&quot;; 12; IF([$saturday.C90] = 0; 0; MAX(12 - [$saturday.C9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itchen, d</text:p>
          </table:table-cell>
          <table:table-cell table:style-name="ce7"/>
          <table:table-cell table:style-name="ce8" office:value-type="float" office:value="11.37" calcext:value-type="float">
            <text:p>11.37</text:p>
          </table:table-cell>
          <table:table-cell table:style-name="ce8" office:value-type="float" office:value="19.93" calcext:value-type="float">
            <text:p>19.93</text:p>
          </table:table-cell>
          <table:table-cell table:style-name="ce10" table:formula="of:=IF(OR([$saturday.B91] = &quot;light&quot;;[$saturday.B91] = &quot;excused&quot;; [$saturday.B91] = &quot;sch chg&quot;; [$saturday.B91] = &quot;annual&quot;; [$saturday.B91] = &quot;sick&quot;; [$saturday.C91] &gt;= 10 - [$reference.C5]); 0; IF([$saturday.B91] = &quot;no call&quot;; 10; IF([$saturday.C91] = 0; 0; MAX(10 - [$saturday.C91]; 0))))" office:value-type="float" office:value="0" calcext:value-type="float">
            <text:p>.00</text:p>
          </table:table-cell>
          <table:table-cell table:style-name="ce10" table:formula="of:=IF(OR([$saturday.B91] = &quot;light&quot;;[$saturday.B91] = &quot;excused&quot;; [$saturday.B91] = &quot;sch chg&quot;; [$saturday.B91] = &quot;annual&quot;; [$saturday.B91] = &quot;sick&quot;; [$saturday.C91] &gt;= 12 - [$reference.C5]); 0; IF([$saturday.B91] = &quot;no call&quot;; 12; IF([$saturday.C91] = 0; 0; MAX(12 - [$saturday.C91]; 0))))" office:value-type="float" office:value="0.630000000000001" calcext:value-type="float">
            <text:p>.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a, s</text:p>
          </table:table-cell>
          <table:table-cell table:style-name="ce7"/>
          <table:table-cell table:style-name="ce8" office:value-type="float" office:value="11.6" calcext:value-type="float">
            <text:p>11.60</text:p>
          </table:table-cell>
          <table:table-cell table:style-name="ce8" office:value-type="float" office:value="20.05" calcext:value-type="float">
            <text:p>20.05</text:p>
          </table:table-cell>
          <table:table-cell table:style-name="ce10" table:formula="of:=IF(OR([$saturday.B92] = &quot;light&quot;;[$saturday.B92] = &quot;excused&quot;; [$saturday.B92] = &quot;sch chg&quot;; [$saturday.B92] = &quot;annual&quot;; [$saturday.B92] = &quot;sick&quot;; [$saturday.C92] &gt;= 10 - [$reference.C5]); 0; IF([$saturday.B92] = &quot;no call&quot;; 10; IF([$saturday.C92] = 0; 0; MAX(10 - [$saturday.C92]; 0))))" office:value-type="float" office:value="0" calcext:value-type="float">
            <text:p>.00</text:p>
          </table:table-cell>
          <table:table-cell table:style-name="ce10" table:formula="of:=IF(OR([$saturday.B92] = &quot;light&quot;;[$saturday.B92] = &quot;excused&quot;; [$saturday.B92] = &quot;sch chg&quot;; [$saturday.B92] = &quot;annual&quot;; [$saturday.B92] = &quot;sick&quot;; [$saturday.C92] &gt;= 12 - [$reference.C5]); 0; IF([$saturday.B92] = &quot;no call&quot;; 12; IF([$saturday.C92] = 0; 0; MAX(12 - [$saturday.C9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nibusan, p</text:p>
          </table:table-cell>
          <table:table-cell table:style-name="ce7"/>
          <table:table-cell table:style-name="ce8" office:value-type="float" office:value="10.42" calcext:value-type="float">
            <text:p>10.42</text:p>
          </table:table-cell>
          <table:table-cell table:style-name="ce8" office:value-type="float" office:value="18.91" calcext:value-type="float">
            <text:p>18.91</text:p>
          </table:table-cell>
          <table:table-cell table:style-name="ce10" table:formula="of:=IF(OR([$saturday.B93] = &quot;light&quot;;[$saturday.B93] = &quot;excused&quot;; [$saturday.B93] = &quot;sch chg&quot;; [$saturday.B93] = &quot;annual&quot;; [$saturday.B93] = &quot;sick&quot;; [$saturday.C93] &gt;= 10 - [$reference.C5]); 0; IF([$saturday.B93] = &quot;no call&quot;; 10; IF([$saturday.C93] = 0; 0; MAX(10 - [$saturday.C93]; 0))))" office:value-type="float" office:value="0" calcext:value-type="float">
            <text:p>.00</text:p>
          </table:table-cell>
          <table:table-cell table:style-name="ce10" table:formula="of:=IF(OR([$saturday.B93] = &quot;light&quot;;[$saturday.B93] = &quot;excused&quot;; [$saturday.B93] = &quot;sch chg&quot;; [$saturday.B93] = &quot;annual&quot;; [$saturday.B93] = &quot;sick&quot;; [$saturday.C93] &gt;= 12 - [$reference.C5]); 0; IF([$saturday.B93] = &quot;no call&quot;; 12; IF([$saturday.C93] = 0; 0; MAX(12 - [$saturday.C93]; 0))))" office:value-type="float" office:value="1.58" calcext:value-type="float">
            <text:p>1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riami, a</text:p>
          </table:table-cell>
          <table:table-cell table:style-name="ce7"/>
          <table:table-cell table:style-name="ce8" office:value-type="float" office:value="11.45" calcext:value-type="float">
            <text:p>11.45</text:p>
          </table:table-cell>
          <table:table-cell table:style-name="ce8" office:value-type="float" office:value="19.95" calcext:value-type="float">
            <text:p>19.95</text:p>
          </table:table-cell>
          <table:table-cell table:style-name="ce10" table:formula="of:=IF(OR([$saturday.B94] = &quot;light&quot;;[$saturday.B94] = &quot;excused&quot;; [$saturday.B94] = &quot;sch chg&quot;; [$saturday.B94] = &quot;annual&quot;; [$saturday.B94] = &quot;sick&quot;; [$saturday.C94] &gt;= 10 - [$reference.C5]); 0; IF([$saturday.B94] = &quot;no call&quot;; 10; IF([$saturday.C94] = 0; 0; MAX(10 - [$saturday.C94]; 0))))" office:value-type="float" office:value="0" calcext:value-type="float">
            <text:p>.00</text:p>
          </table:table-cell>
          <table:table-cell table:style-name="ce10" table:formula="of:=IF(OR([$saturday.B94] = &quot;light&quot;;[$saturday.B94] = &quot;excused&quot;; [$saturday.B94] = &quot;sch chg&quot;; [$saturday.B94] = &quot;annual&quot;; [$saturday.B94] = &quot;sick&quot;; [$saturday.C94] &gt;= 12 - [$reference.C5]); 0; IF([$saturday.B94] = &quot;no call&quot;; 12; IF([$saturday.C94] = 0; 0; MAX(12 - [$saturday.C94]; 0))))" office:value-type="float" office:value="0.550000000000001" calcext:value-type="float">
            <text:p>.5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ccoumb, s</text:p>
          </table:table-cell>
          <table:table-cell table:style-name="ce7"/>
          <table:table-cell table:style-name="ce8" office:value-type="float" office:value="10.98" calcext:value-type="float">
            <text:p>10.98</text:p>
          </table:table-cell>
          <table:table-cell table:style-name="ce8" office:value-type="float" office:value="19.99" calcext:value-type="float">
            <text:p>19.99</text:p>
          </table:table-cell>
          <table:table-cell table:style-name="ce10" table:formula="of:=IF(OR([$saturday.B95] = &quot;light&quot;;[$saturday.B95] = &quot;excused&quot;; [$saturday.B95] = &quot;sch chg&quot;; [$saturday.B95] = &quot;annual&quot;; [$saturday.B95] = &quot;sick&quot;; [$saturday.C95] &gt;= 10 - [$reference.C5]); 0; IF([$saturday.B95] = &quot;no call&quot;; 10; IF([$saturday.C95] = 0; 0; MAX(10 - [$saturday.C95]; 0))))" office:value-type="float" office:value="0" calcext:value-type="float">
            <text:p>.00</text:p>
          </table:table-cell>
          <table:table-cell table:style-name="ce10" table:formula="of:=IF(OR([$saturday.B95] = &quot;light&quot;;[$saturday.B95] = &quot;excused&quot;; [$saturday.B95] = &quot;sch chg&quot;; [$saturday.B95] = &quot;annual&quot;; [$saturday.B95] = &quot;sick&quot;; [$saturday.C95] &gt;= 12 - [$reference.C5]); 0; IF([$saturday.B95] = &quot;no call&quot;; 12; IF([$saturday.C95] = 0; 0; MAX(12 - [$saturday.C95]; 0))))" office:value-type="float" office:value="1.02" calcext:value-type="float">
            <text:p>1.0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g</text:p>
          </table:table-cell>
          <table:table-cell table:style-name="ce7"/>
          <table:table-cell table:style-name="ce8" office:value-type="float" office:value="11.49" calcext:value-type="float">
            <text:p>11.49</text:p>
          </table:table-cell>
          <table:table-cell table:style-name="ce8" office:value-type="float" office:value="19.5" calcext:value-type="float">
            <text:p>19.50</text:p>
          </table:table-cell>
          <table:table-cell table:style-name="ce10" table:formula="of:=IF(OR([$saturday.B96] = &quot;light&quot;;[$saturday.B96] = &quot;excused&quot;; [$saturday.B96] = &quot;sch chg&quot;; [$saturday.B96] = &quot;annual&quot;; [$saturday.B96] = &quot;sick&quot;; [$saturday.C96] &gt;= 10 - [$reference.C5]); 0; IF([$saturday.B96] = &quot;no call&quot;; 10; IF([$saturday.C96] = 0; 0; MAX(10 - [$saturday.C96]; 0))))" office:value-type="float" office:value="0" calcext:value-type="float">
            <text:p>.00</text:p>
          </table:table-cell>
          <table:table-cell table:style-name="ce10" table:formula="of:=IF(OR([$saturday.B96] = &quot;light&quot;;[$saturday.B96] = &quot;excused&quot;; [$saturday.B96] = &quot;sch chg&quot;; [$saturday.B96] = &quot;annual&quot;; [$saturday.B96] = &quot;sick&quot;; [$saturday.C96] &gt;= 12 - [$reference.C5]); 0; IF([$saturday.B96] = &quot;no call&quot;; 12; IF([$saturday.C96] = 0; 0; MAX(12 - [$saturday.C96]; 0))))" office:value-type="float" office:value="0.51" calcext:value-type="float">
            <text:p>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osei tutu, m</text:p>
          </table:table-cell>
          <table:table-cell table:style-name="ce7"/>
          <table:table-cell table:style-name="ce8" office:value-type="float" office:value="11.5" calcext:value-type="float">
            <text:p>11.50</text:p>
          </table:table-cell>
          <table:table-cell table:style-name="ce8" office:value-type="float" office:value="19.96" calcext:value-type="float">
            <text:p>19.96</text:p>
          </table:table-cell>
          <table:table-cell table:style-name="ce10" table:formula="of:=IF(OR([$saturday.B97] = &quot;light&quot;;[$saturday.B97] = &quot;excused&quot;; [$saturday.B97] = &quot;sch chg&quot;; [$saturday.B97] = &quot;annual&quot;; [$saturday.B97] = &quot;sick&quot;; [$saturday.C97] &gt;= 10 - [$reference.C5]); 0; IF([$saturday.B97] = &quot;no call&quot;; 10; IF([$saturday.C97] = 0; 0; MAX(10 - [$saturday.C97]; 0))))" office:value-type="float" office:value="0" calcext:value-type="float">
            <text:p>.00</text:p>
          </table:table-cell>
          <table:table-cell table:style-name="ce10" table:formula="of:=IF(OR([$saturday.B97] = &quot;light&quot;;[$saturday.B97] = &quot;excused&quot;; [$saturday.B97] = &quot;sch chg&quot;; [$saturday.B97] = &quot;annual&quot;; [$saturday.B97] = &quot;sick&quot;; [$saturday.C97] &gt;= 12 - [$reference.C5]); 0; IF([$saturday.B97] = &quot;no call&quot;; 12; IF([$saturday.C97] = 0; 0; MAX(12 - [$saturday.C9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ng, d</text:p>
          </table:table-cell>
          <table:table-cell table:style-name="ce7"/>
          <table:table-cell table:style-name="ce8" office:value-type="float" office:value="11.72" calcext:value-type="float">
            <text:p>11.72</text:p>
          </table:table-cell>
          <table:table-cell table:style-name="ce8" office:value-type="float" office:value="19.95" calcext:value-type="float">
            <text:p>19.95</text:p>
          </table:table-cell>
          <table:table-cell table:style-name="ce10" table:formula="of:=IF(OR([$saturday.B98] = &quot;light&quot;;[$saturday.B98] = &quot;excused&quot;; [$saturday.B98] = &quot;sch chg&quot;; [$saturday.B98] = &quot;annual&quot;; [$saturday.B98] = &quot;sick&quot;; [$saturday.C98] &gt;= 10 - [$reference.C5]); 0; IF([$saturday.B98] = &quot;no call&quot;; 10; IF([$saturday.C98] = 0; 0; MAX(10 - [$saturday.C98]; 0))))" office:value-type="float" office:value="0" calcext:value-type="float">
            <text:p>.00</text:p>
          </table:table-cell>
          <table:table-cell table:style-name="ce10" table:formula="of:=IF(OR([$saturday.B98] = &quot;light&quot;;[$saturday.B98] = &quot;excused&quot;; [$saturday.B98] = &quot;sch chg&quot;; [$saturday.B98] = &quot;annual&quot;; [$saturday.B98] = &quot;sick&quot;; [$saturday.C98] &gt;= 12 - [$reference.C5]); 0; IF([$saturday.B98] = &quot;no call&quot;; 12; IF([$saturday.C98] = 0; 0; MAX(12 - [$saturday.C9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ates, l</text:p>
          </table:table-cell>
          <table:table-cell table:style-name="ce7"/>
          <table:table-cell table:style-name="ce8" office:value-type="float" office:value="11.5" calcext:value-type="float">
            <text:p>11.50</text:p>
          </table:table-cell>
          <table:table-cell table:style-name="ce8" office:value-type="float" office:value="19.59" calcext:value-type="float">
            <text:p>19.59</text:p>
          </table:table-cell>
          <table:table-cell table:style-name="ce10" table:formula="of:=IF(OR([$saturday.B99] = &quot;light&quot;;[$saturday.B99] = &quot;excused&quot;; [$saturday.B99] = &quot;sch chg&quot;; [$saturday.B99] = &quot;annual&quot;; [$saturday.B99] = &quot;sick&quot;; [$saturday.C99] &gt;= 10 - [$reference.C5]); 0; IF([$saturday.B99] = &quot;no call&quot;; 10; IF([$saturday.C99] = 0; 0; MAX(10 - [$saturday.C99]; 0))))" office:value-type="float" office:value="0" calcext:value-type="float">
            <text:p>.00</text:p>
          </table:table-cell>
          <table:table-cell table:style-name="ce10" table:formula="of:=IF(OR([$saturday.B99] = &quot;light&quot;;[$saturday.B99] = &quot;excused&quot;; [$saturday.B99] = &quot;sch chg&quot;; [$saturday.B99] = &quot;annual&quot;; [$saturday.B99] = &quot;sick&quot;; [$saturday.C99] &gt;= 12 - [$reference.C5]); 0; IF([$saturday.B99] = &quot;no call&quot;; 12; IF([$saturday.C99] = 0; 0; MAX(12 - [$saturday.C9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eung, q</text:p>
          </table:table-cell>
          <table:table-cell table:style-name="ce7"/>
          <table:table-cell table:style-name="ce8" office:value-type="float" office:value="11.69" calcext:value-type="float">
            <text:p>11.69</text:p>
          </table:table-cell>
          <table:table-cell table:style-name="ce8" office:value-type="float" office:value="19.96" calcext:value-type="float">
            <text:p>19.96</text:p>
          </table:table-cell>
          <table:table-cell table:style-name="ce10" table:formula="of:=IF(OR([$saturday.B100] = &quot;light&quot;;[$saturday.B100] = &quot;excused&quot;; [$saturday.B100] = &quot;sch chg&quot;; [$saturday.B100] = &quot;annual&quot;; [$saturday.B100] = &quot;sick&quot;; [$saturday.C100] &gt;= 10 - [$reference.C5]); 0; IF([$saturday.B100] = &quot;no call&quot;; 10; IF([$saturday.C100] = 0; 0; MAX(10 - [$saturday.C100]; 0))))" office:value-type="float" office:value="0" calcext:value-type="float">
            <text:p>.00</text:p>
          </table:table-cell>
          <table:table-cell table:style-name="ce10" table:formula="of:=IF(OR([$saturday.B100] = &quot;light&quot;;[$saturday.B100] = &quot;excused&quot;; [$saturday.B100] = &quot;sch chg&quot;; [$saturday.B100] = &quot;annual&quot;; [$saturday.B100] = &quot;sick&quot;; [$saturday.C100] &gt;= 12 - [$reference.C5]); 0; IF([$saturday.B100] = &quot;no call&quot;; 12; IF([$saturday.C100] = 0; 0; MAX(12 - [$saturday.C10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1] = &quot;light&quot;;[$saturday.B101] = &quot;excused&quot;; [$saturday.B101] = &quot;sch chg&quot;; [$saturday.B101] = &quot;annual&quot;; [$saturday.B101] = &quot;sick&quot;; [$saturday.C101] &gt;= 10 - [$reference.C5]); 0; IF([$saturday.B101] = &quot;no call&quot;; 10; IF([$saturday.C101] = 0; 0; MAX(10 - [$saturday.C101]; 0))))" office:value-type="float" office:value="0" calcext:value-type="float">
            <text:p>.00</text:p>
          </table:table-cell>
          <table:table-cell table:style-name="ce10" table:formula="of:=IF(OR([$saturday.B101] = &quot;light&quot;;[$saturday.B101] = &quot;excused&quot;; [$saturday.B101] = &quot;sch chg&quot;; [$saturday.B101] = &quot;annual&quot;; [$saturday.B101] = &quot;sick&quot;; [$saturday.C101] &gt;= 12 - [$reference.C5]); 0; IF([$saturday.B101] = &quot;no call&quot;; 12; IF([$saturday.C101] = 0; 0; MAX(12 - [$saturday.C10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2] = &quot;light&quot;;[$saturday.B102] = &quot;excused&quot;; [$saturday.B102] = &quot;sch chg&quot;; [$saturday.B102] = &quot;annual&quot;; [$saturday.B102] = &quot;sick&quot;; [$saturday.C102] &gt;= 10 - [$reference.C5]); 0; IF([$saturday.B102] = &quot;no call&quot;; 10; IF([$saturday.C102] = 0; 0; MAX(10 - [$saturday.C102]; 0))))" office:value-type="float" office:value="0" calcext:value-type="float">
            <text:p>.00</text:p>
          </table:table-cell>
          <table:table-cell table:style-name="ce10" table:formula="of:=IF(OR([$saturday.B102] = &quot;light&quot;;[$saturday.B102] = &quot;excused&quot;; [$saturday.B102] = &quot;sch chg&quot;; [$saturday.B102] = &quot;annual&quot;; [$saturday.B102] = &quot;sick&quot;; [$saturday.C102] &gt;= 12 - [$reference.C5]); 0; IF([$saturday.B102] = &quot;no call&quot;; 12; IF([$saturday.C102] = 0; 0; MAX(12 - [$saturday.C10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3] = &quot;light&quot;;[$saturday.B103] = &quot;excused&quot;; [$saturday.B103] = &quot;sch chg&quot;; [$saturday.B103] = &quot;annual&quot;; [$saturday.B103] = &quot;sick&quot;; [$saturday.C103] &gt;= 10 - [$reference.C5]); 0; IF([$saturday.B103] = &quot;no call&quot;; 10; IF([$saturday.C103] = 0; 0; MAX(10 - [$saturday.C103]; 0))))" office:value-type="float" office:value="0" calcext:value-type="float">
            <text:p>.00</text:p>
          </table:table-cell>
          <table:table-cell table:style-name="ce10" table:formula="of:=IF(OR([$saturday.B103] = &quot;light&quot;;[$saturday.B103] = &quot;excused&quot;; [$saturday.B103] = &quot;sch chg&quot;; [$saturday.B103] = &quot;annual&quot;; [$saturday.B103] = &quot;sick&quot;; [$saturday.C103] &gt;= 12 - [$reference.C5]); 0; IF([$saturday.B103] = &quot;no call&quot;; 12; IF([$saturday.C103] = 0; 0; MAX(12 - [$saturday.C10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4] = &quot;light&quot;;[$saturday.B104] = &quot;excused&quot;; [$saturday.B104] = &quot;sch chg&quot;; [$saturday.B104] = &quot;annual&quot;; [$saturday.B104] = &quot;sick&quot;; [$saturday.C104] &gt;= 10 - [$reference.C5]); 0; IF([$saturday.B104] = &quot;no call&quot;; 10; IF([$saturday.C104] = 0; 0; MAX(10 - [$saturday.C104]; 0))))" office:value-type="float" office:value="0" calcext:value-type="float">
            <text:p>.00</text:p>
          </table:table-cell>
          <table:table-cell table:style-name="ce10" table:formula="of:=IF(OR([$saturday.B104] = &quot;light&quot;;[$saturday.B104] = &quot;excused&quot;; [$saturday.B104] = &quot;sch chg&quot;; [$saturday.B104] = &quot;annual&quot;; [$saturday.B104] = &quot;sick&quot;; [$saturday.C104] &gt;= 12 - [$reference.C5]); 0; IF([$saturday.B104] = &quot;no call&quot;; 12; IF([$saturday.C104] = 0; 0; MAX(12 - [$saturday.C10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5] = &quot;light&quot;;[$saturday.B105] = &quot;excused&quot;; [$saturday.B105] = &quot;sch chg&quot;; [$saturday.B105] = &quot;annual&quot;; [$saturday.B105] = &quot;sick&quot;; [$saturday.C105] &gt;= 10 - [$reference.C5]); 0; IF([$saturday.B105] = &quot;no call&quot;; 10; IF([$saturday.C105] = 0; 0; MAX(10 - [$saturday.C105]; 0))))" office:value-type="float" office:value="0" calcext:value-type="float">
            <text:p>.00</text:p>
          </table:table-cell>
          <table:table-cell table:style-name="ce10" table:formula="of:=IF(OR([$saturday.B105] = &quot;light&quot;;[$saturday.B105] = &quot;excused&quot;; [$saturday.B105] = &quot;sch chg&quot;; [$saturday.B105] = &quot;annual&quot;; [$saturday.B105] = &quot;sick&quot;; [$saturday.C105] &gt;= 12 - [$reference.C5]); 0; IF([$saturday.B105] = &quot;no call&quot;; 12; IF([$saturday.C105] = 0; 0; MAX(12 - [$saturday.C10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6] = &quot;light&quot;;[$saturday.B106] = &quot;excused&quot;; [$saturday.B106] = &quot;sch chg&quot;; [$saturday.B106] = &quot;annual&quot;; [$saturday.B106] = &quot;sick&quot;; [$saturday.C106] &gt;= 10 - [$reference.C5]); 0; IF([$saturday.B106] = &quot;no call&quot;; 10; IF([$saturday.C106] = 0; 0; MAX(10 - [$saturday.C106]; 0))))" office:value-type="float" office:value="0" calcext:value-type="float">
            <text:p>.00</text:p>
          </table:table-cell>
          <table:table-cell table:style-name="ce10" table:formula="of:=IF(OR([$saturday.B106] = &quot;light&quot;;[$saturday.B106] = &quot;excused&quot;; [$saturday.B106] = &quot;sch chg&quot;; [$saturday.B106] = &quot;annual&quot;; [$saturday.B106] = &quot;sick&quot;; [$saturday.C106] &gt;= 12 - [$reference.C5]); 0; IF([$saturday.B106] = &quot;no call&quot;; 12; IF([$saturday.C106] = 0; 0; MAX(12 - [$saturday.C10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7] = &quot;light&quot;;[$saturday.B107] = &quot;excused&quot;; [$saturday.B107] = &quot;sch chg&quot;; [$saturday.B107] = &quot;annual&quot;; [$saturday.B107] = &quot;sick&quot;; [$saturday.C107] &gt;= 10 - [$reference.C5]); 0; IF([$saturday.B107] = &quot;no call&quot;; 10; IF([$saturday.C107] = 0; 0; MAX(10 - [$saturday.C107]; 0))))" office:value-type="float" office:value="0" calcext:value-type="float">
            <text:p>.00</text:p>
          </table:table-cell>
          <table:table-cell table:style-name="ce10" table:formula="of:=IF(OR([$saturday.B107] = &quot;light&quot;;[$saturday.B107] = &quot;excused&quot;; [$saturday.B107] = &quot;sch chg&quot;; [$saturday.B107] = &quot;annual&quot;; [$saturday.B107] = &quot;sick&quot;; [$saturday.C107] &gt;= 12 - [$reference.C5]); 0; IF([$saturday.B107] = &quot;no call&quot;; 12; IF([$saturday.C107] = 0; 0; MAX(12 - [$saturday.C10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8] = &quot;light&quot;;[$saturday.B108] = &quot;excused&quot;; [$saturday.B108] = &quot;sch chg&quot;; [$saturday.B108] = &quot;annual&quot;; [$saturday.B108] = &quot;sick&quot;; [$saturday.C108] &gt;= 10 - [$reference.C5]); 0; IF([$saturday.B108] = &quot;no call&quot;; 10; IF([$saturday.C108] = 0; 0; MAX(10 - [$saturday.C108]; 0))))" office:value-type="float" office:value="0" calcext:value-type="float">
            <text:p>.00</text:p>
          </table:table-cell>
          <table:table-cell table:style-name="ce10" table:formula="of:=IF(OR([$saturday.B108] = &quot;light&quot;;[$saturday.B108] = &quot;excused&quot;; [$saturday.B108] = &quot;sch chg&quot;; [$saturday.B108] = &quot;annual&quot;; [$saturday.B108] = &quot;sick&quot;; [$saturday.C108] &gt;= 12 - [$reference.C5]); 0; IF([$saturday.B108] = &quot;no call&quot;; 12; IF([$saturday.C108] = 0; 0; MAX(12 - [$saturday.C10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9] = &quot;light&quot;;[$saturday.B109] = &quot;excused&quot;; [$saturday.B109] = &quot;sch chg&quot;; [$saturday.B109] = &quot;annual&quot;; [$saturday.B109] = &quot;sick&quot;; [$saturday.C109] &gt;= 10 - [$reference.C5]); 0; IF([$saturday.B109] = &quot;no call&quot;; 10; IF([$saturday.C109] = 0; 0; MAX(10 - [$saturday.C109]; 0))))" office:value-type="float" office:value="0" calcext:value-type="float">
            <text:p>.00</text:p>
          </table:table-cell>
          <table:table-cell table:style-name="ce10" table:formula="of:=IF(OR([$saturday.B109] = &quot;light&quot;;[$saturday.B109] = &quot;excused&quot;; [$saturday.B109] = &quot;sch chg&quot;; [$saturday.B109] = &quot;annual&quot;; [$saturday.B109] = &quot;sick&quot;; [$saturday.C109] &gt;= 12 - [$reference.C5]); 0; IF([$saturday.B109] = &quot;no call&quot;; 12; IF([$saturday.C109] = 0; 0; MAX(12 - [$saturday.C10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10] = &quot;light&quot;;[$saturday.B110] = &quot;excused&quot;; [$saturday.B110] = &quot;sch chg&quot;; [$saturday.B110] = &quot;annual&quot;; [$saturday.B110] = &quot;sick&quot;; [$saturday.C110] &gt;= 10 - [$reference.C5]); 0; IF([$saturday.B110] = &quot;no call&quot;; 10; IF([$saturday.C110] = 0; 0; MAX(10 - [$saturday.C110]; 0))))" office:value-type="float" office:value="0" calcext:value-type="float">
            <text:p>.00</text:p>
          </table:table-cell>
          <table:table-cell table:style-name="ce10" table:formula="of:=IF(OR([$saturday.B110] = &quot;light&quot;;[$saturday.B110] = &quot;excused&quot;; [$saturday.B110] = &quot;sch chg&quot;; [$saturday.B110] = &quot;annual&quot;; [$saturday.B110] = &quot;sick&quot;; [$saturday.C110] &gt;= 12 - [$reference.C5]); 0; IF([$saturday.B110] = &quot;no call&quot;; 12; IF([$saturday.C110] = 0; 0; MAX(12 - [$saturday.C11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11] = &quot;light&quot;;[$saturday.B111] = &quot;excused&quot;; [$saturday.B111] = &quot;sch chg&quot;; [$saturday.B111] = &quot;annual&quot;; [$saturday.B111] = &quot;sick&quot;; [$saturday.C111] &gt;= 10 - [$reference.C5]); 0; IF([$saturday.B111] = &quot;no call&quot;; 10; IF([$saturday.C111] = 0; 0; MAX(10 - [$saturday.C111]; 0))))" office:value-type="float" office:value="0" calcext:value-type="float">
            <text:p>.00</text:p>
          </table:table-cell>
          <table:table-cell table:style-name="ce10" table:formula="of:=IF(OR([$saturday.B111] = &quot;light&quot;;[$saturday.B111] = &quot;excused&quot;; [$saturday.B111] = &quot;sch chg&quot;; [$saturday.B111] = &quot;annual&quot;; [$saturday.B111] = &quot;sick&quot;; [$saturday.C111] &gt;= 12 - [$reference.C5]); 0; IF([$saturday.B111] = &quot;no call&quot;; 12; IF([$saturday.C111] = 0; 0; MAX(12 - [$saturday.C11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OTDL Availability</text:p>
          </table:table-cell>
          <table:table-cell table:style-name="ce10" table:formula="of:=SUM([$saturday.E87:$saturday.E111])" office:value-type="float" office:value="0" calcext:value-type="float">
            <text:p>.00</text:p>
          </table:table-cell>
          <table:table-cell table:style-name="ce10" table:formula="of:=SUM([$saturday.F87:$saturday.F111])" office:value-type="float" office:value="4.29" calcext:value-type="float">
            <text:p>4.2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xiliary Assistance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1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laig, b</text:p>
          </table:table-cell>
          <table:table-cell table:style-name="ce7"/>
          <table:table-cell table:style-name="ce8" office:value-type="float" office:value="9.2" calcext:value-type="float">
            <text:p>9.20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saturday.B118] = &quot;light&quot;;[$saturday.B118] = &quot;excused&quot;; [$saturday.B118] = &quot;sch chg&quot;; [$saturday.B118] = &quot;annual&quot;; [$saturday.B118] = &quot;sick&quot;; [$saturday.C118] &gt;= 10 - [$reference.C5]); 0; IF([$saturday.B118] = &quot;no call&quot;; 10; IF([$saturday.C118] = 0; 0; MAX(10 - [$saturday.C118]; 0))))" office:value-type="float" office:value="0.800000000000001" calcext:value-type="float">
            <text:p>.80</text:p>
          </table:table-cell>
          <table:table-cell table:style-name="ce10" table:formula="of:=IF(OR([$saturday.B118] = &quot;light&quot;;[$saturday.B118] = &quot;excused&quot;; [$saturday.B118] = &quot;sch chg&quot;; [$saturday.B118] = &quot;annual&quot;; [$saturday.B118] = &quot;sick&quot;; [$saturday.C118] &gt;= 11.5 - [$reference.C5]); 0; IF([$saturday.B118] = &quot;no call&quot;; 11.5; IF([$saturday.C118] = 0; 0; MAX(11.5 - [$saturday.C118]; 0))))" office:value-type="float" office:value="2.3" calcext:value-type="float">
            <text:p>2.3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orrison, m</text:p>
          </table:table-cell>
          <table:table-cell table:style-name="ce8" table:number-columns-repeated="3"/>
          <table:table-cell table:style-name="ce10" table:formula="of:=IF(OR([$saturday.B119] = &quot;light&quot;;[$saturday.B119] = &quot;excused&quot;; [$saturday.B119] = &quot;sch chg&quot;; [$saturday.B119] = &quot;annual&quot;; [$saturday.B119] = &quot;sick&quot;; [$saturday.C119] &gt;= 10 - [$reference.C5]); 0; IF([$saturday.B119] = &quot;no call&quot;; 10; IF([$saturday.C119] = 0; 0; MAX(10 - [$saturday.C119]; 0))))" office:value-type="float" office:value="0" calcext:value-type="float">
            <text:p>.00</text:p>
          </table:table-cell>
          <table:table-cell table:style-name="ce10" table:formula="of:=IF(OR([$saturday.B119] = &quot;light&quot;;[$saturday.B119] = &quot;excused&quot;; [$saturday.B119] = &quot;sch chg&quot;; [$saturday.B119] = &quot;annual&quot;; [$saturday.B119] = &quot;sick&quot;; [$saturday.C119] &gt;= 11.5 - [$reference.C5]); 0; IF([$saturday.B119] = &quot;no call&quot;; 11.5; IF([$saturday.C119] = 0; 0; MAX(11.5 - [$saturday.C11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j</text:p>
          </table:table-cell>
          <table:table-cell table:style-name="ce8" table:number-columns-repeated="3"/>
          <table:table-cell table:style-name="ce10" table:formula="of:=IF(OR([$saturday.B120] = &quot;light&quot;;[$saturday.B120] = &quot;excused&quot;; [$saturday.B120] = &quot;sch chg&quot;; [$saturday.B120] = &quot;annual&quot;; [$saturday.B120] = &quot;sick&quot;; [$saturday.C120] &gt;= 10 - [$reference.C5]); 0; IF([$saturday.B120] = &quot;no call&quot;; 10; IF([$saturday.C120] = 0; 0; MAX(10 - [$saturday.C120]; 0))))" office:value-type="float" office:value="0" calcext:value-type="float">
            <text:p>.00</text:p>
          </table:table-cell>
          <table:table-cell table:style-name="ce10" table:formula="of:=IF(OR([$saturday.B120] = &quot;light&quot;;[$saturday.B120] = &quot;excused&quot;; [$saturday.B120] = &quot;sch chg&quot;; [$saturday.B120] = &quot;annual&quot;; [$saturday.B120] = &quot;sick&quot;; [$saturday.C120] &gt;= 11.5 - [$reference.C5]); 0; IF([$saturday.B120] = &quot;no call&quot;; 11.5; IF([$saturday.C120] = 0; 0; MAX(11.5 - [$saturday.C12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hultz, a</text:p>
          </table:table-cell>
          <table:table-cell table:style-name="ce7"/>
          <table:table-cell table:style-name="ce8" office:value-type="float" office:value="10.34" calcext:value-type="float">
            <text:p>10.34</text:p>
          </table:table-cell>
          <table:table-cell table:style-name="ce8" office:value-type="float" office:value="10.65" calcext:value-type="float">
            <text:p>10.65</text:p>
          </table:table-cell>
          <table:table-cell table:style-name="ce10" table:formula="of:=IF(OR([$saturday.B121] = &quot;light&quot;;[$saturday.B121] = &quot;excused&quot;; [$saturday.B121] = &quot;sch chg&quot;; [$saturday.B121] = &quot;annual&quot;; [$saturday.B121] = &quot;sick&quot;; [$saturday.C121] &gt;= 10 - [$reference.C5]); 0; IF([$saturday.B121] = &quot;no call&quot;; 10; IF([$saturday.C121] = 0; 0; MAX(10 - [$saturday.C121]; 0))))" office:value-type="float" office:value="0" calcext:value-type="float">
            <text:p>.00</text:p>
          </table:table-cell>
          <table:table-cell table:style-name="ce10" table:formula="of:=IF(OR([$saturday.B121] = &quot;light&quot;;[$saturday.B121] = &quot;excused&quot;; [$saturday.B121] = &quot;sch chg&quot;; [$saturday.B121] = &quot;annual&quot;; [$saturday.B121] = &quot;sick&quot;; [$saturday.C121] &gt;= 11.5 - [$reference.C5]); 0; IF([$saturday.B121] = &quot;no call&quot;; 11.5; IF([$saturday.C121] = 0; 0; MAX(11.5 - [$saturday.C121]; 0))))" office:value-type="float" office:value="1.16" calcext:value-type="float">
            <text:p>1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ubbs, t</text:p>
          </table:table-cell>
          <table:table-cell table:style-name="ce7"/>
          <table:table-cell table:style-name="ce8" office:value-type="float" office:value="9.47" calcext:value-type="float">
            <text:p>9.47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saturday.B122] = &quot;light&quot;;[$saturday.B122] = &quot;excused&quot;; [$saturday.B122] = &quot;sch chg&quot;; [$saturday.B122] = &quot;annual&quot;; [$saturday.B122] = &quot;sick&quot;; [$saturday.C122] &gt;= 10 - [$reference.C5]); 0; IF([$saturday.B122] = &quot;no call&quot;; 10; IF([$saturday.C122] = 0; 0; MAX(10 - [$saturday.C122]; 0))))" office:value-type="float" office:value="0.529999999999999" calcext:value-type="float">
            <text:p>.53</text:p>
          </table:table-cell>
          <table:table-cell table:style-name="ce10" table:formula="of:=IF(OR([$saturday.B122] = &quot;light&quot;;[$saturday.B122] = &quot;excused&quot;; [$saturday.B122] = &quot;sch chg&quot;; [$saturday.B122] = &quot;annual&quot;; [$saturday.B122] = &quot;sick&quot;; [$saturday.C122] &gt;= 11.5 - [$reference.C5]); 0; IF([$saturday.B122] = &quot;no call&quot;; 11.5; IF([$saturday.C122] = 0; 0; MAX(11.5 - [$saturday.C122]; 0))))" office:value-type="float" office:value="2.03" calcext:value-type="float">
            <text:p>2.03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23] = &quot;light&quot;;[$saturday.B123] = &quot;excused&quot;; [$saturday.B123] = &quot;sch chg&quot;; [$saturday.B123] = &quot;annual&quot;; [$saturday.B123] = &quot;sick&quot;; [$saturday.C123] &gt;= 10 - [$reference.C5]); 0; IF([$saturday.B123] = &quot;no call&quot;; 10; IF([$saturday.C123] = 0; 0; MAX(10 - [$saturday.C123]; 0))))" office:value-type="float" office:value="0" calcext:value-type="float">
            <text:p>.00</text:p>
          </table:table-cell>
          <table:table-cell table:style-name="ce10" table:formula="of:=IF(OR([$saturday.B123] = &quot;light&quot;;[$saturday.B123] = &quot;excused&quot;; [$saturday.B123] = &quot;sch chg&quot;; [$saturday.B123] = &quot;annual&quot;; [$saturday.B123] = &quot;sick&quot;; [$saturday.C123] &gt;= 12 - [$reference.C5]); 0; IF([$saturday.B123] = &quot;no call&quot;; 12; IF([$saturday.C123] = 0; 0; MAX(12 - [$saturday.C12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24] = &quot;light&quot;;[$saturday.B124] = &quot;excused&quot;; [$saturday.B124] = &quot;sch chg&quot;; [$saturday.B124] = &quot;annual&quot;; [$saturday.B124] = &quot;sick&quot;; [$saturday.C124] &gt;= 10 - [$reference.C5]); 0; IF([$saturday.B124] = &quot;no call&quot;; 10; IF([$saturday.C124] = 0; 0; MAX(10 - [$saturday.C124]; 0))))" office:value-type="float" office:value="0" calcext:value-type="float">
            <text:p>.00</text:p>
          </table:table-cell>
          <table:table-cell table:style-name="ce10" table:formula="of:=IF(OR([$saturday.B124] = &quot;light&quot;;[$saturday.B124] = &quot;excused&quot;; [$saturday.B124] = &quot;sch chg&quot;; [$saturday.B124] = &quot;annual&quot;; [$saturday.B124] = &quot;sick&quot;; [$saturday.C124] &gt;= 12 - [$reference.C5]); 0; IF([$saturday.B124] = &quot;no call&quot;; 12; IF([$saturday.C124] = 0; 0; MAX(12 - [$saturday.C12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25] = &quot;light&quot;;[$saturday.B125] = &quot;excused&quot;; [$saturday.B125] = &quot;sch chg&quot;; [$saturday.B125] = &quot;annual&quot;; [$saturday.B125] = &quot;sick&quot;; [$saturday.C125] &gt;= 10 - [$reference.C5]); 0; IF([$saturday.B125] = &quot;no call&quot;; 10; IF([$saturday.C125] = 0; 0; MAX(10 - [$saturday.C125]; 0))))" office:value-type="float" office:value="0" calcext:value-type="float">
            <text:p>.00</text:p>
          </table:table-cell>
          <table:table-cell table:style-name="ce10" table:formula="of:=IF(OR([$saturday.B125] = &quot;light&quot;;[$saturday.B125] = &quot;excused&quot;; [$saturday.B125] = &quot;sch chg&quot;; [$saturday.B125] = &quot;annual&quot;; [$saturday.B125] = &quot;sick&quot;; [$saturday.C125] &gt;= 12 - [$reference.C5]); 0; IF([$saturday.B125] = &quot;no call&quot;; 12; IF([$saturday.C125] = 0; 0; MAX(12 - [$saturday.C12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26] = &quot;light&quot;;[$saturday.B126] = &quot;excused&quot;; [$saturday.B126] = &quot;sch chg&quot;; [$saturday.B126] = &quot;annual&quot;; [$saturday.B126] = &quot;sick&quot;; [$saturday.C126] &gt;= 10 - [$reference.C5]); 0; IF([$saturday.B126] = &quot;no call&quot;; 10; IF([$saturday.C126] = 0; 0; MAX(10 - [$saturday.C126]; 0))))" office:value-type="float" office:value="0" calcext:value-type="float">
            <text:p>.00</text:p>
          </table:table-cell>
          <table:table-cell table:style-name="ce10" table:formula="of:=IF(OR([$saturday.B126] = &quot;light&quot;;[$saturday.B126] = &quot;excused&quot;; [$saturday.B126] = &quot;sch chg&quot;; [$saturday.B126] = &quot;annual&quot;; [$saturday.B126] = &quot;sick&quot;; [$saturday.C126] &gt;= 12 - [$reference.C5]); 0; IF([$saturday.B126] = &quot;no call&quot;; 12; IF([$saturday.C126] = 0; 0; MAX(12 - [$saturday.C12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27] = &quot;light&quot;;[$saturday.B127] = &quot;excused&quot;; [$saturday.B127] = &quot;sch chg&quot;; [$saturday.B127] = &quot;annual&quot;; [$saturday.B127] = &quot;sick&quot;; [$saturday.C127] &gt;= 10 - [$reference.C5]); 0; IF([$saturday.B127] = &quot;no call&quot;; 10; IF([$saturday.C127] = 0; 0; MAX(10 - [$saturday.C127]; 0))))" office:value-type="float" office:value="0" calcext:value-type="float">
            <text:p>.00</text:p>
          </table:table-cell>
          <table:table-cell table:style-name="ce10" table:formula="of:=IF(OR([$saturday.B127] = &quot;light&quot;;[$saturday.B127] = &quot;excused&quot;; [$saturday.B127] = &quot;sch chg&quot;; [$saturday.B127] = &quot;annual&quot;; [$saturday.B127] = &quot;sick&quot;; [$saturday.C127] &gt;= 12 - [$reference.C5]); 0; IF([$saturday.B127] = &quot;no call&quot;; 12; IF([$saturday.C127] = 0; 0; MAX(12 - [$saturday.C12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28] = &quot;light&quot;;[$saturday.B128] = &quot;excused&quot;; [$saturday.B128] = &quot;sch chg&quot;; [$saturday.B128] = &quot;annual&quot;; [$saturday.B128] = &quot;sick&quot;; [$saturday.C128] &gt;= 10 - [$reference.C5]); 0; IF([$saturday.B128] = &quot;no call&quot;; 10; IF([$saturday.C128] = 0; 0; MAX(10 - [$saturday.C128]; 0))))" office:value-type="float" office:value="0" calcext:value-type="float">
            <text:p>.00</text:p>
          </table:table-cell>
          <table:table-cell table:style-name="ce10" table:formula="of:=IF(OR([$saturday.B128] = &quot;light&quot;;[$saturday.B128] = &quot;excused&quot;; [$saturday.B128] = &quot;sch chg&quot;; [$saturday.B128] = &quot;annual&quot;; [$saturday.B128] = &quot;sick&quot;; [$saturday.C128] &gt;= 12 - [$reference.C5]); 0; IF([$saturday.B128] = &quot;no call&quot;; 12; IF([$saturday.C128] = 0; 0; MAX(12 - [$saturday.C12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29] = &quot;light&quot;;[$saturday.B129] = &quot;excused&quot;; [$saturday.B129] = &quot;sch chg&quot;; [$saturday.B129] = &quot;annual&quot;; [$saturday.B129] = &quot;sick&quot;; [$saturday.C129] &gt;= 10 - [$reference.C5]); 0; IF([$saturday.B129] = &quot;no call&quot;; 10; IF([$saturday.C129] = 0; 0; MAX(10 - [$saturday.C129]; 0))))" office:value-type="float" office:value="0" calcext:value-type="float">
            <text:p>.00</text:p>
          </table:table-cell>
          <table:table-cell table:style-name="ce10" table:formula="of:=IF(OR([$saturday.B129] = &quot;light&quot;;[$saturday.B129] = &quot;excused&quot;; [$saturday.B129] = &quot;sch chg&quot;; [$saturday.B129] = &quot;annual&quot;; [$saturday.B129] = &quot;sick&quot;; [$saturday.C129] &gt;= 12 - [$reference.C5]); 0; IF([$saturday.B129] = &quot;no call&quot;; 12; IF([$saturday.C129] = 0; 0; MAX(12 - [$saturday.C12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0] = &quot;light&quot;;[$saturday.B130] = &quot;excused&quot;; [$saturday.B130] = &quot;sch chg&quot;; [$saturday.B130] = &quot;annual&quot;; [$saturday.B130] = &quot;sick&quot;; [$saturday.C130] &gt;= 10 - [$reference.C5]); 0; IF([$saturday.B130] = &quot;no call&quot;; 10; IF([$saturday.C130] = 0; 0; MAX(10 - [$saturday.C130]; 0))))" office:value-type="float" office:value="0" calcext:value-type="float">
            <text:p>.00</text:p>
          </table:table-cell>
          <table:table-cell table:style-name="ce10" table:formula="of:=IF(OR([$saturday.B130] = &quot;light&quot;;[$saturday.B130] = &quot;excused&quot;; [$saturday.B130] = &quot;sch chg&quot;; [$saturday.B130] = &quot;annual&quot;; [$saturday.B130] = &quot;sick&quot;; [$saturday.C130] &gt;= 12 - [$reference.C5]); 0; IF([$saturday.B130] = &quot;no call&quot;; 12; IF([$saturday.C130] = 0; 0; MAX(12 - [$saturday.C13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1] = &quot;light&quot;;[$saturday.B131] = &quot;excused&quot;; [$saturday.B131] = &quot;sch chg&quot;; [$saturday.B131] = &quot;annual&quot;; [$saturday.B131] = &quot;sick&quot;; [$saturday.C131] &gt;= 10 - [$reference.C5]); 0; IF([$saturday.B131] = &quot;no call&quot;; 10; IF([$saturday.C131] = 0; 0; MAX(10 - [$saturday.C131]; 0))))" office:value-type="float" office:value="0" calcext:value-type="float">
            <text:p>.00</text:p>
          </table:table-cell>
          <table:table-cell table:style-name="ce10" table:formula="of:=IF(OR([$saturday.B131] = &quot;light&quot;;[$saturday.B131] = &quot;excused&quot;; [$saturday.B131] = &quot;sch chg&quot;; [$saturday.B131] = &quot;annual&quot;; [$saturday.B131] = &quot;sick&quot;; [$saturday.C131] &gt;= 12 - [$reference.C5]); 0; IF([$saturday.B131] = &quot;no call&quot;; 12; IF([$saturday.C131] = 0; 0; MAX(12 - [$saturday.C13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2] = &quot;light&quot;;[$saturday.B132] = &quot;excused&quot;; [$saturday.B132] = &quot;sch chg&quot;; [$saturday.B132] = &quot;annual&quot;; [$saturday.B132] = &quot;sick&quot;; [$saturday.C132] &gt;= 10 - [$reference.C5]); 0; IF([$saturday.B132] = &quot;no call&quot;; 10; IF([$saturday.C132] = 0; 0; MAX(10 - [$saturday.C132]; 0))))" office:value-type="float" office:value="0" calcext:value-type="float">
            <text:p>.00</text:p>
          </table:table-cell>
          <table:table-cell table:style-name="ce10" table:formula="of:=IF(OR([$saturday.B132] = &quot;light&quot;;[$saturday.B132] = &quot;excused&quot;; [$saturday.B132] = &quot;sch chg&quot;; [$saturday.B132] = &quot;annual&quot;; [$saturday.B132] = &quot;sick&quot;; [$saturday.C132] &gt;= 12 - [$reference.C5]); 0; IF([$saturday.B132] = &quot;no call&quot;; 12; IF([$saturday.C132] = 0; 0; MAX(12 - [$saturday.C13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3] = &quot;light&quot;;[$saturday.B133] = &quot;excused&quot;; [$saturday.B133] = &quot;sch chg&quot;; [$saturday.B133] = &quot;annual&quot;; [$saturday.B133] = &quot;sick&quot;; [$saturday.C133] &gt;= 10 - [$reference.C5]); 0; IF([$saturday.B133] = &quot;no call&quot;; 10; IF([$saturday.C133] = 0; 0; MAX(10 - [$saturday.C133]; 0))))" office:value-type="float" office:value="0" calcext:value-type="float">
            <text:p>.00</text:p>
          </table:table-cell>
          <table:table-cell table:style-name="ce10" table:formula="of:=IF(OR([$saturday.B133] = &quot;light&quot;;[$saturday.B133] = &quot;excused&quot;; [$saturday.B133] = &quot;sch chg&quot;; [$saturday.B133] = &quot;annual&quot;; [$saturday.B133] = &quot;sick&quot;; [$saturday.C133] &gt;= 12 - [$reference.C5]); 0; IF([$saturday.B133] = &quot;no call&quot;; 12; IF([$saturday.C133] = 0; 0; MAX(12 - [$saturday.C13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4] = &quot;light&quot;;[$saturday.B134] = &quot;excused&quot;; [$saturday.B134] = &quot;sch chg&quot;; [$saturday.B134] = &quot;annual&quot;; [$saturday.B134] = &quot;sick&quot;; [$saturday.C134] &gt;= 10 - [$reference.C5]); 0; IF([$saturday.B134] = &quot;no call&quot;; 10; IF([$saturday.C134] = 0; 0; MAX(10 - [$saturday.C134]; 0))))" office:value-type="float" office:value="0" calcext:value-type="float">
            <text:p>.00</text:p>
          </table:table-cell>
          <table:table-cell table:style-name="ce10" table:formula="of:=IF(OR([$saturday.B134] = &quot;light&quot;;[$saturday.B134] = &quot;excused&quot;; [$saturday.B134] = &quot;sch chg&quot;; [$saturday.B134] = &quot;annual&quot;; [$saturday.B134] = &quot;sick&quot;; [$saturday.C134] &gt;= 12 - [$reference.C5]); 0; IF([$saturday.B134] = &quot;no call&quot;; 12; IF([$saturday.C134] = 0; 0; MAX(12 - [$saturday.C13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5] = &quot;light&quot;;[$saturday.B135] = &quot;excused&quot;; [$saturday.B135] = &quot;sch chg&quot;; [$saturday.B135] = &quot;annual&quot;; [$saturday.B135] = &quot;sick&quot;; [$saturday.C135] &gt;= 10 - [$reference.C5]); 0; IF([$saturday.B135] = &quot;no call&quot;; 10; IF([$saturday.C135] = 0; 0; MAX(10 - [$saturday.C135]; 0))))" office:value-type="float" office:value="0" calcext:value-type="float">
            <text:p>.00</text:p>
          </table:table-cell>
          <table:table-cell table:style-name="ce10" table:formula="of:=IF(OR([$saturday.B135] = &quot;light&quot;;[$saturday.B135] = &quot;excused&quot;; [$saturday.B135] = &quot;sch chg&quot;; [$saturday.B135] = &quot;annual&quot;; [$saturday.B135] = &quot;sick&quot;; [$saturday.C135] &gt;= 12 - [$reference.C5]); 0; IF([$saturday.B135] = &quot;no call&quot;; 12; IF([$saturday.C135] = 0; 0; MAX(12 - [$saturday.C13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6] = &quot;light&quot;;[$saturday.B136] = &quot;excused&quot;; [$saturday.B136] = &quot;sch chg&quot;; [$saturday.B136] = &quot;annual&quot;; [$saturday.B136] = &quot;sick&quot;; [$saturday.C136] &gt;= 10 - [$reference.C5]); 0; IF([$saturday.B136] = &quot;no call&quot;; 10; IF([$saturday.C136] = 0; 0; MAX(10 - [$saturday.C136]; 0))))" office:value-type="float" office:value="0" calcext:value-type="float">
            <text:p>.00</text:p>
          </table:table-cell>
          <table:table-cell table:style-name="ce10" table:formula="of:=IF(OR([$saturday.B136] = &quot;light&quot;;[$saturday.B136] = &quot;excused&quot;; [$saturday.B136] = &quot;sch chg&quot;; [$saturday.B136] = &quot;annual&quot;; [$saturday.B136] = &quot;sick&quot;; [$saturday.C136] &gt;= 12 - [$reference.C5]); 0; IF([$saturday.B136] = &quot;no call&quot;; 12; IF([$saturday.C136] = 0; 0; MAX(12 - [$saturday.C13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7] = &quot;light&quot;;[$saturday.B137] = &quot;excused&quot;; [$saturday.B137] = &quot;sch chg&quot;; [$saturday.B137] = &quot;annual&quot;; [$saturday.B137] = &quot;sick&quot;; [$saturday.C137] &gt;= 10 - [$reference.C5]); 0; IF([$saturday.B137] = &quot;no call&quot;; 10; IF([$saturday.C137] = 0; 0; MAX(10 - [$saturday.C137]; 0))))" office:value-type="float" office:value="0" calcext:value-type="float">
            <text:p>.00</text:p>
          </table:table-cell>
          <table:table-cell table:style-name="ce10" table:formula="of:=IF(OR([$saturday.B137] = &quot;light&quot;;[$saturday.B137] = &quot;excused&quot;; [$saturday.B137] = &quot;sch chg&quot;; [$saturday.B137] = &quot;annual&quot;; [$saturday.B137] = &quot;sick&quot;; [$saturday.C137] &gt;= 12 - [$reference.C5]); 0; IF([$saturday.B137] = &quot;no call&quot;; 12; IF([$saturday.C137] = 0; 0; MAX(12 - [$saturday.C13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8] = &quot;light&quot;;[$saturday.B138] = &quot;excused&quot;; [$saturday.B138] = &quot;sch chg&quot;; [$saturday.B138] = &quot;annual&quot;; [$saturday.B138] = &quot;sick&quot;; [$saturday.C138] &gt;= 10 - [$reference.C5]); 0; IF([$saturday.B138] = &quot;no call&quot;; 10; IF([$saturday.C138] = 0; 0; MAX(10 - [$saturday.C138]; 0))))" office:value-type="float" office:value="0" calcext:value-type="float">
            <text:p>.00</text:p>
          </table:table-cell>
          <table:table-cell table:style-name="ce10" table:formula="of:=IF(OR([$saturday.B138] = &quot;light&quot;;[$saturday.B138] = &quot;excused&quot;; [$saturday.B138] = &quot;sch chg&quot;; [$saturday.B138] = &quot;annual&quot;; [$saturday.B138] = &quot;sick&quot;; [$saturday.C138] &gt;= 12 - [$reference.C5]); 0; IF([$saturday.B138] = &quot;no call&quot;; 12; IF([$saturday.C138] = 0; 0; MAX(12 - [$saturday.C13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9] = &quot;light&quot;;[$saturday.B139] = &quot;excused&quot;; [$saturday.B139] = &quot;sch chg&quot;; [$saturday.B139] = &quot;annual&quot;; [$saturday.B139] = &quot;sick&quot;; [$saturday.C139] &gt;= 10 - [$reference.C5]); 0; IF([$saturday.B139] = &quot;no call&quot;; 10; IF([$saturday.C139] = 0; 0; MAX(10 - [$saturday.C139]; 0))))" office:value-type="float" office:value="0" calcext:value-type="float">
            <text:p>.00</text:p>
          </table:table-cell>
          <table:table-cell table:style-name="ce10" table:formula="of:=IF(OR([$saturday.B139] = &quot;light&quot;;[$saturday.B139] = &quot;excused&quot;; [$saturday.B139] = &quot;sch chg&quot;; [$saturday.B139] = &quot;annual&quot;; [$saturday.B139] = &quot;sick&quot;; [$saturday.C139] &gt;= 12 - [$reference.C5]); 0; IF([$saturday.B139] = &quot;no call&quot;; 12; IF([$saturday.C139] = 0; 0; MAX(12 - [$saturday.C13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40] = &quot;light&quot;;[$saturday.B140] = &quot;excused&quot;; [$saturday.B140] = &quot;sch chg&quot;; [$saturday.B140] = &quot;annual&quot;; [$saturday.B140] = &quot;sick&quot;; [$saturday.C140] &gt;= 10 - [$reference.C5]); 0; IF([$saturday.B140] = &quot;no call&quot;; 10; IF([$saturday.C140] = 0; 0; MAX(10 - [$saturday.C140]; 0))))" office:value-type="float" office:value="0" calcext:value-type="float">
            <text:p>.00</text:p>
          </table:table-cell>
          <table:table-cell table:style-name="ce10" table:formula="of:=IF(OR([$saturday.B140] = &quot;light&quot;;[$saturday.B140] = &quot;excused&quot;; [$saturday.B140] = &quot;sch chg&quot;; [$saturday.B140] = &quot;annual&quot;; [$saturday.B140] = &quot;sick&quot;; [$saturday.C140] &gt;= 12 - [$reference.C5]); 0; IF([$saturday.B140] = &quot;no call&quot;; 12; IF([$saturday.C140] = 0; 0; MAX(12 - [$saturday.C14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41] = &quot;light&quot;;[$saturday.B141] = &quot;excused&quot;; [$saturday.B141] = &quot;sch chg&quot;; [$saturday.B141] = &quot;annual&quot;; [$saturday.B141] = &quot;sick&quot;; [$saturday.C141] &gt;= 10 - [$reference.C5]); 0; IF([$saturday.B141] = &quot;no call&quot;; 10; IF([$saturday.C141] = 0; 0; MAX(10 - [$saturday.C141]; 0))))" office:value-type="float" office:value="0" calcext:value-type="float">
            <text:p>.00</text:p>
          </table:table-cell>
          <table:table-cell table:style-name="ce10" table:formula="of:=IF(OR([$saturday.B141] = &quot;light&quot;;[$saturday.B141] = &quot;excused&quot;; [$saturday.B141] = &quot;sch chg&quot;; [$saturday.B141] = &quot;annual&quot;; [$saturday.B141] = &quot;sick&quot;; [$saturday.C141] &gt;= 12 - [$reference.C5]); 0; IF([$saturday.B141] = &quot;no call&quot;; 12; IF([$saturday.C141] = 0; 0; MAX(12 - [$saturday.C14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42] = &quot;light&quot;;[$saturday.B142] = &quot;excused&quot;; [$saturday.B142] = &quot;sch chg&quot;; [$saturday.B142] = &quot;annual&quot;; [$saturday.B142] = &quot;sick&quot;; [$saturday.C142] &gt;= 10 - [$reference.C5]); 0; IF([$saturday.B142] = &quot;no call&quot;; 10; IF([$saturday.C142] = 0; 0; MAX(10 - [$saturday.C142]; 0))))" office:value-type="float" office:value="0" calcext:value-type="float">
            <text:p>.00</text:p>
          </table:table-cell>
          <table:table-cell table:style-name="ce10" table:formula="of:=IF(OR([$saturday.B142] = &quot;light&quot;;[$saturday.B142] = &quot;excused&quot;; [$saturday.B142] = &quot;sch chg&quot;; [$saturday.B142] = &quot;annual&quot;; [$saturday.B142] = &quot;sick&quot;; [$saturday.C142] &gt;= 12 - [$reference.C5]); 0; IF([$saturday.B142] = &quot;no call&quot;; 12; IF([$saturday.C142] = 0; 0; MAX(12 - [$saturday.C14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UX Availability</text:p>
          </table:table-cell>
          <table:table-cell table:style-name="ce10" table:formula="of:=SUM([$saturday.E118:$saturday.E142])" office:value-type="float" office:value="1.33" calcext:value-type="float">
            <text:p>1.33</text:p>
          </table:table-cell>
          <table:table-cell table:style-name="ce10" table:formula="of:=SUM([$saturday.F118:$saturday.F142])" office:value-type="float" office:value="5.49" calcext:value-type="float">
            <text:p>5.4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vailability</text:p>
          </table:table-cell>
          <table:table-cell table:style-name="ce10" table:formula="of:=SUM([$saturday.E113] + [$saturday.E144])" office:value-type="float" office:value="1.33" calcext:value-type="float">
            <text:p>1.33</text:p>
          </table:table-cell>
          <table:table-cell table:style-name="ce10" table:formula="of:=SUM([$saturday.F113] + [$saturday.F144])" office:value-type="float" office:value="9.78" calcext:value-type="float">
            <text:p>9.78</text:p>
          </table:table-cell>
          <table:table-cell table:number-columns-repeated="1018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day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proper Mandate Workshee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 <text:s/></text:p>
          </table:table-cell>
          <table:table-cell table:style-name="ce6" office:value-type="string" calcext:value-type="string" table:number-columns-spanned="3" table:number-rows-spanned="1">
            <text:p>Sunday <text:s/>08/04/19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Pay Period: <text:s/></text:p>
          </table:table-cell>
          <table:covered-table-cell/>
          <table:table-cell table:style-name="ce6" office:value-type="string" calcext:value-type="string" table:number-columns-spanned="2" table:number-rows-spanned="1">
            <text:p>2019-17-1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tion: <text:s/></text:p>
          </table:table-cell>
          <table:table-cell table:style-name="ce6" office:value-type="string" calcext:value-type="string" table:number-columns-spanned="3" table:number-rows-spanned="1">
            <text:p>University Par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 Lis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ejesus vasquez, l</text:p>
          </table:table-cell>
          <table:table-cell table:style-name="ce8" table:number-columns-repeated="5"/>
          <table:table-cell table:style-name="ce11"/>
          <table:table-cell table:style-name="ce8" table:formula="of:=SUM([$sunday.F8] - [$sunday.E8])" office:value-type="float" office:value="0" calcext:value-type="float">
            <text:p>.00</text:p>
          </table:table-cell>
          <table:table-cell table:style-name="ce10" table:formula="of:=IF([$sunday.B8] =&quot;ns day&quot;; [$sunday.C8];IF([$sunday.C8] &lt;= 8 + [$reference.C3]; 0; MAX([$sunday.C8] - 8; 0)))" office:value-type="float" office:value="0" calcext:value-type="float">
            <text:p>.00</text:p>
          </table:table-cell>
          <table:table-cell table:style-name="ce10" table:formula="of:=SUM([$sunday.F8] - [$sunday.E8])" office:value-type="float" office:value="0" calcext:value-type="float">
            <text:p>.00</text:p>
          </table:table-cell>
          <table:table-cell table:style-name="ce10" table:formula="of:=IF([$sunday.B8]=&quot;ns day&quot;;[$sunday.C8]; IF([$sunday.C8] &lt;= 8 + [$reference.C4]; 0; MIN(MAX([$sunday.C8] - 8; 0);IF([$sunday.J8] &lt;= [$reference.C4];0; [$sunday.J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lamen, a</text:p>
          </table:table-cell>
          <table:table-cell table:style-name="ce8" table:number-columns-repeated="5"/>
          <table:table-cell table:style-name="ce11"/>
          <table:table-cell table:style-name="ce8" table:formula="of:=SUM([$sunday.F9] - [$sunday.E9])" office:value-type="float" office:value="0" calcext:value-type="float">
            <text:p>.00</text:p>
          </table:table-cell>
          <table:table-cell table:style-name="ce10" table:formula="of:=IF([$sunday.B9] =&quot;ns day&quot;; [$sunday.C9];IF([$sunday.C9] &lt;= 8 + [$reference.C3]; 0; MAX([$sunday.C9] - 8; 0)))" office:value-type="float" office:value="0" calcext:value-type="float">
            <text:p>.00</text:p>
          </table:table-cell>
          <table:table-cell table:style-name="ce10" table:formula="of:=SUM([$sunday.F9] - [$sunday.E9])" office:value-type="float" office:value="0" calcext:value-type="float">
            <text:p>.00</text:p>
          </table:table-cell>
          <table:table-cell table:style-name="ce10" table:formula="of:=IF([$sunday.B9]=&quot;ns day&quot;;[$sunday.C9]; IF([$sunday.C9] &lt;= 8 + [$reference.C4]; 0; MIN(MAX([$sunday.C9] - 8; 0);IF([$sunday.J9] &lt;= [$reference.C4];0; [$sunday.J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isher, c</text:p>
          </table:table-cell>
          <table:table-cell table:style-name="ce8" table:number-columns-repeated="5"/>
          <table:table-cell table:style-name="ce11"/>
          <table:table-cell table:style-name="ce8" table:formula="of:=SUM([$sunday.F10] - [$sunday.E10])" office:value-type="float" office:value="0" calcext:value-type="float">
            <text:p>.00</text:p>
          </table:table-cell>
          <table:table-cell table:style-name="ce10" table:formula="of:=IF([$sunday.B10] =&quot;ns day&quot;; [$sunday.C10];IF([$sunday.C10] &lt;= 8 + [$reference.C3]; 0; MAX([$sunday.C10] - 8; 0)))" office:value-type="float" office:value="0" calcext:value-type="float">
            <text:p>.00</text:p>
          </table:table-cell>
          <table:table-cell table:style-name="ce10" table:formula="of:=SUM([$sunday.F10] - [$sunday.E10])" office:value-type="float" office:value="0" calcext:value-type="float">
            <text:p>.00</text:p>
          </table:table-cell>
          <table:table-cell table:style-name="ce10" table:formula="of:=IF([$sunday.B10]=&quot;ns day&quot;;[$sunday.C10]; IF([$sunday.C10] &lt;= 8 + [$reference.C4]; 0; MIN(MAX([$sunday.C10] - 8; 0);IF([$sunday.J10] &lt;= [$reference.C4];0; [$sunday.J1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oster, p</text:p>
          </table:table-cell>
          <table:table-cell table:style-name="ce8" table:number-columns-repeated="5"/>
          <table:table-cell table:style-name="ce11"/>
          <table:table-cell table:style-name="ce8" table:formula="of:=SUM([$sunday.F11] - [$sunday.E11])" office:value-type="float" office:value="0" calcext:value-type="float">
            <text:p>.00</text:p>
          </table:table-cell>
          <table:table-cell table:style-name="ce10" table:formula="of:=IF([$sunday.B11] =&quot;ns day&quot;; [$sunday.C11];IF([$sunday.C11] &lt;= 8 + [$reference.C3]; 0; MAX([$sunday.C11] - 8; 0)))" office:value-type="float" office:value="0" calcext:value-type="float">
            <text:p>.00</text:p>
          </table:table-cell>
          <table:table-cell table:style-name="ce10" table:formula="of:=SUM([$sunday.F11] - [$sunday.E11])" office:value-type="float" office:value="0" calcext:value-type="float">
            <text:p>.00</text:p>
          </table:table-cell>
          <table:table-cell table:style-name="ce10" table:formula="of:=IF([$sunday.B11]=&quot;ns day&quot;;[$sunday.C11]; IF([$sunday.C11] &lt;= 8 + [$reference.C4]; 0; MIN(MAX([$sunday.C11] - 8; 0);IF([$sunday.J11] &lt;= [$reference.C4];0; [$sunday.J1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rtines, j</text:p>
          </table:table-cell>
          <table:table-cell table:style-name="ce8" table:number-columns-repeated="5"/>
          <table:table-cell table:style-name="ce11"/>
          <table:table-cell table:style-name="ce8" table:formula="of:=SUM([$sunday.F12] - [$sunday.E12])" office:value-type="float" office:value="0" calcext:value-type="float">
            <text:p>.00</text:p>
          </table:table-cell>
          <table:table-cell table:style-name="ce10" table:formula="of:=IF([$sunday.B12] =&quot;ns day&quot;; [$sunday.C12];IF([$sunday.C12] &lt;= 8 + [$reference.C3]; 0; MAX([$sunday.C12] - 8; 0)))" office:value-type="float" office:value="0" calcext:value-type="float">
            <text:p>.00</text:p>
          </table:table-cell>
          <table:table-cell table:style-name="ce10" table:formula="of:=SUM([$sunday.F12] - [$sunday.E12])" office:value-type="float" office:value="0" calcext:value-type="float">
            <text:p>.00</text:p>
          </table:table-cell>
          <table:table-cell table:style-name="ce10" table:formula="of:=IF([$sunday.B12]=&quot;ns day&quot;;[$sunday.C12]; IF([$sunday.C12] &lt;= 8 + [$reference.C4]; 0; MIN(MAX([$sunday.C12] - 8; 0);IF([$sunday.J12] &lt;= [$reference.C4];0; [$sunday.J1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ena sobekela, r</text:p>
          </table:table-cell>
          <table:table-cell table:style-name="ce8" table:number-columns-repeated="5"/>
          <table:table-cell table:style-name="ce11"/>
          <table:table-cell table:style-name="ce8" table:formula="of:=SUM([$sunday.F13] - [$sunday.E13])" office:value-type="float" office:value="0" calcext:value-type="float">
            <text:p>.00</text:p>
          </table:table-cell>
          <table:table-cell table:style-name="ce10" table:formula="of:=IF([$sunday.B13] =&quot;ns day&quot;; [$sunday.C13];IF([$sunday.C13] &lt;= 8 + [$reference.C3]; 0; MAX([$sunday.C13] - 8; 0)))" office:value-type="float" office:value="0" calcext:value-type="float">
            <text:p>.00</text:p>
          </table:table-cell>
          <table:table-cell table:style-name="ce10" table:formula="of:=SUM([$sunday.F13] - [$sunday.E13])" office:value-type="float" office:value="0" calcext:value-type="float">
            <text:p>.00</text:p>
          </table:table-cell>
          <table:table-cell table:style-name="ce10" table:formula="of:=IF([$sunday.B13]=&quot;ns day&quot;;[$sunday.C13]; IF([$sunday.C13] &lt;= 8 + [$reference.C4]; 0; MIN(MAX([$sunday.C13] - 8; 0);IF([$sunday.J13] &lt;= [$reference.C4];0; [$sunday.J1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naker, e</text:p>
          </table:table-cell>
          <table:table-cell table:style-name="ce8" table:number-columns-repeated="5"/>
          <table:table-cell table:style-name="ce11"/>
          <table:table-cell table:style-name="ce8" table:formula="of:=SUM([$sunday.F14] - [$sunday.E14])" office:value-type="float" office:value="0" calcext:value-type="float">
            <text:p>.00</text:p>
          </table:table-cell>
          <table:table-cell table:style-name="ce10" table:formula="of:=IF([$sunday.B14] =&quot;ns day&quot;; [$sunday.C14];IF([$sunday.C14] &lt;= 8 + [$reference.C3]; 0; MAX([$sunday.C14] - 8; 0)))" office:value-type="float" office:value="0" calcext:value-type="float">
            <text:p>.00</text:p>
          </table:table-cell>
          <table:table-cell table:style-name="ce10" table:formula="of:=SUM([$sunday.F14] - [$sunday.E14])" office:value-type="float" office:value="0" calcext:value-type="float">
            <text:p>.00</text:p>
          </table:table-cell>
          <table:table-cell table:style-name="ce10" table:formula="of:=IF([$sunday.B14]=&quot;ns day&quot;;[$sunday.C14]; IF([$sunday.C14] &lt;= 8 + [$reference.C4]; 0; MIN(MAX([$sunday.C14] - 8; 0);IF([$sunday.J14] &lt;= [$reference.C4];0; [$sunday.J1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desir sr, h</text:p>
          </table:table-cell>
          <table:table-cell table:style-name="ce8" table:number-columns-repeated="5"/>
          <table:table-cell table:style-name="ce11"/>
          <table:table-cell table:style-name="ce8" table:formula="of:=SUM([$sunday.F15] - [$sunday.E15])" office:value-type="float" office:value="0" calcext:value-type="float">
            <text:p>.00</text:p>
          </table:table-cell>
          <table:table-cell table:style-name="ce10" table:formula="of:=IF([$sunday.B15] =&quot;ns day&quot;; [$sunday.C15];IF([$sunday.C15] &lt;= 8 + [$reference.C3]; 0; MAX([$sunday.C15] - 8; 0)))" office:value-type="float" office:value="0" calcext:value-type="float">
            <text:p>.00</text:p>
          </table:table-cell>
          <table:table-cell table:style-name="ce10" table:formula="of:=SUM([$sunday.F15] - [$sunday.E15])" office:value-type="float" office:value="0" calcext:value-type="float">
            <text:p>.00</text:p>
          </table:table-cell>
          <table:table-cell table:style-name="ce10" table:formula="of:=IF([$sunday.B15]=&quot;ns day&quot;;[$sunday.C15]; IF([$sunday.C15] &lt;= 8 + [$reference.C4]; 0; MIN(MAX([$sunday.C15] - 8; 0);IF([$sunday.J15] &lt;= [$reference.C4];0; [$sunday.J1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rray, k</text:p>
          </table:table-cell>
          <table:table-cell table:style-name="ce8" table:number-columns-repeated="5"/>
          <table:table-cell table:style-name="ce11"/>
          <table:table-cell table:style-name="ce8" table:formula="of:=SUM([$sunday.F16] - [$sunday.E16])" office:value-type="float" office:value="0" calcext:value-type="float">
            <text:p>.00</text:p>
          </table:table-cell>
          <table:table-cell table:style-name="ce10" table:formula="of:=IF([$sunday.B16] =&quot;ns day&quot;; [$sunday.C16];IF([$sunday.C16] &lt;= 8 + [$reference.C3]; 0; MAX([$sunday.C16] - 8; 0)))" office:value-type="float" office:value="0" calcext:value-type="float">
            <text:p>.00</text:p>
          </table:table-cell>
          <table:table-cell table:style-name="ce10" table:formula="of:=SUM([$sunday.F16] - [$sunday.E16])" office:value-type="float" office:value="0" calcext:value-type="float">
            <text:p>.00</text:p>
          </table:table-cell>
          <table:table-cell table:style-name="ce10" table:formula="of:=IF([$sunday.B16]=&quot;ns day&quot;;[$sunday.C16]; IF([$sunday.C16] &lt;= 8 + [$reference.C4]; 0; MIN(MAX([$sunday.C16] - 8; 0);IF([$sunday.J16] &lt;= [$reference.C4];0; [$sunday.J1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bertson, c</text:p>
          </table:table-cell>
          <table:table-cell table:style-name="ce8" table:number-columns-repeated="5"/>
          <table:table-cell table:style-name="ce11"/>
          <table:table-cell table:style-name="ce8" table:formula="of:=SUM([$sunday.F17] - [$sunday.E17])" office:value-type="float" office:value="0" calcext:value-type="float">
            <text:p>.00</text:p>
          </table:table-cell>
          <table:table-cell table:style-name="ce10" table:formula="of:=IF([$sunday.B17] =&quot;ns day&quot;; [$sunday.C17];IF([$sunday.C17] &lt;= 8 + [$reference.C3]; 0; MAX([$sunday.C17] - 8; 0)))" office:value-type="float" office:value="0" calcext:value-type="float">
            <text:p>.00</text:p>
          </table:table-cell>
          <table:table-cell table:style-name="ce10" table:formula="of:=SUM([$sunday.F17] - [$sunday.E17])" office:value-type="float" office:value="0" calcext:value-type="float">
            <text:p>.00</text:p>
          </table:table-cell>
          <table:table-cell table:style-name="ce10" table:formula="of:=IF([$sunday.B17]=&quot;ns day&quot;;[$sunday.C17]; IF([$sunday.C17] &lt;= 8 + [$reference.C4]; 0; MIN(MAX([$sunday.C17] - 8; 0);IF([$sunday.J17] &lt;= [$reference.C4];0; [$sunday.J1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vens, a</text:p>
          </table:table-cell>
          <table:table-cell table:style-name="ce8" table:number-columns-repeated="5"/>
          <table:table-cell table:style-name="ce11"/>
          <table:table-cell table:style-name="ce8" table:formula="of:=SUM([$sunday.F18] - [$sunday.E18])" office:value-type="float" office:value="0" calcext:value-type="float">
            <text:p>.00</text:p>
          </table:table-cell>
          <table:table-cell table:style-name="ce10" table:formula="of:=IF([$sunday.B18] =&quot;ns day&quot;; [$sunday.C18];IF([$sunday.C18] &lt;= 8 + [$reference.C3]; 0; MAX([$sunday.C18] - 8; 0)))" office:value-type="float" office:value="0" calcext:value-type="float">
            <text:p>.00</text:p>
          </table:table-cell>
          <table:table-cell table:style-name="ce10" table:formula="of:=SUM([$sunday.F18] - [$sunday.E18])" office:value-type="float" office:value="0" calcext:value-type="float">
            <text:p>.00</text:p>
          </table:table-cell>
          <table:table-cell table:style-name="ce10" table:formula="of:=IF([$sunday.B18]=&quot;ns day&quot;;[$sunday.C18]; IF([$sunday.C18] &lt;= 8 + [$reference.C4]; 0; MIN(MAX([$sunday.C18] - 8; 0);IF([$sunday.J18] &lt;= [$reference.C4];0; [$sunday.J1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rujillo, s</text:p>
          </table:table-cell>
          <table:table-cell table:style-name="ce8" table:number-columns-repeated="5"/>
          <table:table-cell table:style-name="ce11"/>
          <table:table-cell table:style-name="ce8" table:formula="of:=SUM([$sunday.F19] - [$sunday.E19])" office:value-type="float" office:value="0" calcext:value-type="float">
            <text:p>.00</text:p>
          </table:table-cell>
          <table:table-cell table:style-name="ce10" table:formula="of:=IF([$sunday.B19] =&quot;ns day&quot;; [$sunday.C19];IF([$sunday.C19] &lt;= 8 + [$reference.C3]; 0; MAX([$sunday.C19] - 8; 0)))" office:value-type="float" office:value="0" calcext:value-type="float">
            <text:p>.00</text:p>
          </table:table-cell>
          <table:table-cell table:style-name="ce10" table:formula="of:=SUM([$sunday.F19] - [$sunday.E19])" office:value-type="float" office:value="0" calcext:value-type="float">
            <text:p>.00</text:p>
          </table:table-cell>
          <table:table-cell table:style-name="ce10" table:formula="of:=IF([$sunday.B19]=&quot;ns day&quot;;[$sunday.C19]; IF([$sunday.C19] &lt;= 8 + [$reference.C4]; 0; MIN(MAX([$sunday.C19] - 8; 0);IF([$sunday.J19] &lt;= [$reference.C4];0; [$sunday.J1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illiams, l</text:p>
          </table:table-cell>
          <table:table-cell table:style-name="ce8" table:number-columns-repeated="5"/>
          <table:table-cell table:style-name="ce11"/>
          <table:table-cell table:style-name="ce8" table:formula="of:=SUM([$sunday.F20] - [$sunday.E20])" office:value-type="float" office:value="0" calcext:value-type="float">
            <text:p>.00</text:p>
          </table:table-cell>
          <table:table-cell table:style-name="ce10" table:formula="of:=IF([$sunday.B20] =&quot;ns day&quot;; [$sunday.C20];IF([$sunday.C20] &lt;= 8 + [$reference.C3]; 0; MAX([$sunday.C20] - 8; 0)))" office:value-type="float" office:value="0" calcext:value-type="float">
            <text:p>.00</text:p>
          </table:table-cell>
          <table:table-cell table:style-name="ce10" table:formula="of:=SUM([$sunday.F20] - [$sunday.E20])" office:value-type="float" office:value="0" calcext:value-type="float">
            <text:p>.00</text:p>
          </table:table-cell>
          <table:table-cell table:style-name="ce10" table:formula="of:=IF([$sunday.B20]=&quot;ns day&quot;;[$sunday.C20]; IF([$sunday.C20] &lt;= 8 + [$reference.C4]; 0; MIN(MAX([$sunday.C20] - 8; 0);IF([$sunday.J20] &lt;= [$reference.C4];0; [$sunday.J2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1] - [$sunday.E21])" office:value-type="float" office:value="0" calcext:value-type="float">
            <text:p>.00</text:p>
          </table:table-cell>
          <table:table-cell table:style-name="ce10" table:formula="of:=IF([$sunday.B21] =&quot;ns day&quot;; [$sunday.C21];IF([$sunday.C21] &lt;= 8 + [$reference.C3]; 0; MAX([$sunday.C21] - 8; 0)))" office:value-type="float" office:value="0" calcext:value-type="float">
            <text:p>.00</text:p>
          </table:table-cell>
          <table:table-cell table:style-name="ce10" table:formula="of:=SUM([$sunday.F21] - [$sunday.E21])" office:value-type="float" office:value="0" calcext:value-type="float">
            <text:p>.00</text:p>
          </table:table-cell>
          <table:table-cell table:style-name="ce10" table:formula="of:=IF([$sunday.B21]=&quot;ns day&quot;;[$sunday.C21]; IF([$sunday.C21] &lt;= 8 + [$reference.C4]; 0; MIN(MAX([$sunday.C21] - 8; 0);IF([$sunday.J21] &lt;= [$reference.C4];0; [$sunday.J2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2] - [$sunday.E22])" office:value-type="float" office:value="0" calcext:value-type="float">
            <text:p>.00</text:p>
          </table:table-cell>
          <table:table-cell table:style-name="ce10" table:formula="of:=IF([$sunday.B22] =&quot;ns day&quot;; [$sunday.C22];IF([$sunday.C22] &lt;= 8 + [$reference.C3]; 0; MAX([$sunday.C22] - 8; 0)))" office:value-type="float" office:value="0" calcext:value-type="float">
            <text:p>.00</text:p>
          </table:table-cell>
          <table:table-cell table:style-name="ce10" table:formula="of:=SUM([$sunday.F22] - [$sunday.E22])" office:value-type="float" office:value="0" calcext:value-type="float">
            <text:p>.00</text:p>
          </table:table-cell>
          <table:table-cell table:style-name="ce10" table:formula="of:=IF([$sunday.B22]=&quot;ns day&quot;;[$sunday.C22]; IF([$sunday.C22] &lt;= 8 + [$reference.C4]; 0; MIN(MAX([$sunday.C22] - 8; 0);IF([$sunday.J22] &lt;= [$reference.C4];0; [$sunday.J2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3] - [$sunday.E23])" office:value-type="float" office:value="0" calcext:value-type="float">
            <text:p>.00</text:p>
          </table:table-cell>
          <table:table-cell table:style-name="ce10" table:formula="of:=IF([$sunday.B23] =&quot;ns day&quot;; [$sunday.C23];IF([$sunday.C23] &lt;= 8 + [$reference.C3]; 0; MAX([$sunday.C23] - 8; 0)))" office:value-type="float" office:value="0" calcext:value-type="float">
            <text:p>.00</text:p>
          </table:table-cell>
          <table:table-cell table:style-name="ce10" table:formula="of:=SUM([$sunday.F23] - [$sunday.E23])" office:value-type="float" office:value="0" calcext:value-type="float">
            <text:p>.00</text:p>
          </table:table-cell>
          <table:table-cell table:style-name="ce10" table:formula="of:=IF([$sunday.B23]=&quot;ns day&quot;;[$sunday.C23]; IF([$sunday.C23] &lt;= 8 + [$reference.C4]; 0; MIN(MAX([$sunday.C23] - 8; 0);IF([$sunday.J23] &lt;= [$reference.C4];0; [$sunday.J2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4] - [$sunday.E24])" office:value-type="float" office:value="0" calcext:value-type="float">
            <text:p>.00</text:p>
          </table:table-cell>
          <table:table-cell table:style-name="ce10" table:formula="of:=IF([$sunday.B24] =&quot;ns day&quot;; [$sunday.C24];IF([$sunday.C24] &lt;= 8 + [$reference.C3]; 0; MAX([$sunday.C24] - 8; 0)))" office:value-type="float" office:value="0" calcext:value-type="float">
            <text:p>.00</text:p>
          </table:table-cell>
          <table:table-cell table:style-name="ce10" table:formula="of:=SUM([$sunday.F24] - [$sunday.E24])" office:value-type="float" office:value="0" calcext:value-type="float">
            <text:p>.00</text:p>
          </table:table-cell>
          <table:table-cell table:style-name="ce10" table:formula="of:=IF([$sunday.B24]=&quot;ns day&quot;;[$sunday.C24]; IF([$sunday.C24] &lt;= 8 + [$reference.C4]; 0; MIN(MAX([$sunday.C24] - 8; 0);IF([$sunday.J24] &lt;= [$reference.C4];0; [$sunday.J2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5] - [$sunday.E25])" office:value-type="float" office:value="0" calcext:value-type="float">
            <text:p>.00</text:p>
          </table:table-cell>
          <table:table-cell table:style-name="ce10" table:formula="of:=IF([$sunday.B25] =&quot;ns day&quot;; [$sunday.C25];IF([$sunday.C25] &lt;= 8 + [$reference.C3]; 0; MAX([$sunday.C25] - 8; 0)))" office:value-type="float" office:value="0" calcext:value-type="float">
            <text:p>.00</text:p>
          </table:table-cell>
          <table:table-cell table:style-name="ce10" table:formula="of:=SUM([$sunday.F25] - [$sunday.E25])" office:value-type="float" office:value="0" calcext:value-type="float">
            <text:p>.00</text:p>
          </table:table-cell>
          <table:table-cell table:style-name="ce10" table:formula="of:=IF([$sunday.B25]=&quot;ns day&quot;;[$sunday.C25]; IF([$sunday.C25] &lt;= 8 + [$reference.C4]; 0; MIN(MAX([$sunday.C25] - 8; 0);IF([$sunday.J25] &lt;= [$reference.C4];0; [$sunday.J2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6] - [$sunday.E26])" office:value-type="float" office:value="0" calcext:value-type="float">
            <text:p>.00</text:p>
          </table:table-cell>
          <table:table-cell table:style-name="ce10" table:formula="of:=IF([$sunday.B26] =&quot;ns day&quot;; [$sunday.C26];IF([$sunday.C26] &lt;= 8 + [$reference.C3]; 0; MAX([$sunday.C26] - 8; 0)))" office:value-type="float" office:value="0" calcext:value-type="float">
            <text:p>.00</text:p>
          </table:table-cell>
          <table:table-cell table:style-name="ce10" table:formula="of:=SUM([$sunday.F26] - [$sunday.E26])" office:value-type="float" office:value="0" calcext:value-type="float">
            <text:p>.00</text:p>
          </table:table-cell>
          <table:table-cell table:style-name="ce10" table:formula="of:=IF([$sunday.B26]=&quot;ns day&quot;;[$sunday.C26]; IF([$sunday.C26] &lt;= 8 + [$reference.C4]; 0; MIN(MAX([$sunday.C26] - 8; 0);IF([$sunday.J26] &lt;= [$reference.C4];0; [$sunday.J2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7] - [$sunday.E27])" office:value-type="float" office:value="0" calcext:value-type="float">
            <text:p>.00</text:p>
          </table:table-cell>
          <table:table-cell table:style-name="ce10" table:formula="of:=IF([$sunday.B27] =&quot;ns day&quot;; [$sunday.C27];IF([$sunday.C27] &lt;= 8 + [$reference.C3]; 0; MAX([$sunday.C27] - 8; 0)))" office:value-type="float" office:value="0" calcext:value-type="float">
            <text:p>.00</text:p>
          </table:table-cell>
          <table:table-cell table:style-name="ce10" table:formula="of:=SUM([$sunday.F27] - [$sunday.E27])" office:value-type="float" office:value="0" calcext:value-type="float">
            <text:p>.00</text:p>
          </table:table-cell>
          <table:table-cell table:style-name="ce10" table:formula="of:=IF([$sunday.B27]=&quot;ns day&quot;;[$sunday.C27]; IF([$sunday.C27] &lt;= 8 + [$reference.C4]; 0; MIN(MAX([$sunday.C27] - 8; 0);IF([$sunday.J27] &lt;= [$reference.C4];0; [$sunday.J2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8] - [$sunday.E28])" office:value-type="float" office:value="0" calcext:value-type="float">
            <text:p>.00</text:p>
          </table:table-cell>
          <table:table-cell table:style-name="ce10" table:formula="of:=IF([$sunday.B28] =&quot;ns day&quot;; [$sunday.C28];IF([$sunday.C28] &lt;= 8 + [$reference.C3]; 0; MAX([$sunday.C28] - 8; 0)))" office:value-type="float" office:value="0" calcext:value-type="float">
            <text:p>.00</text:p>
          </table:table-cell>
          <table:table-cell table:style-name="ce10" table:formula="of:=SUM([$sunday.F28] - [$sunday.E28])" office:value-type="float" office:value="0" calcext:value-type="float">
            <text:p>.00</text:p>
          </table:table-cell>
          <table:table-cell table:style-name="ce10" table:formula="of:=IF([$sunday.B28]=&quot;ns day&quot;;[$sunday.C28]; IF([$sunday.C28] &lt;= 8 + [$reference.C4]; 0; MIN(MAX([$sunday.C28] - 8; 0);IF([$sunday.J28] &lt;= [$reference.C4];0; [$sunday.J2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9] - [$sunday.E29])" office:value-type="float" office:value="0" calcext:value-type="float">
            <text:p>.00</text:p>
          </table:table-cell>
          <table:table-cell table:style-name="ce10" table:formula="of:=IF([$sunday.B29] =&quot;ns day&quot;; [$sunday.C29];IF([$sunday.C29] &lt;= 8 + [$reference.C3]; 0; MAX([$sunday.C29] - 8; 0)))" office:value-type="float" office:value="0" calcext:value-type="float">
            <text:p>.00</text:p>
          </table:table-cell>
          <table:table-cell table:style-name="ce10" table:formula="of:=SUM([$sunday.F29] - [$sunday.E29])" office:value-type="float" office:value="0" calcext:value-type="float">
            <text:p>.00</text:p>
          </table:table-cell>
          <table:table-cell table:style-name="ce10" table:formula="of:=IF([$sunday.B29]=&quot;ns day&quot;;[$sunday.C29]; IF([$sunday.C29] &lt;= 8 + [$reference.C4]; 0; MIN(MAX([$sunday.C29] - 8; 0);IF([$sunday.J29] &lt;= [$reference.C4];0; [$sunday.J2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30] - [$sunday.E30])" office:value-type="float" office:value="0" calcext:value-type="float">
            <text:p>.00</text:p>
          </table:table-cell>
          <table:table-cell table:style-name="ce10" table:formula="of:=IF([$sunday.B30] =&quot;ns day&quot;; [$sunday.C30];IF([$sunday.C30] &lt;= 8 + [$reference.C3]; 0; MAX([$sunday.C30] - 8; 0)))" office:value-type="float" office:value="0" calcext:value-type="float">
            <text:p>.00</text:p>
          </table:table-cell>
          <table:table-cell table:style-name="ce10" table:formula="of:=SUM([$sunday.F30] - [$sunday.E30])" office:value-type="float" office:value="0" calcext:value-type="float">
            <text:p>.00</text:p>
          </table:table-cell>
          <table:table-cell table:style-name="ce10" table:formula="of:=IF([$sunday.B30]=&quot;ns day&quot;;[$sunday.C30]; IF([$sunday.C30] &lt;= 8 + [$reference.C4]; 0; MIN(MAX([$sunday.C30] - 8; 0);IF([$sunday.J30] &lt;= [$reference.C4];0; [$sunday.J3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31] - [$sunday.E31])" office:value-type="float" office:value="0" calcext:value-type="float">
            <text:p>.00</text:p>
          </table:table-cell>
          <table:table-cell table:style-name="ce10" table:formula="of:=IF([$sunday.B31] =&quot;ns day&quot;; [$sunday.C31];IF([$sunday.C31] &lt;= 8 + [$reference.C3]; 0; MAX([$sunday.C31] - 8; 0)))" office:value-type="float" office:value="0" calcext:value-type="float">
            <text:p>.00</text:p>
          </table:table-cell>
          <table:table-cell table:style-name="ce10" table:formula="of:=SUM([$sunday.F31] - [$sunday.E31])" office:value-type="float" office:value="0" calcext:value-type="float">
            <text:p>.00</text:p>
          </table:table-cell>
          <table:table-cell table:style-name="ce10" table:formula="of:=IF([$sunday.B31]=&quot;ns day&quot;;[$sunday.C31]; IF([$sunday.C31] &lt;= 8 + [$reference.C4]; 0; MIN(MAX([$sunday.C31] - 8; 0);IF([$sunday.J31] &lt;= [$reference.C4];0; [$sunday.J3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32] - [$sunday.E32])" office:value-type="float" office:value="0" calcext:value-type="float">
            <text:p>.00</text:p>
          </table:table-cell>
          <table:table-cell table:style-name="ce10" table:formula="of:=IF([$sunday.B32] =&quot;ns day&quot;; [$sunday.C32];IF([$sunday.C32] &lt;= 8 + [$reference.C3]; 0; MAX([$sunday.C32] - 8; 0)))" office:value-type="float" office:value="0" calcext:value-type="float">
            <text:p>.00</text:p>
          </table:table-cell>
          <table:table-cell table:style-name="ce10" table:formula="of:=SUM([$sunday.F32] - [$sunday.E32])" office:value-type="float" office:value="0" calcext:value-type="float">
            <text:p>.00</text:p>
          </table:table-cell>
          <table:table-cell table:style-name="ce10" table:formula="of:=IF([$sunday.B32]=&quot;ns day&quot;;[$sunday.C32]; IF([$sunday.C32] &lt;= 8 + [$reference.C4]; 0; MIN(MAX([$sunday.C32] - 8; 0);IF([$sunday.J32] &lt;= [$reference.C4];0; [$sunday.J3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Total NL Overtime</text:p>
          </table:table-cell>
          <table:table-cell table:style-name="ce10" table:formula="of:=SUM([$sunday.I8:$sunday.I32])" office:value-type="float" office:value="0" calcext:value-type="float">
            <text:p>.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NL Mandates</text:p>
          </table:table-cell>
          <table:table-cell table:style-name="ce10" table:formula="of:=SUM([$sunday.K8:$sunday.K32]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ork Assignmen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, j</text:p>
          </table:table-cell>
          <table:table-cell table:style-name="ce8" table:number-columns-repeated="5"/>
          <table:table-cell table:style-name="ce11"/>
          <table:table-cell table:style-name="ce8" table:formula="of:=SUM([$sunday.F40] - [$sunday.E40])" office:value-type="float" office:value="0" calcext:value-type="float">
            <text:p>.00</text:p>
          </table:table-cell>
          <table:table-cell table:style-name="ce10" table:formula="of:=IF([$sunday.B40] =&quot;ns day&quot;; [$sunday.C40]; MAX([$sunday.C40] - 8; 0))" office:value-type="float" office:value="0" calcext:value-type="float">
            <text:p>.00</text:p>
          </table:table-cell>
          <table:table-cell table:style-name="ce10" table:formula="of:=SUM([$sunday.F40] - [$sunday.E40])" office:value-type="float" office:value="0" calcext:value-type="float">
            <text:p>.00</text:p>
          </table:table-cell>
          <table:table-cell table:style-name="ce10" table:formula="of:=IF([$sunday.B40]=&quot;ns day&quot;;[$sunday.C40]; IF([$sunday.C40] &lt;= 8 + [$reference.C4]; 0; MIN(MAX([$sunday.C40] - 8; 0);IF([$sunday.J40] &lt;= [$reference.C4];0; [$sunday.J4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quino, s</text:p>
          </table:table-cell>
          <table:table-cell table:style-name="ce8" table:number-columns-repeated="5"/>
          <table:table-cell table:style-name="ce11"/>
          <table:table-cell table:style-name="ce8" table:formula="of:=SUM([$sunday.F41] - [$sunday.E41])" office:value-type="float" office:value="0" calcext:value-type="float">
            <text:p>.00</text:p>
          </table:table-cell>
          <table:table-cell table:style-name="ce10" table:formula="of:=IF([$sunday.B41] =&quot;ns day&quot;; [$sunday.C41]; MAX([$sunday.C41] - 8; 0))" office:value-type="float" office:value="0" calcext:value-type="float">
            <text:p>.00</text:p>
          </table:table-cell>
          <table:table-cell table:style-name="ce10" table:formula="of:=SUM([$sunday.F41] - [$sunday.E41])" office:value-type="float" office:value="0" calcext:value-type="float">
            <text:p>.00</text:p>
          </table:table-cell>
          <table:table-cell table:style-name="ce10" table:formula="of:=IF([$sunday.B41]=&quot;ns day&quot;;[$sunday.C41]; IF([$sunday.C41] &lt;= 8 + [$reference.C4]; 0; MIN(MAX([$sunday.C41] - 8; 0);IF([$sunday.J41] &lt;= [$reference.C4];0; [$sunday.J4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binskiy, m</text:p>
          </table:table-cell>
          <table:table-cell table:style-name="ce8" table:number-columns-repeated="5"/>
          <table:table-cell table:style-name="ce11"/>
          <table:table-cell table:style-name="ce8" table:formula="of:=SUM([$sunday.F42] - [$sunday.E42])" office:value-type="float" office:value="0" calcext:value-type="float">
            <text:p>.00</text:p>
          </table:table-cell>
          <table:table-cell table:style-name="ce10" table:formula="of:=IF([$sunday.B42] =&quot;ns day&quot;; [$sunday.C42]; MAX([$sunday.C42] - 8; 0))" office:value-type="float" office:value="0" calcext:value-type="float">
            <text:p>.00</text:p>
          </table:table-cell>
          <table:table-cell table:style-name="ce10" table:formula="of:=SUM([$sunday.F42] - [$sunday.E42])" office:value-type="float" office:value="0" calcext:value-type="float">
            <text:p>.00</text:p>
          </table:table-cell>
          <table:table-cell table:style-name="ce10" table:formula="of:=IF([$sunday.B42]=&quot;ns day&quot;;[$sunday.C42]; IF([$sunday.C42] &lt;= 8 + [$reference.C4]; 0; MIN(MAX([$sunday.C42] - 8; 0);IF([$sunday.J42] &lt;= [$reference.C4];0; [$sunday.J4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ssa, e</text:p>
          </table:table-cell>
          <table:table-cell table:style-name="ce8" table:number-columns-repeated="5"/>
          <table:table-cell table:style-name="ce11"/>
          <table:table-cell table:style-name="ce8" table:formula="of:=SUM([$sunday.F43] - [$sunday.E43])" office:value-type="float" office:value="0" calcext:value-type="float">
            <text:p>.00</text:p>
          </table:table-cell>
          <table:table-cell table:style-name="ce10" table:formula="of:=IF([$sunday.B43] =&quot;ns day&quot;; [$sunday.C43]; MAX([$sunday.C43] - 8; 0))" office:value-type="float" office:value="0" calcext:value-type="float">
            <text:p>.00</text:p>
          </table:table-cell>
          <table:table-cell table:style-name="ce10" table:formula="of:=SUM([$sunday.F43] - [$sunday.E43])" office:value-type="float" office:value="0" calcext:value-type="float">
            <text:p>.00</text:p>
          </table:table-cell>
          <table:table-cell table:style-name="ce10" table:formula="of:=IF([$sunday.B43]=&quot;ns day&quot;;[$sunday.C43]; IF([$sunday.C43] &lt;= 8 + [$reference.C4]; 0; MIN(MAX([$sunday.C43] - 8; 0);IF([$sunday.J43] &lt;= [$reference.C4];0; [$sunday.J4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onilla, g</text:p>
          </table:table-cell>
          <table:table-cell table:style-name="ce8" table:number-columns-repeated="5"/>
          <table:table-cell table:style-name="ce11"/>
          <table:table-cell table:style-name="ce8" table:formula="of:=SUM([$sunday.F44] - [$sunday.E44])" office:value-type="float" office:value="0" calcext:value-type="float">
            <text:p>.00</text:p>
          </table:table-cell>
          <table:table-cell table:style-name="ce10" table:formula="of:=IF([$sunday.B44] =&quot;ns day&quot;; [$sunday.C44]; MAX([$sunday.C44] - 8; 0))" office:value-type="float" office:value="0" calcext:value-type="float">
            <text:p>.00</text:p>
          </table:table-cell>
          <table:table-cell table:style-name="ce10" table:formula="of:=SUM([$sunday.F44] - [$sunday.E44])" office:value-type="float" office:value="0" calcext:value-type="float">
            <text:p>.00</text:p>
          </table:table-cell>
          <table:table-cell table:style-name="ce10" table:formula="of:=IF([$sunday.B44]=&quot;ns day&quot;;[$sunday.C44]; IF([$sunday.C44] &lt;= 8 + [$reference.C4]; 0; MIN(MAX([$sunday.C44] - 8; 0);IF([$sunday.J44] &lt;= [$reference.C4];0; [$sunday.J4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own, a</text:p>
          </table:table-cell>
          <table:table-cell table:style-name="ce8" table:number-columns-repeated="5"/>
          <table:table-cell table:style-name="ce11"/>
          <table:table-cell table:style-name="ce8" table:formula="of:=SUM([$sunday.F45] - [$sunday.E45])" office:value-type="float" office:value="0" calcext:value-type="float">
            <text:p>.00</text:p>
          </table:table-cell>
          <table:table-cell table:style-name="ce10" table:formula="of:=IF([$sunday.B45] =&quot;ns day&quot;; [$sunday.C45]; MAX([$sunday.C45] - 8; 0))" office:value-type="float" office:value="0" calcext:value-type="float">
            <text:p>.00</text:p>
          </table:table-cell>
          <table:table-cell table:style-name="ce10" table:formula="of:=SUM([$sunday.F45] - [$sunday.E45])" office:value-type="float" office:value="0" calcext:value-type="float">
            <text:p>.00</text:p>
          </table:table-cell>
          <table:table-cell table:style-name="ce10" table:formula="of:=IF([$sunday.B45]=&quot;ns day&quot;;[$sunday.C45]; IF([$sunday.C45] &lt;= 8 + [$reference.C4]; 0; MIN(MAX([$sunday.C45] - 8; 0);IF([$sunday.J45] &lt;= [$reference.C4];0; [$sunday.J4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ustos, h</text:p>
          </table:table-cell>
          <table:table-cell table:style-name="ce8" table:number-columns-repeated="5"/>
          <table:table-cell table:style-name="ce11"/>
          <table:table-cell table:style-name="ce8" table:formula="of:=SUM([$sunday.F46] - [$sunday.E46])" office:value-type="float" office:value="0" calcext:value-type="float">
            <text:p>.00</text:p>
          </table:table-cell>
          <table:table-cell table:style-name="ce10" table:formula="of:=IF([$sunday.B46] =&quot;ns day&quot;; [$sunday.C46]; MAX([$sunday.C46] - 8; 0))" office:value-type="float" office:value="0" calcext:value-type="float">
            <text:p>.00</text:p>
          </table:table-cell>
          <table:table-cell table:style-name="ce10" table:formula="of:=SUM([$sunday.F46] - [$sunday.E46])" office:value-type="float" office:value="0" calcext:value-type="float">
            <text:p>.00</text:p>
          </table:table-cell>
          <table:table-cell table:style-name="ce10" table:formula="of:=IF([$sunday.B46]=&quot;ns day&quot;;[$sunday.C46]; IF([$sunday.C46] &lt;= 8 + [$reference.C4]; 0; MIN(MAX([$sunday.C46] - 8; 0);IF([$sunday.J46] &lt;= [$reference.C4];0; [$sunday.J4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hung, b</text:p>
          </table:table-cell>
          <table:table-cell table:style-name="ce8" table:number-columns-repeated="5"/>
          <table:table-cell table:style-name="ce11"/>
          <table:table-cell table:style-name="ce8" table:formula="of:=SUM([$sunday.F47] - [$sunday.E47])" office:value-type="float" office:value="0" calcext:value-type="float">
            <text:p>.00</text:p>
          </table:table-cell>
          <table:table-cell table:style-name="ce10" table:formula="of:=IF([$sunday.B47] =&quot;ns day&quot;; [$sunday.C47]; MAX([$sunday.C47] - 8; 0))" office:value-type="float" office:value="0" calcext:value-type="float">
            <text:p>.00</text:p>
          </table:table-cell>
          <table:table-cell table:style-name="ce10" table:formula="of:=SUM([$sunday.F47] - [$sunday.E47])" office:value-type="float" office:value="0" calcext:value-type="float">
            <text:p>.00</text:p>
          </table:table-cell>
          <table:table-cell table:style-name="ce10" table:formula="of:=IF([$sunday.B47]=&quot;ns day&quot;;[$sunday.C47]; IF([$sunday.C47] &lt;= 8 + [$reference.C4]; 0; MIN(MAX([$sunday.C47] - 8; 0);IF([$sunday.J47] &lt;= [$reference.C4];0; [$sunday.J4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stodio, t</text:p>
          </table:table-cell>
          <table:table-cell table:style-name="ce8" table:number-columns-repeated="5"/>
          <table:table-cell table:style-name="ce11"/>
          <table:table-cell table:style-name="ce8" table:formula="of:=SUM([$sunday.F48] - [$sunday.E48])" office:value-type="float" office:value="0" calcext:value-type="float">
            <text:p>.00</text:p>
          </table:table-cell>
          <table:table-cell table:style-name="ce10" table:formula="of:=IF([$sunday.B48] =&quot;ns day&quot;; [$sunday.C48]; MAX([$sunday.C48] - 8; 0))" office:value-type="float" office:value="0" calcext:value-type="float">
            <text:p>.00</text:p>
          </table:table-cell>
          <table:table-cell table:style-name="ce10" table:formula="of:=SUM([$sunday.F48] - [$sunday.E48])" office:value-type="float" office:value="0" calcext:value-type="float">
            <text:p>.00</text:p>
          </table:table-cell>
          <table:table-cell table:style-name="ce10" table:formula="of:=IF([$sunday.B48]=&quot;ns day&quot;;[$sunday.C48]; IF([$sunday.C48] &lt;= 8 + [$reference.C4]; 0; MIN(MAX([$sunday.C48] - 8; 0);IF([$sunday.J48] &lt;= [$reference.C4];0; [$sunday.J4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aylie, j</text:p>
          </table:table-cell>
          <table:table-cell table:style-name="ce8" table:number-columns-repeated="5"/>
          <table:table-cell table:style-name="ce11"/>
          <table:table-cell table:style-name="ce8" table:formula="of:=SUM([$sunday.F49] - [$sunday.E49])" office:value-type="float" office:value="0" calcext:value-type="float">
            <text:p>.00</text:p>
          </table:table-cell>
          <table:table-cell table:style-name="ce10" table:formula="of:=IF([$sunday.B49] =&quot;ns day&quot;; [$sunday.C49]; MAX([$sunday.C49] - 8; 0))" office:value-type="float" office:value="0" calcext:value-type="float">
            <text:p>.00</text:p>
          </table:table-cell>
          <table:table-cell table:style-name="ce10" table:formula="of:=SUM([$sunday.F49] - [$sunday.E49])" office:value-type="float" office:value="0" calcext:value-type="float">
            <text:p>.00</text:p>
          </table:table-cell>
          <table:table-cell table:style-name="ce10" table:formula="of:=IF([$sunday.B49]=&quot;ns day&quot;;[$sunday.C49]; IF([$sunday.C49] &lt;= 8 + [$reference.C4]; 0; MIN(MAX([$sunday.C49] - 8; 0);IF([$sunday.J49] &lt;= [$reference.C4];0; [$sunday.J4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riste, m</text:p>
          </table:table-cell>
          <table:table-cell table:style-name="ce8" table:number-columns-repeated="5"/>
          <table:table-cell table:style-name="ce11"/>
          <table:table-cell table:style-name="ce8" table:formula="of:=SUM([$sunday.F50] - [$sunday.E50])" office:value-type="float" office:value="0" calcext:value-type="float">
            <text:p>.00</text:p>
          </table:table-cell>
          <table:table-cell table:style-name="ce10" table:formula="of:=IF([$sunday.B50] =&quot;ns day&quot;; [$sunday.C50]; MAX([$sunday.C50] - 8; 0))" office:value-type="float" office:value="0" calcext:value-type="float">
            <text:p>.00</text:p>
          </table:table-cell>
          <table:table-cell table:style-name="ce10" table:formula="of:=SUM([$sunday.F50] - [$sunday.E50])" office:value-type="float" office:value="0" calcext:value-type="float">
            <text:p>.00</text:p>
          </table:table-cell>
          <table:table-cell table:style-name="ce10" table:formula="of:=IF([$sunday.B50]=&quot;ns day&quot;;[$sunday.C50]; IF([$sunday.C50] &lt;= 8 + [$reference.C4]; 0; MIN(MAX([$sunday.C50] - 8; 0);IF([$sunday.J50] &lt;= [$reference.C4];0; [$sunday.J5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delman, c</text:p>
          </table:table-cell>
          <table:table-cell table:style-name="ce8" table:number-columns-repeated="5"/>
          <table:table-cell table:style-name="ce11"/>
          <table:table-cell table:style-name="ce8" table:formula="of:=SUM([$sunday.F51] - [$sunday.E51])" office:value-type="float" office:value="0" calcext:value-type="float">
            <text:p>.00</text:p>
          </table:table-cell>
          <table:table-cell table:style-name="ce10" table:formula="of:=IF([$sunday.B51] =&quot;ns day&quot;; [$sunday.C51]; MAX([$sunday.C51] - 8; 0))" office:value-type="float" office:value="0" calcext:value-type="float">
            <text:p>.00</text:p>
          </table:table-cell>
          <table:table-cell table:style-name="ce10" table:formula="of:=SUM([$sunday.F51] - [$sunday.E51])" office:value-type="float" office:value="0" calcext:value-type="float">
            <text:p>.00</text:p>
          </table:table-cell>
          <table:table-cell table:style-name="ce10" table:formula="of:=IF([$sunday.B51]=&quot;ns day&quot;;[$sunday.C51]; IF([$sunday.C51] &lt;= 8 + [$reference.C4]; 0; MIN(MAX([$sunday.C51] - 8; 0);IF([$sunday.J51] &lt;= [$reference.C4];0; [$sunday.J5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ffrso, t</text:p>
          </table:table-cell>
          <table:table-cell table:style-name="ce8" table:number-columns-repeated="5"/>
          <table:table-cell table:style-name="ce11"/>
          <table:table-cell table:style-name="ce8" table:formula="of:=SUM([$sunday.F52] - [$sunday.E52])" office:value-type="float" office:value="0" calcext:value-type="float">
            <text:p>.00</text:p>
          </table:table-cell>
          <table:table-cell table:style-name="ce10" table:formula="of:=IF([$sunday.B52] =&quot;ns day&quot;; [$sunday.C52]; MAX([$sunday.C52] - 8; 0))" office:value-type="float" office:value="0" calcext:value-type="float">
            <text:p>.00</text:p>
          </table:table-cell>
          <table:table-cell table:style-name="ce10" table:formula="of:=SUM([$sunday.F52] - [$sunday.E52])" office:value-type="float" office:value="0" calcext:value-type="float">
            <text:p>.00</text:p>
          </table:table-cell>
          <table:table-cell table:style-name="ce10" table:formula="of:=IF([$sunday.B52]=&quot;ns day&quot;;[$sunday.C52]; IF([$sunday.C52] &lt;= 8 + [$reference.C4]; 0; MIN(MAX([$sunday.C52] - 8; 0);IF([$sunday.J52] &lt;= [$reference.C4];0; [$sunday.J5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lmbold, a</text:p>
          </table:table-cell>
          <table:table-cell table:style-name="ce8" table:number-columns-repeated="5"/>
          <table:table-cell table:style-name="ce11"/>
          <table:table-cell table:style-name="ce8" table:formula="of:=SUM([$sunday.F53] - [$sunday.E53])" office:value-type="float" office:value="0" calcext:value-type="float">
            <text:p>.00</text:p>
          </table:table-cell>
          <table:table-cell table:style-name="ce10" table:formula="of:=IF([$sunday.B53] =&quot;ns day&quot;; [$sunday.C53]; MAX([$sunday.C53] - 8; 0))" office:value-type="float" office:value="0" calcext:value-type="float">
            <text:p>.00</text:p>
          </table:table-cell>
          <table:table-cell table:style-name="ce10" table:formula="of:=SUM([$sunday.F53] - [$sunday.E53])" office:value-type="float" office:value="0" calcext:value-type="float">
            <text:p>.00</text:p>
          </table:table-cell>
          <table:table-cell table:style-name="ce10" table:formula="of:=IF([$sunday.B53]=&quot;ns day&quot;;[$sunday.C53]; IF([$sunday.C53] &lt;= 8 + [$reference.C4]; 0; MIN(MAX([$sunday.C53] - 8; 0);IF([$sunday.J53] &lt;= [$reference.C4];0; [$sunday.J5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nderson, j</text:p>
          </table:table-cell>
          <table:table-cell table:style-name="ce8" table:number-columns-repeated="5"/>
          <table:table-cell table:style-name="ce11"/>
          <table:table-cell table:style-name="ce8" table:formula="of:=SUM([$sunday.F54] - [$sunday.E54])" office:value-type="float" office:value="0" calcext:value-type="float">
            <text:p>.00</text:p>
          </table:table-cell>
          <table:table-cell table:style-name="ce10" table:formula="of:=IF([$sunday.B54] =&quot;ns day&quot;; [$sunday.C54]; MAX([$sunday.C54] - 8; 0))" office:value-type="float" office:value="0" calcext:value-type="float">
            <text:p>.00</text:p>
          </table:table-cell>
          <table:table-cell table:style-name="ce10" table:formula="of:=SUM([$sunday.F54] - [$sunday.E54])" office:value-type="float" office:value="0" calcext:value-type="float">
            <text:p>.00</text:p>
          </table:table-cell>
          <table:table-cell table:style-name="ce10" table:formula="of:=IF([$sunday.B54]=&quot;ns day&quot;;[$sunday.C54]; IF([$sunday.C54] &lt;= 8 + [$reference.C4]; 0; MIN(MAX([$sunday.C54] - 8; 0);IF([$sunday.J54] &lt;= [$reference.C4];0; [$sunday.J5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 huillier jr, w</text:p>
          </table:table-cell>
          <table:table-cell table:style-name="ce8" table:number-columns-repeated="5"/>
          <table:table-cell table:style-name="ce11"/>
          <table:table-cell table:style-name="ce8" table:formula="of:=SUM([$sunday.F55] - [$sunday.E55])" office:value-type="float" office:value="0" calcext:value-type="float">
            <text:p>.00</text:p>
          </table:table-cell>
          <table:table-cell table:style-name="ce10" table:formula="of:=IF([$sunday.B55] =&quot;ns day&quot;; [$sunday.C55]; MAX([$sunday.C55] - 8; 0))" office:value-type="float" office:value="0" calcext:value-type="float">
            <text:p>.00</text:p>
          </table:table-cell>
          <table:table-cell table:style-name="ce10" table:formula="of:=SUM([$sunday.F55] - [$sunday.E55])" office:value-type="float" office:value="0" calcext:value-type="float">
            <text:p>.00</text:p>
          </table:table-cell>
          <table:table-cell table:style-name="ce10" table:formula="of:=IF([$sunday.B55]=&quot;ns day&quot;;[$sunday.C55]; IF([$sunday.C55] &lt;= 8 + [$reference.C4]; 0; MIN(MAX([$sunday.C55] - 8; 0);IF([$sunday.J55] &lt;= [$reference.C4];0; [$sunday.J5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pez, d</text:p>
          </table:table-cell>
          <table:table-cell table:style-name="ce8" table:number-columns-repeated="5"/>
          <table:table-cell table:style-name="ce11"/>
          <table:table-cell table:style-name="ce8" table:formula="of:=SUM([$sunday.F56] - [$sunday.E56])" office:value-type="float" office:value="0" calcext:value-type="float">
            <text:p>.00</text:p>
          </table:table-cell>
          <table:table-cell table:style-name="ce10" table:formula="of:=IF([$sunday.B56] =&quot;ns day&quot;; [$sunday.C56]; MAX([$sunday.C56] - 8; 0))" office:value-type="float" office:value="0" calcext:value-type="float">
            <text:p>.00</text:p>
          </table:table-cell>
          <table:table-cell table:style-name="ce10" table:formula="of:=SUM([$sunday.F56] - [$sunday.E56])" office:value-type="float" office:value="0" calcext:value-type="float">
            <text:p>.00</text:p>
          </table:table-cell>
          <table:table-cell table:style-name="ce10" table:formula="of:=IF([$sunday.B56]=&quot;ns day&quot;;[$sunday.C56]; IF([$sunday.C56] &lt;= 8 + [$reference.C4]; 0; MIN(MAX([$sunday.C56] - 8; 0);IF([$sunday.J56] &lt;= [$reference.C4];0; [$sunday.J5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donald, n</text:p>
          </table:table-cell>
          <table:table-cell table:style-name="ce8" table:number-columns-repeated="5"/>
          <table:table-cell table:style-name="ce11"/>
          <table:table-cell table:style-name="ce8" table:formula="of:=SUM([$sunday.F57] - [$sunday.E57])" office:value-type="float" office:value="0" calcext:value-type="float">
            <text:p>.00</text:p>
          </table:table-cell>
          <table:table-cell table:style-name="ce10" table:formula="of:=IF([$sunday.B57] =&quot;ns day&quot;; [$sunday.C57]; MAX([$sunday.C57] - 8; 0))" office:value-type="float" office:value="0" calcext:value-type="float">
            <text:p>.00</text:p>
          </table:table-cell>
          <table:table-cell table:style-name="ce10" table:formula="of:=SUM([$sunday.F57] - [$sunday.E57])" office:value-type="float" office:value="0" calcext:value-type="float">
            <text:p>.00</text:p>
          </table:table-cell>
          <table:table-cell table:style-name="ce10" table:formula="of:=IF([$sunday.B57]=&quot;ns day&quot;;[$sunday.C57]; IF([$sunday.C57] &lt;= 8 + [$reference.C4]; 0; MIN(MAX([$sunday.C57] - 8; 0);IF([$sunday.J57] &lt;= [$reference.C4];0; [$sunday.J5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mains, t</text:p>
          </table:table-cell>
          <table:table-cell table:style-name="ce8" table:number-columns-repeated="5"/>
          <table:table-cell table:style-name="ce11"/>
          <table:table-cell table:style-name="ce8" table:formula="of:=SUM([$sunday.F58] - [$sunday.E58])" office:value-type="float" office:value="0" calcext:value-type="float">
            <text:p>.00</text:p>
          </table:table-cell>
          <table:table-cell table:style-name="ce10" table:formula="of:=IF([$sunday.B58] =&quot;ns day&quot;; [$sunday.C58]; MAX([$sunday.C58] - 8; 0))" office:value-type="float" office:value="0" calcext:value-type="float">
            <text:p>.00</text:p>
          </table:table-cell>
          <table:table-cell table:style-name="ce10" table:formula="of:=SUM([$sunday.F58] - [$sunday.E58])" office:value-type="float" office:value="0" calcext:value-type="float">
            <text:p>.00</text:p>
          </table:table-cell>
          <table:table-cell table:style-name="ce10" table:formula="of:=IF([$sunday.B58]=&quot;ns day&quot;;[$sunday.C58]; IF([$sunday.C58] &lt;= 8 + [$reference.C4]; 0; MIN(MAX([$sunday.C58] - 8; 0);IF([$sunday.J58] &lt;= [$reference.C4];0; [$sunday.J5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ller, b</text:p>
          </table:table-cell>
          <table:table-cell table:style-name="ce8" table:number-columns-repeated="5"/>
          <table:table-cell table:style-name="ce11"/>
          <table:table-cell table:style-name="ce8" table:formula="of:=SUM([$sunday.F59] - [$sunday.E59])" office:value-type="float" office:value="0" calcext:value-type="float">
            <text:p>.00</text:p>
          </table:table-cell>
          <table:table-cell table:style-name="ce10" table:formula="of:=IF([$sunday.B59] =&quot;ns day&quot;; [$sunday.C59]; MAX([$sunday.C59] - 8; 0))" office:value-type="float" office:value="0" calcext:value-type="float">
            <text:p>.00</text:p>
          </table:table-cell>
          <table:table-cell table:style-name="ce10" table:formula="of:=SUM([$sunday.F59] - [$sunday.E59])" office:value-type="float" office:value="0" calcext:value-type="float">
            <text:p>.00</text:p>
          </table:table-cell>
          <table:table-cell table:style-name="ce10" table:formula="of:=IF([$sunday.B59]=&quot;ns day&quot;;[$sunday.C59]; IF([$sunday.C59] &lt;= 8 + [$reference.C4]; 0; MIN(MAX([$sunday.C59] - 8; 0);IF([$sunday.J59] &lt;= [$reference.C4];0; [$sunday.J5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oody, k</text:p>
          </table:table-cell>
          <table:table-cell table:style-name="ce8" table:number-columns-repeated="5"/>
          <table:table-cell table:style-name="ce11"/>
          <table:table-cell table:style-name="ce8" table:formula="of:=SUM([$sunday.F60] - [$sunday.E60])" office:value-type="float" office:value="0" calcext:value-type="float">
            <text:p>.00</text:p>
          </table:table-cell>
          <table:table-cell table:style-name="ce10" table:formula="of:=IF([$sunday.B60] =&quot;ns day&quot;; [$sunday.C60]; MAX([$sunday.C60] - 8; 0))" office:value-type="float" office:value="0" calcext:value-type="float">
            <text:p>.00</text:p>
          </table:table-cell>
          <table:table-cell table:style-name="ce10" table:formula="of:=SUM([$sunday.F60] - [$sunday.E60])" office:value-type="float" office:value="0" calcext:value-type="float">
            <text:p>.00</text:p>
          </table:table-cell>
          <table:table-cell table:style-name="ce10" table:formula="of:=IF([$sunday.B60]=&quot;ns day&quot;;[$sunday.C60]; IF([$sunday.C60] &lt;= 8 + [$reference.C4]; 0; MIN(MAX([$sunday.C60] - 8; 0);IF([$sunday.J60] &lt;= [$reference.C4];0; [$sunday.J6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guyen, d</text:p>
          </table:table-cell>
          <table:table-cell table:style-name="ce8" table:number-columns-repeated="5"/>
          <table:table-cell table:style-name="ce11"/>
          <table:table-cell table:style-name="ce8" table:formula="of:=SUM([$sunday.F61] - [$sunday.E61])" office:value-type="float" office:value="0" calcext:value-type="float">
            <text:p>.00</text:p>
          </table:table-cell>
          <table:table-cell table:style-name="ce10" table:formula="of:=IF([$sunday.B61] =&quot;ns day&quot;; [$sunday.C61]; MAX([$sunday.C61] - 8; 0))" office:value-type="float" office:value="0" calcext:value-type="float">
            <text:p>.00</text:p>
          </table:table-cell>
          <table:table-cell table:style-name="ce10" table:formula="of:=SUM([$sunday.F61] - [$sunday.E61])" office:value-type="float" office:value="0" calcext:value-type="float">
            <text:p>.00</text:p>
          </table:table-cell>
          <table:table-cell table:style-name="ce10" table:formula="of:=IF([$sunday.B61]=&quot;ns day&quot;;[$sunday.C61]; IF([$sunday.C61] &lt;= 8 + [$reference.C4]; 0; MIN(MAX([$sunday.C61] - 8; 0);IF([$sunday.J61] &lt;= [$reference.C4];0; [$sunday.J6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driquez, j</text:p>
          </table:table-cell>
          <table:table-cell table:style-name="ce8" table:number-columns-repeated="5"/>
          <table:table-cell table:style-name="ce11"/>
          <table:table-cell table:style-name="ce8" table:formula="of:=SUM([$sunday.F62] - [$sunday.E62])" office:value-type="float" office:value="0" calcext:value-type="float">
            <text:p>.00</text:p>
          </table:table-cell>
          <table:table-cell table:style-name="ce10" table:formula="of:=IF([$sunday.B62] =&quot;ns day&quot;; [$sunday.C62]; MAX([$sunday.C62] - 8; 0))" office:value-type="float" office:value="0" calcext:value-type="float">
            <text:p>.00</text:p>
          </table:table-cell>
          <table:table-cell table:style-name="ce10" table:formula="of:=SUM([$sunday.F62] - [$sunday.E62])" office:value-type="float" office:value="0" calcext:value-type="float">
            <text:p>.00</text:p>
          </table:table-cell>
          <table:table-cell table:style-name="ce10" table:formula="of:=IF([$sunday.B62]=&quot;ns day&quot;;[$sunday.C62]; IF([$sunday.C62] &lt;= 8 + [$reference.C4]; 0; MIN(MAX([$sunday.C62] - 8; 0);IF([$sunday.J62] &lt;= [$reference.C4];0; [$sunday.J6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se jr, a</text:p>
          </table:table-cell>
          <table:table-cell table:style-name="ce8" table:number-columns-repeated="5"/>
          <table:table-cell table:style-name="ce11"/>
          <table:table-cell table:style-name="ce8" table:formula="of:=SUM([$sunday.F63] - [$sunday.E63])" office:value-type="float" office:value="0" calcext:value-type="float">
            <text:p>.00</text:p>
          </table:table-cell>
          <table:table-cell table:style-name="ce10" table:formula="of:=IF([$sunday.B63] =&quot;ns day&quot;; [$sunday.C63]; MAX([$sunday.C63] - 8; 0))" office:value-type="float" office:value="0" calcext:value-type="float">
            <text:p>.00</text:p>
          </table:table-cell>
          <table:table-cell table:style-name="ce10" table:formula="of:=SUM([$sunday.F63] - [$sunday.E63])" office:value-type="float" office:value="0" calcext:value-type="float">
            <text:p>.00</text:p>
          </table:table-cell>
          <table:table-cell table:style-name="ce10" table:formula="of:=IF([$sunday.B63]=&quot;ns day&quot;;[$sunday.C63]; IF([$sunday.C63] &lt;= 8 + [$reference.C4]; 0; MIN(MAX([$sunday.C63] - 8; 0);IF([$sunday.J63] &lt;= [$reference.C4];0; [$sunday.J6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lih-mohamed, s</text:p>
          </table:table-cell>
          <table:table-cell table:style-name="ce8" table:number-columns-repeated="5"/>
          <table:table-cell table:style-name="ce11"/>
          <table:table-cell table:style-name="ce8" table:formula="of:=SUM([$sunday.F64] - [$sunday.E64])" office:value-type="float" office:value="0" calcext:value-type="float">
            <text:p>.00</text:p>
          </table:table-cell>
          <table:table-cell table:style-name="ce10" table:formula="of:=IF([$sunday.B64] =&quot;ns day&quot;; [$sunday.C64]; MAX([$sunday.C64] - 8; 0))" office:value-type="float" office:value="0" calcext:value-type="float">
            <text:p>.00</text:p>
          </table:table-cell>
          <table:table-cell table:style-name="ce10" table:formula="of:=SUM([$sunday.F64] - [$sunday.E64])" office:value-type="float" office:value="0" calcext:value-type="float">
            <text:p>.00</text:p>
          </table:table-cell>
          <table:table-cell table:style-name="ce10" table:formula="of:=IF([$sunday.B64]=&quot;ns day&quot;;[$sunday.C64]; IF([$sunday.C64] &lt;= 8 + [$reference.C4]; 0; MIN(MAX([$sunday.C64] - 8; 0);IF([$sunday.J64] &lt;= [$reference.C4];0; [$sunday.J6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nchez, p</text:p>
          </table:table-cell>
          <table:table-cell table:style-name="ce8" table:number-columns-repeated="5"/>
          <table:table-cell table:style-name="ce11"/>
          <table:table-cell table:style-name="ce8" table:formula="of:=SUM([$sunday.F65] - [$sunday.E65])" office:value-type="float" office:value="0" calcext:value-type="float">
            <text:p>.00</text:p>
          </table:table-cell>
          <table:table-cell table:style-name="ce10" table:formula="of:=IF([$sunday.B65] =&quot;ns day&quot;; [$sunday.C65]; MAX([$sunday.C65] - 8; 0))" office:value-type="float" office:value="0" calcext:value-type="float">
            <text:p>.00</text:p>
          </table:table-cell>
          <table:table-cell table:style-name="ce10" table:formula="of:=SUM([$sunday.F65] - [$sunday.E65])" office:value-type="float" office:value="0" calcext:value-type="float">
            <text:p>.00</text:p>
          </table:table-cell>
          <table:table-cell table:style-name="ce10" table:formula="of:=IF([$sunday.B65]=&quot;ns day&quot;;[$sunday.C65]; IF([$sunday.C65] &lt;= 8 + [$reference.C4]; 0; MIN(MAX([$sunday.C65] - 8; 0);IF([$sunday.J65] &lt;= [$reference.C4];0; [$sunday.J6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hrestha, p</text:p>
          </table:table-cell>
          <table:table-cell table:style-name="ce8" table:number-columns-repeated="5"/>
          <table:table-cell table:style-name="ce11"/>
          <table:table-cell table:style-name="ce8" table:formula="of:=SUM([$sunday.F66] - [$sunday.E66])" office:value-type="float" office:value="0" calcext:value-type="float">
            <text:p>.00</text:p>
          </table:table-cell>
          <table:table-cell table:style-name="ce10" table:formula="of:=IF([$sunday.B66] =&quot;ns day&quot;; [$sunday.C66]; MAX([$sunday.C66] - 8; 0))" office:value-type="float" office:value="0" calcext:value-type="float">
            <text:p>.00</text:p>
          </table:table-cell>
          <table:table-cell table:style-name="ce10" table:formula="of:=SUM([$sunday.F66] - [$sunday.E66])" office:value-type="float" office:value="0" calcext:value-type="float">
            <text:p>.00</text:p>
          </table:table-cell>
          <table:table-cell table:style-name="ce10" table:formula="of:=IF([$sunday.B66]=&quot;ns day&quot;;[$sunday.C66]; IF([$sunday.C66] &lt;= 8 + [$reference.C4]; 0; MIN(MAX([$sunday.C66] - 8; 0);IF([$sunday.J66] &lt;= [$reference.C4];0; [$sunday.J6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inke, s</text:p>
          </table:table-cell>
          <table:table-cell table:style-name="ce8" table:number-columns-repeated="5"/>
          <table:table-cell table:style-name="ce11"/>
          <table:table-cell table:style-name="ce8" table:formula="of:=SUM([$sunday.F67] - [$sunday.E67])" office:value-type="float" office:value="0" calcext:value-type="float">
            <text:p>.00</text:p>
          </table:table-cell>
          <table:table-cell table:style-name="ce10" table:formula="of:=IF([$sunday.B67] =&quot;ns day&quot;; [$sunday.C67]; MAX([$sunday.C67] - 8; 0))" office:value-type="float" office:value="0" calcext:value-type="float">
            <text:p>.00</text:p>
          </table:table-cell>
          <table:table-cell table:style-name="ce10" table:formula="of:=SUM([$sunday.F67] - [$sunday.E67])" office:value-type="float" office:value="0" calcext:value-type="float">
            <text:p>.00</text:p>
          </table:table-cell>
          <table:table-cell table:style-name="ce10" table:formula="of:=IF([$sunday.B67]=&quot;ns day&quot;;[$sunday.C67]; IF([$sunday.C67] &lt;= 8 + [$reference.C4]; 0; MIN(MAX([$sunday.C67] - 8; 0);IF([$sunday.J67] &lt;= [$reference.C4];0; [$sunday.J6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ymons, s</text:p>
          </table:table-cell>
          <table:table-cell table:style-name="ce8" table:number-columns-repeated="5"/>
          <table:table-cell table:style-name="ce11"/>
          <table:table-cell table:style-name="ce8" table:formula="of:=SUM([$sunday.F68] - [$sunday.E68])" office:value-type="float" office:value="0" calcext:value-type="float">
            <text:p>.00</text:p>
          </table:table-cell>
          <table:table-cell table:style-name="ce10" table:formula="of:=IF([$sunday.B68] =&quot;ns day&quot;; [$sunday.C68]; MAX([$sunday.C68] - 8; 0))" office:value-type="float" office:value="0" calcext:value-type="float">
            <text:p>.00</text:p>
          </table:table-cell>
          <table:table-cell table:style-name="ce10" table:formula="of:=SUM([$sunday.F68] - [$sunday.E68])" office:value-type="float" office:value="0" calcext:value-type="float">
            <text:p>.00</text:p>
          </table:table-cell>
          <table:table-cell table:style-name="ce10" table:formula="of:=IF([$sunday.B68]=&quot;ns day&quot;;[$sunday.C68]; IF([$sunday.C68] &lt;= 8 + [$reference.C4]; 0; MIN(MAX([$sunday.C68] - 8; 0);IF([$sunday.J68] &lt;= [$reference.C4];0; [$sunday.J6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rpey, m</text:p>
          </table:table-cell>
          <table:table-cell table:style-name="ce8" table:number-columns-repeated="5"/>
          <table:table-cell table:style-name="ce11"/>
          <table:table-cell table:style-name="ce8" table:formula="of:=SUM([$sunday.F69] - [$sunday.E69])" office:value-type="float" office:value="0" calcext:value-type="float">
            <text:p>.00</text:p>
          </table:table-cell>
          <table:table-cell table:style-name="ce10" table:formula="of:=IF([$sunday.B69] =&quot;ns day&quot;; [$sunday.C69]; MAX([$sunday.C69] - 8; 0))" office:value-type="float" office:value="0" calcext:value-type="float">
            <text:p>.00</text:p>
          </table:table-cell>
          <table:table-cell table:style-name="ce10" table:formula="of:=SUM([$sunday.F69] - [$sunday.E69])" office:value-type="float" office:value="0" calcext:value-type="float">
            <text:p>.00</text:p>
          </table:table-cell>
          <table:table-cell table:style-name="ce10" table:formula="of:=IF([$sunday.B69]=&quot;ns day&quot;;[$sunday.C69]; IF([$sunday.C69] &lt;= 8 + [$reference.C4]; 0; MIN(MAX([$sunday.C69] - 8; 0);IF([$sunday.J69] &lt;= [$reference.C4];0; [$sunday.J6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alker, c</text:p>
          </table:table-cell>
          <table:table-cell table:style-name="ce8" table:number-columns-repeated="5"/>
          <table:table-cell table:style-name="ce11"/>
          <table:table-cell table:style-name="ce8" table:formula="of:=SUM([$sunday.F70] - [$sunday.E70])" office:value-type="float" office:value="0" calcext:value-type="float">
            <text:p>.00</text:p>
          </table:table-cell>
          <table:table-cell table:style-name="ce10" table:formula="of:=IF([$sunday.B70] =&quot;ns day&quot;; [$sunday.C70]; MAX([$sunday.C70] - 8; 0))" office:value-type="float" office:value="0" calcext:value-type="float">
            <text:p>.00</text:p>
          </table:table-cell>
          <table:table-cell table:style-name="ce10" table:formula="of:=SUM([$sunday.F70] - [$sunday.E70])" office:value-type="float" office:value="0" calcext:value-type="float">
            <text:p>.00</text:p>
          </table:table-cell>
          <table:table-cell table:style-name="ce10" table:formula="of:=IF([$sunday.B70]=&quot;ns day&quot;;[$sunday.C70]; IF([$sunday.C70] &lt;= 8 + [$reference.C4]; 0; MIN(MAX([$sunday.C70] - 8; 0);IF([$sunday.J70] &lt;= [$reference.C4];0; [$sunday.J7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eks, t</text:p>
          </table:table-cell>
          <table:table-cell table:style-name="ce8" table:number-columns-repeated="5"/>
          <table:table-cell table:style-name="ce11"/>
          <table:table-cell table:style-name="ce8" table:formula="of:=SUM([$sunday.F71] - [$sunday.E71])" office:value-type="float" office:value="0" calcext:value-type="float">
            <text:p>.00</text:p>
          </table:table-cell>
          <table:table-cell table:style-name="ce10" table:formula="of:=IF([$sunday.B71] =&quot;ns day&quot;; [$sunday.C71]; MAX([$sunday.C71] - 8; 0))" office:value-type="float" office:value="0" calcext:value-type="float">
            <text:p>.00</text:p>
          </table:table-cell>
          <table:table-cell table:style-name="ce10" table:formula="of:=SUM([$sunday.F71] - [$sunday.E71])" office:value-type="float" office:value="0" calcext:value-type="float">
            <text:p>.00</text:p>
          </table:table-cell>
          <table:table-cell table:style-name="ce10" table:formula="of:=IF([$sunday.B71]=&quot;ns day&quot;;[$sunday.C71]; IF([$sunday.C71] &lt;= 8 + [$reference.C4]; 0; MIN(MAX([$sunday.C71] - 8; 0);IF([$sunday.J71] &lt;= [$reference.C4];0; [$sunday.J7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yerman, t</text:p>
          </table:table-cell>
          <table:table-cell table:style-name="ce8" table:number-columns-repeated="5"/>
          <table:table-cell table:style-name="ce11"/>
          <table:table-cell table:style-name="ce8" table:formula="of:=SUM([$sunday.F72] - [$sunday.E72])" office:value-type="float" office:value="0" calcext:value-type="float">
            <text:p>.00</text:p>
          </table:table-cell>
          <table:table-cell table:style-name="ce10" table:formula="of:=IF([$sunday.B72] =&quot;ns day&quot;; [$sunday.C72]; MAX([$sunday.C72] - 8; 0))" office:value-type="float" office:value="0" calcext:value-type="float">
            <text:p>.00</text:p>
          </table:table-cell>
          <table:table-cell table:style-name="ce10" table:formula="of:=SUM([$sunday.F72] - [$sunday.E72])" office:value-type="float" office:value="0" calcext:value-type="float">
            <text:p>.00</text:p>
          </table:table-cell>
          <table:table-cell table:style-name="ce10" table:formula="of:=IF([$sunday.B72]=&quot;ns day&quot;;[$sunday.C72]; IF([$sunday.C72] &lt;= 8 + [$reference.C4]; 0; MIN(MAX([$sunday.C72] - 8; 0);IF([$sunday.J72] &lt;= [$reference.C4];0; [$sunday.J7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d, n</text:p>
          </table:table-cell>
          <table:table-cell table:style-name="ce8" table:number-columns-repeated="5"/>
          <table:table-cell table:style-name="ce11"/>
          <table:table-cell table:style-name="ce8" table:formula="of:=SUM([$sunday.F73] - [$sunday.E73])" office:value-type="float" office:value="0" calcext:value-type="float">
            <text:p>.00</text:p>
          </table:table-cell>
          <table:table-cell table:style-name="ce10" table:formula="of:=IF([$sunday.B73] =&quot;ns day&quot;; [$sunday.C73]; MAX([$sunday.C73] - 8; 0))" office:value-type="float" office:value="0" calcext:value-type="float">
            <text:p>.00</text:p>
          </table:table-cell>
          <table:table-cell table:style-name="ce10" table:formula="of:=SUM([$sunday.F73] - [$sunday.E73])" office:value-type="float" office:value="0" calcext:value-type="float">
            <text:p>.00</text:p>
          </table:table-cell>
          <table:table-cell table:style-name="ce10" table:formula="of:=IF([$sunday.B73]=&quot;ns day&quot;;[$sunday.C73]; IF([$sunday.C73] &lt;= 8 + [$reference.C4]; 0; MIN(MAX([$sunday.C73] - 8; 0);IF([$sunday.J73] &lt;= [$reference.C4];0; [$sunday.J7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ten, c</text:p>
          </table:table-cell>
          <table:table-cell table:style-name="ce8" table:number-columns-repeated="5"/>
          <table:table-cell table:style-name="ce11"/>
          <table:table-cell table:style-name="ce8" table:formula="of:=SUM([$sunday.F74] - [$sunday.E74])" office:value-type="float" office:value="0" calcext:value-type="float">
            <text:p>.00</text:p>
          </table:table-cell>
          <table:table-cell table:style-name="ce10" table:formula="of:=IF([$sunday.B74] =&quot;ns day&quot;; [$sunday.C74]; MAX([$sunday.C74] - 8; 0))" office:value-type="float" office:value="0" calcext:value-type="float">
            <text:p>.00</text:p>
          </table:table-cell>
          <table:table-cell table:style-name="ce10" table:formula="of:=SUM([$sunday.F74] - [$sunday.E74])" office:value-type="float" office:value="0" calcext:value-type="float">
            <text:p>.00</text:p>
          </table:table-cell>
          <table:table-cell table:style-name="ce10" table:formula="of:=IF([$sunday.B74]=&quot;ns day&quot;;[$sunday.C74]; IF([$sunday.C74] &lt;= 8 + [$reference.C4]; 0; MIN(MAX([$sunday.C74] - 8; 0);IF([$sunday.J74] &lt;= [$reference.C4];0; [$sunday.J7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WAL Mandates</text:p>
          </table:table-cell>
          <table:table-cell table:style-name="ce10" table:formula="of:=SUM([$sunday.K40:$sunday.K74]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Mandates</text:p>
          </table:table-cell>
          <table:table-cell table:style-name="ce10" table:formula="of:=SUM([$sunday.K76] + [$sunday.K36]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vertime Desired List Carriers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hmed, t</text:p>
          </table:table-cell>
          <table:table-cell table:style-name="ce8" table:number-columns-repeated="3"/>
          <table:table-cell table:style-name="ce10" table:formula="of:=IF(OR([$sunday.B83] = &quot;light&quot;;[$sunday.B83] = &quot;excused&quot;; [$sunday.B83] = &quot;sch chg&quot;; [$sunday.B83] = &quot;annual&quot;; [$sunday.B83] = &quot;sick&quot;; [$sunday.C83] &gt;= 10 - [$reference.C5]); 0; IF([$sunday.B83] = &quot;no call&quot;; 10; IF([$sunday.C83] = 0; 0; MAX(10 - [$sunday.C83]; 0))))" office:value-type="float" office:value="0" calcext:value-type="float">
            <text:p>.00</text:p>
          </table:table-cell>
          <table:table-cell table:style-name="ce10" table:formula="of:=IF(OR([$sunday.B83] = &quot;light&quot;;[$sunday.B83] = &quot;excused&quot;; [$sunday.B83] = &quot;sch chg&quot;; [$sunday.B83] = &quot;annual&quot;; [$sunday.B83] = &quot;sick&quot;; [$sunday.C83] &gt;= 12 - [$reference.C5]); 0; IF([$sunday.B83] = &quot;no call&quot;; 12; IF([$sunday.C83] = 0; 0; MAX(12 - [$sunday.C8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arnett, j</text:p>
          </table:table-cell>
          <table:table-cell table:style-name="ce8" table:number-columns-repeated="3"/>
          <table:table-cell table:style-name="ce10" table:formula="of:=IF(OR([$sunday.B84] = &quot;light&quot;;[$sunday.B84] = &quot;excused&quot;; [$sunday.B84] = &quot;sch chg&quot;; [$sunday.B84] = &quot;annual&quot;; [$sunday.B84] = &quot;sick&quot;; [$sunday.C84] &gt;= 10 - [$reference.C5]); 0; IF([$sunday.B84] = &quot;no call&quot;; 10; IF([$sunday.C84] = 0; 0; MAX(10 - [$sunday.C84]; 0))))" office:value-type="float" office:value="0" calcext:value-type="float">
            <text:p>.00</text:p>
          </table:table-cell>
          <table:table-cell table:style-name="ce10" table:formula="of:=IF(OR([$sunday.B84] = &quot;light&quot;;[$sunday.B84] = &quot;excused&quot;; [$sunday.B84] = &quot;sch chg&quot;; [$sunday.B84] = &quot;annual&quot;; [$sunday.B84] = &quot;sick&quot;; [$sunday.C84] &gt;= 12 - [$reference.C5]); 0; IF([$sunday.B84] = &quot;no call&quot;; 12; IF([$sunday.C84] = 0; 0; MAX(12 - [$sunday.C8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nlmaloua, m</text:p>
          </table:table-cell>
          <table:table-cell table:style-name="ce8" table:number-columns-repeated="3"/>
          <table:table-cell table:style-name="ce10" table:formula="of:=IF(OR([$sunday.B85] = &quot;light&quot;;[$sunday.B85] = &quot;excused&quot;; [$sunday.B85] = &quot;sch chg&quot;; [$sunday.B85] = &quot;annual&quot;; [$sunday.B85] = &quot;sick&quot;; [$sunday.C85] &gt;= 10 - [$reference.C5]); 0; IF([$sunday.B85] = &quot;no call&quot;; 10; IF([$sunday.C85] = 0; 0; MAX(10 - [$sunday.C85]; 0))))" office:value-type="float" office:value="0" calcext:value-type="float">
            <text:p>.00</text:p>
          </table:table-cell>
          <table:table-cell table:style-name="ce10" table:formula="of:=IF(OR([$sunday.B85] = &quot;light&quot;;[$sunday.B85] = &quot;excused&quot;; [$sunday.B85] = &quot;sch chg&quot;; [$sunday.B85] = &quot;annual&quot;; [$sunday.B85] = &quot;sick&quot;; [$sunday.C85] &gt;= 12 - [$reference.C5]); 0; IF([$sunday.B85] = &quot;no call&quot;; 12; IF([$sunday.C85] = 0; 0; MAX(12 - [$sunday.C8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ross, j</text:p>
          </table:table-cell>
          <table:table-cell table:style-name="ce8" table:number-columns-repeated="3"/>
          <table:table-cell table:style-name="ce10" table:formula="of:=IF(OR([$sunday.B86] = &quot;light&quot;;[$sunday.B86] = &quot;excused&quot;; [$sunday.B86] = &quot;sch chg&quot;; [$sunday.B86] = &quot;annual&quot;; [$sunday.B86] = &quot;sick&quot;; [$sunday.C86] &gt;= 10 - [$reference.C5]); 0; IF([$sunday.B86] = &quot;no call&quot;; 10; IF([$sunday.C86] = 0; 0; MAX(10 - [$sunday.C86]; 0))))" office:value-type="float" office:value="0" calcext:value-type="float">
            <text:p>.00</text:p>
          </table:table-cell>
          <table:table-cell table:style-name="ce10" table:formula="of:=IF(OR([$sunday.B86] = &quot;light&quot;;[$sunday.B86] = &quot;excused&quot;; [$sunday.B86] = &quot;sch chg&quot;; [$sunday.B86] = &quot;annual&quot;; [$sunday.B86] = &quot;sick&quot;; [$sunday.C86] &gt;= 12 - [$reference.C5]); 0; IF([$sunday.B86] = &quot;no call&quot;; 12; IF([$sunday.C86] = 0; 0; MAX(12 - [$sunday.C8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itchen, d</text:p>
          </table:table-cell>
          <table:table-cell table:style-name="ce8" table:number-columns-repeated="3"/>
          <table:table-cell table:style-name="ce10" table:formula="of:=IF(OR([$sunday.B87] = &quot;light&quot;;[$sunday.B87] = &quot;excused&quot;; [$sunday.B87] = &quot;sch chg&quot;; [$sunday.B87] = &quot;annual&quot;; [$sunday.B87] = &quot;sick&quot;; [$sunday.C87] &gt;= 10 - [$reference.C5]); 0; IF([$sunday.B87] = &quot;no call&quot;; 10; IF([$sunday.C87] = 0; 0; MAX(10 - [$sunday.C87]; 0))))" office:value-type="float" office:value="0" calcext:value-type="float">
            <text:p>.00</text:p>
          </table:table-cell>
          <table:table-cell table:style-name="ce10" table:formula="of:=IF(OR([$sunday.B87] = &quot;light&quot;;[$sunday.B87] = &quot;excused&quot;; [$sunday.B87] = &quot;sch chg&quot;; [$sunday.B87] = &quot;annual&quot;; [$sunday.B87] = &quot;sick&quot;; [$sunday.C87] &gt;= 12 - [$reference.C5]); 0; IF([$sunday.B87] = &quot;no call&quot;; 12; IF([$sunday.C87] = 0; 0; MAX(12 - [$sunday.C8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a, s</text:p>
          </table:table-cell>
          <table:table-cell table:style-name="ce8" table:number-columns-repeated="3"/>
          <table:table-cell table:style-name="ce10" table:formula="of:=IF(OR([$sunday.B88] = &quot;light&quot;;[$sunday.B88] = &quot;excused&quot;; [$sunday.B88] = &quot;sch chg&quot;; [$sunday.B88] = &quot;annual&quot;; [$sunday.B88] = &quot;sick&quot;; [$sunday.C88] &gt;= 10 - [$reference.C5]); 0; IF([$sunday.B88] = &quot;no call&quot;; 10; IF([$sunday.C88] = 0; 0; MAX(10 - [$sunday.C88]; 0))))" office:value-type="float" office:value="0" calcext:value-type="float">
            <text:p>.00</text:p>
          </table:table-cell>
          <table:table-cell table:style-name="ce10" table:formula="of:=IF(OR([$sunday.B88] = &quot;light&quot;;[$sunday.B88] = &quot;excused&quot;; [$sunday.B88] = &quot;sch chg&quot;; [$sunday.B88] = &quot;annual&quot;; [$sunday.B88] = &quot;sick&quot;; [$sunday.C88] &gt;= 12 - [$reference.C5]); 0; IF([$sunday.B88] = &quot;no call&quot;; 12; IF([$sunday.C88] = 0; 0; MAX(12 - [$sunday.C8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nibusan, p</text:p>
          </table:table-cell>
          <table:table-cell table:style-name="ce8" table:number-columns-repeated="3"/>
          <table:table-cell table:style-name="ce10" table:formula="of:=IF(OR([$sunday.B89] = &quot;light&quot;;[$sunday.B89] = &quot;excused&quot;; [$sunday.B89] = &quot;sch chg&quot;; [$sunday.B89] = &quot;annual&quot;; [$sunday.B89] = &quot;sick&quot;; [$sunday.C89] &gt;= 10 - [$reference.C5]); 0; IF([$sunday.B89] = &quot;no call&quot;; 10; IF([$sunday.C89] = 0; 0; MAX(10 - [$sunday.C89]; 0))))" office:value-type="float" office:value="0" calcext:value-type="float">
            <text:p>.00</text:p>
          </table:table-cell>
          <table:table-cell table:style-name="ce10" table:formula="of:=IF(OR([$sunday.B89] = &quot;light&quot;;[$sunday.B89] = &quot;excused&quot;; [$sunday.B89] = &quot;sch chg&quot;; [$sunday.B89] = &quot;annual&quot;; [$sunday.B89] = &quot;sick&quot;; [$sunday.C89] &gt;= 12 - [$reference.C5]); 0; IF([$sunday.B89] = &quot;no call&quot;; 12; IF([$sunday.C89] = 0; 0; MAX(12 - [$sunday.C8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riami, a</text:p>
          </table:table-cell>
          <table:table-cell table:style-name="ce8" table:number-columns-repeated="3"/>
          <table:table-cell table:style-name="ce10" table:formula="of:=IF(OR([$sunday.B90] = &quot;light&quot;;[$sunday.B90] = &quot;excused&quot;; [$sunday.B90] = &quot;sch chg&quot;; [$sunday.B90] = &quot;annual&quot;; [$sunday.B90] = &quot;sick&quot;; [$sunday.C90] &gt;= 10 - [$reference.C5]); 0; IF([$sunday.B90] = &quot;no call&quot;; 10; IF([$sunday.C90] = 0; 0; MAX(10 - [$sunday.C90]; 0))))" office:value-type="float" office:value="0" calcext:value-type="float">
            <text:p>.00</text:p>
          </table:table-cell>
          <table:table-cell table:style-name="ce10" table:formula="of:=IF(OR([$sunday.B90] = &quot;light&quot;;[$sunday.B90] = &quot;excused&quot;; [$sunday.B90] = &quot;sch chg&quot;; [$sunday.B90] = &quot;annual&quot;; [$sunday.B90] = &quot;sick&quot;; [$sunday.C90] &gt;= 12 - [$reference.C5]); 0; IF([$sunday.B90] = &quot;no call&quot;; 12; IF([$sunday.C90] = 0; 0; MAX(12 - [$sunday.C9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ccoumb, s</text:p>
          </table:table-cell>
          <table:table-cell table:style-name="ce8" table:number-columns-repeated="3"/>
          <table:table-cell table:style-name="ce10" table:formula="of:=IF(OR([$sunday.B91] = &quot;light&quot;;[$sunday.B91] = &quot;excused&quot;; [$sunday.B91] = &quot;sch chg&quot;; [$sunday.B91] = &quot;annual&quot;; [$sunday.B91] = &quot;sick&quot;; [$sunday.C91] &gt;= 10 - [$reference.C5]); 0; IF([$sunday.B91] = &quot;no call&quot;; 10; IF([$sunday.C91] = 0; 0; MAX(10 - [$sunday.C91]; 0))))" office:value-type="float" office:value="0" calcext:value-type="float">
            <text:p>.00</text:p>
          </table:table-cell>
          <table:table-cell table:style-name="ce10" table:formula="of:=IF(OR([$sunday.B91] = &quot;light&quot;;[$sunday.B91] = &quot;excused&quot;; [$sunday.B91] = &quot;sch chg&quot;; [$sunday.B91] = &quot;annual&quot;; [$sunday.B91] = &quot;sick&quot;; [$sunday.C91] &gt;= 12 - [$reference.C5]); 0; IF([$sunday.B91] = &quot;no call&quot;; 12; IF([$sunday.C91] = 0; 0; MAX(12 - [$sunday.C9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g</text:p>
          </table:table-cell>
          <table:table-cell table:style-name="ce8" table:number-columns-repeated="3"/>
          <table:table-cell table:style-name="ce10" table:formula="of:=IF(OR([$sunday.B92] = &quot;light&quot;;[$sunday.B92] = &quot;excused&quot;; [$sunday.B92] = &quot;sch chg&quot;; [$sunday.B92] = &quot;annual&quot;; [$sunday.B92] = &quot;sick&quot;; [$sunday.C92] &gt;= 10 - [$reference.C5]); 0; IF([$sunday.B92] = &quot;no call&quot;; 10; IF([$sunday.C92] = 0; 0; MAX(10 - [$sunday.C92]; 0))))" office:value-type="float" office:value="0" calcext:value-type="float">
            <text:p>.00</text:p>
          </table:table-cell>
          <table:table-cell table:style-name="ce10" table:formula="of:=IF(OR([$sunday.B92] = &quot;light&quot;;[$sunday.B92] = &quot;excused&quot;; [$sunday.B92] = &quot;sch chg&quot;; [$sunday.B92] = &quot;annual&quot;; [$sunday.B92] = &quot;sick&quot;; [$sunday.C92] &gt;= 12 - [$reference.C5]); 0; IF([$sunday.B92] = &quot;no call&quot;; 12; IF([$sunday.C92] = 0; 0; MAX(12 - [$sunday.C9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osei tutu, m</text:p>
          </table:table-cell>
          <table:table-cell table:style-name="ce8" table:number-columns-repeated="3"/>
          <table:table-cell table:style-name="ce10" table:formula="of:=IF(OR([$sunday.B93] = &quot;light&quot;;[$sunday.B93] = &quot;excused&quot;; [$sunday.B93] = &quot;sch chg&quot;; [$sunday.B93] = &quot;annual&quot;; [$sunday.B93] = &quot;sick&quot;; [$sunday.C93] &gt;= 10 - [$reference.C5]); 0; IF([$sunday.B93] = &quot;no call&quot;; 10; IF([$sunday.C93] = 0; 0; MAX(10 - [$sunday.C93]; 0))))" office:value-type="float" office:value="0" calcext:value-type="float">
            <text:p>.00</text:p>
          </table:table-cell>
          <table:table-cell table:style-name="ce10" table:formula="of:=IF(OR([$sunday.B93] = &quot;light&quot;;[$sunday.B93] = &quot;excused&quot;; [$sunday.B93] = &quot;sch chg&quot;; [$sunday.B93] = &quot;annual&quot;; [$sunday.B93] = &quot;sick&quot;; [$sunday.C93] &gt;= 12 - [$reference.C5]); 0; IF([$sunday.B93] = &quot;no call&quot;; 12; IF([$sunday.C93] = 0; 0; MAX(12 - [$sunday.C9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ng, d</text:p>
          </table:table-cell>
          <table:table-cell table:style-name="ce8" table:number-columns-repeated="3"/>
          <table:table-cell table:style-name="ce10" table:formula="of:=IF(OR([$sunday.B94] = &quot;light&quot;;[$sunday.B94] = &quot;excused&quot;; [$sunday.B94] = &quot;sch chg&quot;; [$sunday.B94] = &quot;annual&quot;; [$sunday.B94] = &quot;sick&quot;; [$sunday.C94] &gt;= 10 - [$reference.C5]); 0; IF([$sunday.B94] = &quot;no call&quot;; 10; IF([$sunday.C94] = 0; 0; MAX(10 - [$sunday.C94]; 0))))" office:value-type="float" office:value="0" calcext:value-type="float">
            <text:p>.00</text:p>
          </table:table-cell>
          <table:table-cell table:style-name="ce10" table:formula="of:=IF(OR([$sunday.B94] = &quot;light&quot;;[$sunday.B94] = &quot;excused&quot;; [$sunday.B94] = &quot;sch chg&quot;; [$sunday.B94] = &quot;annual&quot;; [$sunday.B94] = &quot;sick&quot;; [$sunday.C94] &gt;= 12 - [$reference.C5]); 0; IF([$sunday.B94] = &quot;no call&quot;; 12; IF([$sunday.C94] = 0; 0; MAX(12 - [$sunday.C9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ates, l</text:p>
          </table:table-cell>
          <table:table-cell table:style-name="ce8" table:number-columns-repeated="3"/>
          <table:table-cell table:style-name="ce10" table:formula="of:=IF(OR([$sunday.B95] = &quot;light&quot;;[$sunday.B95] = &quot;excused&quot;; [$sunday.B95] = &quot;sch chg&quot;; [$sunday.B95] = &quot;annual&quot;; [$sunday.B95] = &quot;sick&quot;; [$sunday.C95] &gt;= 10 - [$reference.C5]); 0; IF([$sunday.B95] = &quot;no call&quot;; 10; IF([$sunday.C95] = 0; 0; MAX(10 - [$sunday.C95]; 0))))" office:value-type="float" office:value="0" calcext:value-type="float">
            <text:p>.00</text:p>
          </table:table-cell>
          <table:table-cell table:style-name="ce10" table:formula="of:=IF(OR([$sunday.B95] = &quot;light&quot;;[$sunday.B95] = &quot;excused&quot;; [$sunday.B95] = &quot;sch chg&quot;; [$sunday.B95] = &quot;annual&quot;; [$sunday.B95] = &quot;sick&quot;; [$sunday.C95] &gt;= 12 - [$reference.C5]); 0; IF([$sunday.B95] = &quot;no call&quot;; 12; IF([$sunday.C95] = 0; 0; MAX(12 - [$sunday.C9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eung, q</text:p>
          </table:table-cell>
          <table:table-cell table:style-name="ce8" table:number-columns-repeated="3"/>
          <table:table-cell table:style-name="ce10" table:formula="of:=IF(OR([$sunday.B96] = &quot;light&quot;;[$sunday.B96] = &quot;excused&quot;; [$sunday.B96] = &quot;sch chg&quot;; [$sunday.B96] = &quot;annual&quot;; [$sunday.B96] = &quot;sick&quot;; [$sunday.C96] &gt;= 10 - [$reference.C5]); 0; IF([$sunday.B96] = &quot;no call&quot;; 10; IF([$sunday.C96] = 0; 0; MAX(10 - [$sunday.C96]; 0))))" office:value-type="float" office:value="0" calcext:value-type="float">
            <text:p>.00</text:p>
          </table:table-cell>
          <table:table-cell table:style-name="ce10" table:formula="of:=IF(OR([$sunday.B96] = &quot;light&quot;;[$sunday.B96] = &quot;excused&quot;; [$sunday.B96] = &quot;sch chg&quot;; [$sunday.B96] = &quot;annual&quot;; [$sunday.B96] = &quot;sick&quot;; [$sunday.C96] &gt;= 12 - [$reference.C5]); 0; IF([$sunday.B96] = &quot;no call&quot;; 12; IF([$sunday.C96] = 0; 0; MAX(12 - [$sunday.C9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97] = &quot;light&quot;;[$sunday.B97] = &quot;excused&quot;; [$sunday.B97] = &quot;sch chg&quot;; [$sunday.B97] = &quot;annual&quot;; [$sunday.B97] = &quot;sick&quot;; [$sunday.C97] &gt;= 10 - [$reference.C5]); 0; IF([$sunday.B97] = &quot;no call&quot;; 10; IF([$sunday.C97] = 0; 0; MAX(10 - [$sunday.C97]; 0))))" office:value-type="float" office:value="0" calcext:value-type="float">
            <text:p>.00</text:p>
          </table:table-cell>
          <table:table-cell table:style-name="ce10" table:formula="of:=IF(OR([$sunday.B97] = &quot;light&quot;;[$sunday.B97] = &quot;excused&quot;; [$sunday.B97] = &quot;sch chg&quot;; [$sunday.B97] = &quot;annual&quot;; [$sunday.B97] = &quot;sick&quot;; [$sunday.C97] &gt;= 12 - [$reference.C5]); 0; IF([$sunday.B97] = &quot;no call&quot;; 12; IF([$sunday.C97] = 0; 0; MAX(12 - [$sunday.C9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98] = &quot;light&quot;;[$sunday.B98] = &quot;excused&quot;; [$sunday.B98] = &quot;sch chg&quot;; [$sunday.B98] = &quot;annual&quot;; [$sunday.B98] = &quot;sick&quot;; [$sunday.C98] &gt;= 10 - [$reference.C5]); 0; IF([$sunday.B98] = &quot;no call&quot;; 10; IF([$sunday.C98] = 0; 0; MAX(10 - [$sunday.C98]; 0))))" office:value-type="float" office:value="0" calcext:value-type="float">
            <text:p>.00</text:p>
          </table:table-cell>
          <table:table-cell table:style-name="ce10" table:formula="of:=IF(OR([$sunday.B98] = &quot;light&quot;;[$sunday.B98] = &quot;excused&quot;; [$sunday.B98] = &quot;sch chg&quot;; [$sunday.B98] = &quot;annual&quot;; [$sunday.B98] = &quot;sick&quot;; [$sunday.C98] &gt;= 12 - [$reference.C5]); 0; IF([$sunday.B98] = &quot;no call&quot;; 12; IF([$sunday.C98] = 0; 0; MAX(12 - [$sunday.C9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99] = &quot;light&quot;;[$sunday.B99] = &quot;excused&quot;; [$sunday.B99] = &quot;sch chg&quot;; [$sunday.B99] = &quot;annual&quot;; [$sunday.B99] = &quot;sick&quot;; [$sunday.C99] &gt;= 10 - [$reference.C5]); 0; IF([$sunday.B99] = &quot;no call&quot;; 10; IF([$sunday.C99] = 0; 0; MAX(10 - [$sunday.C99]; 0))))" office:value-type="float" office:value="0" calcext:value-type="float">
            <text:p>.00</text:p>
          </table:table-cell>
          <table:table-cell table:style-name="ce10" table:formula="of:=IF(OR([$sunday.B99] = &quot;light&quot;;[$sunday.B99] = &quot;excused&quot;; [$sunday.B99] = &quot;sch chg&quot;; [$sunday.B99] = &quot;annual&quot;; [$sunday.B99] = &quot;sick&quot;; [$sunday.C99] &gt;= 12 - [$reference.C5]); 0; IF([$sunday.B99] = &quot;no call&quot;; 12; IF([$sunday.C99] = 0; 0; MAX(12 - [$sunday.C9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00] = &quot;light&quot;;[$sunday.B100] = &quot;excused&quot;; [$sunday.B100] = &quot;sch chg&quot;; [$sunday.B100] = &quot;annual&quot;; [$sunday.B100] = &quot;sick&quot;; [$sunday.C100] &gt;= 10 - [$reference.C5]); 0; IF([$sunday.B100] = &quot;no call&quot;; 10; IF([$sunday.C100] = 0; 0; MAX(10 - [$sunday.C100]; 0))))" office:value-type="float" office:value="0" calcext:value-type="float">
            <text:p>.00</text:p>
          </table:table-cell>
          <table:table-cell table:style-name="ce10" table:formula="of:=IF(OR([$sunday.B100] = &quot;light&quot;;[$sunday.B100] = &quot;excused&quot;; [$sunday.B100] = &quot;sch chg&quot;; [$sunday.B100] = &quot;annual&quot;; [$sunday.B100] = &quot;sick&quot;; [$sunday.C100] &gt;= 12 - [$reference.C5]); 0; IF([$sunday.B100] = &quot;no call&quot;; 12; IF([$sunday.C100] = 0; 0; MAX(12 - [$sunday.C10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01] = &quot;light&quot;;[$sunday.B101] = &quot;excused&quot;; [$sunday.B101] = &quot;sch chg&quot;; [$sunday.B101] = &quot;annual&quot;; [$sunday.B101] = &quot;sick&quot;; [$sunday.C101] &gt;= 10 - [$reference.C5]); 0; IF([$sunday.B101] = &quot;no call&quot;; 10; IF([$sunday.C101] = 0; 0; MAX(10 - [$sunday.C101]; 0))))" office:value-type="float" office:value="0" calcext:value-type="float">
            <text:p>.00</text:p>
          </table:table-cell>
          <table:table-cell table:style-name="ce10" table:formula="of:=IF(OR([$sunday.B101] = &quot;light&quot;;[$sunday.B101] = &quot;excused&quot;; [$sunday.B101] = &quot;sch chg&quot;; [$sunday.B101] = &quot;annual&quot;; [$sunday.B101] = &quot;sick&quot;; [$sunday.C101] &gt;= 12 - [$reference.C5]); 0; IF([$sunday.B101] = &quot;no call&quot;; 12; IF([$sunday.C101] = 0; 0; MAX(12 - [$sunday.C10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02] = &quot;light&quot;;[$sunday.B102] = &quot;excused&quot;; [$sunday.B102] = &quot;sch chg&quot;; [$sunday.B102] = &quot;annual&quot;; [$sunday.B102] = &quot;sick&quot;; [$sunday.C102] &gt;= 10 - [$reference.C5]); 0; IF([$sunday.B102] = &quot;no call&quot;; 10; IF([$sunday.C102] = 0; 0; MAX(10 - [$sunday.C102]; 0))))" office:value-type="float" office:value="0" calcext:value-type="float">
            <text:p>.00</text:p>
          </table:table-cell>
          <table:table-cell table:style-name="ce10" table:formula="of:=IF(OR([$sunday.B102] = &quot;light&quot;;[$sunday.B102] = &quot;excused&quot;; [$sunday.B102] = &quot;sch chg&quot;; [$sunday.B102] = &quot;annual&quot;; [$sunday.B102] = &quot;sick&quot;; [$sunday.C102] &gt;= 12 - [$reference.C5]); 0; IF([$sunday.B102] = &quot;no call&quot;; 12; IF([$sunday.C102] = 0; 0; MAX(12 - [$sunday.C10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03] = &quot;light&quot;;[$sunday.B103] = &quot;excused&quot;; [$sunday.B103] = &quot;sch chg&quot;; [$sunday.B103] = &quot;annual&quot;; [$sunday.B103] = &quot;sick&quot;; [$sunday.C103] &gt;= 10 - [$reference.C5]); 0; IF([$sunday.B103] = &quot;no call&quot;; 10; IF([$sunday.C103] = 0; 0; MAX(10 - [$sunday.C103]; 0))))" office:value-type="float" office:value="0" calcext:value-type="float">
            <text:p>.00</text:p>
          </table:table-cell>
          <table:table-cell table:style-name="ce10" table:formula="of:=IF(OR([$sunday.B103] = &quot;light&quot;;[$sunday.B103] = &quot;excused&quot;; [$sunday.B103] = &quot;sch chg&quot;; [$sunday.B103] = &quot;annual&quot;; [$sunday.B103] = &quot;sick&quot;; [$sunday.C103] &gt;= 12 - [$reference.C5]); 0; IF([$sunday.B103] = &quot;no call&quot;; 12; IF([$sunday.C103] = 0; 0; MAX(12 - [$sunday.C10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04] = &quot;light&quot;;[$sunday.B104] = &quot;excused&quot;; [$sunday.B104] = &quot;sch chg&quot;; [$sunday.B104] = &quot;annual&quot;; [$sunday.B104] = &quot;sick&quot;; [$sunday.C104] &gt;= 10 - [$reference.C5]); 0; IF([$sunday.B104] = &quot;no call&quot;; 10; IF([$sunday.C104] = 0; 0; MAX(10 - [$sunday.C104]; 0))))" office:value-type="float" office:value="0" calcext:value-type="float">
            <text:p>.00</text:p>
          </table:table-cell>
          <table:table-cell table:style-name="ce10" table:formula="of:=IF(OR([$sunday.B104] = &quot;light&quot;;[$sunday.B104] = &quot;excused&quot;; [$sunday.B104] = &quot;sch chg&quot;; [$sunday.B104] = &quot;annual&quot;; [$sunday.B104] = &quot;sick&quot;; [$sunday.C104] &gt;= 12 - [$reference.C5]); 0; IF([$sunday.B104] = &quot;no call&quot;; 12; IF([$sunday.C104] = 0; 0; MAX(12 - [$sunday.C10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05] = &quot;light&quot;;[$sunday.B105] = &quot;excused&quot;; [$sunday.B105] = &quot;sch chg&quot;; [$sunday.B105] = &quot;annual&quot;; [$sunday.B105] = &quot;sick&quot;; [$sunday.C105] &gt;= 10 - [$reference.C5]); 0; IF([$sunday.B105] = &quot;no call&quot;; 10; IF([$sunday.C105] = 0; 0; MAX(10 - [$sunday.C105]; 0))))" office:value-type="float" office:value="0" calcext:value-type="float">
            <text:p>.00</text:p>
          </table:table-cell>
          <table:table-cell table:style-name="ce10" table:formula="of:=IF(OR([$sunday.B105] = &quot;light&quot;;[$sunday.B105] = &quot;excused&quot;; [$sunday.B105] = &quot;sch chg&quot;; [$sunday.B105] = &quot;annual&quot;; [$sunday.B105] = &quot;sick&quot;; [$sunday.C105] &gt;= 12 - [$reference.C5]); 0; IF([$sunday.B105] = &quot;no call&quot;; 12; IF([$sunday.C105] = 0; 0; MAX(12 - [$sunday.C10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06] = &quot;light&quot;;[$sunday.B106] = &quot;excused&quot;; [$sunday.B106] = &quot;sch chg&quot;; [$sunday.B106] = &quot;annual&quot;; [$sunday.B106] = &quot;sick&quot;; [$sunday.C106] &gt;= 10 - [$reference.C5]); 0; IF([$sunday.B106] = &quot;no call&quot;; 10; IF([$sunday.C106] = 0; 0; MAX(10 - [$sunday.C106]; 0))))" office:value-type="float" office:value="0" calcext:value-type="float">
            <text:p>.00</text:p>
          </table:table-cell>
          <table:table-cell table:style-name="ce10" table:formula="of:=IF(OR([$sunday.B106] = &quot;light&quot;;[$sunday.B106] = &quot;excused&quot;; [$sunday.B106] = &quot;sch chg&quot;; [$sunday.B106] = &quot;annual&quot;; [$sunday.B106] = &quot;sick&quot;; [$sunday.C106] &gt;= 12 - [$reference.C5]); 0; IF([$sunday.B106] = &quot;no call&quot;; 12; IF([$sunday.C106] = 0; 0; MAX(12 - [$sunday.C10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07] = &quot;light&quot;;[$sunday.B107] = &quot;excused&quot;; [$sunday.B107] = &quot;sch chg&quot;; [$sunday.B107] = &quot;annual&quot;; [$sunday.B107] = &quot;sick&quot;; [$sunday.C107] &gt;= 10 - [$reference.C5]); 0; IF([$sunday.B107] = &quot;no call&quot;; 10; IF([$sunday.C107] = 0; 0; MAX(10 - [$sunday.C107]; 0))))" office:value-type="float" office:value="0" calcext:value-type="float">
            <text:p>.00</text:p>
          </table:table-cell>
          <table:table-cell table:style-name="ce10" table:formula="of:=IF(OR([$sunday.B107] = &quot;light&quot;;[$sunday.B107] = &quot;excused&quot;; [$sunday.B107] = &quot;sch chg&quot;; [$sunday.B107] = &quot;annual&quot;; [$sunday.B107] = &quot;sick&quot;; [$sunday.C107] &gt;= 12 - [$reference.C5]); 0; IF([$sunday.B107] = &quot;no call&quot;; 12; IF([$sunday.C107] = 0; 0; MAX(12 - [$sunday.C10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OTDL Availability</text:p>
          </table:table-cell>
          <table:table-cell table:style-name="ce10" table:formula="of:=SUM([$sunday.E83:$sunday.E107])" office:value-type="float" office:value="0" calcext:value-type="float">
            <text:p>.00</text:p>
          </table:table-cell>
          <table:table-cell table:style-name="ce10" table:formula="of:=SUM([$sunday.F83:$sunday.F107]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xiliary Assistance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1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laig, b</text:p>
          </table:table-cell>
          <table:table-cell table:style-name="ce7"/>
          <table:table-cell table:style-name="ce8" office:value-type="float" office:value="9.82" calcext:value-type="float">
            <text:p>9.82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sunday.B114] = &quot;light&quot;;[$sunday.B114] = &quot;excused&quot;; [$sunday.B114] = &quot;sch chg&quot;; [$sunday.B114] = &quot;annual&quot;; [$sunday.B114] = &quot;sick&quot;; [$sunday.C114] &gt;= 10 - [$reference.C5]); 0; IF([$sunday.B114] = &quot;no call&quot;; 10; IF([$sunday.C114] = 0; 0; MAX(10 - [$sunday.C114]; 0))))" office:value-type="float" office:value="0" calcext:value-type="float">
            <text:p>.00</text:p>
          </table:table-cell>
          <table:table-cell table:style-name="ce10" table:formula="of:=IF(OR([$sunday.B114] = &quot;light&quot;;[$sunday.B114] = &quot;excused&quot;; [$sunday.B114] = &quot;sch chg&quot;; [$sunday.B114] = &quot;annual&quot;; [$sunday.B114] = &quot;sick&quot;; [$sunday.C114] &gt;= 11.5 - [$reference.C5]); 0; IF([$sunday.B114] = &quot;no call&quot;; 11.5; IF([$sunday.C114] = 0; 0; MAX(11.5 - [$sunday.C114]; 0))))" office:value-type="float" office:value="1.68" calcext:value-type="float">
            <text:p>1.6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orrison, m</text:p>
          </table:table-cell>
          <table:table-cell table:style-name="ce7"/>
          <table:table-cell table:style-name="ce8" office:value-type="float" office:value="7.72" calcext:value-type="float">
            <text:p>7.72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sunday.B115] = &quot;light&quot;;[$sunday.B115] = &quot;excused&quot;; [$sunday.B115] = &quot;sch chg&quot;; [$sunday.B115] = &quot;annual&quot;; [$sunday.B115] = &quot;sick&quot;; [$sunday.C115] &gt;= 10 - [$reference.C5]); 0; IF([$sunday.B115] = &quot;no call&quot;; 10; IF([$sunday.C115] = 0; 0; MAX(10 - [$sunday.C115]; 0))))" office:value-type="float" office:value="2.28" calcext:value-type="float">
            <text:p>2.28</text:p>
          </table:table-cell>
          <table:table-cell table:style-name="ce10" table:formula="of:=IF(OR([$sunday.B115] = &quot;light&quot;;[$sunday.B115] = &quot;excused&quot;; [$sunday.B115] = &quot;sch chg&quot;; [$sunday.B115] = &quot;annual&quot;; [$sunday.B115] = &quot;sick&quot;; [$sunday.C115] &gt;= 11.5 - [$reference.C5]); 0; IF([$sunday.B115] = &quot;no call&quot;; 11.5; IF([$sunday.C115] = 0; 0; MAX(11.5 - [$sunday.C115]; 0))))" office:value-type="float" office:value="3.78" calcext:value-type="float">
            <text:p>3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j</text:p>
          </table:table-cell>
          <table:table-cell table:style-name="ce8" table:number-columns-repeated="3"/>
          <table:table-cell table:style-name="ce10" table:formula="of:=IF(OR([$sunday.B116] = &quot;light&quot;;[$sunday.B116] = &quot;excused&quot;; [$sunday.B116] = &quot;sch chg&quot;; [$sunday.B116] = &quot;annual&quot;; [$sunday.B116] = &quot;sick&quot;; [$sunday.C116] &gt;= 10 - [$reference.C5]); 0; IF([$sunday.B116] = &quot;no call&quot;; 10; IF([$sunday.C116] = 0; 0; MAX(10 - [$sunday.C116]; 0))))" office:value-type="float" office:value="0" calcext:value-type="float">
            <text:p>.00</text:p>
          </table:table-cell>
          <table:table-cell table:style-name="ce10" table:formula="of:=IF(OR([$sunday.B116] = &quot;light&quot;;[$sunday.B116] = &quot;excused&quot;; [$sunday.B116] = &quot;sch chg&quot;; [$sunday.B116] = &quot;annual&quot;; [$sunday.B116] = &quot;sick&quot;; [$sunday.C116] &gt;= 11.5 - [$reference.C5]); 0; IF([$sunday.B116] = &quot;no call&quot;; 11.5; IF([$sunday.C116] = 0; 0; MAX(11.5 - [$sunday.C11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hultz, a</text:p>
          </table:table-cell>
          <table:table-cell table:style-name="ce8" table:number-columns-repeated="3"/>
          <table:table-cell table:style-name="ce10" table:formula="of:=IF(OR([$sunday.B117] = &quot;light&quot;;[$sunday.B117] = &quot;excused&quot;; [$sunday.B117] = &quot;sch chg&quot;; [$sunday.B117] = &quot;annual&quot;; [$sunday.B117] = &quot;sick&quot;; [$sunday.C117] &gt;= 10 - [$reference.C5]); 0; IF([$sunday.B117] = &quot;no call&quot;; 10; IF([$sunday.C117] = 0; 0; MAX(10 - [$sunday.C117]; 0))))" office:value-type="float" office:value="0" calcext:value-type="float">
            <text:p>.00</text:p>
          </table:table-cell>
          <table:table-cell table:style-name="ce10" table:formula="of:=IF(OR([$sunday.B117] = &quot;light&quot;;[$sunday.B117] = &quot;excused&quot;; [$sunday.B117] = &quot;sch chg&quot;; [$sunday.B117] = &quot;annual&quot;; [$sunday.B117] = &quot;sick&quot;; [$sunday.C117] &gt;= 11.5 - [$reference.C5]); 0; IF([$sunday.B117] = &quot;no call&quot;; 11.5; IF([$sunday.C117] = 0; 0; MAX(11.5 - [$sunday.C11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ubbs, t</text:p>
          </table:table-cell>
          <table:table-cell table:style-name="ce7"/>
          <table:table-cell table:style-name="ce8" office:value-type="float" office:value="7.72" calcext:value-type="float">
            <text:p>7.72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sunday.B118] = &quot;light&quot;;[$sunday.B118] = &quot;excused&quot;; [$sunday.B118] = &quot;sch chg&quot;; [$sunday.B118] = &quot;annual&quot;; [$sunday.B118] = &quot;sick&quot;; [$sunday.C118] &gt;= 10 - [$reference.C5]); 0; IF([$sunday.B118] = &quot;no call&quot;; 10; IF([$sunday.C118] = 0; 0; MAX(10 - [$sunday.C118]; 0))))" office:value-type="float" office:value="2.28" calcext:value-type="float">
            <text:p>2.28</text:p>
          </table:table-cell>
          <table:table-cell table:style-name="ce10" table:formula="of:=IF(OR([$sunday.B118] = &quot;light&quot;;[$sunday.B118] = &quot;excused&quot;; [$sunday.B118] = &quot;sch chg&quot;; [$sunday.B118] = &quot;annual&quot;; [$sunday.B118] = &quot;sick&quot;; [$sunday.C118] &gt;= 11.5 - [$reference.C5]); 0; IF([$sunday.B118] = &quot;no call&quot;; 11.5; IF([$sunday.C118] = 0; 0; MAX(11.5 - [$sunday.C118]; 0))))" office:value-type="float" office:value="3.78" calcext:value-type="float">
            <text:p>3.78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19] = &quot;light&quot;;[$sunday.B119] = &quot;excused&quot;; [$sunday.B119] = &quot;sch chg&quot;; [$sunday.B119] = &quot;annual&quot;; [$sunday.B119] = &quot;sick&quot;; [$sunday.C119] &gt;= 10 - [$reference.C5]); 0; IF([$sunday.B119] = &quot;no call&quot;; 10; IF([$sunday.C119] = 0; 0; MAX(10 - [$sunday.C119]; 0))))" office:value-type="float" office:value="0" calcext:value-type="float">
            <text:p>.00</text:p>
          </table:table-cell>
          <table:table-cell table:style-name="ce10" table:formula="of:=IF(OR([$sunday.B119] = &quot;light&quot;;[$sunday.B119] = &quot;excused&quot;; [$sunday.B119] = &quot;sch chg&quot;; [$sunday.B119] = &quot;annual&quot;; [$sunday.B119] = &quot;sick&quot;; [$sunday.C119] &gt;= 12 - [$reference.C5]); 0; IF([$sunday.B119] = &quot;no call&quot;; 12; IF([$sunday.C119] = 0; 0; MAX(12 - [$sunday.C11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0] = &quot;light&quot;;[$sunday.B120] = &quot;excused&quot;; [$sunday.B120] = &quot;sch chg&quot;; [$sunday.B120] = &quot;annual&quot;; [$sunday.B120] = &quot;sick&quot;; [$sunday.C120] &gt;= 10 - [$reference.C5]); 0; IF([$sunday.B120] = &quot;no call&quot;; 10; IF([$sunday.C120] = 0; 0; MAX(10 - [$sunday.C120]; 0))))" office:value-type="float" office:value="0" calcext:value-type="float">
            <text:p>.00</text:p>
          </table:table-cell>
          <table:table-cell table:style-name="ce10" table:formula="of:=IF(OR([$sunday.B120] = &quot;light&quot;;[$sunday.B120] = &quot;excused&quot;; [$sunday.B120] = &quot;sch chg&quot;; [$sunday.B120] = &quot;annual&quot;; [$sunday.B120] = &quot;sick&quot;; [$sunday.C120] &gt;= 12 - [$reference.C5]); 0; IF([$sunday.B120] = &quot;no call&quot;; 12; IF([$sunday.C120] = 0; 0; MAX(12 - [$sunday.C12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1] = &quot;light&quot;;[$sunday.B121] = &quot;excused&quot;; [$sunday.B121] = &quot;sch chg&quot;; [$sunday.B121] = &quot;annual&quot;; [$sunday.B121] = &quot;sick&quot;; [$sunday.C121] &gt;= 10 - [$reference.C5]); 0; IF([$sunday.B121] = &quot;no call&quot;; 10; IF([$sunday.C121] = 0; 0; MAX(10 - [$sunday.C121]; 0))))" office:value-type="float" office:value="0" calcext:value-type="float">
            <text:p>.00</text:p>
          </table:table-cell>
          <table:table-cell table:style-name="ce10" table:formula="of:=IF(OR([$sunday.B121] = &quot;light&quot;;[$sunday.B121] = &quot;excused&quot;; [$sunday.B121] = &quot;sch chg&quot;; [$sunday.B121] = &quot;annual&quot;; [$sunday.B121] = &quot;sick&quot;; [$sunday.C121] &gt;= 12 - [$reference.C5]); 0; IF([$sunday.B121] = &quot;no call&quot;; 12; IF([$sunday.C121] = 0; 0; MAX(12 - [$sunday.C12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2] = &quot;light&quot;;[$sunday.B122] = &quot;excused&quot;; [$sunday.B122] = &quot;sch chg&quot;; [$sunday.B122] = &quot;annual&quot;; [$sunday.B122] = &quot;sick&quot;; [$sunday.C122] &gt;= 10 - [$reference.C5]); 0; IF([$sunday.B122] = &quot;no call&quot;; 10; IF([$sunday.C122] = 0; 0; MAX(10 - [$sunday.C122]; 0))))" office:value-type="float" office:value="0" calcext:value-type="float">
            <text:p>.00</text:p>
          </table:table-cell>
          <table:table-cell table:style-name="ce10" table:formula="of:=IF(OR([$sunday.B122] = &quot;light&quot;;[$sunday.B122] = &quot;excused&quot;; [$sunday.B122] = &quot;sch chg&quot;; [$sunday.B122] = &quot;annual&quot;; [$sunday.B122] = &quot;sick&quot;; [$sunday.C122] &gt;= 12 - [$reference.C5]); 0; IF([$sunday.B122] = &quot;no call&quot;; 12; IF([$sunday.C122] = 0; 0; MAX(12 - [$sunday.C12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3] = &quot;light&quot;;[$sunday.B123] = &quot;excused&quot;; [$sunday.B123] = &quot;sch chg&quot;; [$sunday.B123] = &quot;annual&quot;; [$sunday.B123] = &quot;sick&quot;; [$sunday.C123] &gt;= 10 - [$reference.C5]); 0; IF([$sunday.B123] = &quot;no call&quot;; 10; IF([$sunday.C123] = 0; 0; MAX(10 - [$sunday.C123]; 0))))" office:value-type="float" office:value="0" calcext:value-type="float">
            <text:p>.00</text:p>
          </table:table-cell>
          <table:table-cell table:style-name="ce10" table:formula="of:=IF(OR([$sunday.B123] = &quot;light&quot;;[$sunday.B123] = &quot;excused&quot;; [$sunday.B123] = &quot;sch chg&quot;; [$sunday.B123] = &quot;annual&quot;; [$sunday.B123] = &quot;sick&quot;; [$sunday.C123] &gt;= 12 - [$reference.C5]); 0; IF([$sunday.B123] = &quot;no call&quot;; 12; IF([$sunday.C123] = 0; 0; MAX(12 - [$sunday.C12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4] = &quot;light&quot;;[$sunday.B124] = &quot;excused&quot;; [$sunday.B124] = &quot;sch chg&quot;; [$sunday.B124] = &quot;annual&quot;; [$sunday.B124] = &quot;sick&quot;; [$sunday.C124] &gt;= 10 - [$reference.C5]); 0; IF([$sunday.B124] = &quot;no call&quot;; 10; IF([$sunday.C124] = 0; 0; MAX(10 - [$sunday.C124]; 0))))" office:value-type="float" office:value="0" calcext:value-type="float">
            <text:p>.00</text:p>
          </table:table-cell>
          <table:table-cell table:style-name="ce10" table:formula="of:=IF(OR([$sunday.B124] = &quot;light&quot;;[$sunday.B124] = &quot;excused&quot;; [$sunday.B124] = &quot;sch chg&quot;; [$sunday.B124] = &quot;annual&quot;; [$sunday.B124] = &quot;sick&quot;; [$sunday.C124] &gt;= 12 - [$reference.C5]); 0; IF([$sunday.B124] = &quot;no call&quot;; 12; IF([$sunday.C124] = 0; 0; MAX(12 - [$sunday.C12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5] = &quot;light&quot;;[$sunday.B125] = &quot;excused&quot;; [$sunday.B125] = &quot;sch chg&quot;; [$sunday.B125] = &quot;annual&quot;; [$sunday.B125] = &quot;sick&quot;; [$sunday.C125] &gt;= 10 - [$reference.C5]); 0; IF([$sunday.B125] = &quot;no call&quot;; 10; IF([$sunday.C125] = 0; 0; MAX(10 - [$sunday.C125]; 0))))" office:value-type="float" office:value="0" calcext:value-type="float">
            <text:p>.00</text:p>
          </table:table-cell>
          <table:table-cell table:style-name="ce10" table:formula="of:=IF(OR([$sunday.B125] = &quot;light&quot;;[$sunday.B125] = &quot;excused&quot;; [$sunday.B125] = &quot;sch chg&quot;; [$sunday.B125] = &quot;annual&quot;; [$sunday.B125] = &quot;sick&quot;; [$sunday.C125] &gt;= 12 - [$reference.C5]); 0; IF([$sunday.B125] = &quot;no call&quot;; 12; IF([$sunday.C125] = 0; 0; MAX(12 - [$sunday.C12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6] = &quot;light&quot;;[$sunday.B126] = &quot;excused&quot;; [$sunday.B126] = &quot;sch chg&quot;; [$sunday.B126] = &quot;annual&quot;; [$sunday.B126] = &quot;sick&quot;; [$sunday.C126] &gt;= 10 - [$reference.C5]); 0; IF([$sunday.B126] = &quot;no call&quot;; 10; IF([$sunday.C126] = 0; 0; MAX(10 - [$sunday.C126]; 0))))" office:value-type="float" office:value="0" calcext:value-type="float">
            <text:p>.00</text:p>
          </table:table-cell>
          <table:table-cell table:style-name="ce10" table:formula="of:=IF(OR([$sunday.B126] = &quot;light&quot;;[$sunday.B126] = &quot;excused&quot;; [$sunday.B126] = &quot;sch chg&quot;; [$sunday.B126] = &quot;annual&quot;; [$sunday.B126] = &quot;sick&quot;; [$sunday.C126] &gt;= 12 - [$reference.C5]); 0; IF([$sunday.B126] = &quot;no call&quot;; 12; IF([$sunday.C126] = 0; 0; MAX(12 - [$sunday.C12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7] = &quot;light&quot;;[$sunday.B127] = &quot;excused&quot;; [$sunday.B127] = &quot;sch chg&quot;; [$sunday.B127] = &quot;annual&quot;; [$sunday.B127] = &quot;sick&quot;; [$sunday.C127] &gt;= 10 - [$reference.C5]); 0; IF([$sunday.B127] = &quot;no call&quot;; 10; IF([$sunday.C127] = 0; 0; MAX(10 - [$sunday.C127]; 0))))" office:value-type="float" office:value="0" calcext:value-type="float">
            <text:p>.00</text:p>
          </table:table-cell>
          <table:table-cell table:style-name="ce10" table:formula="of:=IF(OR([$sunday.B127] = &quot;light&quot;;[$sunday.B127] = &quot;excused&quot;; [$sunday.B127] = &quot;sch chg&quot;; [$sunday.B127] = &quot;annual&quot;; [$sunday.B127] = &quot;sick&quot;; [$sunday.C127] &gt;= 12 - [$reference.C5]); 0; IF([$sunday.B127] = &quot;no call&quot;; 12; IF([$sunday.C127] = 0; 0; MAX(12 - [$sunday.C12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8] = &quot;light&quot;;[$sunday.B128] = &quot;excused&quot;; [$sunday.B128] = &quot;sch chg&quot;; [$sunday.B128] = &quot;annual&quot;; [$sunday.B128] = &quot;sick&quot;; [$sunday.C128] &gt;= 10 - [$reference.C5]); 0; IF([$sunday.B128] = &quot;no call&quot;; 10; IF([$sunday.C128] = 0; 0; MAX(10 - [$sunday.C128]; 0))))" office:value-type="float" office:value="0" calcext:value-type="float">
            <text:p>.00</text:p>
          </table:table-cell>
          <table:table-cell table:style-name="ce10" table:formula="of:=IF(OR([$sunday.B128] = &quot;light&quot;;[$sunday.B128] = &quot;excused&quot;; [$sunday.B128] = &quot;sch chg&quot;; [$sunday.B128] = &quot;annual&quot;; [$sunday.B128] = &quot;sick&quot;; [$sunday.C128] &gt;= 12 - [$reference.C5]); 0; IF([$sunday.B128] = &quot;no call&quot;; 12; IF([$sunday.C128] = 0; 0; MAX(12 - [$sunday.C12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9] = &quot;light&quot;;[$sunday.B129] = &quot;excused&quot;; [$sunday.B129] = &quot;sch chg&quot;; [$sunday.B129] = &quot;annual&quot;; [$sunday.B129] = &quot;sick&quot;; [$sunday.C129] &gt;= 10 - [$reference.C5]); 0; IF([$sunday.B129] = &quot;no call&quot;; 10; IF([$sunday.C129] = 0; 0; MAX(10 - [$sunday.C129]; 0))))" office:value-type="float" office:value="0" calcext:value-type="float">
            <text:p>.00</text:p>
          </table:table-cell>
          <table:table-cell table:style-name="ce10" table:formula="of:=IF(OR([$sunday.B129] = &quot;light&quot;;[$sunday.B129] = &quot;excused&quot;; [$sunday.B129] = &quot;sch chg&quot;; [$sunday.B129] = &quot;annual&quot;; [$sunday.B129] = &quot;sick&quot;; [$sunday.C129] &gt;= 12 - [$reference.C5]); 0; IF([$sunday.B129] = &quot;no call&quot;; 12; IF([$sunday.C129] = 0; 0; MAX(12 - [$sunday.C12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0] = &quot;light&quot;;[$sunday.B130] = &quot;excused&quot;; [$sunday.B130] = &quot;sch chg&quot;; [$sunday.B130] = &quot;annual&quot;; [$sunday.B130] = &quot;sick&quot;; [$sunday.C130] &gt;= 10 - [$reference.C5]); 0; IF([$sunday.B130] = &quot;no call&quot;; 10; IF([$sunday.C130] = 0; 0; MAX(10 - [$sunday.C130]; 0))))" office:value-type="float" office:value="0" calcext:value-type="float">
            <text:p>.00</text:p>
          </table:table-cell>
          <table:table-cell table:style-name="ce10" table:formula="of:=IF(OR([$sunday.B130] = &quot;light&quot;;[$sunday.B130] = &quot;excused&quot;; [$sunday.B130] = &quot;sch chg&quot;; [$sunday.B130] = &quot;annual&quot;; [$sunday.B130] = &quot;sick&quot;; [$sunday.C130] &gt;= 12 - [$reference.C5]); 0; IF([$sunday.B130] = &quot;no call&quot;; 12; IF([$sunday.C130] = 0; 0; MAX(12 - [$sunday.C13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1] = &quot;light&quot;;[$sunday.B131] = &quot;excused&quot;; [$sunday.B131] = &quot;sch chg&quot;; [$sunday.B131] = &quot;annual&quot;; [$sunday.B131] = &quot;sick&quot;; [$sunday.C131] &gt;= 10 - [$reference.C5]); 0; IF([$sunday.B131] = &quot;no call&quot;; 10; IF([$sunday.C131] = 0; 0; MAX(10 - [$sunday.C131]; 0))))" office:value-type="float" office:value="0" calcext:value-type="float">
            <text:p>.00</text:p>
          </table:table-cell>
          <table:table-cell table:style-name="ce10" table:formula="of:=IF(OR([$sunday.B131] = &quot;light&quot;;[$sunday.B131] = &quot;excused&quot;; [$sunday.B131] = &quot;sch chg&quot;; [$sunday.B131] = &quot;annual&quot;; [$sunday.B131] = &quot;sick&quot;; [$sunday.C131] &gt;= 12 - [$reference.C5]); 0; IF([$sunday.B131] = &quot;no call&quot;; 12; IF([$sunday.C131] = 0; 0; MAX(12 - [$sunday.C13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2] = &quot;light&quot;;[$sunday.B132] = &quot;excused&quot;; [$sunday.B132] = &quot;sch chg&quot;; [$sunday.B132] = &quot;annual&quot;; [$sunday.B132] = &quot;sick&quot;; [$sunday.C132] &gt;= 10 - [$reference.C5]); 0; IF([$sunday.B132] = &quot;no call&quot;; 10; IF([$sunday.C132] = 0; 0; MAX(10 - [$sunday.C132]; 0))))" office:value-type="float" office:value="0" calcext:value-type="float">
            <text:p>.00</text:p>
          </table:table-cell>
          <table:table-cell table:style-name="ce10" table:formula="of:=IF(OR([$sunday.B132] = &quot;light&quot;;[$sunday.B132] = &quot;excused&quot;; [$sunday.B132] = &quot;sch chg&quot;; [$sunday.B132] = &quot;annual&quot;; [$sunday.B132] = &quot;sick&quot;; [$sunday.C132] &gt;= 12 - [$reference.C5]); 0; IF([$sunday.B132] = &quot;no call&quot;; 12; IF([$sunday.C132] = 0; 0; MAX(12 - [$sunday.C13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3] = &quot;light&quot;;[$sunday.B133] = &quot;excused&quot;; [$sunday.B133] = &quot;sch chg&quot;; [$sunday.B133] = &quot;annual&quot;; [$sunday.B133] = &quot;sick&quot;; [$sunday.C133] &gt;= 10 - [$reference.C5]); 0; IF([$sunday.B133] = &quot;no call&quot;; 10; IF([$sunday.C133] = 0; 0; MAX(10 - [$sunday.C133]; 0))))" office:value-type="float" office:value="0" calcext:value-type="float">
            <text:p>.00</text:p>
          </table:table-cell>
          <table:table-cell table:style-name="ce10" table:formula="of:=IF(OR([$sunday.B133] = &quot;light&quot;;[$sunday.B133] = &quot;excused&quot;; [$sunday.B133] = &quot;sch chg&quot;; [$sunday.B133] = &quot;annual&quot;; [$sunday.B133] = &quot;sick&quot;; [$sunday.C133] &gt;= 12 - [$reference.C5]); 0; IF([$sunday.B133] = &quot;no call&quot;; 12; IF([$sunday.C133] = 0; 0; MAX(12 - [$sunday.C13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4] = &quot;light&quot;;[$sunday.B134] = &quot;excused&quot;; [$sunday.B134] = &quot;sch chg&quot;; [$sunday.B134] = &quot;annual&quot;; [$sunday.B134] = &quot;sick&quot;; [$sunday.C134] &gt;= 10 - [$reference.C5]); 0; IF([$sunday.B134] = &quot;no call&quot;; 10; IF([$sunday.C134] = 0; 0; MAX(10 - [$sunday.C134]; 0))))" office:value-type="float" office:value="0" calcext:value-type="float">
            <text:p>.00</text:p>
          </table:table-cell>
          <table:table-cell table:style-name="ce10" table:formula="of:=IF(OR([$sunday.B134] = &quot;light&quot;;[$sunday.B134] = &quot;excused&quot;; [$sunday.B134] = &quot;sch chg&quot;; [$sunday.B134] = &quot;annual&quot;; [$sunday.B134] = &quot;sick&quot;; [$sunday.C134] &gt;= 12 - [$reference.C5]); 0; IF([$sunday.B134] = &quot;no call&quot;; 12; IF([$sunday.C134] = 0; 0; MAX(12 - [$sunday.C13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5] = &quot;light&quot;;[$sunday.B135] = &quot;excused&quot;; [$sunday.B135] = &quot;sch chg&quot;; [$sunday.B135] = &quot;annual&quot;; [$sunday.B135] = &quot;sick&quot;; [$sunday.C135] &gt;= 10 - [$reference.C5]); 0; IF([$sunday.B135] = &quot;no call&quot;; 10; IF([$sunday.C135] = 0; 0; MAX(10 - [$sunday.C135]; 0))))" office:value-type="float" office:value="0" calcext:value-type="float">
            <text:p>.00</text:p>
          </table:table-cell>
          <table:table-cell table:style-name="ce10" table:formula="of:=IF(OR([$sunday.B135] = &quot;light&quot;;[$sunday.B135] = &quot;excused&quot;; [$sunday.B135] = &quot;sch chg&quot;; [$sunday.B135] = &quot;annual&quot;; [$sunday.B135] = &quot;sick&quot;; [$sunday.C135] &gt;= 12 - [$reference.C5]); 0; IF([$sunday.B135] = &quot;no call&quot;; 12; IF([$sunday.C135] = 0; 0; MAX(12 - [$sunday.C13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6] = &quot;light&quot;;[$sunday.B136] = &quot;excused&quot;; [$sunday.B136] = &quot;sch chg&quot;; [$sunday.B136] = &quot;annual&quot;; [$sunday.B136] = &quot;sick&quot;; [$sunday.C136] &gt;= 10 - [$reference.C5]); 0; IF([$sunday.B136] = &quot;no call&quot;; 10; IF([$sunday.C136] = 0; 0; MAX(10 - [$sunday.C136]; 0))))" office:value-type="float" office:value="0" calcext:value-type="float">
            <text:p>.00</text:p>
          </table:table-cell>
          <table:table-cell table:style-name="ce10" table:formula="of:=IF(OR([$sunday.B136] = &quot;light&quot;;[$sunday.B136] = &quot;excused&quot;; [$sunday.B136] = &quot;sch chg&quot;; [$sunday.B136] = &quot;annual&quot;; [$sunday.B136] = &quot;sick&quot;; [$sunday.C136] &gt;= 12 - [$reference.C5]); 0; IF([$sunday.B136] = &quot;no call&quot;; 12; IF([$sunday.C136] = 0; 0; MAX(12 - [$sunday.C13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7] = &quot;light&quot;;[$sunday.B137] = &quot;excused&quot;; [$sunday.B137] = &quot;sch chg&quot;; [$sunday.B137] = &quot;annual&quot;; [$sunday.B137] = &quot;sick&quot;; [$sunday.C137] &gt;= 10 - [$reference.C5]); 0; IF([$sunday.B137] = &quot;no call&quot;; 10; IF([$sunday.C137] = 0; 0; MAX(10 - [$sunday.C137]; 0))))" office:value-type="float" office:value="0" calcext:value-type="float">
            <text:p>.00</text:p>
          </table:table-cell>
          <table:table-cell table:style-name="ce10" table:formula="of:=IF(OR([$sunday.B137] = &quot;light&quot;;[$sunday.B137] = &quot;excused&quot;; [$sunday.B137] = &quot;sch chg&quot;; [$sunday.B137] = &quot;annual&quot;; [$sunday.B137] = &quot;sick&quot;; [$sunday.C137] &gt;= 12 - [$reference.C5]); 0; IF([$sunday.B137] = &quot;no call&quot;; 12; IF([$sunday.C137] = 0; 0; MAX(12 - [$sunday.C13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8] = &quot;light&quot;;[$sunday.B138] = &quot;excused&quot;; [$sunday.B138] = &quot;sch chg&quot;; [$sunday.B138] = &quot;annual&quot;; [$sunday.B138] = &quot;sick&quot;; [$sunday.C138] &gt;= 10 - [$reference.C5]); 0; IF([$sunday.B138] = &quot;no call&quot;; 10; IF([$sunday.C138] = 0; 0; MAX(10 - [$sunday.C138]; 0))))" office:value-type="float" office:value="0" calcext:value-type="float">
            <text:p>.00</text:p>
          </table:table-cell>
          <table:table-cell table:style-name="ce10" table:formula="of:=IF(OR([$sunday.B138] = &quot;light&quot;;[$sunday.B138] = &quot;excused&quot;; [$sunday.B138] = &quot;sch chg&quot;; [$sunday.B138] = &quot;annual&quot;; [$sunday.B138] = &quot;sick&quot;; [$sunday.C138] &gt;= 12 - [$reference.C5]); 0; IF([$sunday.B138] = &quot;no call&quot;; 12; IF([$sunday.C138] = 0; 0; MAX(12 - [$sunday.C13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UX Availability</text:p>
          </table:table-cell>
          <table:table-cell table:style-name="ce10" table:formula="of:=SUM([$sunday.E114:$sunday.E138])" office:value-type="float" office:value="4.56" calcext:value-type="float">
            <text:p>4.56</text:p>
          </table:table-cell>
          <table:table-cell table:style-name="ce10" table:formula="of:=SUM([$sunday.F114:$sunday.F138])" office:value-type="float" office:value="9.24" calcext:value-type="float">
            <text:p>9.2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vailability</text:p>
          </table:table-cell>
          <table:table-cell table:style-name="ce10" table:formula="of:=SUM([$sunday.E109] + [$sunday.E140])" office:value-type="float" office:value="4.56" calcext:value-type="float">
            <text:p>4.56</text:p>
          </table:table-cell>
          <table:table-cell table:style-name="ce10" table:formula="of:=SUM([$sunday.F109] + [$sunday.F140])" office:value-type="float" office:value="9.24" calcext:value-type="float">
            <text:p>9.24</text:p>
          </table:table-cell>
          <table:table-cell table:number-columns-repeated="1018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day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proper Mandate Workshee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 <text:s/></text:p>
          </table:table-cell>
          <table:table-cell table:style-name="ce6" office:value-type="string" calcext:value-type="string" table:number-columns-spanned="3" table:number-rows-spanned="1">
            <text:p>Monday <text:s/>08/05/19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Pay Period: <text:s/></text:p>
          </table:table-cell>
          <table:covered-table-cell/>
          <table:table-cell table:style-name="ce6" office:value-type="string" calcext:value-type="string" table:number-columns-spanned="2" table:number-rows-spanned="1">
            <text:p>2019-17-1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tion: <text:s/></text:p>
          </table:table-cell>
          <table:table-cell table:style-name="ce6" office:value-type="string" calcext:value-type="string" table:number-columns-spanned="3" table:number-rows-spanned="1">
            <text:p>University Par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 Lis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ejesus vasquez, l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88" calcext:value-type="float">
            <text:p>18.88</text:p>
          </table:table-cell>
          <table:table-cell table:style-name="ce8" office:value-type="float" office:value="13" calcext:value-type="float">
            <text:p>13.00</text:p>
          </table:table-cell>
          <table:table-cell table:style-name="ce8" office:value-type="float" office:value="15" calcext:value-type="float">
            <text:p>15.00</text:p>
          </table:table-cell>
          <table:table-cell table:style-name="ce11" office:value-type="float" office:value="913" calcext:value-type="float">
            <text:p>913</text:p>
          </table:table-cell>
          <table:table-cell table:style-name="ce8" table:formula="of:=SUM([$monday.F8] - [$monday.E8])" office:value-type="float" office:value="2" calcext:value-type="float">
            <text:p>2.00</text:p>
          </table:table-cell>
          <table:table-cell table:style-name="ce10" table:formula="of:=IF([$monday.B8] =&quot;ns day&quot;; [$monday.C8];IF([$monday.C8] &lt;= 8+ [$reference.C3]; 0; MAX([$monday.C8] - 8; 0)))" office:value-type="float" office:value="2" calcext:value-type="float">
            <text:p>2.00</text:p>
          </table:table-cell>
          <table:table-cell table:style-name="ce10" table:formula="of:=SUM([$monday.F8] - [$monday.E8])" office:value-type="float" office:value="2" calcext:value-type="float">
            <text:p>2.00</text:p>
          </table:table-cell>
          <table:table-cell table:style-name="ce10" table:formula="of:=IF([$monday.B8]=&quot;ns day&quot;;[$monday.C8]; IF([$monday.C8] &lt;= 8 + [$reference.C4]; 0; MIN(MAX([$monday.C8] - 8; 0);IF([$monday.J8] &lt;= [$reference.C4];0; [$monday.J8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lamen, a</text:p>
          </table:table-cell>
          <table:table-cell table:style-name="ce7"/>
          <table:table-cell table:style-name="ce8" office:value-type="float" office:value="8.18" calcext:value-type="float">
            <text:p>8.18</text:p>
          </table:table-cell>
          <table:table-cell table:style-name="ce8" office:value-type="float" office:value="19.25" calcext:value-type="float">
            <text:p>19.25</text:p>
          </table:table-cell>
          <table:table-cell table:style-name="ce8" table:number-columns-repeated="2"/>
          <table:table-cell table:style-name="ce11"/>
          <table:table-cell table:style-name="ce8" table:formula="of:=SUM([$monday.F9] - [$monday.E9])" office:value-type="float" office:value="0" calcext:value-type="float">
            <text:p>.00</text:p>
          </table:table-cell>
          <table:table-cell table:style-name="ce10" table:formula="of:=IF([$monday.B9] =&quot;ns day&quot;; [$monday.C9];IF([$monday.C9] &lt;= 8+ [$reference.C3]; 0; MAX([$monday.C9] - 8; 0)))" office:value-type="float" office:value="0" calcext:value-type="float">
            <text:p>.00</text:p>
          </table:table-cell>
          <table:table-cell table:style-name="ce10" table:formula="of:=SUM([$monday.F9] - [$monday.E9])" office:value-type="float" office:value="0" calcext:value-type="float">
            <text:p>.00</text:p>
          </table:table-cell>
          <table:table-cell table:style-name="ce10" table:formula="of:=IF([$monday.B9]=&quot;ns day&quot;;[$monday.C9]; IF([$monday.C9] &lt;= 8 + [$reference.C4]; 0; MIN(MAX([$monday.C9] - 8; 0);IF([$monday.J9] &lt;= [$reference.C4];0; [$monday.J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isher, c</text:p>
          </table:table-cell>
          <table:table-cell table:style-name="ce8" table:number-columns-repeated="5"/>
          <table:table-cell table:style-name="ce11"/>
          <table:table-cell table:style-name="ce8" table:formula="of:=SUM([$monday.F10] - [$monday.E10])" office:value-type="float" office:value="0" calcext:value-type="float">
            <text:p>.00</text:p>
          </table:table-cell>
          <table:table-cell table:style-name="ce10" table:formula="of:=IF([$monday.B10] =&quot;ns day&quot;; [$monday.C10];IF([$monday.C10] &lt;= 8 + [$reference.C3]; 0; MAX([$monday.C10] - 8; 0)))" office:value-type="float" office:value="0" calcext:value-type="float">
            <text:p>.00</text:p>
          </table:table-cell>
          <table:table-cell table:style-name="ce10" table:formula="of:=SUM([$monday.F10] - [$monday.E10])" office:value-type="float" office:value="0" calcext:value-type="float">
            <text:p>.00</text:p>
          </table:table-cell>
          <table:table-cell table:style-name="ce10" table:formula="of:=IF([$monday.B10]=&quot;ns day&quot;;[$monday.C10]; IF([$monday.C10] &lt;= 8 + [$reference.C4]; 0; MIN(MAX([$monday.C10] - 8; 0);IF([$monday.J10] &lt;= [$reference.C4];0; [$monday.J1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oster, p</text:p>
          </table:table-cell>
          <table:table-cell table:style-name="ce7"/>
          <table:table-cell table:style-name="ce8" office:value-type="float" office:value="10.56" calcext:value-type="float">
            <text:p>10.56</text:p>
          </table:table-cell>
          <table:table-cell table:style-name="ce8" office:value-type="float" office:value="19.48" calcext:value-type="float">
            <text:p>19.48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9.48" calcext:value-type="float">
            <text:p>19.48</text:p>
          </table:table-cell>
          <table:table-cell table:style-name="ce11" office:value-type="float" office:value="1025" calcext:value-type="float">
            <text:p>1025</text:p>
          </table:table-cell>
          <table:table-cell table:style-name="ce8" table:formula="of:=SUM([$monday.F11] - [$monday.E11])" office:value-type="float" office:value="2.48" calcext:value-type="float">
            <text:p>2.48</text:p>
          </table:table-cell>
          <table:table-cell table:style-name="ce10" table:formula="of:=IF([$monday.B11] =&quot;ns day&quot;; [$monday.C11];IF([$monday.C11] &lt;= 8+ [$reference.C3]; 0; MAX([$monday.C11] - 8; 0)))" office:value-type="float" office:value="2.56" calcext:value-type="float">
            <text:p>2.56</text:p>
          </table:table-cell>
          <table:table-cell table:style-name="ce10" table:formula="of:=SUM([$monday.F11] - [$monday.E11])" office:value-type="float" office:value="2.48" calcext:value-type="float">
            <text:p>2.48</text:p>
          </table:table-cell>
          <table:table-cell table:style-name="ce10" table:formula="of:=IF([$monday.B11]=&quot;ns day&quot;;[$monday.C11]; IF([$monday.C11] &lt;= 8 + [$reference.C4]; 0; MIN(MAX([$monday.C11] - 8; 0);IF([$monday.J11] &lt;= [$reference.C4];0; [$monday.J11]))))" office:value-type="float" office:value="2.48" calcext:value-type="float">
            <text:p>2.4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rtines, j</text:p>
          </table:table-cell>
          <table:table-cell table:style-name="ce7"/>
          <table:table-cell table:style-name="ce8" office:value-type="float" office:value="9.78" calcext:value-type="float">
            <text:p>9.78</text:p>
          </table:table-cell>
          <table:table-cell table:style-name="ce8" office:value-type="float" office:value="18.37" calcext:value-type="float">
            <text:p>18.37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37" calcext:value-type="float">
            <text:p>18.37</text:p>
          </table:table-cell>
          <table:table-cell table:style-name="ce11" office:value-type="float" office:value="906" calcext:value-type="float">
            <text:p>906</text:p>
          </table:table-cell>
          <table:table-cell table:style-name="ce8" table:formula="of:=SUM([$monday.F12] - [$monday.E12])" office:value-type="float" office:value="1.37" calcext:value-type="float">
            <text:p>1.37</text:p>
          </table:table-cell>
          <table:table-cell table:style-name="ce10" table:formula="of:=IF([$monday.B12] =&quot;ns day&quot;; [$monday.C12];IF([$monday.C12] &lt;= 8+ [$reference.C3]; 0; MAX([$monday.C12] - 8; 0)))" office:value-type="float" office:value="1.78" calcext:value-type="float">
            <text:p>1.78</text:p>
          </table:table-cell>
          <table:table-cell table:style-name="ce10" table:formula="of:=SUM([$monday.F12] - [$monday.E12])" office:value-type="float" office:value="1.37" calcext:value-type="float">
            <text:p>1.37</text:p>
          </table:table-cell>
          <table:table-cell table:style-name="ce10" table:formula="of:=IF([$monday.B12]=&quot;ns day&quot;;[$monday.C12]; IF([$monday.C12] &lt;= 8 + [$reference.C4]; 0; MIN(MAX([$monday.C12] - 8; 0);IF([$monday.J12] &lt;= [$reference.C4];0; [$monday.J12]))))" office:value-type="float" office:value="1.37" calcext:value-type="float">
            <text:p>1.3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ena sobekela, r</text:p>
          </table:table-cell>
          <table:table-cell table:style-name="ce7"/>
          <table:table-cell table:style-name="ce8" office:value-type="float" office:value="10.19" calcext:value-type="float">
            <text:p>10.19</text:p>
          </table:table-cell>
          <table:table-cell table:style-name="ce8" office:value-type="float" office:value="18.44" calcext:value-type="float">
            <text:p>18.44</text:p>
          </table:table-cell>
          <table:table-cell table:style-name="ce8" office:value-type="float" office:value="8.53" calcext:value-type="float">
            <text:p>8.53</text:p>
          </table:table-cell>
          <table:table-cell table:style-name="ce8" office:value-type="float" office:value="18.72" calcext:value-type="float">
            <text:p>18.72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monday.F13] - [$monday.E13])" office:value-type="float" office:value="10.19" calcext:value-type="float">
            <text:p>10.19</text:p>
          </table:table-cell>
          <table:table-cell table:style-name="ce10" table:formula="of:=IF([$monday.B13] =&quot;ns day&quot;; [$monday.C13];IF([$monday.C13] &lt;= 8+ [$reference.C3]; 0; MAX([$monday.C13] - 8; 0)))" office:value-type="float" office:value="2.19" calcext:value-type="float">
            <text:p>2.19</text:p>
          </table:table-cell>
          <table:table-cell table:style-name="ce10" table:formula="of:=SUM([$monday.F13] - [$monday.E13])" office:value-type="float" office:value="10.19" calcext:value-type="float">
            <text:p>10.19</text:p>
          </table:table-cell>
          <table:table-cell table:style-name="ce10" table:formula="of:=IF([$monday.B13]=&quot;ns day&quot;;[$monday.C13]; IF([$monday.C13] &lt;= 8 + [$reference.C4]; 0; MIN(MAX([$monday.C13] - 8; 0);IF([$monday.J13] &lt;= [$reference.C4];0; [$monday.J13]))))" office:value-type="float" office:value="2.19" calcext:value-type="float">
            <text:p>2.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naker, e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10.56" calcext:value-type="float">
            <text:p>10.56</text:p>
          </table:table-cell>
          <table:table-cell table:style-name="ce8" office:value-type="float" office:value="19.57" calcext:value-type="float">
            <text:p>19.57</text:p>
          </table:table-cell>
          <table:table-cell table:style-name="ce8" table:number-columns-repeated="2"/>
          <table:table-cell table:style-name="ce11"/>
          <table:table-cell table:style-name="ce8" table:formula="of:=SUM([$monday.F14] - [$monday.E14])" office:value-type="float" office:value="0" calcext:value-type="float">
            <text:p>.00</text:p>
          </table:table-cell>
          <table:table-cell table:style-name="ce10" table:formula="of:=IF([$monday.B14] =&quot;ns day&quot;; [$monday.C14];IF([$monday.C14] &lt;= 8+ [$reference.C3]; 0; MAX([$monday.C14] - 8; 0)))" office:value-type="float" office:value="10.56" calcext:value-type="float">
            <text:p>10.56</text:p>
          </table:table-cell>
          <table:table-cell table:style-name="ce10" table:formula="of:=SUM([$monday.F14] - [$monday.E14])" office:value-type="float" office:value="0" calcext:value-type="float">
            <text:p>.00</text:p>
          </table:table-cell>
          <table:table-cell table:style-name="ce10" table:formula="of:=IF([$monday.B14]=&quot;ns day&quot;;[$monday.C14]; IF([$monday.C14] &lt;= 8 + [$reference.C4]; 0; MIN(MAX([$monday.C14] - 8; 0);IF([$monday.J14] &lt;= [$reference.C4];0; [$monday.J14]))))" office:value-type="float" office:value="10.56" calcext:value-type="float">
            <text:p>10.5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desir sr, h</text:p>
          </table:table-cell>
          <table:table-cell table:style-name="ce8" table:number-columns-repeated="5"/>
          <table:table-cell table:style-name="ce11"/>
          <table:table-cell table:style-name="ce8" table:formula="of:=SUM([$monday.F15] - [$monday.E15])" office:value-type="float" office:value="0" calcext:value-type="float">
            <text:p>.00</text:p>
          </table:table-cell>
          <table:table-cell table:style-name="ce10" table:formula="of:=IF([$monday.B15] =&quot;ns day&quot;; [$monday.C15];IF([$monday.C15] &lt;= 8 + [$reference.C3]; 0; MAX([$monday.C15] - 8; 0)))" office:value-type="float" office:value="0" calcext:value-type="float">
            <text:p>.00</text:p>
          </table:table-cell>
          <table:table-cell table:style-name="ce10" table:formula="of:=SUM([$monday.F15] - [$monday.E15])" office:value-type="float" office:value="0" calcext:value-type="float">
            <text:p>.00</text:p>
          </table:table-cell>
          <table:table-cell table:style-name="ce10" table:formula="of:=IF([$monday.B15]=&quot;ns day&quot;;[$monday.C15]; IF([$monday.C15] &lt;= 8 + [$reference.C4]; 0; MIN(MAX([$monday.C15] - 8; 0);IF([$monday.J15] &lt;= [$reference.C4];0; [$monday.J1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rray, k</text:p>
          </table:table-cell>
          <table:table-cell table:style-name="ce7"/>
          <table:table-cell table:style-name="ce8" office:value-type="float" office:value="10.93" calcext:value-type="float">
            <text:p>10.93</text:p>
          </table:table-cell>
          <table:table-cell table:style-name="ce8" office:value-type="float" office:value="19.82" calcext:value-type="float">
            <text:p>19.82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office:value-type="float" office:value="19.82" calcext:value-type="float">
            <text:p>19.82</text:p>
          </table:table-cell>
          <table:table-cell table:style-name="ce11" office:value-type="float" office:value="1011" calcext:value-type="float">
            <text:p>1011</text:p>
          </table:table-cell>
          <table:table-cell table:style-name="ce8" table:formula="of:=SUM([$monday.F16] - [$monday.E16])" office:value-type="float" office:value="2.57" calcext:value-type="float">
            <text:p>2.57</text:p>
          </table:table-cell>
          <table:table-cell table:style-name="ce10" table:formula="of:=IF([$monday.B16] =&quot;ns day&quot;; [$monday.C16];IF([$monday.C16] &lt;= 8+ [$reference.C3]; 0; MAX([$monday.C16] - 8; 0)))" office:value-type="float" office:value="2.93" calcext:value-type="float">
            <text:p>2.93</text:p>
          </table:table-cell>
          <table:table-cell table:style-name="ce10" table:formula="of:=SUM([$monday.F16] - [$monday.E16])" office:value-type="float" office:value="2.57" calcext:value-type="float">
            <text:p>2.57</text:p>
          </table:table-cell>
          <table:table-cell table:style-name="ce10" table:formula="of:=IF([$monday.B16]=&quot;ns day&quot;;[$monday.C16]; IF([$monday.C16] &lt;= 8 + [$reference.C4]; 0; MIN(MAX([$monday.C16] - 8; 0);IF([$monday.J16] &lt;= [$reference.C4];0; [$monday.J16]))))" office:value-type="float" office:value="2.57" calcext:value-type="float">
            <text:p>2.5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bertson, c</text:p>
          </table:table-cell>
          <table:table-cell table:style-name="ce7"/>
          <table:table-cell table:style-name="ce8" office:value-type="float" office:value="8.99" calcext:value-type="float">
            <text:p>8.99</text:p>
          </table:table-cell>
          <table:table-cell table:style-name="ce8" office:value-type="float" office:value="16.95" calcext:value-type="float">
            <text:p>16.95</text:p>
          </table:table-cell>
          <table:table-cell table:style-name="ce8" office:value-type="float" office:value="15" calcext:value-type="float">
            <text:p>15.00</text:p>
          </table:table-cell>
          <table:table-cell table:style-name="ce8" office:value-type="float" office:value="16.95" calcext:value-type="float">
            <text:p>16.95</text:p>
          </table:table-cell>
          <table:table-cell table:style-name="ce11" office:value-type="float" office:value="1013" calcext:value-type="float">
            <text:p>1013</text:p>
          </table:table-cell>
          <table:table-cell table:style-name="ce8" table:formula="of:=SUM([$monday.F17] - [$monday.E17])" office:value-type="float" office:value="1.95" calcext:value-type="float">
            <text:p>1.95</text:p>
          </table:table-cell>
          <table:table-cell table:style-name="ce10" table:formula="of:=IF([$monday.B17] =&quot;ns day&quot;; [$monday.C17];IF([$monday.C17] &lt;= 8+ [$reference.C3]; 0; MAX([$monday.C17] - 8; 0)))" office:value-type="float" office:value="0.99" calcext:value-type="float">
            <text:p>.99</text:p>
          </table:table-cell>
          <table:table-cell table:style-name="ce10" table:formula="of:=SUM([$monday.F17] - [$monday.E17])" office:value-type="float" office:value="1.95" calcext:value-type="float">
            <text:p>1.95</text:p>
          </table:table-cell>
          <table:table-cell table:style-name="ce10" table:formula="of:=IF([$monday.B17]=&quot;ns day&quot;;[$monday.C17]; IF([$monday.C17] &lt;= 8 + [$reference.C4]; 0; MIN(MAX([$monday.C17] - 8; 0);IF([$monday.J17] &lt;= [$reference.C4];0; [$monday.J17]))))" office:value-type="float" office:value="0.99" calcext:value-type="float">
            <text:p>.9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vens, a</text:p>
          </table:table-cell>
          <table:table-cell table:style-name="ce8" table:number-columns-repeated="5"/>
          <table:table-cell table:style-name="ce11"/>
          <table:table-cell table:style-name="ce8" table:formula="of:=SUM([$monday.F18] - [$monday.E18])" office:value-type="float" office:value="0" calcext:value-type="float">
            <text:p>.00</text:p>
          </table:table-cell>
          <table:table-cell table:style-name="ce10" table:formula="of:=IF([$monday.B18] =&quot;ns day&quot;; [$monday.C18];IF([$monday.C18] &lt;= 8 + [$reference.C3]; 0; MAX([$monday.C18] - 8; 0)))" office:value-type="float" office:value="0" calcext:value-type="float">
            <text:p>.00</text:p>
          </table:table-cell>
          <table:table-cell table:style-name="ce10" table:formula="of:=SUM([$monday.F18] - [$monday.E18])" office:value-type="float" office:value="0" calcext:value-type="float">
            <text:p>.00</text:p>
          </table:table-cell>
          <table:table-cell table:style-name="ce10" table:formula="of:=IF([$monday.B18]=&quot;ns day&quot;;[$monday.C18]; IF([$monday.C18] &lt;= 8 + [$reference.C4]; 0; MIN(MAX([$monday.C18] - 8; 0);IF([$monday.J18] &lt;= [$reference.C4];0; [$monday.J1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rujillo, s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8.15" calcext:value-type="float">
            <text:p>8.15</text:p>
          </table:table-cell>
          <table:table-cell table:style-name="ce8" office:value-type="float" office:value="17.06" calcext:value-type="float">
            <text:p>17.06</text:p>
          </table:table-cell>
          <table:table-cell table:style-name="ce8" table:number-columns-repeated="2"/>
          <table:table-cell table:style-name="ce11"/>
          <table:table-cell table:style-name="ce8" table:formula="of:=SUM([$monday.F19] - [$monday.E19])" office:value-type="float" office:value="0" calcext:value-type="float">
            <text:p>.00</text:p>
          </table:table-cell>
          <table:table-cell table:style-name="ce10" table:formula="of:=IF([$monday.B19] =&quot;ns day&quot;; [$monday.C19];IF([$monday.C19] &lt;= 8+ [$reference.C3]; 0; MAX([$monday.C19] - 8; 0)))" office:value-type="float" office:value="8.15" calcext:value-type="float">
            <text:p>8.15</text:p>
          </table:table-cell>
          <table:table-cell table:style-name="ce10" table:formula="of:=SUM([$monday.F19] - [$monday.E19])" office:value-type="float" office:value="0" calcext:value-type="float">
            <text:p>.00</text:p>
          </table:table-cell>
          <table:table-cell table:style-name="ce10" table:formula="of:=IF([$monday.B19]=&quot;ns day&quot;;[$monday.C19]; IF([$monday.C19] &lt;= 8 + [$reference.C4]; 0; MIN(MAX([$monday.C19] - 8; 0);IF([$monday.J19] &lt;= [$reference.C4];0; [$monday.J19]))))" office:value-type="float" office:value="8.15" calcext:value-type="float">
            <text:p>8.1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illiams, l</text:p>
          </table:table-cell>
          <table:table-cell table:style-name="ce8" table:number-columns-repeated="5"/>
          <table:table-cell table:style-name="ce11"/>
          <table:table-cell table:style-name="ce8" table:formula="of:=SUM([$monday.F20] - [$monday.E20])" office:value-type="float" office:value="0" calcext:value-type="float">
            <text:p>.00</text:p>
          </table:table-cell>
          <table:table-cell table:style-name="ce10" table:formula="of:=IF([$monday.B20] =&quot;ns day&quot;; [$monday.C20];IF([$monday.C20] &lt;= 8 + [$reference.C3]; 0; MAX([$monday.C20] - 8; 0)))" office:value-type="float" office:value="0" calcext:value-type="float">
            <text:p>.00</text:p>
          </table:table-cell>
          <table:table-cell table:style-name="ce10" table:formula="of:=SUM([$monday.F20] - [$monday.E20])" office:value-type="float" office:value="0" calcext:value-type="float">
            <text:p>.00</text:p>
          </table:table-cell>
          <table:table-cell table:style-name="ce10" table:formula="of:=IF([$monday.B20]=&quot;ns day&quot;;[$monday.C20]; IF([$monday.C20] &lt;= 8 + [$reference.C4]; 0; MIN(MAX([$monday.C20] - 8; 0);IF([$monday.J20] &lt;= [$reference.C4];0; [$monday.J2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1] - [$monday.E21])" office:value-type="float" office:value="0" calcext:value-type="float">
            <text:p>.00</text:p>
          </table:table-cell>
          <table:table-cell table:style-name="ce10" table:formula="of:=IF([$monday.B21] =&quot;ns day&quot;; [$monday.C21];IF([$monday.C21] &lt;= 8 + [$reference.C3]; 0; MAX([$monday.C21] - 8; 0)))" office:value-type="float" office:value="0" calcext:value-type="float">
            <text:p>.00</text:p>
          </table:table-cell>
          <table:table-cell table:style-name="ce10" table:formula="of:=SUM([$monday.F21] - [$monday.E21])" office:value-type="float" office:value="0" calcext:value-type="float">
            <text:p>.00</text:p>
          </table:table-cell>
          <table:table-cell table:style-name="ce10" table:formula="of:=IF([$monday.B21]=&quot;ns day&quot;;[$monday.C21]; IF([$monday.C21] &lt;= 8 + [$reference.C4]; 0; MIN(MAX([$monday.C21] - 8; 0);IF([$monday.J21] &lt;= [$reference.C4];0; [$monday.J2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2] - [$monday.E22])" office:value-type="float" office:value="0" calcext:value-type="float">
            <text:p>.00</text:p>
          </table:table-cell>
          <table:table-cell table:style-name="ce10" table:formula="of:=IF([$monday.B22] =&quot;ns day&quot;; [$monday.C22];IF([$monday.C22] &lt;= 8 + [$reference.C3]; 0; MAX([$monday.C22] - 8; 0)))" office:value-type="float" office:value="0" calcext:value-type="float">
            <text:p>.00</text:p>
          </table:table-cell>
          <table:table-cell table:style-name="ce10" table:formula="of:=SUM([$monday.F22] - [$monday.E22])" office:value-type="float" office:value="0" calcext:value-type="float">
            <text:p>.00</text:p>
          </table:table-cell>
          <table:table-cell table:style-name="ce10" table:formula="of:=IF([$monday.B22]=&quot;ns day&quot;;[$monday.C22]; IF([$monday.C22] &lt;= 8 + [$reference.C4]; 0; MIN(MAX([$monday.C22] - 8; 0);IF([$monday.J22] &lt;= [$reference.C4];0; [$monday.J2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3] - [$monday.E23])" office:value-type="float" office:value="0" calcext:value-type="float">
            <text:p>.00</text:p>
          </table:table-cell>
          <table:table-cell table:style-name="ce10" table:formula="of:=IF([$monday.B23] =&quot;ns day&quot;; [$monday.C23];IF([$monday.C23] &lt;= 8 + [$reference.C3]; 0; MAX([$monday.C23] - 8; 0)))" office:value-type="float" office:value="0" calcext:value-type="float">
            <text:p>.00</text:p>
          </table:table-cell>
          <table:table-cell table:style-name="ce10" table:formula="of:=SUM([$monday.F23] - [$monday.E23])" office:value-type="float" office:value="0" calcext:value-type="float">
            <text:p>.00</text:p>
          </table:table-cell>
          <table:table-cell table:style-name="ce10" table:formula="of:=IF([$monday.B23]=&quot;ns day&quot;;[$monday.C23]; IF([$monday.C23] &lt;= 8 + [$reference.C4]; 0; MIN(MAX([$monday.C23] - 8; 0);IF([$monday.J23] &lt;= [$reference.C4];0; [$monday.J2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4] - [$monday.E24])" office:value-type="float" office:value="0" calcext:value-type="float">
            <text:p>.00</text:p>
          </table:table-cell>
          <table:table-cell table:style-name="ce10" table:formula="of:=IF([$monday.B24] =&quot;ns day&quot;; [$monday.C24];IF([$monday.C24] &lt;= 8 + [$reference.C3]; 0; MAX([$monday.C24] - 8; 0)))" office:value-type="float" office:value="0" calcext:value-type="float">
            <text:p>.00</text:p>
          </table:table-cell>
          <table:table-cell table:style-name="ce10" table:formula="of:=SUM([$monday.F24] - [$monday.E24])" office:value-type="float" office:value="0" calcext:value-type="float">
            <text:p>.00</text:p>
          </table:table-cell>
          <table:table-cell table:style-name="ce10" table:formula="of:=IF([$monday.B24]=&quot;ns day&quot;;[$monday.C24]; IF([$monday.C24] &lt;= 8 + [$reference.C4]; 0; MIN(MAX([$monday.C24] - 8; 0);IF([$monday.J24] &lt;= [$reference.C4];0; [$monday.J2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5] - [$monday.E25])" office:value-type="float" office:value="0" calcext:value-type="float">
            <text:p>.00</text:p>
          </table:table-cell>
          <table:table-cell table:style-name="ce10" table:formula="of:=IF([$monday.B25] =&quot;ns day&quot;; [$monday.C25];IF([$monday.C25] &lt;= 8 + [$reference.C3]; 0; MAX([$monday.C25] - 8; 0)))" office:value-type="float" office:value="0" calcext:value-type="float">
            <text:p>.00</text:p>
          </table:table-cell>
          <table:table-cell table:style-name="ce10" table:formula="of:=SUM([$monday.F25] - [$monday.E25])" office:value-type="float" office:value="0" calcext:value-type="float">
            <text:p>.00</text:p>
          </table:table-cell>
          <table:table-cell table:style-name="ce10" table:formula="of:=IF([$monday.B25]=&quot;ns day&quot;;[$monday.C25]; IF([$monday.C25] &lt;= 8 + [$reference.C4]; 0; MIN(MAX([$monday.C25] - 8; 0);IF([$monday.J25] &lt;= [$reference.C4];0; [$monday.J2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6] - [$monday.E26])" office:value-type="float" office:value="0" calcext:value-type="float">
            <text:p>.00</text:p>
          </table:table-cell>
          <table:table-cell table:style-name="ce10" table:formula="of:=IF([$monday.B26] =&quot;ns day&quot;; [$monday.C26];IF([$monday.C26] &lt;= 8 + [$reference.C3]; 0; MAX([$monday.C26] - 8; 0)))" office:value-type="float" office:value="0" calcext:value-type="float">
            <text:p>.00</text:p>
          </table:table-cell>
          <table:table-cell table:style-name="ce10" table:formula="of:=SUM([$monday.F26] - [$monday.E26])" office:value-type="float" office:value="0" calcext:value-type="float">
            <text:p>.00</text:p>
          </table:table-cell>
          <table:table-cell table:style-name="ce10" table:formula="of:=IF([$monday.B26]=&quot;ns day&quot;;[$monday.C26]; IF([$monday.C26] &lt;= 8 + [$reference.C4]; 0; MIN(MAX([$monday.C26] - 8; 0);IF([$monday.J26] &lt;= [$reference.C4];0; [$monday.J2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7] - [$monday.E27])" office:value-type="float" office:value="0" calcext:value-type="float">
            <text:p>.00</text:p>
          </table:table-cell>
          <table:table-cell table:style-name="ce10" table:formula="of:=IF([$monday.B27] =&quot;ns day&quot;; [$monday.C27];IF([$monday.C27] &lt;= 8 + [$reference.C3]; 0; MAX([$monday.C27] - 8; 0)))" office:value-type="float" office:value="0" calcext:value-type="float">
            <text:p>.00</text:p>
          </table:table-cell>
          <table:table-cell table:style-name="ce10" table:formula="of:=SUM([$monday.F27] - [$monday.E27])" office:value-type="float" office:value="0" calcext:value-type="float">
            <text:p>.00</text:p>
          </table:table-cell>
          <table:table-cell table:style-name="ce10" table:formula="of:=IF([$monday.B27]=&quot;ns day&quot;;[$monday.C27]; IF([$monday.C27] &lt;= 8 + [$reference.C4]; 0; MIN(MAX([$monday.C27] - 8; 0);IF([$monday.J27] &lt;= [$reference.C4];0; [$monday.J2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8] - [$monday.E28])" office:value-type="float" office:value="0" calcext:value-type="float">
            <text:p>.00</text:p>
          </table:table-cell>
          <table:table-cell table:style-name="ce10" table:formula="of:=IF([$monday.B28] =&quot;ns day&quot;; [$monday.C28];IF([$monday.C28] &lt;= 8 + [$reference.C3]; 0; MAX([$monday.C28] - 8; 0)))" office:value-type="float" office:value="0" calcext:value-type="float">
            <text:p>.00</text:p>
          </table:table-cell>
          <table:table-cell table:style-name="ce10" table:formula="of:=SUM([$monday.F28] - [$monday.E28])" office:value-type="float" office:value="0" calcext:value-type="float">
            <text:p>.00</text:p>
          </table:table-cell>
          <table:table-cell table:style-name="ce10" table:formula="of:=IF([$monday.B28]=&quot;ns day&quot;;[$monday.C28]; IF([$monday.C28] &lt;= 8 + [$reference.C4]; 0; MIN(MAX([$monday.C28] - 8; 0);IF([$monday.J28] &lt;= [$reference.C4];0; [$monday.J2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9] - [$monday.E29])" office:value-type="float" office:value="0" calcext:value-type="float">
            <text:p>.00</text:p>
          </table:table-cell>
          <table:table-cell table:style-name="ce10" table:formula="of:=IF([$monday.B29] =&quot;ns day&quot;; [$monday.C29];IF([$monday.C29] &lt;= 8 + [$reference.C3]; 0; MAX([$monday.C29] - 8; 0)))" office:value-type="float" office:value="0" calcext:value-type="float">
            <text:p>.00</text:p>
          </table:table-cell>
          <table:table-cell table:style-name="ce10" table:formula="of:=SUM([$monday.F29] - [$monday.E29])" office:value-type="float" office:value="0" calcext:value-type="float">
            <text:p>.00</text:p>
          </table:table-cell>
          <table:table-cell table:style-name="ce10" table:formula="of:=IF([$monday.B29]=&quot;ns day&quot;;[$monday.C29]; IF([$monday.C29] &lt;= 8 + [$reference.C4]; 0; MIN(MAX([$monday.C29] - 8; 0);IF([$monday.J29] &lt;= [$reference.C4];0; [$monday.J2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30] - [$monday.E30])" office:value-type="float" office:value="0" calcext:value-type="float">
            <text:p>.00</text:p>
          </table:table-cell>
          <table:table-cell table:style-name="ce10" table:formula="of:=IF([$monday.B30] =&quot;ns day&quot;; [$monday.C30];IF([$monday.C30] &lt;= 8 + [$reference.C3]; 0; MAX([$monday.C30] - 8; 0)))" office:value-type="float" office:value="0" calcext:value-type="float">
            <text:p>.00</text:p>
          </table:table-cell>
          <table:table-cell table:style-name="ce10" table:formula="of:=SUM([$monday.F30] - [$monday.E30])" office:value-type="float" office:value="0" calcext:value-type="float">
            <text:p>.00</text:p>
          </table:table-cell>
          <table:table-cell table:style-name="ce10" table:formula="of:=IF([$monday.B30]=&quot;ns day&quot;;[$monday.C30]; IF([$monday.C30] &lt;= 8 + [$reference.C4]; 0; MIN(MAX([$monday.C30] - 8; 0);IF([$monday.J30] &lt;= [$reference.C4];0; [$monday.J3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31] - [$monday.E31])" office:value-type="float" office:value="0" calcext:value-type="float">
            <text:p>.00</text:p>
          </table:table-cell>
          <table:table-cell table:style-name="ce10" table:formula="of:=IF([$monday.B31] =&quot;ns day&quot;; [$monday.C31];IF([$monday.C31] &lt;= 8 + [$reference.C3]; 0; MAX([$monday.C31] - 8; 0)))" office:value-type="float" office:value="0" calcext:value-type="float">
            <text:p>.00</text:p>
          </table:table-cell>
          <table:table-cell table:style-name="ce10" table:formula="of:=SUM([$monday.F31] - [$monday.E31])" office:value-type="float" office:value="0" calcext:value-type="float">
            <text:p>.00</text:p>
          </table:table-cell>
          <table:table-cell table:style-name="ce10" table:formula="of:=IF([$monday.B31]=&quot;ns day&quot;;[$monday.C31]; IF([$monday.C31] &lt;= 8 + [$reference.C4]; 0; MIN(MAX([$monday.C31] - 8; 0);IF([$monday.J31] &lt;= [$reference.C4];0; [$monday.J3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32] - [$monday.E32])" office:value-type="float" office:value="0" calcext:value-type="float">
            <text:p>.00</text:p>
          </table:table-cell>
          <table:table-cell table:style-name="ce10" table:formula="of:=IF([$monday.B32] =&quot;ns day&quot;; [$monday.C32];IF([$monday.C32] &lt;= 8 + [$reference.C3]; 0; MAX([$monday.C32] - 8; 0)))" office:value-type="float" office:value="0" calcext:value-type="float">
            <text:p>.00</text:p>
          </table:table-cell>
          <table:table-cell table:style-name="ce10" table:formula="of:=SUM([$monday.F32] - [$monday.E32])" office:value-type="float" office:value="0" calcext:value-type="float">
            <text:p>.00</text:p>
          </table:table-cell>
          <table:table-cell table:style-name="ce10" table:formula="of:=IF([$monday.B32]=&quot;ns day&quot;;[$monday.C32]; IF([$monday.C32] &lt;= 8 + [$reference.C4]; 0; MIN(MAX([$monday.C32] - 8; 0);IF([$monday.J32] &lt;= [$reference.C4];0; [$monday.J3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Total NL Overtime</text:p>
          </table:table-cell>
          <table:table-cell table:style-name="ce10" table:formula="of:=SUM([$monday.I8:$monday.I32])" office:value-type="float" office:value="31.16" calcext:value-type="float">
            <text:p>31.1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NL Mandates</text:p>
          </table:table-cell>
          <table:table-cell table:style-name="ce10" table:formula="of:=SUM([$monday.K8:$monday.K32])" office:value-type="float" office:value="30.31" calcext:value-type="float">
            <text:p>30.3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ork Assignmen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, j</text:p>
          </table:table-cell>
          <table:table-cell table:style-name="ce7"/>
          <table:table-cell table:style-name="ce8" office:value-type="float" office:value="9.18" calcext:value-type="float">
            <text:p>9.18</text:p>
          </table:table-cell>
          <table:table-cell table:style-name="ce8" office:value-type="float" office:value="17.68" calcext:value-type="float">
            <text:p>17.68</text:p>
          </table:table-cell>
          <table:table-cell table:style-name="ce8" office:value-type="float" office:value="8" calcext:value-type="float">
            <text:p>8.00</text:p>
          </table:table-cell>
          <table:table-cell table:style-name="ce8" office:value-type="float" office:value="8.94" calcext:value-type="float">
            <text:p>8.94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monday.F40] - [$monday.E40])" office:value-type="float" office:value="0.94" calcext:value-type="float">
            <text:p>.94</text:p>
          </table:table-cell>
          <table:table-cell table:style-name="ce10" table:formula="of:=IF([$monday.B40] =&quot;ns day&quot;; [$monday.C40]; MAX([$monday.C40] - 8; 0))" office:value-type="float" office:value="1.18" calcext:value-type="float">
            <text:p>1.18</text:p>
          </table:table-cell>
          <table:table-cell table:style-name="ce10" table:formula="of:=SUM([$monday.F40] - [$monday.E40])" office:value-type="float" office:value="0.94" calcext:value-type="float">
            <text:p>.94</text:p>
          </table:table-cell>
          <table:table-cell table:style-name="ce10" table:formula="of:=IF([$monday.B40]=&quot;ns day&quot;;[$monday.C40]; IF([$monday.C40] &lt;= 8 + [$reference.C4]; 0; MIN(MAX([$monday.C40] - 8; 0);IF([$monday.J40] &lt;= [$reference.C4];0; [$monday.J40]))))" office:value-type="float" office:value="0.94" calcext:value-type="float">
            <text:p>.9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quino, s</text:p>
          </table:table-cell>
          <table:table-cell table:style-name="ce8" table:number-columns-repeated="5"/>
          <table:table-cell table:style-name="ce11"/>
          <table:table-cell table:style-name="ce8" table:formula="of:=SUM([$monday.F41] - [$monday.E41])" office:value-type="float" office:value="0" calcext:value-type="float">
            <text:p>.00</text:p>
          </table:table-cell>
          <table:table-cell table:style-name="ce10" table:formula="of:=IF([$monday.B41] =&quot;ns day&quot;; [$monday.C41]; MAX([$monday.C41] - 8; 0))" office:value-type="float" office:value="0" calcext:value-type="float">
            <text:p>.00</text:p>
          </table:table-cell>
          <table:table-cell table:style-name="ce10" table:formula="of:=SUM([$monday.F41] - [$monday.E41])" office:value-type="float" office:value="0" calcext:value-type="float">
            <text:p>.00</text:p>
          </table:table-cell>
          <table:table-cell table:style-name="ce10" table:formula="of:=IF([$monday.B41]=&quot;ns day&quot;;[$monday.C41]; IF([$monday.C41] &lt;= 8 + [$reference.C4]; 0; MIN(MAX([$monday.C41] - 8; 0);IF([$monday.J41] &lt;= [$reference.C4];0; [$monday.J4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binskiy, m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number-columns-repeated="2"/>
          <table:table-cell table:style-name="ce11"/>
          <table:table-cell table:style-name="ce8" table:formula="of:=SUM([$monday.F42] - [$monday.E42])" office:value-type="float" office:value="0" calcext:value-type="float">
            <text:p>.00</text:p>
          </table:table-cell>
          <table:table-cell table:style-name="ce10" table:formula="of:=IF([$monday.B42] =&quot;ns day&quot;; [$monday.C42]; MAX([$monday.C42] - 8; 0))" office:value-type="float" office:value="8" calcext:value-type="float">
            <text:p>8.00</text:p>
          </table:table-cell>
          <table:table-cell table:style-name="ce10" table:formula="of:=SUM([$monday.F42] - [$monday.E42])" office:value-type="float" office:value="0" calcext:value-type="float">
            <text:p>.00</text:p>
          </table:table-cell>
          <table:table-cell table:style-name="ce10" table:formula="of:=IF([$monday.B42]=&quot;ns day&quot;;[$monday.C42]; IF([$monday.C42] &lt;= 8 + [$reference.C4]; 0; MIN(MAX([$monday.C42] - 8; 0);IF([$monday.J42] &lt;= [$reference.C4];0; [$monday.J42]))))" office:value-type="float" office:value="8" calcext:value-type="float">
            <text:p>8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ssa, e</text:p>
          </table:table-cell>
          <table:table-cell table:style-name="ce7"/>
          <table:table-cell table:style-name="ce8" office:value-type="float" office:value="9.86" calcext:value-type="float">
            <text:p>9.86</text:p>
          </table:table-cell>
          <table:table-cell table:style-name="ce8" office:value-type="float" office:value="18.8" calcext:value-type="float">
            <text:p>18.80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office:value-type="float" office:value="18.8" calcext:value-type="float">
            <text:p>18.80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monday.F43] - [$monday.E43])" office:value-type="float" office:value="1.55" calcext:value-type="float">
            <text:p>1.55</text:p>
          </table:table-cell>
          <table:table-cell table:style-name="ce10" table:formula="of:=IF([$monday.B43] =&quot;ns day&quot;; [$monday.C43]; MAX([$monday.C43] - 8; 0))" office:value-type="float" office:value="1.86" calcext:value-type="float">
            <text:p>1.86</text:p>
          </table:table-cell>
          <table:table-cell table:style-name="ce10" table:formula="of:=SUM([$monday.F43] - [$monday.E43])" office:value-type="float" office:value="1.55" calcext:value-type="float">
            <text:p>1.55</text:p>
          </table:table-cell>
          <table:table-cell table:style-name="ce10" table:formula="of:=IF([$monday.B43]=&quot;ns day&quot;;[$monday.C43]; IF([$monday.C43] &lt;= 8 + [$reference.C4]; 0; MIN(MAX([$monday.C43] - 8; 0);IF([$monday.J43] &lt;= [$reference.C4];0; [$monday.J43]))))" office:value-type="float" office:value="1.55" calcext:value-type="float">
            <text:p>1.5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onilla, g</text:p>
          </table:table-cell>
          <table:table-cell table:style-name="ce8" table:number-columns-repeated="5"/>
          <table:table-cell table:style-name="ce11"/>
          <table:table-cell table:style-name="ce8" table:formula="of:=SUM([$monday.F44] - [$monday.E44])" office:value-type="float" office:value="0" calcext:value-type="float">
            <text:p>.00</text:p>
          </table:table-cell>
          <table:table-cell table:style-name="ce10" table:formula="of:=IF([$monday.B44] =&quot;ns day&quot;; [$monday.C44]; MAX([$monday.C44] - 8; 0))" office:value-type="float" office:value="0" calcext:value-type="float">
            <text:p>.00</text:p>
          </table:table-cell>
          <table:table-cell table:style-name="ce10" table:formula="of:=SUM([$monday.F44] - [$monday.E44])" office:value-type="float" office:value="0" calcext:value-type="float">
            <text:p>.00</text:p>
          </table:table-cell>
          <table:table-cell table:style-name="ce10" table:formula="of:=IF([$monday.B44]=&quot;ns day&quot;;[$monday.C44]; IF([$monday.C44] &lt;= 8 + [$reference.C4]; 0; MIN(MAX([$monday.C44] - 8; 0);IF([$monday.J44] &lt;= [$reference.C4];0; [$monday.J4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own, a</text:p>
          </table:table-cell>
          <table:table-cell table:style-name="ce8" table:number-columns-repeated="5"/>
          <table:table-cell table:style-name="ce11"/>
          <table:table-cell table:style-name="ce8" table:formula="of:=SUM([$monday.F45] - [$monday.E45])" office:value-type="float" office:value="0" calcext:value-type="float">
            <text:p>.00</text:p>
          </table:table-cell>
          <table:table-cell table:style-name="ce10" table:formula="of:=IF([$monday.B45] =&quot;ns day&quot;; [$monday.C45]; MAX([$monday.C45] - 8; 0))" office:value-type="float" office:value="0" calcext:value-type="float">
            <text:p>.00</text:p>
          </table:table-cell>
          <table:table-cell table:style-name="ce10" table:formula="of:=SUM([$monday.F45] - [$monday.E45])" office:value-type="float" office:value="0" calcext:value-type="float">
            <text:p>.00</text:p>
          </table:table-cell>
          <table:table-cell table:style-name="ce10" table:formula="of:=IF([$monday.B45]=&quot;ns day&quot;;[$monday.C45]; IF([$monday.C45] &lt;= 8 + [$reference.C4]; 0; MIN(MAX([$monday.C45] - 8; 0);IF([$monday.J45] &lt;= [$reference.C4];0; [$monday.J4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ustos, h</text:p>
          </table:table-cell>
          <table:table-cell table:style-name="ce8" table:number-columns-repeated="5"/>
          <table:table-cell table:style-name="ce11"/>
          <table:table-cell table:style-name="ce8" table:formula="of:=SUM([$monday.F46] - [$monday.E46])" office:value-type="float" office:value="0" calcext:value-type="float">
            <text:p>.00</text:p>
          </table:table-cell>
          <table:table-cell table:style-name="ce10" table:formula="of:=IF([$monday.B46] =&quot;ns day&quot;; [$monday.C46]; MAX([$monday.C46] - 8; 0))" office:value-type="float" office:value="0" calcext:value-type="float">
            <text:p>.00</text:p>
          </table:table-cell>
          <table:table-cell table:style-name="ce10" table:formula="of:=SUM([$monday.F46] - [$monday.E46])" office:value-type="float" office:value="0" calcext:value-type="float">
            <text:p>.00</text:p>
          </table:table-cell>
          <table:table-cell table:style-name="ce10" table:formula="of:=IF([$monday.B46]=&quot;ns day&quot;;[$monday.C46]; IF([$monday.C46] &lt;= 8 + [$reference.C4]; 0; MIN(MAX([$monday.C46] - 8; 0);IF([$monday.J46] &lt;= [$reference.C4];0; [$monday.J4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hung, b</text:p>
          </table:table-cell>
          <table:table-cell table:style-name="ce7"/>
          <table:table-cell table:style-name="ce8" office:value-type="float" office:value="9.11" calcext:value-type="float">
            <text:p>9.11</text:p>
          </table:table-cell>
          <table:table-cell table:style-name="ce8" office:value-type="float" office:value="17.88" calcext:value-type="float">
            <text:p>17.88</text:p>
          </table:table-cell>
          <table:table-cell table:style-name="ce8" office:value-type="float" office:value="16.58" calcext:value-type="float">
            <text:p>16.58</text:p>
          </table:table-cell>
          <table:table-cell table:style-name="ce8" office:value-type="float" office:value="17.88" calcext:value-type="float">
            <text:p>17.88</text:p>
          </table:table-cell>
          <table:table-cell table:style-name="ce11" office:value-type="float" office:value="913" calcext:value-type="float">
            <text:p>913</text:p>
          </table:table-cell>
          <table:table-cell table:style-name="ce8" table:formula="of:=SUM([$monday.F47] - [$monday.E47])" office:value-type="float" office:value="1.3" calcext:value-type="float">
            <text:p>1.30</text:p>
          </table:table-cell>
          <table:table-cell table:style-name="ce10" table:formula="of:=IF([$monday.B47] =&quot;ns day&quot;; [$monday.C47]; MAX([$monday.C47] - 8; 0))" office:value-type="float" office:value="1.11" calcext:value-type="float">
            <text:p>1.11</text:p>
          </table:table-cell>
          <table:table-cell table:style-name="ce10" table:formula="of:=SUM([$monday.F47] - [$monday.E47])" office:value-type="float" office:value="1.3" calcext:value-type="float">
            <text:p>1.30</text:p>
          </table:table-cell>
          <table:table-cell table:style-name="ce10" table:formula="of:=IF([$monday.B47]=&quot;ns day&quot;;[$monday.C47]; IF([$monday.C47] &lt;= 8 + [$reference.C4]; 0; MIN(MAX([$monday.C47] - 8; 0);IF([$monday.J47] &lt;= [$reference.C4];0; [$monday.J47]))))" office:value-type="float" office:value="1.11" calcext:value-type="float">
            <text:p>1.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stodio, t</text:p>
          </table:table-cell>
          <table:table-cell table:style-name="ce7"/>
          <table:table-cell table:style-name="ce8" office:value-type="float" office:value="9.87" calcext:value-type="float">
            <text:p>9.87</text:p>
          </table:table-cell>
          <table:table-cell table:style-name="ce8" office:value-type="float" office:value="18.77" calcext:value-type="float">
            <text:p>18.77</text:p>
          </table:table-cell>
          <table:table-cell table:style-name="ce8" office:value-type="float" office:value="16.95" calcext:value-type="float">
            <text:p>16.95</text:p>
          </table:table-cell>
          <table:table-cell table:style-name="ce8" office:value-type="float" office:value="18.77" calcext:value-type="float">
            <text:p>18.77</text:p>
          </table:table-cell>
          <table:table-cell table:style-name="ce11" office:value-type="float" office:value="1013" calcext:value-type="float">
            <text:p>1013</text:p>
          </table:table-cell>
          <table:table-cell table:style-name="ce8" table:formula="of:=SUM([$monday.F48] - [$monday.E48])" office:value-type="float" office:value="1.82" calcext:value-type="float">
            <text:p>1.82</text:p>
          </table:table-cell>
          <table:table-cell table:style-name="ce10" table:formula="of:=IF([$monday.B48] =&quot;ns day&quot;; [$monday.C48]; MAX([$monday.C48] - 8; 0))" office:value-type="float" office:value="1.87" calcext:value-type="float">
            <text:p>1.87</text:p>
          </table:table-cell>
          <table:table-cell table:style-name="ce10" table:formula="of:=SUM([$monday.F48] - [$monday.E48])" office:value-type="float" office:value="1.82" calcext:value-type="float">
            <text:p>1.82</text:p>
          </table:table-cell>
          <table:table-cell table:style-name="ce10" table:formula="of:=IF([$monday.B48]=&quot;ns day&quot;;[$monday.C48]; IF([$monday.C48] &lt;= 8 + [$reference.C4]; 0; MIN(MAX([$monday.C48] - 8; 0);IF([$monday.J48] &lt;= [$reference.C4];0; [$monday.J48]))))" office:value-type="float" office:value="1.82" calcext:value-type="float">
            <text:p>1.8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aylie, j</text:p>
          </table:table-cell>
          <table:table-cell table:style-name="ce7"/>
          <table:table-cell table:style-name="ce8" office:value-type="float" office:value="8.61" calcext:value-type="float">
            <text:p>8.61</text:p>
          </table:table-cell>
          <table:table-cell table:style-name="ce8" office:value-type="float" office:value="17.75" calcext:value-type="float">
            <text:p>17.75</text:p>
          </table:table-cell>
          <table:table-cell table:style-name="ce8" table:number-columns-repeated="2"/>
          <table:table-cell table:style-name="ce11"/>
          <table:table-cell table:style-name="ce8" table:formula="of:=SUM([$monday.F49] - [$monday.E49])" office:value-type="float" office:value="0" calcext:value-type="float">
            <text:p>.00</text:p>
          </table:table-cell>
          <table:table-cell table:style-name="ce10" table:formula="of:=IF([$monday.B49] =&quot;ns day&quot;; [$monday.C49]; MAX([$monday.C49] - 8; 0))" office:value-type="float" office:value="0.609999999999999" calcext:value-type="float">
            <text:p>.61</text:p>
          </table:table-cell>
          <table:table-cell table:style-name="ce10" table:formula="of:=SUM([$monday.F49] - [$monday.E49])" office:value-type="float" office:value="0" calcext:value-type="float">
            <text:p>.00</text:p>
          </table:table-cell>
          <table:table-cell table:style-name="ce10" table:formula="of:=IF([$monday.B49]=&quot;ns day&quot;;[$monday.C49]; IF([$monday.C49] &lt;= 8 + [$reference.C4]; 0; MIN(MAX([$monday.C49] - 8; 0);IF([$monday.J49] &lt;= [$reference.C4];0; [$monday.J4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riste, m</text:p>
          </table:table-cell>
          <table:table-cell table:style-name="ce8" table:number-columns-repeated="5"/>
          <table:table-cell table:style-name="ce11"/>
          <table:table-cell table:style-name="ce8" table:formula="of:=SUM([$monday.F50] - [$monday.E50])" office:value-type="float" office:value="0" calcext:value-type="float">
            <text:p>.00</text:p>
          </table:table-cell>
          <table:table-cell table:style-name="ce10" table:formula="of:=IF([$monday.B50] =&quot;ns day&quot;; [$monday.C50]; MAX([$monday.C50] - 8; 0))" office:value-type="float" office:value="0" calcext:value-type="float">
            <text:p>.00</text:p>
          </table:table-cell>
          <table:table-cell table:style-name="ce10" table:formula="of:=SUM([$monday.F50] - [$monday.E50])" office:value-type="float" office:value="0" calcext:value-type="float">
            <text:p>.00</text:p>
          </table:table-cell>
          <table:table-cell table:style-name="ce10" table:formula="of:=IF([$monday.B50]=&quot;ns day&quot;;[$monday.C50]; IF([$monday.C50] &lt;= 8 + [$reference.C4]; 0; MIN(MAX([$monday.C50] - 8; 0);IF([$monday.J50] &lt;= [$reference.C4];0; [$monday.J5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delman, c</text:p>
          </table:table-cell>
          <table:table-cell table:style-name="ce7"/>
          <table:table-cell table:style-name="ce8" office:value-type="float" office:value="10.11" calcext:value-type="float">
            <text:p>10.11</text:p>
          </table:table-cell>
          <table:table-cell table:style-name="ce8" office:value-type="float" office:value="19.06" calcext:value-type="float">
            <text:p>19.06</text:p>
          </table:table-cell>
          <table:table-cell table:style-name="ce8" office:value-type="float" office:value="16.76" calcext:value-type="float">
            <text:p>16.76</text:p>
          </table:table-cell>
          <table:table-cell table:style-name="ce8" office:value-type="float" office:value="18.63" calcext:value-type="float">
            <text:p>18.63</text:p>
          </table:table-cell>
          <table:table-cell table:style-name="ce11" office:value-type="float" office:value="1004" calcext:value-type="float">
            <text:p>1004</text:p>
          </table:table-cell>
          <table:table-cell table:style-name="ce8" table:formula="of:=SUM([$monday.F51] - [$monday.E51])" office:value-type="float" office:value="1.87" calcext:value-type="float">
            <text:p>1.87</text:p>
          </table:table-cell>
          <table:table-cell table:style-name="ce10" table:formula="of:=IF([$monday.B51] =&quot;ns day&quot;; [$monday.C51]; MAX([$monday.C51] - 8; 0))" office:value-type="float" office:value="2.11" calcext:value-type="float">
            <text:p>2.11</text:p>
          </table:table-cell>
          <table:table-cell table:style-name="ce10" table:formula="of:=SUM([$monday.F51] - [$monday.E51])" office:value-type="float" office:value="1.87" calcext:value-type="float">
            <text:p>1.87</text:p>
          </table:table-cell>
          <table:table-cell table:style-name="ce10" table:formula="of:=IF([$monday.B51]=&quot;ns day&quot;;[$monday.C51]; IF([$monday.C51] &lt;= 8 + [$reference.C4]; 0; MIN(MAX([$monday.C51] - 8; 0);IF([$monday.J51] &lt;= [$reference.C4];0; [$monday.J51]))))" office:value-type="float" office:value="1.87" calcext:value-type="float">
            <text:p>1.8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ffrso, t</text:p>
          </table:table-cell>
          <table:table-cell table:style-name="ce7"/>
          <table:table-cell table:style-name="ce8" office:value-type="float" office:value="11.5" calcext:value-type="float">
            <text:p>11.50</text:p>
          </table:table-cell>
          <table:table-cell table:style-name="ce8" office:value-type="float" office:value="19.9" calcext:value-type="float">
            <text:p>19.90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office:value-type="float" office:value="19.9" calcext:value-type="float">
            <text:p>19.90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monday.F52] - [$monday.E52])" office:value-type="float" office:value="3.4" calcext:value-type="float">
            <text:p>3.40</text:p>
          </table:table-cell>
          <table:table-cell table:style-name="ce10" table:formula="of:=IF([$monday.B52] =&quot;ns day&quot;; [$monday.C52]; MAX([$monday.C52] - 8; 0))" office:value-type="float" office:value="3.5" calcext:value-type="float">
            <text:p>3.50</text:p>
          </table:table-cell>
          <table:table-cell table:style-name="ce10" table:formula="of:=SUM([$monday.F52] - [$monday.E52])" office:value-type="float" office:value="3.4" calcext:value-type="float">
            <text:p>3.40</text:p>
          </table:table-cell>
          <table:table-cell table:style-name="ce10" table:formula="of:=IF([$monday.B52]=&quot;ns day&quot;;[$monday.C52]; IF([$monday.C52] &lt;= 8 + [$reference.C4]; 0; MIN(MAX([$monday.C52] - 8; 0);IF([$monday.J52] &lt;= [$reference.C4];0; [$monday.J52]))))" office:value-type="float" office:value="3.4" calcext:value-type="float">
            <text:p>3.4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lmbold, a</text:p>
          </table:table-cell>
          <table:table-cell table:style-name="ce7"/>
          <table:table-cell table:style-name="ce8" office:value-type="float" office:value="9.09" calcext:value-type="float">
            <text:p>9.09</text:p>
          </table:table-cell>
          <table:table-cell table:style-name="ce8" office:value-type="float" office:value="17.56" calcext:value-type="float">
            <text:p>17.56</text:p>
          </table:table-cell>
          <table:table-cell table:style-name="ce8" office:value-type="float" office:value="16.15" calcext:value-type="float">
            <text:p>16.15</text:p>
          </table:table-cell>
          <table:table-cell table:style-name="ce8" office:value-type="float" office:value="17.56" calcext:value-type="float">
            <text:p>17.56</text:p>
          </table:table-cell>
          <table:table-cell table:style-name="ce11" office:value-type="float" office:value="905" calcext:value-type="float">
            <text:p>905</text:p>
          </table:table-cell>
          <table:table-cell table:style-name="ce8" table:formula="of:=SUM([$monday.F53] - [$monday.E53])" office:value-type="float" office:value="1.41" calcext:value-type="float">
            <text:p>1.41</text:p>
          </table:table-cell>
          <table:table-cell table:style-name="ce10" table:formula="of:=IF([$monday.B53] =&quot;ns day&quot;; [$monday.C53]; MAX([$monday.C53] - 8; 0))" office:value-type="float" office:value="1.09" calcext:value-type="float">
            <text:p>1.09</text:p>
          </table:table-cell>
          <table:table-cell table:style-name="ce10" table:formula="of:=SUM([$monday.F53] - [$monday.E53])" office:value-type="float" office:value="1.41" calcext:value-type="float">
            <text:p>1.41</text:p>
          </table:table-cell>
          <table:table-cell table:style-name="ce10" table:formula="of:=IF([$monday.B53]=&quot;ns day&quot;;[$monday.C53]; IF([$monday.C53] &lt;= 8 + [$reference.C4]; 0; MIN(MAX([$monday.C53] - 8; 0);IF([$monday.J53] &lt;= [$reference.C4];0; [$monday.J53]))))" office:value-type="float" office:value="1.09" calcext:value-type="float">
            <text:p>1.0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nderson, j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0" calcext:value-type="float">
            <text:p>.00</text:p>
          </table:table-cell>
          <table:table-cell table:style-name="ce8" table:number-columns-repeated="2"/>
          <table:table-cell table:style-name="ce11"/>
          <table:table-cell table:style-name="ce8" table:formula="of:=SUM([$monday.F54] - [$monday.E54])" office:value-type="float" office:value="0" calcext:value-type="float">
            <text:p>.00</text:p>
          </table:table-cell>
          <table:table-cell table:style-name="ce10" table:formula="of:=IF([$monday.B54] =&quot;ns day&quot;; [$monday.C54]; MAX([$monday.C54] - 8; 0))" office:value-type="float" office:value="0" calcext:value-type="float">
            <text:p>.00</text:p>
          </table:table-cell>
          <table:table-cell table:style-name="ce10" table:formula="of:=SUM([$monday.F54] - [$monday.E54])" office:value-type="float" office:value="0" calcext:value-type="float">
            <text:p>.00</text:p>
          </table:table-cell>
          <table:table-cell table:style-name="ce10" table:formula="of:=IF([$monday.B54]=&quot;ns day&quot;;[$monday.C54]; IF([$monday.C54] &lt;= 8 + [$reference.C4]; 0; MIN(MAX([$monday.C54] - 8; 0);IF([$monday.J54] &lt;= [$reference.C4];0; [$monday.J5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 huillier jr, w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94" calcext:value-type="float">
            <text:p>16.94</text:p>
          </table:table-cell>
          <table:table-cell table:style-name="ce8" table:number-columns-repeated="2"/>
          <table:table-cell table:style-name="ce11"/>
          <table:table-cell table:style-name="ce8" table:formula="of:=SUM([$monday.F55] - [$monday.E55])" office:value-type="float" office:value="0" calcext:value-type="float">
            <text:p>.00</text:p>
          </table:table-cell>
          <table:table-cell table:style-name="ce10" table:formula="of:=IF([$monday.B55] =&quot;ns day&quot;; [$monday.C55]; MAX([$monday.C55] - 8; 0))" office:value-type="float" office:value="0" calcext:value-type="float">
            <text:p>.00</text:p>
          </table:table-cell>
          <table:table-cell table:style-name="ce10" table:formula="of:=SUM([$monday.F55] - [$monday.E55])" office:value-type="float" office:value="0" calcext:value-type="float">
            <text:p>.00</text:p>
          </table:table-cell>
          <table:table-cell table:style-name="ce10" table:formula="of:=IF([$monday.B55]=&quot;ns day&quot;;[$monday.C55]; IF([$monday.C55] &lt;= 8 + [$reference.C4]; 0; MIN(MAX([$monday.C55] - 8; 0);IF([$monday.J55] &lt;= [$reference.C4];0; [$monday.J5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pez, d</text:p>
          </table:table-cell>
          <table:table-cell table:style-name="ce7"/>
          <table:table-cell table:style-name="ce8" office:value-type="float" office:value="8.54" calcext:value-type="float">
            <text:p>8.54</text:p>
          </table:table-cell>
          <table:table-cell table:style-name="ce8" office:value-type="float" office:value="17.37" calcext:value-type="float">
            <text:p>17.37</text:p>
          </table:table-cell>
          <table:table-cell table:style-name="ce8" table:number-columns-repeated="2"/>
          <table:table-cell table:style-name="ce11"/>
          <table:table-cell table:style-name="ce8" table:formula="of:=SUM([$monday.F56] - [$monday.E56])" office:value-type="float" office:value="0" calcext:value-type="float">
            <text:p>.00</text:p>
          </table:table-cell>
          <table:table-cell table:style-name="ce10" table:formula="of:=IF([$monday.B56] =&quot;ns day&quot;; [$monday.C56]; MAX([$monday.C56] - 8; 0))" office:value-type="float" office:value="0.539999999999999" calcext:value-type="float">
            <text:p>.54</text:p>
          </table:table-cell>
          <table:table-cell table:style-name="ce10" table:formula="of:=SUM([$monday.F56] - [$monday.E56])" office:value-type="float" office:value="0" calcext:value-type="float">
            <text:p>.00</text:p>
          </table:table-cell>
          <table:table-cell table:style-name="ce10" table:formula="of:=IF([$monday.B56]=&quot;ns day&quot;;[$monday.C56]; IF([$monday.C56] &lt;= 8 + [$reference.C4]; 0; MIN(MAX([$monday.C56] - 8; 0);IF([$monday.J56] &lt;= [$reference.C4];0; [$monday.J5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donald, n</text:p>
          </table:table-cell>
          <table:table-cell table:style-name="ce7"/>
          <table:table-cell table:style-name="ce8" office:value-type="float" office:value="9.51" calcext:value-type="float">
            <text:p>9.51</text:p>
          </table:table-cell>
          <table:table-cell table:style-name="ce8" office:value-type="float" office:value="18.51" calcext:value-type="float">
            <text:p>18.51</text:p>
          </table:table-cell>
          <table:table-cell table:style-name="ce8" office:value-type="float" office:value="17.09" calcext:value-type="float">
            <text:p>17.09</text:p>
          </table:table-cell>
          <table:table-cell table:style-name="ce8" office:value-type="float" office:value="18.51" calcext:value-type="float">
            <text:p>18.51</text:p>
          </table:table-cell>
          <table:table-cell table:style-name="ce11" office:value-type="float" office:value="1053" calcext:value-type="float">
            <text:p>1053</text:p>
          </table:table-cell>
          <table:table-cell table:style-name="ce8" table:formula="of:=SUM([$monday.F57] - [$monday.E57])" office:value-type="float" office:value="1.42" calcext:value-type="float">
            <text:p>1.42</text:p>
          </table:table-cell>
          <table:table-cell table:style-name="ce10" table:formula="of:=IF([$monday.B57] =&quot;ns day&quot;; [$monday.C57]; MAX([$monday.C57] - 8; 0))" office:value-type="float" office:value="1.51" calcext:value-type="float">
            <text:p>1.51</text:p>
          </table:table-cell>
          <table:table-cell table:style-name="ce10" table:formula="of:=SUM([$monday.F57] - [$monday.E57])" office:value-type="float" office:value="1.42" calcext:value-type="float">
            <text:p>1.42</text:p>
          </table:table-cell>
          <table:table-cell table:style-name="ce10" table:formula="of:=IF([$monday.B57]=&quot;ns day&quot;;[$monday.C57]; IF([$monday.C57] &lt;= 8 + [$reference.C4]; 0; MIN(MAX([$monday.C57] - 8; 0);IF([$monday.J57] &lt;= [$reference.C4];0; [$monday.J57]))))" office:value-type="float" office:value="1.42" calcext:value-type="float">
            <text:p>1.4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mains, t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7" calcext:value-type="float">
            <text:p>17.00</text:p>
          </table:table-cell>
          <table:table-cell table:style-name="ce8" table:number-columns-repeated="2"/>
          <table:table-cell table:style-name="ce11"/>
          <table:table-cell table:style-name="ce8" table:formula="of:=SUM([$monday.F58] - [$monday.E58])" office:value-type="float" office:value="0" calcext:value-type="float">
            <text:p>.00</text:p>
          </table:table-cell>
          <table:table-cell table:style-name="ce10" table:formula="of:=IF([$monday.B58] =&quot;ns day&quot;; [$monday.C58]; MAX([$monday.C58] - 8; 0))" office:value-type="float" office:value="0" calcext:value-type="float">
            <text:p>.00</text:p>
          </table:table-cell>
          <table:table-cell table:style-name="ce10" table:formula="of:=SUM([$monday.F58] - [$monday.E58])" office:value-type="float" office:value="0" calcext:value-type="float">
            <text:p>.00</text:p>
          </table:table-cell>
          <table:table-cell table:style-name="ce10" table:formula="of:=IF([$monday.B58]=&quot;ns day&quot;;[$monday.C58]; IF([$monday.C58] &lt;= 8 + [$reference.C4]; 0; MIN(MAX([$monday.C58] - 8; 0);IF([$monday.J58] &lt;= [$reference.C4];0; [$monday.J5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ller, b</text:p>
          </table:table-cell>
          <table:table-cell table:style-name="ce7"/>
          <table:table-cell table:style-name="ce8" office:value-type="float" office:value="10.03" calcext:value-type="float">
            <text:p>10.03</text:p>
          </table:table-cell>
          <table:table-cell table:style-name="ce8" office:value-type="float" office:value="18.99" calcext:value-type="float">
            <text:p>18.99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monday.H61:$monday.H60])" office:value-type="float" office:value="2.6" calcext:value-type="float">
            <text:p>2.60</text:p>
          </table:table-cell>
          <table:table-cell table:style-name="ce10" table:formula="of:=IF([$monday.B59] =&quot;ns day&quot;; [$monday.C59]; MAX([$monday.C59] - 8; 0))" office:value-type="float" office:value="2.03" calcext:value-type="float">
            <text:p>2.03</text:p>
          </table:table-cell>
          <table:table-cell table:style-name="ce10" table:formula="of:=[$monday.H59]" office:value-type="float" office:value="2.6" calcext:value-type="float">
            <text:p>2.60</text:p>
          </table:table-cell>
          <table:table-cell table:style-name="ce10" table:formula="of:=IF([$monday.B59]=&quot;ns day&quot;;[$monday.C59]; IF([$monday.C59] &lt;= 8 + [$reference.C4]; 0; MIN(MAX([$monday.C59] - 8; 0);IF([$monday.J59] &lt;= [$reference.C4];0; [$monday.J59]))))" office:value-type="float" office:value="2.03" calcext:value-type="float">
            <text:p>2.0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.69" calcext:value-type="float">
            <text:p>8.69</text:p>
          </table:table-cell>
          <table:table-cell table:style-name="ce8" office:value-type="float" office:value="10.3" calcext:value-type="float">
            <text:p>10.30</text:p>
          </table:table-cell>
          <table:table-cell table:style-name="ce11" office:value-type="float" office:value="906" calcext:value-type="float">
            <text:p>906</text:p>
          </table:table-cell>
          <table:table-cell table:style-name="ce8" table:formula="of:=SUM([$monday.F60] - [$monday.E60])" office:value-type="float" office:value="1.61" calcext:value-type="float">
            <text:p>1.6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8" calcext:value-type="float">
            <text:p>18.00</text:p>
          </table:table-cell>
          <table:table-cell table:style-name="ce8" office:value-type="float" office:value="18.99" calcext:value-type="float">
            <text:p>18.99</text:p>
          </table:table-cell>
          <table:table-cell table:style-name="ce11" office:value-type="float" office:value="906" calcext:value-type="float">
            <text:p>906</text:p>
          </table:table-cell>
          <table:table-cell table:style-name="ce8" table:formula="of:=SUM([$monday.F61] - [$monday.E61])" office:value-type="float" office:value="0.989999999999998" calcext:value-type="float">
            <text:p>.9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moody, k</text:p>
          </table:table-cell>
          <table:table-cell table:style-name="ce7"/>
          <table:table-cell table:style-name="ce8" office:value-type="float" office:value="10.06" calcext:value-type="float">
            <text:p>10.06</text:p>
          </table:table-cell>
          <table:table-cell table:style-name="ce8" office:value-type="float" office:value="19.06" calcext:value-type="float">
            <text:p>19.06</text:p>
          </table:table-cell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3" calcext:value-type="float">
            <text:p>13.00</text:p>
          </table:table-cell>
          <table:table-cell table:style-name="ce11" office:value-type="float" office:value="1011" calcext:value-type="float">
            <text:p>1011</text:p>
          </table:table-cell>
          <table:table-cell table:style-name="ce8" table:formula="of:=SUM([$monday.F62] - [$monday.E62])" office:value-type="float" office:value="2" calcext:value-type="float">
            <text:p>2.00</text:p>
          </table:table-cell>
          <table:table-cell table:style-name="ce10" table:formula="of:=IF([$monday.B62] =&quot;ns day&quot;; [$monday.C62]; MAX([$monday.C62] - 8; 0))" office:value-type="float" office:value="2.06" calcext:value-type="float">
            <text:p>2.06</text:p>
          </table:table-cell>
          <table:table-cell table:style-name="ce10" table:formula="of:=SUM([$monday.F62] - [$monday.E62])" office:value-type="float" office:value="2" calcext:value-type="float">
            <text:p>2.00</text:p>
          </table:table-cell>
          <table:table-cell table:style-name="ce10" table:formula="of:=IF([$monday.B62]=&quot;ns day&quot;;[$monday.C62]; IF([$monday.C62] &lt;= 8 + [$reference.C4]; 0; MIN(MAX([$monday.C62] - 8; 0);IF([$monday.J62] &lt;= [$reference.C4];0; [$monday.J62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guyen, d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95" calcext:value-type="float">
            <text:p>16.95</text:p>
          </table:table-cell>
          <table:table-cell table:style-name="ce8" table:number-columns-repeated="2"/>
          <table:table-cell table:style-name="ce11"/>
          <table:table-cell table:style-name="ce8" table:formula="of:=SUM([$monday.F63] - [$monday.E63])" office:value-type="float" office:value="0" calcext:value-type="float">
            <text:p>.00</text:p>
          </table:table-cell>
          <table:table-cell table:style-name="ce10" table:formula="of:=IF([$monday.B63] =&quot;ns day&quot;; [$monday.C63]; MAX([$monday.C63] - 8; 0))" office:value-type="float" office:value="8" calcext:value-type="float">
            <text:p>8.00</text:p>
          </table:table-cell>
          <table:table-cell table:style-name="ce10" table:formula="of:=SUM([$monday.F63] - [$monday.E63])" office:value-type="float" office:value="0" calcext:value-type="float">
            <text:p>.00</text:p>
          </table:table-cell>
          <table:table-cell table:style-name="ce10" table:formula="of:=IF([$monday.B63]=&quot;ns day&quot;;[$monday.C63]; IF([$monday.C63] &lt;= 8 + [$reference.C4]; 0; MIN(MAX([$monday.C63] - 8; 0);IF([$monday.J63] &lt;= [$reference.C4];0; [$monday.J63]))))" office:value-type="float" office:value="8" calcext:value-type="float">
            <text:p>8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driquez, j</text:p>
          </table:table-cell>
          <table:table-cell table:style-name="ce7"/>
          <table:table-cell table:style-name="ce8" office:value-type="float" office:value="11.39" calcext:value-type="float">
            <text:p>11.39</text:p>
          </table:table-cell>
          <table:table-cell table:style-name="ce8" office:value-type="float" office:value="19.47" calcext:value-type="float">
            <text:p>19.47</text:p>
          </table:table-cell>
          <table:table-cell table:style-name="ce8" office:value-type="float" office:value="16" calcext:value-type="float">
            <text:p>16.00</text:p>
          </table:table-cell>
          <table:table-cell table:style-name="ce8" office:value-type="float" office:value="19.47" calcext:value-type="float">
            <text:p>19.47</text:p>
          </table:table-cell>
          <table:table-cell table:style-name="ce11" office:value-type="float" office:value="1013" calcext:value-type="float">
            <text:p>1013</text:p>
          </table:table-cell>
          <table:table-cell table:style-name="ce8" table:formula="of:=SUM([$monday.F64] - [$monday.E64])" office:value-type="float" office:value="3.47" calcext:value-type="float">
            <text:p>3.47</text:p>
          </table:table-cell>
          <table:table-cell table:style-name="ce10" table:formula="of:=IF([$monday.B64] =&quot;ns day&quot;; [$monday.C64]; MAX([$monday.C64] - 8; 0))" office:value-type="float" office:value="3.39" calcext:value-type="float">
            <text:p>3.39</text:p>
          </table:table-cell>
          <table:table-cell table:style-name="ce10" table:formula="of:=SUM([$monday.F64] - [$monday.E64])" office:value-type="float" office:value="3.47" calcext:value-type="float">
            <text:p>3.47</text:p>
          </table:table-cell>
          <table:table-cell table:style-name="ce10" table:formula="of:=IF([$monday.B64]=&quot;ns day&quot;;[$monday.C64]; IF([$monday.C64] &lt;= 8 + [$reference.C4]; 0; MIN(MAX([$monday.C64] - 8; 0);IF([$monday.J64] &lt;= [$reference.C4];0; [$monday.J64]))))" office:value-type="float" office:value="3.39" calcext:value-type="float">
            <text:p>3.3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se jr, a</text:p>
          </table:table-cell>
          <table:table-cell table:style-name="ce7"/>
          <table:table-cell table:style-name="ce8" office:value-type="float" office:value="8.64" calcext:value-type="float">
            <text:p>8.64</text:p>
          </table:table-cell>
          <table:table-cell table:style-name="ce8" office:value-type="float" office:value="17.53" calcext:value-type="float">
            <text:p>17.53</text:p>
          </table:table-cell>
          <table:table-cell table:style-name="ce8" table:number-columns-repeated="2"/>
          <table:table-cell table:style-name="ce11"/>
          <table:table-cell table:style-name="ce8" table:formula="of:=SUM([$monday.F65] - [$monday.E65])" office:value-type="float" office:value="0" calcext:value-type="float">
            <text:p>.00</text:p>
          </table:table-cell>
          <table:table-cell table:style-name="ce10" table:formula="of:=IF([$monday.B65] =&quot;ns day&quot;; [$monday.C65]; MAX([$monday.C65] - 8; 0))" office:value-type="float" office:value="0.640000000000001" calcext:value-type="float">
            <text:p>.64</text:p>
          </table:table-cell>
          <table:table-cell table:style-name="ce10" table:formula="of:=SUM([$monday.F65] - [$monday.E65])" office:value-type="float" office:value="0" calcext:value-type="float">
            <text:p>.00</text:p>
          </table:table-cell>
          <table:table-cell table:style-name="ce10" table:formula="of:=IF([$monday.B65]=&quot;ns day&quot;;[$monday.C65]; IF([$monday.C65] &lt;= 8 + [$reference.C4]; 0; MIN(MAX([$monday.C65] - 8; 0);IF([$monday.J65] &lt;= [$reference.C4];0; [$monday.J6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lih-mohamed, s</text:p>
          </table:table-cell>
          <table:table-cell table:style-name="ce7"/>
          <table:table-cell table:style-name="ce8" office:value-type="float" office:value="8.34" calcext:value-type="float">
            <text:p>8.34</text:p>
          </table:table-cell>
          <table:table-cell table:style-name="ce8" office:value-type="float" office:value="17.32" calcext:value-type="float">
            <text:p>17.32</text:p>
          </table:table-cell>
          <table:table-cell table:style-name="ce8" table:number-columns-repeated="2"/>
          <table:table-cell table:style-name="ce11"/>
          <table:table-cell table:style-name="ce8" table:formula="of:=SUM([$monday.F66] - [$monday.E66])" office:value-type="float" office:value="0" calcext:value-type="float">
            <text:p>.00</text:p>
          </table:table-cell>
          <table:table-cell table:style-name="ce10" table:formula="of:=IF([$monday.B66] =&quot;ns day&quot;; [$monday.C66]; MAX([$monday.C66] - 8; 0))" office:value-type="float" office:value="0.34" calcext:value-type="float">
            <text:p>.34</text:p>
          </table:table-cell>
          <table:table-cell table:style-name="ce10" table:formula="of:=SUM([$monday.F66] - [$monday.E66])" office:value-type="float" office:value="0" calcext:value-type="float">
            <text:p>.00</text:p>
          </table:table-cell>
          <table:table-cell table:style-name="ce10" table:formula="of:=IF([$monday.B66]=&quot;ns day&quot;;[$monday.C66]; IF([$monday.C66] &lt;= 8 + [$reference.C4]; 0; MIN(MAX([$monday.C66] - 8; 0);IF([$monday.J66] &lt;= [$reference.C4];0; [$monday.J6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nchez, p</text:p>
          </table:table-cell>
          <table:table-cell table:style-name="ce7"/>
          <table:table-cell table:style-name="ce8" office:value-type="float" office:value="8.3" calcext:value-type="float">
            <text:p>8.30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number-columns-repeated="2"/>
          <table:table-cell table:style-name="ce11"/>
          <table:table-cell table:style-name="ce8" table:formula="of:=SUM([$monday.F67] - [$monday.E67])" office:value-type="float" office:value="0" calcext:value-type="float">
            <text:p>.00</text:p>
          </table:table-cell>
          <table:table-cell table:style-name="ce10" table:formula="of:=IF([$monday.B67] =&quot;ns day&quot;; [$monday.C67]; MAX([$monday.C67] - 8; 0))" office:value-type="float" office:value="0.300000000000001" calcext:value-type="float">
            <text:p>.30</text:p>
          </table:table-cell>
          <table:table-cell table:style-name="ce10" table:formula="of:=SUM([$monday.F67] - [$monday.E67])" office:value-type="float" office:value="0" calcext:value-type="float">
            <text:p>.00</text:p>
          </table:table-cell>
          <table:table-cell table:style-name="ce10" table:formula="of:=IF([$monday.B67]=&quot;ns day&quot;;[$monday.C67]; IF([$monday.C67] &lt;= 8 + [$reference.C4]; 0; MIN(MAX([$monday.C67] - 8; 0);IF([$monday.J67] &lt;= [$reference.C4];0; [$monday.J6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hrestha, p</text:p>
          </table:table-cell>
          <table:table-cell table:style-name="ce7"/>
          <table:table-cell table:style-name="ce8" office:value-type="float" office:value="8.5" calcext:value-type="float">
            <text:p>8.50</text:p>
          </table:table-cell>
          <table:table-cell table:style-name="ce8" office:value-type="float" office:value="16.98" calcext:value-type="float">
            <text:p>16.98</text:p>
          </table:table-cell>
          <table:table-cell table:style-name="ce8" table:number-columns-repeated="2"/>
          <table:table-cell table:style-name="ce11"/>
          <table:table-cell table:style-name="ce8" table:formula="of:=SUM([$monday.F68] - [$monday.E68])" office:value-type="float" office:value="0" calcext:value-type="float">
            <text:p>.00</text:p>
          </table:table-cell>
          <table:table-cell table:style-name="ce10" table:formula="of:=IF([$monday.B68] =&quot;ns day&quot;; [$monday.C68]; MAX([$monday.C68] - 8; 0))" office:value-type="float" office:value="0.5" calcext:value-type="float">
            <text:p>.50</text:p>
          </table:table-cell>
          <table:table-cell table:style-name="ce10" table:formula="of:=SUM([$monday.F68] - [$monday.E68])" office:value-type="float" office:value="0" calcext:value-type="float">
            <text:p>.00</text:p>
          </table:table-cell>
          <table:table-cell table:style-name="ce10" table:formula="of:=IF([$monday.B68]=&quot;ns day&quot;;[$monday.C68]; IF([$monday.C68] &lt;= 8 + [$reference.C4]; 0; MIN(MAX([$monday.C68] - 8; 0);IF([$monday.J68] &lt;= [$reference.C4];0; [$monday.J6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inke, s</text:p>
          </table:table-cell>
          <table:table-cell table:style-name="ce8" table:number-columns-repeated="5"/>
          <table:table-cell table:style-name="ce11"/>
          <table:table-cell table:style-name="ce8" table:formula="of:=SUM([$monday.F69] - [$monday.E69])" office:value-type="float" office:value="0" calcext:value-type="float">
            <text:p>.00</text:p>
          </table:table-cell>
          <table:table-cell table:style-name="ce10" table:formula="of:=IF([$monday.B69] =&quot;ns day&quot;; [$monday.C69]; MAX([$monday.C69] - 8; 0))" office:value-type="float" office:value="0" calcext:value-type="float">
            <text:p>.00</text:p>
          </table:table-cell>
          <table:table-cell table:style-name="ce10" table:formula="of:=SUM([$monday.F69] - [$monday.E69])" office:value-type="float" office:value="0" calcext:value-type="float">
            <text:p>.00</text:p>
          </table:table-cell>
          <table:table-cell table:style-name="ce10" table:formula="of:=IF([$monday.B69]=&quot;ns day&quot;;[$monday.C69]; IF([$monday.C69] &lt;= 8 + [$reference.C4]; 0; MIN(MAX([$monday.C69] - 8; 0);IF([$monday.J69] &lt;= [$reference.C4];0; [$monday.J6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ymons, s</text:p>
          </table:table-cell>
          <table:table-cell table:style-name="ce7"/>
          <table:table-cell table:style-name="ce8" office:value-type="float" office:value="9.67" calcext:value-type="float">
            <text:p>9.67</text:p>
          </table:table-cell>
          <table:table-cell table:style-name="ce8" office:value-type="float" office:value="18.61" calcext:value-type="float">
            <text:p>18.61</text:p>
          </table:table-cell>
          <table:table-cell table:style-name="ce8" office:value-type="float" office:value="14.75" calcext:value-type="float">
            <text:p>14.75</text:p>
          </table:table-cell>
          <table:table-cell table:style-name="ce8" office:value-type="float" office:value="16" calcext:value-type="float">
            <text:p>16.00</text:p>
          </table:table-cell>
          <table:table-cell table:style-name="ce11" office:value-type="float" office:value="905" calcext:value-type="float">
            <text:p>905</text:p>
          </table:table-cell>
          <table:table-cell table:style-name="ce8" table:formula="of:=SUM([$monday.F70] - [$monday.E70])" office:value-type="float" office:value="1.25" calcext:value-type="float">
            <text:p>1.25</text:p>
          </table:table-cell>
          <table:table-cell table:style-name="ce10" table:formula="of:=IF([$monday.B70] =&quot;ns day&quot;; [$monday.C70]; MAX([$monday.C70] - 8; 0))" office:value-type="float" office:value="1.67" calcext:value-type="float">
            <text:p>1.67</text:p>
          </table:table-cell>
          <table:table-cell table:style-name="ce10" table:formula="of:=SUM([$monday.F70] - [$monday.E70])" office:value-type="float" office:value="1.25" calcext:value-type="float">
            <text:p>1.25</text:p>
          </table:table-cell>
          <table:table-cell table:style-name="ce10" table:formula="of:=IF([$monday.B70]=&quot;ns day&quot;;[$monday.C70]; IF([$monday.C70] &lt;= 8 + [$reference.C4]; 0; MIN(MAX([$monday.C70] - 8; 0);IF([$monday.J70] &lt;= [$reference.C4];0; [$monday.J70]))))" office:value-type="float" office:value="1.25" calcext:value-type="float">
            <text:p>1.2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rpey, m</text:p>
          </table:table-cell>
          <table:table-cell table:style-name="ce8" table:number-columns-repeated="5"/>
          <table:table-cell table:style-name="ce11"/>
          <table:table-cell table:style-name="ce8" table:formula="of:=SUM([$monday.F71] - [$monday.E71])" office:value-type="float" office:value="0" calcext:value-type="float">
            <text:p>.00</text:p>
          </table:table-cell>
          <table:table-cell table:style-name="ce10" table:formula="of:=IF([$monday.B71] =&quot;ns day&quot;; [$monday.C71]; MAX([$monday.C71] - 8; 0))" office:value-type="float" office:value="0" calcext:value-type="float">
            <text:p>.00</text:p>
          </table:table-cell>
          <table:table-cell table:style-name="ce10" table:formula="of:=SUM([$monday.F71] - [$monday.E71])" office:value-type="float" office:value="0" calcext:value-type="float">
            <text:p>.00</text:p>
          </table:table-cell>
          <table:table-cell table:style-name="ce10" table:formula="of:=IF([$monday.B71]=&quot;ns day&quot;;[$monday.C71]; IF([$monday.C71] &lt;= 8 + [$reference.C4]; 0; MIN(MAX([$monday.C71] - 8; 0);IF([$monday.J71] &lt;= [$reference.C4];0; [$monday.J7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alker, c</text:p>
          </table:table-cell>
          <table:table-cell table:style-name="ce7"/>
          <table:table-cell table:style-name="ce8" office:value-type="float" office:value="10.7" calcext:value-type="float">
            <text:p>10.70</text:p>
          </table:table-cell>
          <table:table-cell table:style-name="ce8" office:value-type="float" office:value="19.99" calcext:value-type="float">
            <text:p>19.99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monday.H74:$monday.H73])" office:value-type="float" office:value="1.94" calcext:value-type="float">
            <text:p>1.94</text:p>
          </table:table-cell>
          <table:table-cell table:style-name="ce10" table:formula="of:=IF([$monday.B72] =&quot;ns day&quot;; [$monday.C72]; MAX([$monday.C72] - 8; 0))" office:value-type="float" office:value="2.7" calcext:value-type="float">
            <text:p>2.70</text:p>
          </table:table-cell>
          <table:table-cell table:style-name="ce10" table:formula="of:=[$monday.H72]" office:value-type="float" office:value="1.94" calcext:value-type="float">
            <text:p>1.94</text:p>
          </table:table-cell>
          <table:table-cell table:style-name="ce10" table:formula="of:=IF([$monday.B72]=&quot;ns day&quot;;[$monday.C72]; IF([$monday.C72] &lt;= 8 + [$reference.C4]; 0; MIN(MAX([$monday.C72] - 8; 0);IF([$monday.J72] &lt;= [$reference.C4];0; [$monday.J72]))))" office:value-type="float" office:value="1.94" calcext:value-type="float">
            <text:p>1.9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2.25" calcext:value-type="float">
            <text:p>12.25</text:p>
          </table:table-cell>
          <table:table-cell table:style-name="ce11" office:value-type="float" office:value="1053" calcext:value-type="float">
            <text:p>1053</text:p>
          </table:table-cell>
          <table:table-cell table:style-name="ce8" table:formula="of:=SUM([$monday.F73] - [$monday.E73])"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9.3" calcext:value-type="float">
            <text:p>19.30</text:p>
          </table:table-cell>
          <table:table-cell table:style-name="ce8" office:value-type="float" office:value="19.99" calcext:value-type="float">
            <text:p>19.99</text:p>
          </table:table-cell>
          <table:table-cell table:style-name="ce11" office:value-type="float" office:value="1053" calcext:value-type="float">
            <text:p>1053</text:p>
          </table:table-cell>
          <table:table-cell table:style-name="ce8" table:formula="of:=SUM([$monday.F74] - [$monday.E74])" office:value-type="float" office:value="0.689999999999998" calcext:value-type="float">
            <text:p>.6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weeks, t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8.42" calcext:value-type="float">
            <text:p>8.42</text:p>
          </table:table-cell>
          <table:table-cell table:style-name="ce8" office:value-type="float" office:value="17.44" calcext:value-type="float">
            <text:p>17.44</text:p>
          </table:table-cell>
          <table:table-cell table:style-name="ce8" table:number-columns-repeated="2"/>
          <table:table-cell table:style-name="ce11"/>
          <table:table-cell table:style-name="ce8" table:formula="of:=SUM([$monday.F75] - [$monday.E75])" office:value-type="float" office:value="0" calcext:value-type="float">
            <text:p>.00</text:p>
          </table:table-cell>
          <table:table-cell table:style-name="ce10" table:formula="of:=IF([$monday.B75] =&quot;ns day&quot;; [$monday.C75]; MAX([$monday.C75] - 8; 0))" office:value-type="float" office:value="8.42" calcext:value-type="float">
            <text:p>8.42</text:p>
          </table:table-cell>
          <table:table-cell table:style-name="ce10" table:formula="of:=SUM([$monday.F75] - [$monday.E75])" office:value-type="float" office:value="0" calcext:value-type="float">
            <text:p>.00</text:p>
          </table:table-cell>
          <table:table-cell table:style-name="ce10" table:formula="of:=IF([$monday.B75]=&quot;ns day&quot;;[$monday.C75]; IF([$monday.C75] &lt;= 8 + [$reference.C4]; 0; MIN(MAX([$monday.C75] - 8; 0);IF([$monday.J75] &lt;= [$reference.C4];0; [$monday.J75]))))" office:value-type="float" office:value="8.42" calcext:value-type="float">
            <text:p>8.4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yerman, t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10.73" calcext:value-type="float">
            <text:p>10.73</text:p>
          </table:table-cell>
          <table:table-cell table:style-name="ce8" office:value-type="float" office:value="19.5" calcext:value-type="float">
            <text:p>19.50</text:p>
          </table:table-cell>
          <table:table-cell table:style-name="ce8" office:value-type="float" office:value="17.15" calcext:value-type="float">
            <text:p>17.15</text:p>
          </table:table-cell>
          <table:table-cell table:style-name="ce8" office:value-type="float" office:value="19.5" calcext:value-type="float">
            <text:p>19.50</text:p>
          </table:table-cell>
          <table:table-cell table:style-name="ce11" office:value-type="float" office:value="913" calcext:value-type="float">
            <text:p>913</text:p>
          </table:table-cell>
          <table:table-cell table:style-name="ce8" table:formula="of:=SUM([$monday.F76] - [$monday.E76])" office:value-type="float" office:value="2.35" calcext:value-type="float">
            <text:p>2.35</text:p>
          </table:table-cell>
          <table:table-cell table:style-name="ce10" table:formula="of:=IF([$monday.B76] =&quot;ns day&quot;; [$monday.C76]; MAX([$monday.C76] - 8; 0))" office:value-type="float" office:value="10.73" calcext:value-type="float">
            <text:p>10.73</text:p>
          </table:table-cell>
          <table:table-cell table:style-name="ce10" table:formula="of:=SUM([$monday.F76] - [$monday.E76])" office:value-type="float" office:value="2.35" calcext:value-type="float">
            <text:p>2.35</text:p>
          </table:table-cell>
          <table:table-cell table:style-name="ce10" table:formula="of:=IF([$monday.B76]=&quot;ns day&quot;;[$monday.C76]; IF([$monday.C76] &lt;= 8 + [$reference.C4]; 0; MIN(MAX([$monday.C76] - 8; 0);IF([$monday.J76] &lt;= [$reference.C4];0; [$monday.J76]))))" office:value-type="float" office:value="10.73" calcext:value-type="float">
            <text:p>10.7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d, n</text:p>
          </table:table-cell>
          <table:table-cell table:style-name="ce7"/>
          <table:table-cell table:style-name="ce8" office:value-type="float" office:value="10.98" calcext:value-type="float">
            <text:p>10.98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office:value-type="float" office:value="17.73" calcext:value-type="float">
            <text:p>17.73</text:p>
          </table:table-cell>
          <table:table-cell table:style-name="ce8" office:value-type="float" office:value="19.58" calcext:value-type="float">
            <text:p>19.58</text:p>
          </table:table-cell>
          <table:table-cell table:style-name="ce11" office:value-type="float" office:value="913" calcext:value-type="float">
            <text:p>913</text:p>
          </table:table-cell>
          <table:table-cell table:style-name="ce8" table:formula="of:=SUM([$monday.F77] - [$monday.E77])" office:value-type="float" office:value="1.85" calcext:value-type="float">
            <text:p>1.85</text:p>
          </table:table-cell>
          <table:table-cell table:style-name="ce10" table:formula="of:=IF([$monday.B77] =&quot;ns day&quot;; [$monday.C77]; MAX([$monday.C77] - 8; 0))" office:value-type="float" office:value="2.98" calcext:value-type="float">
            <text:p>2.98</text:p>
          </table:table-cell>
          <table:table-cell table:style-name="ce10" table:formula="of:=SUM([$monday.F77] - [$monday.E77])" office:value-type="float" office:value="1.85" calcext:value-type="float">
            <text:p>1.85</text:p>
          </table:table-cell>
          <table:table-cell table:style-name="ce10" table:formula="of:=IF([$monday.B77]=&quot;ns day&quot;;[$monday.C77]; IF([$monday.C77] &lt;= 8 + [$reference.C4]; 0; MIN(MAX([$monday.C77] - 8; 0);IF([$monday.J77] &lt;= [$reference.C4];0; [$monday.J77]))))" office:value-type="float" office:value="1.85" calcext:value-type="float">
            <text:p>1.8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ten, c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number-columns-repeated="2"/>
          <table:table-cell table:style-name="ce11"/>
          <table:table-cell table:style-name="ce8" table:formula="of:=SUM([$monday.F78] - [$monday.E78])" office:value-type="float" office:value="0" calcext:value-type="float">
            <text:p>.00</text:p>
          </table:table-cell>
          <table:table-cell table:style-name="ce10" table:formula="of:=IF([$monday.B78] =&quot;ns day&quot;; [$monday.C78]; MAX([$monday.C78] - 8; 0))" office:value-type="float" office:value="0" calcext:value-type="float">
            <text:p>.00</text:p>
          </table:table-cell>
          <table:table-cell table:style-name="ce10" table:formula="of:=SUM([$monday.F78] - [$monday.E78])" office:value-type="float" office:value="0" calcext:value-type="float">
            <text:p>.00</text:p>
          </table:table-cell>
          <table:table-cell table:style-name="ce10" table:formula="of:=IF([$monday.B78]=&quot;ns day&quot;;[$monday.C78]; IF([$monday.C78] &lt;= 8 + [$reference.C4]; 0; MIN(MAX([$monday.C78] - 8; 0);IF([$monday.J78] &lt;= [$reference.C4];0; [$monday.J7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WAL Mandates</text:p>
          </table:table-cell>
          <table:table-cell table:style-name="ce10" table:formula="of:=SUM([$monday.K40:$monday.K78])" office:value-type="float" office:value="60.81" calcext:value-type="float">
            <text:p>60.8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Mandates</text:p>
          </table:table-cell>
          <table:table-cell table:style-name="ce10" table:formula="of:=SUM([$monday.K80] + [$monday.K36])" office:value-type="float" office:value="91.12" calcext:value-type="float">
            <text:p>91.1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vertime Desired List Carriers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hmed, t</text:p>
          </table:table-cell>
          <table:table-cell table:style-name="ce7"/>
          <table:table-cell table:style-name="ce8" office:value-type="float" office:value="11.17" calcext:value-type="float">
            <text:p>11.17</text:p>
          </table:table-cell>
          <table:table-cell table:style-name="ce8" office:value-type="float" office:value="19.67" calcext:value-type="float">
            <text:p>19.67</text:p>
          </table:table-cell>
          <table:table-cell table:style-name="ce10" table:formula="of:=IF(OR([$monday.B87] = &quot;light&quot;;[$monday.B87] = &quot;excused&quot;; [$monday.B87] = &quot;sch chg&quot;; [$monday.B87] = &quot;annual&quot;; [$monday.B87] = &quot;sick&quot;; [$monday.C87] &gt;= 10 - [$reference.C5]); 0; IF([$monday.B87] = &quot;no call&quot;; 10; IF([$monday.C87] = 0; 0; MAX(10 - [$monday.C87]; 0))))" office:value-type="float" office:value="0" calcext:value-type="float">
            <text:p>.00</text:p>
          </table:table-cell>
          <table:table-cell table:style-name="ce10" table:formula="of:=IF(OR([$monday.B87] = &quot;light&quot;;[$monday.B87] = &quot;excused&quot;; [$monday.B87] = &quot;sch chg&quot;; [$monday.B87] = &quot;annual&quot;; [$monday.B87] = &quot;sick&quot;; [$monday.C87] &gt;= 12 - [$reference.C5]); 0; IF([$monday.B87] = &quot;no call&quot;; 12; IF([$monday.C87] = 0; 0; MAX(12 - [$monday.C87]; 0))))" office:value-type="float" office:value="0.83" calcext:value-type="float">
            <text:p>.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arnett, j</text:p>
          </table:table-cell>
          <table:table-cell table:style-name="ce7"/>
          <table:table-cell table:style-name="ce8" office:value-type="float" office:value="11.49" calcext:value-type="float">
            <text:p>11.49</text:p>
          </table:table-cell>
          <table:table-cell table:style-name="ce8" office:value-type="float" office:value="19.84" calcext:value-type="float">
            <text:p>19.84</text:p>
          </table:table-cell>
          <table:table-cell table:style-name="ce10" table:formula="of:=IF(OR([$monday.B88] = &quot;light&quot;;[$monday.B88] = &quot;excused&quot;; [$monday.B88] = &quot;sch chg&quot;; [$monday.B88] = &quot;annual&quot;; [$monday.B88] = &quot;sick&quot;; [$monday.C88] &gt;= 10 - [$reference.C5]); 0; IF([$monday.B88] = &quot;no call&quot;; 10; IF([$monday.C88] = 0; 0; MAX(10 - [$monday.C88]; 0))))" office:value-type="float" office:value="0" calcext:value-type="float">
            <text:p>.00</text:p>
          </table:table-cell>
          <table:table-cell table:style-name="ce10" table:formula="of:=IF(OR([$monday.B88] = &quot;light&quot;;[$monday.B88] = &quot;excused&quot;; [$monday.B88] = &quot;sch chg&quot;; [$monday.B88] = &quot;annual&quot;; [$monday.B88] = &quot;sick&quot;; [$monday.C88] &gt;= 12 - [$reference.C5]); 0; IF([$monday.B88] = &quot;no call&quot;; 12; IF([$monday.C88] = 0; 0; MAX(12 - [$monday.C88]; 0))))" office:value-type="float" office:value="0.51" calcext:value-type="float">
            <text:p>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nlmaloua, m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monday.B89] = &quot;light&quot;;[$monday.B89] = &quot;excused&quot;; [$monday.B89] = &quot;sch chg&quot;; [$monday.B89] = &quot;annual&quot;; [$monday.B89] = &quot;sick&quot;; [$monday.C89] &gt;= 10 - [$reference.C5]); 0; IF([$monday.B89] = &quot;no call&quot;; 10; IF([$monday.C89] = 0; 0; MAX(10 - [$monday.C89]; 0))))" office:value-type="float" office:value="0" calcext:value-type="float">
            <text:p>.00</text:p>
          </table:table-cell>
          <table:table-cell table:style-name="ce10" table:formula="of:=IF(OR([$monday.B89] = &quot;light&quot;;[$monday.B89] = &quot;excused&quot;; [$monday.B89] = &quot;sch chg&quot;; [$monday.B89] = &quot;annual&quot;; [$monday.B89] = &quot;sick&quot;; [$monday.C89] &gt;= 12 - [$reference.C5]); 0; IF([$monday.B89] = &quot;no call&quot;; 12; IF([$monday.C89] = 0; 0; MAX(12 - [$monday.C8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ross, j</text:p>
          </table:table-cell>
          <table:table-cell table:style-name="ce7"/>
          <table:table-cell table:style-name="ce8" office:value-type="float" office:value="11.58" calcext:value-type="float">
            <text:p>11.58</text:p>
          </table:table-cell>
          <table:table-cell table:style-name="ce8" office:value-type="float" office:value="20" calcext:value-type="float">
            <text:p>20.00</text:p>
          </table:table-cell>
          <table:table-cell table:style-name="ce10" table:formula="of:=IF(OR([$monday.B90] = &quot;light&quot;;[$monday.B90] = &quot;excused&quot;; [$monday.B90] = &quot;sch chg&quot;; [$monday.B90] = &quot;annual&quot;; [$monday.B90] = &quot;sick&quot;; [$monday.C90] &gt;= 10 - [$reference.C5]); 0; IF([$monday.B90] = &quot;no call&quot;; 10; IF([$monday.C90] = 0; 0; MAX(10 - [$monday.C90]; 0))))" office:value-type="float" office:value="0" calcext:value-type="float">
            <text:p>.00</text:p>
          </table:table-cell>
          <table:table-cell table:style-name="ce10" table:formula="of:=IF(OR([$monday.B90] = &quot;light&quot;;[$monday.B90] = &quot;excused&quot;; [$monday.B90] = &quot;sch chg&quot;; [$monday.B90] = &quot;annual&quot;; [$monday.B90] = &quot;sick&quot;; [$monday.C90] &gt;= 12 - [$reference.C5]); 0; IF([$monday.B90] = &quot;no call&quot;; 12; IF([$monday.C90] = 0; 0; MAX(12 - [$monday.C9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itchen, d</text:p>
          </table:table-cell>
          <table:table-cell table:style-name="ce7"/>
          <table:table-cell table:style-name="ce8" office:value-type="float" office:value="11.27" calcext:value-type="float">
            <text:p>11.27</text:p>
          </table:table-cell>
          <table:table-cell table:style-name="ce8" office:value-type="float" office:value="19.59" calcext:value-type="float">
            <text:p>19.59</text:p>
          </table:table-cell>
          <table:table-cell table:style-name="ce10" table:formula="of:=IF(OR([$monday.B91] = &quot;light&quot;;[$monday.B91] = &quot;excused&quot;; [$monday.B91] = &quot;sch chg&quot;; [$monday.B91] = &quot;annual&quot;; [$monday.B91] = &quot;sick&quot;; [$monday.C91] &gt;= 10 - [$reference.C5]); 0; IF([$monday.B91] = &quot;no call&quot;; 10; IF([$monday.C91] = 0; 0; MAX(10 - [$monday.C91]; 0))))" office:value-type="float" office:value="0" calcext:value-type="float">
            <text:p>.00</text:p>
          </table:table-cell>
          <table:table-cell table:style-name="ce10" table:formula="of:=IF(OR([$monday.B91] = &quot;light&quot;;[$monday.B91] = &quot;excused&quot;; [$monday.B91] = &quot;sch chg&quot;; [$monday.B91] = &quot;annual&quot;; [$monday.B91] = &quot;sick&quot;; [$monday.C91] &gt;= 12 - [$reference.C5]); 0; IF([$monday.B91] = &quot;no call&quot;; 12; IF([$monday.C91] = 0; 0; MAX(12 - [$monday.C91]; 0))))" office:value-type="float" office:value="0.73" calcext:value-type="float">
            <text:p>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a, s</text:p>
          </table:table-cell>
          <table:table-cell table:style-name="ce7"/>
          <table:table-cell table:style-name="ce8" office:value-type="float" office:value="11.1" calcext:value-type="float">
            <text:p>11.10</text:p>
          </table:table-cell>
          <table:table-cell table:style-name="ce8" office:value-type="float" office:value="19.58" calcext:value-type="float">
            <text:p>19.58</text:p>
          </table:table-cell>
          <table:table-cell table:style-name="ce10" table:formula="of:=IF(OR([$monday.B92] = &quot;light&quot;;[$monday.B92] = &quot;excused&quot;; [$monday.B92] = &quot;sch chg&quot;; [$monday.B92] = &quot;annual&quot;; [$monday.B92] = &quot;sick&quot;; [$monday.C92] &gt;= 10 - [$reference.C5]); 0; IF([$monday.B92] = &quot;no call&quot;; 10; IF([$monday.C92] = 0; 0; MAX(10 - [$monday.C92]; 0))))" office:value-type="float" office:value="0" calcext:value-type="float">
            <text:p>.00</text:p>
          </table:table-cell>
          <table:table-cell table:style-name="ce10" table:formula="of:=IF(OR([$monday.B92] = &quot;light&quot;;[$monday.B92] = &quot;excused&quot;; [$monday.B92] = &quot;sch chg&quot;; [$monday.B92] = &quot;annual&quot;; [$monday.B92] = &quot;sick&quot;; [$monday.C92] &gt;= 12 - [$reference.C5]); 0; IF([$monday.B92] = &quot;no call&quot;; 12; IF([$monday.C92] = 0; 0; MAX(12 - [$monday.C92]; 0))))" office:value-type="float" office:value="0.9" calcext:value-type="float">
            <text:p>.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nibusan, p</text:p>
          </table:table-cell>
          <table:table-cell table:style-name="ce7"/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9.47" calcext:value-type="float">
            <text:p>19.47</text:p>
          </table:table-cell>
          <table:table-cell table:style-name="ce10" table:formula="of:=IF(OR([$monday.B93] = &quot;light&quot;;[$monday.B93] = &quot;excused&quot;; [$monday.B93] = &quot;sch chg&quot;; [$monday.B93] = &quot;annual&quot;; [$monday.B93] = &quot;sick&quot;; [$monday.C93] &gt;= 10 - [$reference.C5]); 0; IF([$monday.B93] = &quot;no call&quot;; 10; IF([$monday.C93] = 0; 0; MAX(10 - [$monday.C93]; 0))))" office:value-type="float" office:value="0" calcext:value-type="float">
            <text:p>.00</text:p>
          </table:table-cell>
          <table:table-cell table:style-name="ce10" table:formula="of:=IF(OR([$monday.B93] = &quot;light&quot;;[$monday.B93] = &quot;excused&quot;; [$monday.B93] = &quot;sch chg&quot;; [$monday.B93] = &quot;annual&quot;; [$monday.B93] = &quot;sick&quot;; [$monday.C93] &gt;= 12 - [$reference.C5]); 0; IF([$monday.B93] = &quot;no call&quot;; 12; IF([$monday.C93] = 0; 0; MAX(12 - [$monday.C93]; 0))))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riami, a</text:p>
          </table:table-cell>
          <table:table-cell table:style-name="ce7"/>
          <table:table-cell table:style-name="ce8" office:value-type="float" office:value="11.51" calcext:value-type="float">
            <text:p>11.51</text:p>
          </table:table-cell>
          <table:table-cell table:style-name="ce8" office:value-type="float" office:value="20.01" calcext:value-type="float">
            <text:p>20.01</text:p>
          </table:table-cell>
          <table:table-cell table:style-name="ce10" table:formula="of:=IF(OR([$monday.B94] = &quot;light&quot;;[$monday.B94] = &quot;excused&quot;; [$monday.B94] = &quot;sch chg&quot;; [$monday.B94] = &quot;annual&quot;; [$monday.B94] = &quot;sick&quot;; [$monday.C94] &gt;= 10 - [$reference.C5]); 0; IF([$monday.B94] = &quot;no call&quot;; 10; IF([$monday.C94] = 0; 0; MAX(10 - [$monday.C94]; 0))))" office:value-type="float" office:value="0" calcext:value-type="float">
            <text:p>.00</text:p>
          </table:table-cell>
          <table:table-cell table:style-name="ce10" table:formula="of:=IF(OR([$monday.B94] = &quot;light&quot;;[$monday.B94] = &quot;excused&quot;; [$monday.B94] = &quot;sch chg&quot;; [$monday.B94] = &quot;annual&quot;; [$monday.B94] = &quot;sick&quot;; [$monday.C94] &gt;= 12 - [$reference.C5]); 0; IF([$monday.B94] = &quot;no call&quot;; 12; IF([$monday.C94] = 0; 0; MAX(12 - [$monday.C9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ccoumb, s</text:p>
          </table:table-cell>
          <table:table-cell table:style-name="ce7"/>
          <table:table-cell table:style-name="ce8" office:value-type="float" office:value="11.38" calcext:value-type="float">
            <text:p>11.38</text:p>
          </table:table-cell>
          <table:table-cell table:style-name="ce8" office:value-type="float" office:value="20" calcext:value-type="float">
            <text:p>20.00</text:p>
          </table:table-cell>
          <table:table-cell table:style-name="ce10" table:formula="of:=IF(OR([$monday.B95] = &quot;light&quot;;[$monday.B95] = &quot;excused&quot;; [$monday.B95] = &quot;sch chg&quot;; [$monday.B95] = &quot;annual&quot;; [$monday.B95] = &quot;sick&quot;; [$monday.C95] &gt;= 10 - [$reference.C5]); 0; IF([$monday.B95] = &quot;no call&quot;; 10; IF([$monday.C95] = 0; 0; MAX(10 - [$monday.C95]; 0))))" office:value-type="float" office:value="0" calcext:value-type="float">
            <text:p>.00</text:p>
          </table:table-cell>
          <table:table-cell table:style-name="ce10" table:formula="of:=IF(OR([$monday.B95] = &quot;light&quot;;[$monday.B95] = &quot;excused&quot;; [$monday.B95] = &quot;sch chg&quot;; [$monday.B95] = &quot;annual&quot;; [$monday.B95] = &quot;sick&quot;; [$monday.C95] &gt;= 12 - [$reference.C5]); 0; IF([$monday.B95] = &quot;no call&quot;; 12; IF([$monday.C95] = 0; 0; MAX(12 - [$monday.C95]; 0))))" office:value-type="float" office:value="0.619999999999999" calcext:value-type="float">
            <text:p>.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g</text:p>
          </table:table-cell>
          <table:table-cell table:style-name="ce7"/>
          <table:table-cell table:style-name="ce8" office:value-type="float" office:value="11.5" calcext:value-type="float">
            <text:p>11.50</text:p>
          </table:table-cell>
          <table:table-cell table:style-name="ce8" office:value-type="float" office:value="19.45" calcext:value-type="float">
            <text:p>19.45</text:p>
          </table:table-cell>
          <table:table-cell table:style-name="ce10" table:formula="of:=IF(OR([$monday.B96] = &quot;light&quot;;[$monday.B96] = &quot;excused&quot;; [$monday.B96] = &quot;sch chg&quot;; [$monday.B96] = &quot;annual&quot;; [$monday.B96] = &quot;sick&quot;; [$monday.C96] &gt;= 10 - [$reference.C5]); 0; IF([$monday.B96] = &quot;no call&quot;; 10; IF([$monday.C96] = 0; 0; MAX(10 - [$monday.C96]; 0))))" office:value-type="float" office:value="0" calcext:value-type="float">
            <text:p>.00</text:p>
          </table:table-cell>
          <table:table-cell table:style-name="ce10" table:formula="of:=IF(OR([$monday.B96] = &quot;light&quot;;[$monday.B96] = &quot;excused&quot;; [$monday.B96] = &quot;sch chg&quot;; [$monday.B96] = &quot;annual&quot;; [$monday.B96] = &quot;sick&quot;; [$monday.C96] &gt;= 12 - [$reference.C5]); 0; IF([$monday.B96] = &quot;no call&quot;; 12; IF([$monday.C96] = 0; 0; MAX(12 - [$monday.C9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osei tutu, m</text:p>
          </table:table-cell>
          <table:table-cell table:style-name="ce7"/>
          <table:table-cell table:style-name="ce8" office:value-type="float" office:value="11.53" calcext:value-type="float">
            <text:p>11.53</text:p>
          </table:table-cell>
          <table:table-cell table:style-name="ce8" office:value-type="float" office:value="20.02" calcext:value-type="float">
            <text:p>20.02</text:p>
          </table:table-cell>
          <table:table-cell table:style-name="ce10" table:formula="of:=IF(OR([$monday.B97] = &quot;light&quot;;[$monday.B97] = &quot;excused&quot;; [$monday.B97] = &quot;sch chg&quot;; [$monday.B97] = &quot;annual&quot;; [$monday.B97] = &quot;sick&quot;; [$monday.C97] &gt;= 10 - [$reference.C5]); 0; IF([$monday.B97] = &quot;no call&quot;; 10; IF([$monday.C97] = 0; 0; MAX(10 - [$monday.C97]; 0))))" office:value-type="float" office:value="0" calcext:value-type="float">
            <text:p>.00</text:p>
          </table:table-cell>
          <table:table-cell table:style-name="ce10" table:formula="of:=IF(OR([$monday.B97] = &quot;light&quot;;[$monday.B97] = &quot;excused&quot;; [$monday.B97] = &quot;sch chg&quot;; [$monday.B97] = &quot;annual&quot;; [$monday.B97] = &quot;sick&quot;; [$monday.C97] &gt;= 12 - [$reference.C5]); 0; IF([$monday.B97] = &quot;no call&quot;; 12; IF([$monday.C97] = 0; 0; MAX(12 - [$monday.C9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ng, d</text:p>
          </table:table-cell>
          <table:table-cell table:style-name="ce7"/>
          <table:table-cell table:style-name="ce8" office:value-type="float" office:value="11.63" calcext:value-type="float">
            <text:p>11.63</text:p>
          </table:table-cell>
          <table:table-cell table:style-name="ce8" office:value-type="float" office:value="20" calcext:value-type="float">
            <text:p>20.00</text:p>
          </table:table-cell>
          <table:table-cell table:style-name="ce10" table:formula="of:=IF(OR([$monday.B98] = &quot;light&quot;;[$monday.B98] = &quot;excused&quot;; [$monday.B98] = &quot;sch chg&quot;; [$monday.B98] = &quot;annual&quot;; [$monday.B98] = &quot;sick&quot;; [$monday.C98] &gt;= 10 - [$reference.C5]); 0; IF([$monday.B98] = &quot;no call&quot;; 10; IF([$monday.C98] = 0; 0; MAX(10 - [$monday.C98]; 0))))" office:value-type="float" office:value="0" calcext:value-type="float">
            <text:p>.00</text:p>
          </table:table-cell>
          <table:table-cell table:style-name="ce10" table:formula="of:=IF(OR([$monday.B98] = &quot;light&quot;;[$monday.B98] = &quot;excused&quot;; [$monday.B98] = &quot;sch chg&quot;; [$monday.B98] = &quot;annual&quot;; [$monday.B98] = &quot;sick&quot;; [$monday.C98] &gt;= 12 - [$reference.C5]); 0; IF([$monday.B98] = &quot;no call&quot;; 12; IF([$monday.C98] = 0; 0; MAX(12 - [$monday.C9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ates, l</text:p>
          </table:table-cell>
          <table:table-cell table:style-name="ce7"/>
          <table:table-cell table:style-name="ce8" office:value-type="float" office:value="11.34" calcext:value-type="float">
            <text:p>11.34</text:p>
          </table:table-cell>
          <table:table-cell table:style-name="ce8" office:value-type="float" office:value="19.6" calcext:value-type="float">
            <text:p>19.60</text:p>
          </table:table-cell>
          <table:table-cell table:style-name="ce10" table:formula="of:=IF(OR([$monday.B99] = &quot;light&quot;;[$monday.B99] = &quot;excused&quot;; [$monday.B99] = &quot;sch chg&quot;; [$monday.B99] = &quot;annual&quot;; [$monday.B99] = &quot;sick&quot;; [$monday.C99] &gt;= 10 - [$reference.C5]); 0; IF([$monday.B99] = &quot;no call&quot;; 10; IF([$monday.C99] = 0; 0; MAX(10 - [$monday.C99]; 0))))" office:value-type="float" office:value="0" calcext:value-type="float">
            <text:p>.00</text:p>
          </table:table-cell>
          <table:table-cell table:style-name="ce10" table:formula="of:=IF(OR([$monday.B99] = &quot;light&quot;;[$monday.B99] = &quot;excused&quot;; [$monday.B99] = &quot;sch chg&quot;; [$monday.B99] = &quot;annual&quot;; [$monday.B99] = &quot;sick&quot;; [$monday.C99] &gt;= 12 - [$reference.C5]); 0; IF([$monday.B99] = &quot;no call&quot;; 12; IF([$monday.C99] = 0; 0; MAX(12 - [$monday.C99]; 0))))" office:value-type="float" office:value="0.66" calcext:value-type="float">
            <text:p>.6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eung, q</text:p>
          </table:table-cell>
          <table:table-cell table:style-name="ce7"/>
          <table:table-cell table:style-name="ce8" office:value-type="float" office:value="11.72" calcext:value-type="float">
            <text:p>11.72</text:p>
          </table:table-cell>
          <table:table-cell table:style-name="ce8" office:value-type="float" office:value="19.95" calcext:value-type="float">
            <text:p>19.95</text:p>
          </table:table-cell>
          <table:table-cell table:style-name="ce10" table:formula="of:=IF(OR([$monday.B100] = &quot;light&quot;;[$monday.B100] = &quot;excused&quot;; [$monday.B100] = &quot;sch chg&quot;; [$monday.B100] = &quot;annual&quot;; [$monday.B100] = &quot;sick&quot;; [$monday.C100] &gt;= 10 - [$reference.C5]); 0; IF([$monday.B100] = &quot;no call&quot;; 10; IF([$monday.C100] = 0; 0; MAX(10 - [$monday.C100]; 0))))" office:value-type="float" office:value="0" calcext:value-type="float">
            <text:p>.00</text:p>
          </table:table-cell>
          <table:table-cell table:style-name="ce10" table:formula="of:=IF(OR([$monday.B100] = &quot;light&quot;;[$monday.B100] = &quot;excused&quot;; [$monday.B100] = &quot;sch chg&quot;; [$monday.B100] = &quot;annual&quot;; [$monday.B100] = &quot;sick&quot;; [$monday.C100] &gt;= 12 - [$reference.C5]); 0; IF([$monday.B100] = &quot;no call&quot;; 12; IF([$monday.C100] = 0; 0; MAX(12 - [$monday.C10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1] = &quot;light&quot;;[$monday.B101] = &quot;excused&quot;; [$monday.B101] = &quot;sch chg&quot;; [$monday.B101] = &quot;annual&quot;; [$monday.B101] = &quot;sick&quot;; [$monday.C101] &gt;= 10 - [$reference.C5]); 0; IF([$monday.B101] = &quot;no call&quot;; 10; IF([$monday.C101] = 0; 0; MAX(10 - [$monday.C101]; 0))))" office:value-type="float" office:value="0" calcext:value-type="float">
            <text:p>.00</text:p>
          </table:table-cell>
          <table:table-cell table:style-name="ce10" table:formula="of:=IF(OR([$monday.B101] = &quot;light&quot;;[$monday.B101] = &quot;excused&quot;; [$monday.B101] = &quot;sch chg&quot;; [$monday.B101] = &quot;annual&quot;; [$monday.B101] = &quot;sick&quot;; [$monday.C101] &gt;= 12 - [$reference.C5]); 0; IF([$monday.B101] = &quot;no call&quot;; 12; IF([$monday.C101] = 0; 0; MAX(12 - [$monday.C10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2] = &quot;light&quot;;[$monday.B102] = &quot;excused&quot;; [$monday.B102] = &quot;sch chg&quot;; [$monday.B102] = &quot;annual&quot;; [$monday.B102] = &quot;sick&quot;; [$monday.C102] &gt;= 10 - [$reference.C5]); 0; IF([$monday.B102] = &quot;no call&quot;; 10; IF([$monday.C102] = 0; 0; MAX(10 - [$monday.C102]; 0))))" office:value-type="float" office:value="0" calcext:value-type="float">
            <text:p>.00</text:p>
          </table:table-cell>
          <table:table-cell table:style-name="ce10" table:formula="of:=IF(OR([$monday.B102] = &quot;light&quot;;[$monday.B102] = &quot;excused&quot;; [$monday.B102] = &quot;sch chg&quot;; [$monday.B102] = &quot;annual&quot;; [$monday.B102] = &quot;sick&quot;; [$monday.C102] &gt;= 12 - [$reference.C5]); 0; IF([$monday.B102] = &quot;no call&quot;; 12; IF([$monday.C102] = 0; 0; MAX(12 - [$monday.C10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3] = &quot;light&quot;;[$monday.B103] = &quot;excused&quot;; [$monday.B103] = &quot;sch chg&quot;; [$monday.B103] = &quot;annual&quot;; [$monday.B103] = &quot;sick&quot;; [$monday.C103] &gt;= 10 - [$reference.C5]); 0; IF([$monday.B103] = &quot;no call&quot;; 10; IF([$monday.C103] = 0; 0; MAX(10 - [$monday.C103]; 0))))" office:value-type="float" office:value="0" calcext:value-type="float">
            <text:p>.00</text:p>
          </table:table-cell>
          <table:table-cell table:style-name="ce10" table:formula="of:=IF(OR([$monday.B103] = &quot;light&quot;;[$monday.B103] = &quot;excused&quot;; [$monday.B103] = &quot;sch chg&quot;; [$monday.B103] = &quot;annual&quot;; [$monday.B103] = &quot;sick&quot;; [$monday.C103] &gt;= 12 - [$reference.C5]); 0; IF([$monday.B103] = &quot;no call&quot;; 12; IF([$monday.C103] = 0; 0; MAX(12 - [$monday.C10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4] = &quot;light&quot;;[$monday.B104] = &quot;excused&quot;; [$monday.B104] = &quot;sch chg&quot;; [$monday.B104] = &quot;annual&quot;; [$monday.B104] = &quot;sick&quot;; [$monday.C104] &gt;= 10 - [$reference.C5]); 0; IF([$monday.B104] = &quot;no call&quot;; 10; IF([$monday.C104] = 0; 0; MAX(10 - [$monday.C104]; 0))))" office:value-type="float" office:value="0" calcext:value-type="float">
            <text:p>.00</text:p>
          </table:table-cell>
          <table:table-cell table:style-name="ce10" table:formula="of:=IF(OR([$monday.B104] = &quot;light&quot;;[$monday.B104] = &quot;excused&quot;; [$monday.B104] = &quot;sch chg&quot;; [$monday.B104] = &quot;annual&quot;; [$monday.B104] = &quot;sick&quot;; [$monday.C104] &gt;= 12 - [$reference.C5]); 0; IF([$monday.B104] = &quot;no call&quot;; 12; IF([$monday.C104] = 0; 0; MAX(12 - [$monday.C10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5] = &quot;light&quot;;[$monday.B105] = &quot;excused&quot;; [$monday.B105] = &quot;sch chg&quot;; [$monday.B105] = &quot;annual&quot;; [$monday.B105] = &quot;sick&quot;; [$monday.C105] &gt;= 10 - [$reference.C5]); 0; IF([$monday.B105] = &quot;no call&quot;; 10; IF([$monday.C105] = 0; 0; MAX(10 - [$monday.C105]; 0))))" office:value-type="float" office:value="0" calcext:value-type="float">
            <text:p>.00</text:p>
          </table:table-cell>
          <table:table-cell table:style-name="ce10" table:formula="of:=IF(OR([$monday.B105] = &quot;light&quot;;[$monday.B105] = &quot;excused&quot;; [$monday.B105] = &quot;sch chg&quot;; [$monday.B105] = &quot;annual&quot;; [$monday.B105] = &quot;sick&quot;; [$monday.C105] &gt;= 12 - [$reference.C5]); 0; IF([$monday.B105] = &quot;no call&quot;; 12; IF([$monday.C105] = 0; 0; MAX(12 - [$monday.C10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6] = &quot;light&quot;;[$monday.B106] = &quot;excused&quot;; [$monday.B106] = &quot;sch chg&quot;; [$monday.B106] = &quot;annual&quot;; [$monday.B106] = &quot;sick&quot;; [$monday.C106] &gt;= 10 - [$reference.C5]); 0; IF([$monday.B106] = &quot;no call&quot;; 10; IF([$monday.C106] = 0; 0; MAX(10 - [$monday.C106]; 0))))" office:value-type="float" office:value="0" calcext:value-type="float">
            <text:p>.00</text:p>
          </table:table-cell>
          <table:table-cell table:style-name="ce10" table:formula="of:=IF(OR([$monday.B106] = &quot;light&quot;;[$monday.B106] = &quot;excused&quot;; [$monday.B106] = &quot;sch chg&quot;; [$monday.B106] = &quot;annual&quot;; [$monday.B106] = &quot;sick&quot;; [$monday.C106] &gt;= 12 - [$reference.C5]); 0; IF([$monday.B106] = &quot;no call&quot;; 12; IF([$monday.C106] = 0; 0; MAX(12 - [$monday.C10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7] = &quot;light&quot;;[$monday.B107] = &quot;excused&quot;; [$monday.B107] = &quot;sch chg&quot;; [$monday.B107] = &quot;annual&quot;; [$monday.B107] = &quot;sick&quot;; [$monday.C107] &gt;= 10 - [$reference.C5]); 0; IF([$monday.B107] = &quot;no call&quot;; 10; IF([$monday.C107] = 0; 0; MAX(10 - [$monday.C107]; 0))))" office:value-type="float" office:value="0" calcext:value-type="float">
            <text:p>.00</text:p>
          </table:table-cell>
          <table:table-cell table:style-name="ce10" table:formula="of:=IF(OR([$monday.B107] = &quot;light&quot;;[$monday.B107] = &quot;excused&quot;; [$monday.B107] = &quot;sch chg&quot;; [$monday.B107] = &quot;annual&quot;; [$monday.B107] = &quot;sick&quot;; [$monday.C107] &gt;= 12 - [$reference.C5]); 0; IF([$monday.B107] = &quot;no call&quot;; 12; IF([$monday.C107] = 0; 0; MAX(12 - [$monday.C10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8] = &quot;light&quot;;[$monday.B108] = &quot;excused&quot;; [$monday.B108] = &quot;sch chg&quot;; [$monday.B108] = &quot;annual&quot;; [$monday.B108] = &quot;sick&quot;; [$monday.C108] &gt;= 10 - [$reference.C5]); 0; IF([$monday.B108] = &quot;no call&quot;; 10; IF([$monday.C108] = 0; 0; MAX(10 - [$monday.C108]; 0))))" office:value-type="float" office:value="0" calcext:value-type="float">
            <text:p>.00</text:p>
          </table:table-cell>
          <table:table-cell table:style-name="ce10" table:formula="of:=IF(OR([$monday.B108] = &quot;light&quot;;[$monday.B108] = &quot;excused&quot;; [$monday.B108] = &quot;sch chg&quot;; [$monday.B108] = &quot;annual&quot;; [$monday.B108] = &quot;sick&quot;; [$monday.C108] &gt;= 12 - [$reference.C5]); 0; IF([$monday.B108] = &quot;no call&quot;; 12; IF([$monday.C108] = 0; 0; MAX(12 - [$monday.C10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9] = &quot;light&quot;;[$monday.B109] = &quot;excused&quot;; [$monday.B109] = &quot;sch chg&quot;; [$monday.B109] = &quot;annual&quot;; [$monday.B109] = &quot;sick&quot;; [$monday.C109] &gt;= 10 - [$reference.C5]); 0; IF([$monday.B109] = &quot;no call&quot;; 10; IF([$monday.C109] = 0; 0; MAX(10 - [$monday.C109]; 0))))" office:value-type="float" office:value="0" calcext:value-type="float">
            <text:p>.00</text:p>
          </table:table-cell>
          <table:table-cell table:style-name="ce10" table:formula="of:=IF(OR([$monday.B109] = &quot;light&quot;;[$monday.B109] = &quot;excused&quot;; [$monday.B109] = &quot;sch chg&quot;; [$monday.B109] = &quot;annual&quot;; [$monday.B109] = &quot;sick&quot;; [$monday.C109] &gt;= 12 - [$reference.C5]); 0; IF([$monday.B109] = &quot;no call&quot;; 12; IF([$monday.C109] = 0; 0; MAX(12 - [$monday.C10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10] = &quot;light&quot;;[$monday.B110] = &quot;excused&quot;; [$monday.B110] = &quot;sch chg&quot;; [$monday.B110] = &quot;annual&quot;; [$monday.B110] = &quot;sick&quot;; [$monday.C110] &gt;= 10 - [$reference.C5]); 0; IF([$monday.B110] = &quot;no call&quot;; 10; IF([$monday.C110] = 0; 0; MAX(10 - [$monday.C110]; 0))))" office:value-type="float" office:value="0" calcext:value-type="float">
            <text:p>.00</text:p>
          </table:table-cell>
          <table:table-cell table:style-name="ce10" table:formula="of:=IF(OR([$monday.B110] = &quot;light&quot;;[$monday.B110] = &quot;excused&quot;; [$monday.B110] = &quot;sch chg&quot;; [$monday.B110] = &quot;annual&quot;; [$monday.B110] = &quot;sick&quot;; [$monday.C110] &gt;= 12 - [$reference.C5]); 0; IF([$monday.B110] = &quot;no call&quot;; 12; IF([$monday.C110] = 0; 0; MAX(12 - [$monday.C11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11] = &quot;light&quot;;[$monday.B111] = &quot;excused&quot;; [$monday.B111] = &quot;sch chg&quot;; [$monday.B111] = &quot;annual&quot;; [$monday.B111] = &quot;sick&quot;; [$monday.C111] &gt;= 10 - [$reference.C5]); 0; IF([$monday.B111] = &quot;no call&quot;; 10; IF([$monday.C111] = 0; 0; MAX(10 - [$monday.C111]; 0))))" office:value-type="float" office:value="0" calcext:value-type="float">
            <text:p>.00</text:p>
          </table:table-cell>
          <table:table-cell table:style-name="ce10" table:formula="of:=IF(OR([$monday.B111] = &quot;light&quot;;[$monday.B111] = &quot;excused&quot;; [$monday.B111] = &quot;sch chg&quot;; [$monday.B111] = &quot;annual&quot;; [$monday.B111] = &quot;sick&quot;; [$monday.C111] &gt;= 12 - [$reference.C5]); 0; IF([$monday.B111] = &quot;no call&quot;; 12; IF([$monday.C111] = 0; 0; MAX(12 - [$monday.C11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OTDL Availability</text:p>
          </table:table-cell>
          <table:table-cell table:style-name="ce10" table:formula="of:=SUM([$monday.E87:$monday.E111])" office:value-type="float" office:value="0" calcext:value-type="float">
            <text:p>.00</text:p>
          </table:table-cell>
          <table:table-cell table:style-name="ce10" table:formula="of:=SUM([$monday.F87:$monday.F111])" office:value-type="float" office:value="5.25" calcext:value-type="float">
            <text:p>5.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xiliary Assistance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1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laig, b</text:p>
          </table:table-cell>
          <table:table-cell table:style-name="ce7"/>
          <table:table-cell table:style-name="ce8" office:value-type="float" office:value="10.56" calcext:value-type="float">
            <text:p>10.56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monday.B118] = &quot;light&quot;;[$monday.B118] = &quot;excused&quot;; [$monday.B118] = &quot;sch chg&quot;; [$monday.B118] = &quot;annual&quot;; [$monday.B118] = &quot;sick&quot;; [$monday.C118] &gt;= 10 - [$reference.C5]); 0; IF([$monday.B118] = &quot;no call&quot;; 10; IF([$monday.C118] = 0; 0; MAX(10 - [$monday.C118]; 0))))" office:value-type="float" office:value="0" calcext:value-type="float">
            <text:p>.00</text:p>
          </table:table-cell>
          <table:table-cell table:style-name="ce10" table:formula="of:=IF(OR([$monday.B118] = &quot;light&quot;;[$monday.B118] = &quot;excused&quot;; [$monday.B118] = &quot;sch chg&quot;; [$monday.B118] = &quot;annual&quot;; [$monday.B118] = &quot;sick&quot;; [$monday.C118] &gt;= 11.5 - [$reference.C5]); 0; IF([$monday.B118] = &quot;no call&quot;; 11.5; IF([$monday.C118] = 0; 0; MAX(11.5 - [$monday.C118]; 0))))" office:value-type="float" office:value="0.94" calcext:value-type="float">
            <text:p>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orrison, m</text:p>
          </table:table-cell>
          <table:table-cell table:style-name="ce8" table:number-columns-repeated="3"/>
          <table:table-cell table:style-name="ce10" table:formula="of:=IF(OR([$monday.B119] = &quot;light&quot;;[$monday.B119] = &quot;excused&quot;; [$monday.B119] = &quot;sch chg&quot;; [$monday.B119] = &quot;annual&quot;; [$monday.B119] = &quot;sick&quot;; [$monday.C119] &gt;= 10 - [$reference.C5]); 0; IF([$monday.B119] = &quot;no call&quot;; 10; IF([$monday.C119] = 0; 0; MAX(10 - [$monday.C119]; 0))))" office:value-type="float" office:value="0" calcext:value-type="float">
            <text:p>.00</text:p>
          </table:table-cell>
          <table:table-cell table:style-name="ce10" table:formula="of:=IF(OR([$monday.B119] = &quot;light&quot;;[$monday.B119] = &quot;excused&quot;; [$monday.B119] = &quot;sch chg&quot;; [$monday.B119] = &quot;annual&quot;; [$monday.B119] = &quot;sick&quot;; [$monday.C119] &gt;= 11.5 - [$reference.C5]); 0; IF([$monday.B119] = &quot;no call&quot;; 11.5; IF([$monday.C119] = 0; 0; MAX(11.5 - [$monday.C11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j</text:p>
          </table:table-cell>
          <table:table-cell table:style-name="ce8" table:number-columns-repeated="3"/>
          <table:table-cell table:style-name="ce10" table:formula="of:=IF(OR([$monday.B120] = &quot;light&quot;;[$monday.B120] = &quot;excused&quot;; [$monday.B120] = &quot;sch chg&quot;; [$monday.B120] = &quot;annual&quot;; [$monday.B120] = &quot;sick&quot;; [$monday.C120] &gt;= 10 - [$reference.C5]); 0; IF([$monday.B120] = &quot;no call&quot;; 10; IF([$monday.C120] = 0; 0; MAX(10 - [$monday.C120]; 0))))" office:value-type="float" office:value="0" calcext:value-type="float">
            <text:p>.00</text:p>
          </table:table-cell>
          <table:table-cell table:style-name="ce10" table:formula="of:=IF(OR([$monday.B120] = &quot;light&quot;;[$monday.B120] = &quot;excused&quot;; [$monday.B120] = &quot;sch chg&quot;; [$monday.B120] = &quot;annual&quot;; [$monday.B120] = &quot;sick&quot;; [$monday.C120] &gt;= 11.5 - [$reference.C5]); 0; IF([$monday.B120] = &quot;no call&quot;; 11.5; IF([$monday.C120] = 0; 0; MAX(11.5 - [$monday.C12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hultz, a</text:p>
          </table:table-cell>
          <table:table-cell table:style-name="ce7"/>
          <table:table-cell table:style-name="ce8" office:value-type="float" office:value="9.71" calcext:value-type="float">
            <text:p>9.71</text:p>
          </table:table-cell>
          <table:table-cell table:style-name="ce8" office:value-type="float" office:value="9.49" calcext:value-type="float">
            <text:p>9.49</text:p>
          </table:table-cell>
          <table:table-cell table:style-name="ce10" table:formula="of:=IF(OR([$monday.B121] = &quot;light&quot;;[$monday.B121] = &quot;excused&quot;; [$monday.B121] = &quot;sch chg&quot;; [$monday.B121] = &quot;annual&quot;; [$monday.B121] = &quot;sick&quot;; [$monday.C121] &gt;= 10 - [$reference.C5]); 0; IF([$monday.B121] = &quot;no call&quot;; 10; IF([$monday.C121] = 0; 0; MAX(10 - [$monday.C121]; 0))))" office:value-type="float" office:value="0" calcext:value-type="float">
            <text:p>.00</text:p>
          </table:table-cell>
          <table:table-cell table:style-name="ce10" table:formula="of:=IF(OR([$monday.B121] = &quot;light&quot;;[$monday.B121] = &quot;excused&quot;; [$monday.B121] = &quot;sch chg&quot;; [$monday.B121] = &quot;annual&quot;; [$monday.B121] = &quot;sick&quot;; [$monday.C121] &gt;= 11.5 - [$reference.C5]); 0; IF([$monday.B121] = &quot;no call&quot;; 11.5; IF([$monday.C121] = 0; 0; MAX(11.5 - [$monday.C121]; 0))))" office:value-type="float" office:value="1.79" calcext:value-type="float">
            <text:p>1.7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ubbs, t</text:p>
          </table:table-cell>
          <table:table-cell table:style-name="ce7"/>
          <table:table-cell table:style-name="ce8" office:value-type="float" office:value="11.72" calcext:value-type="float">
            <text:p>11.72</text:p>
          </table:table-cell>
          <table:table-cell table:style-name="ce8" office:value-type="float" office:value="9.64" calcext:value-type="float">
            <text:p>9.64</text:p>
          </table:table-cell>
          <table:table-cell table:style-name="ce10" table:formula="of:=IF(OR([$monday.B122] = &quot;light&quot;;[$monday.B122] = &quot;excused&quot;; [$monday.B122] = &quot;sch chg&quot;; [$monday.B122] = &quot;annual&quot;; [$monday.B122] = &quot;sick&quot;; [$monday.C122] &gt;= 10 - [$reference.C5]); 0; IF([$monday.B122] = &quot;no call&quot;; 10; IF([$monday.C122] = 0; 0; MAX(10 - [$monday.C122]; 0))))" office:value-type="float" office:value="0" calcext:value-type="float">
            <text:p>.00</text:p>
          </table:table-cell>
          <table:table-cell table:style-name="ce10" table:formula="of:=IF(OR([$monday.B122] = &quot;light&quot;;[$monday.B122] = &quot;excused&quot;; [$monday.B122] = &quot;sch chg&quot;; [$monday.B122] = &quot;annual&quot;; [$monday.B122] = &quot;sick&quot;; [$monday.C122] &gt;= 11.5 - [$reference.C5]); 0; IF([$monday.B122] = &quot;no call&quot;; 11.5; IF([$monday.C122] = 0; 0; MAX(11.5 - [$monday.C12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23] = &quot;light&quot;;[$monday.B123] = &quot;excused&quot;; [$monday.B123] = &quot;sch chg&quot;; [$monday.B123] = &quot;annual&quot;; [$monday.B123] = &quot;sick&quot;; [$monday.C123] &gt;= 10 - [$reference.C5]); 0; IF([$monday.B123] = &quot;no call&quot;; 10; IF([$monday.C123] = 0; 0; MAX(10 - [$monday.C123]; 0))))" office:value-type="float" office:value="0" calcext:value-type="float">
            <text:p>.00</text:p>
          </table:table-cell>
          <table:table-cell table:style-name="ce10" table:formula="of:=IF(OR([$monday.B123] = &quot;light&quot;;[$monday.B123] = &quot;excused&quot;; [$monday.B123] = &quot;sch chg&quot;; [$monday.B123] = &quot;annual&quot;; [$monday.B123] = &quot;sick&quot;; [$monday.C123] &gt;= 12 - [$reference.C5]); 0; IF([$monday.B123] = &quot;no call&quot;; 12; IF([$monday.C123] = 0; 0; MAX(12 - [$monday.C12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24] = &quot;light&quot;;[$monday.B124] = &quot;excused&quot;; [$monday.B124] = &quot;sch chg&quot;; [$monday.B124] = &quot;annual&quot;; [$monday.B124] = &quot;sick&quot;; [$monday.C124] &gt;= 10 - [$reference.C5]); 0; IF([$monday.B124] = &quot;no call&quot;; 10; IF([$monday.C124] = 0; 0; MAX(10 - [$monday.C124]; 0))))" office:value-type="float" office:value="0" calcext:value-type="float">
            <text:p>.00</text:p>
          </table:table-cell>
          <table:table-cell table:style-name="ce10" table:formula="of:=IF(OR([$monday.B124] = &quot;light&quot;;[$monday.B124] = &quot;excused&quot;; [$monday.B124] = &quot;sch chg&quot;; [$monday.B124] = &quot;annual&quot;; [$monday.B124] = &quot;sick&quot;; [$monday.C124] &gt;= 12 - [$reference.C5]); 0; IF([$monday.B124] = &quot;no call&quot;; 12; IF([$monday.C124] = 0; 0; MAX(12 - [$monday.C12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25] = &quot;light&quot;;[$monday.B125] = &quot;excused&quot;; [$monday.B125] = &quot;sch chg&quot;; [$monday.B125] = &quot;annual&quot;; [$monday.B125] = &quot;sick&quot;; [$monday.C125] &gt;= 10 - [$reference.C5]); 0; IF([$monday.B125] = &quot;no call&quot;; 10; IF([$monday.C125] = 0; 0; MAX(10 - [$monday.C125]; 0))))" office:value-type="float" office:value="0" calcext:value-type="float">
            <text:p>.00</text:p>
          </table:table-cell>
          <table:table-cell table:style-name="ce10" table:formula="of:=IF(OR([$monday.B125] = &quot;light&quot;;[$monday.B125] = &quot;excused&quot;; [$monday.B125] = &quot;sch chg&quot;; [$monday.B125] = &quot;annual&quot;; [$monday.B125] = &quot;sick&quot;; [$monday.C125] &gt;= 12 - [$reference.C5]); 0; IF([$monday.B125] = &quot;no call&quot;; 12; IF([$monday.C125] = 0; 0; MAX(12 - [$monday.C12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26] = &quot;light&quot;;[$monday.B126] = &quot;excused&quot;; [$monday.B126] = &quot;sch chg&quot;; [$monday.B126] = &quot;annual&quot;; [$monday.B126] = &quot;sick&quot;; [$monday.C126] &gt;= 10 - [$reference.C5]); 0; IF([$monday.B126] = &quot;no call&quot;; 10; IF([$monday.C126] = 0; 0; MAX(10 - [$monday.C126]; 0))))" office:value-type="float" office:value="0" calcext:value-type="float">
            <text:p>.00</text:p>
          </table:table-cell>
          <table:table-cell table:style-name="ce10" table:formula="of:=IF(OR([$monday.B126] = &quot;light&quot;;[$monday.B126] = &quot;excused&quot;; [$monday.B126] = &quot;sch chg&quot;; [$monday.B126] = &quot;annual&quot;; [$monday.B126] = &quot;sick&quot;; [$monday.C126] &gt;= 12 - [$reference.C5]); 0; IF([$monday.B126] = &quot;no call&quot;; 12; IF([$monday.C126] = 0; 0; MAX(12 - [$monday.C12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27] = &quot;light&quot;;[$monday.B127] = &quot;excused&quot;; [$monday.B127] = &quot;sch chg&quot;; [$monday.B127] = &quot;annual&quot;; [$monday.B127] = &quot;sick&quot;; [$monday.C127] &gt;= 10 - [$reference.C5]); 0; IF([$monday.B127] = &quot;no call&quot;; 10; IF([$monday.C127] = 0; 0; MAX(10 - [$monday.C127]; 0))))" office:value-type="float" office:value="0" calcext:value-type="float">
            <text:p>.00</text:p>
          </table:table-cell>
          <table:table-cell table:style-name="ce10" table:formula="of:=IF(OR([$monday.B127] = &quot;light&quot;;[$monday.B127] = &quot;excused&quot;; [$monday.B127] = &quot;sch chg&quot;; [$monday.B127] = &quot;annual&quot;; [$monday.B127] = &quot;sick&quot;; [$monday.C127] &gt;= 12 - [$reference.C5]); 0; IF([$monday.B127] = &quot;no call&quot;; 12; IF([$monday.C127] = 0; 0; MAX(12 - [$monday.C12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28] = &quot;light&quot;;[$monday.B128] = &quot;excused&quot;; [$monday.B128] = &quot;sch chg&quot;; [$monday.B128] = &quot;annual&quot;; [$monday.B128] = &quot;sick&quot;; [$monday.C128] &gt;= 10 - [$reference.C5]); 0; IF([$monday.B128] = &quot;no call&quot;; 10; IF([$monday.C128] = 0; 0; MAX(10 - [$monday.C128]; 0))))" office:value-type="float" office:value="0" calcext:value-type="float">
            <text:p>.00</text:p>
          </table:table-cell>
          <table:table-cell table:style-name="ce10" table:formula="of:=IF(OR([$monday.B128] = &quot;light&quot;;[$monday.B128] = &quot;excused&quot;; [$monday.B128] = &quot;sch chg&quot;; [$monday.B128] = &quot;annual&quot;; [$monday.B128] = &quot;sick&quot;; [$monday.C128] &gt;= 12 - [$reference.C5]); 0; IF([$monday.B128] = &quot;no call&quot;; 12; IF([$monday.C128] = 0; 0; MAX(12 - [$monday.C12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29] = &quot;light&quot;;[$monday.B129] = &quot;excused&quot;; [$monday.B129] = &quot;sch chg&quot;; [$monday.B129] = &quot;annual&quot;; [$monday.B129] = &quot;sick&quot;; [$monday.C129] &gt;= 10 - [$reference.C5]); 0; IF([$monday.B129] = &quot;no call&quot;; 10; IF([$monday.C129] = 0; 0; MAX(10 - [$monday.C129]; 0))))" office:value-type="float" office:value="0" calcext:value-type="float">
            <text:p>.00</text:p>
          </table:table-cell>
          <table:table-cell table:style-name="ce10" table:formula="of:=IF(OR([$monday.B129] = &quot;light&quot;;[$monday.B129] = &quot;excused&quot;; [$monday.B129] = &quot;sch chg&quot;; [$monday.B129] = &quot;annual&quot;; [$monday.B129] = &quot;sick&quot;; [$monday.C129] &gt;= 12 - [$reference.C5]); 0; IF([$monday.B129] = &quot;no call&quot;; 12; IF([$monday.C129] = 0; 0; MAX(12 - [$monday.C12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0] = &quot;light&quot;;[$monday.B130] = &quot;excused&quot;; [$monday.B130] = &quot;sch chg&quot;; [$monday.B130] = &quot;annual&quot;; [$monday.B130] = &quot;sick&quot;; [$monday.C130] &gt;= 10 - [$reference.C5]); 0; IF([$monday.B130] = &quot;no call&quot;; 10; IF([$monday.C130] = 0; 0; MAX(10 - [$monday.C130]; 0))))" office:value-type="float" office:value="0" calcext:value-type="float">
            <text:p>.00</text:p>
          </table:table-cell>
          <table:table-cell table:style-name="ce10" table:formula="of:=IF(OR([$monday.B130] = &quot;light&quot;;[$monday.B130] = &quot;excused&quot;; [$monday.B130] = &quot;sch chg&quot;; [$monday.B130] = &quot;annual&quot;; [$monday.B130] = &quot;sick&quot;; [$monday.C130] &gt;= 12 - [$reference.C5]); 0; IF([$monday.B130] = &quot;no call&quot;; 12; IF([$monday.C130] = 0; 0; MAX(12 - [$monday.C13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1] = &quot;light&quot;;[$monday.B131] = &quot;excused&quot;; [$monday.B131] = &quot;sch chg&quot;; [$monday.B131] = &quot;annual&quot;; [$monday.B131] = &quot;sick&quot;; [$monday.C131] &gt;= 10 - [$reference.C5]); 0; IF([$monday.B131] = &quot;no call&quot;; 10; IF([$monday.C131] = 0; 0; MAX(10 - [$monday.C131]; 0))))" office:value-type="float" office:value="0" calcext:value-type="float">
            <text:p>.00</text:p>
          </table:table-cell>
          <table:table-cell table:style-name="ce10" table:formula="of:=IF(OR([$monday.B131] = &quot;light&quot;;[$monday.B131] = &quot;excused&quot;; [$monday.B131] = &quot;sch chg&quot;; [$monday.B131] = &quot;annual&quot;; [$monday.B131] = &quot;sick&quot;; [$monday.C131] &gt;= 12 - [$reference.C5]); 0; IF([$monday.B131] = &quot;no call&quot;; 12; IF([$monday.C131] = 0; 0; MAX(12 - [$monday.C13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2] = &quot;light&quot;;[$monday.B132] = &quot;excused&quot;; [$monday.B132] = &quot;sch chg&quot;; [$monday.B132] = &quot;annual&quot;; [$monday.B132] = &quot;sick&quot;; [$monday.C132] &gt;= 10 - [$reference.C5]); 0; IF([$monday.B132] = &quot;no call&quot;; 10; IF([$monday.C132] = 0; 0; MAX(10 - [$monday.C132]; 0))))" office:value-type="float" office:value="0" calcext:value-type="float">
            <text:p>.00</text:p>
          </table:table-cell>
          <table:table-cell table:style-name="ce10" table:formula="of:=IF(OR([$monday.B132] = &quot;light&quot;;[$monday.B132] = &quot;excused&quot;; [$monday.B132] = &quot;sch chg&quot;; [$monday.B132] = &quot;annual&quot;; [$monday.B132] = &quot;sick&quot;; [$monday.C132] &gt;= 12 - [$reference.C5]); 0; IF([$monday.B132] = &quot;no call&quot;; 12; IF([$monday.C132] = 0; 0; MAX(12 - [$monday.C13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3] = &quot;light&quot;;[$monday.B133] = &quot;excused&quot;; [$monday.B133] = &quot;sch chg&quot;; [$monday.B133] = &quot;annual&quot;; [$monday.B133] = &quot;sick&quot;; [$monday.C133] &gt;= 10 - [$reference.C5]); 0; IF([$monday.B133] = &quot;no call&quot;; 10; IF([$monday.C133] = 0; 0; MAX(10 - [$monday.C133]; 0))))" office:value-type="float" office:value="0" calcext:value-type="float">
            <text:p>.00</text:p>
          </table:table-cell>
          <table:table-cell table:style-name="ce10" table:formula="of:=IF(OR([$monday.B133] = &quot;light&quot;;[$monday.B133] = &quot;excused&quot;; [$monday.B133] = &quot;sch chg&quot;; [$monday.B133] = &quot;annual&quot;; [$monday.B133] = &quot;sick&quot;; [$monday.C133] &gt;= 12 - [$reference.C5]); 0; IF([$monday.B133] = &quot;no call&quot;; 12; IF([$monday.C133] = 0; 0; MAX(12 - [$monday.C13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4] = &quot;light&quot;;[$monday.B134] = &quot;excused&quot;; [$monday.B134] = &quot;sch chg&quot;; [$monday.B134] = &quot;annual&quot;; [$monday.B134] = &quot;sick&quot;; [$monday.C134] &gt;= 10 - [$reference.C5]); 0; IF([$monday.B134] = &quot;no call&quot;; 10; IF([$monday.C134] = 0; 0; MAX(10 - [$monday.C134]; 0))))" office:value-type="float" office:value="0" calcext:value-type="float">
            <text:p>.00</text:p>
          </table:table-cell>
          <table:table-cell table:style-name="ce10" table:formula="of:=IF(OR([$monday.B134] = &quot;light&quot;;[$monday.B134] = &quot;excused&quot;; [$monday.B134] = &quot;sch chg&quot;; [$monday.B134] = &quot;annual&quot;; [$monday.B134] = &quot;sick&quot;; [$monday.C134] &gt;= 12 - [$reference.C5]); 0; IF([$monday.B134] = &quot;no call&quot;; 12; IF([$monday.C134] = 0; 0; MAX(12 - [$monday.C13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5] = &quot;light&quot;;[$monday.B135] = &quot;excused&quot;; [$monday.B135] = &quot;sch chg&quot;; [$monday.B135] = &quot;annual&quot;; [$monday.B135] = &quot;sick&quot;; [$monday.C135] &gt;= 10 - [$reference.C5]); 0; IF([$monday.B135] = &quot;no call&quot;; 10; IF([$monday.C135] = 0; 0; MAX(10 - [$monday.C135]; 0))))" office:value-type="float" office:value="0" calcext:value-type="float">
            <text:p>.00</text:p>
          </table:table-cell>
          <table:table-cell table:style-name="ce10" table:formula="of:=IF(OR([$monday.B135] = &quot;light&quot;;[$monday.B135] = &quot;excused&quot;; [$monday.B135] = &quot;sch chg&quot;; [$monday.B135] = &quot;annual&quot;; [$monday.B135] = &quot;sick&quot;; [$monday.C135] &gt;= 12 - [$reference.C5]); 0; IF([$monday.B135] = &quot;no call&quot;; 12; IF([$monday.C135] = 0; 0; MAX(12 - [$monday.C13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6] = &quot;light&quot;;[$monday.B136] = &quot;excused&quot;; [$monday.B136] = &quot;sch chg&quot;; [$monday.B136] = &quot;annual&quot;; [$monday.B136] = &quot;sick&quot;; [$monday.C136] &gt;= 10 - [$reference.C5]); 0; IF([$monday.B136] = &quot;no call&quot;; 10; IF([$monday.C136] = 0; 0; MAX(10 - [$monday.C136]; 0))))" office:value-type="float" office:value="0" calcext:value-type="float">
            <text:p>.00</text:p>
          </table:table-cell>
          <table:table-cell table:style-name="ce10" table:formula="of:=IF(OR([$monday.B136] = &quot;light&quot;;[$monday.B136] = &quot;excused&quot;; [$monday.B136] = &quot;sch chg&quot;; [$monday.B136] = &quot;annual&quot;; [$monday.B136] = &quot;sick&quot;; [$monday.C136] &gt;= 12 - [$reference.C5]); 0; IF([$monday.B136] = &quot;no call&quot;; 12; IF([$monday.C136] = 0; 0; MAX(12 - [$monday.C13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7] = &quot;light&quot;;[$monday.B137] = &quot;excused&quot;; [$monday.B137] = &quot;sch chg&quot;; [$monday.B137] = &quot;annual&quot;; [$monday.B137] = &quot;sick&quot;; [$monday.C137] &gt;= 10 - [$reference.C5]); 0; IF([$monday.B137] = &quot;no call&quot;; 10; IF([$monday.C137] = 0; 0; MAX(10 - [$monday.C137]; 0))))" office:value-type="float" office:value="0" calcext:value-type="float">
            <text:p>.00</text:p>
          </table:table-cell>
          <table:table-cell table:style-name="ce10" table:formula="of:=IF(OR([$monday.B137] = &quot;light&quot;;[$monday.B137] = &quot;excused&quot;; [$monday.B137] = &quot;sch chg&quot;; [$monday.B137] = &quot;annual&quot;; [$monday.B137] = &quot;sick&quot;; [$monday.C137] &gt;= 12 - [$reference.C5]); 0; IF([$monday.B137] = &quot;no call&quot;; 12; IF([$monday.C137] = 0; 0; MAX(12 - [$monday.C13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8] = &quot;light&quot;;[$monday.B138] = &quot;excused&quot;; [$monday.B138] = &quot;sch chg&quot;; [$monday.B138] = &quot;annual&quot;; [$monday.B138] = &quot;sick&quot;; [$monday.C138] &gt;= 10 - [$reference.C5]); 0; IF([$monday.B138] = &quot;no call&quot;; 10; IF([$monday.C138] = 0; 0; MAX(10 - [$monday.C138]; 0))))" office:value-type="float" office:value="0" calcext:value-type="float">
            <text:p>.00</text:p>
          </table:table-cell>
          <table:table-cell table:style-name="ce10" table:formula="of:=IF(OR([$monday.B138] = &quot;light&quot;;[$monday.B138] = &quot;excused&quot;; [$monday.B138] = &quot;sch chg&quot;; [$monday.B138] = &quot;annual&quot;; [$monday.B138] = &quot;sick&quot;; [$monday.C138] &gt;= 12 - [$reference.C5]); 0; IF([$monday.B138] = &quot;no call&quot;; 12; IF([$monday.C138] = 0; 0; MAX(12 - [$monday.C13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9] = &quot;light&quot;;[$monday.B139] = &quot;excused&quot;; [$monday.B139] = &quot;sch chg&quot;; [$monday.B139] = &quot;annual&quot;; [$monday.B139] = &quot;sick&quot;; [$monday.C139] &gt;= 10 - [$reference.C5]); 0; IF([$monday.B139] = &quot;no call&quot;; 10; IF([$monday.C139] = 0; 0; MAX(10 - [$monday.C139]; 0))))" office:value-type="float" office:value="0" calcext:value-type="float">
            <text:p>.00</text:p>
          </table:table-cell>
          <table:table-cell table:style-name="ce10" table:formula="of:=IF(OR([$monday.B139] = &quot;light&quot;;[$monday.B139] = &quot;excused&quot;; [$monday.B139] = &quot;sch chg&quot;; [$monday.B139] = &quot;annual&quot;; [$monday.B139] = &quot;sick&quot;; [$monday.C139] &gt;= 12 - [$reference.C5]); 0; IF([$monday.B139] = &quot;no call&quot;; 12; IF([$monday.C139] = 0; 0; MAX(12 - [$monday.C13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40] = &quot;light&quot;;[$monday.B140] = &quot;excused&quot;; [$monday.B140] = &quot;sch chg&quot;; [$monday.B140] = &quot;annual&quot;; [$monday.B140] = &quot;sick&quot;; [$monday.C140] &gt;= 10 - [$reference.C5]); 0; IF([$monday.B140] = &quot;no call&quot;; 10; IF([$monday.C140] = 0; 0; MAX(10 - [$monday.C140]; 0))))" office:value-type="float" office:value="0" calcext:value-type="float">
            <text:p>.00</text:p>
          </table:table-cell>
          <table:table-cell table:style-name="ce10" table:formula="of:=IF(OR([$monday.B140] = &quot;light&quot;;[$monday.B140] = &quot;excused&quot;; [$monday.B140] = &quot;sch chg&quot;; [$monday.B140] = &quot;annual&quot;; [$monday.B140] = &quot;sick&quot;; [$monday.C140] &gt;= 12 - [$reference.C5]); 0; IF([$monday.B140] = &quot;no call&quot;; 12; IF([$monday.C140] = 0; 0; MAX(12 - [$monday.C14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41] = &quot;light&quot;;[$monday.B141] = &quot;excused&quot;; [$monday.B141] = &quot;sch chg&quot;; [$monday.B141] = &quot;annual&quot;; [$monday.B141] = &quot;sick&quot;; [$monday.C141] &gt;= 10 - [$reference.C5]); 0; IF([$monday.B141] = &quot;no call&quot;; 10; IF([$monday.C141] = 0; 0; MAX(10 - [$monday.C141]; 0))))" office:value-type="float" office:value="0" calcext:value-type="float">
            <text:p>.00</text:p>
          </table:table-cell>
          <table:table-cell table:style-name="ce10" table:formula="of:=IF(OR([$monday.B141] = &quot;light&quot;;[$monday.B141] = &quot;excused&quot;; [$monday.B141] = &quot;sch chg&quot;; [$monday.B141] = &quot;annual&quot;; [$monday.B141] = &quot;sick&quot;; [$monday.C141] &gt;= 12 - [$reference.C5]); 0; IF([$monday.B141] = &quot;no call&quot;; 12; IF([$monday.C141] = 0; 0; MAX(12 - [$monday.C14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42] = &quot;light&quot;;[$monday.B142] = &quot;excused&quot;; [$monday.B142] = &quot;sch chg&quot;; [$monday.B142] = &quot;annual&quot;; [$monday.B142] = &quot;sick&quot;; [$monday.C142] &gt;= 10 - [$reference.C5]); 0; IF([$monday.B142] = &quot;no call&quot;; 10; IF([$monday.C142] = 0; 0; MAX(10 - [$monday.C142]; 0))))" office:value-type="float" office:value="0" calcext:value-type="float">
            <text:p>.00</text:p>
          </table:table-cell>
          <table:table-cell table:style-name="ce10" table:formula="of:=IF(OR([$monday.B142] = &quot;light&quot;;[$monday.B142] = &quot;excused&quot;; [$monday.B142] = &quot;sch chg&quot;; [$monday.B142] = &quot;annual&quot;; [$monday.B142] = &quot;sick&quot;; [$monday.C142] &gt;= 12 - [$reference.C5]); 0; IF([$monday.B142] = &quot;no call&quot;; 12; IF([$monday.C142] = 0; 0; MAX(12 - [$monday.C14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UX Availability</text:p>
          </table:table-cell>
          <table:table-cell table:style-name="ce10" table:formula="of:=SUM([$monday.E118:$monday.E142])" office:value-type="float" office:value="0" calcext:value-type="float">
            <text:p>.00</text:p>
          </table:table-cell>
          <table:table-cell table:style-name="ce10" table:formula="of:=SUM([$monday.F118:$monday.F142])" office:value-type="float" office:value="2.73" calcext:value-type="float">
            <text:p>2.7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vailability</text:p>
          </table:table-cell>
          <table:table-cell table:style-name="ce10" table:formula="of:=SUM([$monday.E113] + [$monday.E144])" office:value-type="float" office:value="0" calcext:value-type="float">
            <text:p>.00</text:p>
          </table:table-cell>
          <table:table-cell table:style-name="ce10" table:formula="of:=SUM([$monday.F113] + [$monday.F144])" office:value-type="float" office:value="7.98" calcext:value-type="float">
            <text:p>7.98</text:p>
          </table:table-cell>
          <table:table-cell table:number-columns-repeated="1018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esday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proper Mandate Workshee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 <text:s/></text:p>
          </table:table-cell>
          <table:table-cell table:style-name="ce6" office:value-type="string" calcext:value-type="string" table:number-columns-spanned="3" table:number-rows-spanned="1">
            <text:p>Tuesday <text:s/>08/06/19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Pay Period: <text:s/></text:p>
          </table:table-cell>
          <table:covered-table-cell/>
          <table:table-cell table:style-name="ce6" office:value-type="string" calcext:value-type="string" table:number-columns-spanned="2" table:number-rows-spanned="1">
            <text:p>2019-17-1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tion: <text:s/></text:p>
          </table:table-cell>
          <table:table-cell table:style-name="ce6" office:value-type="string" calcext:value-type="string" table:number-columns-spanned="3" table:number-rows-spanned="1">
            <text:p>University Par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 Lis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ejesus vasquez, l</text:p>
          </table:table-cell>
          <table:table-cell table:style-name="ce7"/>
          <table:table-cell table:style-name="ce8" office:value-type="float" office:value="10.5" calcext:value-type="float">
            <text:p>10.50</text:p>
          </table:table-cell>
          <table:table-cell table:style-name="ce8" office:value-type="float" office:value="18.89" calcext:value-type="float">
            <text:p>18.89</text:p>
          </table:table-cell>
          <table:table-cell table:style-name="ce8" office:value-type="float" office:value="13" calcext:value-type="float">
            <text:p>13.00</text:p>
          </table:table-cell>
          <table:table-cell table:style-name="ce8" office:value-type="float" office:value="15.5" calcext:value-type="float">
            <text:p>15.50</text:p>
          </table:table-cell>
          <table:table-cell table:style-name="ce11" office:value-type="float" office:value="933" calcext:value-type="float">
            <text:p>933</text:p>
          </table:table-cell>
          <table:table-cell table:style-name="ce8" table:formula="of:=SUM([$tuesday.F8] - [$tuesday.E8])" office:value-type="float" office:value="2.5" calcext:value-type="float">
            <text:p>2.50</text:p>
          </table:table-cell>
          <table:table-cell table:style-name="ce10" table:formula="of:=IF([$tuesday.B8] =&quot;ns day&quot;; [$tuesday.C8];IF([$tuesday.C8] &lt;= 8+ [$reference.C3]; 0; MAX([$tuesday.C8] - 8; 0)))" office:value-type="float" office:value="2.5" calcext:value-type="float">
            <text:p>2.50</text:p>
          </table:table-cell>
          <table:table-cell table:style-name="ce10" table:formula="of:=SUM([$tuesday.F8] - [$tuesday.E8])" office:value-type="float" office:value="2.5" calcext:value-type="float">
            <text:p>2.50</text:p>
          </table:table-cell>
          <table:table-cell table:style-name="ce10" table:formula="of:=IF([$tuesday.B8]=&quot;ns day&quot;;[$tuesday.C8]; IF([$tuesday.C8] &lt;= 8 + [$reference.C4]; 0; MIN(MAX([$tuesday.C8] - 8; 0);IF([$tuesday.J8] &lt;= [$reference.C4];0; [$tuesday.J8]))))" office:value-type="float" office:value="2.5" calcext:value-type="float">
            <text:p>2.5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lamen, a</text:p>
          </table:table-cell>
          <table:table-cell table:style-name="ce7"/>
          <table:table-cell table:style-name="ce8" office:value-type="float" office:value="10.69" calcext:value-type="float">
            <text:p>10.69</text:p>
          </table:table-cell>
          <table:table-cell table:style-name="ce8" office:value-type="float" office:value="19.02" calcext:value-type="float">
            <text:p>19.02</text:p>
          </table:table-cell>
          <table:table-cell table:style-name="ce8" table:number-columns-repeated="2"/>
          <table:table-cell table:style-name="ce11"/>
          <table:table-cell table:style-name="ce8" table:formula="of:=SUM([$tuesday.F9] - [$tuesday.E9])" office:value-type="float" office:value="0" calcext:value-type="float">
            <text:p>.00</text:p>
          </table:table-cell>
          <table:table-cell table:style-name="ce10" table:formula="of:=IF([$tuesday.B9] =&quot;ns day&quot;; [$tuesday.C9];IF([$tuesday.C9] &lt;= 8+ [$reference.C3]; 0; MAX([$tuesday.C9] - 8; 0)))" office:value-type="float" office:value="2.69" calcext:value-type="float">
            <text:p>2.69</text:p>
          </table:table-cell>
          <table:table-cell table:style-name="ce10" table:formula="of:=SUM([$tuesday.F9] - [$tuesday.E9])" office:value-type="float" office:value="0" calcext:value-type="float">
            <text:p>.00</text:p>
          </table:table-cell>
          <table:table-cell table:style-name="ce10" table:formula="of:=IF([$tuesday.B9]=&quot;ns day&quot;;[$tuesday.C9]; IF([$tuesday.C9] &lt;= 8 + [$reference.C4]; 0; MIN(MAX([$tuesday.C9] - 8; 0);IF([$tuesday.J9] &lt;= [$reference.C4];0; [$tuesday.J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isher, c</text:p>
          </table:table-cell>
          <table:table-cell table:style-name="ce7"/>
          <table:table-cell table:style-name="ce8" office:value-type="float" office:value="11.53" calcext:value-type="float">
            <text:p>11.53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1.67" calcext:value-type="float">
            <text:p>11.67</text:p>
          </table:table-cell>
          <table:table-cell table:style-name="ce8" office:value-type="float" office:value="14" calcext:value-type="float">
            <text:p>14.00</text:p>
          </table:table-cell>
          <table:table-cell table:style-name="ce11" office:value-type="float" office:value="907" calcext:value-type="float">
            <text:p>907</text:p>
          </table:table-cell>
          <table:table-cell table:style-name="ce8" table:formula="of:=SUM([$tuesday.F10] - [$tuesday.E10])" office:value-type="float" office:value="2.33" calcext:value-type="float">
            <text:p>2.33</text:p>
          </table:table-cell>
          <table:table-cell table:style-name="ce10" table:formula="of:=IF([$tuesday.B10] =&quot;ns day&quot;; [$tuesday.C10];IF([$tuesday.C10] &lt;= 8+ [$reference.C3]; 0; MAX([$tuesday.C10] - 8; 0)))" office:value-type="float" office:value="3.53" calcext:value-type="float">
            <text:p>3.53</text:p>
          </table:table-cell>
          <table:table-cell table:style-name="ce10" table:formula="of:=SUM([$tuesday.F10] - [$tuesday.E10])" office:value-type="float" office:value="2.33" calcext:value-type="float">
            <text:p>2.33</text:p>
          </table:table-cell>
          <table:table-cell table:style-name="ce10" table:formula="of:=IF([$tuesday.B10]=&quot;ns day&quot;;[$tuesday.C10]; IF([$tuesday.C10] &lt;= 8 + [$reference.C4]; 0; MIN(MAX([$tuesday.C10] - 8; 0);IF([$tuesday.J10] &lt;= [$reference.C4];0; [$tuesday.J10]))))" office:value-type="float" office:value="2.33" calcext:value-type="float">
            <text:p>2.3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oster, p</text:p>
          </table:table-cell>
          <table:table-cell table:style-name="ce7"/>
          <table:table-cell table:style-name="ce8" office:value-type="float" office:value="11.39" calcext:value-type="float">
            <text:p>11.39</text:p>
          </table:table-cell>
          <table:table-cell table:style-name="ce8" office:value-type="float" office:value="20.35" calcext:value-type="float">
            <text:p>20.35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tuesday.H13:$tuesday.H12])" office:value-type="float" office:value="3.35" calcext:value-type="float">
            <text:p>3.35</text:p>
          </table:table-cell>
          <table:table-cell table:style-name="ce10" table:formula="of:=IF([$tuesday.B11] =&quot;ns day&quot;; [$tuesday.C11];IF([$tuesday.C11] &lt;= 8 + [$reference.C3]; 0; MAX([$tuesday.C11] - 8; 0)))" office:value-type="float" office:value="3.39" calcext:value-type="float">
            <text:p>3.39</text:p>
          </table:table-cell>
          <table:table-cell table:style-name="ce10" table:formula="of:=[$tuesday.H11]" office:value-type="float" office:value="3.35" calcext:value-type="float">
            <text:p>3.35</text:p>
          </table:table-cell>
          <table:table-cell table:style-name="ce10" table:formula="of:=IF([$tuesday.B11]=&quot;ns day&quot;;[$tuesday.C11]; IF([$tuesday.C11] &lt;= 8 + [$reference.C4]; 0; MIN(MAX([$tuesday.C11] - 8; 0);IF([$tuesday.J11] &lt;= [$reference.C4];0; [$tuesday.J11]))))" office:value-type="float" office:value="3.35" calcext:value-type="float">
            <text:p>3.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15" calcext:value-type="float">
            <text:p>15.00</text:p>
          </table:table-cell>
          <table:table-cell table:style-name="ce8" office:value-type="float" office:value="17" calcext:value-type="float">
            <text:p>17.00</text:p>
          </table:table-cell>
          <table:table-cell table:style-name="ce11" office:value-type="float" office:value="1011" calcext:value-type="float">
            <text:p>1011</text:p>
          </table:table-cell>
          <table:table-cell table:style-name="ce8" table:formula="of:=SUM([$tuesday.F12] - [$tuesday.E12])" office:value-type="float" office:value="2" calcext:value-type="float">
            <text:p>2.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9" calcext:value-type="float">
            <text:p>19.00</text:p>
          </table:table-cell>
          <table:table-cell table:style-name="ce8" office:value-type="float" office:value="20.35" calcext:value-type="float">
            <text:p>20.35</text:p>
          </table:table-cell>
          <table:table-cell table:style-name="ce11" office:value-type="float" office:value="1013" calcext:value-type="float">
            <text:p>1013</text:p>
          </table:table-cell>
          <table:table-cell table:style-name="ce8" table:formula="of:=SUM([$tuesday.F13] - [$tuesday.E13])" office:value-type="float" office:value="1.35" calcext:value-type="float">
            <text:p>1.3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martines, j</text:p>
          </table:table-cell>
          <table:table-cell table:style-name="ce7"/>
          <table:table-cell table:style-name="ce8" office:value-type="float" office:value="10.81" calcext:value-type="float">
            <text:p>10.8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8" office:value-type="float" office:value="17.5" calcext:value-type="float">
            <text:p>17.50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1" office:value-type="float" office:value="911" calcext:value-type="float">
            <text:p>911</text:p>
          </table:table-cell>
          <table:table-cell table:style-name="ce8" table:formula="of:=SUM([$tuesday.F14] - [$tuesday.E14])" office:value-type="float" office:value="1.87" calcext:value-type="float">
            <text:p>1.87</text:p>
          </table:table-cell>
          <table:table-cell table:style-name="ce10" table:formula="of:=IF([$tuesday.B14] =&quot;ns day&quot;; [$tuesday.C14];IF([$tuesday.C14] &lt;= 8+ [$reference.C3]; 0; MAX([$tuesday.C14] - 8; 0)))" office:value-type="float" office:value="2.81" calcext:value-type="float">
            <text:p>2.81</text:p>
          </table:table-cell>
          <table:table-cell table:style-name="ce10" table:formula="of:=SUM([$tuesday.F14] - [$tuesday.E14])" office:value-type="float" office:value="1.87" calcext:value-type="float">
            <text:p>1.87</text:p>
          </table:table-cell>
          <table:table-cell table:style-name="ce10" table:formula="of:=IF([$tuesday.B14]=&quot;ns day&quot;;[$tuesday.C14]; IF([$tuesday.C14] &lt;= 8 + [$reference.C4]; 0; MIN(MAX([$tuesday.C14] - 8; 0);IF([$tuesday.J14] &lt;= [$reference.C4];0; [$tuesday.J14]))))" office:value-type="float" office:value="1.87" calcext:value-type="float">
            <text:p>1.8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ena sobekela, r</text:p>
          </table:table-cell>
          <table:table-cell table:style-name="ce7"/>
          <table:table-cell table:style-name="ce8" office:value-type="float" office:value="11.31" calcext:value-type="float">
            <text:p>11.31</text:p>
          </table:table-cell>
          <table:table-cell table:style-name="ce8" office:value-type="float" office:value="19.63" calcext:value-type="float">
            <text:p>19.63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9.63" calcext:value-type="float">
            <text:p>19.63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tuesday.F15] - [$tuesday.E15])" office:value-type="float" office:value="2.63" calcext:value-type="float">
            <text:p>2.63</text:p>
          </table:table-cell>
          <table:table-cell table:style-name="ce10" table:formula="of:=IF([$tuesday.B15] =&quot;ns day&quot;; [$tuesday.C15];IF([$tuesday.C15] &lt;= 8+ [$reference.C3]; 0; MAX([$tuesday.C15] - 8; 0)))" office:value-type="float" office:value="3.31" calcext:value-type="float">
            <text:p>3.31</text:p>
          </table:table-cell>
          <table:table-cell table:style-name="ce10" table:formula="of:=SUM([$tuesday.F15] - [$tuesday.E15])" office:value-type="float" office:value="2.63" calcext:value-type="float">
            <text:p>2.63</text:p>
          </table:table-cell>
          <table:table-cell table:style-name="ce10" table:formula="of:=IF([$tuesday.B15]=&quot;ns day&quot;;[$tuesday.C15]; IF([$tuesday.C15] &lt;= 8 + [$reference.C4]; 0; MIN(MAX([$tuesday.C15] - 8; 0);IF([$tuesday.J15] &lt;= [$reference.C4];0; [$tuesday.J15]))))" office:value-type="float" office:value="2.63" calcext:value-type="float">
            <text:p>2.6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naker, e</text:p>
          </table:table-cell>
          <table:table-cell table:style-name="ce7"/>
          <table:table-cell table:style-name="ce8" office:value-type="float" office:value="10.58" calcext:value-type="float">
            <text:p>10.58</text:p>
          </table:table-cell>
          <table:table-cell table:style-name="ce8" office:value-type="float" office:value="19.5" calcext:value-type="float">
            <text:p>19.50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tuesday.H18:$tuesday.H17])" office:value-type="float" office:value="8.58" calcext:value-type="float">
            <text:p>8.58</text:p>
          </table:table-cell>
          <table:table-cell table:style-name="ce10" table:formula="of:=IF([$tuesday.B16] =&quot;ns day&quot;; [$tuesday.C16];IF([$tuesday.C16] &lt;= 8 + [$reference.C3]; 0; MAX([$tuesday.C16] - 8; 0)))" office:value-type="float" office:value="2.58" calcext:value-type="float">
            <text:p>2.58</text:p>
          </table:table-cell>
          <table:table-cell table:style-name="ce10" table:formula="of:=[$tuesday.H16]" office:value-type="float" office:value="8.58" calcext:value-type="float">
            <text:p>8.58</text:p>
          </table:table-cell>
          <table:table-cell table:style-name="ce10" table:formula="of:=IF([$tuesday.B16]=&quot;ns day&quot;;[$tuesday.C16]; IF([$tuesday.C16] &lt;= 8 + [$reference.C4]; 0; MIN(MAX([$tuesday.C16] - 8; 0);IF([$tuesday.J16] &lt;= [$reference.C4];0; [$tuesday.J16]))))" office:value-type="float" office:value="2.58" calcext:value-type="float">
            <text:p>2.5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.51" calcext:value-type="float">
            <text:p>8.51</text:p>
          </table:table-cell>
          <table:table-cell table:style-name="ce8" office:value-type="float" office:value="17" calcext:value-type="float">
            <text:p>17.00</text:p>
          </table:table-cell>
          <table:table-cell table:style-name="ce11" office:value-type="float" office:value="922" calcext:value-type="float">
            <text:p>922</text:p>
          </table:table-cell>
          <table:table-cell table:style-name="ce8" table:formula="of:=SUM([$tuesday.F17] - [$tuesday.E17])" office:value-type="float" office:value="8.49" calcext:value-type="float">
            <text:p>8.4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9.5" calcext:value-type="float">
            <text:p>19.50</text:p>
          </table:table-cell>
          <table:table-cell table:style-name="ce8" office:value-type="float" office:value="19.59" calcext:value-type="float">
            <text:p>19.59</text:p>
          </table:table-cell>
          <table:table-cell table:style-name="ce11" office:value-type="float" office:value="922" calcext:value-type="float">
            <text:p>922</text:p>
          </table:table-cell>
          <table:table-cell table:style-name="ce8" table:formula="of:=SUM([$tuesday.F18] - [$tuesday.E18])" office:value-type="float" office:value="0.0899999999999999" calcext:value-type="float">
            <text:p>.0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mudesir sr, h</text:p>
          </table:table-cell>
          <table:table-cell table:style-name="ce8" table:number-columns-repeated="5"/>
          <table:table-cell table:style-name="ce11"/>
          <table:table-cell table:style-name="ce8" table:formula="of:=SUM([$tuesday.F19] - [$tuesday.E19])" office:value-type="float" office:value="0" calcext:value-type="float">
            <text:p>.00</text:p>
          </table:table-cell>
          <table:table-cell table:style-name="ce10" table:formula="of:=IF([$tuesday.B19] =&quot;ns day&quot;; [$tuesday.C19];IF([$tuesday.C19] &lt;= 8 + [$reference.C3]; 0; MAX([$tuesday.C19] - 8; 0)))" office:value-type="float" office:value="0" calcext:value-type="float">
            <text:p>.00</text:p>
          </table:table-cell>
          <table:table-cell table:style-name="ce10" table:formula="of:=SUM([$tuesday.F19] - [$tuesday.E19])" office:value-type="float" office:value="0" calcext:value-type="float">
            <text:p>.00</text:p>
          </table:table-cell>
          <table:table-cell table:style-name="ce10" table:formula="of:=IF([$tuesday.B19]=&quot;ns day&quot;;[$tuesday.C19]; IF([$tuesday.C19] &lt;= 8 + [$reference.C4]; 0; MIN(MAX([$tuesday.C19] - 8; 0);IF([$tuesday.J19] &lt;= [$reference.C4];0; [$tuesday.J1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rray, k</text:p>
          </table:table-cell>
          <table:table-cell table:style-name="ce7"/>
          <table:table-cell table:style-name="ce8" office:value-type="float" office:value="8.26" calcext:value-type="float">
            <text:p>8.26</text:p>
          </table:table-cell>
          <table:table-cell table:style-name="ce8" office:value-type="float" office:value="16.98" calcext:value-type="float">
            <text:p>16.98</text:p>
          </table:table-cell>
          <table:table-cell table:style-name="ce8" table:number-columns-repeated="2"/>
          <table:table-cell table:style-name="ce11"/>
          <table:table-cell table:style-name="ce8" table:formula="of:=SUM([$tuesday.F20] - [$tuesday.E20])" office:value-type="float" office:value="0" calcext:value-type="float">
            <text:p>.00</text:p>
          </table:table-cell>
          <table:table-cell table:style-name="ce10" table:formula="of:=IF([$tuesday.B20] =&quot;ns day&quot;; [$tuesday.C20];IF([$tuesday.C20] &lt;= 8+ [$reference.C3]; 0; MAX([$tuesday.C20] - 8; 0)))" office:value-type="float" office:value="0.26" calcext:value-type="float">
            <text:p>.26</text:p>
          </table:table-cell>
          <table:table-cell table:style-name="ce10" table:formula="of:=SUM([$tuesday.F20] - [$tuesday.E20])" office:value-type="float" office:value="0" calcext:value-type="float">
            <text:p>.00</text:p>
          </table:table-cell>
          <table:table-cell table:style-name="ce10" table:formula="of:=IF([$tuesday.B20]=&quot;ns day&quot;;[$tuesday.C20]; IF([$tuesday.C20] &lt;= 8 + [$reference.C4]; 0; MIN(MAX([$tuesday.C20] - 8; 0);IF([$tuesday.J20] &lt;= [$reference.C4];0; [$tuesday.J2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bertson, c</text:p>
          </table:table-cell>
          <table:table-cell table:style-name="ce7"/>
          <table:table-cell table:style-name="ce8" office:value-type="float" office:value="9.02" calcext:value-type="float">
            <text:p>9.02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office:value-type="float" office:value="15.5" calcext:value-type="float">
            <text:p>15.50</text:p>
          </table:table-cell>
          <table:table-cell table:style-name="ce8" office:value-type="float" office:value="16.99" calcext:value-type="float">
            <text:p>16.99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tuesday.F21] - [$tuesday.E21])" office:value-type="float" office:value="1.49" calcext:value-type="float">
            <text:p>1.49</text:p>
          </table:table-cell>
          <table:table-cell table:style-name="ce10" table:formula="of:=IF([$tuesday.B21] =&quot;ns day&quot;; [$tuesday.C21];IF([$tuesday.C21] &lt;= 8+ [$reference.C3]; 0; MAX([$tuesday.C21] - 8; 0)))" office:value-type="float" office:value="1.02" calcext:value-type="float">
            <text:p>1.02</text:p>
          </table:table-cell>
          <table:table-cell table:style-name="ce10" table:formula="of:=SUM([$tuesday.F21] - [$tuesday.E21])" office:value-type="float" office:value="1.49" calcext:value-type="float">
            <text:p>1.49</text:p>
          </table:table-cell>
          <table:table-cell table:style-name="ce10" table:formula="of:=IF([$tuesday.B21]=&quot;ns day&quot;;[$tuesday.C21]; IF([$tuesday.C21] &lt;= 8 + [$reference.C4]; 0; MIN(MAX([$tuesday.C21] - 8; 0);IF([$tuesday.J21] &lt;= [$reference.C4];0; [$tuesday.J21]))))" office:value-type="float" office:value="1.02" calcext:value-type="float">
            <text:p>1.0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vens, a</text:p>
          </table:table-cell>
          <table:table-cell table:style-name="ce7"/>
          <table:table-cell table:style-name="ce8" office:value-type="float" office:value="11.06" calcext:value-type="float">
            <text:p>11.06</text:p>
          </table:table-cell>
          <table:table-cell table:style-name="ce8" office:value-type="float" office:value="19.56" calcext:value-type="float">
            <text:p>19.56</text:p>
          </table:table-cell>
          <table:table-cell table:style-name="ce8" office:value-type="float" office:value="9" calcext:value-type="float">
            <text:p>9.00</text:p>
          </table:table-cell>
          <table:table-cell table:style-name="ce8" office:value-type="float" office:value="10.45" calcext:value-type="float">
            <text:p>10.45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tuesday.F22] - [$tuesday.E22])" office:value-type="float" office:value="1.45" calcext:value-type="float">
            <text:p>1.45</text:p>
          </table:table-cell>
          <table:table-cell table:style-name="ce10" table:formula="of:=IF([$tuesday.B22] =&quot;ns day&quot;; [$tuesday.C22];IF([$tuesday.C22] &lt;= 8+ [$reference.C3]; 0; MAX([$tuesday.C22] - 8; 0)))" office:value-type="float" office:value="3.06" calcext:value-type="float">
            <text:p>3.06</text:p>
          </table:table-cell>
          <table:table-cell table:style-name="ce10" table:formula="of:=SUM([$tuesday.F22] - [$tuesday.E22])" office:value-type="float" office:value="1.45" calcext:value-type="float">
            <text:p>1.45</text:p>
          </table:table-cell>
          <table:table-cell table:style-name="ce10" table:formula="of:=IF([$tuesday.B22]=&quot;ns day&quot;;[$tuesday.C22]; IF([$tuesday.C22] &lt;= 8 + [$reference.C4]; 0; MIN(MAX([$tuesday.C22] - 8; 0);IF([$tuesday.J22] &lt;= [$reference.C4];0; [$tuesday.J22]))))" office:value-type="float" office:value="1.45" calcext:value-type="float">
            <text:p>1.4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rujillo, s</text:p>
          </table:table-cell>
          <table:table-cell table:style-name="ce7"/>
          <table:table-cell table:style-name="ce8" office:value-type="float" office:value="8.83" calcext:value-type="float">
            <text:p>8.83</text:p>
          </table:table-cell>
          <table:table-cell table:style-name="ce8" office:value-type="float" office:value="17.64" calcext:value-type="float">
            <text:p>17.64</text:p>
          </table:table-cell>
          <table:table-cell table:style-name="ce8" table:number-columns-repeated="2"/>
          <table:table-cell table:style-name="ce11"/>
          <table:table-cell table:style-name="ce8" table:formula="of:=SUM([$tuesday.F23] - [$tuesday.E23])" office:value-type="float" office:value="0" calcext:value-type="float">
            <text:p>.00</text:p>
          </table:table-cell>
          <table:table-cell table:style-name="ce10" table:formula="of:=IF([$tuesday.B23] =&quot;ns day&quot;; [$tuesday.C23];IF([$tuesday.C23] &lt;= 8+ [$reference.C3]; 0; MAX([$tuesday.C23] - 8; 0)))" office:value-type="float" office:value="0.83" calcext:value-type="float">
            <text:p>.83</text:p>
          </table:table-cell>
          <table:table-cell table:style-name="ce10" table:formula="of:=SUM([$tuesday.F23] - [$tuesday.E23])" office:value-type="float" office:value="0" calcext:value-type="float">
            <text:p>.00</text:p>
          </table:table-cell>
          <table:table-cell table:style-name="ce10" table:formula="of:=IF([$tuesday.B23]=&quot;ns day&quot;;[$tuesday.C23]; IF([$tuesday.C23] &lt;= 8 + [$reference.C4]; 0; MIN(MAX([$tuesday.C23] - 8; 0);IF([$tuesday.J23] &lt;= [$reference.C4];0; [$tuesday.J2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illiams, l</text:p>
          </table:table-cell>
          <table:table-cell table:style-name="ce7"/>
          <table:table-cell table:style-name="ce8" office:value-type="float" office:value="2" calcext:value-type="float">
            <text:p>2.00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3" calcext:value-type="float">
            <text:p>13.00</text:p>
          </table:table-cell>
          <table:table-cell table:style-name="ce8" office:value-type="float" office:value="15" calcext:value-type="float">
            <text:p>15.00</text:p>
          </table:table-cell>
          <table:table-cell table:style-name="ce11" office:value-type="float" office:value="0" calcext:value-type="float">
            <text:p/>
          </table:table-cell>
          <table:table-cell table:style-name="ce8" table:formula="of:=SUM([$tuesday.F24] - [$tuesday.E24])" office:value-type="float" office:value="2" calcext:value-type="float">
            <text:p>2.00</text:p>
          </table:table-cell>
          <table:table-cell table:style-name="ce10" table:formula="of:=IF([$tuesday.B24] =&quot;ns day&quot;; [$tuesday.C24];IF([$tuesday.C24] &lt;= 8+ [$reference.C3]; 0; MAX([$tuesday.C24] - 8; 0)))" office:value-type="float" office:value="0" calcext:value-type="float">
            <text:p>.00</text:p>
          </table:table-cell>
          <table:table-cell table:style-name="ce10" table:formula="of:=SUM([$tuesday.F24] - [$tuesday.E24])" office:value-type="float" office:value="2" calcext:value-type="float">
            <text:p>2.00</text:p>
          </table:table-cell>
          <table:table-cell table:style-name="ce10" table:formula="of:=IF([$tuesday.B24]=&quot;ns day&quot;;[$tuesday.C24]; IF([$tuesday.C24] &lt;= 8 + [$reference.C4]; 0; MIN(MAX([$tuesday.C24] - 8; 0);IF([$tuesday.J24] &lt;= [$reference.C4];0; [$tuesday.J2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uesday.F25] - [$tuesday.E25])" office:value-type="float" office:value="0" calcext:value-type="float">
            <text:p>.00</text:p>
          </table:table-cell>
          <table:table-cell table:style-name="ce10" table:formula="of:=IF([$tuesday.B25] =&quot;ns day&quot;; [$tuesday.C25];IF([$tuesday.C25] &lt;= 8 + [$reference.C3]; 0; MAX([$tuesday.C25] - 8; 0)))" office:value-type="float" office:value="0" calcext:value-type="float">
            <text:p>.00</text:p>
          </table:table-cell>
          <table:table-cell table:style-name="ce10" table:formula="of:=SUM([$tuesday.F25] - [$tuesday.E25])" office:value-type="float" office:value="0" calcext:value-type="float">
            <text:p>.00</text:p>
          </table:table-cell>
          <table:table-cell table:style-name="ce10" table:formula="of:=IF([$tuesday.B25]=&quot;ns day&quot;;[$tuesday.C25]; IF([$tuesday.C25] &lt;= 8 + [$reference.C4]; 0; MIN(MAX([$tuesday.C25] - 8; 0);IF([$tuesday.J25] &lt;= [$reference.C4];0; [$tuesday.J2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uesday.F26] - [$tuesday.E26])" office:value-type="float" office:value="0" calcext:value-type="float">
            <text:p>.00</text:p>
          </table:table-cell>
          <table:table-cell table:style-name="ce10" table:formula="of:=IF([$tuesday.B26] =&quot;ns day&quot;; [$tuesday.C26];IF([$tuesday.C26] &lt;= 8 + [$reference.C3]; 0; MAX([$tuesday.C26] - 8; 0)))" office:value-type="float" office:value="0" calcext:value-type="float">
            <text:p>.00</text:p>
          </table:table-cell>
          <table:table-cell table:style-name="ce10" table:formula="of:=SUM([$tuesday.F26] - [$tuesday.E26])" office:value-type="float" office:value="0" calcext:value-type="float">
            <text:p>.00</text:p>
          </table:table-cell>
          <table:table-cell table:style-name="ce10" table:formula="of:=IF([$tuesday.B26]=&quot;ns day&quot;;[$tuesday.C26]; IF([$tuesday.C26] &lt;= 8 + [$reference.C4]; 0; MIN(MAX([$tuesday.C26] - 8; 0);IF([$tuesday.J26] &lt;= [$reference.C4];0; [$tuesday.J2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uesday.F27] - [$tuesday.E27])" office:value-type="float" office:value="0" calcext:value-type="float">
            <text:p>.00</text:p>
          </table:table-cell>
          <table:table-cell table:style-name="ce10" table:formula="of:=IF([$tuesday.B27] =&quot;ns day&quot;; [$tuesday.C27];IF([$tuesday.C27] &lt;= 8 + [$reference.C3]; 0; MAX([$tuesday.C27] - 8; 0)))" office:value-type="float" office:value="0" calcext:value-type="float">
            <text:p>.00</text:p>
          </table:table-cell>
          <table:table-cell table:style-name="ce10" table:formula="of:=SUM([$tuesday.F27] - [$tuesday.E27])" office:value-type="float" office:value="0" calcext:value-type="float">
            <text:p>.00</text:p>
          </table:table-cell>
          <table:table-cell table:style-name="ce10" table:formula="of:=IF([$tuesday.B27]=&quot;ns day&quot;;[$tuesday.C27]; IF([$tuesday.C27] &lt;= 8 + [$reference.C4]; 0; MIN(MAX([$tuesday.C27] - 8; 0);IF([$tuesday.J27] &lt;= [$reference.C4];0; [$tuesday.J2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uesday.F28] - [$tuesday.E28])" office:value-type="float" office:value="0" calcext:value-type="float">
            <text:p>.00</text:p>
          </table:table-cell>
          <table:table-cell table:style-name="ce10" table:formula="of:=IF([$tuesday.B28] =&quot;ns day&quot;; [$tuesday.C28];IF([$tuesday.C28] &lt;= 8 + [$reference.C3]; 0; MAX([$tuesday.C28] - 8; 0)))" office:value-type="float" office:value="0" calcext:value-type="float">
            <text:p>.00</text:p>
          </table:table-cell>
          <table:table-cell table:style-name="ce10" table:formula="of:=SUM([$tuesday.F28] - [$tuesday.E28])" office:value-type="float" office:value="0" calcext:value-type="float">
            <text:p>.00</text:p>
          </table:table-cell>
          <table:table-cell table:style-name="ce10" table:formula="of:=IF([$tuesday.B28]=&quot;ns day&quot;;[$tuesday.C28]; IF([$tuesday.C28] &lt;= 8 + [$reference.C4]; 0; MIN(MAX([$tuesday.C28] - 8; 0);IF([$tuesday.J28] &lt;= [$reference.C4];0; [$tuesday.J2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uesday.F29] - [$tuesday.E29])" office:value-type="float" office:value="0" calcext:value-type="float">
            <text:p>.00</text:p>
          </table:table-cell>
          <table:table-cell table:style-name="ce10" table:formula="of:=IF([$tuesday.B29] =&quot;ns day&quot;; [$tuesday.C29];IF([$tuesday.C29] &lt;= 8 + [$reference.C3]; 0; MAX([$tuesday.C29] - 8; 0)))" office:value-type="float" office:value="0" calcext:value-type="float">
            <text:p>.00</text:p>
          </table:table-cell>
          <table:table-cell table:style-name="ce10" table:formula="of:=SUM([$tuesday.F29] - [$tuesday.E29])" office:value-type="float" office:value="0" calcext:value-type="float">
            <text:p>.00</text:p>
          </table:table-cell>
          <table:table-cell table:style-name="ce10" table:formula="of:=IF([$tuesday.B29]=&quot;ns day&quot;;[$tuesday.C29]; IF([$tuesday.C29] &lt;= 8 + [$reference.C4]; 0; MIN(MAX([$tuesday.C29] - 8; 0);IF([$tuesday.J29] &lt;= [$reference.C4];0; [$tuesday.J2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uesday.F30] - [$tuesday.E30])" office:value-type="float" office:value="0" calcext:value-type="float">
            <text:p>.00</text:p>
          </table:table-cell>
          <table:table-cell table:style-name="ce10" table:formula="of:=IF([$tuesday.B30] =&quot;ns day&quot;; [$tuesday.C30];IF([$tuesday.C30] &lt;= 8 + [$reference.C3]; 0; MAX([$tuesday.C30] - 8; 0)))" office:value-type="float" office:value="0" calcext:value-type="float">
            <text:p>.00</text:p>
          </table:table-cell>
          <table:table-cell table:style-name="ce10" table:formula="of:=SUM([$tuesday.F30] - [$tuesday.E30])" office:value-type="float" office:value="0" calcext:value-type="float">
            <text:p>.00</text:p>
          </table:table-cell>
          <table:table-cell table:style-name="ce10" table:formula="of:=IF([$tuesday.B30]=&quot;ns day&quot;;[$tuesday.C30]; IF([$tuesday.C30] &lt;= 8 + [$reference.C4]; 0; MIN(MAX([$tuesday.C30] - 8; 0);IF([$tuesday.J30] &lt;= [$reference.C4];0; [$tuesday.J3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uesday.F31] - [$tuesday.E31])" office:value-type="float" office:value="0" calcext:value-type="float">
            <text:p>.00</text:p>
          </table:table-cell>
          <table:table-cell table:style-name="ce10" table:formula="of:=IF([$tuesday.B31] =&quot;ns day&quot;; [$tuesday.C31];IF([$tuesday.C31] &lt;= 8 + [$reference.C3]; 0; MAX([$tuesday.C31] - 8; 0)))" office:value-type="float" office:value="0" calcext:value-type="float">
            <text:p>.00</text:p>
          </table:table-cell>
          <table:table-cell table:style-name="ce10" table:formula="of:=SUM([$tuesday.F31] - [$tuesday.E31])" office:value-type="float" office:value="0" calcext:value-type="float">
            <text:p>.00</text:p>
          </table:table-cell>
          <table:table-cell table:style-name="ce10" table:formula="of:=IF([$tuesday.B31]=&quot;ns day&quot;;[$tuesday.C31]; IF([$tuesday.C31] &lt;= 8 + [$reference.C4]; 0; MIN(MAX([$tuesday.C31] - 8; 0);IF([$tuesday.J31] &lt;= [$reference.C4];0; [$tuesday.J3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uesday.F32] - [$tuesday.E32])" office:value-type="float" office:value="0" calcext:value-type="float">
            <text:p>.00</text:p>
          </table:table-cell>
          <table:table-cell table:style-name="ce10" table:formula="of:=IF([$tuesday.B32] =&quot;ns day&quot;; [$tuesday.C32];IF([$tuesday.C32] &lt;= 8 + [$reference.C3]; 0; MAX([$tuesday.C32] - 8; 0)))" office:value-type="float" office:value="0" calcext:value-type="float">
            <text:p>.00</text:p>
          </table:table-cell>
          <table:table-cell table:style-name="ce10" table:formula="of:=SUM([$tuesday.F32] - [$tuesday.E32])" office:value-type="float" office:value="0" calcext:value-type="float">
            <text:p>.00</text:p>
          </table:table-cell>
          <table:table-cell table:style-name="ce10" table:formula="of:=IF([$tuesday.B32]=&quot;ns day&quot;;[$tuesday.C32]; IF([$tuesday.C32] &lt;= 8 + [$reference.C4]; 0; MIN(MAX([$tuesday.C32] - 8; 0);IF([$tuesday.J32] &lt;= [$reference.C4];0; [$tuesday.J3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Total NL Overtime</text:p>
          </table:table-cell>
          <table:table-cell table:style-name="ce10" table:formula="of:=SUM([$tuesday.I8:$tuesday.I32])" office:value-type="float" office:value="25.98" calcext:value-type="float">
            <text:p>25.9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NL Mandates</text:p>
          </table:table-cell>
          <table:table-cell table:style-name="ce10" table:formula="of:=SUM([$tuesday.K8:$tuesday.K32])" office:value-type="float" office:value="17.73" calcext:value-type="float">
            <text:p>17.7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ork Assignmen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, j</text:p>
          </table:table-cell>
          <table:table-cell table:style-name="ce7"/>
          <table:table-cell table:style-name="ce8" office:value-type="float" office:value="9.5" calcext:value-type="float">
            <text:p>9.50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office:value-type="float" office:value="8" calcext:value-type="float">
            <text:p>8.00</text:p>
          </table:table-cell>
          <table:table-cell table:style-name="ce8" office:value-type="float" office:value="9.07" calcext:value-type="float">
            <text:p>9.07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tuesday.F40] - [$tuesday.E40])" office:value-type="float" office:value="1.07" calcext:value-type="float">
            <text:p>1.07</text:p>
          </table:table-cell>
          <table:table-cell table:style-name="ce10" table:formula="of:=IF([$tuesday.B40] =&quot;ns day&quot;; [$tuesday.C40]; MAX([$tuesday.C40] - 8; 0))" office:value-type="float" office:value="1.5" calcext:value-type="float">
            <text:p>1.50</text:p>
          </table:table-cell>
          <table:table-cell table:style-name="ce10" table:formula="of:=SUM([$tuesday.F40] - [$tuesday.E40])" office:value-type="float" office:value="1.07" calcext:value-type="float">
            <text:p>1.07</text:p>
          </table:table-cell>
          <table:table-cell table:style-name="ce10" table:formula="of:=IF([$tuesday.B40]=&quot;ns day&quot;;[$tuesday.C40]; IF([$tuesday.C40] &lt;= 8 + [$reference.C4]; 0; MIN(MAX([$tuesday.C40] - 8; 0);IF([$tuesday.J40] &lt;= [$reference.C4];0; [$tuesday.J40]))))" office:value-type="float" office:value="1.07" calcext:value-type="float">
            <text:p>1.0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quino, s</text:p>
          </table:table-cell>
          <table:table-cell table:style-name="ce7"/>
          <table:table-cell table:style-name="ce8" office:value-type="float" office:value="9.99" calcext:value-type="float">
            <text:p>9.99</text:p>
          </table:table-cell>
          <table:table-cell table:style-name="ce8" office:value-type="float" office:value="18.93" calcext:value-type="float">
            <text:p>18.93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office:value-type="float" office:value="18.93" calcext:value-type="float">
            <text:p>18.93</text:p>
          </table:table-cell>
          <table:table-cell table:style-name="ce11" office:value-type="float" office:value="1059" calcext:value-type="float">
            <text:p>1059</text:p>
          </table:table-cell>
          <table:table-cell table:style-name="ce8" table:formula="of:=SUM([$tuesday.F41] - [$tuesday.E41])" office:value-type="float" office:value="2.43" calcext:value-type="float">
            <text:p>2.43</text:p>
          </table:table-cell>
          <table:table-cell table:style-name="ce10" table:formula="of:=IF([$tuesday.B41] =&quot;ns day&quot;; [$tuesday.C41]; MAX([$tuesday.C41] - 8; 0))" office:value-type="float" office:value="1.99" calcext:value-type="float">
            <text:p>1.99</text:p>
          </table:table-cell>
          <table:table-cell table:style-name="ce10" table:formula="of:=SUM([$tuesday.F41] - [$tuesday.E41])" office:value-type="float" office:value="2.43" calcext:value-type="float">
            <text:p>2.43</text:p>
          </table:table-cell>
          <table:table-cell table:style-name="ce10" table:formula="of:=IF([$tuesday.B41]=&quot;ns day&quot;;[$tuesday.C41]; IF([$tuesday.C41] &lt;= 8 + [$reference.C4]; 0; MIN(MAX([$tuesday.C41] - 8; 0);IF([$tuesday.J41] &lt;= [$reference.C4];0; [$tuesday.J41]))))" office:value-type="float" office:value="1.99" calcext:value-type="float">
            <text:p>1.9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binskiy, m</text:p>
          </table:table-cell>
          <table:table-cell table:style-name="ce8" table:number-columns-repeated="5"/>
          <table:table-cell table:style-name="ce11"/>
          <table:table-cell table:style-name="ce8" table:formula="of:=SUM([$tuesday.F42] - [$tuesday.E42])" office:value-type="float" office:value="0" calcext:value-type="float">
            <text:p>.00</text:p>
          </table:table-cell>
          <table:table-cell table:style-name="ce10" table:formula="of:=IF([$tuesday.B42] =&quot;ns day&quot;; [$tuesday.C42]; MAX([$tuesday.C42] - 8; 0))" office:value-type="float" office:value="0" calcext:value-type="float">
            <text:p>.00</text:p>
          </table:table-cell>
          <table:table-cell table:style-name="ce10" table:formula="of:=SUM([$tuesday.F42] - [$tuesday.E42])" office:value-type="float" office:value="0" calcext:value-type="float">
            <text:p>.00</text:p>
          </table:table-cell>
          <table:table-cell table:style-name="ce10" table:formula="of:=IF([$tuesday.B42]=&quot;ns day&quot;;[$tuesday.C42]; IF([$tuesday.C42] &lt;= 8 + [$reference.C4]; 0; MIN(MAX([$tuesday.C42] - 8; 0);IF([$tuesday.J42] &lt;= [$reference.C4];0; [$tuesday.J4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ssa, e</text:p>
          </table:table-cell>
          <table:table-cell table:style-name="ce7"/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9.51" calcext:value-type="float">
            <text:p>19.51</text:p>
          </table:table-cell>
          <table:table-cell table:style-name="ce8" office:value-type="float" office:value="17.35" calcext:value-type="float">
            <text:p>17.35</text:p>
          </table:table-cell>
          <table:table-cell table:style-name="ce8" office:value-type="float" office:value="19.51" calcext:value-type="float">
            <text:p>19.51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tuesday.F43] - [$tuesday.E43])" office:value-type="float" office:value="2.16" calcext:value-type="float">
            <text:p>2.16</text:p>
          </table:table-cell>
          <table:table-cell table:style-name="ce10" table:formula="of:=IF([$tuesday.B43] =&quot;ns day&quot;; [$tuesday.C43]; MAX([$tuesday.C43] - 8; 0))" office:value-type="float" office:value="3" calcext:value-type="float">
            <text:p>3.00</text:p>
          </table:table-cell>
          <table:table-cell table:style-name="ce10" table:formula="of:=SUM([$tuesday.F43] - [$tuesday.E43])" office:value-type="float" office:value="2.16" calcext:value-type="float">
            <text:p>2.16</text:p>
          </table:table-cell>
          <table:table-cell table:style-name="ce10" table:formula="of:=IF([$tuesday.B43]=&quot;ns day&quot;;[$tuesday.C43]; IF([$tuesday.C43] &lt;= 8 + [$reference.C4]; 0; MIN(MAX([$tuesday.C43] - 8; 0);IF([$tuesday.J43] &lt;= [$reference.C4];0; [$tuesday.J43]))))" office:value-type="float" office:value="2.16" calcext:value-type="float">
            <text:p>2.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onilla, g</text:p>
          </table:table-cell>
          <table:table-cell table:style-name="ce8" table:number-columns-repeated="5"/>
          <table:table-cell table:style-name="ce11"/>
          <table:table-cell table:style-name="ce8" table:formula="of:=SUM([$tuesday.F44] - [$tuesday.E44])" office:value-type="float" office:value="0" calcext:value-type="float">
            <text:p>.00</text:p>
          </table:table-cell>
          <table:table-cell table:style-name="ce10" table:formula="of:=IF([$tuesday.B44] =&quot;ns day&quot;; [$tuesday.C44]; MAX([$tuesday.C44] - 8; 0))" office:value-type="float" office:value="0" calcext:value-type="float">
            <text:p>.00</text:p>
          </table:table-cell>
          <table:table-cell table:style-name="ce10" table:formula="of:=SUM([$tuesday.F44] - [$tuesday.E44])" office:value-type="float" office:value="0" calcext:value-type="float">
            <text:p>.00</text:p>
          </table:table-cell>
          <table:table-cell table:style-name="ce10" table:formula="of:=IF([$tuesday.B44]=&quot;ns day&quot;;[$tuesday.C44]; IF([$tuesday.C44] &lt;= 8 + [$reference.C4]; 0; MIN(MAX([$tuesday.C44] - 8; 0);IF([$tuesday.J44] &lt;= [$reference.C4];0; [$tuesday.J4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own, a</text:p>
          </table:table-cell>
          <table:table-cell table:style-name="ce8" table:number-columns-repeated="5"/>
          <table:table-cell table:style-name="ce11"/>
          <table:table-cell table:style-name="ce8" table:formula="of:=SUM([$tuesday.F45] - [$tuesday.E45])" office:value-type="float" office:value="0" calcext:value-type="float">
            <text:p>.00</text:p>
          </table:table-cell>
          <table:table-cell table:style-name="ce10" table:formula="of:=IF([$tuesday.B45] =&quot;ns day&quot;; [$tuesday.C45]; MAX([$tuesday.C45] - 8; 0))" office:value-type="float" office:value="0" calcext:value-type="float">
            <text:p>.00</text:p>
          </table:table-cell>
          <table:table-cell table:style-name="ce10" table:formula="of:=SUM([$tuesday.F45] - [$tuesday.E45])" office:value-type="float" office:value="0" calcext:value-type="float">
            <text:p>.00</text:p>
          </table:table-cell>
          <table:table-cell table:style-name="ce10" table:formula="of:=IF([$tuesday.B45]=&quot;ns day&quot;;[$tuesday.C45]; IF([$tuesday.C45] &lt;= 8 + [$reference.C4]; 0; MIN(MAX([$tuesday.C45] - 8; 0);IF([$tuesday.J45] &lt;= [$reference.C4];0; [$tuesday.J4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ustos, h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86" calcext:value-type="float">
            <text:p>18.86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86" calcext:value-type="float">
            <text:p>18.86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tuesday.F46] - [$tuesday.E46])" office:value-type="float" office:value="1.86" calcext:value-type="float">
            <text:p>1.86</text:p>
          </table:table-cell>
          <table:table-cell table:style-name="ce10" table:formula="of:=IF([$tuesday.B46] =&quot;ns day&quot;; [$tuesday.C46]; MAX([$tuesday.C46] - 8; 0))" office:value-type="float" office:value="2" calcext:value-type="float">
            <text:p>2.00</text:p>
          </table:table-cell>
          <table:table-cell table:style-name="ce10" table:formula="of:=SUM([$tuesday.F46] - [$tuesday.E46])" office:value-type="float" office:value="1.86" calcext:value-type="float">
            <text:p>1.86</text:p>
          </table:table-cell>
          <table:table-cell table:style-name="ce10" table:formula="of:=IF([$tuesday.B46]=&quot;ns day&quot;;[$tuesday.C46]; IF([$tuesday.C46] &lt;= 8 + [$reference.C4]; 0; MIN(MAX([$tuesday.C46] - 8; 0);IF([$tuesday.J46] &lt;= [$reference.C4];0; [$tuesday.J46]))))" office:value-type="float" office:value="1.86" calcext:value-type="float">
            <text:p>1.8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hung, b</text:p>
          </table:table-cell>
          <table:table-cell table:style-name="ce8" table:number-columns-repeated="5"/>
          <table:table-cell table:style-name="ce11"/>
          <table:table-cell table:style-name="ce8" table:formula="of:=SUM([$tuesday.F47] - [$tuesday.E47])" office:value-type="float" office:value="0" calcext:value-type="float">
            <text:p>.00</text:p>
          </table:table-cell>
          <table:table-cell table:style-name="ce10" table:formula="of:=IF([$tuesday.B47] =&quot;ns day&quot;; [$tuesday.C47]; MAX([$tuesday.C47] - 8; 0))" office:value-type="float" office:value="0" calcext:value-type="float">
            <text:p>.00</text:p>
          </table:table-cell>
          <table:table-cell table:style-name="ce10" table:formula="of:=SUM([$tuesday.F47] - [$tuesday.E47])" office:value-type="float" office:value="0" calcext:value-type="float">
            <text:p>.00</text:p>
          </table:table-cell>
          <table:table-cell table:style-name="ce10" table:formula="of:=IF([$tuesday.B47]=&quot;ns day&quot;;[$tuesday.C47]; IF([$tuesday.C47] &lt;= 8 + [$reference.C4]; 0; MIN(MAX([$tuesday.C47] - 8; 0);IF([$tuesday.J47] &lt;= [$reference.C4];0; [$tuesday.J4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stodio, t</text:p>
          </table:table-cell>
          <table:table-cell table:style-name="ce7"/>
          <table:table-cell table:style-name="ce8" office:value-type="float" office:value="12.34" calcext:value-type="float">
            <text:p>12.34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office:value-type="float" office:value="19" calcext:value-type="float">
            <text:p>19.00</text:p>
          </table:table-cell>
          <table:table-cell table:style-name="ce8" office:value-type="float" office:value="21.11" calcext:value-type="float">
            <text:p>21.11</text:p>
          </table:table-cell>
          <table:table-cell table:style-name="ce11" office:value-type="float" office:value="911" calcext:value-type="float">
            <text:p>911</text:p>
          </table:table-cell>
          <table:table-cell table:style-name="ce8" table:formula="of:=SUM([$tuesday.F48] - [$tuesday.E48])" office:value-type="float" office:value="2.11" calcext:value-type="float">
            <text:p>2.11</text:p>
          </table:table-cell>
          <table:table-cell table:style-name="ce10" table:formula="of:=IF([$tuesday.B48] =&quot;ns day&quot;; [$tuesday.C48]; MAX([$tuesday.C48] - 8; 0))" office:value-type="float" office:value="4.34" calcext:value-type="float">
            <text:p>4.34</text:p>
          </table:table-cell>
          <table:table-cell table:style-name="ce10" table:formula="of:=SUM([$tuesday.F48] - [$tuesday.E48])" office:value-type="float" office:value="2.11" calcext:value-type="float">
            <text:p>2.11</text:p>
          </table:table-cell>
          <table:table-cell table:style-name="ce10" table:formula="of:=IF([$tuesday.B48]=&quot;ns day&quot;;[$tuesday.C48]; IF([$tuesday.C48] &lt;= 8 + [$reference.C4]; 0; MIN(MAX([$tuesday.C48] - 8; 0);IF([$tuesday.J48] &lt;= [$reference.C4];0; [$tuesday.J48]))))" office:value-type="float" office:value="2.11" calcext:value-type="float">
            <text:p>2.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aylie, j</text:p>
          </table:table-cell>
          <table:table-cell table:style-name="ce8" table:number-columns-repeated="5"/>
          <table:table-cell table:style-name="ce11"/>
          <table:table-cell table:style-name="ce8" table:formula="of:=SUM([$tuesday.F49] - [$tuesday.E49])" office:value-type="float" office:value="0" calcext:value-type="float">
            <text:p>.00</text:p>
          </table:table-cell>
          <table:table-cell table:style-name="ce10" table:formula="of:=IF([$tuesday.B49] =&quot;ns day&quot;; [$tuesday.C49]; MAX([$tuesday.C49] - 8; 0))" office:value-type="float" office:value="0" calcext:value-type="float">
            <text:p>.00</text:p>
          </table:table-cell>
          <table:table-cell table:style-name="ce10" table:formula="of:=SUM([$tuesday.F49] - [$tuesday.E49])" office:value-type="float" office:value="0" calcext:value-type="float">
            <text:p>.00</text:p>
          </table:table-cell>
          <table:table-cell table:style-name="ce10" table:formula="of:=IF([$tuesday.B49]=&quot;ns day&quot;;[$tuesday.C49]; IF([$tuesday.C49] &lt;= 8 + [$reference.C4]; 0; MIN(MAX([$tuesday.C49] - 8; 0);IF([$tuesday.J49] &lt;= [$reference.C4];0; [$tuesday.J4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riste, m</text:p>
          </table:table-cell>
          <table:table-cell table:style-name="ce8" table:number-columns-repeated="5"/>
          <table:table-cell table:style-name="ce11"/>
          <table:table-cell table:style-name="ce8" table:formula="of:=SUM([$tuesday.F50] - [$tuesday.E50])" office:value-type="float" office:value="0" calcext:value-type="float">
            <text:p>.00</text:p>
          </table:table-cell>
          <table:table-cell table:style-name="ce10" table:formula="of:=IF([$tuesday.B50] =&quot;ns day&quot;; [$tuesday.C50]; MAX([$tuesday.C50] - 8; 0))" office:value-type="float" office:value="0" calcext:value-type="float">
            <text:p>.00</text:p>
          </table:table-cell>
          <table:table-cell table:style-name="ce10" table:formula="of:=SUM([$tuesday.F50] - [$tuesday.E50])" office:value-type="float" office:value="0" calcext:value-type="float">
            <text:p>.00</text:p>
          </table:table-cell>
          <table:table-cell table:style-name="ce10" table:formula="of:=IF([$tuesday.B50]=&quot;ns day&quot;;[$tuesday.C50]; IF([$tuesday.C50] &lt;= 8 + [$reference.C4]; 0; MIN(MAX([$tuesday.C50] - 8; 0);IF([$tuesday.J50] &lt;= [$reference.C4];0; [$tuesday.J5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delman, c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9.84" calcext:value-type="float">
            <text:p>9.84</text:p>
          </table:table-cell>
          <table:table-cell table:style-name="ce8" office:value-type="float" office:value="18.76" calcext:value-type="float">
            <text:p>18.76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office:value-type="float" office:value="18.76" calcext:value-type="float">
            <text:p>18.76</text:p>
          </table:table-cell>
          <table:table-cell table:style-name="ce11" office:value-type="float" office:value="1025" calcext:value-type="float">
            <text:p>1025</text:p>
          </table:table-cell>
          <table:table-cell table:style-name="ce8" table:formula="of:=SUM([$tuesday.F51] - [$tuesday.E51])" office:value-type="float" office:value="2.26" calcext:value-type="float">
            <text:p>2.26</text:p>
          </table:table-cell>
          <table:table-cell table:style-name="ce10" table:formula="of:=IF([$tuesday.B51] =&quot;ns day&quot;; [$tuesday.C51]; MAX([$tuesday.C51] - 8; 0))" office:value-type="float" office:value="9.84" calcext:value-type="float">
            <text:p>9.84</text:p>
          </table:table-cell>
          <table:table-cell table:style-name="ce10" table:formula="of:=SUM([$tuesday.F51] - [$tuesday.E51])" office:value-type="float" office:value="2.26" calcext:value-type="float">
            <text:p>2.26</text:p>
          </table:table-cell>
          <table:table-cell table:style-name="ce10" table:formula="of:=IF([$tuesday.B51]=&quot;ns day&quot;;[$tuesday.C51]; IF([$tuesday.C51] &lt;= 8 + [$reference.C4]; 0; MIN(MAX([$tuesday.C51] - 8; 0);IF([$tuesday.J51] &lt;= [$reference.C4];0; [$tuesday.J51]))))" office:value-type="float" office:value="9.84" calcext:value-type="float">
            <text:p>9.8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ffrso, t</text:p>
          </table:table-cell>
          <table:table-cell table:style-name="ce8" table:number-columns-repeated="5"/>
          <table:table-cell table:style-name="ce11"/>
          <table:table-cell table:style-name="ce8" table:formula="of:=SUM([$tuesday.F52] - [$tuesday.E52])" office:value-type="float" office:value="0" calcext:value-type="float">
            <text:p>.00</text:p>
          </table:table-cell>
          <table:table-cell table:style-name="ce10" table:formula="of:=IF([$tuesday.B52] =&quot;ns day&quot;; [$tuesday.C52]; MAX([$tuesday.C52] - 8; 0))" office:value-type="float" office:value="0" calcext:value-type="float">
            <text:p>.00</text:p>
          </table:table-cell>
          <table:table-cell table:style-name="ce10" table:formula="of:=SUM([$tuesday.F52] - [$tuesday.E52])" office:value-type="float" office:value="0" calcext:value-type="float">
            <text:p>.00</text:p>
          </table:table-cell>
          <table:table-cell table:style-name="ce10" table:formula="of:=IF([$tuesday.B52]=&quot;ns day&quot;;[$tuesday.C52]; IF([$tuesday.C52] &lt;= 8 + [$reference.C4]; 0; MIN(MAX([$tuesday.C52] - 8; 0);IF([$tuesday.J52] &lt;= [$reference.C4];0; [$tuesday.J5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lmbold, a</text:p>
          </table:table-cell>
          <table:table-cell table:style-name="ce7"/>
          <table:table-cell table:style-name="ce8" office:value-type="float" office:value="9.43" calcext:value-type="float">
            <text:p>9.43</text:p>
          </table:table-cell>
          <table:table-cell table:style-name="ce8" office:value-type="float" office:value="17.92" calcext:value-type="float">
            <text:p>17.92</text:p>
          </table:table-cell>
          <table:table-cell table:style-name="ce8" office:value-type="float" office:value="16.2" calcext:value-type="float">
            <text:p>16.20</text:p>
          </table:table-cell>
          <table:table-cell table:style-name="ce8" office:value-type="float" office:value="17.92" calcext:value-type="float">
            <text:p>17.92</text:p>
          </table:table-cell>
          <table:table-cell table:style-name="ce11" office:value-type="float" office:value="1025" calcext:value-type="float">
            <text:p>1025</text:p>
          </table:table-cell>
          <table:table-cell table:style-name="ce8" table:formula="of:=SUM([$tuesday.F53] - [$tuesday.E53])" office:value-type="float" office:value="1.72" calcext:value-type="float">
            <text:p>1.72</text:p>
          </table:table-cell>
          <table:table-cell table:style-name="ce10" table:formula="of:=IF([$tuesday.B53] =&quot;ns day&quot;; [$tuesday.C53]; MAX([$tuesday.C53] - 8; 0))" office:value-type="float" office:value="1.43" calcext:value-type="float">
            <text:p>1.43</text:p>
          </table:table-cell>
          <table:table-cell table:style-name="ce10" table:formula="of:=SUM([$tuesday.F53] - [$tuesday.E53])" office:value-type="float" office:value="1.72" calcext:value-type="float">
            <text:p>1.72</text:p>
          </table:table-cell>
          <table:table-cell table:style-name="ce10" table:formula="of:=IF([$tuesday.B53]=&quot;ns day&quot;;[$tuesday.C53]; IF([$tuesday.C53] &lt;= 8 + [$reference.C4]; 0; MIN(MAX([$tuesday.C53] - 8; 0);IF([$tuesday.J53] &lt;= [$reference.C4];0; [$tuesday.J53]))))" office:value-type="float" office:value="1.43" calcext:value-type="float">
            <text:p>1.4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nderson, j</text:p>
          </table:table-cell>
          <table:table-cell table:style-name="ce7"/>
          <table:table-cell table:style-name="ce8" office:value-type="float" office:value="9.69" calcext:value-type="float">
            <text:p>9.69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19" calcext:value-type="float">
            <text:p>18.19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tuesday.F54] - [$tuesday.E54])" office:value-type="float" office:value="1.19" calcext:value-type="float">
            <text:p>1.19</text:p>
          </table:table-cell>
          <table:table-cell table:style-name="ce10" table:formula="of:=IF([$tuesday.B54] =&quot;ns day&quot;; [$tuesday.C54]; MAX([$tuesday.C54] - 8; 0))" office:value-type="float" office:value="1.69" calcext:value-type="float">
            <text:p>1.69</text:p>
          </table:table-cell>
          <table:table-cell table:style-name="ce10" table:formula="of:=SUM([$tuesday.F54] - [$tuesday.E54])" office:value-type="float" office:value="1.19" calcext:value-type="float">
            <text:p>1.19</text:p>
          </table:table-cell>
          <table:table-cell table:style-name="ce10" table:formula="of:=IF([$tuesday.B54]=&quot;ns day&quot;;[$tuesday.C54]; IF([$tuesday.C54] &lt;= 8 + [$reference.C4]; 0; MIN(MAX([$tuesday.C54] - 8; 0);IF([$tuesday.J54] &lt;= [$reference.C4];0; [$tuesday.J54]))))" office:value-type="float" office:value="1.19" calcext:value-type="float">
            <text:p>1.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 huillier jr, w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49" calcext:value-type="float">
            <text:p>16.49</text:p>
          </table:table-cell>
          <table:table-cell table:style-name="ce8" table:number-columns-repeated="2"/>
          <table:table-cell table:style-name="ce11"/>
          <table:table-cell table:style-name="ce8" table:formula="of:=SUM([$tuesday.F55] - [$tuesday.E55])" office:value-type="float" office:value="0" calcext:value-type="float">
            <text:p>.00</text:p>
          </table:table-cell>
          <table:table-cell table:style-name="ce10" table:formula="of:=IF([$tuesday.B55] =&quot;ns day&quot;; [$tuesday.C55]; MAX([$tuesday.C55] - 8; 0))" office:value-type="float" office:value="0" calcext:value-type="float">
            <text:p>.00</text:p>
          </table:table-cell>
          <table:table-cell table:style-name="ce10" table:formula="of:=SUM([$tuesday.F55] - [$tuesday.E55])" office:value-type="float" office:value="0" calcext:value-type="float">
            <text:p>.00</text:p>
          </table:table-cell>
          <table:table-cell table:style-name="ce10" table:formula="of:=IF([$tuesday.B55]=&quot;ns day&quot;;[$tuesday.C55]; IF([$tuesday.C55] &lt;= 8 + [$reference.C4]; 0; MIN(MAX([$tuesday.C55] - 8; 0);IF([$tuesday.J55] &lt;= [$reference.C4];0; [$tuesday.J5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pez, d</text:p>
          </table:table-cell>
          <table:table-cell table:style-name="ce7"/>
          <table:table-cell table:style-name="ce8" office:value-type="float" office:value="10.85" calcext:value-type="float">
            <text:p>10.85</text:p>
          </table:table-cell>
          <table:table-cell table:style-name="ce8" office:value-type="float" office:value="19.86" calcext:value-type="float">
            <text:p>19.86</text:p>
          </table:table-cell>
          <table:table-cell table:style-name="ce8" office:value-type="float" office:value="17.42" calcext:value-type="float">
            <text:p>17.42</text:p>
          </table:table-cell>
          <table:table-cell table:style-name="ce8" office:value-type="float" office:value="19.86" calcext:value-type="float">
            <text:p>19.86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tuesday.F56] - [$tuesday.E56])" office:value-type="float" office:value="2.44" calcext:value-type="float">
            <text:p>2.44</text:p>
          </table:table-cell>
          <table:table-cell table:style-name="ce10" table:formula="of:=IF([$tuesday.B56] =&quot;ns day&quot;; [$tuesday.C56]; MAX([$tuesday.C56] - 8; 0))" office:value-type="float" office:value="2.85" calcext:value-type="float">
            <text:p>2.85</text:p>
          </table:table-cell>
          <table:table-cell table:style-name="ce10" table:formula="of:=SUM([$tuesday.F56] - [$tuesday.E56])" office:value-type="float" office:value="2.44" calcext:value-type="float">
            <text:p>2.44</text:p>
          </table:table-cell>
          <table:table-cell table:style-name="ce10" table:formula="of:=IF([$tuesday.B56]=&quot;ns day&quot;;[$tuesday.C56]; IF([$tuesday.C56] &lt;= 8 + [$reference.C4]; 0; MIN(MAX([$tuesday.C56] - 8; 0);IF([$tuesday.J56] &lt;= [$reference.C4];0; [$tuesday.J56]))))" office:value-type="float" office:value="2.44" calcext:value-type="float">
            <text:p>2.4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donald, n</text:p>
          </table:table-cell>
          <table:table-cell table:style-name="ce7"/>
          <table:table-cell table:style-name="ce8" office:value-type="float" office:value="10.87" calcext:value-type="float">
            <text:p>10.87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office:value-type="float" office:value="17.13" calcext:value-type="float">
            <text:p>17.13</text:p>
          </table:table-cell>
          <table:table-cell table:style-name="ce8" office:value-type="float" office:value="19.71" calcext:value-type="float">
            <text:p>19.71</text:p>
          </table:table-cell>
          <table:table-cell table:style-name="ce11" office:value-type="float" office:value="1059" calcext:value-type="float">
            <text:p>1059</text:p>
          </table:table-cell>
          <table:table-cell table:style-name="ce8" table:formula="of:=SUM([$tuesday.F57] - [$tuesday.E57])" office:value-type="float" office:value="2.58" calcext:value-type="float">
            <text:p>2.58</text:p>
          </table:table-cell>
          <table:table-cell table:style-name="ce10" table:formula="of:=IF([$tuesday.B57] =&quot;ns day&quot;; [$tuesday.C57]; MAX([$tuesday.C57] - 8; 0))" office:value-type="float" office:value="2.87" calcext:value-type="float">
            <text:p>2.87</text:p>
          </table:table-cell>
          <table:table-cell table:style-name="ce10" table:formula="of:=SUM([$tuesday.F57] - [$tuesday.E57])" office:value-type="float" office:value="2.58" calcext:value-type="float">
            <text:p>2.58</text:p>
          </table:table-cell>
          <table:table-cell table:style-name="ce10" table:formula="of:=IF([$tuesday.B57]=&quot;ns day&quot;;[$tuesday.C57]; IF([$tuesday.C57] &lt;= 8 + [$reference.C4]; 0; MIN(MAX([$tuesday.C57] - 8; 0);IF([$tuesday.J57] &lt;= [$reference.C4];0; [$tuesday.J57]))))" office:value-type="float" office:value="2.58" calcext:value-type="float">
            <text:p>2.5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mains, t</text:p>
          </table:table-cell>
          <table:table-cell table:style-name="ce7"/>
          <table:table-cell table:style-name="ce8" office:value-type="float" office:value="10.18" calcext:value-type="float">
            <text:p>10.18</text:p>
          </table:table-cell>
          <table:table-cell table:style-name="ce8" office:value-type="float" office:value="19.03" calcext:value-type="float">
            <text:p>19.03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office:value-type="float" office:value="10.34" calcext:value-type="float">
            <text:p>10.34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tuesday.F58] - [$tuesday.E58])" office:value-type="float" office:value="1.66" calcext:value-type="float">
            <text:p>1.66</text:p>
          </table:table-cell>
          <table:table-cell table:style-name="ce10" table:formula="of:=IF([$tuesday.B58] =&quot;ns day&quot;; [$tuesday.C58]; MAX([$tuesday.C58] - 8; 0))" office:value-type="float" office:value="2.18" calcext:value-type="float">
            <text:p>2.18</text:p>
          </table:table-cell>
          <table:table-cell table:style-name="ce10" table:formula="of:=SUM([$tuesday.F58] - [$tuesday.E58])" office:value-type="float" office:value="1.66" calcext:value-type="float">
            <text:p>1.66</text:p>
          </table:table-cell>
          <table:table-cell table:style-name="ce10" table:formula="of:=IF([$tuesday.B58]=&quot;ns day&quot;;[$tuesday.C58]; IF([$tuesday.C58] &lt;= 8 + [$reference.C4]; 0; MIN(MAX([$tuesday.C58] - 8; 0);IF([$tuesday.J58] &lt;= [$reference.C4];0; [$tuesday.J58]))))" office:value-type="float" office:value="1.66" calcext:value-type="float">
            <text:p>1.6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ller, b</text:p>
          </table:table-cell>
          <table:table-cell table:style-name="ce7"/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office:value-type="float" office:value="18.83" calcext:value-type="float">
            <text:p>18.83</text:p>
          </table:table-cell>
          <table:table-cell table:style-name="ce8" office:value-type="float" office:value="19.92" calcext:value-type="float">
            <text:p>19.92</text:p>
          </table:table-cell>
          <table:table-cell table:style-name="ce11" office:value-type="float" office:value="933" calcext:value-type="float">
            <text:p>933</text:p>
          </table:table-cell>
          <table:table-cell table:style-name="ce8" table:formula="of:=SUM([$tuesday.F59] - [$tuesday.E59])" office:value-type="float" office:value="1.09" calcext:value-type="float">
            <text:p>1.09</text:p>
          </table:table-cell>
          <table:table-cell table:style-name="ce10" table:formula="of:=IF([$tuesday.B59] =&quot;ns day&quot;; [$tuesday.C59]; MAX([$tuesday.C59] - 8; 0))" office:value-type="float" office:value="3" calcext:value-type="float">
            <text:p>3.00</text:p>
          </table:table-cell>
          <table:table-cell table:style-name="ce10" table:formula="of:=SUM([$tuesday.F59] - [$tuesday.E59])" office:value-type="float" office:value="1.09" calcext:value-type="float">
            <text:p>1.09</text:p>
          </table:table-cell>
          <table:table-cell table:style-name="ce10" table:formula="of:=IF([$tuesday.B59]=&quot;ns day&quot;;[$tuesday.C59]; IF([$tuesday.C59] &lt;= 8 + [$reference.C4]; 0; MIN(MAX([$tuesday.C59] - 8; 0);IF([$tuesday.J59] &lt;= [$reference.C4];0; [$tuesday.J59]))))" office:value-type="float" office:value="1.09" calcext:value-type="float">
            <text:p>1.0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oody, k</text:p>
          </table:table-cell>
          <table:table-cell table:style-name="ce7"/>
          <table:table-cell table:style-name="ce8" office:value-type="float" office:value="3.92" calcext:value-type="float">
            <text:p>3.92</text:p>
          </table:table-cell>
          <table:table-cell table:style-name="ce8" office:value-type="float" office:value="12.42" calcext:value-type="float">
            <text:p>12.42</text:p>
          </table:table-cell>
          <table:table-cell table:style-name="ce8" table:number-columns-repeated="2"/>
          <table:table-cell table:style-name="ce11"/>
          <table:table-cell table:style-name="ce8" table:formula="of:=SUM([$tuesday.F60] - [$tuesday.E60])" office:value-type="float" office:value="0" calcext:value-type="float">
            <text:p>.00</text:p>
          </table:table-cell>
          <table:table-cell table:style-name="ce10" table:formula="of:=IF([$tuesday.B60] =&quot;ns day&quot;; [$tuesday.C60]; MAX([$tuesday.C60] - 8; 0))" office:value-type="float" office:value="0" calcext:value-type="float">
            <text:p>.00</text:p>
          </table:table-cell>
          <table:table-cell table:style-name="ce10" table:formula="of:=SUM([$tuesday.F60] - [$tuesday.E60])" office:value-type="float" office:value="0" calcext:value-type="float">
            <text:p>.00</text:p>
          </table:table-cell>
          <table:table-cell table:style-name="ce10" table:formula="of:=IF([$tuesday.B60]=&quot;ns day&quot;;[$tuesday.C60]; IF([$tuesday.C60] &lt;= 8 + [$reference.C4]; 0; MIN(MAX([$tuesday.C60] - 8; 0);IF([$tuesday.J60] &lt;= [$reference.C4];0; [$tuesday.J6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guyen, d</text:p>
          </table:table-cell>
          <table:table-cell table:style-name="ce7"/>
          <table:table-cell table:style-name="ce8" office:value-type="float" office:value="10.25" calcext:value-type="float">
            <text:p>10.25</text:p>
          </table:table-cell>
          <table:table-cell table:style-name="ce8" office:value-type="float" office:value="19.21" calcext:value-type="float">
            <text:p>19.21</text:p>
          </table:table-cell>
          <table:table-cell table:style-name="ce8" office:value-type="float" office:value="10.5" calcext:value-type="float">
            <text:p>10.50</text:p>
          </table:table-cell>
          <table:table-cell table:style-name="ce8" office:value-type="float" office:value="12.75" calcext:value-type="float">
            <text:p>12.75</text:p>
          </table:table-cell>
          <table:table-cell table:style-name="ce11" office:value-type="float" office:value="1059" calcext:value-type="float">
            <text:p>1059</text:p>
          </table:table-cell>
          <table:table-cell table:style-name="ce8" table:formula="of:=SUM([$tuesday.F61] - [$tuesday.E61])" office:value-type="float" office:value="2.25" calcext:value-type="float">
            <text:p>2.25</text:p>
          </table:table-cell>
          <table:table-cell table:style-name="ce10" table:formula="of:=IF([$tuesday.B61] =&quot;ns day&quot;; [$tuesday.C61]; MAX([$tuesday.C61] - 8; 0))" office:value-type="float" office:value="2.25" calcext:value-type="float">
            <text:p>2.25</text:p>
          </table:table-cell>
          <table:table-cell table:style-name="ce10" table:formula="of:=SUM([$tuesday.F61] - [$tuesday.E61])" office:value-type="float" office:value="2.25" calcext:value-type="float">
            <text:p>2.25</text:p>
          </table:table-cell>
          <table:table-cell table:style-name="ce10" table:formula="of:=IF([$tuesday.B61]=&quot;ns day&quot;;[$tuesday.C61]; IF([$tuesday.C61] &lt;= 8 + [$reference.C4]; 0; MIN(MAX([$tuesday.C61] - 8; 0);IF([$tuesday.J61] &lt;= [$reference.C4];0; [$tuesday.J61]))))" office:value-type="float" office:value="2.25" calcext:value-type="float">
            <text:p>2.2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driquez, j</text:p>
          </table:table-cell>
          <table:table-cell table:style-name="ce7"/>
          <table:table-cell table:style-name="ce8" office:value-type="float" office:value="9.35" calcext:value-type="float">
            <text:p>9.35</text:p>
          </table:table-cell>
          <table:table-cell table:style-name="ce8" office:value-type="float" office:value="17.51" calcext:value-type="float">
            <text:p>17.51</text:p>
          </table:table-cell>
          <table:table-cell table:style-name="ce8" table:number-columns-repeated="2"/>
          <table:table-cell table:style-name="ce11"/>
          <table:table-cell table:style-name="ce8" table:formula="of:=SUM([$tuesday.F62] - [$tuesday.E62])" office:value-type="float" office:value="0" calcext:value-type="float">
            <text:p>.00</text:p>
          </table:table-cell>
          <table:table-cell table:style-name="ce10" table:formula="of:=IF([$tuesday.B62] =&quot;ns day&quot;; [$tuesday.C62]; MAX([$tuesday.C62] - 8; 0))" office:value-type="float" office:value="1.35" calcext:value-type="float">
            <text:p>1.35</text:p>
          </table:table-cell>
          <table:table-cell table:style-name="ce10" table:formula="of:=SUM([$tuesday.F62] - [$tuesday.E62])" office:value-type="float" office:value="0" calcext:value-type="float">
            <text:p>.00</text:p>
          </table:table-cell>
          <table:table-cell table:style-name="ce10" table:formula="of:=IF([$tuesday.B62]=&quot;ns day&quot;;[$tuesday.C62]; IF([$tuesday.C62] &lt;= 8 + [$reference.C4]; 0; MIN(MAX([$tuesday.C62] - 8; 0);IF([$tuesday.J62] &lt;= [$reference.C4];0; [$tuesday.J6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se jr, a</text:p>
          </table:table-cell>
          <table:table-cell table:style-name="ce8" table:number-columns-repeated="5"/>
          <table:table-cell table:style-name="ce11"/>
          <table:table-cell table:style-name="ce8" table:formula="of:=SUM([$tuesday.F63] - [$tuesday.E63])" office:value-type="float" office:value="0" calcext:value-type="float">
            <text:p>.00</text:p>
          </table:table-cell>
          <table:table-cell table:style-name="ce10" table:formula="of:=IF([$tuesday.B63] =&quot;ns day&quot;; [$tuesday.C63]; MAX([$tuesday.C63] - 8; 0))" office:value-type="float" office:value="0" calcext:value-type="float">
            <text:p>.00</text:p>
          </table:table-cell>
          <table:table-cell table:style-name="ce10" table:formula="of:=SUM([$tuesday.F63] - [$tuesday.E63])" office:value-type="float" office:value="0" calcext:value-type="float">
            <text:p>.00</text:p>
          </table:table-cell>
          <table:table-cell table:style-name="ce10" table:formula="of:=IF([$tuesday.B63]=&quot;ns day&quot;;[$tuesday.C63]; IF([$tuesday.C63] &lt;= 8 + [$reference.C4]; 0; MIN(MAX([$tuesday.C63] - 8; 0);IF([$tuesday.J63] &lt;= [$reference.C4];0; [$tuesday.J6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lih-mohamed, s</text:p>
          </table:table-cell>
          <table:table-cell table:style-name="ce7"/>
          <table:table-cell table:style-name="ce8" office:value-type="float" office:value="10.82" calcext:value-type="float">
            <text:p>10.82</text:p>
          </table:table-cell>
          <table:table-cell table:style-name="ce8" office:value-type="float" office:value="19.79" calcext:value-type="float">
            <text:p>19.79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9" calcext:value-type="float">
            <text:p>19.00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tuesday.F64] - [$tuesday.E64])" office:value-type="float" office:value="2" calcext:value-type="float">
            <text:p>2.00</text:p>
          </table:table-cell>
          <table:table-cell table:style-name="ce10" table:formula="of:=IF([$tuesday.B64] =&quot;ns day&quot;; [$tuesday.C64]; MAX([$tuesday.C64] - 8; 0))" office:value-type="float" office:value="2.82" calcext:value-type="float">
            <text:p>2.82</text:p>
          </table:table-cell>
          <table:table-cell table:style-name="ce10" table:formula="of:=SUM([$tuesday.F64] - [$tuesday.E64])" office:value-type="float" office:value="2" calcext:value-type="float">
            <text:p>2.00</text:p>
          </table:table-cell>
          <table:table-cell table:style-name="ce10" table:formula="of:=IF([$tuesday.B64]=&quot;ns day&quot;;[$tuesday.C64]; IF([$tuesday.C64] &lt;= 8 + [$reference.C4]; 0; MIN(MAX([$tuesday.C64] - 8; 0);IF([$tuesday.J64] &lt;= [$reference.C4];0; [$tuesday.J64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nchez, p</text:p>
          </table:table-cell>
          <table:table-cell table:style-name="ce7"/>
          <table:table-cell table:style-name="ce8" office:value-type="float" office:value="8.42" calcext:value-type="float">
            <text:p>8.42</text:p>
          </table:table-cell>
          <table:table-cell table:style-name="ce8" office:value-type="float" office:value="17.36" calcext:value-type="float">
            <text:p>17.36</text:p>
          </table:table-cell>
          <table:table-cell table:style-name="ce8" table:number-columns-repeated="2"/>
          <table:table-cell table:style-name="ce11"/>
          <table:table-cell table:style-name="ce8" table:formula="of:=SUM([$tuesday.F65] - [$tuesday.E65])" office:value-type="float" office:value="0" calcext:value-type="float">
            <text:p>.00</text:p>
          </table:table-cell>
          <table:table-cell table:style-name="ce10" table:formula="of:=IF([$tuesday.B65] =&quot;ns day&quot;; [$tuesday.C65]; MAX([$tuesday.C65] - 8; 0))" office:value-type="float" office:value="0.42" calcext:value-type="float">
            <text:p>.42</text:p>
          </table:table-cell>
          <table:table-cell table:style-name="ce10" table:formula="of:=SUM([$tuesday.F65] - [$tuesday.E65])" office:value-type="float" office:value="0" calcext:value-type="float">
            <text:p>.00</text:p>
          </table:table-cell>
          <table:table-cell table:style-name="ce10" table:formula="of:=IF([$tuesday.B65]=&quot;ns day&quot;;[$tuesday.C65]; IF([$tuesday.C65] &lt;= 8 + [$reference.C4]; 0; MIN(MAX([$tuesday.C65] - 8; 0);IF([$tuesday.J65] &lt;= [$reference.C4];0; [$tuesday.J6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hrestha, p</text:p>
          </table:table-cell>
          <table:table-cell table:style-name="ce7"/>
          <table:table-cell table:style-name="ce8" office:value-type="float" office:value="8.55" calcext:value-type="float">
            <text:p>8.55</text:p>
          </table:table-cell>
          <table:table-cell table:style-name="ce8" office:value-type="float" office:value="16.96" calcext:value-type="float">
            <text:p>16.96</text:p>
          </table:table-cell>
          <table:table-cell table:style-name="ce8" table:number-columns-repeated="2"/>
          <table:table-cell table:style-name="ce11"/>
          <table:table-cell table:style-name="ce8" table:formula="of:=SUM([$tuesday.F66] - [$tuesday.E66])" office:value-type="float" office:value="0" calcext:value-type="float">
            <text:p>.00</text:p>
          </table:table-cell>
          <table:table-cell table:style-name="ce10" table:formula="of:=IF([$tuesday.B66] =&quot;ns day&quot;; [$tuesday.C66]; MAX([$tuesday.C66] - 8; 0))" office:value-type="float" office:value="0.550000000000001" calcext:value-type="float">
            <text:p>.55</text:p>
          </table:table-cell>
          <table:table-cell table:style-name="ce10" table:formula="of:=SUM([$tuesday.F66] - [$tuesday.E66])" office:value-type="float" office:value="0" calcext:value-type="float">
            <text:p>.00</text:p>
          </table:table-cell>
          <table:table-cell table:style-name="ce10" table:formula="of:=IF([$tuesday.B66]=&quot;ns day&quot;;[$tuesday.C66]; IF([$tuesday.C66] &lt;= 8 + [$reference.C4]; 0; MIN(MAX([$tuesday.C66] - 8; 0);IF([$tuesday.J66] &lt;= [$reference.C4];0; [$tuesday.J6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inke, s</text:p>
          </table:table-cell>
          <table:table-cell table:style-name="ce7"/>
          <table:table-cell table:style-name="ce8" office:value-type="float" office:value="9.53" calcext:value-type="float">
            <text:p>9.53</text:p>
          </table:table-cell>
          <table:table-cell table:style-name="ce8" office:value-type="float" office:value="17.97" calcext:value-type="float">
            <text:p>17.97</text:p>
          </table:table-cell>
          <table:table-cell table:style-name="ce8" table:number-columns-repeated="2"/>
          <table:table-cell table:style-name="ce11"/>
          <table:table-cell table:style-name="ce8" table:formula="of:=SUM([$tuesday.F67] - [$tuesday.E67])" office:value-type="float" office:value="0" calcext:value-type="float">
            <text:p>.00</text:p>
          </table:table-cell>
          <table:table-cell table:style-name="ce10" table:formula="of:=IF([$tuesday.B67] =&quot;ns day&quot;; [$tuesday.C67]; MAX([$tuesday.C67] - 8; 0))" office:value-type="float" office:value="1.53" calcext:value-type="float">
            <text:p>1.53</text:p>
          </table:table-cell>
          <table:table-cell table:style-name="ce10" table:formula="of:=SUM([$tuesday.F67] - [$tuesday.E67])" office:value-type="float" office:value="0" calcext:value-type="float">
            <text:p>.00</text:p>
          </table:table-cell>
          <table:table-cell table:style-name="ce10" table:formula="of:=IF([$tuesday.B67]=&quot;ns day&quot;;[$tuesday.C67]; IF([$tuesday.C67] &lt;= 8 + [$reference.C4]; 0; MIN(MAX([$tuesday.C67] - 8; 0);IF([$tuesday.J67] &lt;= [$reference.C4];0; [$tuesday.J6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ymons, s</text:p>
          </table:table-cell>
          <table:table-cell table:style-name="ce8" table:number-columns-repeated="5"/>
          <table:table-cell table:style-name="ce11"/>
          <table:table-cell table:style-name="ce8" table:formula="of:=SUM([$tuesday.F68] - [$tuesday.E68])" office:value-type="float" office:value="0" calcext:value-type="float">
            <text:p>.00</text:p>
          </table:table-cell>
          <table:table-cell table:style-name="ce10" table:formula="of:=IF([$tuesday.B68] =&quot;ns day&quot;; [$tuesday.C68]; MAX([$tuesday.C68] - 8; 0))" office:value-type="float" office:value="0" calcext:value-type="float">
            <text:p>.00</text:p>
          </table:table-cell>
          <table:table-cell table:style-name="ce10" table:formula="of:=SUM([$tuesday.F68] - [$tuesday.E68])" office:value-type="float" office:value="0" calcext:value-type="float">
            <text:p>.00</text:p>
          </table:table-cell>
          <table:table-cell table:style-name="ce10" table:formula="of:=IF([$tuesday.B68]=&quot;ns day&quot;;[$tuesday.C68]; IF([$tuesday.C68] &lt;= 8 + [$reference.C4]; 0; MIN(MAX([$tuesday.C68] - 8; 0);IF([$tuesday.J68] &lt;= [$reference.C4];0; [$tuesday.J6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rpey, m</text:p>
          </table:table-cell>
          <table:table-cell table:style-name="ce8" table:number-columns-repeated="5"/>
          <table:table-cell table:style-name="ce11"/>
          <table:table-cell table:style-name="ce8" table:formula="of:=SUM([$tuesday.F69] - [$tuesday.E69])" office:value-type="float" office:value="0" calcext:value-type="float">
            <text:p>.00</text:p>
          </table:table-cell>
          <table:table-cell table:style-name="ce10" table:formula="of:=IF([$tuesday.B69] =&quot;ns day&quot;; [$tuesday.C69]; MAX([$tuesday.C69] - 8; 0))" office:value-type="float" office:value="0" calcext:value-type="float">
            <text:p>.00</text:p>
          </table:table-cell>
          <table:table-cell table:style-name="ce10" table:formula="of:=SUM([$tuesday.F69] - [$tuesday.E69])" office:value-type="float" office:value="0" calcext:value-type="float">
            <text:p>.00</text:p>
          </table:table-cell>
          <table:table-cell table:style-name="ce10" table:formula="of:=IF([$tuesday.B69]=&quot;ns day&quot;;[$tuesday.C69]; IF([$tuesday.C69] &lt;= 8 + [$reference.C4]; 0; MIN(MAX([$tuesday.C69] - 8; 0);IF([$tuesday.J69] &lt;= [$reference.C4];0; [$tuesday.J6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alker, c</text:p>
          </table:table-cell>
          <table:table-cell table:style-name="ce7"/>
          <table:table-cell table:style-name="ce8" office:value-type="float" office:value="11.42" calcext:value-type="float">
            <text:p>11.42</text:p>
          </table:table-cell>
          <table:table-cell table:style-name="ce8" office:value-type="float" office:value="20.96" calcext:value-type="float">
            <text:p>20.96</text:p>
          </table:table-cell>
          <table:table-cell table:style-name="ce8" table:number-columns-repeated="2"/>
          <table:table-cell table:style-name="ce11"/>
          <table:table-cell table:style-name="ce8" table:formula="of:=SUM([$tuesday.F70] - [$tuesday.E70])" office:value-type="float" office:value="0" calcext:value-type="float">
            <text:p>.00</text:p>
          </table:table-cell>
          <table:table-cell table:style-name="ce10" table:formula="of:=IF([$tuesday.B70] =&quot;ns day&quot;; [$tuesday.C70]; MAX([$tuesday.C70] - 8; 0))" office:value-type="float" office:value="3.42" calcext:value-type="float">
            <text:p>3.42</text:p>
          </table:table-cell>
          <table:table-cell table:style-name="ce10" table:formula="of:=SUM([$tuesday.F70] - [$tuesday.E70])" office:value-type="float" office:value="0" calcext:value-type="float">
            <text:p>.00</text:p>
          </table:table-cell>
          <table:table-cell table:style-name="ce10" table:formula="of:=IF([$tuesday.B70]=&quot;ns day&quot;;[$tuesday.C70]; IF([$tuesday.C70] &lt;= 8 + [$reference.C4]; 0; MIN(MAX([$tuesday.C70] - 8; 0);IF([$tuesday.J70] &lt;= [$reference.C4];0; [$tuesday.J7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eks, t</text:p>
          </table:table-cell>
          <table:table-cell table:style-name="ce7"/>
          <table:table-cell table:style-name="ce8" office:value-type="float" office:value="9.94" calcext:value-type="float">
            <text:p>9.94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0.58" calcext:value-type="float">
            <text:p>10.58</text:p>
          </table:table-cell>
          <table:table-cell table:style-name="ce8" office:value-type="float" office:value="12.25" calcext:value-type="float">
            <text:p>12.25</text:p>
          </table:table-cell>
          <table:table-cell table:style-name="ce11" office:value-type="float" office:value="1025" calcext:value-type="float">
            <text:p>1025</text:p>
          </table:table-cell>
          <table:table-cell table:style-name="ce8" table:formula="of:=SUM([$tuesday.F71] - [$tuesday.E71])" office:value-type="float" office:value="1.67" calcext:value-type="float">
            <text:p>1.67</text:p>
          </table:table-cell>
          <table:table-cell table:style-name="ce10" table:formula="of:=IF([$tuesday.B71] =&quot;ns day&quot;; [$tuesday.C71]; MAX([$tuesday.C71] - 8; 0))" office:value-type="float" office:value="1.94" calcext:value-type="float">
            <text:p>1.94</text:p>
          </table:table-cell>
          <table:table-cell table:style-name="ce10" table:formula="of:=SUM([$tuesday.F71] - [$tuesday.E71])" office:value-type="float" office:value="1.67" calcext:value-type="float">
            <text:p>1.67</text:p>
          </table:table-cell>
          <table:table-cell table:style-name="ce10" table:formula="of:=IF([$tuesday.B71]=&quot;ns day&quot;;[$tuesday.C71]; IF([$tuesday.C71] &lt;= 8 + [$reference.C4]; 0; MIN(MAX([$tuesday.C71] - 8; 0);IF([$tuesday.J71] &lt;= [$reference.C4];0; [$tuesday.J71]))))" office:value-type="float" office:value="1.67" calcext:value-type="float">
            <text:p>1.6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yerman, t</text:p>
          </table:table-cell>
          <table:table-cell table:style-name="ce7"/>
          <table:table-cell table:style-name="ce8" office:value-type="float" office:value="10.39" calcext:value-type="float">
            <text:p>10.39</text:p>
          </table:table-cell>
          <table:table-cell table:style-name="ce8" office:value-type="float" office:value="19.33" calcext:value-type="float">
            <text:p>19.33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9.33" calcext:value-type="float">
            <text:p>19.33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tuesday.F72] - [$tuesday.E72])" office:value-type="float" office:value="2.33" calcext:value-type="float">
            <text:p>2.33</text:p>
          </table:table-cell>
          <table:table-cell table:style-name="ce10" table:formula="of:=IF([$tuesday.B72] =&quot;ns day&quot;; [$tuesday.C72]; MAX([$tuesday.C72] - 8; 0))" office:value-type="float" office:value="2.39" calcext:value-type="float">
            <text:p>2.39</text:p>
          </table:table-cell>
          <table:table-cell table:style-name="ce10" table:formula="of:=SUM([$tuesday.F72] - [$tuesday.E72])" office:value-type="float" office:value="2.33" calcext:value-type="float">
            <text:p>2.33</text:p>
          </table:table-cell>
          <table:table-cell table:style-name="ce10" table:formula="of:=IF([$tuesday.B72]=&quot;ns day&quot;;[$tuesday.C72]; IF([$tuesday.C72] &lt;= 8 + [$reference.C4]; 0; MIN(MAX([$tuesday.C72] - 8; 0);IF([$tuesday.J72] &lt;= [$reference.C4];0; [$tuesday.J72]))))" office:value-type="float" office:value="2.33" calcext:value-type="float">
            <text:p>2.3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d, n</text:p>
          </table:table-cell>
          <table:table-cell table:style-name="ce7"/>
          <table:table-cell table:style-name="ce8" office:value-type="float" office:value="12.3" calcext:value-type="float">
            <text:p>12.30</text:p>
          </table:table-cell>
          <table:table-cell table:style-name="ce8" office:value-type="float" office:value="21.27" calcext:value-type="float">
            <text:p>21.27</text:p>
          </table:table-cell>
          <table:table-cell table:style-name="ce8" office:value-type="float" office:value="13.25" calcext:value-type="float">
            <text:p>13.25</text:p>
          </table:table-cell>
          <table:table-cell table:style-name="ce8" office:value-type="float" office:value="16" calcext:value-type="float">
            <text:p>16.00</text:p>
          </table:table-cell>
          <table:table-cell table:style-name="ce11" office:value-type="float" office:value="907" calcext:value-type="float">
            <text:p>907</text:p>
          </table:table-cell>
          <table:table-cell table:style-name="ce8" table:formula="of:=SUM([$tuesday.F73] - [$tuesday.E73])" office:value-type="float" office:value="2.75" calcext:value-type="float">
            <text:p>2.75</text:p>
          </table:table-cell>
          <table:table-cell table:style-name="ce10" table:formula="of:=IF([$tuesday.B73] =&quot;ns day&quot;; [$tuesday.C73]; MAX([$tuesday.C73] - 8; 0))" office:value-type="float" office:value="4.3" calcext:value-type="float">
            <text:p>4.30</text:p>
          </table:table-cell>
          <table:table-cell table:style-name="ce10" table:formula="of:=SUM([$tuesday.F73] - [$tuesday.E73])" office:value-type="float" office:value="2.75" calcext:value-type="float">
            <text:p>2.75</text:p>
          </table:table-cell>
          <table:table-cell table:style-name="ce10" table:formula="of:=IF([$tuesday.B73]=&quot;ns day&quot;;[$tuesday.C73]; IF([$tuesday.C73] &lt;= 8 + [$reference.C4]; 0; MIN(MAX([$tuesday.C73] - 8; 0);IF([$tuesday.J73] &lt;= [$reference.C4];0; [$tuesday.J73]))))" office:value-type="float" office:value="2.75" calcext:value-type="float">
            <text:p>2.7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ten, c</text:p>
          </table:table-cell>
          <table:table-cell table:style-name="ce8" table:number-columns-repeated="5"/>
          <table:table-cell table:style-name="ce11"/>
          <table:table-cell table:style-name="ce8" table:formula="of:=SUM([$tuesday.F74] - [$tuesday.E74])" office:value-type="float" office:value="0" calcext:value-type="float">
            <text:p>.00</text:p>
          </table:table-cell>
          <table:table-cell table:style-name="ce10" table:formula="of:=IF([$tuesday.B74] =&quot;ns day&quot;; [$tuesday.C74]; MAX([$tuesday.C74] - 8; 0))" office:value-type="float" office:value="0" calcext:value-type="float">
            <text:p>.00</text:p>
          </table:table-cell>
          <table:table-cell table:style-name="ce10" table:formula="of:=SUM([$tuesday.F74] - [$tuesday.E74])" office:value-type="float" office:value="0" calcext:value-type="float">
            <text:p>.00</text:p>
          </table:table-cell>
          <table:table-cell table:style-name="ce10" table:formula="of:=IF([$tuesday.B74]=&quot;ns day&quot;;[$tuesday.C74]; IF([$tuesday.C74] &lt;= 8 + [$reference.C4]; 0; MIN(MAX([$tuesday.C74] - 8; 0);IF([$tuesday.J74] &lt;= [$reference.C4];0; [$tuesday.J7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WAL Mandates</text:p>
          </table:table-cell>
          <table:table-cell table:style-name="ce10" table:formula="of:=SUM([$tuesday.K40:$tuesday.K74])" office:value-type="float" office:value="40.42" calcext:value-type="float">
            <text:p>40.4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Mandates</text:p>
          </table:table-cell>
          <table:table-cell table:style-name="ce10" table:formula="of:=SUM([$tuesday.K76] + [$tuesday.K36])" office:value-type="float" office:value="58.15" calcext:value-type="float">
            <text:p>58.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vertime Desired List Carriers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hmed, t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tuesday.B83] = &quot;light&quot;;[$tuesday.B83] = &quot;excused&quot;; [$tuesday.B83] = &quot;sch chg&quot;; [$tuesday.B83] = &quot;annual&quot;; [$tuesday.B83] = &quot;sick&quot;; [$tuesday.C83] &gt;= 10 - [$reference.C5]); 0; IF([$tuesday.B83] = &quot;no call&quot;; 10; IF([$tuesday.C83] = 0; 0; MAX(10 - [$tuesday.C83]; 0))))" office:value-type="float" office:value="0" calcext:value-type="float">
            <text:p>.00</text:p>
          </table:table-cell>
          <table:table-cell table:style-name="ce10" table:formula="of:=IF(OR([$tuesday.B83] = &quot;light&quot;;[$tuesday.B83] = &quot;excused&quot;; [$tuesday.B83] = &quot;sch chg&quot;; [$tuesday.B83] = &quot;annual&quot;; [$tuesday.B83] = &quot;sick&quot;; [$tuesday.C83] &gt;= 12 - [$reference.C5]); 0; IF([$tuesday.B83] = &quot;no call&quot;; 12; IF([$tuesday.C83] = 0; 0; MAX(12 - [$tuesday.C8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arnett, j</text:p>
          </table:table-cell>
          <table:table-cell table:style-name="ce7"/>
          <table:table-cell table:style-name="ce8" office:value-type="float" office:value="12.42" calcext:value-type="float">
            <text:p>12.42</text:p>
          </table:table-cell>
          <table:table-cell table:style-name="ce8" office:value-type="float" office:value="20.28" calcext:value-type="float">
            <text:p>20.28</text:p>
          </table:table-cell>
          <table:table-cell table:style-name="ce10" table:formula="of:=IF(OR([$tuesday.B84] = &quot;light&quot;;[$tuesday.B84] = &quot;excused&quot;; [$tuesday.B84] = &quot;sch chg&quot;; [$tuesday.B84] = &quot;annual&quot;; [$tuesday.B84] = &quot;sick&quot;; [$tuesday.C84] &gt;= 10 - [$reference.C5]); 0; IF([$tuesday.B84] = &quot;no call&quot;; 10; IF([$tuesday.C84] = 0; 0; MAX(10 - [$tuesday.C84]; 0))))" office:value-type="float" office:value="0" calcext:value-type="float">
            <text:p>.00</text:p>
          </table:table-cell>
          <table:table-cell table:style-name="ce10" table:formula="of:=IF(OR([$tuesday.B84] = &quot;light&quot;;[$tuesday.B84] = &quot;excused&quot;; [$tuesday.B84] = &quot;sch chg&quot;; [$tuesday.B84] = &quot;annual&quot;; [$tuesday.B84] = &quot;sick&quot;; [$tuesday.C84] &gt;= 12 - [$reference.C5]); 0; IF([$tuesday.B84] = &quot;no call&quot;; 12; IF([$tuesday.C84] = 0; 0; MAX(12 - [$tuesday.C8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nlmaloua, m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tuesday.B85] = &quot;light&quot;;[$tuesday.B85] = &quot;excused&quot;; [$tuesday.B85] = &quot;sch chg&quot;; [$tuesday.B85] = &quot;annual&quot;; [$tuesday.B85] = &quot;sick&quot;; [$tuesday.C85] &gt;= 10 - [$reference.C5]); 0; IF([$tuesday.B85] = &quot;no call&quot;; 10; IF([$tuesday.C85] = 0; 0; MAX(10 - [$tuesday.C85]; 0))))" office:value-type="float" office:value="0" calcext:value-type="float">
            <text:p>.00</text:p>
          </table:table-cell>
          <table:table-cell table:style-name="ce10" table:formula="of:=IF(OR([$tuesday.B85] = &quot;light&quot;;[$tuesday.B85] = &quot;excused&quot;; [$tuesday.B85] = &quot;sch chg&quot;; [$tuesday.B85] = &quot;annual&quot;; [$tuesday.B85] = &quot;sick&quot;; [$tuesday.C85] &gt;= 12 - [$reference.C5]); 0; IF([$tuesday.B85] = &quot;no call&quot;; 12; IF([$tuesday.C85] = 0; 0; MAX(12 - [$tuesday.C8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ross, j</text:p>
          </table:table-cell>
          <table:table-cell table:style-name="ce7"/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20.25" calcext:value-type="float">
            <text:p>20.25</text:p>
          </table:table-cell>
          <table:table-cell table:style-name="ce10" table:formula="of:=IF(OR([$tuesday.B86] = &quot;light&quot;;[$tuesday.B86] = &quot;excused&quot;; [$tuesday.B86] = &quot;sch chg&quot;; [$tuesday.B86] = &quot;annual&quot;; [$tuesday.B86] = &quot;sick&quot;; [$tuesday.C86] &gt;= 10 - [$reference.C5]); 0; IF([$tuesday.B86] = &quot;no call&quot;; 10; IF([$tuesday.C86] = 0; 0; MAX(10 - [$tuesday.C86]; 0))))" office:value-type="float" office:value="0" calcext:value-type="float">
            <text:p>.00</text:p>
          </table:table-cell>
          <table:table-cell table:style-name="ce10" table:formula="of:=IF(OR([$tuesday.B86] = &quot;light&quot;;[$tuesday.B86] = &quot;excused&quot;; [$tuesday.B86] = &quot;sch chg&quot;; [$tuesday.B86] = &quot;annual&quot;; [$tuesday.B86] = &quot;sick&quot;; [$tuesday.C86] &gt;= 12 - [$reference.C5]); 0; IF([$tuesday.B86] = &quot;no call&quot;; 12; IF([$tuesday.C86] = 0; 0; MAX(12 - [$tuesday.C8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itchen, d</text:p>
          </table:table-cell>
          <table:table-cell table:style-name="ce7"/>
          <table:table-cell table:style-name="ce8" office:value-type="float" office:value="12.03" calcext:value-type="float">
            <text:p>12.03</text:p>
          </table:table-cell>
          <table:table-cell table:style-name="ce8" office:value-type="float" office:value="20.78" calcext:value-type="float">
            <text:p>20.78</text:p>
          </table:table-cell>
          <table:table-cell table:style-name="ce10" table:formula="of:=IF(OR([$tuesday.B87] = &quot;light&quot;;[$tuesday.B87] = &quot;excused&quot;; [$tuesday.B87] = &quot;sch chg&quot;; [$tuesday.B87] = &quot;annual&quot;; [$tuesday.B87] = &quot;sick&quot;; [$tuesday.C87] &gt;= 10 - [$reference.C5]); 0; IF([$tuesday.B87] = &quot;no call&quot;; 10; IF([$tuesday.C87] = 0; 0; MAX(10 - [$tuesday.C87]; 0))))" office:value-type="float" office:value="0" calcext:value-type="float">
            <text:p>.00</text:p>
          </table:table-cell>
          <table:table-cell table:style-name="ce10" table:formula="of:=IF(OR([$tuesday.B87] = &quot;light&quot;;[$tuesday.B87] = &quot;excused&quot;; [$tuesday.B87] = &quot;sch chg&quot;; [$tuesday.B87] = &quot;annual&quot;; [$tuesday.B87] = &quot;sick&quot;; [$tuesday.C87] &gt;= 12 - [$reference.C5]); 0; IF([$tuesday.B87] = &quot;no call&quot;; 12; IF([$tuesday.C87] = 0; 0; MAX(12 - [$tuesday.C8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a, s</text:p>
          </table:table-cell>
          <table:table-cell table:style-name="ce7"/>
          <table:table-cell table:style-name="ce8" office:value-type="float" office:value="11.7" calcext:value-type="float">
            <text:p>11.70</text:p>
          </table:table-cell>
          <table:table-cell table:style-name="ce8" office:value-type="float" office:value="20.13" calcext:value-type="float">
            <text:p>20.13</text:p>
          </table:table-cell>
          <table:table-cell table:style-name="ce10" table:formula="of:=IF(OR([$tuesday.B88] = &quot;light&quot;;[$tuesday.B88] = &quot;excused&quot;; [$tuesday.B88] = &quot;sch chg&quot;; [$tuesday.B88] = &quot;annual&quot;; [$tuesday.B88] = &quot;sick&quot;; [$tuesday.C88] &gt;= 10 - [$reference.C5]); 0; IF([$tuesday.B88] = &quot;no call&quot;; 10; IF([$tuesday.C88] = 0; 0; MAX(10 - [$tuesday.C88]; 0))))" office:value-type="float" office:value="0" calcext:value-type="float">
            <text:p>.00</text:p>
          </table:table-cell>
          <table:table-cell table:style-name="ce10" table:formula="of:=IF(OR([$tuesday.B88] = &quot;light&quot;;[$tuesday.B88] = &quot;excused&quot;; [$tuesday.B88] = &quot;sch chg&quot;; [$tuesday.B88] = &quot;annual&quot;; [$tuesday.B88] = &quot;sick&quot;; [$tuesday.C88] &gt;= 12 - [$reference.C5]); 0; IF([$tuesday.B88] = &quot;no call&quot;; 12; IF([$tuesday.C88] = 0; 0; MAX(12 - [$tuesday.C8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nibusan, p</text:p>
          </table:table-cell>
          <table:table-cell table:style-name="ce7"/>
          <table:table-cell table:style-name="ce8" office:value-type="float" office:value="9.5" calcext:value-type="float">
            <text:p>9.50</text:p>
          </table:table-cell>
          <table:table-cell table:style-name="ce8" office:value-type="float" office:value="17.98" calcext:value-type="float">
            <text:p>17.98</text:p>
          </table:table-cell>
          <table:table-cell table:style-name="ce10" table:formula="of:=IF(OR([$tuesday.B89] = &quot;light&quot;;[$tuesday.B89] = &quot;excused&quot;; [$tuesday.B89] = &quot;sch chg&quot;; [$tuesday.B89] = &quot;annual&quot;; [$tuesday.B89] = &quot;sick&quot;; [$tuesday.C89] &gt;= 10 - [$reference.C5]); 0; IF([$tuesday.B89] = &quot;no call&quot;; 10; IF([$tuesday.C89] = 0; 0; MAX(10 - [$tuesday.C89]; 0))))" office:value-type="float" office:value="0" calcext:value-type="float">
            <text:p>.00</text:p>
          </table:table-cell>
          <table:table-cell table:style-name="ce10" table:formula="of:=IF(OR([$tuesday.B89] = &quot;light&quot;;[$tuesday.B89] = &quot;excused&quot;; [$tuesday.B89] = &quot;sch chg&quot;; [$tuesday.B89] = &quot;annual&quot;; [$tuesday.B89] = &quot;sick&quot;; [$tuesday.C89] &gt;= 12 - [$reference.C5]); 0; IF([$tuesday.B89] = &quot;no call&quot;; 12; IF([$tuesday.C89] = 0; 0; MAX(12 - [$tuesday.C89]; 0))))" office:value-type="float" office:value="2.5" calcext:value-type="float">
            <text:p>2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riami, a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tuesday.B90] = &quot;light&quot;;[$tuesday.B90] = &quot;excused&quot;; [$tuesday.B90] = &quot;sch chg&quot;; [$tuesday.B90] = &quot;annual&quot;; [$tuesday.B90] = &quot;sick&quot;; [$tuesday.C90] &gt;= 10 - [$reference.C5]); 0; IF([$tuesday.B90] = &quot;no call&quot;; 10; IF([$tuesday.C90] = 0; 0; MAX(10 - [$tuesday.C90]; 0))))" office:value-type="float" office:value="0" calcext:value-type="float">
            <text:p>.00</text:p>
          </table:table-cell>
          <table:table-cell table:style-name="ce10" table:formula="of:=IF(OR([$tuesday.B90] = &quot;light&quot;;[$tuesday.B90] = &quot;excused&quot;; [$tuesday.B90] = &quot;sch chg&quot;; [$tuesday.B90] = &quot;annual&quot;; [$tuesday.B90] = &quot;sick&quot;; [$tuesday.C90] &gt;= 12 - [$reference.C5]); 0; IF([$tuesday.B90] = &quot;no call&quot;; 12; IF([$tuesday.C90] = 0; 0; MAX(12 - [$tuesday.C9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ccoumb, s</text:p>
          </table:table-cell>
          <table:table-cell table:style-name="ce7"/>
          <table:table-cell table:style-name="ce8" office:value-type="float" office:value="11.78" calcext:value-type="float">
            <text:p>11.78</text:p>
          </table:table-cell>
          <table:table-cell table:style-name="ce8" office:value-type="float" office:value="20.85" calcext:value-type="float">
            <text:p>20.85</text:p>
          </table:table-cell>
          <table:table-cell table:style-name="ce10" table:formula="of:=IF(OR([$tuesday.B91] = &quot;light&quot;;[$tuesday.B91] = &quot;excused&quot;; [$tuesday.B91] = &quot;sch chg&quot;; [$tuesday.B91] = &quot;annual&quot;; [$tuesday.B91] = &quot;sick&quot;; [$tuesday.C91] &gt;= 10 - [$reference.C5]); 0; IF([$tuesday.B91] = &quot;no call&quot;; 10; IF([$tuesday.C91] = 0; 0; MAX(10 - [$tuesday.C91]; 0))))" office:value-type="float" office:value="0" calcext:value-type="float">
            <text:p>.00</text:p>
          </table:table-cell>
          <table:table-cell table:style-name="ce10" table:formula="of:=IF(OR([$tuesday.B91] = &quot;light&quot;;[$tuesday.B91] = &quot;excused&quot;; [$tuesday.B91] = &quot;sch chg&quot;; [$tuesday.B91] = &quot;annual&quot;; [$tuesday.B91] = &quot;sick&quot;; [$tuesday.C91] &gt;= 12 - [$reference.C5]); 0; IF([$tuesday.B91] = &quot;no call&quot;; 12; IF([$tuesday.C91] = 0; 0; MAX(12 - [$tuesday.C9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g</text:p>
          </table:table-cell>
          <table:table-cell table:style-name="ce7"/>
          <table:table-cell table:style-name="ce8" office:value-type="float" office:value="12.03" calcext:value-type="float">
            <text:p>12.03</text:p>
          </table:table-cell>
          <table:table-cell table:style-name="ce8" office:value-type="float" office:value="19.98" calcext:value-type="float">
            <text:p>19.98</text:p>
          </table:table-cell>
          <table:table-cell table:style-name="ce10" table:formula="of:=IF(OR([$tuesday.B92] = &quot;light&quot;;[$tuesday.B92] = &quot;excused&quot;; [$tuesday.B92] = &quot;sch chg&quot;; [$tuesday.B92] = &quot;annual&quot;; [$tuesday.B92] = &quot;sick&quot;; [$tuesday.C92] &gt;= 10 - [$reference.C5]); 0; IF([$tuesday.B92] = &quot;no call&quot;; 10; IF([$tuesday.C92] = 0; 0; MAX(10 - [$tuesday.C92]; 0))))" office:value-type="float" office:value="0" calcext:value-type="float">
            <text:p>.00</text:p>
          </table:table-cell>
          <table:table-cell table:style-name="ce10" table:formula="of:=IF(OR([$tuesday.B92] = &quot;light&quot;;[$tuesday.B92] = &quot;excused&quot;; [$tuesday.B92] = &quot;sch chg&quot;; [$tuesday.B92] = &quot;annual&quot;; [$tuesday.B92] = &quot;sick&quot;; [$tuesday.C92] &gt;= 12 - [$reference.C5]); 0; IF([$tuesday.B92] = &quot;no call&quot;; 12; IF([$tuesday.C92] = 0; 0; MAX(12 - [$tuesday.C9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osei tutu, m</text:p>
          </table:table-cell>
          <table:table-cell table:style-name="ce7"/>
          <table:table-cell table:style-name="ce8" office:value-type="float" office:value="11.94" calcext:value-type="float">
            <text:p>11.94</text:p>
          </table:table-cell>
          <table:table-cell table:style-name="ce8" office:value-type="float" office:value="20.27" calcext:value-type="float">
            <text:p>20.27</text:p>
          </table:table-cell>
          <table:table-cell table:style-name="ce10" table:formula="of:=IF(OR([$tuesday.B93] = &quot;light&quot;;[$tuesday.B93] = &quot;excused&quot;; [$tuesday.B93] = &quot;sch chg&quot;; [$tuesday.B93] = &quot;annual&quot;; [$tuesday.B93] = &quot;sick&quot;; [$tuesday.C93] &gt;= 10 - [$reference.C5]); 0; IF([$tuesday.B93] = &quot;no call&quot;; 10; IF([$tuesday.C93] = 0; 0; MAX(10 - [$tuesday.C93]; 0))))" office:value-type="float" office:value="0" calcext:value-type="float">
            <text:p>.00</text:p>
          </table:table-cell>
          <table:table-cell table:style-name="ce10" table:formula="of:=IF(OR([$tuesday.B93] = &quot;light&quot;;[$tuesday.B93] = &quot;excused&quot;; [$tuesday.B93] = &quot;sch chg&quot;; [$tuesday.B93] = &quot;annual&quot;; [$tuesday.B93] = &quot;sick&quot;; [$tuesday.C93] &gt;= 12 - [$reference.C5]); 0; IF([$tuesday.B93] = &quot;no call&quot;; 12; IF([$tuesday.C93] = 0; 0; MAX(12 - [$tuesday.C9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ng, d</text:p>
          </table:table-cell>
          <table:table-cell table:style-name="ce7"/>
          <table:table-cell table:style-name="ce8" office:value-type="float" office:value="12.23" calcext:value-type="float">
            <text:p>12.23</text:p>
          </table:table-cell>
          <table:table-cell table:style-name="ce8" office:value-type="float" office:value="20.45" calcext:value-type="float">
            <text:p>20.45</text:p>
          </table:table-cell>
          <table:table-cell table:style-name="ce10" table:formula="of:=IF(OR([$tuesday.B94] = &quot;light&quot;;[$tuesday.B94] = &quot;excused&quot;; [$tuesday.B94] = &quot;sch chg&quot;; [$tuesday.B94] = &quot;annual&quot;; [$tuesday.B94] = &quot;sick&quot;; [$tuesday.C94] &gt;= 10 - [$reference.C5]); 0; IF([$tuesday.B94] = &quot;no call&quot;; 10; IF([$tuesday.C94] = 0; 0; MAX(10 - [$tuesday.C94]; 0))))" office:value-type="float" office:value="0" calcext:value-type="float">
            <text:p>.00</text:p>
          </table:table-cell>
          <table:table-cell table:style-name="ce10" table:formula="of:=IF(OR([$tuesday.B94] = &quot;light&quot;;[$tuesday.B94] = &quot;excused&quot;; [$tuesday.B94] = &quot;sch chg&quot;; [$tuesday.B94] = &quot;annual&quot;; [$tuesday.B94] = &quot;sick&quot;; [$tuesday.C94] &gt;= 12 - [$reference.C5]); 0; IF([$tuesday.B94] = &quot;no call&quot;; 12; IF([$tuesday.C94] = 0; 0; MAX(12 - [$tuesday.C9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ates, l</text:p>
          </table:table-cell>
          <table:table-cell table:style-name="ce7"/>
          <table:table-cell table:style-name="ce8" office:value-type="float" office:value="12.02" calcext:value-type="float">
            <text:p>12.02</text:p>
          </table:table-cell>
          <table:table-cell table:style-name="ce8" office:value-type="float" office:value="20.22" calcext:value-type="float">
            <text:p>20.22</text:p>
          </table:table-cell>
          <table:table-cell table:style-name="ce10" table:formula="of:=IF(OR([$tuesday.B95] = &quot;light&quot;;[$tuesday.B95] = &quot;excused&quot;; [$tuesday.B95] = &quot;sch chg&quot;; [$tuesday.B95] = &quot;annual&quot;; [$tuesday.B95] = &quot;sick&quot;; [$tuesday.C95] &gt;= 10 - [$reference.C5]); 0; IF([$tuesday.B95] = &quot;no call&quot;; 10; IF([$tuesday.C95] = 0; 0; MAX(10 - [$tuesday.C95]; 0))))" office:value-type="float" office:value="0" calcext:value-type="float">
            <text:p>.00</text:p>
          </table:table-cell>
          <table:table-cell table:style-name="ce10" table:formula="of:=IF(OR([$tuesday.B95] = &quot;light&quot;;[$tuesday.B95] = &quot;excused&quot;; [$tuesday.B95] = &quot;sch chg&quot;; [$tuesday.B95] = &quot;annual&quot;; [$tuesday.B95] = &quot;sick&quot;; [$tuesday.C95] &gt;= 12 - [$reference.C5]); 0; IF([$tuesday.B95] = &quot;no call&quot;; 12; IF([$tuesday.C95] = 0; 0; MAX(12 - [$tuesday.C9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eung, q</text:p>
          </table:table-cell>
          <table:table-cell table:style-name="ce7"/>
          <table:table-cell table:style-name="ce8" office:value-type="float" office:value="12.56" calcext:value-type="float">
            <text:p>12.56</text:p>
          </table:table-cell>
          <table:table-cell table:style-name="ce8" office:value-type="float" office:value="20.92" calcext:value-type="float">
            <text:p>20.92</text:p>
          </table:table-cell>
          <table:table-cell table:style-name="ce10" table:formula="of:=IF(OR([$tuesday.B96] = &quot;light&quot;;[$tuesday.B96] = &quot;excused&quot;; [$tuesday.B96] = &quot;sch chg&quot;; [$tuesday.B96] = &quot;annual&quot;; [$tuesday.B96] = &quot;sick&quot;; [$tuesday.C96] &gt;= 10 - [$reference.C5]); 0; IF([$tuesday.B96] = &quot;no call&quot;; 10; IF([$tuesday.C96] = 0; 0; MAX(10 - [$tuesday.C96]; 0))))" office:value-type="float" office:value="0" calcext:value-type="float">
            <text:p>.00</text:p>
          </table:table-cell>
          <table:table-cell table:style-name="ce10" table:formula="of:=IF(OR([$tuesday.B96] = &quot;light&quot;;[$tuesday.B96] = &quot;excused&quot;; [$tuesday.B96] = &quot;sch chg&quot;; [$tuesday.B96] = &quot;annual&quot;; [$tuesday.B96] = &quot;sick&quot;; [$tuesday.C96] &gt;= 12 - [$reference.C5]); 0; IF([$tuesday.B96] = &quot;no call&quot;; 12; IF([$tuesday.C96] = 0; 0; MAX(12 - [$tuesday.C9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97] = &quot;light&quot;;[$tuesday.B97] = &quot;excused&quot;; [$tuesday.B97] = &quot;sch chg&quot;; [$tuesday.B97] = &quot;annual&quot;; [$tuesday.B97] = &quot;sick&quot;; [$tuesday.C97] &gt;= 10 - [$reference.C5]); 0; IF([$tuesday.B97] = &quot;no call&quot;; 10; IF([$tuesday.C97] = 0; 0; MAX(10 - [$tuesday.C97]; 0))))" office:value-type="float" office:value="0" calcext:value-type="float">
            <text:p>.00</text:p>
          </table:table-cell>
          <table:table-cell table:style-name="ce10" table:formula="of:=IF(OR([$tuesday.B97] = &quot;light&quot;;[$tuesday.B97] = &quot;excused&quot;; [$tuesday.B97] = &quot;sch chg&quot;; [$tuesday.B97] = &quot;annual&quot;; [$tuesday.B97] = &quot;sick&quot;; [$tuesday.C97] &gt;= 12 - [$reference.C5]); 0; IF([$tuesday.B97] = &quot;no call&quot;; 12; IF([$tuesday.C97] = 0; 0; MAX(12 - [$tuesday.C9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98] = &quot;light&quot;;[$tuesday.B98] = &quot;excused&quot;; [$tuesday.B98] = &quot;sch chg&quot;; [$tuesday.B98] = &quot;annual&quot;; [$tuesday.B98] = &quot;sick&quot;; [$tuesday.C98] &gt;= 10 - [$reference.C5]); 0; IF([$tuesday.B98] = &quot;no call&quot;; 10; IF([$tuesday.C98] = 0; 0; MAX(10 - [$tuesday.C98]; 0))))" office:value-type="float" office:value="0" calcext:value-type="float">
            <text:p>.00</text:p>
          </table:table-cell>
          <table:table-cell table:style-name="ce10" table:formula="of:=IF(OR([$tuesday.B98] = &quot;light&quot;;[$tuesday.B98] = &quot;excused&quot;; [$tuesday.B98] = &quot;sch chg&quot;; [$tuesday.B98] = &quot;annual&quot;; [$tuesday.B98] = &quot;sick&quot;; [$tuesday.C98] &gt;= 12 - [$reference.C5]); 0; IF([$tuesday.B98] = &quot;no call&quot;; 12; IF([$tuesday.C98] = 0; 0; MAX(12 - [$tuesday.C9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99] = &quot;light&quot;;[$tuesday.B99] = &quot;excused&quot;; [$tuesday.B99] = &quot;sch chg&quot;; [$tuesday.B99] = &quot;annual&quot;; [$tuesday.B99] = &quot;sick&quot;; [$tuesday.C99] &gt;= 10 - [$reference.C5]); 0; IF([$tuesday.B99] = &quot;no call&quot;; 10; IF([$tuesday.C99] = 0; 0; MAX(10 - [$tuesday.C99]; 0))))" office:value-type="float" office:value="0" calcext:value-type="float">
            <text:p>.00</text:p>
          </table:table-cell>
          <table:table-cell table:style-name="ce10" table:formula="of:=IF(OR([$tuesday.B99] = &quot;light&quot;;[$tuesday.B99] = &quot;excused&quot;; [$tuesday.B99] = &quot;sch chg&quot;; [$tuesday.B99] = &quot;annual&quot;; [$tuesday.B99] = &quot;sick&quot;; [$tuesday.C99] &gt;= 12 - [$reference.C5]); 0; IF([$tuesday.B99] = &quot;no call&quot;; 12; IF([$tuesday.C99] = 0; 0; MAX(12 - [$tuesday.C9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00] = &quot;light&quot;;[$tuesday.B100] = &quot;excused&quot;; [$tuesday.B100] = &quot;sch chg&quot;; [$tuesday.B100] = &quot;annual&quot;; [$tuesday.B100] = &quot;sick&quot;; [$tuesday.C100] &gt;= 10 - [$reference.C5]); 0; IF([$tuesday.B100] = &quot;no call&quot;; 10; IF([$tuesday.C100] = 0; 0; MAX(10 - [$tuesday.C100]; 0))))" office:value-type="float" office:value="0" calcext:value-type="float">
            <text:p>.00</text:p>
          </table:table-cell>
          <table:table-cell table:style-name="ce10" table:formula="of:=IF(OR([$tuesday.B100] = &quot;light&quot;;[$tuesday.B100] = &quot;excused&quot;; [$tuesday.B100] = &quot;sch chg&quot;; [$tuesday.B100] = &quot;annual&quot;; [$tuesday.B100] = &quot;sick&quot;; [$tuesday.C100] &gt;= 12 - [$reference.C5]); 0; IF([$tuesday.B100] = &quot;no call&quot;; 12; IF([$tuesday.C100] = 0; 0; MAX(12 - [$tuesday.C10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01] = &quot;light&quot;;[$tuesday.B101] = &quot;excused&quot;; [$tuesday.B101] = &quot;sch chg&quot;; [$tuesday.B101] = &quot;annual&quot;; [$tuesday.B101] = &quot;sick&quot;; [$tuesday.C101] &gt;= 10 - [$reference.C5]); 0; IF([$tuesday.B101] = &quot;no call&quot;; 10; IF([$tuesday.C101] = 0; 0; MAX(10 - [$tuesday.C101]; 0))))" office:value-type="float" office:value="0" calcext:value-type="float">
            <text:p>.00</text:p>
          </table:table-cell>
          <table:table-cell table:style-name="ce10" table:formula="of:=IF(OR([$tuesday.B101] = &quot;light&quot;;[$tuesday.B101] = &quot;excused&quot;; [$tuesday.B101] = &quot;sch chg&quot;; [$tuesday.B101] = &quot;annual&quot;; [$tuesday.B101] = &quot;sick&quot;; [$tuesday.C101] &gt;= 12 - [$reference.C5]); 0; IF([$tuesday.B101] = &quot;no call&quot;; 12; IF([$tuesday.C101] = 0; 0; MAX(12 - [$tuesday.C10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02] = &quot;light&quot;;[$tuesday.B102] = &quot;excused&quot;; [$tuesday.B102] = &quot;sch chg&quot;; [$tuesday.B102] = &quot;annual&quot;; [$tuesday.B102] = &quot;sick&quot;; [$tuesday.C102] &gt;= 10 - [$reference.C5]); 0; IF([$tuesday.B102] = &quot;no call&quot;; 10; IF([$tuesday.C102] = 0; 0; MAX(10 - [$tuesday.C102]; 0))))" office:value-type="float" office:value="0" calcext:value-type="float">
            <text:p>.00</text:p>
          </table:table-cell>
          <table:table-cell table:style-name="ce10" table:formula="of:=IF(OR([$tuesday.B102] = &quot;light&quot;;[$tuesday.B102] = &quot;excused&quot;; [$tuesday.B102] = &quot;sch chg&quot;; [$tuesday.B102] = &quot;annual&quot;; [$tuesday.B102] = &quot;sick&quot;; [$tuesday.C102] &gt;= 12 - [$reference.C5]); 0; IF([$tuesday.B102] = &quot;no call&quot;; 12; IF([$tuesday.C102] = 0; 0; MAX(12 - [$tuesday.C10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03] = &quot;light&quot;;[$tuesday.B103] = &quot;excused&quot;; [$tuesday.B103] = &quot;sch chg&quot;; [$tuesday.B103] = &quot;annual&quot;; [$tuesday.B103] = &quot;sick&quot;; [$tuesday.C103] &gt;= 10 - [$reference.C5]); 0; IF([$tuesday.B103] = &quot;no call&quot;; 10; IF([$tuesday.C103] = 0; 0; MAX(10 - [$tuesday.C103]; 0))))" office:value-type="float" office:value="0" calcext:value-type="float">
            <text:p>.00</text:p>
          </table:table-cell>
          <table:table-cell table:style-name="ce10" table:formula="of:=IF(OR([$tuesday.B103] = &quot;light&quot;;[$tuesday.B103] = &quot;excused&quot;; [$tuesday.B103] = &quot;sch chg&quot;; [$tuesday.B103] = &quot;annual&quot;; [$tuesday.B103] = &quot;sick&quot;; [$tuesday.C103] &gt;= 12 - [$reference.C5]); 0; IF([$tuesday.B103] = &quot;no call&quot;; 12; IF([$tuesday.C103] = 0; 0; MAX(12 - [$tuesday.C10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04] = &quot;light&quot;;[$tuesday.B104] = &quot;excused&quot;; [$tuesday.B104] = &quot;sch chg&quot;; [$tuesday.B104] = &quot;annual&quot;; [$tuesday.B104] = &quot;sick&quot;; [$tuesday.C104] &gt;= 10 - [$reference.C5]); 0; IF([$tuesday.B104] = &quot;no call&quot;; 10; IF([$tuesday.C104] = 0; 0; MAX(10 - [$tuesday.C104]; 0))))" office:value-type="float" office:value="0" calcext:value-type="float">
            <text:p>.00</text:p>
          </table:table-cell>
          <table:table-cell table:style-name="ce10" table:formula="of:=IF(OR([$tuesday.B104] = &quot;light&quot;;[$tuesday.B104] = &quot;excused&quot;; [$tuesday.B104] = &quot;sch chg&quot;; [$tuesday.B104] = &quot;annual&quot;; [$tuesday.B104] = &quot;sick&quot;; [$tuesday.C104] &gt;= 12 - [$reference.C5]); 0; IF([$tuesday.B104] = &quot;no call&quot;; 12; IF([$tuesday.C104] = 0; 0; MAX(12 - [$tuesday.C10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05] = &quot;light&quot;;[$tuesday.B105] = &quot;excused&quot;; [$tuesday.B105] = &quot;sch chg&quot;; [$tuesday.B105] = &quot;annual&quot;; [$tuesday.B105] = &quot;sick&quot;; [$tuesday.C105] &gt;= 10 - [$reference.C5]); 0; IF([$tuesday.B105] = &quot;no call&quot;; 10; IF([$tuesday.C105] = 0; 0; MAX(10 - [$tuesday.C105]; 0))))" office:value-type="float" office:value="0" calcext:value-type="float">
            <text:p>.00</text:p>
          </table:table-cell>
          <table:table-cell table:style-name="ce10" table:formula="of:=IF(OR([$tuesday.B105] = &quot;light&quot;;[$tuesday.B105] = &quot;excused&quot;; [$tuesday.B105] = &quot;sch chg&quot;; [$tuesday.B105] = &quot;annual&quot;; [$tuesday.B105] = &quot;sick&quot;; [$tuesday.C105] &gt;= 12 - [$reference.C5]); 0; IF([$tuesday.B105] = &quot;no call&quot;; 12; IF([$tuesday.C105] = 0; 0; MAX(12 - [$tuesday.C10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06] = &quot;light&quot;;[$tuesday.B106] = &quot;excused&quot;; [$tuesday.B106] = &quot;sch chg&quot;; [$tuesday.B106] = &quot;annual&quot;; [$tuesday.B106] = &quot;sick&quot;; [$tuesday.C106] &gt;= 10 - [$reference.C5]); 0; IF([$tuesday.B106] = &quot;no call&quot;; 10; IF([$tuesday.C106] = 0; 0; MAX(10 - [$tuesday.C106]; 0))))" office:value-type="float" office:value="0" calcext:value-type="float">
            <text:p>.00</text:p>
          </table:table-cell>
          <table:table-cell table:style-name="ce10" table:formula="of:=IF(OR([$tuesday.B106] = &quot;light&quot;;[$tuesday.B106] = &quot;excused&quot;; [$tuesday.B106] = &quot;sch chg&quot;; [$tuesday.B106] = &quot;annual&quot;; [$tuesday.B106] = &quot;sick&quot;; [$tuesday.C106] &gt;= 12 - [$reference.C5]); 0; IF([$tuesday.B106] = &quot;no call&quot;; 12; IF([$tuesday.C106] = 0; 0; MAX(12 - [$tuesday.C10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07] = &quot;light&quot;;[$tuesday.B107] = &quot;excused&quot;; [$tuesday.B107] = &quot;sch chg&quot;; [$tuesday.B107] = &quot;annual&quot;; [$tuesday.B107] = &quot;sick&quot;; [$tuesday.C107] &gt;= 10 - [$reference.C5]); 0; IF([$tuesday.B107] = &quot;no call&quot;; 10; IF([$tuesday.C107] = 0; 0; MAX(10 - [$tuesday.C107]; 0))))" office:value-type="float" office:value="0" calcext:value-type="float">
            <text:p>.00</text:p>
          </table:table-cell>
          <table:table-cell table:style-name="ce10" table:formula="of:=IF(OR([$tuesday.B107] = &quot;light&quot;;[$tuesday.B107] = &quot;excused&quot;; [$tuesday.B107] = &quot;sch chg&quot;; [$tuesday.B107] = &quot;annual&quot;; [$tuesday.B107] = &quot;sick&quot;; [$tuesday.C107] &gt;= 12 - [$reference.C5]); 0; IF([$tuesday.B107] = &quot;no call&quot;; 12; IF([$tuesday.C107] = 0; 0; MAX(12 - [$tuesday.C10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OTDL Availability</text:p>
          </table:table-cell>
          <table:table-cell table:style-name="ce10" table:formula="of:=SUM([$tuesday.E83:$tuesday.E107])" office:value-type="float" office:value="0" calcext:value-type="float">
            <text:p>.00</text:p>
          </table:table-cell>
          <table:table-cell table:style-name="ce10" table:formula="of:=SUM([$tuesday.F83:$tuesday.F107])" office:value-type="float" office:value="2.5" calcext:value-type="float">
            <text:p>2.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xiliary Assistance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1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laig, b</text:p>
          </table:table-cell>
          <table:table-cell table:style-name="ce7"/>
          <table:table-cell table:style-name="ce8" office:value-type="float" office:value="10.7" calcext:value-type="float">
            <text:p>10.70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tuesday.B114] = &quot;light&quot;;[$tuesday.B114] = &quot;excused&quot;; [$tuesday.B114] = &quot;sch chg&quot;; [$tuesday.B114] = &quot;annual&quot;; [$tuesday.B114] = &quot;sick&quot;; [$tuesday.C114] &gt;= 10 - [$reference.C5]); 0; IF([$tuesday.B114] = &quot;no call&quot;; 10; IF([$tuesday.C114] = 0; 0; MAX(10 - [$tuesday.C114]; 0))))" office:value-type="float" office:value="0" calcext:value-type="float">
            <text:p>.00</text:p>
          </table:table-cell>
          <table:table-cell table:style-name="ce10" table:formula="of:=IF(OR([$tuesday.B114] = &quot;light&quot;;[$tuesday.B114] = &quot;excused&quot;; [$tuesday.B114] = &quot;sch chg&quot;; [$tuesday.B114] = &quot;annual&quot;; [$tuesday.B114] = &quot;sick&quot;; [$tuesday.C114] &gt;= 11.5 - [$reference.C5]); 0; IF([$tuesday.B114] = &quot;no call&quot;; 11.5; IF([$tuesday.C114] = 0; 0; MAX(11.5 - [$tuesday.C114]; 0))))" office:value-type="float" office:value="0.800000000000001" calcext:value-type="float">
            <text:p>.8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orrison, m</text:p>
          </table:table-cell>
          <table:table-cell table:style-name="ce7"/>
          <table:table-cell table:style-name="ce8" office:value-type="float" office:value="12.55" calcext:value-type="float">
            <text:p>12.55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tuesday.B115] = &quot;light&quot;;[$tuesday.B115] = &quot;excused&quot;; [$tuesday.B115] = &quot;sch chg&quot;; [$tuesday.B115] = &quot;annual&quot;; [$tuesday.B115] = &quot;sick&quot;; [$tuesday.C115] &gt;= 10 - [$reference.C5]); 0; IF([$tuesday.B115] = &quot;no call&quot;; 10; IF([$tuesday.C115] = 0; 0; MAX(10 - [$tuesday.C115]; 0))))" office:value-type="float" office:value="0" calcext:value-type="float">
            <text:p>.00</text:p>
          </table:table-cell>
          <table:table-cell table:style-name="ce10" table:formula="of:=IF(OR([$tuesday.B115] = &quot;light&quot;;[$tuesday.B115] = &quot;excused&quot;; [$tuesday.B115] = &quot;sch chg&quot;; [$tuesday.B115] = &quot;annual&quot;; [$tuesday.B115] = &quot;sick&quot;; [$tuesday.C115] &gt;= 11.5 - [$reference.C5]); 0; IF([$tuesday.B115] = &quot;no call&quot;; 11.5; IF([$tuesday.C115] = 0; 0; MAX(11.5 - [$tuesday.C11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j</text:p>
          </table:table-cell>
          <table:table-cell table:style-name="ce8" table:number-columns-repeated="3"/>
          <table:table-cell table:style-name="ce10" table:formula="of:=IF(OR([$tuesday.B116] = &quot;light&quot;;[$tuesday.B116] = &quot;excused&quot;; [$tuesday.B116] = &quot;sch chg&quot;; [$tuesday.B116] = &quot;annual&quot;; [$tuesday.B116] = &quot;sick&quot;; [$tuesday.C116] &gt;= 10 - [$reference.C5]); 0; IF([$tuesday.B116] = &quot;no call&quot;; 10; IF([$tuesday.C116] = 0; 0; MAX(10 - [$tuesday.C116]; 0))))" office:value-type="float" office:value="0" calcext:value-type="float">
            <text:p>.00</text:p>
          </table:table-cell>
          <table:table-cell table:style-name="ce10" table:formula="of:=IF(OR([$tuesday.B116] = &quot;light&quot;;[$tuesday.B116] = &quot;excused&quot;; [$tuesday.B116] = &quot;sch chg&quot;; [$tuesday.B116] = &quot;annual&quot;; [$tuesday.B116] = &quot;sick&quot;; [$tuesday.C116] &gt;= 11.5 - [$reference.C5]); 0; IF([$tuesday.B116] = &quot;no call&quot;; 11.5; IF([$tuesday.C116] = 0; 0; MAX(11.5 - [$tuesday.C11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hultz, a</text:p>
          </table:table-cell>
          <table:table-cell table:style-name="ce7"/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20.85" calcext:value-type="float">
            <text:p>20.85</text:p>
          </table:table-cell>
          <table:table-cell table:style-name="ce10" table:formula="of:=IF(OR([$tuesday.B117] = &quot;light&quot;;[$tuesday.B117] = &quot;excused&quot;; [$tuesday.B117] = &quot;sch chg&quot;; [$tuesday.B117] = &quot;annual&quot;; [$tuesday.B117] = &quot;sick&quot;; [$tuesday.C117] &gt;= 10 - [$reference.C5]); 0; IF([$tuesday.B117] = &quot;no call&quot;; 10; IF([$tuesday.C117] = 0; 0; MAX(10 - [$tuesday.C117]; 0))))" office:value-type="float" office:value="0" calcext:value-type="float">
            <text:p>.00</text:p>
          </table:table-cell>
          <table:table-cell table:style-name="ce10" table:formula="of:=IF(OR([$tuesday.B117] = &quot;light&quot;;[$tuesday.B117] = &quot;excused&quot;; [$tuesday.B117] = &quot;sch chg&quot;; [$tuesday.B117] = &quot;annual&quot;; [$tuesday.B117] = &quot;sick&quot;; [$tuesday.C117] &gt;= 11.5 - [$reference.C5]); 0; IF([$tuesday.B117] = &quot;no call&quot;; 11.5; IF([$tuesday.C117] = 0; 0; MAX(11.5 - [$tuesday.C11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ubbs, t</text:p>
          </table:table-cell>
          <table:table-cell table:style-name="ce7"/>
          <table:table-cell table:style-name="ce8" office:value-type="float" office:value="10.81" calcext:value-type="float">
            <text:p>10.81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tuesday.B118] = &quot;light&quot;;[$tuesday.B118] = &quot;excused&quot;; [$tuesday.B118] = &quot;sch chg&quot;; [$tuesday.B118] = &quot;annual&quot;; [$tuesday.B118] = &quot;sick&quot;; [$tuesday.C118] &gt;= 10 - [$reference.C5]); 0; IF([$tuesday.B118] = &quot;no call&quot;; 10; IF([$tuesday.C118] = 0; 0; MAX(10 - [$tuesday.C118]; 0))))" office:value-type="float" office:value="0" calcext:value-type="float">
            <text:p>.00</text:p>
          </table:table-cell>
          <table:table-cell table:style-name="ce10" table:formula="of:=IF(OR([$tuesday.B118] = &quot;light&quot;;[$tuesday.B118] = &quot;excused&quot;; [$tuesday.B118] = &quot;sch chg&quot;; [$tuesday.B118] = &quot;annual&quot;; [$tuesday.B118] = &quot;sick&quot;; [$tuesday.C118] &gt;= 11.5 - [$reference.C5]); 0; IF([$tuesday.B118] = &quot;no call&quot;; 11.5; IF([$tuesday.C118] = 0; 0; MAX(11.5 - [$tuesday.C118]; 0))))" office:value-type="float" office:value="0.69" calcext:value-type="float">
            <text:p>.69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19] = &quot;light&quot;;[$tuesday.B119] = &quot;excused&quot;; [$tuesday.B119] = &quot;sch chg&quot;; [$tuesday.B119] = &quot;annual&quot;; [$tuesday.B119] = &quot;sick&quot;; [$tuesday.C119] &gt;= 10 - [$reference.C5]); 0; IF([$tuesday.B119] = &quot;no call&quot;; 10; IF([$tuesday.C119] = 0; 0; MAX(10 - [$tuesday.C119]; 0))))" office:value-type="float" office:value="0" calcext:value-type="float">
            <text:p>.00</text:p>
          </table:table-cell>
          <table:table-cell table:style-name="ce10" table:formula="of:=IF(OR([$tuesday.B119] = &quot;light&quot;;[$tuesday.B119] = &quot;excused&quot;; [$tuesday.B119] = &quot;sch chg&quot;; [$tuesday.B119] = &quot;annual&quot;; [$tuesday.B119] = &quot;sick&quot;; [$tuesday.C119] &gt;= 12 - [$reference.C5]); 0; IF([$tuesday.B119] = &quot;no call&quot;; 12; IF([$tuesday.C119] = 0; 0; MAX(12 - [$tuesday.C11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0] = &quot;light&quot;;[$tuesday.B120] = &quot;excused&quot;; [$tuesday.B120] = &quot;sch chg&quot;; [$tuesday.B120] = &quot;annual&quot;; [$tuesday.B120] = &quot;sick&quot;; [$tuesday.C120] &gt;= 10 - [$reference.C5]); 0; IF([$tuesday.B120] = &quot;no call&quot;; 10; IF([$tuesday.C120] = 0; 0; MAX(10 - [$tuesday.C120]; 0))))" office:value-type="float" office:value="0" calcext:value-type="float">
            <text:p>.00</text:p>
          </table:table-cell>
          <table:table-cell table:style-name="ce10" table:formula="of:=IF(OR([$tuesday.B120] = &quot;light&quot;;[$tuesday.B120] = &quot;excused&quot;; [$tuesday.B120] = &quot;sch chg&quot;; [$tuesday.B120] = &quot;annual&quot;; [$tuesday.B120] = &quot;sick&quot;; [$tuesday.C120] &gt;= 12 - [$reference.C5]); 0; IF([$tuesday.B120] = &quot;no call&quot;; 12; IF([$tuesday.C120] = 0; 0; MAX(12 - [$tuesday.C12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1] = &quot;light&quot;;[$tuesday.B121] = &quot;excused&quot;; [$tuesday.B121] = &quot;sch chg&quot;; [$tuesday.B121] = &quot;annual&quot;; [$tuesday.B121] = &quot;sick&quot;; [$tuesday.C121] &gt;= 10 - [$reference.C5]); 0; IF([$tuesday.B121] = &quot;no call&quot;; 10; IF([$tuesday.C121] = 0; 0; MAX(10 - [$tuesday.C121]; 0))))" office:value-type="float" office:value="0" calcext:value-type="float">
            <text:p>.00</text:p>
          </table:table-cell>
          <table:table-cell table:style-name="ce10" table:formula="of:=IF(OR([$tuesday.B121] = &quot;light&quot;;[$tuesday.B121] = &quot;excused&quot;; [$tuesday.B121] = &quot;sch chg&quot;; [$tuesday.B121] = &quot;annual&quot;; [$tuesday.B121] = &quot;sick&quot;; [$tuesday.C121] &gt;= 12 - [$reference.C5]); 0; IF([$tuesday.B121] = &quot;no call&quot;; 12; IF([$tuesday.C121] = 0; 0; MAX(12 - [$tuesday.C12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2] = &quot;light&quot;;[$tuesday.B122] = &quot;excused&quot;; [$tuesday.B122] = &quot;sch chg&quot;; [$tuesday.B122] = &quot;annual&quot;; [$tuesday.B122] = &quot;sick&quot;; [$tuesday.C122] &gt;= 10 - [$reference.C5]); 0; IF([$tuesday.B122] = &quot;no call&quot;; 10; IF([$tuesday.C122] = 0; 0; MAX(10 - [$tuesday.C122]; 0))))" office:value-type="float" office:value="0" calcext:value-type="float">
            <text:p>.00</text:p>
          </table:table-cell>
          <table:table-cell table:style-name="ce10" table:formula="of:=IF(OR([$tuesday.B122] = &quot;light&quot;;[$tuesday.B122] = &quot;excused&quot;; [$tuesday.B122] = &quot;sch chg&quot;; [$tuesday.B122] = &quot;annual&quot;; [$tuesday.B122] = &quot;sick&quot;; [$tuesday.C122] &gt;= 12 - [$reference.C5]); 0; IF([$tuesday.B122] = &quot;no call&quot;; 12; IF([$tuesday.C122] = 0; 0; MAX(12 - [$tuesday.C12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3] = &quot;light&quot;;[$tuesday.B123] = &quot;excused&quot;; [$tuesday.B123] = &quot;sch chg&quot;; [$tuesday.B123] = &quot;annual&quot;; [$tuesday.B123] = &quot;sick&quot;; [$tuesday.C123] &gt;= 10 - [$reference.C5]); 0; IF([$tuesday.B123] = &quot;no call&quot;; 10; IF([$tuesday.C123] = 0; 0; MAX(10 - [$tuesday.C123]; 0))))" office:value-type="float" office:value="0" calcext:value-type="float">
            <text:p>.00</text:p>
          </table:table-cell>
          <table:table-cell table:style-name="ce10" table:formula="of:=IF(OR([$tuesday.B123] = &quot;light&quot;;[$tuesday.B123] = &quot;excused&quot;; [$tuesday.B123] = &quot;sch chg&quot;; [$tuesday.B123] = &quot;annual&quot;; [$tuesday.B123] = &quot;sick&quot;; [$tuesday.C123] &gt;= 12 - [$reference.C5]); 0; IF([$tuesday.B123] = &quot;no call&quot;; 12; IF([$tuesday.C123] = 0; 0; MAX(12 - [$tuesday.C12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4] = &quot;light&quot;;[$tuesday.B124] = &quot;excused&quot;; [$tuesday.B124] = &quot;sch chg&quot;; [$tuesday.B124] = &quot;annual&quot;; [$tuesday.B124] = &quot;sick&quot;; [$tuesday.C124] &gt;= 10 - [$reference.C5]); 0; IF([$tuesday.B124] = &quot;no call&quot;; 10; IF([$tuesday.C124] = 0; 0; MAX(10 - [$tuesday.C124]; 0))))" office:value-type="float" office:value="0" calcext:value-type="float">
            <text:p>.00</text:p>
          </table:table-cell>
          <table:table-cell table:style-name="ce10" table:formula="of:=IF(OR([$tuesday.B124] = &quot;light&quot;;[$tuesday.B124] = &quot;excused&quot;; [$tuesday.B124] = &quot;sch chg&quot;; [$tuesday.B124] = &quot;annual&quot;; [$tuesday.B124] = &quot;sick&quot;; [$tuesday.C124] &gt;= 12 - [$reference.C5]); 0; IF([$tuesday.B124] = &quot;no call&quot;; 12; IF([$tuesday.C124] = 0; 0; MAX(12 - [$tuesday.C12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5] = &quot;light&quot;;[$tuesday.B125] = &quot;excused&quot;; [$tuesday.B125] = &quot;sch chg&quot;; [$tuesday.B125] = &quot;annual&quot;; [$tuesday.B125] = &quot;sick&quot;; [$tuesday.C125] &gt;= 10 - [$reference.C5]); 0; IF([$tuesday.B125] = &quot;no call&quot;; 10; IF([$tuesday.C125] = 0; 0; MAX(10 - [$tuesday.C125]; 0))))" office:value-type="float" office:value="0" calcext:value-type="float">
            <text:p>.00</text:p>
          </table:table-cell>
          <table:table-cell table:style-name="ce10" table:formula="of:=IF(OR([$tuesday.B125] = &quot;light&quot;;[$tuesday.B125] = &quot;excused&quot;; [$tuesday.B125] = &quot;sch chg&quot;; [$tuesday.B125] = &quot;annual&quot;; [$tuesday.B125] = &quot;sick&quot;; [$tuesday.C125] &gt;= 12 - [$reference.C5]); 0; IF([$tuesday.B125] = &quot;no call&quot;; 12; IF([$tuesday.C125] = 0; 0; MAX(12 - [$tuesday.C12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6] = &quot;light&quot;;[$tuesday.B126] = &quot;excused&quot;; [$tuesday.B126] = &quot;sch chg&quot;; [$tuesday.B126] = &quot;annual&quot;; [$tuesday.B126] = &quot;sick&quot;; [$tuesday.C126] &gt;= 10 - [$reference.C5]); 0; IF([$tuesday.B126] = &quot;no call&quot;; 10; IF([$tuesday.C126] = 0; 0; MAX(10 - [$tuesday.C126]; 0))))" office:value-type="float" office:value="0" calcext:value-type="float">
            <text:p>.00</text:p>
          </table:table-cell>
          <table:table-cell table:style-name="ce10" table:formula="of:=IF(OR([$tuesday.B126] = &quot;light&quot;;[$tuesday.B126] = &quot;excused&quot;; [$tuesday.B126] = &quot;sch chg&quot;; [$tuesday.B126] = &quot;annual&quot;; [$tuesday.B126] = &quot;sick&quot;; [$tuesday.C126] &gt;= 12 - [$reference.C5]); 0; IF([$tuesday.B126] = &quot;no call&quot;; 12; IF([$tuesday.C126] = 0; 0; MAX(12 - [$tuesday.C12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7] = &quot;light&quot;;[$tuesday.B127] = &quot;excused&quot;; [$tuesday.B127] = &quot;sch chg&quot;; [$tuesday.B127] = &quot;annual&quot;; [$tuesday.B127] = &quot;sick&quot;; [$tuesday.C127] &gt;= 10 - [$reference.C5]); 0; IF([$tuesday.B127] = &quot;no call&quot;; 10; IF([$tuesday.C127] = 0; 0; MAX(10 - [$tuesday.C127]; 0))))" office:value-type="float" office:value="0" calcext:value-type="float">
            <text:p>.00</text:p>
          </table:table-cell>
          <table:table-cell table:style-name="ce10" table:formula="of:=IF(OR([$tuesday.B127] = &quot;light&quot;;[$tuesday.B127] = &quot;excused&quot;; [$tuesday.B127] = &quot;sch chg&quot;; [$tuesday.B127] = &quot;annual&quot;; [$tuesday.B127] = &quot;sick&quot;; [$tuesday.C127] &gt;= 12 - [$reference.C5]); 0; IF([$tuesday.B127] = &quot;no call&quot;; 12; IF([$tuesday.C127] = 0; 0; MAX(12 - [$tuesday.C12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8] = &quot;light&quot;;[$tuesday.B128] = &quot;excused&quot;; [$tuesday.B128] = &quot;sch chg&quot;; [$tuesday.B128] = &quot;annual&quot;; [$tuesday.B128] = &quot;sick&quot;; [$tuesday.C128] &gt;= 10 - [$reference.C5]); 0; IF([$tuesday.B128] = &quot;no call&quot;; 10; IF([$tuesday.C128] = 0; 0; MAX(10 - [$tuesday.C128]; 0))))" office:value-type="float" office:value="0" calcext:value-type="float">
            <text:p>.00</text:p>
          </table:table-cell>
          <table:table-cell table:style-name="ce10" table:formula="of:=IF(OR([$tuesday.B128] = &quot;light&quot;;[$tuesday.B128] = &quot;excused&quot;; [$tuesday.B128] = &quot;sch chg&quot;; [$tuesday.B128] = &quot;annual&quot;; [$tuesday.B128] = &quot;sick&quot;; [$tuesday.C128] &gt;= 12 - [$reference.C5]); 0; IF([$tuesday.B128] = &quot;no call&quot;; 12; IF([$tuesday.C128] = 0; 0; MAX(12 - [$tuesday.C12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9] = &quot;light&quot;;[$tuesday.B129] = &quot;excused&quot;; [$tuesday.B129] = &quot;sch chg&quot;; [$tuesday.B129] = &quot;annual&quot;; [$tuesday.B129] = &quot;sick&quot;; [$tuesday.C129] &gt;= 10 - [$reference.C5]); 0; IF([$tuesday.B129] = &quot;no call&quot;; 10; IF([$tuesday.C129] = 0; 0; MAX(10 - [$tuesday.C129]; 0))))" office:value-type="float" office:value="0" calcext:value-type="float">
            <text:p>.00</text:p>
          </table:table-cell>
          <table:table-cell table:style-name="ce10" table:formula="of:=IF(OR([$tuesday.B129] = &quot;light&quot;;[$tuesday.B129] = &quot;excused&quot;; [$tuesday.B129] = &quot;sch chg&quot;; [$tuesday.B129] = &quot;annual&quot;; [$tuesday.B129] = &quot;sick&quot;; [$tuesday.C129] &gt;= 12 - [$reference.C5]); 0; IF([$tuesday.B129] = &quot;no call&quot;; 12; IF([$tuesday.C129] = 0; 0; MAX(12 - [$tuesday.C12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0] = &quot;light&quot;;[$tuesday.B130] = &quot;excused&quot;; [$tuesday.B130] = &quot;sch chg&quot;; [$tuesday.B130] = &quot;annual&quot;; [$tuesday.B130] = &quot;sick&quot;; [$tuesday.C130] &gt;= 10 - [$reference.C5]); 0; IF([$tuesday.B130] = &quot;no call&quot;; 10; IF([$tuesday.C130] = 0; 0; MAX(10 - [$tuesday.C130]; 0))))" office:value-type="float" office:value="0" calcext:value-type="float">
            <text:p>.00</text:p>
          </table:table-cell>
          <table:table-cell table:style-name="ce10" table:formula="of:=IF(OR([$tuesday.B130] = &quot;light&quot;;[$tuesday.B130] = &quot;excused&quot;; [$tuesday.B130] = &quot;sch chg&quot;; [$tuesday.B130] = &quot;annual&quot;; [$tuesday.B130] = &quot;sick&quot;; [$tuesday.C130] &gt;= 12 - [$reference.C5]); 0; IF([$tuesday.B130] = &quot;no call&quot;; 12; IF([$tuesday.C130] = 0; 0; MAX(12 - [$tuesday.C13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1] = &quot;light&quot;;[$tuesday.B131] = &quot;excused&quot;; [$tuesday.B131] = &quot;sch chg&quot;; [$tuesday.B131] = &quot;annual&quot;; [$tuesday.B131] = &quot;sick&quot;; [$tuesday.C131] &gt;= 10 - [$reference.C5]); 0; IF([$tuesday.B131] = &quot;no call&quot;; 10; IF([$tuesday.C131] = 0; 0; MAX(10 - [$tuesday.C131]; 0))))" office:value-type="float" office:value="0" calcext:value-type="float">
            <text:p>.00</text:p>
          </table:table-cell>
          <table:table-cell table:style-name="ce10" table:formula="of:=IF(OR([$tuesday.B131] = &quot;light&quot;;[$tuesday.B131] = &quot;excused&quot;; [$tuesday.B131] = &quot;sch chg&quot;; [$tuesday.B131] = &quot;annual&quot;; [$tuesday.B131] = &quot;sick&quot;; [$tuesday.C131] &gt;= 12 - [$reference.C5]); 0; IF([$tuesday.B131] = &quot;no call&quot;; 12; IF([$tuesday.C131] = 0; 0; MAX(12 - [$tuesday.C13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2] = &quot;light&quot;;[$tuesday.B132] = &quot;excused&quot;; [$tuesday.B132] = &quot;sch chg&quot;; [$tuesday.B132] = &quot;annual&quot;; [$tuesday.B132] = &quot;sick&quot;; [$tuesday.C132] &gt;= 10 - [$reference.C5]); 0; IF([$tuesday.B132] = &quot;no call&quot;; 10; IF([$tuesday.C132] = 0; 0; MAX(10 - [$tuesday.C132]; 0))))" office:value-type="float" office:value="0" calcext:value-type="float">
            <text:p>.00</text:p>
          </table:table-cell>
          <table:table-cell table:style-name="ce10" table:formula="of:=IF(OR([$tuesday.B132] = &quot;light&quot;;[$tuesday.B132] = &quot;excused&quot;; [$tuesday.B132] = &quot;sch chg&quot;; [$tuesday.B132] = &quot;annual&quot;; [$tuesday.B132] = &quot;sick&quot;; [$tuesday.C132] &gt;= 12 - [$reference.C5]); 0; IF([$tuesday.B132] = &quot;no call&quot;; 12; IF([$tuesday.C132] = 0; 0; MAX(12 - [$tuesday.C13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3] = &quot;light&quot;;[$tuesday.B133] = &quot;excused&quot;; [$tuesday.B133] = &quot;sch chg&quot;; [$tuesday.B133] = &quot;annual&quot;; [$tuesday.B133] = &quot;sick&quot;; [$tuesday.C133] &gt;= 10 - [$reference.C5]); 0; IF([$tuesday.B133] = &quot;no call&quot;; 10; IF([$tuesday.C133] = 0; 0; MAX(10 - [$tuesday.C133]; 0))))" office:value-type="float" office:value="0" calcext:value-type="float">
            <text:p>.00</text:p>
          </table:table-cell>
          <table:table-cell table:style-name="ce10" table:formula="of:=IF(OR([$tuesday.B133] = &quot;light&quot;;[$tuesday.B133] = &quot;excused&quot;; [$tuesday.B133] = &quot;sch chg&quot;; [$tuesday.B133] = &quot;annual&quot;; [$tuesday.B133] = &quot;sick&quot;; [$tuesday.C133] &gt;= 12 - [$reference.C5]); 0; IF([$tuesday.B133] = &quot;no call&quot;; 12; IF([$tuesday.C133] = 0; 0; MAX(12 - [$tuesday.C13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4] = &quot;light&quot;;[$tuesday.B134] = &quot;excused&quot;; [$tuesday.B134] = &quot;sch chg&quot;; [$tuesday.B134] = &quot;annual&quot;; [$tuesday.B134] = &quot;sick&quot;; [$tuesday.C134] &gt;= 10 - [$reference.C5]); 0; IF([$tuesday.B134] = &quot;no call&quot;; 10; IF([$tuesday.C134] = 0; 0; MAX(10 - [$tuesday.C134]; 0))))" office:value-type="float" office:value="0" calcext:value-type="float">
            <text:p>.00</text:p>
          </table:table-cell>
          <table:table-cell table:style-name="ce10" table:formula="of:=IF(OR([$tuesday.B134] = &quot;light&quot;;[$tuesday.B134] = &quot;excused&quot;; [$tuesday.B134] = &quot;sch chg&quot;; [$tuesday.B134] = &quot;annual&quot;; [$tuesday.B134] = &quot;sick&quot;; [$tuesday.C134] &gt;= 12 - [$reference.C5]); 0; IF([$tuesday.B134] = &quot;no call&quot;; 12; IF([$tuesday.C134] = 0; 0; MAX(12 - [$tuesday.C13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5] = &quot;light&quot;;[$tuesday.B135] = &quot;excused&quot;; [$tuesday.B135] = &quot;sch chg&quot;; [$tuesday.B135] = &quot;annual&quot;; [$tuesday.B135] = &quot;sick&quot;; [$tuesday.C135] &gt;= 10 - [$reference.C5]); 0; IF([$tuesday.B135] = &quot;no call&quot;; 10; IF([$tuesday.C135] = 0; 0; MAX(10 - [$tuesday.C135]; 0))))" office:value-type="float" office:value="0" calcext:value-type="float">
            <text:p>.00</text:p>
          </table:table-cell>
          <table:table-cell table:style-name="ce10" table:formula="of:=IF(OR([$tuesday.B135] = &quot;light&quot;;[$tuesday.B135] = &quot;excused&quot;; [$tuesday.B135] = &quot;sch chg&quot;; [$tuesday.B135] = &quot;annual&quot;; [$tuesday.B135] = &quot;sick&quot;; [$tuesday.C135] &gt;= 12 - [$reference.C5]); 0; IF([$tuesday.B135] = &quot;no call&quot;; 12; IF([$tuesday.C135] = 0; 0; MAX(12 - [$tuesday.C13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6] = &quot;light&quot;;[$tuesday.B136] = &quot;excused&quot;; [$tuesday.B136] = &quot;sch chg&quot;; [$tuesday.B136] = &quot;annual&quot;; [$tuesday.B136] = &quot;sick&quot;; [$tuesday.C136] &gt;= 10 - [$reference.C5]); 0; IF([$tuesday.B136] = &quot;no call&quot;; 10; IF([$tuesday.C136] = 0; 0; MAX(10 - [$tuesday.C136]; 0))))" office:value-type="float" office:value="0" calcext:value-type="float">
            <text:p>.00</text:p>
          </table:table-cell>
          <table:table-cell table:style-name="ce10" table:formula="of:=IF(OR([$tuesday.B136] = &quot;light&quot;;[$tuesday.B136] = &quot;excused&quot;; [$tuesday.B136] = &quot;sch chg&quot;; [$tuesday.B136] = &quot;annual&quot;; [$tuesday.B136] = &quot;sick&quot;; [$tuesday.C136] &gt;= 12 - [$reference.C5]); 0; IF([$tuesday.B136] = &quot;no call&quot;; 12; IF([$tuesday.C136] = 0; 0; MAX(12 - [$tuesday.C13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7] = &quot;light&quot;;[$tuesday.B137] = &quot;excused&quot;; [$tuesday.B137] = &quot;sch chg&quot;; [$tuesday.B137] = &quot;annual&quot;; [$tuesday.B137] = &quot;sick&quot;; [$tuesday.C137] &gt;= 10 - [$reference.C5]); 0; IF([$tuesday.B137] = &quot;no call&quot;; 10; IF([$tuesday.C137] = 0; 0; MAX(10 - [$tuesday.C137]; 0))))" office:value-type="float" office:value="0" calcext:value-type="float">
            <text:p>.00</text:p>
          </table:table-cell>
          <table:table-cell table:style-name="ce10" table:formula="of:=IF(OR([$tuesday.B137] = &quot;light&quot;;[$tuesday.B137] = &quot;excused&quot;; [$tuesday.B137] = &quot;sch chg&quot;; [$tuesday.B137] = &quot;annual&quot;; [$tuesday.B137] = &quot;sick&quot;; [$tuesday.C137] &gt;= 12 - [$reference.C5]); 0; IF([$tuesday.B137] = &quot;no call&quot;; 12; IF([$tuesday.C137] = 0; 0; MAX(12 - [$tuesday.C13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8] = &quot;light&quot;;[$tuesday.B138] = &quot;excused&quot;; [$tuesday.B138] = &quot;sch chg&quot;; [$tuesday.B138] = &quot;annual&quot;; [$tuesday.B138] = &quot;sick&quot;; [$tuesday.C138] &gt;= 10 - [$reference.C5]); 0; IF([$tuesday.B138] = &quot;no call&quot;; 10; IF([$tuesday.C138] = 0; 0; MAX(10 - [$tuesday.C138]; 0))))" office:value-type="float" office:value="0" calcext:value-type="float">
            <text:p>.00</text:p>
          </table:table-cell>
          <table:table-cell table:style-name="ce10" table:formula="of:=IF(OR([$tuesday.B138] = &quot;light&quot;;[$tuesday.B138] = &quot;excused&quot;; [$tuesday.B138] = &quot;sch chg&quot;; [$tuesday.B138] = &quot;annual&quot;; [$tuesday.B138] = &quot;sick&quot;; [$tuesday.C138] &gt;= 12 - [$reference.C5]); 0; IF([$tuesday.B138] = &quot;no call&quot;; 12; IF([$tuesday.C138] = 0; 0; MAX(12 - [$tuesday.C13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UX Availability</text:p>
          </table:table-cell>
          <table:table-cell table:style-name="ce10" table:formula="of:=SUM([$tuesday.E114:$tuesday.E138])" office:value-type="float" office:value="0" calcext:value-type="float">
            <text:p>.00</text:p>
          </table:table-cell>
          <table:table-cell table:style-name="ce10" table:formula="of:=SUM([$tuesday.F114:$tuesday.F138])" office:value-type="float" office:value="1.49" calcext:value-type="float">
            <text:p>1.4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vailability</text:p>
          </table:table-cell>
          <table:table-cell table:style-name="ce10" table:formula="of:=SUM([$tuesday.E109] + [$tuesday.E140])" office:value-type="float" office:value="0" calcext:value-type="float">
            <text:p>.00</text:p>
          </table:table-cell>
          <table:table-cell table:style-name="ce10" table:formula="of:=SUM([$tuesday.F109] + [$tuesday.F140])" office:value-type="float" office:value="3.99" calcext:value-type="float">
            <text:p>3.99</text:p>
          </table:table-cell>
          <table:table-cell table:number-columns-repeated="1018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dnesday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proper Mandate Workshee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 <text:s/></text:p>
          </table:table-cell>
          <table:table-cell table:style-name="ce6" office:value-type="string" calcext:value-type="string" table:number-columns-spanned="3" table:number-rows-spanned="1">
            <text:p>Wednesday <text:s/>08/07/19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Pay Period: <text:s/></text:p>
          </table:table-cell>
          <table:covered-table-cell/>
          <table:table-cell table:style-name="ce6" office:value-type="string" calcext:value-type="string" table:number-columns-spanned="2" table:number-rows-spanned="1">
            <text:p>2019-17-1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tion: <text:s/></text:p>
          </table:table-cell>
          <table:table-cell table:style-name="ce6" office:value-type="string" calcext:value-type="string" table:number-columns-spanned="3" table:number-rows-spanned="1">
            <text:p>University Par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 Lis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ejesus vasquez, l</text:p>
          </table:table-cell>
          <table:table-cell table:style-name="ce7"/>
          <table:table-cell table:style-name="ce8" office:value-type="float" office:value="9.54" calcext:value-type="float">
            <text:p>9.54</text:p>
          </table:table-cell>
          <table:table-cell table:style-name="ce8" office:value-type="float" office:value="18.06" calcext:value-type="float">
            <text:p>18.06</text:p>
          </table:table-cell>
          <table:table-cell table:style-name="ce8" office:value-type="float" office:value="13" calcext:value-type="float">
            <text:p>13.00</text:p>
          </table:table-cell>
          <table:table-cell table:style-name="ce8" office:value-type="float" office:value="14.5" calcext:value-type="float">
            <text:p>14.50</text:p>
          </table:table-cell>
          <table:table-cell table:style-name="ce11" office:value-type="float" office:value="925" calcext:value-type="float">
            <text:p>925</text:p>
          </table:table-cell>
          <table:table-cell table:style-name="ce8" table:formula="of:=SUM([$wednesday.F8] - [$wednesday.E8])" office:value-type="float" office:value="1.5" calcext:value-type="float">
            <text:p>1.50</text:p>
          </table:table-cell>
          <table:table-cell table:style-name="ce10" table:formula="of:=IF([$wednesday.B8] =&quot;ns day&quot;; [$wednesday.C8];IF([$wednesday.C8] &lt;= 8+ [$reference.C3]; 0; MAX([$wednesday.C8] - 8; 0)))" office:value-type="float" office:value="1.54" calcext:value-type="float">
            <text:p>1.54</text:p>
          </table:table-cell>
          <table:table-cell table:style-name="ce10" table:formula="of:=SUM([$wednesday.F8] - [$wednesday.E8])" office:value-type="float" office:value="1.5" calcext:value-type="float">
            <text:p>1.50</text:p>
          </table:table-cell>
          <table:table-cell table:style-name="ce10" table:formula="of:=IF([$wednesday.B8]=&quot;ns day&quot;;[$wednesday.C8]; IF([$wednesday.C8] &lt;= 8 + [$reference.C4]; 0; MIN(MAX([$wednesday.C8] - 8; 0);IF([$wednesday.J8] &lt;= [$reference.C4];0; [$wednesday.J8]))))" office:value-type="float" office:value="1.5" calcext:value-type="float">
            <text:p>1.5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lamen, a</text:p>
          </table:table-cell>
          <table:table-cell table:style-name="ce7"/>
          <table:table-cell table:style-name="ce8" office:value-type="float" office:value="10.42" calcext:value-type="float">
            <text:p>10.42</text:p>
          </table:table-cell>
          <table:table-cell table:style-name="ce8" office:value-type="float" office:value="18.99" calcext:value-type="float">
            <text:p>18.99</text:p>
          </table:table-cell>
          <table:table-cell table:style-name="ce8" table:number-columns-repeated="2"/>
          <table:table-cell table:style-name="ce11"/>
          <table:table-cell table:style-name="ce8" table:formula="of:=SUM([$wednesday.F9] - [$wednesday.E9])" office:value-type="float" office:value="0" calcext:value-type="float">
            <text:p>.00</text:p>
          </table:table-cell>
          <table:table-cell table:style-name="ce10" table:formula="of:=IF([$wednesday.B9] =&quot;ns day&quot;; [$wednesday.C9];IF([$wednesday.C9] &lt;= 8+ [$reference.C3]; 0; MAX([$wednesday.C9] - 8; 0)))" office:value-type="float" office:value="2.42" calcext:value-type="float">
            <text:p>2.42</text:p>
          </table:table-cell>
          <table:table-cell table:style-name="ce10" table:formula="of:=SUM([$wednesday.F9] - [$wednesday.E9])" office:value-type="float" office:value="0" calcext:value-type="float">
            <text:p>.00</text:p>
          </table:table-cell>
          <table:table-cell table:style-name="ce10" table:formula="of:=IF([$wednesday.B9]=&quot;ns day&quot;;[$wednesday.C9]; IF([$wednesday.C9] &lt;= 8 + [$reference.C4]; 0; MIN(MAX([$wednesday.C9] - 8; 0);IF([$wednesday.J9] &lt;= [$reference.C4];0; [$wednesday.J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isher, c</text:p>
          </table:table-cell>
          <table:table-cell table:style-name="ce7"/>
          <table:table-cell table:style-name="ce8" office:value-type="float" office:value="10.15" calcext:value-type="float">
            <text:p>10.15</text:p>
          </table:table-cell>
          <table:table-cell table:style-name="ce8" office:value-type="float" office:value="19.06" calcext:value-type="float">
            <text:p>19.06</text:p>
          </table:table-cell>
          <table:table-cell table:style-name="ce8" office:value-type="float" office:value="17.5" calcext:value-type="float">
            <text:p>17.50</text:p>
          </table:table-cell>
          <table:table-cell table:style-name="ce8" office:value-type="float" office:value="19.06" calcext:value-type="float">
            <text:p>19.06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wednesday.F10] - [$wednesday.E10])" office:value-type="float" office:value="1.56" calcext:value-type="float">
            <text:p>1.56</text:p>
          </table:table-cell>
          <table:table-cell table:style-name="ce10" table:formula="of:=IF([$wednesday.B10] =&quot;ns day&quot;; [$wednesday.C10];IF([$wednesday.C10] &lt;= 8+ [$reference.C3]; 0; MAX([$wednesday.C10] - 8; 0)))" office:value-type="float" office:value="2.15" calcext:value-type="float">
            <text:p>2.15</text:p>
          </table:table-cell>
          <table:table-cell table:style-name="ce10" table:formula="of:=SUM([$wednesday.F10] - [$wednesday.E10])" office:value-type="float" office:value="1.56" calcext:value-type="float">
            <text:p>1.56</text:p>
          </table:table-cell>
          <table:table-cell table:style-name="ce10" table:formula="of:=IF([$wednesday.B10]=&quot;ns day&quot;;[$wednesday.C10]; IF([$wednesday.C10] &lt;= 8 + [$reference.C4]; 0; MIN(MAX([$wednesday.C10] - 8; 0);IF([$wednesday.J10] &lt;= [$reference.C4];0; [$wednesday.J10]))))" office:value-type="float" office:value="1.56" calcext:value-type="float">
            <text:p>1.5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oster, p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92" calcext:value-type="float">
            <text:p>18.92</text:p>
          </table:table-cell>
          <table:table-cell table:style-name="ce8" table:number-columns-repeated="2"/>
          <table:table-cell table:style-name="ce11"/>
          <table:table-cell table:style-name="ce8" table:formula="of:=SUM([$wednesday.F11] - [$wednesday.E11])" office:value-type="float" office:value="0" calcext:value-type="float">
            <text:p>.00</text:p>
          </table:table-cell>
          <table:table-cell table:style-name="ce10" table:formula="of:=IF([$wednesday.B11] =&quot;ns day&quot;; [$wednesday.C11];IF([$wednesday.C11] &lt;= 8+ [$reference.C3]; 0; MAX([$wednesday.C11] - 8; 0)))" office:value-type="float" office:value="2" calcext:value-type="float">
            <text:p>2.00</text:p>
          </table:table-cell>
          <table:table-cell table:style-name="ce10" table:formula="of:=SUM([$wednesday.F11] - [$wednesday.E11])" office:value-type="float" office:value="0" calcext:value-type="float">
            <text:p>.00</text:p>
          </table:table-cell>
          <table:table-cell table:style-name="ce10" table:formula="of:=IF([$wednesday.B11]=&quot;ns day&quot;;[$wednesday.C11]; IF([$wednesday.C11] &lt;= 8 + [$reference.C4]; 0; MIN(MAX([$wednesday.C11] - 8; 0);IF([$wednesday.J11] &lt;= [$reference.C4];0; [$wednesday.J1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rtines, j</text:p>
          </table:table-cell>
          <table:table-cell table:style-name="ce7"/>
          <table:table-cell table:style-name="ce8" office:value-type="float" office:value="9.75" calcext:value-type="float">
            <text:p>9.75</text:p>
          </table:table-cell>
          <table:table-cell table:style-name="ce8" office:value-type="float" office:value="18.33" calcext:value-type="float">
            <text:p>18.33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33" calcext:value-type="float">
            <text:p>18.33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wednesday.F12] - [$wednesday.E12])" office:value-type="float" office:value="1.33" calcext:value-type="float">
            <text:p>1.33</text:p>
          </table:table-cell>
          <table:table-cell table:style-name="ce10" table:formula="of:=IF([$wednesday.B12] =&quot;ns day&quot;; [$wednesday.C12];IF([$wednesday.C12] &lt;= 8+ [$reference.C3]; 0; MAX([$wednesday.C12] - 8; 0)))" office:value-type="float" office:value="1.75" calcext:value-type="float">
            <text:p>1.75</text:p>
          </table:table-cell>
          <table:table-cell table:style-name="ce10" table:formula="of:=SUM([$wednesday.F12] - [$wednesday.E12])" office:value-type="float" office:value="1.33" calcext:value-type="float">
            <text:p>1.33</text:p>
          </table:table-cell>
          <table:table-cell table:style-name="ce10" table:formula="of:=IF([$wednesday.B12]=&quot;ns day&quot;;[$wednesday.C12]; IF([$wednesday.C12] &lt;= 8 + [$reference.C4]; 0; MIN(MAX([$wednesday.C12] - 8; 0);IF([$wednesday.J12] &lt;= [$reference.C4];0; [$wednesday.J12]))))" office:value-type="float" office:value="1.33" calcext:value-type="float">
            <text:p>1.3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ena sobekela, r</text:p>
          </table:table-cell>
          <table:table-cell table:style-name="ce7"/>
          <table:table-cell table:style-name="ce8" office:value-type="float" office:value="10.19" calcext:value-type="float">
            <text:p>10.19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9.19" calcext:value-type="float">
            <text:p>19.19</text:p>
          </table:table-cell>
          <table:table-cell table:style-name="ce11" office:value-type="float" office:value="930" calcext:value-type="float">
            <text:p>930</text:p>
          </table:table-cell>
          <table:table-cell table:style-name="ce8" table:formula="of:=SUM([$wednesday.F13] - [$wednesday.E13])" office:value-type="float" office:value="2.19" calcext:value-type="float">
            <text:p>2.19</text:p>
          </table:table-cell>
          <table:table-cell table:style-name="ce10" table:formula="of:=IF([$wednesday.B13] =&quot;ns day&quot;; [$wednesday.C13];IF([$wednesday.C13] &lt;= 8+ [$reference.C3]; 0; MAX([$wednesday.C13] - 8; 0)))" office:value-type="float" office:value="2.19" calcext:value-type="float">
            <text:p>2.19</text:p>
          </table:table-cell>
          <table:table-cell table:style-name="ce10" table:formula="of:=SUM([$wednesday.F13] - [$wednesday.E13])" office:value-type="float" office:value="2.19" calcext:value-type="float">
            <text:p>2.19</text:p>
          </table:table-cell>
          <table:table-cell table:style-name="ce10" table:formula="of:=IF([$wednesday.B13]=&quot;ns day&quot;;[$wednesday.C13]; IF([$wednesday.C13] &lt;= 8 + [$reference.C4]; 0; MIN(MAX([$wednesday.C13] - 8; 0);IF([$wednesday.J13] &lt;= [$reference.C4];0; [$wednesday.J13]))))" office:value-type="float" office:value="2.19" calcext:value-type="float">
            <text:p>2.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naker, e</text:p>
          </table:table-cell>
          <table:table-cell table:style-name="ce7"/>
          <table:table-cell table:style-name="ce8" office:value-type="float" office:value="9.67" calcext:value-type="float">
            <text:p>9.67</text:p>
          </table:table-cell>
          <table:table-cell table:style-name="ce8" office:value-type="float" office:value="18.68" calcext:value-type="float">
            <text:p>18.68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wednesday.H17:$wednesday.H15])" office:value-type="float" office:value="6.49" calcext:value-type="float">
            <text:p>6.49</text:p>
          </table:table-cell>
          <table:table-cell table:style-name="ce10" table:formula="of:=IF([$wednesday.B14] =&quot;ns day&quot;; [$wednesday.C14];IF([$wednesday.C14] &lt;= 8 + [$reference.C3]; 0; MAX([$wednesday.C14] - 8; 0)))" office:value-type="float" office:value="1.67" calcext:value-type="float">
            <text:p>1.67</text:p>
          </table:table-cell>
          <table:table-cell table:style-name="ce10" table:formula="of:=[$wednesday.H14]" office:value-type="float" office:value="6.49" calcext:value-type="float">
            <text:p>6.49</text:p>
          </table:table-cell>
          <table:table-cell table:style-name="ce10" table:formula="of:=IF([$wednesday.B14]=&quot;ns day&quot;;[$wednesday.C14]; IF([$wednesday.C14] &lt;= 8 + [$reference.C4]; 0; MIN(MAX([$wednesday.C14] - 8; 0);IF([$wednesday.J14] &lt;= [$reference.C4];0; [$wednesday.J14]))))" office:value-type="float" office:value="1.67" calcext:value-type="float">
            <text:p>1.6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.51" calcext:value-type="float">
            <text:p>8.51</text:p>
          </table:table-cell>
          <table:table-cell table:style-name="ce8" office:value-type="float" office:value="12.75" calcext:value-type="float">
            <text:p>12.75</text:p>
          </table:table-cell>
          <table:table-cell table:style-name="ce11" office:value-type="float" office:value="922" calcext:value-type="float">
            <text:p>922</text:p>
          </table:table-cell>
          <table:table-cell table:style-name="ce8" table:formula="of:=SUM([$wednesday.F15] - [$wednesday.E15])" office:value-type="float" office:value="4.24" calcext:value-type="float">
            <text:p>4.24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6" calcext:value-type="float">
            <text:p>16.00</text:p>
          </table:table-cell>
          <table:table-cell table:style-name="ce11" office:value-type="float" office:value="922" calcext:value-type="float">
            <text:p>922</text:p>
          </table:table-cell>
          <table:table-cell table:style-name="ce8" table:formula="of:=SUM([$wednesday.F16] - [$wednesday.E16])" office:value-type="float" office:value="2.25" calcext:value-type="float">
            <text:p>2.2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number-columns-repeated="2" table:style-name="ce8" office:value-type="float" office:value="18.68" calcext:value-type="float">
            <text:p>18.68</text:p>
          </table:table-cell>
          <table:table-cell table:style-name="ce11" office:value-type="float" office:value="922" calcext:value-type="float">
            <text:p>922</text:p>
          </table:table-cell>
          <table:table-cell table:style-name="ce8" table:formula="of:=SUM([$wednesday.F17] - [$wednesday.E17])" office:value-type="float" office:value="0" calcext:value-type="float">
            <text:p>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mudesir sr, h</text:p>
          </table:table-cell>
          <table:table-cell table:style-name="ce8" table:number-columns-repeated="5"/>
          <table:table-cell table:style-name="ce11"/>
          <table:table-cell table:style-name="ce8" table:formula="of:=SUM([$wednesday.F18] - [$wednesday.E18])" office:value-type="float" office:value="0" calcext:value-type="float">
            <text:p>.00</text:p>
          </table:table-cell>
          <table:table-cell table:style-name="ce10" table:formula="of:=IF([$wednesday.B18] =&quot;ns day&quot;; [$wednesday.C18];IF([$wednesday.C18] &lt;= 8 + [$reference.C3]; 0; MAX([$wednesday.C18] - 8; 0)))" office:value-type="float" office:value="0" calcext:value-type="float">
            <text:p>.00</text:p>
          </table:table-cell>
          <table:table-cell table:style-name="ce10" table:formula="of:=SUM([$wednesday.F18] - [$wednesday.E18])" office:value-type="float" office:value="0" calcext:value-type="float">
            <text:p>.00</text:p>
          </table:table-cell>
          <table:table-cell table:style-name="ce10" table:formula="of:=IF([$wednesday.B18]=&quot;ns day&quot;;[$wednesday.C18]; IF([$wednesday.C18] &lt;= 8 + [$reference.C4]; 0; MIN(MAX([$wednesday.C18] - 8; 0);IF([$wednesday.J18] &lt;= [$reference.C4];0; [$wednesday.J1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rray, k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9.98" calcext:value-type="float">
            <text:p>9.98</text:p>
          </table:table-cell>
          <table:table-cell table:style-name="ce8" office:value-type="float" office:value="18.92" calcext:value-type="float">
            <text:p>18.92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92" calcext:value-type="float">
            <text:p>18.92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wednesday.F19] - [$wednesday.E19])" office:value-type="float" office:value="1.92" calcext:value-type="float">
            <text:p>1.92</text:p>
          </table:table-cell>
          <table:table-cell table:style-name="ce10" table:formula="of:=IF([$wednesday.B19] =&quot;ns day&quot;; [$wednesday.C19];IF([$wednesday.C19] &lt;= 8+ [$reference.C3]; 0; MAX([$wednesday.C19] - 8; 0)))" office:value-type="float" office:value="9.98" calcext:value-type="float">
            <text:p>9.98</text:p>
          </table:table-cell>
          <table:table-cell table:style-name="ce10" table:formula="of:=SUM([$wednesday.F19] - [$wednesday.E19])" office:value-type="float" office:value="1.92" calcext:value-type="float">
            <text:p>1.92</text:p>
          </table:table-cell>
          <table:table-cell table:style-name="ce10" table:formula="of:=IF([$wednesday.B19]=&quot;ns day&quot;;[$wednesday.C19]; IF([$wednesday.C19] &lt;= 8 + [$reference.C4]; 0; MIN(MAX([$wednesday.C19] - 8; 0);IF([$wednesday.J19] &lt;= [$reference.C4];0; [$wednesday.J19]))))" office:value-type="float" office:value="9.98" calcext:value-type="float">
            <text:p>9.9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bertson, c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5.93" calcext:value-type="float">
            <text:p>15.93</text:p>
          </table:table-cell>
          <table:table-cell table:style-name="ce8" office:value-type="float" office:value="12.5" calcext:value-type="float">
            <text:p>12.50</text:p>
          </table:table-cell>
          <table:table-cell table:style-name="ce8" office:value-type="float" office:value="15.93" calcext:value-type="float">
            <text:p>15.93</text:p>
          </table:table-cell>
          <table:table-cell table:style-name="ce11" office:value-type="float" office:value="1008" calcext:value-type="float">
            <text:p>1008</text:p>
          </table:table-cell>
          <table:table-cell table:style-name="ce8" table:formula="of:=SUM([$wednesday.F20] - [$wednesday.E20])" office:value-type="float" office:value="3.43" calcext:value-type="float">
            <text:p>3.43</text:p>
          </table:table-cell>
          <table:table-cell table:style-name="ce10" table:formula="of:=IF([$wednesday.B20] =&quot;ns day&quot;; [$wednesday.C20];IF([$wednesday.C20] &lt;= 8+ [$reference.C3]; 0; MAX([$wednesday.C20] - 8; 0)))" office:value-type="float" office:value="0" calcext:value-type="float">
            <text:p>.00</text:p>
          </table:table-cell>
          <table:table-cell table:style-name="ce10" table:formula="of:=SUM([$wednesday.F20] - [$wednesday.E20])" office:value-type="float" office:value="3.43" calcext:value-type="float">
            <text:p>3.43</text:p>
          </table:table-cell>
          <table:table-cell table:style-name="ce10" table:formula="of:=IF([$wednesday.B20]=&quot;ns day&quot;;[$wednesday.C20]; IF([$wednesday.C20] &lt;= 8 + [$reference.C4]; 0; MIN(MAX([$wednesday.C20] - 8; 0);IF([$wednesday.J20] &lt;= [$reference.C4];0; [$wednesday.J2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vens, a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49" calcext:value-type="float">
            <text:p>18.49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wednesday.H23:$wednesday.H22])" office:value-type="float" office:value="1.24" calcext:value-type="float">
            <text:p>1.24</text:p>
          </table:table-cell>
          <table:table-cell table:style-name="ce10" table:formula="of:=IF([$wednesday.B21] =&quot;ns day&quot;; [$wednesday.C21];IF([$wednesday.C21] &lt;= 8 + [$reference.C3]; 0; MAX([$wednesday.C21] - 8; 0)))" office:value-type="float" office:value="2" calcext:value-type="float">
            <text:p>2.00</text:p>
          </table:table-cell>
          <table:table-cell table:style-name="ce10" table:formula="of:=[$wednesday.H21]" office:value-type="float" office:value="1.24" calcext:value-type="float">
            <text:p>1.24</text:p>
          </table:table-cell>
          <table:table-cell table:style-name="ce10" table:formula="of:=IF([$wednesday.B21]=&quot;ns day&quot;;[$wednesday.C21]; IF([$wednesday.C21] &lt;= 8 + [$reference.C4]; 0; MIN(MAX([$wednesday.C21] - 8; 0);IF([$wednesday.J21] &lt;= [$reference.C4];0; [$wednesday.J21]))))" office:value-type="float" office:value="1.24" calcext:value-type="float">
            <text:p>1.2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number-columns-repeated="2" table:style-name="ce8" office:value-type="float" office:value="8.5" calcext:value-type="float">
            <text:p>8.50</text:p>
          </table:table-cell>
          <table:table-cell table:style-name="ce11" office:value-type="float" office:value="930" calcext:value-type="float">
            <text:p>930</text:p>
          </table:table-cell>
          <table:table-cell table:style-name="ce8" table:formula="of:=SUM([$wednesday.F22] - [$wednesday.E22])" office:value-type="float" office:value="0" calcext:value-type="float">
            <text:p>.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7.25" calcext:value-type="float">
            <text:p>17.25</text:p>
          </table:table-cell>
          <table:table-cell table:style-name="ce8" office:value-type="float" office:value="18.49" calcext:value-type="float">
            <text:p>18.49</text:p>
          </table:table-cell>
          <table:table-cell table:style-name="ce11" office:value-type="float" office:value="930" calcext:value-type="float">
            <text:p>930</text:p>
          </table:table-cell>
          <table:table-cell table:style-name="ce8" table:formula="of:=SUM([$wednesday.F23] - [$wednesday.E23])" office:value-type="float" office:value="1.24" calcext:value-type="float">
            <text:p>1.2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rujillo, s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87" calcext:value-type="float">
            <text:p>16.87</text:p>
          </table:table-cell>
          <table:table-cell table:style-name="ce8" table:number-columns-repeated="2"/>
          <table:table-cell table:style-name="ce11"/>
          <table:table-cell table:style-name="ce8" table:formula="of:=SUM([$wednesday.F24] - [$wednesday.E24])" office:value-type="float" office:value="0" calcext:value-type="float">
            <text:p>.00</text:p>
          </table:table-cell>
          <table:table-cell table:style-name="ce10" table:formula="of:=IF([$wednesday.B24] =&quot;ns day&quot;; [$wednesday.C24];IF([$wednesday.C24] &lt;= 8+ [$reference.C3]; 0; MAX([$wednesday.C24] - 8; 0)))" office:value-type="float" office:value="0" calcext:value-type="float">
            <text:p>.00</text:p>
          </table:table-cell>
          <table:table-cell table:style-name="ce10" table:formula="of:=SUM([$wednesday.F24] - [$wednesday.E24])" office:value-type="float" office:value="0" calcext:value-type="float">
            <text:p>.00</text:p>
          </table:table-cell>
          <table:table-cell table:style-name="ce10" table:formula="of:=IF([$wednesday.B24]=&quot;ns day&quot;;[$wednesday.C24]; IF([$wednesday.C24] &lt;= 8 + [$reference.C4]; 0; MIN(MAX([$wednesday.C24] - 8; 0);IF([$wednesday.J24] &lt;= [$reference.C4];0; [$wednesday.J2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illiams, l</text:p>
          </table:table-cell>
          <table:table-cell table:style-name="ce7"/>
          <table:table-cell table:style-name="ce8" office:value-type="float" office:value="2" calcext:value-type="float">
            <text:p>2.00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3" calcext:value-type="float">
            <text:p>13.00</text:p>
          </table:table-cell>
          <table:table-cell table:style-name="ce8" office:value-type="float" office:value="15" calcext:value-type="float">
            <text:p>15.00</text:p>
          </table:table-cell>
          <table:table-cell table:style-name="ce11" office:value-type="float" office:value="0" calcext:value-type="float">
            <text:p/>
          </table:table-cell>
          <table:table-cell table:style-name="ce8" table:formula="of:=SUM([$wednesday.F25] - [$wednesday.E25])" office:value-type="float" office:value="2" calcext:value-type="float">
            <text:p>2.00</text:p>
          </table:table-cell>
          <table:table-cell table:style-name="ce10" table:formula="of:=IF([$wednesday.B25] =&quot;ns day&quot;; [$wednesday.C25];IF([$wednesday.C25] &lt;= 8+ [$reference.C3]; 0; MAX([$wednesday.C25] - 8; 0)))" office:value-type="float" office:value="0" calcext:value-type="float">
            <text:p>.00</text:p>
          </table:table-cell>
          <table:table-cell table:style-name="ce10" table:formula="of:=SUM([$wednesday.F25] - [$wednesday.E25])" office:value-type="float" office:value="2" calcext:value-type="float">
            <text:p>2.00</text:p>
          </table:table-cell>
          <table:table-cell table:style-name="ce10" table:formula="of:=IF([$wednesday.B25]=&quot;ns day&quot;;[$wednesday.C25]; IF([$wednesday.C25] &lt;= 8 + [$reference.C4]; 0; MIN(MAX([$wednesday.C25] - 8; 0);IF([$wednesday.J25] &lt;= [$reference.C4];0; [$wednesday.J2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wednesday.F26] - [$wednesday.E26])" office:value-type="float" office:value="0" calcext:value-type="float">
            <text:p>.00</text:p>
          </table:table-cell>
          <table:table-cell table:style-name="ce10" table:formula="of:=IF([$wednesday.B26] =&quot;ns day&quot;; [$wednesday.C26];IF([$wednesday.C26] &lt;= 8 + [$reference.C3]; 0; MAX([$wednesday.C26] - 8; 0)))" office:value-type="float" office:value="0" calcext:value-type="float">
            <text:p>.00</text:p>
          </table:table-cell>
          <table:table-cell table:style-name="ce10" table:formula="of:=SUM([$wednesday.F26] - [$wednesday.E26])" office:value-type="float" office:value="0" calcext:value-type="float">
            <text:p>.00</text:p>
          </table:table-cell>
          <table:table-cell table:style-name="ce10" table:formula="of:=IF([$wednesday.B26]=&quot;ns day&quot;;[$wednesday.C26]; IF([$wednesday.C26] &lt;= 8 + [$reference.C4]; 0; MIN(MAX([$wednesday.C26] - 8; 0);IF([$wednesday.J26] &lt;= [$reference.C4];0; [$wednesday.J2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wednesday.F27] - [$wednesday.E27])" office:value-type="float" office:value="0" calcext:value-type="float">
            <text:p>.00</text:p>
          </table:table-cell>
          <table:table-cell table:style-name="ce10" table:formula="of:=IF([$wednesday.B27] =&quot;ns day&quot;; [$wednesday.C27];IF([$wednesday.C27] &lt;= 8 + [$reference.C3]; 0; MAX([$wednesday.C27] - 8; 0)))" office:value-type="float" office:value="0" calcext:value-type="float">
            <text:p>.00</text:p>
          </table:table-cell>
          <table:table-cell table:style-name="ce10" table:formula="of:=SUM([$wednesday.F27] - [$wednesday.E27])" office:value-type="float" office:value="0" calcext:value-type="float">
            <text:p>.00</text:p>
          </table:table-cell>
          <table:table-cell table:style-name="ce10" table:formula="of:=IF([$wednesday.B27]=&quot;ns day&quot;;[$wednesday.C27]; IF([$wednesday.C27] &lt;= 8 + [$reference.C4]; 0; MIN(MAX([$wednesday.C27] - 8; 0);IF([$wednesday.J27] &lt;= [$reference.C4];0; [$wednesday.J2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wednesday.F28] - [$wednesday.E28])" office:value-type="float" office:value="0" calcext:value-type="float">
            <text:p>.00</text:p>
          </table:table-cell>
          <table:table-cell table:style-name="ce10" table:formula="of:=IF([$wednesday.B28] =&quot;ns day&quot;; [$wednesday.C28];IF([$wednesday.C28] &lt;= 8 + [$reference.C3]; 0; MAX([$wednesday.C28] - 8; 0)))" office:value-type="float" office:value="0" calcext:value-type="float">
            <text:p>.00</text:p>
          </table:table-cell>
          <table:table-cell table:style-name="ce10" table:formula="of:=SUM([$wednesday.F28] - [$wednesday.E28])" office:value-type="float" office:value="0" calcext:value-type="float">
            <text:p>.00</text:p>
          </table:table-cell>
          <table:table-cell table:style-name="ce10" table:formula="of:=IF([$wednesday.B28]=&quot;ns day&quot;;[$wednesday.C28]; IF([$wednesday.C28] &lt;= 8 + [$reference.C4]; 0; MIN(MAX([$wednesday.C28] - 8; 0);IF([$wednesday.J28] &lt;= [$reference.C4];0; [$wednesday.J2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wednesday.F29] - [$wednesday.E29])" office:value-type="float" office:value="0" calcext:value-type="float">
            <text:p>.00</text:p>
          </table:table-cell>
          <table:table-cell table:style-name="ce10" table:formula="of:=IF([$wednesday.B29] =&quot;ns day&quot;; [$wednesday.C29];IF([$wednesday.C29] &lt;= 8 + [$reference.C3]; 0; MAX([$wednesday.C29] - 8; 0)))" office:value-type="float" office:value="0" calcext:value-type="float">
            <text:p>.00</text:p>
          </table:table-cell>
          <table:table-cell table:style-name="ce10" table:formula="of:=SUM([$wednesday.F29] - [$wednesday.E29])" office:value-type="float" office:value="0" calcext:value-type="float">
            <text:p>.00</text:p>
          </table:table-cell>
          <table:table-cell table:style-name="ce10" table:formula="of:=IF([$wednesday.B29]=&quot;ns day&quot;;[$wednesday.C29]; IF([$wednesday.C29] &lt;= 8 + [$reference.C4]; 0; MIN(MAX([$wednesday.C29] - 8; 0);IF([$wednesday.J29] &lt;= [$reference.C4];0; [$wednesday.J2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wednesday.F30] - [$wednesday.E30])" office:value-type="float" office:value="0" calcext:value-type="float">
            <text:p>.00</text:p>
          </table:table-cell>
          <table:table-cell table:style-name="ce10" table:formula="of:=IF([$wednesday.B30] =&quot;ns day&quot;; [$wednesday.C30];IF([$wednesday.C30] &lt;= 8 + [$reference.C3]; 0; MAX([$wednesday.C30] - 8; 0)))" office:value-type="float" office:value="0" calcext:value-type="float">
            <text:p>.00</text:p>
          </table:table-cell>
          <table:table-cell table:style-name="ce10" table:formula="of:=SUM([$wednesday.F30] - [$wednesday.E30])" office:value-type="float" office:value="0" calcext:value-type="float">
            <text:p>.00</text:p>
          </table:table-cell>
          <table:table-cell table:style-name="ce10" table:formula="of:=IF([$wednesday.B30]=&quot;ns day&quot;;[$wednesday.C30]; IF([$wednesday.C30] &lt;= 8 + [$reference.C4]; 0; MIN(MAX([$wednesday.C30] - 8; 0);IF([$wednesday.J30] &lt;= [$reference.C4];0; [$wednesday.J3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wednesday.F31] - [$wednesday.E31])" office:value-type="float" office:value="0" calcext:value-type="float">
            <text:p>.00</text:p>
          </table:table-cell>
          <table:table-cell table:style-name="ce10" table:formula="of:=IF([$wednesday.B31] =&quot;ns day&quot;; [$wednesday.C31];IF([$wednesday.C31] &lt;= 8 + [$reference.C3]; 0; MAX([$wednesday.C31] - 8; 0)))" office:value-type="float" office:value="0" calcext:value-type="float">
            <text:p>.00</text:p>
          </table:table-cell>
          <table:table-cell table:style-name="ce10" table:formula="of:=SUM([$wednesday.F31] - [$wednesday.E31])" office:value-type="float" office:value="0" calcext:value-type="float">
            <text:p>.00</text:p>
          </table:table-cell>
          <table:table-cell table:style-name="ce10" table:formula="of:=IF([$wednesday.B31]=&quot;ns day&quot;;[$wednesday.C31]; IF([$wednesday.C31] &lt;= 8 + [$reference.C4]; 0; MIN(MAX([$wednesday.C31] - 8; 0);IF([$wednesday.J31] &lt;= [$reference.C4];0; [$wednesday.J3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wednesday.F32] - [$wednesday.E32])" office:value-type="float" office:value="0" calcext:value-type="float">
            <text:p>.00</text:p>
          </table:table-cell>
          <table:table-cell table:style-name="ce10" table:formula="of:=IF([$wednesday.B32] =&quot;ns day&quot;; [$wednesday.C32];IF([$wednesday.C32] &lt;= 8 + [$reference.C3]; 0; MAX([$wednesday.C32] - 8; 0)))" office:value-type="float" office:value="0" calcext:value-type="float">
            <text:p>.00</text:p>
          </table:table-cell>
          <table:table-cell table:style-name="ce10" table:formula="of:=SUM([$wednesday.F32] - [$wednesday.E32])" office:value-type="float" office:value="0" calcext:value-type="float">
            <text:p>.00</text:p>
          </table:table-cell>
          <table:table-cell table:style-name="ce10" table:formula="of:=IF([$wednesday.B32]=&quot;ns day&quot;;[$wednesday.C32]; IF([$wednesday.C32] &lt;= 8 + [$reference.C4]; 0; MIN(MAX([$wednesday.C32] - 8; 0);IF([$wednesday.J32] &lt;= [$reference.C4];0; [$wednesday.J3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Total NL Overtime</text:p>
          </table:table-cell>
          <table:table-cell table:style-name="ce10" table:formula="of:=SUM([$wednesday.I8:$wednesday.I32])" office:value-type="float" office:value="25.7" calcext:value-type="float">
            <text:p>25.7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NL Mandates</text:p>
          </table:table-cell>
          <table:table-cell table:style-name="ce10" table:formula="of:=SUM([$wednesday.K8:$wednesday.K32])" office:value-type="float" office:value="19.47" calcext:value-type="float">
            <text:p>19.4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ork Assignmen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, j</text:p>
          </table:table-cell>
          <table:table-cell table:style-name="ce7"/>
          <table:table-cell table:style-name="ce8" office:value-type="float" office:value="10.27" calcext:value-type="float">
            <text:p>10.27</text:p>
          </table:table-cell>
          <table:table-cell table:style-name="ce8" office:value-type="float" office:value="18.58" calcext:value-type="float">
            <text:p>18.58</text:p>
          </table:table-cell>
          <table:table-cell table:number-columns-repeated="2" table:style-name="ce8" office:value-type="float" office:value="8" calcext:value-type="float">
            <text:p>8.00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wednesday.F40] - [$wednesday.E40])" office:value-type="float" office:value="0" calcext:value-type="float">
            <text:p>.00</text:p>
          </table:table-cell>
          <table:table-cell table:style-name="ce10" table:formula="of:=IF([$wednesday.B40] =&quot;ns day&quot;; [$wednesday.C40]; MAX([$wednesday.C40] - 8; 0))" office:value-type="float" office:value="2.27" calcext:value-type="float">
            <text:p>2.27</text:p>
          </table:table-cell>
          <table:table-cell table:style-name="ce10" table:formula="of:=SUM([$wednesday.F40] - [$wednesday.E40])" office:value-type="float" office:value="0" calcext:value-type="float">
            <text:p>.00</text:p>
          </table:table-cell>
          <table:table-cell table:style-name="ce10" table:formula="of:=IF([$wednesday.B40]=&quot;ns day&quot;;[$wednesday.C40]; IF([$wednesday.C40] &lt;= 8 + [$reference.C4]; 0; MIN(MAX([$wednesday.C40] - 8; 0);IF([$wednesday.J40] &lt;= [$reference.C4];0; [$wednesday.J4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quino, s</text:p>
          </table:table-cell>
          <table:table-cell table:style-name="ce7"/>
          <table:table-cell table:style-name="ce8" office:value-type="float" office:value="9.41" calcext:value-type="float">
            <text:p>9.41</text:p>
          </table:table-cell>
          <table:table-cell table:style-name="ce8" office:value-type="float" office:value="18.4" calcext:value-type="float">
            <text:p>18.40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office:value-type="float" office:value="18.4" calcext:value-type="float">
            <text:p>18.40</text:p>
          </table:table-cell>
          <table:table-cell table:style-name="ce11" office:value-type="float" office:value="1011" calcext:value-type="float">
            <text:p>1011</text:p>
          </table:table-cell>
          <table:table-cell table:style-name="ce8" table:formula="of:=SUM([$wednesday.F41] - [$wednesday.E41])" office:value-type="float" office:value="1.9" calcext:value-type="float">
            <text:p>1.90</text:p>
          </table:table-cell>
          <table:table-cell table:style-name="ce10" table:formula="of:=IF([$wednesday.B41] =&quot;ns day&quot;; [$wednesday.C41]; MAX([$wednesday.C41] - 8; 0))" office:value-type="float" office:value="1.41" calcext:value-type="float">
            <text:p>1.41</text:p>
          </table:table-cell>
          <table:table-cell table:style-name="ce10" table:formula="of:=SUM([$wednesday.F41] - [$wednesday.E41])" office:value-type="float" office:value="1.9" calcext:value-type="float">
            <text:p>1.90</text:p>
          </table:table-cell>
          <table:table-cell table:style-name="ce10" table:formula="of:=IF([$wednesday.B41]=&quot;ns day&quot;;[$wednesday.C41]; IF([$wednesday.C41] &lt;= 8 + [$reference.C4]; 0; MIN(MAX([$wednesday.C41] - 8; 0);IF([$wednesday.J41] &lt;= [$reference.C4];0; [$wednesday.J41]))))" office:value-type="float" office:value="1.41" calcext:value-type="float">
            <text:p>1.4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binskiy, m</text:p>
          </table:table-cell>
          <table:table-cell table:style-name="ce8" table:number-columns-repeated="5"/>
          <table:table-cell table:style-name="ce11"/>
          <table:table-cell table:style-name="ce8" table:formula="of:=SUM([$wednesday.F42] - [$wednesday.E42])" office:value-type="float" office:value="0" calcext:value-type="float">
            <text:p>.00</text:p>
          </table:table-cell>
          <table:table-cell table:style-name="ce10" table:formula="of:=IF([$wednesday.B42] =&quot;ns day&quot;; [$wednesday.C42]; MAX([$wednesday.C42] - 8; 0))" office:value-type="float" office:value="0" calcext:value-type="float">
            <text:p>.00</text:p>
          </table:table-cell>
          <table:table-cell table:style-name="ce10" table:formula="of:=SUM([$wednesday.F42] - [$wednesday.E42])" office:value-type="float" office:value="0" calcext:value-type="float">
            <text:p>.00</text:p>
          </table:table-cell>
          <table:table-cell table:style-name="ce10" table:formula="of:=IF([$wednesday.B42]=&quot;ns day&quot;;[$wednesday.C42]; IF([$wednesday.C42] &lt;= 8 + [$reference.C4]; 0; MIN(MAX([$wednesday.C42] - 8; 0);IF([$wednesday.J42] &lt;= [$reference.C4];0; [$wednesday.J4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ssa, e</text:p>
          </table:table-cell>
          <table:table-cell table:style-name="ce8" table:number-columns-repeated="5"/>
          <table:table-cell table:style-name="ce11"/>
          <table:table-cell table:style-name="ce8" table:formula="of:=SUM([$wednesday.F43] - [$wednesday.E43])" office:value-type="float" office:value="0" calcext:value-type="float">
            <text:p>.00</text:p>
          </table:table-cell>
          <table:table-cell table:style-name="ce10" table:formula="of:=IF([$wednesday.B43] =&quot;ns day&quot;; [$wednesday.C43]; MAX([$wednesday.C43] - 8; 0))" office:value-type="float" office:value="0" calcext:value-type="float">
            <text:p>.00</text:p>
          </table:table-cell>
          <table:table-cell table:style-name="ce10" table:formula="of:=SUM([$wednesday.F43] - [$wednesday.E43])" office:value-type="float" office:value="0" calcext:value-type="float">
            <text:p>.00</text:p>
          </table:table-cell>
          <table:table-cell table:style-name="ce10" table:formula="of:=IF([$wednesday.B43]=&quot;ns day&quot;;[$wednesday.C43]; IF([$wednesday.C43] &lt;= 8 + [$reference.C4]; 0; MIN(MAX([$wednesday.C43] - 8; 0);IF([$wednesday.J43] &lt;= [$reference.C4];0; [$wednesday.J4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onilla, g</text:p>
          </table:table-cell>
          <table:table-cell table:style-name="ce7"/>
          <table:table-cell table:style-name="ce8" office:value-type="float" office:value="11.06" calcext:value-type="float">
            <text:p>11.06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9.93" calcext:value-type="float">
            <text:p>19.93</text:p>
          </table:table-cell>
          <table:table-cell table:style-name="ce11" office:value-type="float" office:value="1023" calcext:value-type="float">
            <text:p>1023</text:p>
          </table:table-cell>
          <table:table-cell table:style-name="ce8" table:formula="of:=SUM([$wednesday.F44] - [$wednesday.E44])" office:value-type="float" office:value="1.85" calcext:value-type="float">
            <text:p>1.85</text:p>
          </table:table-cell>
          <table:table-cell table:style-name="ce10" table:formula="of:=IF([$wednesday.B44] =&quot;ns day&quot;; [$wednesday.C44]; MAX([$wednesday.C44] - 8; 0))" office:value-type="float" office:value="3.06" calcext:value-type="float">
            <text:p>3.06</text:p>
          </table:table-cell>
          <table:table-cell table:style-name="ce10" table:formula="of:=SUM([$wednesday.F44] - [$wednesday.E44])" office:value-type="float" office:value="1.85" calcext:value-type="float">
            <text:p>1.85</text:p>
          </table:table-cell>
          <table:table-cell table:style-name="ce10" table:formula="of:=IF([$wednesday.B44]=&quot;ns day&quot;;[$wednesday.C44]; IF([$wednesday.C44] &lt;= 8 + [$reference.C4]; 0; MIN(MAX([$wednesday.C44] - 8; 0);IF([$wednesday.J44] &lt;= [$reference.C4];0; [$wednesday.J44]))))" office:value-type="float" office:value="1.85" calcext:value-type="float">
            <text:p>1.8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own, a</text:p>
          </table:table-cell>
          <table:table-cell table:style-name="ce8" table:number-columns-repeated="5"/>
          <table:table-cell table:style-name="ce11"/>
          <table:table-cell table:style-name="ce8" table:formula="of:=SUM([$wednesday.F45] - [$wednesday.E45])" office:value-type="float" office:value="0" calcext:value-type="float">
            <text:p>.00</text:p>
          </table:table-cell>
          <table:table-cell table:style-name="ce10" table:formula="of:=IF([$wednesday.B45] =&quot;ns day&quot;; [$wednesday.C45]; MAX([$wednesday.C45] - 8; 0))" office:value-type="float" office:value="0" calcext:value-type="float">
            <text:p>.00</text:p>
          </table:table-cell>
          <table:table-cell table:style-name="ce10" table:formula="of:=SUM([$wednesday.F45] - [$wednesday.E45])" office:value-type="float" office:value="0" calcext:value-type="float">
            <text:p>.00</text:p>
          </table:table-cell>
          <table:table-cell table:style-name="ce10" table:formula="of:=IF([$wednesday.B45]=&quot;ns day&quot;;[$wednesday.C45]; IF([$wednesday.C45] &lt;= 8 + [$reference.C4]; 0; MIN(MAX([$wednesday.C45] - 8; 0);IF([$wednesday.J45] &lt;= [$reference.C4];0; [$wednesday.J4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ustos, h</text:p>
          </table:table-cell>
          <table:table-cell table:style-name="ce8" table:number-columns-repeated="5"/>
          <table:table-cell table:style-name="ce11"/>
          <table:table-cell table:style-name="ce8" table:formula="of:=SUM([$wednesday.F46] - [$wednesday.E46])" office:value-type="float" office:value="0" calcext:value-type="float">
            <text:p>.00</text:p>
          </table:table-cell>
          <table:table-cell table:style-name="ce10" table:formula="of:=IF([$wednesday.B46] =&quot;ns day&quot;; [$wednesday.C46]; MAX([$wednesday.C46] - 8; 0))" office:value-type="float" office:value="0" calcext:value-type="float">
            <text:p>.00</text:p>
          </table:table-cell>
          <table:table-cell table:style-name="ce10" table:formula="of:=SUM([$wednesday.F46] - [$wednesday.E46])" office:value-type="float" office:value="0" calcext:value-type="float">
            <text:p>.00</text:p>
          </table:table-cell>
          <table:table-cell table:style-name="ce10" table:formula="of:=IF([$wednesday.B46]=&quot;ns day&quot;;[$wednesday.C46]; IF([$wednesday.C46] &lt;= 8 + [$reference.C4]; 0; MIN(MAX([$wednesday.C46] - 8; 0);IF([$wednesday.J46] &lt;= [$reference.C4];0; [$wednesday.J4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hung, b</text:p>
          </table:table-cell>
          <table:table-cell table:style-name="ce7"/>
          <table:table-cell table:style-name="ce8" office:value-type="float" office:value="9.3" calcext:value-type="float">
            <text:p>9.30</text:p>
          </table:table-cell>
          <table:table-cell table:style-name="ce8" office:value-type="float" office:value="18.11" calcext:value-type="float">
            <text:p>18.11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office:value-type="float" office:value="18.3" calcext:value-type="float">
            <text:p>18.30</text:p>
          </table:table-cell>
          <table:table-cell table:style-name="ce11" office:value-type="float" office:value="913" calcext:value-type="float">
            <text:p>913</text:p>
          </table:table-cell>
          <table:table-cell table:style-name="ce8" table:formula="of:=SUM([$wednesday.F47] - [$wednesday.E47])" office:value-type="float" office:value="1.97" calcext:value-type="float">
            <text:p>1.97</text:p>
          </table:table-cell>
          <table:table-cell table:style-name="ce10" table:formula="of:=IF([$wednesday.B47] =&quot;ns day&quot;; [$wednesday.C47]; MAX([$wednesday.C47] - 8; 0))" office:value-type="float" office:value="1.3" calcext:value-type="float">
            <text:p>1.30</text:p>
          </table:table-cell>
          <table:table-cell table:style-name="ce10" table:formula="of:=SUM([$wednesday.F47] - [$wednesday.E47])" office:value-type="float" office:value="1.97" calcext:value-type="float">
            <text:p>1.97</text:p>
          </table:table-cell>
          <table:table-cell table:style-name="ce10" table:formula="of:=IF([$wednesday.B47]=&quot;ns day&quot;;[$wednesday.C47]; IF([$wednesday.C47] &lt;= 8 + [$reference.C4]; 0; MIN(MAX([$wednesday.C47] - 8; 0);IF([$wednesday.J47] &lt;= [$reference.C4];0; [$wednesday.J47]))))" office:value-type="float" office:value="1.3" calcext:value-type="float">
            <text:p>1.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stodio, t</text:p>
          </table:table-cell>
          <table:table-cell table:style-name="ce8" table:number-columns-repeated="5"/>
          <table:table-cell table:style-name="ce11"/>
          <table:table-cell table:style-name="ce8" table:formula="of:=SUM([$wednesday.F48] - [$wednesday.E48])" office:value-type="float" office:value="0" calcext:value-type="float">
            <text:p>.00</text:p>
          </table:table-cell>
          <table:table-cell table:style-name="ce10" table:formula="of:=IF([$wednesday.B48] =&quot;ns day&quot;; [$wednesday.C48]; MAX([$wednesday.C48] - 8; 0))" office:value-type="float" office:value="0" calcext:value-type="float">
            <text:p>.00</text:p>
          </table:table-cell>
          <table:table-cell table:style-name="ce10" table:formula="of:=SUM([$wednesday.F48] - [$wednesday.E48])" office:value-type="float" office:value="0" calcext:value-type="float">
            <text:p>.00</text:p>
          </table:table-cell>
          <table:table-cell table:style-name="ce10" table:formula="of:=IF([$wednesday.B48]=&quot;ns day&quot;;[$wednesday.C48]; IF([$wednesday.C48] &lt;= 8 + [$reference.C4]; 0; MIN(MAX([$wednesday.C48] - 8; 0);IF([$wednesday.J48] &lt;= [$reference.C4];0; [$wednesday.J4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aylie, j</text:p>
          </table:table-cell>
          <table:table-cell table:style-name="ce7"/>
          <table:table-cell table:style-name="ce8" office:value-type="float" office:value="8.93" calcext:value-type="float">
            <text:p>8.93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table:number-columns-repeated="2"/>
          <table:table-cell table:style-name="ce11"/>
          <table:table-cell table:style-name="ce8" table:formula="of:=SUM([$wednesday.F49] - [$wednesday.E49])" office:value-type="float" office:value="0" calcext:value-type="float">
            <text:p>.00</text:p>
          </table:table-cell>
          <table:table-cell table:style-name="ce10" table:formula="of:=IF([$wednesday.B49] =&quot;ns day&quot;; [$wednesday.C49]; MAX([$wednesday.C49] - 8; 0))" office:value-type="float" office:value="0.93" calcext:value-type="float">
            <text:p>.93</text:p>
          </table:table-cell>
          <table:table-cell table:style-name="ce10" table:formula="of:=SUM([$wednesday.F49] - [$wednesday.E49])" office:value-type="float" office:value="0" calcext:value-type="float">
            <text:p>.00</text:p>
          </table:table-cell>
          <table:table-cell table:style-name="ce10" table:formula="of:=IF([$wednesday.B49]=&quot;ns day&quot;;[$wednesday.C49]; IF([$wednesday.C49] &lt;= 8 + [$reference.C4]; 0; MIN(MAX([$wednesday.C49] - 8; 0);IF([$wednesday.J49] &lt;= [$reference.C4];0; [$wednesday.J4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riste, m</text:p>
          </table:table-cell>
          <table:table-cell table:style-name="ce8" table:number-columns-repeated="5"/>
          <table:table-cell table:style-name="ce11"/>
          <table:table-cell table:style-name="ce8" table:formula="of:=SUM([$wednesday.F50] - [$wednesday.E50])" office:value-type="float" office:value="0" calcext:value-type="float">
            <text:p>.00</text:p>
          </table:table-cell>
          <table:table-cell table:style-name="ce10" table:formula="of:=IF([$wednesday.B50] =&quot;ns day&quot;; [$wednesday.C50]; MAX([$wednesday.C50] - 8; 0))" office:value-type="float" office:value="0" calcext:value-type="float">
            <text:p>.00</text:p>
          </table:table-cell>
          <table:table-cell table:style-name="ce10" table:formula="of:=SUM([$wednesday.F50] - [$wednesday.E50])" office:value-type="float" office:value="0" calcext:value-type="float">
            <text:p>.00</text:p>
          </table:table-cell>
          <table:table-cell table:style-name="ce10" table:formula="of:=IF([$wednesday.B50]=&quot;ns day&quot;;[$wednesday.C50]; IF([$wednesday.C50] &lt;= 8 + [$reference.C4]; 0; MIN(MAX([$wednesday.C50] - 8; 0);IF([$wednesday.J50] &lt;= [$reference.C4];0; [$wednesday.J5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delman, c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91" calcext:value-type="float">
            <text:p>16.91</text:p>
          </table:table-cell>
          <table:table-cell table:style-name="ce8" table:number-columns-repeated="2"/>
          <table:table-cell table:style-name="ce11"/>
          <table:table-cell table:style-name="ce8" table:formula="of:=SUM([$wednesday.F51] - [$wednesday.E51])" office:value-type="float" office:value="0" calcext:value-type="float">
            <text:p>.00</text:p>
          </table:table-cell>
          <table:table-cell table:style-name="ce10" table:formula="of:=IF([$wednesday.B51] =&quot;ns day&quot;; [$wednesday.C51]; MAX([$wednesday.C51] - 8; 0))" office:value-type="float" office:value="0" calcext:value-type="float">
            <text:p>.00</text:p>
          </table:table-cell>
          <table:table-cell table:style-name="ce10" table:formula="of:=SUM([$wednesday.F51] - [$wednesday.E51])" office:value-type="float" office:value="0" calcext:value-type="float">
            <text:p>.00</text:p>
          </table:table-cell>
          <table:table-cell table:style-name="ce10" table:formula="of:=IF([$wednesday.B51]=&quot;ns day&quot;;[$wednesday.C51]; IF([$wednesday.C51] &lt;= 8 + [$reference.C4]; 0; MIN(MAX([$wednesday.C51] - 8; 0);IF([$wednesday.J51] &lt;= [$reference.C4];0; [$wednesday.J5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ffrso, t</text:p>
          </table:table-cell>
          <table:table-cell table:style-name="ce7"/>
          <table:table-cell table:style-name="ce8" office:value-type="float" office:value="11.32" calcext:value-type="float">
            <text:p>11.32</text:p>
          </table:table-cell>
          <table:table-cell table:style-name="ce8" office:value-type="float" office:value="19.15" calcext:value-type="float">
            <text:p>19.15</text:p>
          </table:table-cell>
          <table:table-cell table:style-name="ce8" office:value-type="float" office:value="16.55" calcext:value-type="float">
            <text:p>16.55</text:p>
          </table:table-cell>
          <table:table-cell table:style-name="ce8" office:value-type="float" office:value="19.15" calcext:value-type="float">
            <text:p>19.15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wednesday.F52] - [$wednesday.E52])" office:value-type="float" office:value="2.6" calcext:value-type="float">
            <text:p>2.60</text:p>
          </table:table-cell>
          <table:table-cell table:style-name="ce10" table:formula="of:=IF([$wednesday.B52] =&quot;ns day&quot;; [$wednesday.C52]; MAX([$wednesday.C52] - 8; 0))" office:value-type="float" office:value="3.32" calcext:value-type="float">
            <text:p>3.32</text:p>
          </table:table-cell>
          <table:table-cell table:style-name="ce10" table:formula="of:=SUM([$wednesday.F52] - [$wednesday.E52])" office:value-type="float" office:value="2.6" calcext:value-type="float">
            <text:p>2.60</text:p>
          </table:table-cell>
          <table:table-cell table:style-name="ce10" table:formula="of:=IF([$wednesday.B52]=&quot;ns day&quot;;[$wednesday.C52]; IF([$wednesday.C52] &lt;= 8 + [$reference.C4]; 0; MIN(MAX([$wednesday.C52] - 8; 0);IF([$wednesday.J52] &lt;= [$reference.C4];0; [$wednesday.J52]))))" office:value-type="float" office:value="2.6" calcext:value-type="float">
            <text:p>2.6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lmbold, a</text:p>
          </table:table-cell>
          <table:table-cell table:style-name="ce8" table:number-columns-repeated="5"/>
          <table:table-cell table:style-name="ce11"/>
          <table:table-cell table:style-name="ce8" table:formula="of:=SUM([$wednesday.F53] - [$wednesday.E53])" office:value-type="float" office:value="0" calcext:value-type="float">
            <text:p>.00</text:p>
          </table:table-cell>
          <table:table-cell table:style-name="ce10" table:formula="of:=IF([$wednesday.B53] =&quot;ns day&quot;; [$wednesday.C53]; MAX([$wednesday.C53] - 8; 0))" office:value-type="float" office:value="0" calcext:value-type="float">
            <text:p>.00</text:p>
          </table:table-cell>
          <table:table-cell table:style-name="ce10" table:formula="of:=SUM([$wednesday.F53] - [$wednesday.E53])" office:value-type="float" office:value="0" calcext:value-type="float">
            <text:p>.00</text:p>
          </table:table-cell>
          <table:table-cell table:style-name="ce10" table:formula="of:=IF([$wednesday.B53]=&quot;ns day&quot;;[$wednesday.C53]; IF([$wednesday.C53] &lt;= 8 + [$reference.C4]; 0; MIN(MAX([$wednesday.C53] - 8; 0);IF([$wednesday.J53] &lt;= [$reference.C4];0; [$wednesday.J5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nderson, j</text:p>
          </table:table-cell>
          <table:table-cell table:style-name="ce7"/>
          <table:table-cell table:style-name="ce8" office:value-type="float" office:value="9.45" calcext:value-type="float">
            <text:p>9.45</text:p>
          </table:table-cell>
          <table:table-cell table:style-name="ce8" office:value-type="float" office:value="0" calcext:value-type="float">
            <text:p>.00</text:p>
          </table:table-cell>
          <table:table-cell table:style-name="ce8" table:number-columns-repeated="2"/>
          <table:table-cell table:style-name="ce11"/>
          <table:table-cell table:style-name="ce8" table:formula="of:=SUM([$wednesday.F54] - [$wednesday.E54])" office:value-type="float" office:value="0" calcext:value-type="float">
            <text:p>.00</text:p>
          </table:table-cell>
          <table:table-cell table:style-name="ce10" table:formula="of:=IF([$wednesday.B54] =&quot;ns day&quot;; [$wednesday.C54]; MAX([$wednesday.C54] - 8; 0))" office:value-type="float" office:value="1.45" calcext:value-type="float">
            <text:p>1.45</text:p>
          </table:table-cell>
          <table:table-cell table:style-name="ce10" table:formula="of:=SUM([$wednesday.F54] - [$wednesday.E54])" office:value-type="float" office:value="0" calcext:value-type="float">
            <text:p>.00</text:p>
          </table:table-cell>
          <table:table-cell table:style-name="ce10" table:formula="of:=IF([$wednesday.B54]=&quot;ns day&quot;;[$wednesday.C54]; IF([$wednesday.C54] &lt;= 8 + [$reference.C4]; 0; MIN(MAX([$wednesday.C54] - 8; 0);IF([$wednesday.J54] &lt;= [$reference.C4];0; [$wednesday.J5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 huillier jr, w</text:p>
          </table:table-cell>
          <table:table-cell table:style-name="ce8" table:number-columns-repeated="5"/>
          <table:table-cell table:style-name="ce11"/>
          <table:table-cell table:style-name="ce8" table:formula="of:=SUM([$wednesday.F55] - [$wednesday.E55])" office:value-type="float" office:value="0" calcext:value-type="float">
            <text:p>.00</text:p>
          </table:table-cell>
          <table:table-cell table:style-name="ce10" table:formula="of:=IF([$wednesday.B55] =&quot;ns day&quot;; [$wednesday.C55]; MAX([$wednesday.C55] - 8; 0))" office:value-type="float" office:value="0" calcext:value-type="float">
            <text:p>.00</text:p>
          </table:table-cell>
          <table:table-cell table:style-name="ce10" table:formula="of:=SUM([$wednesday.F55] - [$wednesday.E55])" office:value-type="float" office:value="0" calcext:value-type="float">
            <text:p>.00</text:p>
          </table:table-cell>
          <table:table-cell table:style-name="ce10" table:formula="of:=IF([$wednesday.B55]=&quot;ns day&quot;;[$wednesday.C55]; IF([$wednesday.C55] &lt;= 8 + [$reference.C4]; 0; MIN(MAX([$wednesday.C55] - 8; 0);IF([$wednesday.J55] &lt;= [$reference.C4];0; [$wednesday.J5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pez, d</text:p>
          </table:table-cell>
          <table:table-cell table:style-name="ce7"/>
          <table:table-cell table:style-name="ce8" office:value-type="float" office:value="9.82" calcext:value-type="float">
            <text:p>9.82</text:p>
          </table:table-cell>
          <table:table-cell table:style-name="ce8" office:value-type="float" office:value="18.84" calcext:value-type="float">
            <text:p>18.84</text:p>
          </table:table-cell>
          <table:table-cell table:style-name="ce8" office:value-type="float" office:value="17.35" calcext:value-type="float">
            <text:p>17.35</text:p>
          </table:table-cell>
          <table:table-cell table:style-name="ce8" office:value-type="float" office:value="18.84" calcext:value-type="float">
            <text:p>18.84</text:p>
          </table:table-cell>
          <table:table-cell table:style-name="ce11" office:value-type="float" office:value="1013" calcext:value-type="float">
            <text:p>1013</text:p>
          </table:table-cell>
          <table:table-cell table:style-name="ce8" table:formula="of:=SUM([$wednesday.F56] - [$wednesday.E56])" office:value-type="float" office:value="1.49" calcext:value-type="float">
            <text:p>1.49</text:p>
          </table:table-cell>
          <table:table-cell table:style-name="ce10" table:formula="of:=IF([$wednesday.B56] =&quot;ns day&quot;; [$wednesday.C56]; MAX([$wednesday.C56] - 8; 0))" office:value-type="float" office:value="1.82" calcext:value-type="float">
            <text:p>1.82</text:p>
          </table:table-cell>
          <table:table-cell table:style-name="ce10" table:formula="of:=SUM([$wednesday.F56] - [$wednesday.E56])" office:value-type="float" office:value="1.49" calcext:value-type="float">
            <text:p>1.49</text:p>
          </table:table-cell>
          <table:table-cell table:style-name="ce10" table:formula="of:=IF([$wednesday.B56]=&quot;ns day&quot;;[$wednesday.C56]; IF([$wednesday.C56] &lt;= 8 + [$reference.C4]; 0; MIN(MAX([$wednesday.C56] - 8; 0);IF([$wednesday.J56] &lt;= [$reference.C4];0; [$wednesday.J56]))))" office:value-type="float" office:value="1.49" calcext:value-type="float">
            <text:p>1.4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donald, n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7.93" calcext:value-type="float">
            <text:p>17.93</text:p>
          </table:table-cell>
          <table:table-cell table:style-name="ce8" office:value-type="float" office:value="16.45" calcext:value-type="float">
            <text:p>16.45</text:p>
          </table:table-cell>
          <table:table-cell table:style-name="ce8" office:value-type="float" office:value="17.93" calcext:value-type="float">
            <text:p>17.93</text:p>
          </table:table-cell>
          <table:table-cell table:style-name="ce11" office:value-type="float" office:value="1008" calcext:value-type="float">
            <text:p>1008</text:p>
          </table:table-cell>
          <table:table-cell table:style-name="ce8" table:formula="of:=SUM([$wednesday.F57] - [$wednesday.E57])" office:value-type="float" office:value="1.48" calcext:value-type="float">
            <text:p>1.48</text:p>
          </table:table-cell>
          <table:table-cell table:style-name="ce10" table:formula="of:=IF([$wednesday.B57] =&quot;ns day&quot;; [$wednesday.C57]; MAX([$wednesday.C57] - 8; 0))" office:value-type="float" office:value="10" calcext:value-type="float">
            <text:p>10.00</text:p>
          </table:table-cell>
          <table:table-cell table:style-name="ce10" table:formula="of:=SUM([$wednesday.F57] - [$wednesday.E57])" office:value-type="float" office:value="1.48" calcext:value-type="float">
            <text:p>1.48</text:p>
          </table:table-cell>
          <table:table-cell table:style-name="ce10" table:formula="of:=IF([$wednesday.B57]=&quot;ns day&quot;;[$wednesday.C57]; IF([$wednesday.C57] &lt;= 8 + [$reference.C4]; 0; MIN(MAX([$wednesday.C57] - 8; 0);IF([$wednesday.J57] &lt;= [$reference.C4];0; [$wednesday.J57]))))" office:value-type="float" office:value="10" calcext:value-type="float">
            <text:p>10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mains, t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9.04" calcext:value-type="float">
            <text:p>9.04</text:p>
          </table:table-cell>
          <table:table-cell table:style-name="ce8" office:value-type="float" office:value="18" calcext:value-type="float">
            <text:p>18.00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office:value-type="float" office:value="9.73" calcext:value-type="float">
            <text:p>9.73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wednesday.F58] - [$wednesday.E58])" office:value-type="float" office:value="1.06" calcext:value-type="float">
            <text:p>1.06</text:p>
          </table:table-cell>
          <table:table-cell table:style-name="ce10" table:formula="of:=IF([$wednesday.B58] =&quot;ns day&quot;; [$wednesday.C58]; MAX([$wednesday.C58] - 8; 0))" office:value-type="float" office:value="9.04" calcext:value-type="float">
            <text:p>9.04</text:p>
          </table:table-cell>
          <table:table-cell table:style-name="ce10" table:formula="of:=SUM([$wednesday.F58] - [$wednesday.E58])" office:value-type="float" office:value="1.06" calcext:value-type="float">
            <text:p>1.06</text:p>
          </table:table-cell>
          <table:table-cell table:style-name="ce10" table:formula="of:=IF([$wednesday.B58]=&quot;ns day&quot;;[$wednesday.C58]; IF([$wednesday.C58] &lt;= 8 + [$reference.C4]; 0; MIN(MAX([$wednesday.C58] - 8; 0);IF([$wednesday.J58] &lt;= [$reference.C4];0; [$wednesday.J58]))))" office:value-type="float" office:value="9.04" calcext:value-type="float">
            <text:p>9.0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ller, b</text:p>
          </table:table-cell>
          <table:table-cell table:style-name="ce7"/>
          <table:table-cell table:style-name="ce8" office:value-type="float" office:value="9" calcext:value-type="float">
            <text:p>9.00</text:p>
          </table:table-cell>
          <table:table-cell table:style-name="ce8" office:value-type="float" office:value="17.93" calcext:value-type="float">
            <text:p>17.93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wednesday.H61:$wednesday.H60])" office:value-type="float" office:value="2.77" calcext:value-type="float">
            <text:p>2.77</text:p>
          </table:table-cell>
          <table:table-cell table:style-name="ce10" table:formula="of:=IF([$wednesday.B59] =&quot;ns day&quot;; [$wednesday.C59]; MAX([$wednesday.C59] - 8; 0))" office:value-type="float" office:value="1" calcext:value-type="float">
            <text:p>1.00</text:p>
          </table:table-cell>
          <table:table-cell table:style-name="ce10" table:formula="of:=[$wednesday.H59]" office:value-type="float" office:value="2.77" calcext:value-type="float">
            <text:p>2.77</text:p>
          </table:table-cell>
          <table:table-cell table:style-name="ce10" table:formula="of:=IF([$wednesday.B59]=&quot;ns day&quot;;[$wednesday.C59]; IF([$wednesday.C59] &lt;= 8 + [$reference.C4]; 0; MIN(MAX([$wednesday.C59] - 8; 0);IF([$wednesday.J59] &lt;= [$reference.C4];0; [$wednesday.J59]))))" office:value-type="float" office:value="1" calcext:value-type="float">
            <text:p>1.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.5" calcext:value-type="float">
            <text:p>8.50</text:p>
          </table:table-cell>
          <table:table-cell table:style-name="ce8" office:value-type="float" office:value="10.48" calcext:value-type="float">
            <text:p>10.48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wednesday.F60] - [$wednesday.E60])" office:value-type="float" office:value="1.98" calcext:value-type="float">
            <text:p>1.9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0.66" calcext:value-type="float">
            <text:p>10.66</text:p>
          </table:table-cell>
          <table:table-cell table:style-name="ce8" office:value-type="float" office:value="11.45" calcext:value-type="float">
            <text:p>11.45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wednesday.F61] - [$wednesday.E61])" office:value-type="float" office:value="0.789999999999999" calcext:value-type="float">
            <text:p>.7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moody, k</text:p>
          </table:table-cell>
          <table:table-cell table:style-name="ce7"/>
          <table:table-cell table:style-name="ce8" office:value-type="float" office:value="8.95" calcext:value-type="float">
            <text:p>8.95</text:p>
          </table:table-cell>
          <table:table-cell table:style-name="ce8" office:value-type="float" office:value="17.95" calcext:value-type="float">
            <text:p>17.95</text:p>
          </table:table-cell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3" calcext:value-type="float">
            <text:p>13.00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wednesday.F62] - [$wednesday.E62])" office:value-type="float" office:value="2" calcext:value-type="float">
            <text:p>2.00</text:p>
          </table:table-cell>
          <table:table-cell table:style-name="ce10" table:formula="of:=IF([$wednesday.B62] =&quot;ns day&quot;; [$wednesday.C62]; MAX([$wednesday.C62] - 8; 0))" office:value-type="float" office:value="0.949999999999999" calcext:value-type="float">
            <text:p>.95</text:p>
          </table:table-cell>
          <table:table-cell table:style-name="ce10" table:formula="of:=SUM([$wednesday.F62] - [$wednesday.E62])" office:value-type="float" office:value="2" calcext:value-type="float">
            <text:p>2.00</text:p>
          </table:table-cell>
          <table:table-cell table:style-name="ce10" table:formula="of:=IF([$wednesday.B62]=&quot;ns day&quot;;[$wednesday.C62]; IF([$wednesday.C62] &lt;= 8 + [$reference.C4]; 0; MIN(MAX([$wednesday.C62] - 8; 0);IF([$wednesday.J62] &lt;= [$reference.C4];0; [$wednesday.J62]))))" office:value-type="float" office:value="0.949999999999999" calcext:value-type="float">
            <text:p>.9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guyen, d</text:p>
          </table:table-cell>
          <table:table-cell table:style-name="ce7"/>
          <table:table-cell table:style-name="ce8" office:value-type="float" office:value="8.58" calcext:value-type="float">
            <text:p>8.58</text:p>
          </table:table-cell>
          <table:table-cell table:style-name="ce8" office:value-type="float" office:value="17.58" calcext:value-type="float">
            <text:p>17.58</text:p>
          </table:table-cell>
          <table:table-cell table:style-name="ce8" table:number-columns-repeated="2"/>
          <table:table-cell table:style-name="ce11"/>
          <table:table-cell table:style-name="ce8" table:formula="of:=SUM([$wednesday.F63] - [$wednesday.E63])" office:value-type="float" office:value="0" calcext:value-type="float">
            <text:p>.00</text:p>
          </table:table-cell>
          <table:table-cell table:style-name="ce10" table:formula="of:=IF([$wednesday.B63] =&quot;ns day&quot;; [$wednesday.C63]; MAX([$wednesday.C63] - 8; 0))" office:value-type="float" office:value="0.58" calcext:value-type="float">
            <text:p>.58</text:p>
          </table:table-cell>
          <table:table-cell table:style-name="ce10" table:formula="of:=SUM([$wednesday.F63] - [$wednesday.E63])" office:value-type="float" office:value="0" calcext:value-type="float">
            <text:p>.00</text:p>
          </table:table-cell>
          <table:table-cell table:style-name="ce10" table:formula="of:=IF([$wednesday.B63]=&quot;ns day&quot;;[$wednesday.C63]; IF([$wednesday.C63] &lt;= 8 + [$reference.C4]; 0; MIN(MAX([$wednesday.C63] - 8; 0);IF([$wednesday.J63] &lt;= [$reference.C4];0; [$wednesday.J6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driquez, j</text:p>
          </table:table-cell>
          <table:table-cell table:style-name="ce7"/>
          <table:table-cell table:style-name="ce8" office:value-type="float" office:value="10.5" calcext:value-type="float">
            <text:p>10.50</text:p>
          </table:table-cell>
          <table:table-cell table:style-name="ce8" office:value-type="float" office:value="18.77" calcext:value-type="float">
            <text:p>18.77</text:p>
          </table:table-cell>
          <table:table-cell table:style-name="ce8" table:number-columns-repeated="2"/>
          <table:table-cell table:style-name="ce11"/>
          <table:table-cell table:style-name="ce8" table:formula="of:=SUM([$wednesday.F64] - [$wednesday.E64])" office:value-type="float" office:value="0" calcext:value-type="float">
            <text:p>.00</text:p>
          </table:table-cell>
          <table:table-cell table:style-name="ce10" table:formula="of:=IF([$wednesday.B64] =&quot;ns day&quot;; [$wednesday.C64]; MAX([$wednesday.C64] - 8; 0))" office:value-type="float" office:value="2.5" calcext:value-type="float">
            <text:p>2.50</text:p>
          </table:table-cell>
          <table:table-cell table:style-name="ce10" table:formula="of:=SUM([$wednesday.F64] - [$wednesday.E64])" office:value-type="float" office:value="0" calcext:value-type="float">
            <text:p>.00</text:p>
          </table:table-cell>
          <table:table-cell table:style-name="ce10" table:formula="of:=IF([$wednesday.B64]=&quot;ns day&quot;;[$wednesday.C64]; IF([$wednesday.C64] &lt;= 8 + [$reference.C4]; 0; MIN(MAX([$wednesday.C64] - 8; 0);IF([$wednesday.J64] &lt;= [$reference.C4];0; [$wednesday.J6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se jr, a</text:p>
          </table:table-cell>
          <table:table-cell table:style-name="ce7"/>
          <table:table-cell table:style-name="ce8" office:value-type="float" office:value="11.18" calcext:value-type="float">
            <text:p>11.18</text:p>
          </table:table-cell>
          <table:table-cell table:style-name="ce8" office:value-type="float" office:value="20.31" calcext:value-type="float">
            <text:p>20.31</text:p>
          </table:table-cell>
          <table:table-cell table:style-name="ce8" office:value-type="float" office:value="18.33" calcext:value-type="float">
            <text:p>18.33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1" office:value-type="float" office:value="930" calcext:value-type="float">
            <text:p>930</text:p>
          </table:table-cell>
          <table:table-cell table:style-name="ce8" table:formula="of:=SUM([$wednesday.F65] - [$wednesday.E65])" office:value-type="float" office:value="1.98" calcext:value-type="float">
            <text:p>1.98</text:p>
          </table:table-cell>
          <table:table-cell table:style-name="ce10" table:formula="of:=IF([$wednesday.B65] =&quot;ns day&quot;; [$wednesday.C65]; MAX([$wednesday.C65] - 8; 0))" office:value-type="float" office:value="3.18" calcext:value-type="float">
            <text:p>3.18</text:p>
          </table:table-cell>
          <table:table-cell table:style-name="ce10" table:formula="of:=SUM([$wednesday.F65] - [$wednesday.E65])" office:value-type="float" office:value="1.98" calcext:value-type="float">
            <text:p>1.98</text:p>
          </table:table-cell>
          <table:table-cell table:style-name="ce10" table:formula="of:=IF([$wednesday.B65]=&quot;ns day&quot;;[$wednesday.C65]; IF([$wednesday.C65] &lt;= 8 + [$reference.C4]; 0; MIN(MAX([$wednesday.C65] - 8; 0);IF([$wednesday.J65] &lt;= [$reference.C4];0; [$wednesday.J65]))))" office:value-type="float" office:value="1.98" calcext:value-type="float">
            <text:p>1.9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lih-mohamed, s</text:p>
          </table:table-cell>
          <table:table-cell table:style-name="ce7"/>
          <table:table-cell table:style-name="ce8" office:value-type="float" office:value="9.34" calcext:value-type="float">
            <text:p>9.34</text:p>
          </table:table-cell>
          <table:table-cell table:style-name="ce8" office:value-type="float" office:value="18.31" calcext:value-type="float">
            <text:p>18.31</text:p>
          </table:table-cell>
          <table:table-cell table:style-name="ce8" table:number-columns-repeated="2"/>
          <table:table-cell table:style-name="ce11"/>
          <table:table-cell table:style-name="ce8" table:formula="of:=SUM([$wednesday.F66] - [$wednesday.E66])" office:value-type="float" office:value="0" calcext:value-type="float">
            <text:p>.00</text:p>
          </table:table-cell>
          <table:table-cell table:style-name="ce10" table:formula="of:=IF([$wednesday.B66] =&quot;ns day&quot;; [$wednesday.C66]; MAX([$wednesday.C66] - 8; 0))" office:value-type="float" office:value="1.34" calcext:value-type="float">
            <text:p>1.34</text:p>
          </table:table-cell>
          <table:table-cell table:style-name="ce10" table:formula="of:=SUM([$wednesday.F66] - [$wednesday.E66])" office:value-type="float" office:value="0" calcext:value-type="float">
            <text:p>.00</text:p>
          </table:table-cell>
          <table:table-cell table:style-name="ce10" table:formula="of:=IF([$wednesday.B66]=&quot;ns day&quot;;[$wednesday.C66]; IF([$wednesday.C66] &lt;= 8 + [$reference.C4]; 0; MIN(MAX([$wednesday.C66] - 8; 0);IF([$wednesday.J66] &lt;= [$reference.C4];0; [$wednesday.J6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nchez, p</text:p>
          </table:table-cell>
          <table:table-cell table:style-name="ce7"/>
          <table:table-cell table:style-name="ce8" office:value-type="float" office:value="8.12" calcext:value-type="float">
            <text:p>8.12</text:p>
          </table:table-cell>
          <table:table-cell table:style-name="ce8" office:value-type="float" office:value="17.08" calcext:value-type="float">
            <text:p>17.08</text:p>
          </table:table-cell>
          <table:table-cell table:style-name="ce8" table:number-columns-repeated="2"/>
          <table:table-cell table:style-name="ce11"/>
          <table:table-cell table:style-name="ce8" table:formula="of:=SUM([$wednesday.F67] - [$wednesday.E67])" office:value-type="float" office:value="0" calcext:value-type="float">
            <text:p>.00</text:p>
          </table:table-cell>
          <table:table-cell table:style-name="ce10" table:formula="of:=IF([$wednesday.B67] =&quot;ns day&quot;; [$wednesday.C67]; MAX([$wednesday.C67] - 8; 0))" office:value-type="float" office:value="0.119999999999999" calcext:value-type="float">
            <text:p>.12</text:p>
          </table:table-cell>
          <table:table-cell table:style-name="ce10" table:formula="of:=SUM([$wednesday.F67] - [$wednesday.E67])" office:value-type="float" office:value="0" calcext:value-type="float">
            <text:p>.00</text:p>
          </table:table-cell>
          <table:table-cell table:style-name="ce10" table:formula="of:=IF([$wednesday.B67]=&quot;ns day&quot;;[$wednesday.C67]; IF([$wednesday.C67] &lt;= 8 + [$reference.C4]; 0; MIN(MAX([$wednesday.C67] - 8; 0);IF([$wednesday.J67] &lt;= [$reference.C4];0; [$wednesday.J6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hrestha, p</text:p>
          </table:table-cell>
          <table:table-cell table:style-name="ce7"/>
          <table:table-cell table:style-name="ce8" office:value-type="float" office:value="8.9" calcext:value-type="float">
            <text:p>8.90</text:p>
          </table:table-cell>
          <table:table-cell table:style-name="ce8" office:value-type="float" office:value="17.29" calcext:value-type="float">
            <text:p>17.29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7.29" calcext:value-type="float">
            <text:p>17.29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wednesday.F68] - [$wednesday.E68])" office:value-type="float" office:value="1.04" calcext:value-type="float">
            <text:p>1.04</text:p>
          </table:table-cell>
          <table:table-cell table:style-name="ce10" table:formula="of:=IF([$wednesday.B68] =&quot;ns day&quot;; [$wednesday.C68]; MAX([$wednesday.C68] - 8; 0))" office:value-type="float" office:value="0.9" calcext:value-type="float">
            <text:p>.90</text:p>
          </table:table-cell>
          <table:table-cell table:style-name="ce10" table:formula="of:=SUM([$wednesday.F68] - [$wednesday.E68])" office:value-type="float" office:value="1.04" calcext:value-type="float">
            <text:p>1.04</text:p>
          </table:table-cell>
          <table:table-cell table:style-name="ce10" table:formula="of:=IF([$wednesday.B68]=&quot;ns day&quot;;[$wednesday.C68]; IF([$wednesday.C68] &lt;= 8 + [$reference.C4]; 0; MIN(MAX([$wednesday.C68] - 8; 0);IF([$wednesday.J68] &lt;= [$reference.C4];0; [$wednesday.J68]))))" office:value-type="float" office:value="0.9" calcext:value-type="float">
            <text:p>.9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inke, s</text:p>
          </table:table-cell>
          <table:table-cell table:style-name="ce7"/>
          <table:table-cell table:style-name="ce8" office:value-type="float" office:value="9.5" calcext:value-type="float">
            <text:p>9.50</text:p>
          </table:table-cell>
          <table:table-cell table:style-name="ce8" office:value-type="float" office:value="17.92" calcext:value-type="float">
            <text:p>17.92</text:p>
          </table:table-cell>
          <table:table-cell table:style-name="ce8" table:number-columns-repeated="2"/>
          <table:table-cell table:style-name="ce11"/>
          <table:table-cell table:style-name="ce8" table:formula="of:=SUM([$wednesday.F69] - [$wednesday.E69])" office:value-type="float" office:value="0" calcext:value-type="float">
            <text:p>.00</text:p>
          </table:table-cell>
          <table:table-cell table:style-name="ce10" table:formula="of:=IF([$wednesday.B69] =&quot;ns day&quot;; [$wednesday.C69]; MAX([$wednesday.C69] - 8; 0))" office:value-type="float" office:value="1.5" calcext:value-type="float">
            <text:p>1.50</text:p>
          </table:table-cell>
          <table:table-cell table:style-name="ce10" table:formula="of:=SUM([$wednesday.F69] - [$wednesday.E69])" office:value-type="float" office:value="0" calcext:value-type="float">
            <text:p>.00</text:p>
          </table:table-cell>
          <table:table-cell table:style-name="ce10" table:formula="of:=IF([$wednesday.B69]=&quot;ns day&quot;;[$wednesday.C69]; IF([$wednesday.C69] &lt;= 8 + [$reference.C4]; 0; MIN(MAX([$wednesday.C69] - 8; 0);IF([$wednesday.J69] &lt;= [$reference.C4];0; [$wednesday.J6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ymons, s</text:p>
          </table:table-cell>
          <table:table-cell table:style-name="ce7"/>
          <table:table-cell table:style-name="ce8" office:value-type="float" office:value="10.22" calcext:value-type="float">
            <text:p>10.22</text:p>
          </table:table-cell>
          <table:table-cell table:style-name="ce8" office:value-type="float" office:value="19.18" calcext:value-type="float">
            <text:p>19.18</text:p>
          </table:table-cell>
          <table:table-cell table:style-name="ce8" office:value-type="float" office:value="13.83" calcext:value-type="float">
            <text:p>13.83</text:p>
          </table:table-cell>
          <table:table-cell table:style-name="ce8" office:value-type="float" office:value="15.83" calcext:value-type="float">
            <text:p>15.83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wednesday.F70] - [$wednesday.E70])" office:value-type="float" office:value="2" calcext:value-type="float">
            <text:p>2.00</text:p>
          </table:table-cell>
          <table:table-cell table:style-name="ce10" table:formula="of:=IF([$wednesday.B70] =&quot;ns day&quot;; [$wednesday.C70]; MAX([$wednesday.C70] - 8; 0))" office:value-type="float" office:value="2.22" calcext:value-type="float">
            <text:p>2.22</text:p>
          </table:table-cell>
          <table:table-cell table:style-name="ce10" table:formula="of:=SUM([$wednesday.F70] - [$wednesday.E70])" office:value-type="float" office:value="2" calcext:value-type="float">
            <text:p>2.00</text:p>
          </table:table-cell>
          <table:table-cell table:style-name="ce10" table:formula="of:=IF([$wednesday.B70]=&quot;ns day&quot;;[$wednesday.C70]; IF([$wednesday.C70] &lt;= 8 + [$reference.C4]; 0; MIN(MAX([$wednesday.C70] - 8; 0);IF([$wednesday.J70] &lt;= [$reference.C4];0; [$wednesday.J70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rpey, m</text:p>
          </table:table-cell>
          <table:table-cell table:style-name="ce8" table:number-columns-repeated="5"/>
          <table:table-cell table:style-name="ce11"/>
          <table:table-cell table:style-name="ce8" table:formula="of:=SUM([$wednesday.F71] - [$wednesday.E71])" office:value-type="float" office:value="0" calcext:value-type="float">
            <text:p>.00</text:p>
          </table:table-cell>
          <table:table-cell table:style-name="ce10" table:formula="of:=IF([$wednesday.B71] =&quot;ns day&quot;; [$wednesday.C71]; MAX([$wednesday.C71] - 8; 0))" office:value-type="float" office:value="0" calcext:value-type="float">
            <text:p>.00</text:p>
          </table:table-cell>
          <table:table-cell table:style-name="ce10" table:formula="of:=SUM([$wednesday.F71] - [$wednesday.E71])" office:value-type="float" office:value="0" calcext:value-type="float">
            <text:p>.00</text:p>
          </table:table-cell>
          <table:table-cell table:style-name="ce10" table:formula="of:=IF([$wednesday.B71]=&quot;ns day&quot;;[$wednesday.C71]; IF([$wednesday.C71] &lt;= 8 + [$reference.C4]; 0; MIN(MAX([$wednesday.C71] - 8; 0);IF([$wednesday.J71] &lt;= [$reference.C4];0; [$wednesday.J7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alker, c</text:p>
          </table:table-cell>
          <table:table-cell table:style-name="ce7"/>
          <table:table-cell table:style-name="ce8" office:value-type="float" office:value="9.58" calcext:value-type="float">
            <text:p>9.58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6.58" calcext:value-type="float">
            <text:p>16.58</text:p>
          </table:table-cell>
          <table:table-cell table:style-name="ce8" office:value-type="float" office:value="19.08" calcext:value-type="float">
            <text:p>19.08</text:p>
          </table:table-cell>
          <table:table-cell table:style-name="ce11" office:value-type="float" office:value="1025" calcext:value-type="float">
            <text:p>1025</text:p>
          </table:table-cell>
          <table:table-cell table:style-name="ce8" table:formula="of:=SUM([$wednesday.F72] - [$wednesday.E72])" office:value-type="float" office:value="2.5" calcext:value-type="float">
            <text:p>2.50</text:p>
          </table:table-cell>
          <table:table-cell table:style-name="ce10" table:formula="of:=IF([$wednesday.B72] =&quot;ns day&quot;; [$wednesday.C72]; MAX([$wednesday.C72] - 8; 0))" office:value-type="float" office:value="1.58" calcext:value-type="float">
            <text:p>1.58</text:p>
          </table:table-cell>
          <table:table-cell table:style-name="ce10" table:formula="of:=SUM([$wednesday.F72] - [$wednesday.E72])" office:value-type="float" office:value="2.5" calcext:value-type="float">
            <text:p>2.50</text:p>
          </table:table-cell>
          <table:table-cell table:style-name="ce10" table:formula="of:=IF([$wednesday.B72]=&quot;ns day&quot;;[$wednesday.C72]; IF([$wednesday.C72] &lt;= 8 + [$reference.C4]; 0; MIN(MAX([$wednesday.C72] - 8; 0);IF([$wednesday.J72] &lt;= [$reference.C4];0; [$wednesday.J72]))))" office:value-type="float" office:value="1.58" calcext:value-type="float">
            <text:p>1.5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eks, t</text:p>
          </table:table-cell>
          <table:table-cell table:style-name="ce7"/>
          <table:table-cell table:style-name="ce8" office:value-type="float" office:value="9.88" calcext:value-type="float">
            <text:p>9.88</text:p>
          </table:table-cell>
          <table:table-cell table:style-name="ce8" office:value-type="float" office:value="18.91" calcext:value-type="float">
            <text:p>18.91</text:p>
          </table:table-cell>
          <table:table-cell table:style-name="ce8" office:value-type="float" office:value="10.5" calcext:value-type="float">
            <text:p>10.50</text:p>
          </table:table-cell>
          <table:table-cell table:style-name="ce8" office:value-type="float" office:value="12.5" calcext:value-type="float">
            <text:p>12.50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wednesday.F73] - [$wednesday.E73])" office:value-type="float" office:value="2" calcext:value-type="float">
            <text:p>2.00</text:p>
          </table:table-cell>
          <table:table-cell table:style-name="ce10" table:formula="of:=IF([$wednesday.B73] =&quot;ns day&quot;; [$wednesday.C73]; MAX([$wednesday.C73] - 8; 0))" office:value-type="float" office:value="1.88" calcext:value-type="float">
            <text:p>1.88</text:p>
          </table:table-cell>
          <table:table-cell table:style-name="ce10" table:formula="of:=SUM([$wednesday.F73] - [$wednesday.E73])" office:value-type="float" office:value="2" calcext:value-type="float">
            <text:p>2.00</text:p>
          </table:table-cell>
          <table:table-cell table:style-name="ce10" table:formula="of:=IF([$wednesday.B73]=&quot;ns day&quot;;[$wednesday.C73]; IF([$wednesday.C73] &lt;= 8 + [$reference.C4]; 0; MIN(MAX([$wednesday.C73] - 8; 0);IF([$wednesday.J73] &lt;= [$reference.C4];0; [$wednesday.J73]))))" office:value-type="float" office:value="1.88" calcext:value-type="float">
            <text:p>1.8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yerman, t</text:p>
          </table:table-cell>
          <table:table-cell table:style-name="ce7"/>
          <table:table-cell table:style-name="ce8" office:value-type="float" office:value="9.64" calcext:value-type="float">
            <text:p>9.64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48" calcext:value-type="float">
            <text:p>18.48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wednesday.F74] - [$wednesday.E74])" office:value-type="float" office:value="1.48" calcext:value-type="float">
            <text:p>1.48</text:p>
          </table:table-cell>
          <table:table-cell table:style-name="ce10" table:formula="of:=IF([$wednesday.B74] =&quot;ns day&quot;; [$wednesday.C74]; MAX([$wednesday.C74] - 8; 0))" office:value-type="float" office:value="1.64" calcext:value-type="float">
            <text:p>1.64</text:p>
          </table:table-cell>
          <table:table-cell table:style-name="ce10" table:formula="of:=SUM([$wednesday.F74] - [$wednesday.E74])" office:value-type="float" office:value="1.48" calcext:value-type="float">
            <text:p>1.48</text:p>
          </table:table-cell>
          <table:table-cell table:style-name="ce10" table:formula="of:=IF([$wednesday.B74]=&quot;ns day&quot;;[$wednesday.C74]; IF([$wednesday.C74] &lt;= 8 + [$reference.C4]; 0; MIN(MAX([$wednesday.C74] - 8; 0);IF([$wednesday.J74] &lt;= [$reference.C4];0; [$wednesday.J74]))))" office:value-type="float" office:value="1.48" calcext:value-type="float">
            <text:p>1.4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d, n</text:p>
          </table:table-cell>
          <table:table-cell table:style-name="ce8" table:number-columns-repeated="5"/>
          <table:table-cell table:style-name="ce11"/>
          <table:table-cell table:style-name="ce8" table:formula="of:=SUM([$wednesday.F75] - [$wednesday.E75])" office:value-type="float" office:value="0" calcext:value-type="float">
            <text:p>.00</text:p>
          </table:table-cell>
          <table:table-cell table:style-name="ce10" table:formula="of:=IF([$wednesday.B75] =&quot;ns day&quot;; [$wednesday.C75]; MAX([$wednesday.C75] - 8; 0))" office:value-type="float" office:value="0" calcext:value-type="float">
            <text:p>.00</text:p>
          </table:table-cell>
          <table:table-cell table:style-name="ce10" table:formula="of:=SUM([$wednesday.F75] - [$wednesday.E75])" office:value-type="float" office:value="0" calcext:value-type="float">
            <text:p>.00</text:p>
          </table:table-cell>
          <table:table-cell table:style-name="ce10" table:formula="of:=IF([$wednesday.B75]=&quot;ns day&quot;;[$wednesday.C75]; IF([$wednesday.C75] &lt;= 8 + [$reference.C4]; 0; MIN(MAX([$wednesday.C75] - 8; 0);IF([$wednesday.J75] &lt;= [$reference.C4];0; [$wednesday.J7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ten, c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table:number-columns-repeated="2"/>
          <table:table-cell table:style-name="ce11"/>
          <table:table-cell table:style-name="ce8" table:formula="of:=SUM([$wednesday.F76] - [$wednesday.E76])" office:value-type="float" office:value="0" calcext:value-type="float">
            <text:p>.00</text:p>
          </table:table-cell>
          <table:table-cell table:style-name="ce10" table:formula="of:=IF([$wednesday.B76] =&quot;ns day&quot;; [$wednesday.C76]; MAX([$wednesday.C76] - 8; 0))" office:value-type="float" office:value="0" calcext:value-type="float">
            <text:p>.00</text:p>
          </table:table-cell>
          <table:table-cell table:style-name="ce10" table:formula="of:=SUM([$wednesday.F76] - [$wednesday.E76])" office:value-type="float" office:value="0" calcext:value-type="float">
            <text:p>.00</text:p>
          </table:table-cell>
          <table:table-cell table:style-name="ce10" table:formula="of:=IF([$wednesday.B76]=&quot;ns day&quot;;[$wednesday.C76]; IF([$wednesday.C76] &lt;= 8 + [$reference.C4]; 0; MIN(MAX([$wednesday.C76] - 8; 0);IF([$wednesday.J76] &lt;= [$reference.C4];0; [$wednesday.J7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WAL Mandates</text:p>
          </table:table-cell>
          <table:table-cell table:style-name="ce10" table:formula="of:=SUM([$wednesday.K40:$wednesday.K76])" office:value-type="float" office:value="39.46" calcext:value-type="float">
            <text:p>39.4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Mandates</text:p>
          </table:table-cell>
          <table:table-cell table:style-name="ce10" table:formula="of:=SUM([$wednesday.K78] + [$wednesday.K36])" office:value-type="float" office:value="58.93" calcext:value-type="float">
            <text:p>58.9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vertime Desired List Carriers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hmed, t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wednesday.B85] = &quot;light&quot;;[$wednesday.B85] = &quot;excused&quot;; [$wednesday.B85] = &quot;sch chg&quot;; [$wednesday.B85] = &quot;annual&quot;; [$wednesday.B85] = &quot;sick&quot;; [$wednesday.C85] &gt;= 10 - [$reference.C5]); 0; IF([$wednesday.B85] = &quot;no call&quot;; 10; IF([$wednesday.C85] = 0; 0; MAX(10 - [$wednesday.C85]; 0))))" office:value-type="float" office:value="0" calcext:value-type="float">
            <text:p>.00</text:p>
          </table:table-cell>
          <table:table-cell table:style-name="ce10" table:formula="of:=IF(OR([$wednesday.B85] = &quot;light&quot;;[$wednesday.B85] = &quot;excused&quot;; [$wednesday.B85] = &quot;sch chg&quot;; [$wednesday.B85] = &quot;annual&quot;; [$wednesday.B85] = &quot;sick&quot;; [$wednesday.C85] &gt;= 12 - [$reference.C5]); 0; IF([$wednesday.B85] = &quot;no call&quot;; 12; IF([$wednesday.C85] = 0; 0; MAX(12 - [$wednesday.C8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arnett, j</text:p>
          </table:table-cell>
          <table:table-cell table:style-name="ce7"/>
          <table:table-cell table:style-name="ce8" office:value-type="float" office:value="12.53" calcext:value-type="float">
            <text:p>12.53</text:p>
          </table:table-cell>
          <table:table-cell table:style-name="ce8" office:value-type="float" office:value="20.52" calcext:value-type="float">
            <text:p>20.52</text:p>
          </table:table-cell>
          <table:table-cell table:style-name="ce10" table:formula="of:=IF(OR([$wednesday.B86] = &quot;light&quot;;[$wednesday.B86] = &quot;excused&quot;; [$wednesday.B86] = &quot;sch chg&quot;; [$wednesday.B86] = &quot;annual&quot;; [$wednesday.B86] = &quot;sick&quot;; [$wednesday.C86] &gt;= 10 - [$reference.C5]); 0; IF([$wednesday.B86] = &quot;no call&quot;; 10; IF([$wednesday.C86] = 0; 0; MAX(10 - [$wednesday.C86]; 0))))" office:value-type="float" office:value="0" calcext:value-type="float">
            <text:p>.00</text:p>
          </table:table-cell>
          <table:table-cell table:style-name="ce10" table:formula="of:=IF(OR([$wednesday.B86] = &quot;light&quot;;[$wednesday.B86] = &quot;excused&quot;; [$wednesday.B86] = &quot;sch chg&quot;; [$wednesday.B86] = &quot;annual&quot;; [$wednesday.B86] = &quot;sick&quot;; [$wednesday.C86] &gt;= 12 - [$reference.C5]); 0; IF([$wednesday.B86] = &quot;no call&quot;; 12; IF([$wednesday.C86] = 0; 0; MAX(12 - [$wednesday.C8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nlmaloua, m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wednesday.B87] = &quot;light&quot;;[$wednesday.B87] = &quot;excused&quot;; [$wednesday.B87] = &quot;sch chg&quot;; [$wednesday.B87] = &quot;annual&quot;; [$wednesday.B87] = &quot;sick&quot;; [$wednesday.C87] &gt;= 10 - [$reference.C5]); 0; IF([$wednesday.B87] = &quot;no call&quot;; 10; IF([$wednesday.C87] = 0; 0; MAX(10 - [$wednesday.C87]; 0))))" office:value-type="float" office:value="0" calcext:value-type="float">
            <text:p>.00</text:p>
          </table:table-cell>
          <table:table-cell table:style-name="ce10" table:formula="of:=IF(OR([$wednesday.B87] = &quot;light&quot;;[$wednesday.B87] = &quot;excused&quot;; [$wednesday.B87] = &quot;sch chg&quot;; [$wednesday.B87] = &quot;annual&quot;; [$wednesday.B87] = &quot;sick&quot;; [$wednesday.C87] &gt;= 12 - [$reference.C5]); 0; IF([$wednesday.B87] = &quot;no call&quot;; 12; IF([$wednesday.C87] = 0; 0; MAX(12 - [$wednesday.C8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ross, j</text:p>
          </table:table-cell>
          <table:table-cell table:style-name="ce7"/>
          <table:table-cell table:style-name="ce8" office:value-type="float" office:value="11.04" calcext:value-type="float">
            <text:p>11.04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0" table:formula="of:=IF(OR([$wednesday.B88] = &quot;light&quot;;[$wednesday.B88] = &quot;excused&quot;; [$wednesday.B88] = &quot;sch chg&quot;; [$wednesday.B88] = &quot;annual&quot;; [$wednesday.B88] = &quot;sick&quot;; [$wednesday.C88] &gt;= 10 - [$reference.C5]); 0; IF([$wednesday.B88] = &quot;no call&quot;; 10; IF([$wednesday.C88] = 0; 0; MAX(10 - [$wednesday.C88]; 0))))" office:value-type="float" office:value="0" calcext:value-type="float">
            <text:p>.00</text:p>
          </table:table-cell>
          <table:table-cell table:style-name="ce10" table:formula="of:=IF(OR([$wednesday.B88] = &quot;light&quot;;[$wednesday.B88] = &quot;excused&quot;; [$wednesday.B88] = &quot;sch chg&quot;; [$wednesday.B88] = &quot;annual&quot;; [$wednesday.B88] = &quot;sick&quot;; [$wednesday.C88] &gt;= 12 - [$reference.C5]); 0; IF([$wednesday.B88] = &quot;no call&quot;; 12; IF([$wednesday.C88] = 0; 0; MAX(12 - [$wednesday.C88]; 0))))" office:value-type="float" office:value="0.960000000000001" calcext:value-type="float">
            <text:p>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itchen, d</text:p>
          </table:table-cell>
          <table:table-cell table:style-name="ce7"/>
          <table:table-cell table:style-name="ce8" office:value-type="float" office:value="8.01" calcext:value-type="float">
            <text:p>8.01</text:p>
          </table:table-cell>
          <table:table-cell table:style-name="ce8" office:value-type="float" office:value="18.43" calcext:value-type="float">
            <text:p>18.43</text:p>
          </table:table-cell>
          <table:table-cell table:style-name="ce10" table:formula="of:=IF(OR([$wednesday.B89] = &quot;light&quot;;[$wednesday.B89] = &quot;excused&quot;; [$wednesday.B89] = &quot;sch chg&quot;; [$wednesday.B89] = &quot;annual&quot;; [$wednesday.B89] = &quot;sick&quot;; [$wednesday.C89] &gt;= 10 - [$reference.C5]); 0; IF([$wednesday.B89] = &quot;no call&quot;; 10; IF([$wednesday.C89] = 0; 0; MAX(10 - [$wednesday.C89]; 0))))" office:value-type="float" office:value="1.99" calcext:value-type="float">
            <text:p>1.99</text:p>
          </table:table-cell>
          <table:table-cell table:style-name="ce10" table:formula="of:=IF(OR([$wednesday.B89] = &quot;light&quot;;[$wednesday.B89] = &quot;excused&quot;; [$wednesday.B89] = &quot;sch chg&quot;; [$wednesday.B89] = &quot;annual&quot;; [$wednesday.B89] = &quot;sick&quot;; [$wednesday.C89] &gt;= 12 - [$reference.C5]); 0; IF([$wednesday.B89] = &quot;no call&quot;; 12; IF([$wednesday.C89] = 0; 0; MAX(12 - [$wednesday.C89]; 0))))" office:value-type="float" office:value="3.99" calcext:value-type="float">
            <text:p>3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a, s</text:p>
          </table:table-cell>
          <table:table-cell table:style-name="ce7"/>
          <table:table-cell table:style-name="ce8" office:value-type="float" office:value="11.58" calcext:value-type="float">
            <text:p>11.58</text:p>
          </table:table-cell>
          <table:table-cell table:style-name="ce8" office:value-type="float" office:value="20.03" calcext:value-type="float">
            <text:p>20.03</text:p>
          </table:table-cell>
          <table:table-cell table:style-name="ce10" table:formula="of:=IF(OR([$wednesday.B90] = &quot;light&quot;;[$wednesday.B90] = &quot;excused&quot;; [$wednesday.B90] = &quot;sch chg&quot;; [$wednesday.B90] = &quot;annual&quot;; [$wednesday.B90] = &quot;sick&quot;; [$wednesday.C90] &gt;= 10 - [$reference.C5]); 0; IF([$wednesday.B90] = &quot;no call&quot;; 10; IF([$wednesday.C90] = 0; 0; MAX(10 - [$wednesday.C90]; 0))))" office:value-type="float" office:value="0" calcext:value-type="float">
            <text:p>.00</text:p>
          </table:table-cell>
          <table:table-cell table:style-name="ce10" table:formula="of:=IF(OR([$wednesday.B90] = &quot;light&quot;;[$wednesday.B90] = &quot;excused&quot;; [$wednesday.B90] = &quot;sch chg&quot;; [$wednesday.B90] = &quot;annual&quot;; [$wednesday.B90] = &quot;sick&quot;; [$wednesday.C90] &gt;= 12 - [$reference.C5]); 0; IF([$wednesday.B90] = &quot;no call&quot;; 12; IF([$wednesday.C90] = 0; 0; MAX(12 - [$wednesday.C9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nibusan, p</text:p>
          </table:table-cell>
          <table:table-cell table:style-name="ce7"/>
          <table:table-cell table:style-name="ce8" office:value-type="float" office:value="10.5" calcext:value-type="float">
            <text:p>10.50</text:p>
          </table:table-cell>
          <table:table-cell table:style-name="ce8" office:value-type="float" office:value="9.47" calcext:value-type="float">
            <text:p>9.47</text:p>
          </table:table-cell>
          <table:table-cell table:style-name="ce10" table:formula="of:=IF(OR([$wednesday.B91] = &quot;light&quot;;[$wednesday.B91] = &quot;excused&quot;; [$wednesday.B91] = &quot;sch chg&quot;; [$wednesday.B91] = &quot;annual&quot;; [$wednesday.B91] = &quot;sick&quot;; [$wednesday.C91] &gt;= 10 - [$reference.C5]); 0; IF([$wednesday.B91] = &quot;no call&quot;; 10; IF([$wednesday.C91] = 0; 0; MAX(10 - [$wednesday.C91]; 0))))" office:value-type="float" office:value="0" calcext:value-type="float">
            <text:p>.00</text:p>
          </table:table-cell>
          <table:table-cell table:style-name="ce10" table:formula="of:=IF(OR([$wednesday.B91] = &quot;light&quot;;[$wednesday.B91] = &quot;excused&quot;; [$wednesday.B91] = &quot;sch chg&quot;; [$wednesday.B91] = &quot;annual&quot;; [$wednesday.B91] = &quot;sick&quot;; [$wednesday.C91] &gt;= 12 - [$reference.C5]); 0; IF([$wednesday.B91] = &quot;no call&quot;; 12; IF([$wednesday.C91] = 0; 0; MAX(12 - [$wednesday.C91]; 0))))" office:value-type="float" office:value="1.5" calcext:value-type="float">
            <text:p>1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riami, a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wednesday.B92] = &quot;light&quot;;[$wednesday.B92] = &quot;excused&quot;; [$wednesday.B92] = &quot;sch chg&quot;; [$wednesday.B92] = &quot;annual&quot;; [$wednesday.B92] = &quot;sick&quot;; [$wednesday.C92] &gt;= 10 - [$reference.C5]); 0; IF([$wednesday.B92] = &quot;no call&quot;; 10; IF([$wednesday.C92] = 0; 0; MAX(10 - [$wednesday.C92]; 0))))" office:value-type="float" office:value="0" calcext:value-type="float">
            <text:p>.00</text:p>
          </table:table-cell>
          <table:table-cell table:style-name="ce10" table:formula="of:=IF(OR([$wednesday.B92] = &quot;light&quot;;[$wednesday.B92] = &quot;excused&quot;; [$wednesday.B92] = &quot;sch chg&quot;; [$wednesday.B92] = &quot;annual&quot;; [$wednesday.B92] = &quot;sick&quot;; [$wednesday.C92] &gt;= 12 - [$reference.C5]); 0; IF([$wednesday.B92] = &quot;no call&quot;; 12; IF([$wednesday.C92] = 0; 0; MAX(12 - [$wednesday.C9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ccoumb, s</text:p>
          </table:table-cell>
          <table:table-cell table:style-name="ce7"/>
          <table:table-cell table:style-name="ce8" office:value-type="float" office:value="9.5" calcext:value-type="float">
            <text:p>9.50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0" table:formula="of:=IF(OR([$wednesday.B93] = &quot;light&quot;;[$wednesday.B93] = &quot;excused&quot;; [$wednesday.B93] = &quot;sch chg&quot;; [$wednesday.B93] = &quot;annual&quot;; [$wednesday.B93] = &quot;sick&quot;; [$wednesday.C93] &gt;= 10 - [$reference.C5]); 0; IF([$wednesday.B93] = &quot;no call&quot;; 10; IF([$wednesday.C93] = 0; 0; MAX(10 - [$wednesday.C93]; 0))))" office:value-type="float" office:value="0" calcext:value-type="float">
            <text:p>.00</text:p>
          </table:table-cell>
          <table:table-cell table:style-name="ce10" table:formula="of:=IF(OR([$wednesday.B93] = &quot;light&quot;;[$wednesday.B93] = &quot;excused&quot;; [$wednesday.B93] = &quot;sch chg&quot;; [$wednesday.B93] = &quot;annual&quot;; [$wednesday.B93] = &quot;sick&quot;; [$wednesday.C93] &gt;= 12 - [$reference.C5]); 0; IF([$wednesday.B93] = &quot;no call&quot;; 12; IF([$wednesday.C93] = 0; 0; MAX(12 - [$wednesday.C93]; 0))))" office:value-type="float" office:value="2.5" calcext:value-type="float">
            <text:p>2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g</text:p>
          </table:table-cell>
          <table:table-cell table:style-name="ce7"/>
          <table:table-cell table:style-name="ce8" office:value-type="float" office:value="11.07" calcext:value-type="float">
            <text:p>11.07</text:p>
          </table:table-cell>
          <table:table-cell table:style-name="ce8" office:value-type="float" office:value="19.5" calcext:value-type="float">
            <text:p>19.50</text:p>
          </table:table-cell>
          <table:table-cell table:style-name="ce10" table:formula="of:=IF(OR([$wednesday.B94] = &quot;light&quot;;[$wednesday.B94] = &quot;excused&quot;; [$wednesday.B94] = &quot;sch chg&quot;; [$wednesday.B94] = &quot;annual&quot;; [$wednesday.B94] = &quot;sick&quot;; [$wednesday.C94] &gt;= 10 - [$reference.C5]); 0; IF([$wednesday.B94] = &quot;no call&quot;; 10; IF([$wednesday.C94] = 0; 0; MAX(10 - [$wednesday.C94]; 0))))" office:value-type="float" office:value="0" calcext:value-type="float">
            <text:p>.00</text:p>
          </table:table-cell>
          <table:table-cell table:style-name="ce10" table:formula="of:=IF(OR([$wednesday.B94] = &quot;light&quot;;[$wednesday.B94] = &quot;excused&quot;; [$wednesday.B94] = &quot;sch chg&quot;; [$wednesday.B94] = &quot;annual&quot;; [$wednesday.B94] = &quot;sick&quot;; [$wednesday.C94] &gt;= 12 - [$reference.C5]); 0; IF([$wednesday.B94] = &quot;no call&quot;; 12; IF([$wednesday.C94] = 0; 0; MAX(12 - [$wednesday.C94]; 0))))" office:value-type="float" office:value="0.93" calcext:value-type="float">
            <text:p>.9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osei tutu, m</text:p>
          </table:table-cell>
          <table:table-cell table:style-name="ce7"/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8.97" calcext:value-type="float">
            <text:p>18.97</text:p>
          </table:table-cell>
          <table:table-cell table:style-name="ce10" table:formula="of:=IF(OR([$wednesday.B95] = &quot;light&quot;;[$wednesday.B95] = &quot;excused&quot;; [$wednesday.B95] = &quot;sch chg&quot;; [$wednesday.B95] = &quot;annual&quot;; [$wednesday.B95] = &quot;sick&quot;; [$wednesday.C95] &gt;= 10 - [$reference.C5]); 0; IF([$wednesday.B95] = &quot;no call&quot;; 10; IF([$wednesday.C95] = 0; 0; MAX(10 - [$wednesday.C95]; 0))))" office:value-type="float" office:value="0" calcext:value-type="float">
            <text:p>.00</text:p>
          </table:table-cell>
          <table:table-cell table:style-name="ce10" table:formula="of:=IF(OR([$wednesday.B95] = &quot;light&quot;;[$wednesday.B95] = &quot;excused&quot;; [$wednesday.B95] = &quot;sch chg&quot;; [$wednesday.B95] = &quot;annual&quot;; [$wednesday.B95] = &quot;sick&quot;; [$wednesday.C95] &gt;= 12 - [$reference.C5]); 0; IF([$wednesday.B95] = &quot;no call&quot;; 12; IF([$wednesday.C95] = 0; 0; MAX(12 - [$wednesday.C95]; 0))))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ng, d</text:p>
          </table:table-cell>
          <table:table-cell table:style-name="ce8" table:number-columns-repeated="3"/>
          <table:table-cell table:style-name="ce10" table:formula="of:=IF(OR([$wednesday.B96] = &quot;light&quot;;[$wednesday.B96] = &quot;excused&quot;; [$wednesday.B96] = &quot;sch chg&quot;; [$wednesday.B96] = &quot;annual&quot;; [$wednesday.B96] = &quot;sick&quot;; [$wednesday.C96] &gt;= 10 - [$reference.C5]); 0; IF([$wednesday.B96] = &quot;no call&quot;; 10; IF([$wednesday.C96] = 0; 0; MAX(10 - [$wednesday.C96]; 0))))" office:value-type="float" office:value="0" calcext:value-type="float">
            <text:p>.00</text:p>
          </table:table-cell>
          <table:table-cell table:style-name="ce10" table:formula="of:=IF(OR([$wednesday.B96] = &quot;light&quot;;[$wednesday.B96] = &quot;excused&quot;; [$wednesday.B96] = &quot;sch chg&quot;; [$wednesday.B96] = &quot;annual&quot;; [$wednesday.B96] = &quot;sick&quot;; [$wednesday.C96] &gt;= 12 - [$reference.C5]); 0; IF([$wednesday.B96] = &quot;no call&quot;; 12; IF([$wednesday.C96] = 0; 0; MAX(12 - [$wednesday.C9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ates, l</text:p>
          </table:table-cell>
          <table:table-cell table:style-name="ce7"/>
          <table:table-cell table:style-name="ce8" office:value-type="float" office:value="11.64" calcext:value-type="float">
            <text:p>11.64</text:p>
          </table:table-cell>
          <table:table-cell table:style-name="ce8" office:value-type="float" office:value="19.92" calcext:value-type="float">
            <text:p>19.92</text:p>
          </table:table-cell>
          <table:table-cell table:style-name="ce10" table:formula="of:=IF(OR([$wednesday.B97] = &quot;light&quot;;[$wednesday.B97] = &quot;excused&quot;; [$wednesday.B97] = &quot;sch chg&quot;; [$wednesday.B97] = &quot;annual&quot;; [$wednesday.B97] = &quot;sick&quot;; [$wednesday.C97] &gt;= 10 - [$reference.C5]); 0; IF([$wednesday.B97] = &quot;no call&quot;; 10; IF([$wednesday.C97] = 0; 0; MAX(10 - [$wednesday.C97]; 0))))" office:value-type="float" office:value="0" calcext:value-type="float">
            <text:p>.00</text:p>
          </table:table-cell>
          <table:table-cell table:style-name="ce10" table:formula="of:=IF(OR([$wednesday.B97] = &quot;light&quot;;[$wednesday.B97] = &quot;excused&quot;; [$wednesday.B97] = &quot;sch chg&quot;; [$wednesday.B97] = &quot;annual&quot;; [$wednesday.B97] = &quot;sick&quot;; [$wednesday.C97] &gt;= 12 - [$reference.C5]); 0; IF([$wednesday.B97] = &quot;no call&quot;; 12; IF([$wednesday.C97] = 0; 0; MAX(12 - [$wednesday.C9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eung, q</text:p>
          </table:table-cell>
          <table:table-cell table:style-name="ce7"/>
          <table:table-cell table:style-name="ce8" office:value-type="float" office:value="11.76" calcext:value-type="float">
            <text:p>11.76</text:p>
          </table:table-cell>
          <table:table-cell table:style-name="ce8" office:value-type="float" office:value="20.23" calcext:value-type="float">
            <text:p>20.23</text:p>
          </table:table-cell>
          <table:table-cell table:style-name="ce10" table:formula="of:=IF(OR([$wednesday.B98] = &quot;light&quot;;[$wednesday.B98] = &quot;excused&quot;; [$wednesday.B98] = &quot;sch chg&quot;; [$wednesday.B98] = &quot;annual&quot;; [$wednesday.B98] = &quot;sick&quot;; [$wednesday.C98] &gt;= 10 - [$reference.C5]); 0; IF([$wednesday.B98] = &quot;no call&quot;; 10; IF([$wednesday.C98] = 0; 0; MAX(10 - [$wednesday.C98]; 0))))" office:value-type="float" office:value="0" calcext:value-type="float">
            <text:p>.00</text:p>
          </table:table-cell>
          <table:table-cell table:style-name="ce10" table:formula="of:=IF(OR([$wednesday.B98] = &quot;light&quot;;[$wednesday.B98] = &quot;excused&quot;; [$wednesday.B98] = &quot;sch chg&quot;; [$wednesday.B98] = &quot;annual&quot;; [$wednesday.B98] = &quot;sick&quot;; [$wednesday.C98] &gt;= 12 - [$reference.C5]); 0; IF([$wednesday.B98] = &quot;no call&quot;; 12; IF([$wednesday.C98] = 0; 0; MAX(12 - [$wednesday.C9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99] = &quot;light&quot;;[$wednesday.B99] = &quot;excused&quot;; [$wednesday.B99] = &quot;sch chg&quot;; [$wednesday.B99] = &quot;annual&quot;; [$wednesday.B99] = &quot;sick&quot;; [$wednesday.C99] &gt;= 10 - [$reference.C5]); 0; IF([$wednesday.B99] = &quot;no call&quot;; 10; IF([$wednesday.C99] = 0; 0; MAX(10 - [$wednesday.C99]; 0))))" office:value-type="float" office:value="0" calcext:value-type="float">
            <text:p>.00</text:p>
          </table:table-cell>
          <table:table-cell table:style-name="ce10" table:formula="of:=IF(OR([$wednesday.B99] = &quot;light&quot;;[$wednesday.B99] = &quot;excused&quot;; [$wednesday.B99] = &quot;sch chg&quot;; [$wednesday.B99] = &quot;annual&quot;; [$wednesday.B99] = &quot;sick&quot;; [$wednesday.C99] &gt;= 12 - [$reference.C5]); 0; IF([$wednesday.B99] = &quot;no call&quot;; 12; IF([$wednesday.C99] = 0; 0; MAX(12 - [$wednesday.C9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0] = &quot;light&quot;;[$wednesday.B100] = &quot;excused&quot;; [$wednesday.B100] = &quot;sch chg&quot;; [$wednesday.B100] = &quot;annual&quot;; [$wednesday.B100] = &quot;sick&quot;; [$wednesday.C100] &gt;= 10 - [$reference.C5]); 0; IF([$wednesday.B100] = &quot;no call&quot;; 10; IF([$wednesday.C100] = 0; 0; MAX(10 - [$wednesday.C100]; 0))))" office:value-type="float" office:value="0" calcext:value-type="float">
            <text:p>.00</text:p>
          </table:table-cell>
          <table:table-cell table:style-name="ce10" table:formula="of:=IF(OR([$wednesday.B100] = &quot;light&quot;;[$wednesday.B100] = &quot;excused&quot;; [$wednesday.B100] = &quot;sch chg&quot;; [$wednesday.B100] = &quot;annual&quot;; [$wednesday.B100] = &quot;sick&quot;; [$wednesday.C100] &gt;= 12 - [$reference.C5]); 0; IF([$wednesday.B100] = &quot;no call&quot;; 12; IF([$wednesday.C100] = 0; 0; MAX(12 - [$wednesday.C10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1] = &quot;light&quot;;[$wednesday.B101] = &quot;excused&quot;; [$wednesday.B101] = &quot;sch chg&quot;; [$wednesday.B101] = &quot;annual&quot;; [$wednesday.B101] = &quot;sick&quot;; [$wednesday.C101] &gt;= 10 - [$reference.C5]); 0; IF([$wednesday.B101] = &quot;no call&quot;; 10; IF([$wednesday.C101] = 0; 0; MAX(10 - [$wednesday.C101]; 0))))" office:value-type="float" office:value="0" calcext:value-type="float">
            <text:p>.00</text:p>
          </table:table-cell>
          <table:table-cell table:style-name="ce10" table:formula="of:=IF(OR([$wednesday.B101] = &quot;light&quot;;[$wednesday.B101] = &quot;excused&quot;; [$wednesday.B101] = &quot;sch chg&quot;; [$wednesday.B101] = &quot;annual&quot;; [$wednesday.B101] = &quot;sick&quot;; [$wednesday.C101] &gt;= 12 - [$reference.C5]); 0; IF([$wednesday.B101] = &quot;no call&quot;; 12; IF([$wednesday.C101] = 0; 0; MAX(12 - [$wednesday.C10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2] = &quot;light&quot;;[$wednesday.B102] = &quot;excused&quot;; [$wednesday.B102] = &quot;sch chg&quot;; [$wednesday.B102] = &quot;annual&quot;; [$wednesday.B102] = &quot;sick&quot;; [$wednesday.C102] &gt;= 10 - [$reference.C5]); 0; IF([$wednesday.B102] = &quot;no call&quot;; 10; IF([$wednesday.C102] = 0; 0; MAX(10 - [$wednesday.C102]; 0))))" office:value-type="float" office:value="0" calcext:value-type="float">
            <text:p>.00</text:p>
          </table:table-cell>
          <table:table-cell table:style-name="ce10" table:formula="of:=IF(OR([$wednesday.B102] = &quot;light&quot;;[$wednesday.B102] = &quot;excused&quot;; [$wednesday.B102] = &quot;sch chg&quot;; [$wednesday.B102] = &quot;annual&quot;; [$wednesday.B102] = &quot;sick&quot;; [$wednesday.C102] &gt;= 12 - [$reference.C5]); 0; IF([$wednesday.B102] = &quot;no call&quot;; 12; IF([$wednesday.C102] = 0; 0; MAX(12 - [$wednesday.C10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3] = &quot;light&quot;;[$wednesday.B103] = &quot;excused&quot;; [$wednesday.B103] = &quot;sch chg&quot;; [$wednesday.B103] = &quot;annual&quot;; [$wednesday.B103] = &quot;sick&quot;; [$wednesday.C103] &gt;= 10 - [$reference.C5]); 0; IF([$wednesday.B103] = &quot;no call&quot;; 10; IF([$wednesday.C103] = 0; 0; MAX(10 - [$wednesday.C103]; 0))))" office:value-type="float" office:value="0" calcext:value-type="float">
            <text:p>.00</text:p>
          </table:table-cell>
          <table:table-cell table:style-name="ce10" table:formula="of:=IF(OR([$wednesday.B103] = &quot;light&quot;;[$wednesday.B103] = &quot;excused&quot;; [$wednesday.B103] = &quot;sch chg&quot;; [$wednesday.B103] = &quot;annual&quot;; [$wednesday.B103] = &quot;sick&quot;; [$wednesday.C103] &gt;= 12 - [$reference.C5]); 0; IF([$wednesday.B103] = &quot;no call&quot;; 12; IF([$wednesday.C103] = 0; 0; MAX(12 - [$wednesday.C10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4] = &quot;light&quot;;[$wednesday.B104] = &quot;excused&quot;; [$wednesday.B104] = &quot;sch chg&quot;; [$wednesday.B104] = &quot;annual&quot;; [$wednesday.B104] = &quot;sick&quot;; [$wednesday.C104] &gt;= 10 - [$reference.C5]); 0; IF([$wednesday.B104] = &quot;no call&quot;; 10; IF([$wednesday.C104] = 0; 0; MAX(10 - [$wednesday.C104]; 0))))" office:value-type="float" office:value="0" calcext:value-type="float">
            <text:p>.00</text:p>
          </table:table-cell>
          <table:table-cell table:style-name="ce10" table:formula="of:=IF(OR([$wednesday.B104] = &quot;light&quot;;[$wednesday.B104] = &quot;excused&quot;; [$wednesday.B104] = &quot;sch chg&quot;; [$wednesday.B104] = &quot;annual&quot;; [$wednesday.B104] = &quot;sick&quot;; [$wednesday.C104] &gt;= 12 - [$reference.C5]); 0; IF([$wednesday.B104] = &quot;no call&quot;; 12; IF([$wednesday.C104] = 0; 0; MAX(12 - [$wednesday.C10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5] = &quot;light&quot;;[$wednesday.B105] = &quot;excused&quot;; [$wednesday.B105] = &quot;sch chg&quot;; [$wednesday.B105] = &quot;annual&quot;; [$wednesday.B105] = &quot;sick&quot;; [$wednesday.C105] &gt;= 10 - [$reference.C5]); 0; IF([$wednesday.B105] = &quot;no call&quot;; 10; IF([$wednesday.C105] = 0; 0; MAX(10 - [$wednesday.C105]; 0))))" office:value-type="float" office:value="0" calcext:value-type="float">
            <text:p>.00</text:p>
          </table:table-cell>
          <table:table-cell table:style-name="ce10" table:formula="of:=IF(OR([$wednesday.B105] = &quot;light&quot;;[$wednesday.B105] = &quot;excused&quot;; [$wednesday.B105] = &quot;sch chg&quot;; [$wednesday.B105] = &quot;annual&quot;; [$wednesday.B105] = &quot;sick&quot;; [$wednesday.C105] &gt;= 12 - [$reference.C5]); 0; IF([$wednesday.B105] = &quot;no call&quot;; 12; IF([$wednesday.C105] = 0; 0; MAX(12 - [$wednesday.C10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6] = &quot;light&quot;;[$wednesday.B106] = &quot;excused&quot;; [$wednesday.B106] = &quot;sch chg&quot;; [$wednesday.B106] = &quot;annual&quot;; [$wednesday.B106] = &quot;sick&quot;; [$wednesday.C106] &gt;= 10 - [$reference.C5]); 0; IF([$wednesday.B106] = &quot;no call&quot;; 10; IF([$wednesday.C106] = 0; 0; MAX(10 - [$wednesday.C106]; 0))))" office:value-type="float" office:value="0" calcext:value-type="float">
            <text:p>.00</text:p>
          </table:table-cell>
          <table:table-cell table:style-name="ce10" table:formula="of:=IF(OR([$wednesday.B106] = &quot;light&quot;;[$wednesday.B106] = &quot;excused&quot;; [$wednesday.B106] = &quot;sch chg&quot;; [$wednesday.B106] = &quot;annual&quot;; [$wednesday.B106] = &quot;sick&quot;; [$wednesday.C106] &gt;= 12 - [$reference.C5]); 0; IF([$wednesday.B106] = &quot;no call&quot;; 12; IF([$wednesday.C106] = 0; 0; MAX(12 - [$wednesday.C10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7] = &quot;light&quot;;[$wednesday.B107] = &quot;excused&quot;; [$wednesday.B107] = &quot;sch chg&quot;; [$wednesday.B107] = &quot;annual&quot;; [$wednesday.B107] = &quot;sick&quot;; [$wednesday.C107] &gt;= 10 - [$reference.C5]); 0; IF([$wednesday.B107] = &quot;no call&quot;; 10; IF([$wednesday.C107] = 0; 0; MAX(10 - [$wednesday.C107]; 0))))" office:value-type="float" office:value="0" calcext:value-type="float">
            <text:p>.00</text:p>
          </table:table-cell>
          <table:table-cell table:style-name="ce10" table:formula="of:=IF(OR([$wednesday.B107] = &quot;light&quot;;[$wednesday.B107] = &quot;excused&quot;; [$wednesday.B107] = &quot;sch chg&quot;; [$wednesday.B107] = &quot;annual&quot;; [$wednesday.B107] = &quot;sick&quot;; [$wednesday.C107] &gt;= 12 - [$reference.C5]); 0; IF([$wednesday.B107] = &quot;no call&quot;; 12; IF([$wednesday.C107] = 0; 0; MAX(12 - [$wednesday.C10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8] = &quot;light&quot;;[$wednesday.B108] = &quot;excused&quot;; [$wednesday.B108] = &quot;sch chg&quot;; [$wednesday.B108] = &quot;annual&quot;; [$wednesday.B108] = &quot;sick&quot;; [$wednesday.C108] &gt;= 10 - [$reference.C5]); 0; IF([$wednesday.B108] = &quot;no call&quot;; 10; IF([$wednesday.C108] = 0; 0; MAX(10 - [$wednesday.C108]; 0))))" office:value-type="float" office:value="0" calcext:value-type="float">
            <text:p>.00</text:p>
          </table:table-cell>
          <table:table-cell table:style-name="ce10" table:formula="of:=IF(OR([$wednesday.B108] = &quot;light&quot;;[$wednesday.B108] = &quot;excused&quot;; [$wednesday.B108] = &quot;sch chg&quot;; [$wednesday.B108] = &quot;annual&quot;; [$wednesday.B108] = &quot;sick&quot;; [$wednesday.C108] &gt;= 12 - [$reference.C5]); 0; IF([$wednesday.B108] = &quot;no call&quot;; 12; IF([$wednesday.C108] = 0; 0; MAX(12 - [$wednesday.C10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9] = &quot;light&quot;;[$wednesday.B109] = &quot;excused&quot;; [$wednesday.B109] = &quot;sch chg&quot;; [$wednesday.B109] = &quot;annual&quot;; [$wednesday.B109] = &quot;sick&quot;; [$wednesday.C109] &gt;= 10 - [$reference.C5]); 0; IF([$wednesday.B109] = &quot;no call&quot;; 10; IF([$wednesday.C109] = 0; 0; MAX(10 - [$wednesday.C109]; 0))))" office:value-type="float" office:value="0" calcext:value-type="float">
            <text:p>.00</text:p>
          </table:table-cell>
          <table:table-cell table:style-name="ce10" table:formula="of:=IF(OR([$wednesday.B109] = &quot;light&quot;;[$wednesday.B109] = &quot;excused&quot;; [$wednesday.B109] = &quot;sch chg&quot;; [$wednesday.B109] = &quot;annual&quot;; [$wednesday.B109] = &quot;sick&quot;; [$wednesday.C109] &gt;= 12 - [$reference.C5]); 0; IF([$wednesday.B109] = &quot;no call&quot;; 12; IF([$wednesday.C109] = 0; 0; MAX(12 - [$wednesday.C10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OTDL Availability</text:p>
          </table:table-cell>
          <table:table-cell table:style-name="ce10" table:formula="of:=SUM([$wednesday.E85:$wednesday.E109])" office:value-type="float" office:value="1.99" calcext:value-type="float">
            <text:p>1.99</text:p>
          </table:table-cell>
          <table:table-cell table:style-name="ce10" table:formula="of:=SUM([$wednesday.F85:$wednesday.F109])" office:value-type="float" office:value="10.88" calcext:value-type="float">
            <text:p>10.8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xiliary Assistance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1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laig, b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wednesday.B116] = &quot;light&quot;;[$wednesday.B116] = &quot;excused&quot;; [$wednesday.B116] = &quot;sch chg&quot;; [$wednesday.B116] = &quot;annual&quot;; [$wednesday.B116] = &quot;sick&quot;; [$wednesday.C116] &gt;= 10 - [$reference.C5]); 0; IF([$wednesday.B116] = &quot;no call&quot;; 10; IF([$wednesday.C116] = 0; 0; MAX(10 - [$wednesday.C116]; 0))))" office:value-type="float" office:value="0" calcext:value-type="float">
            <text:p>.00</text:p>
          </table:table-cell>
          <table:table-cell table:style-name="ce10" table:formula="of:=IF(OR([$wednesday.B116] = &quot;light&quot;;[$wednesday.B116] = &quot;excused&quot;; [$wednesday.B116] = &quot;sch chg&quot;; [$wednesday.B116] = &quot;annual&quot;; [$wednesday.B116] = &quot;sick&quot;; [$wednesday.C116] &gt;= 11.5 - [$reference.C5]); 0; IF([$wednesday.B116] = &quot;no call&quot;; 11.5; IF([$wednesday.C116] = 0; 0; MAX(11.5 - [$wednesday.C116]; 0))))" office:value-type="float" office:value="1.5" calcext:value-type="float">
            <text:p>1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orrison, m</text:p>
          </table:table-cell>
          <table:table-cell table:style-name="ce7"/>
          <table:table-cell table:style-name="ce8" office:value-type="float" office:value="12.03" calcext:value-type="float">
            <text:p>12.03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wednesday.B117] = &quot;light&quot;;[$wednesday.B117] = &quot;excused&quot;; [$wednesday.B117] = &quot;sch chg&quot;; [$wednesday.B117] = &quot;annual&quot;; [$wednesday.B117] = &quot;sick&quot;; [$wednesday.C117] &gt;= 10 - [$reference.C5]); 0; IF([$wednesday.B117] = &quot;no call&quot;; 10; IF([$wednesday.C117] = 0; 0; MAX(10 - [$wednesday.C117]; 0))))" office:value-type="float" office:value="0" calcext:value-type="float">
            <text:p>.00</text:p>
          </table:table-cell>
          <table:table-cell table:style-name="ce10" table:formula="of:=IF(OR([$wednesday.B117] = &quot;light&quot;;[$wednesday.B117] = &quot;excused&quot;; [$wednesday.B117] = &quot;sch chg&quot;; [$wednesday.B117] = &quot;annual&quot;; [$wednesday.B117] = &quot;sick&quot;; [$wednesday.C117] &gt;= 11.5 - [$reference.C5]); 0; IF([$wednesday.B117] = &quot;no call&quot;; 11.5; IF([$wednesday.C117] = 0; 0; MAX(11.5 - [$wednesday.C11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j</text:p>
          </table:table-cell>
          <table:table-cell table:style-name="ce8" table:number-columns-repeated="3"/>
          <table:table-cell table:style-name="ce10" table:formula="of:=IF(OR([$wednesday.B118] = &quot;light&quot;;[$wednesday.B118] = &quot;excused&quot;; [$wednesday.B118] = &quot;sch chg&quot;; [$wednesday.B118] = &quot;annual&quot;; [$wednesday.B118] = &quot;sick&quot;; [$wednesday.C118] &gt;= 10 - [$reference.C5]); 0; IF([$wednesday.B118] = &quot;no call&quot;; 10; IF([$wednesday.C118] = 0; 0; MAX(10 - [$wednesday.C118]; 0))))" office:value-type="float" office:value="0" calcext:value-type="float">
            <text:p>.00</text:p>
          </table:table-cell>
          <table:table-cell table:style-name="ce10" table:formula="of:=IF(OR([$wednesday.B118] = &quot;light&quot;;[$wednesday.B118] = &quot;excused&quot;; [$wednesday.B118] = &quot;sch chg&quot;; [$wednesday.B118] = &quot;annual&quot;; [$wednesday.B118] = &quot;sick&quot;; [$wednesday.C118] &gt;= 11.5 - [$reference.C5]); 0; IF([$wednesday.B118] = &quot;no call&quot;; 11.5; IF([$wednesday.C118] = 0; 0; MAX(11.5 - [$wednesday.C11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hultz, a</text:p>
          </table:table-cell>
          <table:table-cell table:style-name="ce7"/>
          <table:table-cell table:style-name="ce8" office:value-type="float" office:value="10.45" calcext:value-type="float">
            <text:p>10.45</text:p>
          </table:table-cell>
          <table:table-cell table:style-name="ce8" office:value-type="float" office:value="20.23" calcext:value-type="float">
            <text:p>20.23</text:p>
          </table:table-cell>
          <table:table-cell table:style-name="ce10" table:formula="of:=IF(OR([$wednesday.B119] = &quot;light&quot;;[$wednesday.B119] = &quot;excused&quot;; [$wednesday.B119] = &quot;sch chg&quot;; [$wednesday.B119] = &quot;annual&quot;; [$wednesday.B119] = &quot;sick&quot;; [$wednesday.C119] &gt;= 10 - [$reference.C5]); 0; IF([$wednesday.B119] = &quot;no call&quot;; 10; IF([$wednesday.C119] = 0; 0; MAX(10 - [$wednesday.C119]; 0))))" office:value-type="float" office:value="0" calcext:value-type="float">
            <text:p>.00</text:p>
          </table:table-cell>
          <table:table-cell table:style-name="ce10" table:formula="of:=IF(OR([$wednesday.B119] = &quot;light&quot;;[$wednesday.B119] = &quot;excused&quot;; [$wednesday.B119] = &quot;sch chg&quot;; [$wednesday.B119] = &quot;annual&quot;; [$wednesday.B119] = &quot;sick&quot;; [$wednesday.C119] &gt;= 11.5 - [$reference.C5]); 0; IF([$wednesday.B119] = &quot;no call&quot;; 11.5; IF([$wednesday.C119] = 0; 0; MAX(11.5 - [$wednesday.C119]; 0))))" office:value-type="float" office:value="1.05" calcext:value-type="float">
            <text:p>1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ubbs, t</text:p>
          </table:table-cell>
          <table:table-cell table:style-name="ce7"/>
          <table:table-cell table:style-name="ce8" office:value-type="float" office:value="11.61" calcext:value-type="float">
            <text:p>11.61</text:p>
          </table:table-cell>
          <table:table-cell table:style-name="ce8" office:value-type="float" office:value="9.04" calcext:value-type="float">
            <text:p>9.04</text:p>
          </table:table-cell>
          <table:table-cell table:style-name="ce10" table:formula="of:=IF(OR([$wednesday.B120] = &quot;light&quot;;[$wednesday.B120] = &quot;excused&quot;; [$wednesday.B120] = &quot;sch chg&quot;; [$wednesday.B120] = &quot;annual&quot;; [$wednesday.B120] = &quot;sick&quot;; [$wednesday.C120] &gt;= 10 - [$reference.C5]); 0; IF([$wednesday.B120] = &quot;no call&quot;; 10; IF([$wednesday.C120] = 0; 0; MAX(10 - [$wednesday.C120]; 0))))" office:value-type="float" office:value="0" calcext:value-type="float">
            <text:p>.00</text:p>
          </table:table-cell>
          <table:table-cell table:style-name="ce10" table:formula="of:=IF(OR([$wednesday.B120] = &quot;light&quot;;[$wednesday.B120] = &quot;excused&quot;; [$wednesday.B120] = &quot;sch chg&quot;; [$wednesday.B120] = &quot;annual&quot;; [$wednesday.B120] = &quot;sick&quot;; [$wednesday.C120] &gt;= 11.5 - [$reference.C5]); 0; IF([$wednesday.B120] = &quot;no call&quot;; 11.5; IF([$wednesday.C120] = 0; 0; MAX(11.5 - [$wednesday.C12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1] = &quot;light&quot;;[$wednesday.B121] = &quot;excused&quot;; [$wednesday.B121] = &quot;sch chg&quot;; [$wednesday.B121] = &quot;annual&quot;; [$wednesday.B121] = &quot;sick&quot;; [$wednesday.C121] &gt;= 10 - [$reference.C5]); 0; IF([$wednesday.B121] = &quot;no call&quot;; 10; IF([$wednesday.C121] = 0; 0; MAX(10 - [$wednesday.C121]; 0))))" office:value-type="float" office:value="0" calcext:value-type="float">
            <text:p>.00</text:p>
          </table:table-cell>
          <table:table-cell table:style-name="ce10" table:formula="of:=IF(OR([$wednesday.B121] = &quot;light&quot;;[$wednesday.B121] = &quot;excused&quot;; [$wednesday.B121] = &quot;sch chg&quot;; [$wednesday.B121] = &quot;annual&quot;; [$wednesday.B121] = &quot;sick&quot;; [$wednesday.C121] &gt;= 12 - [$reference.C5]); 0; IF([$wednesday.B121] = &quot;no call&quot;; 12; IF([$wednesday.C121] = 0; 0; MAX(12 - [$wednesday.C12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2] = &quot;light&quot;;[$wednesday.B122] = &quot;excused&quot;; [$wednesday.B122] = &quot;sch chg&quot;; [$wednesday.B122] = &quot;annual&quot;; [$wednesday.B122] = &quot;sick&quot;; [$wednesday.C122] &gt;= 10 - [$reference.C5]); 0; IF([$wednesday.B122] = &quot;no call&quot;; 10; IF([$wednesday.C122] = 0; 0; MAX(10 - [$wednesday.C122]; 0))))" office:value-type="float" office:value="0" calcext:value-type="float">
            <text:p>.00</text:p>
          </table:table-cell>
          <table:table-cell table:style-name="ce10" table:formula="of:=IF(OR([$wednesday.B122] = &quot;light&quot;;[$wednesday.B122] = &quot;excused&quot;; [$wednesday.B122] = &quot;sch chg&quot;; [$wednesday.B122] = &quot;annual&quot;; [$wednesday.B122] = &quot;sick&quot;; [$wednesday.C122] &gt;= 12 - [$reference.C5]); 0; IF([$wednesday.B122] = &quot;no call&quot;; 12; IF([$wednesday.C122] = 0; 0; MAX(12 - [$wednesday.C12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3] = &quot;light&quot;;[$wednesday.B123] = &quot;excused&quot;; [$wednesday.B123] = &quot;sch chg&quot;; [$wednesday.B123] = &quot;annual&quot;; [$wednesday.B123] = &quot;sick&quot;; [$wednesday.C123] &gt;= 10 - [$reference.C5]); 0; IF([$wednesday.B123] = &quot;no call&quot;; 10; IF([$wednesday.C123] = 0; 0; MAX(10 - [$wednesday.C123]; 0))))" office:value-type="float" office:value="0" calcext:value-type="float">
            <text:p>.00</text:p>
          </table:table-cell>
          <table:table-cell table:style-name="ce10" table:formula="of:=IF(OR([$wednesday.B123] = &quot;light&quot;;[$wednesday.B123] = &quot;excused&quot;; [$wednesday.B123] = &quot;sch chg&quot;; [$wednesday.B123] = &quot;annual&quot;; [$wednesday.B123] = &quot;sick&quot;; [$wednesday.C123] &gt;= 12 - [$reference.C5]); 0; IF([$wednesday.B123] = &quot;no call&quot;; 12; IF([$wednesday.C123] = 0; 0; MAX(12 - [$wednesday.C12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4] = &quot;light&quot;;[$wednesday.B124] = &quot;excused&quot;; [$wednesday.B124] = &quot;sch chg&quot;; [$wednesday.B124] = &quot;annual&quot;; [$wednesday.B124] = &quot;sick&quot;; [$wednesday.C124] &gt;= 10 - [$reference.C5]); 0; IF([$wednesday.B124] = &quot;no call&quot;; 10; IF([$wednesday.C124] = 0; 0; MAX(10 - [$wednesday.C124]; 0))))" office:value-type="float" office:value="0" calcext:value-type="float">
            <text:p>.00</text:p>
          </table:table-cell>
          <table:table-cell table:style-name="ce10" table:formula="of:=IF(OR([$wednesday.B124] = &quot;light&quot;;[$wednesday.B124] = &quot;excused&quot;; [$wednesday.B124] = &quot;sch chg&quot;; [$wednesday.B124] = &quot;annual&quot;; [$wednesday.B124] = &quot;sick&quot;; [$wednesday.C124] &gt;= 12 - [$reference.C5]); 0; IF([$wednesday.B124] = &quot;no call&quot;; 12; IF([$wednesday.C124] = 0; 0; MAX(12 - [$wednesday.C12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5] = &quot;light&quot;;[$wednesday.B125] = &quot;excused&quot;; [$wednesday.B125] = &quot;sch chg&quot;; [$wednesday.B125] = &quot;annual&quot;; [$wednesday.B125] = &quot;sick&quot;; [$wednesday.C125] &gt;= 10 - [$reference.C5]); 0; IF([$wednesday.B125] = &quot;no call&quot;; 10; IF([$wednesday.C125] = 0; 0; MAX(10 - [$wednesday.C125]; 0))))" office:value-type="float" office:value="0" calcext:value-type="float">
            <text:p>.00</text:p>
          </table:table-cell>
          <table:table-cell table:style-name="ce10" table:formula="of:=IF(OR([$wednesday.B125] = &quot;light&quot;;[$wednesday.B125] = &quot;excused&quot;; [$wednesday.B125] = &quot;sch chg&quot;; [$wednesday.B125] = &quot;annual&quot;; [$wednesday.B125] = &quot;sick&quot;; [$wednesday.C125] &gt;= 12 - [$reference.C5]); 0; IF([$wednesday.B125] = &quot;no call&quot;; 12; IF([$wednesday.C125] = 0; 0; MAX(12 - [$wednesday.C12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6] = &quot;light&quot;;[$wednesday.B126] = &quot;excused&quot;; [$wednesday.B126] = &quot;sch chg&quot;; [$wednesday.B126] = &quot;annual&quot;; [$wednesday.B126] = &quot;sick&quot;; [$wednesday.C126] &gt;= 10 - [$reference.C5]); 0; IF([$wednesday.B126] = &quot;no call&quot;; 10; IF([$wednesday.C126] = 0; 0; MAX(10 - [$wednesday.C126]; 0))))" office:value-type="float" office:value="0" calcext:value-type="float">
            <text:p>.00</text:p>
          </table:table-cell>
          <table:table-cell table:style-name="ce10" table:formula="of:=IF(OR([$wednesday.B126] = &quot;light&quot;;[$wednesday.B126] = &quot;excused&quot;; [$wednesday.B126] = &quot;sch chg&quot;; [$wednesday.B126] = &quot;annual&quot;; [$wednesday.B126] = &quot;sick&quot;; [$wednesday.C126] &gt;= 12 - [$reference.C5]); 0; IF([$wednesday.B126] = &quot;no call&quot;; 12; IF([$wednesday.C126] = 0; 0; MAX(12 - [$wednesday.C12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7] = &quot;light&quot;;[$wednesday.B127] = &quot;excused&quot;; [$wednesday.B127] = &quot;sch chg&quot;; [$wednesday.B127] = &quot;annual&quot;; [$wednesday.B127] = &quot;sick&quot;; [$wednesday.C127] &gt;= 10 - [$reference.C5]); 0; IF([$wednesday.B127] = &quot;no call&quot;; 10; IF([$wednesday.C127] = 0; 0; MAX(10 - [$wednesday.C127]; 0))))" office:value-type="float" office:value="0" calcext:value-type="float">
            <text:p>.00</text:p>
          </table:table-cell>
          <table:table-cell table:style-name="ce10" table:formula="of:=IF(OR([$wednesday.B127] = &quot;light&quot;;[$wednesday.B127] = &quot;excused&quot;; [$wednesday.B127] = &quot;sch chg&quot;; [$wednesday.B127] = &quot;annual&quot;; [$wednesday.B127] = &quot;sick&quot;; [$wednesday.C127] &gt;= 12 - [$reference.C5]); 0; IF([$wednesday.B127] = &quot;no call&quot;; 12; IF([$wednesday.C127] = 0; 0; MAX(12 - [$wednesday.C12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8] = &quot;light&quot;;[$wednesday.B128] = &quot;excused&quot;; [$wednesday.B128] = &quot;sch chg&quot;; [$wednesday.B128] = &quot;annual&quot;; [$wednesday.B128] = &quot;sick&quot;; [$wednesday.C128] &gt;= 10 - [$reference.C5]); 0; IF([$wednesday.B128] = &quot;no call&quot;; 10; IF([$wednesday.C128] = 0; 0; MAX(10 - [$wednesday.C128]; 0))))" office:value-type="float" office:value="0" calcext:value-type="float">
            <text:p>.00</text:p>
          </table:table-cell>
          <table:table-cell table:style-name="ce10" table:formula="of:=IF(OR([$wednesday.B128] = &quot;light&quot;;[$wednesday.B128] = &quot;excused&quot;; [$wednesday.B128] = &quot;sch chg&quot;; [$wednesday.B128] = &quot;annual&quot;; [$wednesday.B128] = &quot;sick&quot;; [$wednesday.C128] &gt;= 12 - [$reference.C5]); 0; IF([$wednesday.B128] = &quot;no call&quot;; 12; IF([$wednesday.C128] = 0; 0; MAX(12 - [$wednesday.C12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9] = &quot;light&quot;;[$wednesday.B129] = &quot;excused&quot;; [$wednesday.B129] = &quot;sch chg&quot;; [$wednesday.B129] = &quot;annual&quot;; [$wednesday.B129] = &quot;sick&quot;; [$wednesday.C129] &gt;= 10 - [$reference.C5]); 0; IF([$wednesday.B129] = &quot;no call&quot;; 10; IF([$wednesday.C129] = 0; 0; MAX(10 - [$wednesday.C129]; 0))))" office:value-type="float" office:value="0" calcext:value-type="float">
            <text:p>.00</text:p>
          </table:table-cell>
          <table:table-cell table:style-name="ce10" table:formula="of:=IF(OR([$wednesday.B129] = &quot;light&quot;;[$wednesday.B129] = &quot;excused&quot;; [$wednesday.B129] = &quot;sch chg&quot;; [$wednesday.B129] = &quot;annual&quot;; [$wednesday.B129] = &quot;sick&quot;; [$wednesday.C129] &gt;= 12 - [$reference.C5]); 0; IF([$wednesday.B129] = &quot;no call&quot;; 12; IF([$wednesday.C129] = 0; 0; MAX(12 - [$wednesday.C12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0] = &quot;light&quot;;[$wednesday.B130] = &quot;excused&quot;; [$wednesday.B130] = &quot;sch chg&quot;; [$wednesday.B130] = &quot;annual&quot;; [$wednesday.B130] = &quot;sick&quot;; [$wednesday.C130] &gt;= 10 - [$reference.C5]); 0; IF([$wednesday.B130] = &quot;no call&quot;; 10; IF([$wednesday.C130] = 0; 0; MAX(10 - [$wednesday.C130]; 0))))" office:value-type="float" office:value="0" calcext:value-type="float">
            <text:p>.00</text:p>
          </table:table-cell>
          <table:table-cell table:style-name="ce10" table:formula="of:=IF(OR([$wednesday.B130] = &quot;light&quot;;[$wednesday.B130] = &quot;excused&quot;; [$wednesday.B130] = &quot;sch chg&quot;; [$wednesday.B130] = &quot;annual&quot;; [$wednesday.B130] = &quot;sick&quot;; [$wednesday.C130] &gt;= 12 - [$reference.C5]); 0; IF([$wednesday.B130] = &quot;no call&quot;; 12; IF([$wednesday.C130] = 0; 0; MAX(12 - [$wednesday.C13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1] = &quot;light&quot;;[$wednesday.B131] = &quot;excused&quot;; [$wednesday.B131] = &quot;sch chg&quot;; [$wednesday.B131] = &quot;annual&quot;; [$wednesday.B131] = &quot;sick&quot;; [$wednesday.C131] &gt;= 10 - [$reference.C5]); 0; IF([$wednesday.B131] = &quot;no call&quot;; 10; IF([$wednesday.C131] = 0; 0; MAX(10 - [$wednesday.C131]; 0))))" office:value-type="float" office:value="0" calcext:value-type="float">
            <text:p>.00</text:p>
          </table:table-cell>
          <table:table-cell table:style-name="ce10" table:formula="of:=IF(OR([$wednesday.B131] = &quot;light&quot;;[$wednesday.B131] = &quot;excused&quot;; [$wednesday.B131] = &quot;sch chg&quot;; [$wednesday.B131] = &quot;annual&quot;; [$wednesday.B131] = &quot;sick&quot;; [$wednesday.C131] &gt;= 12 - [$reference.C5]); 0; IF([$wednesday.B131] = &quot;no call&quot;; 12; IF([$wednesday.C131] = 0; 0; MAX(12 - [$wednesday.C13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2] = &quot;light&quot;;[$wednesday.B132] = &quot;excused&quot;; [$wednesday.B132] = &quot;sch chg&quot;; [$wednesday.B132] = &quot;annual&quot;; [$wednesday.B132] = &quot;sick&quot;; [$wednesday.C132] &gt;= 10 - [$reference.C5]); 0; IF([$wednesday.B132] = &quot;no call&quot;; 10; IF([$wednesday.C132] = 0; 0; MAX(10 - [$wednesday.C132]; 0))))" office:value-type="float" office:value="0" calcext:value-type="float">
            <text:p>.00</text:p>
          </table:table-cell>
          <table:table-cell table:style-name="ce10" table:formula="of:=IF(OR([$wednesday.B132] = &quot;light&quot;;[$wednesday.B132] = &quot;excused&quot;; [$wednesday.B132] = &quot;sch chg&quot;; [$wednesday.B132] = &quot;annual&quot;; [$wednesday.B132] = &quot;sick&quot;; [$wednesday.C132] &gt;= 12 - [$reference.C5]); 0; IF([$wednesday.B132] = &quot;no call&quot;; 12; IF([$wednesday.C132] = 0; 0; MAX(12 - [$wednesday.C13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3] = &quot;light&quot;;[$wednesday.B133] = &quot;excused&quot;; [$wednesday.B133] = &quot;sch chg&quot;; [$wednesday.B133] = &quot;annual&quot;; [$wednesday.B133] = &quot;sick&quot;; [$wednesday.C133] &gt;= 10 - [$reference.C5]); 0; IF([$wednesday.B133] = &quot;no call&quot;; 10; IF([$wednesday.C133] = 0; 0; MAX(10 - [$wednesday.C133]; 0))))" office:value-type="float" office:value="0" calcext:value-type="float">
            <text:p>.00</text:p>
          </table:table-cell>
          <table:table-cell table:style-name="ce10" table:formula="of:=IF(OR([$wednesday.B133] = &quot;light&quot;;[$wednesday.B133] = &quot;excused&quot;; [$wednesday.B133] = &quot;sch chg&quot;; [$wednesday.B133] = &quot;annual&quot;; [$wednesday.B133] = &quot;sick&quot;; [$wednesday.C133] &gt;= 12 - [$reference.C5]); 0; IF([$wednesday.B133] = &quot;no call&quot;; 12; IF([$wednesday.C133] = 0; 0; MAX(12 - [$wednesday.C13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4] = &quot;light&quot;;[$wednesday.B134] = &quot;excused&quot;; [$wednesday.B134] = &quot;sch chg&quot;; [$wednesday.B134] = &quot;annual&quot;; [$wednesday.B134] = &quot;sick&quot;; [$wednesday.C134] &gt;= 10 - [$reference.C5]); 0; IF([$wednesday.B134] = &quot;no call&quot;; 10; IF([$wednesday.C134] = 0; 0; MAX(10 - [$wednesday.C134]; 0))))" office:value-type="float" office:value="0" calcext:value-type="float">
            <text:p>.00</text:p>
          </table:table-cell>
          <table:table-cell table:style-name="ce10" table:formula="of:=IF(OR([$wednesday.B134] = &quot;light&quot;;[$wednesday.B134] = &quot;excused&quot;; [$wednesday.B134] = &quot;sch chg&quot;; [$wednesday.B134] = &quot;annual&quot;; [$wednesday.B134] = &quot;sick&quot;; [$wednesday.C134] &gt;= 12 - [$reference.C5]); 0; IF([$wednesday.B134] = &quot;no call&quot;; 12; IF([$wednesday.C134] = 0; 0; MAX(12 - [$wednesday.C13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5] = &quot;light&quot;;[$wednesday.B135] = &quot;excused&quot;; [$wednesday.B135] = &quot;sch chg&quot;; [$wednesday.B135] = &quot;annual&quot;; [$wednesday.B135] = &quot;sick&quot;; [$wednesday.C135] &gt;= 10 - [$reference.C5]); 0; IF([$wednesday.B135] = &quot;no call&quot;; 10; IF([$wednesday.C135] = 0; 0; MAX(10 - [$wednesday.C135]; 0))))" office:value-type="float" office:value="0" calcext:value-type="float">
            <text:p>.00</text:p>
          </table:table-cell>
          <table:table-cell table:style-name="ce10" table:formula="of:=IF(OR([$wednesday.B135] = &quot;light&quot;;[$wednesday.B135] = &quot;excused&quot;; [$wednesday.B135] = &quot;sch chg&quot;; [$wednesday.B135] = &quot;annual&quot;; [$wednesday.B135] = &quot;sick&quot;; [$wednesday.C135] &gt;= 12 - [$reference.C5]); 0; IF([$wednesday.B135] = &quot;no call&quot;; 12; IF([$wednesday.C135] = 0; 0; MAX(12 - [$wednesday.C13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6] = &quot;light&quot;;[$wednesday.B136] = &quot;excused&quot;; [$wednesday.B136] = &quot;sch chg&quot;; [$wednesday.B136] = &quot;annual&quot;; [$wednesday.B136] = &quot;sick&quot;; [$wednesday.C136] &gt;= 10 - [$reference.C5]); 0; IF([$wednesday.B136] = &quot;no call&quot;; 10; IF([$wednesday.C136] = 0; 0; MAX(10 - [$wednesday.C136]; 0))))" office:value-type="float" office:value="0" calcext:value-type="float">
            <text:p>.00</text:p>
          </table:table-cell>
          <table:table-cell table:style-name="ce10" table:formula="of:=IF(OR([$wednesday.B136] = &quot;light&quot;;[$wednesday.B136] = &quot;excused&quot;; [$wednesday.B136] = &quot;sch chg&quot;; [$wednesday.B136] = &quot;annual&quot;; [$wednesday.B136] = &quot;sick&quot;; [$wednesday.C136] &gt;= 12 - [$reference.C5]); 0; IF([$wednesday.B136] = &quot;no call&quot;; 12; IF([$wednesday.C136] = 0; 0; MAX(12 - [$wednesday.C13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7] = &quot;light&quot;;[$wednesday.B137] = &quot;excused&quot;; [$wednesday.B137] = &quot;sch chg&quot;; [$wednesday.B137] = &quot;annual&quot;; [$wednesday.B137] = &quot;sick&quot;; [$wednesday.C137] &gt;= 10 - [$reference.C5]); 0; IF([$wednesday.B137] = &quot;no call&quot;; 10; IF([$wednesday.C137] = 0; 0; MAX(10 - [$wednesday.C137]; 0))))" office:value-type="float" office:value="0" calcext:value-type="float">
            <text:p>.00</text:p>
          </table:table-cell>
          <table:table-cell table:style-name="ce10" table:formula="of:=IF(OR([$wednesday.B137] = &quot;light&quot;;[$wednesday.B137] = &quot;excused&quot;; [$wednesday.B137] = &quot;sch chg&quot;; [$wednesday.B137] = &quot;annual&quot;; [$wednesday.B137] = &quot;sick&quot;; [$wednesday.C137] &gt;= 12 - [$reference.C5]); 0; IF([$wednesday.B137] = &quot;no call&quot;; 12; IF([$wednesday.C137] = 0; 0; MAX(12 - [$wednesday.C13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8] = &quot;light&quot;;[$wednesday.B138] = &quot;excused&quot;; [$wednesday.B138] = &quot;sch chg&quot;; [$wednesday.B138] = &quot;annual&quot;; [$wednesday.B138] = &quot;sick&quot;; [$wednesday.C138] &gt;= 10 - [$reference.C5]); 0; IF([$wednesday.B138] = &quot;no call&quot;; 10; IF([$wednesday.C138] = 0; 0; MAX(10 - [$wednesday.C138]; 0))))" office:value-type="float" office:value="0" calcext:value-type="float">
            <text:p>.00</text:p>
          </table:table-cell>
          <table:table-cell table:style-name="ce10" table:formula="of:=IF(OR([$wednesday.B138] = &quot;light&quot;;[$wednesday.B138] = &quot;excused&quot;; [$wednesday.B138] = &quot;sch chg&quot;; [$wednesday.B138] = &quot;annual&quot;; [$wednesday.B138] = &quot;sick&quot;; [$wednesday.C138] &gt;= 12 - [$reference.C5]); 0; IF([$wednesday.B138] = &quot;no call&quot;; 12; IF([$wednesday.C138] = 0; 0; MAX(12 - [$wednesday.C13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9] = &quot;light&quot;;[$wednesday.B139] = &quot;excused&quot;; [$wednesday.B139] = &quot;sch chg&quot;; [$wednesday.B139] = &quot;annual&quot;; [$wednesday.B139] = &quot;sick&quot;; [$wednesday.C139] &gt;= 10 - [$reference.C5]); 0; IF([$wednesday.B139] = &quot;no call&quot;; 10; IF([$wednesday.C139] = 0; 0; MAX(10 - [$wednesday.C139]; 0))))" office:value-type="float" office:value="0" calcext:value-type="float">
            <text:p>.00</text:p>
          </table:table-cell>
          <table:table-cell table:style-name="ce10" table:formula="of:=IF(OR([$wednesday.B139] = &quot;light&quot;;[$wednesday.B139] = &quot;excused&quot;; [$wednesday.B139] = &quot;sch chg&quot;; [$wednesday.B139] = &quot;annual&quot;; [$wednesday.B139] = &quot;sick&quot;; [$wednesday.C139] &gt;= 12 - [$reference.C5]); 0; IF([$wednesday.B139] = &quot;no call&quot;; 12; IF([$wednesday.C139] = 0; 0; MAX(12 - [$wednesday.C13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40] = &quot;light&quot;;[$wednesday.B140] = &quot;excused&quot;; [$wednesday.B140] = &quot;sch chg&quot;; [$wednesday.B140] = &quot;annual&quot;; [$wednesday.B140] = &quot;sick&quot;; [$wednesday.C140] &gt;= 10 - [$reference.C5]); 0; IF([$wednesday.B140] = &quot;no call&quot;; 10; IF([$wednesday.C140] = 0; 0; MAX(10 - [$wednesday.C140]; 0))))" office:value-type="float" office:value="0" calcext:value-type="float">
            <text:p>.00</text:p>
          </table:table-cell>
          <table:table-cell table:style-name="ce10" table:formula="of:=IF(OR([$wednesday.B140] = &quot;light&quot;;[$wednesday.B140] = &quot;excused&quot;; [$wednesday.B140] = &quot;sch chg&quot;; [$wednesday.B140] = &quot;annual&quot;; [$wednesday.B140] = &quot;sick&quot;; [$wednesday.C140] &gt;= 12 - [$reference.C5]); 0; IF([$wednesday.B140] = &quot;no call&quot;; 12; IF([$wednesday.C140] = 0; 0; MAX(12 - [$wednesday.C14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UX Availability</text:p>
          </table:table-cell>
          <table:table-cell table:style-name="ce10" table:formula="of:=SUM([$wednesday.E116:$wednesday.E140])" office:value-type="float" office:value="0" calcext:value-type="float">
            <text:p>.00</text:p>
          </table:table-cell>
          <table:table-cell table:style-name="ce10" table:formula="of:=SUM([$wednesday.F116:$wednesday.F140])" office:value-type="float" office:value="2.55" calcext:value-type="float">
            <text:p>2.5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vailability</text:p>
          </table:table-cell>
          <table:table-cell table:style-name="ce10" table:formula="of:=SUM([$wednesday.E111] + [$wednesday.E142])" office:value-type="float" office:value="1.99" calcext:value-type="float">
            <text:p>1.99</text:p>
          </table:table-cell>
          <table:table-cell table:style-name="ce10" table:formula="of:=SUM([$wednesday.F111] + [$wednesday.F142])" office:value-type="float" office:value="13.43" calcext:value-type="float">
            <text:p>13.43</text:p>
          </table:table-cell>
          <table:table-cell table:number-columns-repeated="1018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" table:style-name="t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proper Mandate Workshee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 <text:s/></text:p>
          </table:table-cell>
          <table:table-cell table:style-name="ce6" office:value-type="string" calcext:value-type="string" table:number-columns-spanned="3" table:number-rows-spanned="1">
            <text:p>Thursday <text:s/>08/08/19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Pay Period: <text:s/></text:p>
          </table:table-cell>
          <table:covered-table-cell/>
          <table:table-cell table:style-name="ce6" office:value-type="string" calcext:value-type="string" table:number-columns-spanned="2" table:number-rows-spanned="1">
            <text:p>2019-17-1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tion: <text:s/></text:p>
          </table:table-cell>
          <table:table-cell table:style-name="ce6" office:value-type="string" calcext:value-type="string" table:number-columns-spanned="3" table:number-rows-spanned="1">
            <text:p>University Par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 Lis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ejesus vasquez, l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93" calcext:value-type="float">
            <text:p>18.93</text:p>
          </table:table-cell>
          <table:table-cell table:style-name="ce8" office:value-type="float" office:value="16" calcext:value-type="float">
            <text:p>16.00</text:p>
          </table:table-cell>
          <table:table-cell table:style-name="ce8" office:value-type="float" office:value="18.93" calcext:value-type="float">
            <text:p>18.93</text:p>
          </table:table-cell>
          <table:table-cell table:style-name="ce11" office:value-type="float" office:value="928" calcext:value-type="float">
            <text:p>928</text:p>
          </table:table-cell>
          <table:table-cell table:style-name="ce8" table:formula="of:=SUM([$thursday.F8] - [$thursday.E8])" office:value-type="float" office:value="2.93" calcext:value-type="float">
            <text:p>2.93</text:p>
          </table:table-cell>
          <table:table-cell table:style-name="ce10" table:formula="of:=IF([$thursday.B8] =&quot;ns day&quot;; [$thursday.C8];IF([$thursday.C8] &lt;= 8+ [$reference.C3]; 0; MAX([$thursday.C8] - 8; 0)))" office:value-type="float" office:value="2" calcext:value-type="float">
            <text:p>2.00</text:p>
          </table:table-cell>
          <table:table-cell table:style-name="ce10" table:formula="of:=SUM([$thursday.F8] - [$thursday.E8])" office:value-type="float" office:value="2.93" calcext:value-type="float">
            <text:p>2.93</text:p>
          </table:table-cell>
          <table:table-cell table:style-name="ce10" table:formula="of:=IF([$thursday.B8]=&quot;ns day&quot;;[$thursday.C8]; IF([$thursday.C8] &lt;= 8 + [$reference.C4]; 0; MIN(MAX([$thursday.C8] - 8; 0);IF([$thursday.J8] &lt;= [$reference.C4];0; [$thursday.J8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lamen, a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8.52" calcext:value-type="float">
            <text:p>8.52</text:p>
          </table:table-cell>
          <table:table-cell table:style-name="ce8" office:value-type="float" office:value="17.34" calcext:value-type="float">
            <text:p>17.34</text:p>
          </table:table-cell>
          <table:table-cell table:style-name="ce8" table:number-columns-repeated="2"/>
          <table:table-cell table:style-name="ce11"/>
          <table:table-cell table:style-name="ce8" table:formula="of:=SUM([$thursday.F9] - [$thursday.E9])" office:value-type="float" office:value="0" calcext:value-type="float">
            <text:p>.00</text:p>
          </table:table-cell>
          <table:table-cell table:style-name="ce10" table:formula="of:=IF([$thursday.B9] =&quot;ns day&quot;; [$thursday.C9];IF([$thursday.C9] &lt;= 8+ [$reference.C3]; 0; MAX([$thursday.C9] - 8; 0)))" office:value-type="float" office:value="8.52" calcext:value-type="float">
            <text:p>8.52</text:p>
          </table:table-cell>
          <table:table-cell table:style-name="ce10" table:formula="of:=SUM([$thursday.F9] - [$thursday.E9])" office:value-type="float" office:value="0" calcext:value-type="float">
            <text:p>.00</text:p>
          </table:table-cell>
          <table:table-cell table:style-name="ce10" table:formula="of:=IF([$thursday.B9]=&quot;ns day&quot;;[$thursday.C9]; IF([$thursday.C9] &lt;= 8 + [$reference.C4]; 0; MIN(MAX([$thursday.C9] - 8; 0);IF([$thursday.J9] &lt;= [$reference.C4];0; [$thursday.J9]))))" office:value-type="float" office:value="8.52" calcext:value-type="float">
            <text:p>8.5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isher, c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9.02" calcext:value-type="float">
            <text:p>19.02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office:value-type="float" office:value="19.02" calcext:value-type="float">
            <text:p>19.02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thursday.F10] - [$thursday.E10])" office:value-type="float" office:value="2.52" calcext:value-type="float">
            <text:p>2.52</text:p>
          </table:table-cell>
          <table:table-cell table:style-name="ce10" table:formula="of:=IF([$thursday.B10] =&quot;ns day&quot;; [$thursday.C10];IF([$thursday.C10] &lt;= 8+ [$reference.C3]; 0; MAX([$thursday.C10] - 8; 0)))" office:value-type="float" office:value="2" calcext:value-type="float">
            <text:p>2.00</text:p>
          </table:table-cell>
          <table:table-cell table:style-name="ce10" table:formula="of:=SUM([$thursday.F10] - [$thursday.E10])" office:value-type="float" office:value="2.52" calcext:value-type="float">
            <text:p>2.52</text:p>
          </table:table-cell>
          <table:table-cell table:style-name="ce10" table:formula="of:=IF([$thursday.B10]=&quot;ns day&quot;;[$thursday.C10]; IF([$thursday.C10] &lt;= 8 + [$reference.C4]; 0; MIN(MAX([$thursday.C10] - 8; 0);IF([$thursday.J10] &lt;= [$reference.C4];0; [$thursday.J10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oster, p</text:p>
          </table:table-cell>
          <table:table-cell table:style-name="ce7"/>
          <table:table-cell table:style-name="ce8" office:value-type="float" office:value="11.72" calcext:value-type="float">
            <text:p>11.72</text:p>
          </table:table-cell>
          <table:table-cell table:style-name="ce8" office:value-type="float" office:value="20.65" calcext:value-type="float">
            <text:p>20.65</text:p>
          </table:table-cell>
          <table:table-cell table:style-name="ce8" table:number-columns-repeated="2"/>
          <table:table-cell table:style-name="ce11"/>
          <table:table-cell table:style-name="ce8" table:formula="of:=SUM([$thursday.F11] - [$thursday.E11])" office:value-type="float" office:value="0" calcext:value-type="float">
            <text:p>.00</text:p>
          </table:table-cell>
          <table:table-cell table:style-name="ce10" table:formula="of:=IF([$thursday.B11] =&quot;ns day&quot;; [$thursday.C11];IF([$thursday.C11] &lt;= 8+ [$reference.C3]; 0; MAX([$thursday.C11] - 8; 0)))" office:value-type="float" office:value="3.72" calcext:value-type="float">
            <text:p>3.72</text:p>
          </table:table-cell>
          <table:table-cell table:style-name="ce10" table:formula="of:=SUM([$thursday.F11] - [$thursday.E11])" office:value-type="float" office:value="0" calcext:value-type="float">
            <text:p>.00</text:p>
          </table:table-cell>
          <table:table-cell table:style-name="ce10" table:formula="of:=IF([$thursday.B11]=&quot;ns day&quot;;[$thursday.C11]; IF([$thursday.C11] &lt;= 8 + [$reference.C4]; 0; MIN(MAX([$thursday.C11] - 8; 0);IF([$thursday.J11] &lt;= [$reference.C4];0; [$thursday.J1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rtines, j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9.77" calcext:value-type="float">
            <text:p>9.77</text:p>
          </table:table-cell>
          <table:table-cell table:style-name="ce8" office:value-type="float" office:value="18.43" calcext:value-type="float">
            <text:p>18.43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43" calcext:value-type="float">
            <text:p>18.43</text:p>
          </table:table-cell>
          <table:table-cell table:style-name="ce11" office:value-type="float" office:value="918" calcext:value-type="float">
            <text:p>918</text:p>
          </table:table-cell>
          <table:table-cell table:style-name="ce8" table:formula="of:=SUM([$thursday.F12] - [$thursday.E12])" office:value-type="float" office:value="1.43" calcext:value-type="float">
            <text:p>1.43</text:p>
          </table:table-cell>
          <table:table-cell table:style-name="ce10" table:formula="of:=IF([$thursday.B12] =&quot;ns day&quot;; [$thursday.C12];IF([$thursday.C12] &lt;= 8+ [$reference.C3]; 0; MAX([$thursday.C12] - 8; 0)))" office:value-type="float" office:value="9.77" calcext:value-type="float">
            <text:p>9.77</text:p>
          </table:table-cell>
          <table:table-cell table:style-name="ce10" table:formula="of:=SUM([$thursday.F12] - [$thursday.E12])" office:value-type="float" office:value="1.43" calcext:value-type="float">
            <text:p>1.43</text:p>
          </table:table-cell>
          <table:table-cell table:style-name="ce10" table:formula="of:=IF([$thursday.B12]=&quot;ns day&quot;;[$thursday.C12]; IF([$thursday.C12] &lt;= 8 + [$reference.C4]; 0; MIN(MAX([$thursday.C12] - 8; 0);IF([$thursday.J12] &lt;= [$reference.C4];0; [$thursday.J12]))))" office:value-type="float" office:value="9.77" calcext:value-type="float">
            <text:p>9.7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ena sobekela, r</text:p>
          </table:table-cell>
          <table:table-cell table:style-name="ce7"/>
          <table:table-cell table:style-name="ce8" office:value-type="float" office:value="11.37" calcext:value-type="float">
            <text:p>11.37</text:p>
          </table:table-cell>
          <table:table-cell table:style-name="ce8" office:value-type="float" office:value="19.94" calcext:value-type="float">
            <text:p>19.94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9.94" calcext:value-type="float">
            <text:p>19.94</text:p>
          </table:table-cell>
          <table:table-cell table:style-name="ce11" office:value-type="float" office:value="930" calcext:value-type="float">
            <text:p>930</text:p>
          </table:table-cell>
          <table:table-cell table:style-name="ce8" table:formula="of:=SUM([$thursday.F13] - [$thursday.E13])" office:value-type="float" office:value="2.94" calcext:value-type="float">
            <text:p>2.94</text:p>
          </table:table-cell>
          <table:table-cell table:style-name="ce10" table:formula="of:=IF([$thursday.B13] =&quot;ns day&quot;; [$thursday.C13];IF([$thursday.C13] &lt;= 8+ [$reference.C3]; 0; MAX([$thursday.C13] - 8; 0)))" office:value-type="float" office:value="3.37" calcext:value-type="float">
            <text:p>3.37</text:p>
          </table:table-cell>
          <table:table-cell table:style-name="ce10" table:formula="of:=SUM([$thursday.F13] - [$thursday.E13])" office:value-type="float" office:value="2.94" calcext:value-type="float">
            <text:p>2.94</text:p>
          </table:table-cell>
          <table:table-cell table:style-name="ce10" table:formula="of:=IF([$thursday.B13]=&quot;ns day&quot;;[$thursday.C13]; IF([$thursday.C13] &lt;= 8 + [$reference.C4]; 0; MIN(MAX([$thursday.C13] - 8; 0);IF([$thursday.J13] &lt;= [$reference.C4];0; [$thursday.J13]))))" office:value-type="float" office:value="2.94" calcext:value-type="float">
            <text:p>2.9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naker, e</text:p>
          </table:table-cell>
          <table:table-cell table:style-name="ce7"/>
          <table:table-cell table:style-name="ce8" office:value-type="float" office:value="8.81" calcext:value-type="float">
            <text:p>8.81</text:p>
          </table:table-cell>
          <table:table-cell table:style-name="ce8" office:value-type="float" office:value="17.76" calcext:value-type="float">
            <text:p>17.76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thursday.H17:$thursday.H15])" office:value-type="float" office:value="5.55" calcext:value-type="float">
            <text:p>5.55</text:p>
          </table:table-cell>
          <table:table-cell table:style-name="ce10" table:formula="of:=IF([$thursday.B14] =&quot;ns day&quot;; [$thursday.C14];IF([$thursday.C14] &lt;= 8 + [$reference.C3]; 0; MAX([$thursday.C14] - 8; 0)))" office:value-type="float" office:value="0.810000000000001" calcext:value-type="float">
            <text:p>.81</text:p>
          </table:table-cell>
          <table:table-cell table:style-name="ce10" table:formula="of:=[$thursday.H14]" office:value-type="float" office:value="5.55" calcext:value-type="float">
            <text:p>5.55</text:p>
          </table:table-cell>
          <table:table-cell table:style-name="ce10" table:formula="of:=IF([$thursday.B14]=&quot;ns day&quot;;[$thursday.C14]; IF([$thursday.C14] &lt;= 8 + [$reference.C4]; 0; MIN(MAX([$thursday.C14] - 8; 0);IF([$thursday.J14] &lt;= [$reference.C4];0; [$thursday.J14]))))" office:value-type="float" office:value="0.810000000000001" calcext:value-type="float">
            <text:p>.8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.56" calcext:value-type="float">
            <text:p>8.56</text:p>
          </table:table-cell>
          <table:table-cell table:style-name="ce8" office:value-type="float" office:value="13" calcext:value-type="float">
            <text:p>13.00</text:p>
          </table:table-cell>
          <table:table-cell table:style-name="ce11" office:value-type="float" office:value="922" calcext:value-type="float">
            <text:p>922</text:p>
          </table:table-cell>
          <table:table-cell table:style-name="ce8" table:formula="of:=SUM([$thursday.F15] - [$thursday.E15])" office:value-type="float" office:value="4.44" calcext:value-type="float">
            <text:p>4.44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5" calcext:value-type="float">
            <text:p>15.00</text:p>
          </table:table-cell>
          <table:table-cell table:style-name="ce8" office:value-type="float" office:value="16" calcext:value-type="float">
            <text:p>16.00</text:p>
          </table:table-cell>
          <table:table-cell table:style-name="ce11" office:value-type="float" office:value="922" calcext:value-type="float">
            <text:p>922</text:p>
          </table:table-cell>
          <table:table-cell table:style-name="ce8" table:formula="of:=SUM([$thursday.F16] - [$thursday.E16])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7.76" calcext:value-type="float">
            <text:p>17.76</text:p>
          </table:table-cell>
          <table:table-cell table:style-name="ce8" office:value-type="float" office:value="17.87" calcext:value-type="float">
            <text:p>17.87</text:p>
          </table:table-cell>
          <table:table-cell table:style-name="ce11" office:value-type="float" office:value="922" calcext:value-type="float">
            <text:p>922</text:p>
          </table:table-cell>
          <table:table-cell table:style-name="ce8" table:formula="of:=SUM([$thursday.F17] - [$thursday.E17])" office:value-type="float" office:value="0.109999999999999" calcext:value-type="float">
            <text:p>.1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mudesir sr, h</text:p>
          </table:table-cell>
          <table:table-cell table:style-name="ce8" table:number-columns-repeated="5"/>
          <table:table-cell table:style-name="ce11"/>
          <table:table-cell table:style-name="ce8" table:formula="of:=SUM([$thursday.F18] - [$thursday.E18])" office:value-type="float" office:value="0" calcext:value-type="float">
            <text:p>.00</text:p>
          </table:table-cell>
          <table:table-cell table:style-name="ce10" table:formula="of:=IF([$thursday.B18] =&quot;ns day&quot;; [$thursday.C18];IF([$thursday.C18] &lt;= 8 + [$reference.C3]; 0; MAX([$thursday.C18] - 8; 0)))" office:value-type="float" office:value="0" calcext:value-type="float">
            <text:p>.00</text:p>
          </table:table-cell>
          <table:table-cell table:style-name="ce10" table:formula="of:=SUM([$thursday.F18] - [$thursday.E18])" office:value-type="float" office:value="0" calcext:value-type="float">
            <text:p>.00</text:p>
          </table:table-cell>
          <table:table-cell table:style-name="ce10" table:formula="of:=IF([$thursday.B18]=&quot;ns day&quot;;[$thursday.C18]; IF([$thursday.C18] &lt;= 8 + [$reference.C4]; 0; MIN(MAX([$thursday.C18] - 8; 0);IF([$thursday.J18] &lt;= [$reference.C4];0; [$thursday.J1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rray, k</text:p>
          </table:table-cell>
          <table:table-cell table:style-name="ce7"/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9.95" calcext:value-type="float">
            <text:p>19.95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thursday.H21:$thursday.H20])" office:value-type="float" office:value="3.3" calcext:value-type="float">
            <text:p>3.30</text:p>
          </table:table-cell>
          <table:table-cell table:style-name="ce10" table:formula="of:=IF([$thursday.B19] =&quot;ns day&quot;; [$thursday.C19];IF([$thursday.C19] &lt;= 8 + [$reference.C3]; 0; MAX([$thursday.C19] - 8; 0)))" office:value-type="float" office:value="3" calcext:value-type="float">
            <text:p>3.00</text:p>
          </table:table-cell>
          <table:table-cell table:style-name="ce10" table:formula="of:=[$thursday.H19]" office:value-type="float" office:value="3.3" calcext:value-type="float">
            <text:p>3.30</text:p>
          </table:table-cell>
          <table:table-cell table:style-name="ce10" table:formula="of:=IF([$thursday.B19]=&quot;ns day&quot;;[$thursday.C19]; IF([$thursday.C19] &lt;= 8 + [$reference.C4]; 0; MIN(MAX([$thursday.C19] - 8; 0);IF([$thursday.J19] &lt;= [$reference.C4];0; [$thursday.J19]))))" office:value-type="float" office:value="3" calcext:value-type="float">
            <text:p>3.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9.8" calcext:value-type="float">
            <text:p>9.80</text:p>
          </table:table-cell>
          <table:table-cell table:style-name="ce8" office:value-type="float" office:value="10.15" calcext:value-type="float">
            <text:p>10.15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thursday.F20] - [$thursday.E20])" office:value-type="float" office:value="0.35" calcext:value-type="float">
            <text:p>.3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9.95" calcext:value-type="float">
            <text:p>19.95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thursday.F21] - [$thursday.E21])"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obertson, c</text:p>
          </table:table-cell>
          <table:table-cell table:style-name="ce7"/>
          <table:table-cell table:style-name="ce8" office:value-type="float" office:value="8.99" calcext:value-type="float">
            <text:p>8.99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office:value-type="float" office:value="15" calcext:value-type="float">
            <text:p>15.00</text:p>
          </table:table-cell>
          <table:table-cell table:style-name="ce8" office:value-type="float" office:value="16.99" calcext:value-type="float">
            <text:p>16.99</text:p>
          </table:table-cell>
          <table:table-cell table:style-name="ce11" office:value-type="float" office:value="1008" calcext:value-type="float">
            <text:p>1008</text:p>
          </table:table-cell>
          <table:table-cell table:style-name="ce8" table:formula="of:=SUM([$thursday.F22] - [$thursday.E22])" office:value-type="float" office:value="1.99" calcext:value-type="float">
            <text:p>1.99</text:p>
          </table:table-cell>
          <table:table-cell table:style-name="ce10" table:formula="of:=IF([$thursday.B22] =&quot;ns day&quot;; [$thursday.C22];IF([$thursday.C22] &lt;= 8+ [$reference.C3]; 0; MAX([$thursday.C22] - 8; 0)))" office:value-type="float" office:value="0.99" calcext:value-type="float">
            <text:p>.99</text:p>
          </table:table-cell>
          <table:table-cell table:style-name="ce10" table:formula="of:=SUM([$thursday.F22] - [$thursday.E22])" office:value-type="float" office:value="1.99" calcext:value-type="float">
            <text:p>1.99</text:p>
          </table:table-cell>
          <table:table-cell table:style-name="ce10" table:formula="of:=IF([$thursday.B22]=&quot;ns day&quot;;[$thursday.C22]; IF([$thursday.C22] &lt;= 8 + [$reference.C4]; 0; MIN(MAX([$thursday.C22] - 8; 0);IF([$thursday.J22] &lt;= [$reference.C4];0; [$thursday.J22]))))" office:value-type="float" office:value="0.99" calcext:value-type="float">
            <text:p>.9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vens, a</text:p>
          </table:table-cell>
          <table:table-cell table:style-name="ce7"/>
          <table:table-cell table:style-name="ce8" office:value-type="float" office:value="9.95" calcext:value-type="float">
            <text:p>9.95</text:p>
          </table:table-cell>
          <table:table-cell table:style-name="ce8" office:value-type="float" office:value="9.53" calcext:value-type="float">
            <text:p>9.53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thursday.H25:$thursday.H24])" office:value-type="float" office:value="1.97" calcext:value-type="float">
            <text:p>1.97</text:p>
          </table:table-cell>
          <table:table-cell table:style-name="ce10" table:formula="of:=IF([$thursday.B23] =&quot;ns day&quot;; [$thursday.C23];IF([$thursday.C23] &lt;= 8 + [$reference.C3]; 0; MAX([$thursday.C23] - 8; 0)))" office:value-type="float" office:value="1.95" calcext:value-type="float">
            <text:p>1.95</text:p>
          </table:table-cell>
          <table:table-cell table:style-name="ce10" table:formula="of:=[$thursday.H23]" office:value-type="float" office:value="1.97" calcext:value-type="float">
            <text:p>1.97</text:p>
          </table:table-cell>
          <table:table-cell table:style-name="ce10" table:formula="of:=IF([$thursday.B23]=&quot;ns day&quot;;[$thursday.C23]; IF([$thursday.C23] &lt;= 8 + [$reference.C4]; 0; MIN(MAX([$thursday.C23] - 8; 0);IF([$thursday.J23] &lt;= [$reference.C4];0; [$thursday.J23]))))" office:value-type="float" office:value="1.95" calcext:value-type="float">
            <text:p>1.9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.52" calcext:value-type="float">
            <text:p>8.52</text:p>
          </table:table-cell>
          <table:table-cell table:style-name="ce8" office:value-type="float" office:value="9.53" calcext:value-type="float">
            <text:p>9.53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thursday.F24] - [$thursday.E24])" office:value-type="float" office:value="1.01" calcext:value-type="float">
            <text:p>1.0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7.5" calcext:value-type="float">
            <text:p>17.50</text:p>
          </table:table-cell>
          <table:table-cell table:style-name="ce8" office:value-type="float" office:value="18.46" calcext:value-type="float">
            <text:p>18.46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thursday.F25] - [$thursday.E25])" office:value-type="float" office:value="0.960000000000001" calcext:value-type="float">
            <text:p>.9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rujillo, s</text:p>
          </table:table-cell>
          <table:table-cell table:style-name="ce8" table:number-columns-repeated="5"/>
          <table:table-cell table:style-name="ce11"/>
          <table:table-cell table:style-name="ce8" table:formula="of:=SUM([$thursday.F26] - [$thursday.E26])" office:value-type="float" office:value="0" calcext:value-type="float">
            <text:p>.00</text:p>
          </table:table-cell>
          <table:table-cell table:style-name="ce10" table:formula="of:=IF([$thursday.B26] =&quot;ns day&quot;; [$thursday.C26];IF([$thursday.C26] &lt;= 8 + [$reference.C3]; 0; MAX([$thursday.C26] - 8; 0)))" office:value-type="float" office:value="0" calcext:value-type="float">
            <text:p>.00</text:p>
          </table:table-cell>
          <table:table-cell table:style-name="ce10" table:formula="of:=SUM([$thursday.F26] - [$thursday.E26])" office:value-type="float" office:value="0" calcext:value-type="float">
            <text:p>.00</text:p>
          </table:table-cell>
          <table:table-cell table:style-name="ce10" table:formula="of:=IF([$thursday.B26]=&quot;ns day&quot;;[$thursday.C26]; IF([$thursday.C26] &lt;= 8 + [$reference.C4]; 0; MIN(MAX([$thursday.C26] - 8; 0);IF([$thursday.J26] &lt;= [$reference.C4];0; [$thursday.J2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illiams, l</text:p>
          </table:table-cell>
          <table:table-cell table:style-name="ce7"/>
          <table:table-cell table:style-name="ce8" office:value-type="float" office:value="2" calcext:value-type="float">
            <text:p>2.00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3" calcext:value-type="float">
            <text:p>13.00</text:p>
          </table:table-cell>
          <table:table-cell table:style-name="ce8" office:value-type="float" office:value="15" calcext:value-type="float">
            <text:p>15.00</text:p>
          </table:table-cell>
          <table:table-cell table:style-name="ce11" office:value-type="float" office:value="0" calcext:value-type="float">
            <text:p/>
          </table:table-cell>
          <table:table-cell table:style-name="ce8" table:formula="of:=SUM([$thursday.F27] - [$thursday.E27])" office:value-type="float" office:value="2" calcext:value-type="float">
            <text:p>2.00</text:p>
          </table:table-cell>
          <table:table-cell table:style-name="ce10" table:formula="of:=IF([$thursday.B27] =&quot;ns day&quot;; [$thursday.C27];IF([$thursday.C27] &lt;= 8+ [$reference.C3]; 0; MAX([$thursday.C27] - 8; 0)))" office:value-type="float" office:value="0" calcext:value-type="float">
            <text:p>.00</text:p>
          </table:table-cell>
          <table:table-cell table:style-name="ce10" table:formula="of:=SUM([$thursday.F27] - [$thursday.E27])" office:value-type="float" office:value="2" calcext:value-type="float">
            <text:p>2.00</text:p>
          </table:table-cell>
          <table:table-cell table:style-name="ce10" table:formula="of:=IF([$thursday.B27]=&quot;ns day&quot;;[$thursday.C27]; IF([$thursday.C27] &lt;= 8 + [$reference.C4]; 0; MIN(MAX([$thursday.C27] - 8; 0);IF([$thursday.J27] &lt;= [$reference.C4];0; [$thursday.J2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hursday.F28] - [$thursday.E28])" office:value-type="float" office:value="0" calcext:value-type="float">
            <text:p>.00</text:p>
          </table:table-cell>
          <table:table-cell table:style-name="ce10" table:formula="of:=IF([$thursday.B28] =&quot;ns day&quot;; [$thursday.C28];IF([$thursday.C28] &lt;= 8 + [$reference.C3]; 0; MAX([$thursday.C28] - 8; 0)))" office:value-type="float" office:value="0" calcext:value-type="float">
            <text:p>.00</text:p>
          </table:table-cell>
          <table:table-cell table:style-name="ce10" table:formula="of:=SUM([$thursday.F28] - [$thursday.E28])" office:value-type="float" office:value="0" calcext:value-type="float">
            <text:p>.00</text:p>
          </table:table-cell>
          <table:table-cell table:style-name="ce10" table:formula="of:=IF([$thursday.B28]=&quot;ns day&quot;;[$thursday.C28]; IF([$thursday.C28] &lt;= 8 + [$reference.C4]; 0; MIN(MAX([$thursday.C28] - 8; 0);IF([$thursday.J28] &lt;= [$reference.C4];0; [$thursday.J2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hursday.F29] - [$thursday.E29])" office:value-type="float" office:value="0" calcext:value-type="float">
            <text:p>.00</text:p>
          </table:table-cell>
          <table:table-cell table:style-name="ce10" table:formula="of:=IF([$thursday.B29] =&quot;ns day&quot;; [$thursday.C29];IF([$thursday.C29] &lt;= 8 + [$reference.C3]; 0; MAX([$thursday.C29] - 8; 0)))" office:value-type="float" office:value="0" calcext:value-type="float">
            <text:p>.00</text:p>
          </table:table-cell>
          <table:table-cell table:style-name="ce10" table:formula="of:=SUM([$thursday.F29] - [$thursday.E29])" office:value-type="float" office:value="0" calcext:value-type="float">
            <text:p>.00</text:p>
          </table:table-cell>
          <table:table-cell table:style-name="ce10" table:formula="of:=IF([$thursday.B29]=&quot;ns day&quot;;[$thursday.C29]; IF([$thursday.C29] &lt;= 8 + [$reference.C4]; 0; MIN(MAX([$thursday.C29] - 8; 0);IF([$thursday.J29] &lt;= [$reference.C4];0; [$thursday.J2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hursday.F30] - [$thursday.E30])" office:value-type="float" office:value="0" calcext:value-type="float">
            <text:p>.00</text:p>
          </table:table-cell>
          <table:table-cell table:style-name="ce10" table:formula="of:=IF([$thursday.B30] =&quot;ns day&quot;; [$thursday.C30];IF([$thursday.C30] &lt;= 8 + [$reference.C3]; 0; MAX([$thursday.C30] - 8; 0)))" office:value-type="float" office:value="0" calcext:value-type="float">
            <text:p>.00</text:p>
          </table:table-cell>
          <table:table-cell table:style-name="ce10" table:formula="of:=SUM([$thursday.F30] - [$thursday.E30])" office:value-type="float" office:value="0" calcext:value-type="float">
            <text:p>.00</text:p>
          </table:table-cell>
          <table:table-cell table:style-name="ce10" table:formula="of:=IF([$thursday.B30]=&quot;ns day&quot;;[$thursday.C30]; IF([$thursday.C30] &lt;= 8 + [$reference.C4]; 0; MIN(MAX([$thursday.C30] - 8; 0);IF([$thursday.J30] &lt;= [$reference.C4];0; [$thursday.J3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hursday.F31] - [$thursday.E31])" office:value-type="float" office:value="0" calcext:value-type="float">
            <text:p>.00</text:p>
          </table:table-cell>
          <table:table-cell table:style-name="ce10" table:formula="of:=IF([$thursday.B31] =&quot;ns day&quot;; [$thursday.C31];IF([$thursday.C31] &lt;= 8 + [$reference.C3]; 0; MAX([$thursday.C31] - 8; 0)))" office:value-type="float" office:value="0" calcext:value-type="float">
            <text:p>.00</text:p>
          </table:table-cell>
          <table:table-cell table:style-name="ce10" table:formula="of:=SUM([$thursday.F31] - [$thursday.E31])" office:value-type="float" office:value="0" calcext:value-type="float">
            <text:p>.00</text:p>
          </table:table-cell>
          <table:table-cell table:style-name="ce10" table:formula="of:=IF([$thursday.B31]=&quot;ns day&quot;;[$thursday.C31]; IF([$thursday.C31] &lt;= 8 + [$reference.C4]; 0; MIN(MAX([$thursday.C31] - 8; 0);IF([$thursday.J31] &lt;= [$reference.C4];0; [$thursday.J3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hursday.F32] - [$thursday.E32])" office:value-type="float" office:value="0" calcext:value-type="float">
            <text:p>.00</text:p>
          </table:table-cell>
          <table:table-cell table:style-name="ce10" table:formula="of:=IF([$thursday.B32] =&quot;ns day&quot;; [$thursday.C32];IF([$thursday.C32] &lt;= 8 + [$reference.C3]; 0; MAX([$thursday.C32] - 8; 0)))" office:value-type="float" office:value="0" calcext:value-type="float">
            <text:p>.00</text:p>
          </table:table-cell>
          <table:table-cell table:style-name="ce10" table:formula="of:=SUM([$thursday.F32] - [$thursday.E32])" office:value-type="float" office:value="0" calcext:value-type="float">
            <text:p>.00</text:p>
          </table:table-cell>
          <table:table-cell table:style-name="ce10" table:formula="of:=IF([$thursday.B32]=&quot;ns day&quot;;[$thursday.C32]; IF([$thursday.C32] &lt;= 8 + [$reference.C4]; 0; MIN(MAX([$thursday.C32] - 8; 0);IF([$thursday.J32] &lt;= [$reference.C4];0; [$thursday.J3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Total NL Overtime</text:p>
          </table:table-cell>
          <table:table-cell table:style-name="ce10" table:formula="of:=SUM([$thursday.I8:$thursday.I32])" office:value-type="float" office:value="36.13" calcext:value-type="float">
            <text:p>36.1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NL Mandates</text:p>
          </table:table-cell>
          <table:table-cell table:style-name="ce10" table:formula="of:=SUM([$thursday.K8:$thursday.K32])" office:value-type="float" office:value="31.98" calcext:value-type="float">
            <text:p>31.9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ork Assignmen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, j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44" calcext:value-type="float">
            <text:p>18.44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thursday.H43:$thursday.H41])" office:value-type="float" office:value="2.43" calcext:value-type="float">
            <text:p>2.43</text:p>
          </table:table-cell>
          <table:table-cell table:style-name="ce10" table:formula="of:=IF([$thursday.B40] =&quot;ns day&quot;; [$thursday.C40]; MAX([$thursday.C40] - 8; 0))" office:value-type="float" office:value="2" calcext:value-type="float">
            <text:p>2.00</text:p>
          </table:table-cell>
          <table:table-cell table:style-name="ce10" table:formula="of:=[$thursday.H40]" office:value-type="float" office:value="2.43" calcext:value-type="float">
            <text:p>2.43</text:p>
          </table:table-cell>
          <table:table-cell table:style-name="ce10" table:formula="of:=IF([$thursday.B40]=&quot;ns day&quot;;[$thursday.C40]; IF([$thursday.C40] &lt;= 8 + [$reference.C4]; 0; MIN(MAX([$thursday.C40] - 8; 0);IF([$thursday.J40] &lt;= [$reference.C4];0; [$thursday.J40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8.38" calcext:value-type="float">
            <text:p>8.38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thursday.F41] - [$thursday.E41])" office:value-type="float" office:value="0.380000000000001" calcext:value-type="float">
            <text:p>.3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9.02" calcext:value-type="float">
            <text:p>9.02</text:p>
          </table:table-cell>
          <table:table-cell table:style-name="ce8" office:value-type="float" office:value="9.57" calcext:value-type="float">
            <text:p>9.57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thursday.F42] - [$thursday.E42])" office:value-type="float" office:value="0.550000000000001" calcext:value-type="float">
            <text:p>.5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0.75" calcext:value-type="float">
            <text:p>10.75</text:p>
          </table:table-cell>
          <table:table-cell table:style-name="ce8" office:value-type="float" office:value="12.25" calcext:value-type="float">
            <text:p>12.25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thursday.F43] - [$thursday.E43])" office:value-type="float" office:value="1.5" calcext:value-type="float">
            <text:p>1.5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aquino, s</text:p>
          </table:table-cell>
          <table:table-cell table:style-name="ce7"/>
          <table:table-cell table:style-name="ce8" office:value-type="float" office:value="9.7" calcext:value-type="float">
            <text:p>9.70</text:p>
          </table:table-cell>
          <table:table-cell table:style-name="ce8" office:value-type="float" office:value="18.66" calcext:value-type="float">
            <text:p>18.66</text:p>
          </table:table-cell>
          <table:table-cell table:style-name="ce8" office:value-type="float" office:value="16" calcext:value-type="float">
            <text:p>16.00</text:p>
          </table:table-cell>
          <table:table-cell table:style-name="ce8" office:value-type="float" office:value="18.66" calcext:value-type="float">
            <text:p>18.66</text:p>
          </table:table-cell>
          <table:table-cell table:style-name="ce11" office:value-type="float" office:value="1024" calcext:value-type="float">
            <text:p>1024</text:p>
          </table:table-cell>
          <table:table-cell table:style-name="ce8" table:formula="of:=SUM([$thursday.F44] - [$thursday.E44])" office:value-type="float" office:value="2.66" calcext:value-type="float">
            <text:p>2.66</text:p>
          </table:table-cell>
          <table:table-cell table:style-name="ce10" table:formula="of:=IF([$thursday.B44] =&quot;ns day&quot;; [$thursday.C44]; MAX([$thursday.C44] - 8; 0))" office:value-type="float" office:value="1.7" calcext:value-type="float">
            <text:p>1.70</text:p>
          </table:table-cell>
          <table:table-cell table:style-name="ce10" table:formula="of:=SUM([$thursday.F44] - [$thursday.E44])" office:value-type="float" office:value="2.66" calcext:value-type="float">
            <text:p>2.66</text:p>
          </table:table-cell>
          <table:table-cell table:style-name="ce10" table:formula="of:=IF([$thursday.B44]=&quot;ns day&quot;;[$thursday.C44]; IF([$thursday.C44] &lt;= 8 + [$reference.C4]; 0; MIN(MAX([$thursday.C44] - 8; 0);IF([$thursday.J44] &lt;= [$reference.C4];0; [$thursday.J44]))))" office:value-type="float" office:value="1.7" calcext:value-type="float">
            <text:p>1.7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binskiy, m</text:p>
          </table:table-cell>
          <table:table-cell table:style-name="ce8" table:number-columns-repeated="5"/>
          <table:table-cell table:style-name="ce11"/>
          <table:table-cell table:style-name="ce8" table:formula="of:=SUM([$thursday.F45] - [$thursday.E45])" office:value-type="float" office:value="0" calcext:value-type="float">
            <text:p>.00</text:p>
          </table:table-cell>
          <table:table-cell table:style-name="ce10" table:formula="of:=IF([$thursday.B45] =&quot;ns day&quot;; [$thursday.C45]; MAX([$thursday.C45] - 8; 0))" office:value-type="float" office:value="0" calcext:value-type="float">
            <text:p>.00</text:p>
          </table:table-cell>
          <table:table-cell table:style-name="ce10" table:formula="of:=SUM([$thursday.F45] - [$thursday.E45])" office:value-type="float" office:value="0" calcext:value-type="float">
            <text:p>.00</text:p>
          </table:table-cell>
          <table:table-cell table:style-name="ce10" table:formula="of:=IF([$thursday.B45]=&quot;ns day&quot;;[$thursday.C45]; IF([$thursday.C45] &lt;= 8 + [$reference.C4]; 0; MIN(MAX([$thursday.C45] - 8; 0);IF([$thursday.J45] &lt;= [$reference.C4];0; [$thursday.J4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ssa, e</text:p>
          </table:table-cell>
          <table:table-cell table:style-name="ce7"/>
          <table:table-cell table:style-name="ce8" office:value-type="float" office:value="11.47" calcext:value-type="float">
            <text:p>11.47</text:p>
          </table:table-cell>
          <table:table-cell table:style-name="ce8" office:value-type="float" office:value="19.97" calcext:value-type="float">
            <text:p>19.97</text:p>
          </table:table-cell>
          <table:table-cell table:style-name="ce8" office:value-type="float" office:value="17.35" calcext:value-type="float">
            <text:p>17.35</text:p>
          </table:table-cell>
          <table:table-cell table:style-name="ce8" office:value-type="float" office:value="19.97" calcext:value-type="float">
            <text:p>19.97</text:p>
          </table:table-cell>
          <table:table-cell table:style-name="ce11" office:value-type="float" office:value="930" calcext:value-type="float">
            <text:p>930</text:p>
          </table:table-cell>
          <table:table-cell table:style-name="ce8" table:formula="of:=SUM([$thursday.F46] - [$thursday.E46])" office:value-type="float" office:value="2.62" calcext:value-type="float">
            <text:p>2.62</text:p>
          </table:table-cell>
          <table:table-cell table:style-name="ce10" table:formula="of:=IF([$thursday.B46] =&quot;ns day&quot;; [$thursday.C46]; MAX([$thursday.C46] - 8; 0))" office:value-type="float" office:value="3.47" calcext:value-type="float">
            <text:p>3.47</text:p>
          </table:table-cell>
          <table:table-cell table:style-name="ce10" table:formula="of:=SUM([$thursday.F46] - [$thursday.E46])" office:value-type="float" office:value="2.62" calcext:value-type="float">
            <text:p>2.62</text:p>
          </table:table-cell>
          <table:table-cell table:style-name="ce10" table:formula="of:=IF([$thursday.B46]=&quot;ns day&quot;;[$thursday.C46]; IF([$thursday.C46] &lt;= 8 + [$reference.C4]; 0; MIN(MAX([$thursday.C46] - 8; 0);IF([$thursday.J46] &lt;= [$reference.C4];0; [$thursday.J46]))))" office:value-type="float" office:value="2.62" calcext:value-type="float">
            <text:p>2.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onilla, g</text:p>
          </table:table-cell>
          <table:table-cell table:style-name="ce7"/>
          <table:table-cell table:style-name="ce8" office:value-type="float" office:value="11.71" calcext:value-type="float">
            <text:p>11.71</text:p>
          </table:table-cell>
          <table:table-cell table:style-name="ce8" office:value-type="float" office:value="19.97" calcext:value-type="float">
            <text:p>19.97</text:p>
          </table:table-cell>
          <table:table-cell table:style-name="ce8" office:value-type="float" office:value="10.92" calcext:value-type="float">
            <text:p>10.92</text:p>
          </table:table-cell>
          <table:table-cell table:style-name="ce8" office:value-type="float" office:value="14.75" calcext:value-type="float">
            <text:p>14.75</text:p>
          </table:table-cell>
          <table:table-cell table:style-name="ce11" office:value-type="float" office:value="1008" calcext:value-type="float">
            <text:p>1008</text:p>
          </table:table-cell>
          <table:table-cell table:style-name="ce8" table:formula="of:=SUM([$thursday.F47] - [$thursday.E47])" office:value-type="float" office:value="3.83" calcext:value-type="float">
            <text:p>3.83</text:p>
          </table:table-cell>
          <table:table-cell table:style-name="ce10" table:formula="of:=IF([$thursday.B47] =&quot;ns day&quot;; [$thursday.C47]; MAX([$thursday.C47] - 8; 0))" office:value-type="float" office:value="3.71" calcext:value-type="float">
            <text:p>3.71</text:p>
          </table:table-cell>
          <table:table-cell table:style-name="ce10" table:formula="of:=SUM([$thursday.F47] - [$thursday.E47])" office:value-type="float" office:value="3.83" calcext:value-type="float">
            <text:p>3.83</text:p>
          </table:table-cell>
          <table:table-cell table:style-name="ce10" table:formula="of:=IF([$thursday.B47]=&quot;ns day&quot;;[$thursday.C47]; IF([$thursday.C47] &lt;= 8 + [$reference.C4]; 0; MIN(MAX([$thursday.C47] - 8; 0);IF([$thursday.J47] &lt;= [$reference.C4];0; [$thursday.J47]))))" office:value-type="float" office:value="3.71" calcext:value-type="float">
            <text:p>3.7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own, a</text:p>
          </table:table-cell>
          <table:table-cell table:style-name="ce7"/>
          <table:table-cell table:style-name="ce8" office:value-type="float" office:value="10.01" calcext:value-type="float">
            <text:p>10.01</text:p>
          </table:table-cell>
          <table:table-cell table:style-name="ce8" office:value-type="float" office:value="0" calcext:value-type="float">
            <text:p>.00</text:p>
          </table:table-cell>
          <table:table-cell table:style-name="ce8" table:number-columns-repeated="2"/>
          <table:table-cell table:style-name="ce11"/>
          <table:table-cell table:style-name="ce8" table:formula="of:=SUM([$thursday.F48] - [$thursday.E48])" office:value-type="float" office:value="0" calcext:value-type="float">
            <text:p>.00</text:p>
          </table:table-cell>
          <table:table-cell table:style-name="ce10" table:formula="of:=IF([$thursday.B48] =&quot;ns day&quot;; [$thursday.C48]; MAX([$thursday.C48] - 8; 0))" office:value-type="float" office:value="2.01" calcext:value-type="float">
            <text:p>2.01</text:p>
          </table:table-cell>
          <table:table-cell table:style-name="ce10" table:formula="of:=SUM([$thursday.F48] - [$thursday.E48])" office:value-type="float" office:value="0" calcext:value-type="float">
            <text:p>.00</text:p>
          </table:table-cell>
          <table:table-cell table:style-name="ce10" table:formula="of:=IF([$thursday.B48]=&quot;ns day&quot;;[$thursday.C48]; IF([$thursday.C48] &lt;= 8 + [$reference.C4]; 0; MIN(MAX([$thursday.C48] - 8; 0);IF([$thursday.J48] &lt;= [$reference.C4];0; [$thursday.J4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ustos, h</text:p>
          </table:table-cell>
          <table:table-cell table:style-name="ce7"/>
          <table:table-cell table:style-name="ce8" office:value-type="float" office:value="9.85" calcext:value-type="float">
            <text:p>9.85</text:p>
          </table:table-cell>
          <table:table-cell table:style-name="ce8" office:value-type="float" office:value="18.81" calcext:value-type="float">
            <text:p>18.81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81" calcext:value-type="float">
            <text:p>18.81</text:p>
          </table:table-cell>
          <table:table-cell table:style-name="ce11" office:value-type="float" office:value="918" calcext:value-type="float">
            <text:p>918</text:p>
          </table:table-cell>
          <table:table-cell table:style-name="ce8" table:formula="of:=SUM([$thursday.F49] - [$thursday.E49])" office:value-type="float" office:value="1.81" calcext:value-type="float">
            <text:p>1.81</text:p>
          </table:table-cell>
          <table:table-cell table:style-name="ce10" table:formula="of:=IF([$thursday.B49] =&quot;ns day&quot;; [$thursday.C49]; MAX([$thursday.C49] - 8; 0))" office:value-type="float" office:value="1.85" calcext:value-type="float">
            <text:p>1.85</text:p>
          </table:table-cell>
          <table:table-cell table:style-name="ce10" table:formula="of:=SUM([$thursday.F49] - [$thursday.E49])" office:value-type="float" office:value="1.81" calcext:value-type="float">
            <text:p>1.81</text:p>
          </table:table-cell>
          <table:table-cell table:style-name="ce10" table:formula="of:=IF([$thursday.B49]=&quot;ns day&quot;;[$thursday.C49]; IF([$thursday.C49] &lt;= 8 + [$reference.C4]; 0; MIN(MAX([$thursday.C49] - 8; 0);IF([$thursday.J49] &lt;= [$reference.C4];0; [$thursday.J49]))))" office:value-type="float" office:value="1.81" calcext:value-type="float">
            <text:p>1.8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hung, b</text:p>
          </table:table-cell>
          <table:table-cell table:style-name="ce7"/>
          <table:table-cell table:style-name="ce8" office:value-type="float" office:value="9.23" calcext:value-type="float">
            <text:p>9.23</text:p>
          </table:table-cell>
          <table:table-cell table:style-name="ce8" office:value-type="float" office:value="18.08" calcext:value-type="float">
            <text:p>18.08</text:p>
          </table:table-cell>
          <table:table-cell table:number-columns-repeated="2" table:style-name="ce8" office:value-type="float" office:value="16.03" calcext:value-type="float">
            <text:p>16.03</text:p>
          </table:table-cell>
          <table:table-cell table:style-name="ce11" office:value-type="float" office:value="918" calcext:value-type="float">
            <text:p>918</text:p>
          </table:table-cell>
          <table:table-cell table:style-name="ce8" table:formula="of:=SUM([$thursday.F50] - [$thursday.E50])" office:value-type="float" office:value="0" calcext:value-type="float">
            <text:p>.00</text:p>
          </table:table-cell>
          <table:table-cell table:style-name="ce10" table:formula="of:=IF([$thursday.B50] =&quot;ns day&quot;; [$thursday.C50]; MAX([$thursday.C50] - 8; 0))" office:value-type="float" office:value="1.23" calcext:value-type="float">
            <text:p>1.23</text:p>
          </table:table-cell>
          <table:table-cell table:style-name="ce10" table:formula="of:=SUM([$thursday.F50] - [$thursday.E50])" office:value-type="float" office:value="0" calcext:value-type="float">
            <text:p>.00</text:p>
          </table:table-cell>
          <table:table-cell table:style-name="ce10" table:formula="of:=IF([$thursday.B50]=&quot;ns day&quot;;[$thursday.C50]; IF([$thursday.C50] &lt;= 8 + [$reference.C4]; 0; MIN(MAX([$thursday.C50] - 8; 0);IF([$thursday.J50] &lt;= [$reference.C4];0; [$thursday.J5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stodio, t</text:p>
          </table:table-cell>
          <table:table-cell table:style-name="ce8" table:number-columns-repeated="5"/>
          <table:table-cell table:style-name="ce11"/>
          <table:table-cell table:style-name="ce8" table:formula="of:=SUM([$thursday.F51] - [$thursday.E51])" office:value-type="float" office:value="0" calcext:value-type="float">
            <text:p>.00</text:p>
          </table:table-cell>
          <table:table-cell table:style-name="ce10" table:formula="of:=IF([$thursday.B51] =&quot;ns day&quot;; [$thursday.C51]; MAX([$thursday.C51] - 8; 0))" office:value-type="float" office:value="0" calcext:value-type="float">
            <text:p>.00</text:p>
          </table:table-cell>
          <table:table-cell table:style-name="ce10" table:formula="of:=SUM([$thursday.F51] - [$thursday.E51])" office:value-type="float" office:value="0" calcext:value-type="float">
            <text:p>.00</text:p>
          </table:table-cell>
          <table:table-cell table:style-name="ce10" table:formula="of:=IF([$thursday.B51]=&quot;ns day&quot;;[$thursday.C51]; IF([$thursday.C51] &lt;= 8 + [$reference.C4]; 0; MIN(MAX([$thursday.C51] - 8; 0);IF([$thursday.J51] &lt;= [$reference.C4];0; [$thursday.J5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aylie, j</text:p>
          </table:table-cell>
          <table:table-cell table:style-name="ce7"/>
          <table:table-cell table:style-name="ce8" office:value-type="float" office:value="8.2" calcext:value-type="float">
            <text:p>8.20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number-columns-repeated="2"/>
          <table:table-cell table:style-name="ce11"/>
          <table:table-cell table:style-name="ce8" table:formula="of:=SUM([$thursday.F52] - [$thursday.E52])" office:value-type="float" office:value="0" calcext:value-type="float">
            <text:p>.00</text:p>
          </table:table-cell>
          <table:table-cell table:style-name="ce10" table:formula="of:=IF([$thursday.B52] =&quot;ns day&quot;; [$thursday.C52]; MAX([$thursday.C52] - 8; 0))" office:value-type="float" office:value="0.199999999999999" calcext:value-type="float">
            <text:p>.20</text:p>
          </table:table-cell>
          <table:table-cell table:style-name="ce10" table:formula="of:=SUM([$thursday.F52] - [$thursday.E52])" office:value-type="float" office:value="0" calcext:value-type="float">
            <text:p>.00</text:p>
          </table:table-cell>
          <table:table-cell table:style-name="ce10" table:formula="of:=IF([$thursday.B52]=&quot;ns day&quot;;[$thursday.C52]; IF([$thursday.C52] &lt;= 8 + [$reference.C4]; 0; MIN(MAX([$thursday.C52] - 8; 0);IF([$thursday.J52] &lt;= [$reference.C4];0; [$thursday.J5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riste, m</text:p>
          </table:table-cell>
          <table:table-cell table:style-name="ce8" table:number-columns-repeated="5"/>
          <table:table-cell table:style-name="ce11"/>
          <table:table-cell table:style-name="ce8" table:formula="of:=SUM([$thursday.F53] - [$thursday.E53])" office:value-type="float" office:value="0" calcext:value-type="float">
            <text:p>.00</text:p>
          </table:table-cell>
          <table:table-cell table:style-name="ce10" table:formula="of:=IF([$thursday.B53] =&quot;ns day&quot;; [$thursday.C53]; MAX([$thursday.C53] - 8; 0))" office:value-type="float" office:value="0" calcext:value-type="float">
            <text:p>.00</text:p>
          </table:table-cell>
          <table:table-cell table:style-name="ce10" table:formula="of:=SUM([$thursday.F53] - [$thursday.E53])" office:value-type="float" office:value="0" calcext:value-type="float">
            <text:p>.00</text:p>
          </table:table-cell>
          <table:table-cell table:style-name="ce10" table:formula="of:=IF([$thursday.B53]=&quot;ns day&quot;;[$thursday.C53]; IF([$thursday.C53] &lt;= 8 + [$reference.C4]; 0; MIN(MAX([$thursday.C53] - 8; 0);IF([$thursday.J53] &lt;= [$reference.C4];0; [$thursday.J5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delman, c</text:p>
          </table:table-cell>
          <table:table-cell table:style-name="ce7"/>
          <table:table-cell table:style-name="ce8" office:value-type="float" office:value="10.17" calcext:value-type="float">
            <text:p>10.17</text:p>
          </table:table-cell>
          <table:table-cell table:style-name="ce8" office:value-type="float" office:value="19.11" calcext:value-type="float">
            <text:p>19.11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8.42" calcext:value-type="float">
            <text:p>18.42</text:p>
          </table:table-cell>
          <table:table-cell table:style-name="ce11" office:value-type="float" office:value="1019" calcext:value-type="float">
            <text:p>1019</text:p>
          </table:table-cell>
          <table:table-cell table:style-name="ce8" table:formula="of:=SUM([$thursday.F54] - [$thursday.E54])" office:value-type="float" office:value="2.17" calcext:value-type="float">
            <text:p>2.17</text:p>
          </table:table-cell>
          <table:table-cell table:style-name="ce10" table:formula="of:=IF([$thursday.B54] =&quot;ns day&quot;; [$thursday.C54]; MAX([$thursday.C54] - 8; 0))" office:value-type="float" office:value="2.17" calcext:value-type="float">
            <text:p>2.17</text:p>
          </table:table-cell>
          <table:table-cell table:style-name="ce10" table:formula="of:=SUM([$thursday.F54] - [$thursday.E54])" office:value-type="float" office:value="2.17" calcext:value-type="float">
            <text:p>2.17</text:p>
          </table:table-cell>
          <table:table-cell table:style-name="ce10" table:formula="of:=IF([$thursday.B54]=&quot;ns day&quot;;[$thursday.C54]; IF([$thursday.C54] &lt;= 8 + [$reference.C4]; 0; MIN(MAX([$thursday.C54] - 8; 0);IF([$thursday.J54] &lt;= [$reference.C4];0; [$thursday.J54]))))" office:value-type="float" office:value="2.17" calcext:value-type="float">
            <text:p>2.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ffrso, t</text:p>
          </table:table-cell>
          <table:table-cell table:style-name="ce7"/>
          <table:table-cell table:style-name="ce8" office:value-type="float" office:value="11.49" calcext:value-type="float">
            <text:p>11.49</text:p>
          </table:table-cell>
          <table:table-cell table:style-name="ce8" office:value-type="float" office:value="19.2" calcext:value-type="float">
            <text:p>19.20</text:p>
          </table:table-cell>
          <table:table-cell table:style-name="ce8" office:value-type="float" office:value="16.05" calcext:value-type="float">
            <text:p>16.05</text:p>
          </table:table-cell>
          <table:table-cell table:style-name="ce8" office:value-type="float" office:value="19.2" calcext:value-type="float">
            <text:p>19.20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thursday.F55] - [$thursday.E55])" office:value-type="float" office:value="3.15" calcext:value-type="float">
            <text:p>3.15</text:p>
          </table:table-cell>
          <table:table-cell table:style-name="ce10" table:formula="of:=IF([$thursday.B55] =&quot;ns day&quot;; [$thursday.C55]; MAX([$thursday.C55] - 8; 0))" office:value-type="float" office:value="3.49" calcext:value-type="float">
            <text:p>3.49</text:p>
          </table:table-cell>
          <table:table-cell table:style-name="ce10" table:formula="of:=SUM([$thursday.F55] - [$thursday.E55])" office:value-type="float" office:value="3.15" calcext:value-type="float">
            <text:p>3.15</text:p>
          </table:table-cell>
          <table:table-cell table:style-name="ce10" table:formula="of:=IF([$thursday.B55]=&quot;ns day&quot;;[$thursday.C55]; IF([$thursday.C55] &lt;= 8 + [$reference.C4]; 0; MIN(MAX([$thursday.C55] - 8; 0);IF([$thursday.J55] &lt;= [$reference.C4];0; [$thursday.J55]))))" office:value-type="float" office:value="3.15" calcext:value-type="float">
            <text:p>3.1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lmbold, a</text:p>
          </table:table-cell>
          <table:table-cell table:style-name="ce8" table:number-columns-repeated="5"/>
          <table:table-cell table:style-name="ce11"/>
          <table:table-cell table:style-name="ce8" table:formula="of:=SUM([$thursday.F56] - [$thursday.E56])" office:value-type="float" office:value="0" calcext:value-type="float">
            <text:p>.00</text:p>
          </table:table-cell>
          <table:table-cell table:style-name="ce10" table:formula="of:=IF([$thursday.B56] =&quot;ns day&quot;; [$thursday.C56]; MAX([$thursday.C56] - 8; 0))" office:value-type="float" office:value="0" calcext:value-type="float">
            <text:p>.00</text:p>
          </table:table-cell>
          <table:table-cell table:style-name="ce10" table:formula="of:=SUM([$thursday.F56] - [$thursday.E56])" office:value-type="float" office:value="0" calcext:value-type="float">
            <text:p>.00</text:p>
          </table:table-cell>
          <table:table-cell table:style-name="ce10" table:formula="of:=IF([$thursday.B56]=&quot;ns day&quot;;[$thursday.C56]; IF([$thursday.C56] &lt;= 8 + [$reference.C4]; 0; MIN(MAX([$thursday.C56] - 8; 0);IF([$thursday.J56] &lt;= [$reference.C4];0; [$thursday.J5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nderson, j</text:p>
          </table:table-cell>
          <table:table-cell table:style-name="ce8" table:number-columns-repeated="5"/>
          <table:table-cell table:style-name="ce11"/>
          <table:table-cell table:style-name="ce8" table:formula="of:=SUM([$thursday.F57] - [$thursday.E57])" office:value-type="float" office:value="0" calcext:value-type="float">
            <text:p>.00</text:p>
          </table:table-cell>
          <table:table-cell table:style-name="ce10" table:formula="of:=IF([$thursday.B57] =&quot;ns day&quot;; [$thursday.C57]; MAX([$thursday.C57] - 8; 0))" office:value-type="float" office:value="0" calcext:value-type="float">
            <text:p>.00</text:p>
          </table:table-cell>
          <table:table-cell table:style-name="ce10" table:formula="of:=SUM([$thursday.F57] - [$thursday.E57])" office:value-type="float" office:value="0" calcext:value-type="float">
            <text:p>.00</text:p>
          </table:table-cell>
          <table:table-cell table:style-name="ce10" table:formula="of:=IF([$thursday.B57]=&quot;ns day&quot;;[$thursday.C57]; IF([$thursday.C57] &lt;= 8 + [$reference.C4]; 0; MIN(MAX([$thursday.C57] - 8; 0);IF([$thursday.J57] &lt;= [$reference.C4];0; [$thursday.J5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 huillier jr, w</text:p>
          </table:table-cell>
          <table:table-cell table:style-name="ce8" table:number-columns-repeated="5"/>
          <table:table-cell table:style-name="ce11"/>
          <table:table-cell table:style-name="ce8" table:formula="of:=SUM([$thursday.F58] - [$thursday.E58])" office:value-type="float" office:value="0" calcext:value-type="float">
            <text:p>.00</text:p>
          </table:table-cell>
          <table:table-cell table:style-name="ce10" table:formula="of:=IF([$thursday.B58] =&quot;ns day&quot;; [$thursday.C58]; MAX([$thursday.C58] - 8; 0))" office:value-type="float" office:value="0" calcext:value-type="float">
            <text:p>.00</text:p>
          </table:table-cell>
          <table:table-cell table:style-name="ce10" table:formula="of:=SUM([$thursday.F58] - [$thursday.E58])" office:value-type="float" office:value="0" calcext:value-type="float">
            <text:p>.00</text:p>
          </table:table-cell>
          <table:table-cell table:style-name="ce10" table:formula="of:=IF([$thursday.B58]=&quot;ns day&quot;;[$thursday.C58]; IF([$thursday.C58] &lt;= 8 + [$reference.C4]; 0; MIN(MAX([$thursday.C58] - 8; 0);IF([$thursday.J58] &lt;= [$reference.C4];0; [$thursday.J5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pez, d</text:p>
          </table:table-cell>
          <table:table-cell table:style-name="ce8" table:number-columns-repeated="5"/>
          <table:table-cell table:style-name="ce11"/>
          <table:table-cell table:style-name="ce8" table:formula="of:=SUM([$thursday.F59] - [$thursday.E59])" office:value-type="float" office:value="0" calcext:value-type="float">
            <text:p>.00</text:p>
          </table:table-cell>
          <table:table-cell table:style-name="ce10" table:formula="of:=IF([$thursday.B59] =&quot;ns day&quot;; [$thursday.C59]; MAX([$thursday.C59] - 8; 0))" office:value-type="float" office:value="0" calcext:value-type="float">
            <text:p>.00</text:p>
          </table:table-cell>
          <table:table-cell table:style-name="ce10" table:formula="of:=SUM([$thursday.F59] - [$thursday.E59])" office:value-type="float" office:value="0" calcext:value-type="float">
            <text:p>.00</text:p>
          </table:table-cell>
          <table:table-cell table:style-name="ce10" table:formula="of:=IF([$thursday.B59]=&quot;ns day&quot;;[$thursday.C59]; IF([$thursday.C59] &lt;= 8 + [$reference.C4]; 0; MIN(MAX([$thursday.C59] - 8; 0);IF([$thursday.J59] &lt;= [$reference.C4];0; [$thursday.J5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donald, n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96" calcext:value-type="float">
            <text:p>18.96</text:p>
          </table:table-cell>
          <table:table-cell table:style-name="ce8" office:value-type="float" office:value="16.61" calcext:value-type="float">
            <text:p>16.61</text:p>
          </table:table-cell>
          <table:table-cell table:style-name="ce8" office:value-type="float" office:value="18.96" calcext:value-type="float">
            <text:p>18.96</text:p>
          </table:table-cell>
          <table:table-cell table:style-name="ce11" office:value-type="float" office:value="1053" calcext:value-type="float">
            <text:p>1053</text:p>
          </table:table-cell>
          <table:table-cell table:style-name="ce8" table:formula="of:=SUM([$thursday.F60] - [$thursday.E60])" office:value-type="float" office:value="2.35" calcext:value-type="float">
            <text:p>2.35</text:p>
          </table:table-cell>
          <table:table-cell table:style-name="ce10" table:formula="of:=IF([$thursday.B60] =&quot;ns day&quot;; [$thursday.C60]; MAX([$thursday.C60] - 8; 0))" office:value-type="float" office:value="2" calcext:value-type="float">
            <text:p>2.00</text:p>
          </table:table-cell>
          <table:table-cell table:style-name="ce10" table:formula="of:=SUM([$thursday.F60] - [$thursday.E60])" office:value-type="float" office:value="2.35" calcext:value-type="float">
            <text:p>2.35</text:p>
          </table:table-cell>
          <table:table-cell table:style-name="ce10" table:formula="of:=IF([$thursday.B60]=&quot;ns day&quot;;[$thursday.C60]; IF([$thursday.C60] &lt;= 8 + [$reference.C4]; 0; MIN(MAX([$thursday.C60] - 8; 0);IF([$thursday.J60] &lt;= [$reference.C4];0; [$thursday.J60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mains, t</text:p>
          </table:table-cell>
          <table:table-cell table:style-name="ce7"/>
          <table:table-cell table:style-name="ce8" office:value-type="float" office:value="9.13" calcext:value-type="float">
            <text:p>9.13</text:p>
          </table:table-cell>
          <table:table-cell table:style-name="ce8" office:value-type="float" office:value="17.59" calcext:value-type="float">
            <text:p>17.59</text:p>
          </table:table-cell>
          <table:table-cell table:style-name="ce8" office:value-type="float" office:value="8.6" calcext:value-type="float">
            <text:p>8.60</text:p>
          </table:table-cell>
          <table:table-cell table:style-name="ce8" office:value-type="float" office:value="9.43" calcext:value-type="float">
            <text:p>9.43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thursday.F61] - [$thursday.E61])" office:value-type="float" office:value="0.83" calcext:value-type="float">
            <text:p>.83</text:p>
          </table:table-cell>
          <table:table-cell table:style-name="ce10" table:formula="of:=IF([$thursday.B61] =&quot;ns day&quot;; [$thursday.C61]; MAX([$thursday.C61] - 8; 0))" office:value-type="float" office:value="1.13" calcext:value-type="float">
            <text:p>1.13</text:p>
          </table:table-cell>
          <table:table-cell table:style-name="ce10" table:formula="of:=SUM([$thursday.F61] - [$thursday.E61])" office:value-type="float" office:value="0.83" calcext:value-type="float">
            <text:p>.83</text:p>
          </table:table-cell>
          <table:table-cell table:style-name="ce10" table:formula="of:=IF([$thursday.B61]=&quot;ns day&quot;;[$thursday.C61]; IF([$thursday.C61] &lt;= 8 + [$reference.C4]; 0; MIN(MAX([$thursday.C61] - 8; 0);IF([$thursday.J61] &lt;= [$reference.C4];0; [$thursday.J61]))))" office:value-type="float" office:value="0.83" calcext:value-type="float">
            <text:p>.8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ller, b</text:p>
          </table:table-cell>
          <table:table-cell table:style-name="ce7"/>
          <table:table-cell table:style-name="ce8" office:value-type="float" office:value="9.78" calcext:value-type="float">
            <text:p>9.78</text:p>
          </table:table-cell>
          <table:table-cell table:style-name="ce8" office:value-type="float" office:value="18.76" calcext:value-type="float">
            <text:p>18.76</text:p>
          </table:table-cell>
          <table:table-cell table:style-name="ce8" table:number-columns-repeated="2"/>
          <table:table-cell table:style-name="ce11"/>
          <table:table-cell table:style-name="ce8" table:formula="of:=SUM([$thursday.F62] - [$thursday.E62])" office:value-type="float" office:value="0" calcext:value-type="float">
            <text:p>.00</text:p>
          </table:table-cell>
          <table:table-cell table:style-name="ce10" table:formula="of:=IF([$thursday.B62] =&quot;ns day&quot;; [$thursday.C62]; MAX([$thursday.C62] - 8; 0))" office:value-type="float" office:value="1.78" calcext:value-type="float">
            <text:p>1.78</text:p>
          </table:table-cell>
          <table:table-cell table:style-name="ce10" table:formula="of:=SUM([$thursday.F62] - [$thursday.E62])" office:value-type="float" office:value="0" calcext:value-type="float">
            <text:p>.00</text:p>
          </table:table-cell>
          <table:table-cell table:style-name="ce10" table:formula="of:=IF([$thursday.B62]=&quot;ns day&quot;;[$thursday.C62]; IF([$thursday.C62] &lt;= 8 + [$reference.C4]; 0; MIN(MAX([$thursday.C62] - 8; 0);IF([$thursday.J62] &lt;= [$reference.C4];0; [$thursday.J6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oody, k</text:p>
          </table:table-cell>
          <table:table-cell table:style-name="ce7"/>
          <table:table-cell table:style-name="ce8" office:value-type="float" office:value="9.14" calcext:value-type="float">
            <text:p>9.14</text:p>
          </table:table-cell>
          <table:table-cell table:style-name="ce8" office:value-type="float" office:value="18.13" calcext:value-type="float">
            <text:p>18.13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thursday.H65:$thursday.H64])" office:value-type="float" office:value="2.09" calcext:value-type="float">
            <text:p>2.09</text:p>
          </table:table-cell>
          <table:table-cell table:style-name="ce10" table:formula="of:=IF([$thursday.B63] =&quot;ns day&quot;; [$thursday.C63]; MAX([$thursday.C63] - 8; 0))" office:value-type="float" office:value="1.14" calcext:value-type="float">
            <text:p>1.14</text:p>
          </table:table-cell>
          <table:table-cell table:style-name="ce10" table:formula="of:=[$thursday.H63]" office:value-type="float" office:value="2.09" calcext:value-type="float">
            <text:p>2.09</text:p>
          </table:table-cell>
          <table:table-cell table:style-name="ce10" table:formula="of:=IF([$thursday.B63]=&quot;ns day&quot;;[$thursday.C63]; IF([$thursday.C63] &lt;= 8 + [$reference.C4]; 0; MIN(MAX([$thursday.C63] - 8; 0);IF([$thursday.J63] &lt;= [$reference.C4];0; [$thursday.J63]))))" office:value-type="float" office:value="1.14" calcext:value-type="float">
            <text:p>1.1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0.59" calcext:value-type="float">
            <text:p>10.59</text:p>
          </table:table-cell>
          <table:table-cell table:style-name="ce11" office:value-type="float" office:value="1024" calcext:value-type="float">
            <text:p>1024</text:p>
          </table:table-cell>
          <table:table-cell table:style-name="ce8" table:formula="of:=SUM([$thursday.F64] - [$thursday.E64])" office:value-type="float" office:value="0.59" calcext:value-type="float">
            <text:p>.5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1.25" calcext:value-type="float">
            <text:p>11.25</text:p>
          </table:table-cell>
          <table:table-cell table:style-name="ce8" office:value-type="float" office:value="12.75" calcext:value-type="float">
            <text:p>12.75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thursday.F65] - [$thursday.E65])" office:value-type="float" office:value="1.5" calcext:value-type="float">
            <text:p>1.5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guyen, d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95" calcext:value-type="float">
            <text:p>18.95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95" calcext:value-type="float">
            <text:p>18.95</text:p>
          </table:table-cell>
          <table:table-cell table:style-name="ce11" office:value-type="float" office:value="1023" calcext:value-type="float">
            <text:p>1023</text:p>
          </table:table-cell>
          <table:table-cell table:style-name="ce8" table:formula="of:=SUM([$thursday.F66] - [$thursday.E66])" office:value-type="float" office:value="1.95" calcext:value-type="float">
            <text:p>1.95</text:p>
          </table:table-cell>
          <table:table-cell table:style-name="ce10" table:formula="of:=IF([$thursday.B66] =&quot;ns day&quot;; [$thursday.C66]; MAX([$thursday.C66] - 8; 0))" office:value-type="float" office:value="2" calcext:value-type="float">
            <text:p>2.00</text:p>
          </table:table-cell>
          <table:table-cell table:style-name="ce10" table:formula="of:=SUM([$thursday.F66] - [$thursday.E66])" office:value-type="float" office:value="1.95" calcext:value-type="float">
            <text:p>1.95</text:p>
          </table:table-cell>
          <table:table-cell table:style-name="ce10" table:formula="of:=IF([$thursday.B66]=&quot;ns day&quot;;[$thursday.C66]; IF([$thursday.C66] &lt;= 8 + [$reference.C4]; 0; MIN(MAX([$thursday.C66] - 8; 0);IF([$thursday.J66] &lt;= [$reference.C4];0; [$thursday.J66]))))" office:value-type="float" office:value="1.95" calcext:value-type="float">
            <text:p>1.9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driquez, j</text:p>
          </table:table-cell>
          <table:table-cell table:style-name="ce7"/>
          <table:table-cell table:style-name="ce8" office:value-type="float" office:value="11.06" calcext:value-type="float">
            <text:p>11.06</text:p>
          </table:table-cell>
          <table:table-cell table:style-name="ce8" office:value-type="float" office:value="16.88" calcext:value-type="float">
            <text:p>16.88</text:p>
          </table:table-cell>
          <table:table-cell table:style-name="ce8" office:value-type="float" office:value="11.47" calcext:value-type="float">
            <text:p>11.47</text:p>
          </table:table-cell>
          <table:table-cell table:style-name="ce8" office:value-type="float" office:value="11.67" calcext:value-type="float">
            <text:p>11.67</text:p>
          </table:table-cell>
          <table:table-cell table:style-name="ce11" office:value-type="float" office:value="1024" calcext:value-type="float">
            <text:p>1024</text:p>
          </table:table-cell>
          <table:table-cell table:style-name="ce8" table:formula="of:=SUM([$thursday.F67] - [$thursday.E67])" office:value-type="float" office:value="0.199999999999999" calcext:value-type="float">
            <text:p>.20</text:p>
          </table:table-cell>
          <table:table-cell table:style-name="ce10" table:formula="of:=IF([$thursday.B67] =&quot;ns day&quot;; [$thursday.C67]; MAX([$thursday.C67] - 8; 0))" office:value-type="float" office:value="3.06" calcext:value-type="float">
            <text:p>3.06</text:p>
          </table:table-cell>
          <table:table-cell table:style-name="ce10" table:formula="of:=SUM([$thursday.F67] - [$thursday.E67])" office:value-type="float" office:value="0.199999999999999" calcext:value-type="float">
            <text:p>.20</text:p>
          </table:table-cell>
          <table:table-cell table:style-name="ce10" table:formula="of:=IF([$thursday.B67]=&quot;ns day&quot;;[$thursday.C67]; IF([$thursday.C67] &lt;= 8 + [$reference.C4]; 0; MIN(MAX([$thursday.C67] - 8; 0);IF([$thursday.J67] &lt;= [$reference.C4];0; [$thursday.J6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se jr, a</text:p>
          </table:table-cell>
          <table:table-cell table:style-name="ce7"/>
          <table:table-cell table:style-name="ce8" office:value-type="float" office:value="9.57" calcext:value-type="float">
            <text:p>9.57</text:p>
          </table:table-cell>
          <table:table-cell table:style-name="ce8" office:value-type="float" office:value="18.79" calcext:value-type="float">
            <text:p>18.79</text:p>
          </table:table-cell>
          <table:table-cell table:style-name="ce8" office:value-type="float" office:value="16.78" calcext:value-type="float">
            <text:p>16.78</text:p>
          </table:table-cell>
          <table:table-cell table:style-name="ce8" office:value-type="float" office:value="18.79" calcext:value-type="float">
            <text:p>18.79</text:p>
          </table:table-cell>
          <table:table-cell table:style-name="ce11" office:value-type="float" office:value="928" calcext:value-type="float">
            <text:p>928</text:p>
          </table:table-cell>
          <table:table-cell table:style-name="ce8" table:formula="of:=SUM([$thursday.F68] - [$thursday.E68])" office:value-type="float" office:value="2.01" calcext:value-type="float">
            <text:p>2.01</text:p>
          </table:table-cell>
          <table:table-cell table:style-name="ce10" table:formula="of:=IF([$thursday.B68] =&quot;ns day&quot;; [$thursday.C68]; MAX([$thursday.C68] - 8; 0))" office:value-type="float" office:value="1.57" calcext:value-type="float">
            <text:p>1.57</text:p>
          </table:table-cell>
          <table:table-cell table:style-name="ce10" table:formula="of:=SUM([$thursday.F68] - [$thursday.E68])" office:value-type="float" office:value="2.01" calcext:value-type="float">
            <text:p>2.01</text:p>
          </table:table-cell>
          <table:table-cell table:style-name="ce10" table:formula="of:=IF([$thursday.B68]=&quot;ns day&quot;;[$thursday.C68]; IF([$thursday.C68] &lt;= 8 + [$reference.C4]; 0; MIN(MAX([$thursday.C68] - 8; 0);IF([$thursday.J68] &lt;= [$reference.C4];0; [$thursday.J68]))))" office:value-type="float" office:value="1.57" calcext:value-type="float">
            <text:p>1.5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lih-mohamed, s</text:p>
          </table:table-cell>
          <table:table-cell table:style-name="ce7"/>
          <table:table-cell table:style-name="ce8" office:value-type="float" office:value="9.69" calcext:value-type="float">
            <text:p>9.69</text:p>
          </table:table-cell>
          <table:table-cell table:style-name="ce8" office:value-type="float" office:value="18.55" calcext:value-type="float">
            <text:p>18.55</text:p>
          </table:table-cell>
          <table:table-cell table:style-name="ce8" office:value-type="float" office:value="15.5" calcext:value-type="float">
            <text:p>15.50</text:p>
          </table:table-cell>
          <table:table-cell table:style-name="ce8" office:value-type="float" office:value="18" calcext:value-type="float">
            <text:p>18.00</text:p>
          </table:table-cell>
          <table:table-cell table:style-name="ce11" office:value-type="float" office:value="1059" calcext:value-type="float">
            <text:p>1059</text:p>
          </table:table-cell>
          <table:table-cell table:style-name="ce8" table:formula="of:=SUM([$thursday.F69] - [$thursday.E69])" office:value-type="float" office:value="2.5" calcext:value-type="float">
            <text:p>2.50</text:p>
          </table:table-cell>
          <table:table-cell table:style-name="ce10" table:formula="of:=IF([$thursday.B69] =&quot;ns day&quot;; [$thursday.C69]; MAX([$thursday.C69] - 8; 0))" office:value-type="float" office:value="1.69" calcext:value-type="float">
            <text:p>1.69</text:p>
          </table:table-cell>
          <table:table-cell table:style-name="ce10" table:formula="of:=SUM([$thursday.F69] - [$thursday.E69])" office:value-type="float" office:value="2.5" calcext:value-type="float">
            <text:p>2.50</text:p>
          </table:table-cell>
          <table:table-cell table:style-name="ce10" table:formula="of:=IF([$thursday.B69]=&quot;ns day&quot;;[$thursday.C69]; IF([$thursday.C69] &lt;= 8 + [$reference.C4]; 0; MIN(MAX([$thursday.C69] - 8; 0);IF([$thursday.J69] &lt;= [$reference.C4];0; [$thursday.J69]))))" office:value-type="float" office:value="1.69" calcext:value-type="float">
            <text:p>1.6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nchez, p</text:p>
          </table:table-cell>
          <table:table-cell table:style-name="ce8" table:number-columns-repeated="5"/>
          <table:table-cell table:style-name="ce11"/>
          <table:table-cell table:style-name="ce8" table:formula="of:=SUM([$thursday.F70] - [$thursday.E70])" office:value-type="float" office:value="0" calcext:value-type="float">
            <text:p>.00</text:p>
          </table:table-cell>
          <table:table-cell table:style-name="ce10" table:formula="of:=IF([$thursday.B70] =&quot;ns day&quot;; [$thursday.C70]; MAX([$thursday.C70] - 8; 0))" office:value-type="float" office:value="0" calcext:value-type="float">
            <text:p>.00</text:p>
          </table:table-cell>
          <table:table-cell table:style-name="ce10" table:formula="of:=SUM([$thursday.F70] - [$thursday.E70])" office:value-type="float" office:value="0" calcext:value-type="float">
            <text:p>.00</text:p>
          </table:table-cell>
          <table:table-cell table:style-name="ce10" table:formula="of:=IF([$thursday.B70]=&quot;ns day&quot;;[$thursday.C70]; IF([$thursday.C70] &lt;= 8 + [$reference.C4]; 0; MIN(MAX([$thursday.C70] - 8; 0);IF([$thursday.J70] &lt;= [$reference.C4];0; [$thursday.J7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hrestha, p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46" calcext:value-type="float">
            <text:p>16.46</text:p>
          </table:table-cell>
          <table:table-cell table:style-name="ce8" table:number-columns-repeated="2"/>
          <table:table-cell table:style-name="ce11"/>
          <table:table-cell table:style-name="ce8" table:formula="of:=SUM([$thursday.F71] - [$thursday.E71])" office:value-type="float" office:value="0" calcext:value-type="float">
            <text:p>.00</text:p>
          </table:table-cell>
          <table:table-cell table:style-name="ce10" table:formula="of:=IF([$thursday.B71] =&quot;ns day&quot;; [$thursday.C71]; MAX([$thursday.C71] - 8; 0))" office:value-type="float" office:value="0" calcext:value-type="float">
            <text:p>.00</text:p>
          </table:table-cell>
          <table:table-cell table:style-name="ce10" table:formula="of:=SUM([$thursday.F71] - [$thursday.E71])" office:value-type="float" office:value="0" calcext:value-type="float">
            <text:p>.00</text:p>
          </table:table-cell>
          <table:table-cell table:style-name="ce10" table:formula="of:=IF([$thursday.B71]=&quot;ns day&quot;;[$thursday.C71]; IF([$thursday.C71] &lt;= 8 + [$reference.C4]; 0; MIN(MAX([$thursday.C71] - 8; 0);IF([$thursday.J71] &lt;= [$reference.C4];0; [$thursday.J7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inke, s</text:p>
          </table:table-cell>
          <table:table-cell table:style-name="ce7"/>
          <table:table-cell table:style-name="ce8" office:value-type="float" office:value="10.02" calcext:value-type="float">
            <text:p>10.02</text:p>
          </table:table-cell>
          <table:table-cell table:style-name="ce8" office:value-type="float" office:value="18.96" calcext:value-type="float">
            <text:p>18.96</text:p>
          </table:table-cell>
          <table:table-cell table:style-name="ce8" table:number-columns-repeated="2"/>
          <table:table-cell table:style-name="ce11"/>
          <table:table-cell table:style-name="ce8" table:formula="of:=SUM([$thursday.F72] - [$thursday.E72])" office:value-type="float" office:value="0" calcext:value-type="float">
            <text:p>.00</text:p>
          </table:table-cell>
          <table:table-cell table:style-name="ce10" table:formula="of:=IF([$thursday.B72] =&quot;ns day&quot;; [$thursday.C72]; MAX([$thursday.C72] - 8; 0))" office:value-type="float" office:value="2.02" calcext:value-type="float">
            <text:p>2.02</text:p>
          </table:table-cell>
          <table:table-cell table:style-name="ce10" table:formula="of:=SUM([$thursday.F72] - [$thursday.E72])" office:value-type="float" office:value="0" calcext:value-type="float">
            <text:p>.00</text:p>
          </table:table-cell>
          <table:table-cell table:style-name="ce10" table:formula="of:=IF([$thursday.B72]=&quot;ns day&quot;;[$thursday.C72]; IF([$thursday.C72] &lt;= 8 + [$reference.C4]; 0; MIN(MAX([$thursday.C72] - 8; 0);IF([$thursday.J72] &lt;= [$reference.C4];0; [$thursday.J7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ymons, s</text:p>
          </table:table-cell>
          <table:table-cell table:style-name="ce7"/>
          <table:table-cell table:style-name="ce8" office:value-type="float" office:value="9.98" calcext:value-type="float">
            <text:p>9.98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6" calcext:value-type="float">
            <text:p>16.00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thursday.F73] - [$thursday.E73])" office:value-type="float" office:value="2.25" calcext:value-type="float">
            <text:p>2.25</text:p>
          </table:table-cell>
          <table:table-cell table:style-name="ce10" table:formula="of:=IF([$thursday.B73] =&quot;ns day&quot;; [$thursday.C73]; MAX([$thursday.C73] - 8; 0))" office:value-type="float" office:value="1.98" calcext:value-type="float">
            <text:p>1.98</text:p>
          </table:table-cell>
          <table:table-cell table:style-name="ce10" table:formula="of:=SUM([$thursday.F73] - [$thursday.E73])" office:value-type="float" office:value="2.25" calcext:value-type="float">
            <text:p>2.25</text:p>
          </table:table-cell>
          <table:table-cell table:style-name="ce10" table:formula="of:=IF([$thursday.B73]=&quot;ns day&quot;;[$thursday.C73]; IF([$thursday.C73] &lt;= 8 + [$reference.C4]; 0; MIN(MAX([$thursday.C73] - 8; 0);IF([$thursday.J73] &lt;= [$reference.C4];0; [$thursday.J73]))))" office:value-type="float" office:value="1.98" calcext:value-type="float">
            <text:p>1.9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rpey, m</text:p>
          </table:table-cell>
          <table:table-cell table:style-name="ce8" table:number-columns-repeated="5"/>
          <table:table-cell table:style-name="ce11"/>
          <table:table-cell table:style-name="ce8" table:formula="of:=SUM([$thursday.F74] - [$thursday.E74])" office:value-type="float" office:value="0" calcext:value-type="float">
            <text:p>.00</text:p>
          </table:table-cell>
          <table:table-cell table:style-name="ce10" table:formula="of:=IF([$thursday.B74] =&quot;ns day&quot;; [$thursday.C74]; MAX([$thursday.C74] - 8; 0))" office:value-type="float" office:value="0" calcext:value-type="float">
            <text:p>.00</text:p>
          </table:table-cell>
          <table:table-cell table:style-name="ce10" table:formula="of:=SUM([$thursday.F74] - [$thursday.E74])" office:value-type="float" office:value="0" calcext:value-type="float">
            <text:p>.00</text:p>
          </table:table-cell>
          <table:table-cell table:style-name="ce10" table:formula="of:=IF([$thursday.B74]=&quot;ns day&quot;;[$thursday.C74]; IF([$thursday.C74] &lt;= 8 + [$reference.C4]; 0; MIN(MAX([$thursday.C74] - 8; 0);IF([$thursday.J74] &lt;= [$reference.C4];0; [$thursday.J7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alker, c</text:p>
          </table:table-cell>
          <table:table-cell table:style-name="ce7"/>
          <table:table-cell table:style-name="ce8" office:value-type="float" office:value="11.62" calcext:value-type="float">
            <text:p>11.62</text:p>
          </table:table-cell>
          <table:table-cell table:style-name="ce8" office:value-type="float" office:value="20.77" calcext:value-type="float">
            <text:p>20.77</text:p>
          </table:table-cell>
          <table:table-cell table:style-name="ce8" office:value-type="float" office:value="16.42" calcext:value-type="float">
            <text:p>16.42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1" office:value-type="float" office:value="1036" calcext:value-type="float">
            <text:p>1036</text:p>
          </table:table-cell>
          <table:table-cell table:style-name="ce8" table:formula="of:=SUM([$thursday.F75] - [$thursday.E75])" office:value-type="float" office:value="3" calcext:value-type="float">
            <text:p>3.00</text:p>
          </table:table-cell>
          <table:table-cell table:style-name="ce10" table:formula="of:=IF([$thursday.B75] =&quot;ns day&quot;; [$thursday.C75]; MAX([$thursday.C75] - 8; 0))" office:value-type="float" office:value="3.62" calcext:value-type="float">
            <text:p>3.62</text:p>
          </table:table-cell>
          <table:table-cell table:style-name="ce10" table:formula="of:=SUM([$thursday.F75] - [$thursday.E75])" office:value-type="float" office:value="3" calcext:value-type="float">
            <text:p>3.00</text:p>
          </table:table-cell>
          <table:table-cell table:style-name="ce10" table:formula="of:=IF([$thursday.B75]=&quot;ns day&quot;;[$thursday.C75]; IF([$thursday.C75] &lt;= 8 + [$reference.C4]; 0; MIN(MAX([$thursday.C75] - 8; 0);IF([$thursday.J75] &lt;= [$reference.C4];0; [$thursday.J75]))))" office:value-type="float" office:value="3" calcext:value-type="float">
            <text:p>3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eks, t</text:p>
          </table:table-cell>
          <table:table-cell table:style-name="ce8" table:number-columns-repeated="5"/>
          <table:table-cell table:style-name="ce11"/>
          <table:table-cell table:style-name="ce8" table:formula="of:=SUM([$thursday.F76] - [$thursday.E76])" office:value-type="float" office:value="0" calcext:value-type="float">
            <text:p>.00</text:p>
          </table:table-cell>
          <table:table-cell table:style-name="ce10" table:formula="of:=IF([$thursday.B76] =&quot;ns day&quot;; [$thursday.C76]; MAX([$thursday.C76] - 8; 0))" office:value-type="float" office:value="0" calcext:value-type="float">
            <text:p>.00</text:p>
          </table:table-cell>
          <table:table-cell table:style-name="ce10" table:formula="of:=SUM([$thursday.F76] - [$thursday.E76])" office:value-type="float" office:value="0" calcext:value-type="float">
            <text:p>.00</text:p>
          </table:table-cell>
          <table:table-cell table:style-name="ce10" table:formula="of:=IF([$thursday.B76]=&quot;ns day&quot;;[$thursday.C76]; IF([$thursday.C76] &lt;= 8 + [$reference.C4]; 0; MIN(MAX([$thursday.C76] - 8; 0);IF([$thursday.J76] &lt;= [$reference.C4];0; [$thursday.J7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yerman, t</text:p>
          </table:table-cell>
          <table:table-cell table:style-name="ce8" table:number-columns-repeated="5"/>
          <table:table-cell table:style-name="ce11"/>
          <table:table-cell table:style-name="ce8" table:formula="of:=SUM([$thursday.F77] - [$thursday.E77])" office:value-type="float" office:value="0" calcext:value-type="float">
            <text:p>.00</text:p>
          </table:table-cell>
          <table:table-cell table:style-name="ce10" table:formula="of:=IF([$thursday.B77] =&quot;ns day&quot;; [$thursday.C77]; MAX([$thursday.C77] - 8; 0))" office:value-type="float" office:value="0" calcext:value-type="float">
            <text:p>.00</text:p>
          </table:table-cell>
          <table:table-cell table:style-name="ce10" table:formula="of:=SUM([$thursday.F77] - [$thursday.E77])" office:value-type="float" office:value="0" calcext:value-type="float">
            <text:p>.00</text:p>
          </table:table-cell>
          <table:table-cell table:style-name="ce10" table:formula="of:=IF([$thursday.B77]=&quot;ns day&quot;;[$thursday.C77]; IF([$thursday.C77] &lt;= 8 + [$reference.C4]; 0; MIN(MAX([$thursday.C77] - 8; 0);IF([$thursday.J77] &lt;= [$reference.C4];0; [$thursday.J7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d, n</text:p>
          </table:table-cell>
          <table:table-cell table:style-name="ce8" table:number-columns-repeated="5"/>
          <table:table-cell table:style-name="ce11"/>
          <table:table-cell table:style-name="ce8" table:formula="of:=SUM([$thursday.F78] - [$thursday.E78])" office:value-type="float" office:value="0" calcext:value-type="float">
            <text:p>.00</text:p>
          </table:table-cell>
          <table:table-cell table:style-name="ce10" table:formula="of:=IF([$thursday.B78] =&quot;ns day&quot;; [$thursday.C78]; MAX([$thursday.C78] - 8; 0))" office:value-type="float" office:value="0" calcext:value-type="float">
            <text:p>.00</text:p>
          </table:table-cell>
          <table:table-cell table:style-name="ce10" table:formula="of:=SUM([$thursday.F78] - [$thursday.E78])" office:value-type="float" office:value="0" calcext:value-type="float">
            <text:p>.00</text:p>
          </table:table-cell>
          <table:table-cell table:style-name="ce10" table:formula="of:=IF([$thursday.B78]=&quot;ns day&quot;;[$thursday.C78]; IF([$thursday.C78] &lt;= 8 + [$reference.C4]; 0; MIN(MAX([$thursday.C78] - 8; 0);IF([$thursday.J78] &lt;= [$reference.C4];0; [$thursday.J7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ten, c</text:p>
          </table:table-cell>
          <table:table-cell table:style-name="ce7"/>
          <table:table-cell table:style-name="ce8" office:value-type="float" office:value="8.37" calcext:value-type="float">
            <text:p>8.37</text:p>
          </table:table-cell>
          <table:table-cell table:style-name="ce8" office:value-type="float" office:value="17.18" calcext:value-type="float">
            <text:p>17.18</text:p>
          </table:table-cell>
          <table:table-cell table:style-name="ce8" table:number-columns-repeated="2"/>
          <table:table-cell table:style-name="ce11"/>
          <table:table-cell table:style-name="ce8" table:formula="of:=SUM([$thursday.F79] - [$thursday.E79])" office:value-type="float" office:value="0" calcext:value-type="float">
            <text:p>.00</text:p>
          </table:table-cell>
          <table:table-cell table:style-name="ce10" table:formula="of:=IF([$thursday.B79] =&quot;ns day&quot;; [$thursday.C79]; MAX([$thursday.C79] - 8; 0))" office:value-type="float" office:value="0.369999999999999" calcext:value-type="float">
            <text:p>.37</text:p>
          </table:table-cell>
          <table:table-cell table:style-name="ce10" table:formula="of:=SUM([$thursday.F79] - [$thursday.E79])" office:value-type="float" office:value="0" calcext:value-type="float">
            <text:p>.00</text:p>
          </table:table-cell>
          <table:table-cell table:style-name="ce10" table:formula="of:=IF([$thursday.B79]=&quot;ns day&quot;;[$thursday.C79]; IF([$thursday.C79] &lt;= 8 + [$reference.C4]; 0; MIN(MAX([$thursday.C79] - 8; 0);IF([$thursday.J79] &lt;= [$reference.C4];0; [$thursday.J7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WAL Mandates</text:p>
          </table:table-cell>
          <table:table-cell table:style-name="ce10" table:formula="of:=SUM([$thursday.K40:$thursday.K79])" office:value-type="float" office:value="31.32" calcext:value-type="float">
            <text:p>31.3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Mandates</text:p>
          </table:table-cell>
          <table:table-cell table:style-name="ce10" table:formula="of:=SUM([$thursday.K81] + [$thursday.K36])" office:value-type="float" office:value="63.3" calcext:value-type="float">
            <text:p>63.3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vertime Desired List Carriers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hmed, t</text:p>
          </table:table-cell>
          <table:table-cell table:style-name="ce8" table:number-columns-repeated="3"/>
          <table:table-cell table:style-name="ce10" table:formula="of:=IF(OR([$thursday.B88] = &quot;light&quot;;[$thursday.B88] = &quot;excused&quot;; [$thursday.B88] = &quot;sch chg&quot;; [$thursday.B88] = &quot;annual&quot;; [$thursday.B88] = &quot;sick&quot;; [$thursday.C88] &gt;= 10 - [$reference.C5]); 0; IF([$thursday.B88] = &quot;no call&quot;; 10; IF([$thursday.C88] = 0; 0; MAX(10 - [$thursday.C88]; 0))))" office:value-type="float" office:value="0" calcext:value-type="float">
            <text:p>.00</text:p>
          </table:table-cell>
          <table:table-cell table:style-name="ce10" table:formula="of:=IF(OR([$thursday.B88] = &quot;light&quot;;[$thursday.B88] = &quot;excused&quot;; [$thursday.B88] = &quot;sch chg&quot;; [$thursday.B88] = &quot;annual&quot;; [$thursday.B88] = &quot;sick&quot;; [$thursday.C88] &gt;= 12 - [$reference.C5]); 0; IF([$thursday.B88] = &quot;no call&quot;; 12; IF([$thursday.C88] = 0; 0; MAX(12 - [$thursday.C8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arnett, j</text:p>
          </table:table-cell>
          <table:table-cell table:style-name="ce7"/>
          <table:table-cell table:style-name="ce8" office:value-type="float" office:value="12.94" calcext:value-type="float">
            <text:p>12.94</text:p>
          </table:table-cell>
          <table:table-cell table:style-name="ce8" office:value-type="float" office:value="20.93" calcext:value-type="float">
            <text:p>20.93</text:p>
          </table:table-cell>
          <table:table-cell table:style-name="ce10" table:formula="of:=IF(OR([$thursday.B89] = &quot;light&quot;;[$thursday.B89] = &quot;excused&quot;; [$thursday.B89] = &quot;sch chg&quot;; [$thursday.B89] = &quot;annual&quot;; [$thursday.B89] = &quot;sick&quot;; [$thursday.C89] &gt;= 10 - [$reference.C5]); 0; IF([$thursday.B89] = &quot;no call&quot;; 10; IF([$thursday.C89] = 0; 0; MAX(10 - [$thursday.C89]; 0))))" office:value-type="float" office:value="0" calcext:value-type="float">
            <text:p>.00</text:p>
          </table:table-cell>
          <table:table-cell table:style-name="ce10" table:formula="of:=IF(OR([$thursday.B89] = &quot;light&quot;;[$thursday.B89] = &quot;excused&quot;; [$thursday.B89] = &quot;sch chg&quot;; [$thursday.B89] = &quot;annual&quot;; [$thursday.B89] = &quot;sick&quot;; [$thursday.C89] &gt;= 12 - [$reference.C5]); 0; IF([$thursday.B89] = &quot;no call&quot;; 12; IF([$thursday.C89] = 0; 0; MAX(12 - [$thursday.C8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nlmaloua, m</text:p>
          </table:table-cell>
          <table:table-cell table:style-name="ce8" table:number-columns-repeated="3"/>
          <table:table-cell table:style-name="ce10" table:formula="of:=IF(OR([$thursday.B90] = &quot;light&quot;;[$thursday.B90] = &quot;excused&quot;; [$thursday.B90] = &quot;sch chg&quot;; [$thursday.B90] = &quot;annual&quot;; [$thursday.B90] = &quot;sick&quot;; [$thursday.C90] &gt;= 10 - [$reference.C5]); 0; IF([$thursday.B90] = &quot;no call&quot;; 10; IF([$thursday.C90] = 0; 0; MAX(10 - [$thursday.C90]; 0))))" office:value-type="float" office:value="0" calcext:value-type="float">
            <text:p>.00</text:p>
          </table:table-cell>
          <table:table-cell table:style-name="ce10" table:formula="of:=IF(OR([$thursday.B90] = &quot;light&quot;;[$thursday.B90] = &quot;excused&quot;; [$thursday.B90] = &quot;sch chg&quot;; [$thursday.B90] = &quot;annual&quot;; [$thursday.B90] = &quot;sick&quot;; [$thursday.C90] &gt;= 12 - [$reference.C5]); 0; IF([$thursday.B90] = &quot;no call&quot;; 12; IF([$thursday.C90] = 0; 0; MAX(12 - [$thursday.C9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ross, j</text:p>
          </table:table-cell>
          <table:table-cell table:style-name="ce7"/>
          <table:table-cell table:style-name="ce8" office:value-type="float" office:value="11.75" calcext:value-type="float">
            <text:p>11.75</text:p>
          </table:table-cell>
          <table:table-cell table:style-name="ce8" office:value-type="float" office:value="20.12" calcext:value-type="float">
            <text:p>20.12</text:p>
          </table:table-cell>
          <table:table-cell table:style-name="ce10" table:formula="of:=IF(OR([$thursday.B91] = &quot;light&quot;;[$thursday.B91] = &quot;excused&quot;; [$thursday.B91] = &quot;sch chg&quot;; [$thursday.B91] = &quot;annual&quot;; [$thursday.B91] = &quot;sick&quot;; [$thursday.C91] &gt;= 10 - [$reference.C5]); 0; IF([$thursday.B91] = &quot;no call&quot;; 10; IF([$thursday.C91] = 0; 0; MAX(10 - [$thursday.C91]; 0))))" office:value-type="float" office:value="0" calcext:value-type="float">
            <text:p>.00</text:p>
          </table:table-cell>
          <table:table-cell table:style-name="ce10" table:formula="of:=IF(OR([$thursday.B91] = &quot;light&quot;;[$thursday.B91] = &quot;excused&quot;; [$thursday.B91] = &quot;sch chg&quot;; [$thursday.B91] = &quot;annual&quot;; [$thursday.B91] = &quot;sick&quot;; [$thursday.C91] &gt;= 12 - [$reference.C5]); 0; IF([$thursday.B91] = &quot;no call&quot;; 12; IF([$thursday.C91] = 0; 0; MAX(12 - [$thursday.C9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itchen, d</text:p>
          </table:table-cell>
          <table:table-cell table:style-name="ce7"/>
          <table:table-cell table:style-name="ce8" office:value-type="float" office:value="11.7" calcext:value-type="float">
            <text:p>11.70</text:p>
          </table:table-cell>
          <table:table-cell table:style-name="ce8" office:value-type="float" office:value="20.41" calcext:value-type="float">
            <text:p>20.41</text:p>
          </table:table-cell>
          <table:table-cell table:style-name="ce10" table:formula="of:=IF(OR([$thursday.B92] = &quot;light&quot;;[$thursday.B92] = &quot;excused&quot;; [$thursday.B92] = &quot;sch chg&quot;; [$thursday.B92] = &quot;annual&quot;; [$thursday.B92] = &quot;sick&quot;; [$thursday.C92] &gt;= 10 - [$reference.C5]); 0; IF([$thursday.B92] = &quot;no call&quot;; 10; IF([$thursday.C92] = 0; 0; MAX(10 - [$thursday.C92]; 0))))" office:value-type="float" office:value="0" calcext:value-type="float">
            <text:p>.00</text:p>
          </table:table-cell>
          <table:table-cell table:style-name="ce10" table:formula="of:=IF(OR([$thursday.B92] = &quot;light&quot;;[$thursday.B92] = &quot;excused&quot;; [$thursday.B92] = &quot;sch chg&quot;; [$thursday.B92] = &quot;annual&quot;; [$thursday.B92] = &quot;sick&quot;; [$thursday.C92] &gt;= 12 - [$reference.C5]); 0; IF([$thursday.B92] = &quot;no call&quot;; 12; IF([$thursday.C92] = 0; 0; MAX(12 - [$thursday.C9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a, s</text:p>
          </table:table-cell>
          <table:table-cell table:style-name="ce7"/>
          <table:table-cell table:style-name="ce8" office:value-type="float" office:value="12" calcext:value-type="float">
            <text:p>12.00</text:p>
          </table:table-cell>
          <table:table-cell table:style-name="ce8" office:value-type="float" office:value="20.45" calcext:value-type="float">
            <text:p>20.45</text:p>
          </table:table-cell>
          <table:table-cell table:style-name="ce10" table:formula="of:=IF(OR([$thursday.B93] = &quot;light&quot;;[$thursday.B93] = &quot;excused&quot;; [$thursday.B93] = &quot;sch chg&quot;; [$thursday.B93] = &quot;annual&quot;; [$thursday.B93] = &quot;sick&quot;; [$thursday.C93] &gt;= 10 - [$reference.C5]); 0; IF([$thursday.B93] = &quot;no call&quot;; 10; IF([$thursday.C93] = 0; 0; MAX(10 - [$thursday.C93]; 0))))" office:value-type="float" office:value="0" calcext:value-type="float">
            <text:p>.00</text:p>
          </table:table-cell>
          <table:table-cell table:style-name="ce10" table:formula="of:=IF(OR([$thursday.B93] = &quot;light&quot;;[$thursday.B93] = &quot;excused&quot;; [$thursday.B93] = &quot;sch chg&quot;; [$thursday.B93] = &quot;annual&quot;; [$thursday.B93] = &quot;sick&quot;; [$thursday.C93] &gt;= 12 - [$reference.C5]); 0; IF([$thursday.B93] = &quot;no call&quot;; 12; IF([$thursday.C93] = 0; 0; MAX(12 - [$thursday.C9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nibusan, p</text:p>
          </table:table-cell>
          <table:table-cell table:style-name="ce7"/>
          <table:table-cell table:style-name="ce8" office:value-type="float" office:value="10.25" calcext:value-type="float">
            <text:p>10.25</text:p>
          </table:table-cell>
          <table:table-cell table:style-name="ce8" office:value-type="float" office:value="18.74" calcext:value-type="float">
            <text:p>18.74</text:p>
          </table:table-cell>
          <table:table-cell table:style-name="ce10" table:formula="of:=IF(OR([$thursday.B94] = &quot;light&quot;;[$thursday.B94] = &quot;excused&quot;; [$thursday.B94] = &quot;sch chg&quot;; [$thursday.B94] = &quot;annual&quot;; [$thursday.B94] = &quot;sick&quot;; [$thursday.C94] &gt;= 10 - [$reference.C5]); 0; IF([$thursday.B94] = &quot;no call&quot;; 10; IF([$thursday.C94] = 0; 0; MAX(10 - [$thursday.C94]; 0))))" office:value-type="float" office:value="0" calcext:value-type="float">
            <text:p>.00</text:p>
          </table:table-cell>
          <table:table-cell table:style-name="ce10" table:formula="of:=IF(OR([$thursday.B94] = &quot;light&quot;;[$thursday.B94] = &quot;excused&quot;; [$thursday.B94] = &quot;sch chg&quot;; [$thursday.B94] = &quot;annual&quot;; [$thursday.B94] = &quot;sick&quot;; [$thursday.C94] &gt;= 12 - [$reference.C5]); 0; IF([$thursday.B94] = &quot;no call&quot;; 12; IF([$thursday.C94] = 0; 0; MAX(12 - [$thursday.C94]; 0))))" office:value-type="float" office:value="1.75" calcext:value-type="float">
            <text:p>1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riami, a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thursday.B95] = &quot;light&quot;;[$thursday.B95] = &quot;excused&quot;; [$thursday.B95] = &quot;sch chg&quot;; [$thursday.B95] = &quot;annual&quot;; [$thursday.B95] = &quot;sick&quot;; [$thursday.C95] &gt;= 10 - [$reference.C5]); 0; IF([$thursday.B95] = &quot;no call&quot;; 10; IF([$thursday.C95] = 0; 0; MAX(10 - [$thursday.C95]; 0))))" office:value-type="float" office:value="0" calcext:value-type="float">
            <text:p>.00</text:p>
          </table:table-cell>
          <table:table-cell table:style-name="ce10" table:formula="of:=IF(OR([$thursday.B95] = &quot;light&quot;;[$thursday.B95] = &quot;excused&quot;; [$thursday.B95] = &quot;sch chg&quot;; [$thursday.B95] = &quot;annual&quot;; [$thursday.B95] = &quot;sick&quot;; [$thursday.C95] &gt;= 12 - [$reference.C5]); 0; IF([$thursday.B95] = &quot;no call&quot;; 12; IF([$thursday.C95] = 0; 0; MAX(12 - [$thursday.C9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ccoumb, s</text:p>
          </table:table-cell>
          <table:table-cell table:style-name="ce7"/>
          <table:table-cell table:style-name="ce8" office:value-type="float" office:value="12.27" calcext:value-type="float">
            <text:p>12.27</text:p>
          </table:table-cell>
          <table:table-cell table:style-name="ce8" office:value-type="float" office:value="20.45" calcext:value-type="float">
            <text:p>20.45</text:p>
          </table:table-cell>
          <table:table-cell table:style-name="ce10" table:formula="of:=IF(OR([$thursday.B96] = &quot;light&quot;;[$thursday.B96] = &quot;excused&quot;; [$thursday.B96] = &quot;sch chg&quot;; [$thursday.B96] = &quot;annual&quot;; [$thursday.B96] = &quot;sick&quot;; [$thursday.C96] &gt;= 10 - [$reference.C5]); 0; IF([$thursday.B96] = &quot;no call&quot;; 10; IF([$thursday.C96] = 0; 0; MAX(10 - [$thursday.C96]; 0))))" office:value-type="float" office:value="0" calcext:value-type="float">
            <text:p>.00</text:p>
          </table:table-cell>
          <table:table-cell table:style-name="ce10" table:formula="of:=IF(OR([$thursday.B96] = &quot;light&quot;;[$thursday.B96] = &quot;excused&quot;; [$thursday.B96] = &quot;sch chg&quot;; [$thursday.B96] = &quot;annual&quot;; [$thursday.B96] = &quot;sick&quot;; [$thursday.C96] &gt;= 12 - [$reference.C5]); 0; IF([$thursday.B96] = &quot;no call&quot;; 12; IF([$thursday.C96] = 0; 0; MAX(12 - [$thursday.C9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g</text:p>
          </table:table-cell>
          <table:table-cell table:style-name="ce7"/>
          <table:table-cell table:style-name="ce8" office:value-type="float" office:value="11.55" calcext:value-type="float">
            <text:p>11.55</text:p>
          </table:table-cell>
          <table:table-cell table:style-name="ce8" office:value-type="float" office:value="19.47" calcext:value-type="float">
            <text:p>19.47</text:p>
          </table:table-cell>
          <table:table-cell table:style-name="ce10" table:formula="of:=IF(OR([$thursday.B97] = &quot;light&quot;;[$thursday.B97] = &quot;excused&quot;; [$thursday.B97] = &quot;sch chg&quot;; [$thursday.B97] = &quot;annual&quot;; [$thursday.B97] = &quot;sick&quot;; [$thursday.C97] &gt;= 10 - [$reference.C5]); 0; IF([$thursday.B97] = &quot;no call&quot;; 10; IF([$thursday.C97] = 0; 0; MAX(10 - [$thursday.C97]; 0))))" office:value-type="float" office:value="0" calcext:value-type="float">
            <text:p>.00</text:p>
          </table:table-cell>
          <table:table-cell table:style-name="ce10" table:formula="of:=IF(OR([$thursday.B97] = &quot;light&quot;;[$thursday.B97] = &quot;excused&quot;; [$thursday.B97] = &quot;sch chg&quot;; [$thursday.B97] = &quot;annual&quot;; [$thursday.B97] = &quot;sick&quot;; [$thursday.C97] &gt;= 12 - [$reference.C5]); 0; IF([$thursday.B97] = &quot;no call&quot;; 12; IF([$thursday.C97] = 0; 0; MAX(12 - [$thursday.C9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osei tutu, m</text:p>
          </table:table-cell>
          <table:table-cell table:style-name="ce7"/>
          <table:table-cell table:style-name="ce8" office:value-type="float" office:value="11.03" calcext:value-type="float">
            <text:p>11.03</text:p>
          </table:table-cell>
          <table:table-cell table:style-name="ce8" office:value-type="float" office:value="19.41" calcext:value-type="float">
            <text:p>19.41</text:p>
          </table:table-cell>
          <table:table-cell table:style-name="ce10" table:formula="of:=IF(OR([$thursday.B98] = &quot;light&quot;;[$thursday.B98] = &quot;excused&quot;; [$thursday.B98] = &quot;sch chg&quot;; [$thursday.B98] = &quot;annual&quot;; [$thursday.B98] = &quot;sick&quot;; [$thursday.C98] &gt;= 10 - [$reference.C5]); 0; IF([$thursday.B98] = &quot;no call&quot;; 10; IF([$thursday.C98] = 0; 0; MAX(10 - [$thursday.C98]; 0))))" office:value-type="float" office:value="0" calcext:value-type="float">
            <text:p>.00</text:p>
          </table:table-cell>
          <table:table-cell table:style-name="ce10" table:formula="of:=IF(OR([$thursday.B98] = &quot;light&quot;;[$thursday.B98] = &quot;excused&quot;; [$thursday.B98] = &quot;sch chg&quot;; [$thursday.B98] = &quot;annual&quot;; [$thursday.B98] = &quot;sick&quot;; [$thursday.C98] &gt;= 12 - [$reference.C5]); 0; IF([$thursday.B98] = &quot;no call&quot;; 12; IF([$thursday.C98] = 0; 0; MAX(12 - [$thursday.C98]; 0))))" office:value-type="float" office:value="0.970000000000001" calcext:value-type="float">
            <text:p>.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ng, d</text:p>
          </table:table-cell>
          <table:table-cell table:style-name="ce7"/>
          <table:table-cell table:style-name="ce8" office:value-type="float" office:value="12.01" calcext:value-type="float">
            <text:p>12.01</text:p>
          </table:table-cell>
          <table:table-cell table:style-name="ce8" office:value-type="float" office:value="20.48" calcext:value-type="float">
            <text:p>20.48</text:p>
          </table:table-cell>
          <table:table-cell table:style-name="ce10" table:formula="of:=IF(OR([$thursday.B99] = &quot;light&quot;;[$thursday.B99] = &quot;excused&quot;; [$thursday.B99] = &quot;sch chg&quot;; [$thursday.B99] = &quot;annual&quot;; [$thursday.B99] = &quot;sick&quot;; [$thursday.C99] &gt;= 10 - [$reference.C5]); 0; IF([$thursday.B99] = &quot;no call&quot;; 10; IF([$thursday.C99] = 0; 0; MAX(10 - [$thursday.C99]; 0))))" office:value-type="float" office:value="0" calcext:value-type="float">
            <text:p>.00</text:p>
          </table:table-cell>
          <table:table-cell table:style-name="ce10" table:formula="of:=IF(OR([$thursday.B99] = &quot;light&quot;;[$thursday.B99] = &quot;excused&quot;; [$thursday.B99] = &quot;sch chg&quot;; [$thursday.B99] = &quot;annual&quot;; [$thursday.B99] = &quot;sick&quot;; [$thursday.C99] &gt;= 12 - [$reference.C5]); 0; IF([$thursday.B99] = &quot;no call&quot;; 12; IF([$thursday.C99] = 0; 0; MAX(12 - [$thursday.C9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ates, l</text:p>
          </table:table-cell>
          <table:table-cell table:style-name="ce7"/>
          <table:table-cell table:style-name="ce8" office:value-type="float" office:value="11.72" calcext:value-type="float">
            <text:p>11.72</text:p>
          </table:table-cell>
          <table:table-cell table:style-name="ce8" office:value-type="float" office:value="19.94" calcext:value-type="float">
            <text:p>19.94</text:p>
          </table:table-cell>
          <table:table-cell table:style-name="ce10" table:formula="of:=IF(OR([$thursday.B100] = &quot;light&quot;;[$thursday.B100] = &quot;excused&quot;; [$thursday.B100] = &quot;sch chg&quot;; [$thursday.B100] = &quot;annual&quot;; [$thursday.B100] = &quot;sick&quot;; [$thursday.C100] &gt;= 10 - [$reference.C5]); 0; IF([$thursday.B100] = &quot;no call&quot;; 10; IF([$thursday.C100] = 0; 0; MAX(10 - [$thursday.C100]; 0))))" office:value-type="float" office:value="0" calcext:value-type="float">
            <text:p>.00</text:p>
          </table:table-cell>
          <table:table-cell table:style-name="ce10" table:formula="of:=IF(OR([$thursday.B100] = &quot;light&quot;;[$thursday.B100] = &quot;excused&quot;; [$thursday.B100] = &quot;sch chg&quot;; [$thursday.B100] = &quot;annual&quot;; [$thursday.B100] = &quot;sick&quot;; [$thursday.C100] &gt;= 12 - [$reference.C5]); 0; IF([$thursday.B100] = &quot;no call&quot;; 12; IF([$thursday.C100] = 0; 0; MAX(12 - [$thursday.C10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eung, q</text:p>
          </table:table-cell>
          <table:table-cell table:style-name="ce7"/>
          <table:table-cell table:style-name="ce8" office:value-type="float" office:value="12.1" calcext:value-type="float">
            <text:p>12.10</text:p>
          </table:table-cell>
          <table:table-cell table:style-name="ce8" office:value-type="float" office:value="20.48" calcext:value-type="float">
            <text:p>20.48</text:p>
          </table:table-cell>
          <table:table-cell table:style-name="ce10" table:formula="of:=IF(OR([$thursday.B101] = &quot;light&quot;;[$thursday.B101] = &quot;excused&quot;; [$thursday.B101] = &quot;sch chg&quot;; [$thursday.B101] = &quot;annual&quot;; [$thursday.B101] = &quot;sick&quot;; [$thursday.C101] &gt;= 10 - [$reference.C5]); 0; IF([$thursday.B101] = &quot;no call&quot;; 10; IF([$thursday.C101] = 0; 0; MAX(10 - [$thursday.C101]; 0))))" office:value-type="float" office:value="0" calcext:value-type="float">
            <text:p>.00</text:p>
          </table:table-cell>
          <table:table-cell table:style-name="ce10" table:formula="of:=IF(OR([$thursday.B101] = &quot;light&quot;;[$thursday.B101] = &quot;excused&quot;; [$thursday.B101] = &quot;sch chg&quot;; [$thursday.B101] = &quot;annual&quot;; [$thursday.B101] = &quot;sick&quot;; [$thursday.C101] &gt;= 12 - [$reference.C5]); 0; IF([$thursday.B101] = &quot;no call&quot;; 12; IF([$thursday.C101] = 0; 0; MAX(12 - [$thursday.C10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02] = &quot;light&quot;;[$thursday.B102] = &quot;excused&quot;; [$thursday.B102] = &quot;sch chg&quot;; [$thursday.B102] = &quot;annual&quot;; [$thursday.B102] = &quot;sick&quot;; [$thursday.C102] &gt;= 10 - [$reference.C5]); 0; IF([$thursday.B102] = &quot;no call&quot;; 10; IF([$thursday.C102] = 0; 0; MAX(10 - [$thursday.C102]; 0))))" office:value-type="float" office:value="0" calcext:value-type="float">
            <text:p>.00</text:p>
          </table:table-cell>
          <table:table-cell table:style-name="ce10" table:formula="of:=IF(OR([$thursday.B102] = &quot;light&quot;;[$thursday.B102] = &quot;excused&quot;; [$thursday.B102] = &quot;sch chg&quot;; [$thursday.B102] = &quot;annual&quot;; [$thursday.B102] = &quot;sick&quot;; [$thursday.C102] &gt;= 12 - [$reference.C5]); 0; IF([$thursday.B102] = &quot;no call&quot;; 12; IF([$thursday.C102] = 0; 0; MAX(12 - [$thursday.C10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03] = &quot;light&quot;;[$thursday.B103] = &quot;excused&quot;; [$thursday.B103] = &quot;sch chg&quot;; [$thursday.B103] = &quot;annual&quot;; [$thursday.B103] = &quot;sick&quot;; [$thursday.C103] &gt;= 10 - [$reference.C5]); 0; IF([$thursday.B103] = &quot;no call&quot;; 10; IF([$thursday.C103] = 0; 0; MAX(10 - [$thursday.C103]; 0))))" office:value-type="float" office:value="0" calcext:value-type="float">
            <text:p>.00</text:p>
          </table:table-cell>
          <table:table-cell table:style-name="ce10" table:formula="of:=IF(OR([$thursday.B103] = &quot;light&quot;;[$thursday.B103] = &quot;excused&quot;; [$thursday.B103] = &quot;sch chg&quot;; [$thursday.B103] = &quot;annual&quot;; [$thursday.B103] = &quot;sick&quot;; [$thursday.C103] &gt;= 12 - [$reference.C5]); 0; IF([$thursday.B103] = &quot;no call&quot;; 12; IF([$thursday.C103] = 0; 0; MAX(12 - [$thursday.C10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04] = &quot;light&quot;;[$thursday.B104] = &quot;excused&quot;; [$thursday.B104] = &quot;sch chg&quot;; [$thursday.B104] = &quot;annual&quot;; [$thursday.B104] = &quot;sick&quot;; [$thursday.C104] &gt;= 10 - [$reference.C5]); 0; IF([$thursday.B104] = &quot;no call&quot;; 10; IF([$thursday.C104] = 0; 0; MAX(10 - [$thursday.C104]; 0))))" office:value-type="float" office:value="0" calcext:value-type="float">
            <text:p>.00</text:p>
          </table:table-cell>
          <table:table-cell table:style-name="ce10" table:formula="of:=IF(OR([$thursday.B104] = &quot;light&quot;;[$thursday.B104] = &quot;excused&quot;; [$thursday.B104] = &quot;sch chg&quot;; [$thursday.B104] = &quot;annual&quot;; [$thursday.B104] = &quot;sick&quot;; [$thursday.C104] &gt;= 12 - [$reference.C5]); 0; IF([$thursday.B104] = &quot;no call&quot;; 12; IF([$thursday.C104] = 0; 0; MAX(12 - [$thursday.C10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05] = &quot;light&quot;;[$thursday.B105] = &quot;excused&quot;; [$thursday.B105] = &quot;sch chg&quot;; [$thursday.B105] = &quot;annual&quot;; [$thursday.B105] = &quot;sick&quot;; [$thursday.C105] &gt;= 10 - [$reference.C5]); 0; IF([$thursday.B105] = &quot;no call&quot;; 10; IF([$thursday.C105] = 0; 0; MAX(10 - [$thursday.C105]; 0))))" office:value-type="float" office:value="0" calcext:value-type="float">
            <text:p>.00</text:p>
          </table:table-cell>
          <table:table-cell table:style-name="ce10" table:formula="of:=IF(OR([$thursday.B105] = &quot;light&quot;;[$thursday.B105] = &quot;excused&quot;; [$thursday.B105] = &quot;sch chg&quot;; [$thursday.B105] = &quot;annual&quot;; [$thursday.B105] = &quot;sick&quot;; [$thursday.C105] &gt;= 12 - [$reference.C5]); 0; IF([$thursday.B105] = &quot;no call&quot;; 12; IF([$thursday.C105] = 0; 0; MAX(12 - [$thursday.C10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06] = &quot;light&quot;;[$thursday.B106] = &quot;excused&quot;; [$thursday.B106] = &quot;sch chg&quot;; [$thursday.B106] = &quot;annual&quot;; [$thursday.B106] = &quot;sick&quot;; [$thursday.C106] &gt;= 10 - [$reference.C5]); 0; IF([$thursday.B106] = &quot;no call&quot;; 10; IF([$thursday.C106] = 0; 0; MAX(10 - [$thursday.C106]; 0))))" office:value-type="float" office:value="0" calcext:value-type="float">
            <text:p>.00</text:p>
          </table:table-cell>
          <table:table-cell table:style-name="ce10" table:formula="of:=IF(OR([$thursday.B106] = &quot;light&quot;;[$thursday.B106] = &quot;excused&quot;; [$thursday.B106] = &quot;sch chg&quot;; [$thursday.B106] = &quot;annual&quot;; [$thursday.B106] = &quot;sick&quot;; [$thursday.C106] &gt;= 12 - [$reference.C5]); 0; IF([$thursday.B106] = &quot;no call&quot;; 12; IF([$thursday.C106] = 0; 0; MAX(12 - [$thursday.C10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07] = &quot;light&quot;;[$thursday.B107] = &quot;excused&quot;; [$thursday.B107] = &quot;sch chg&quot;; [$thursday.B107] = &quot;annual&quot;; [$thursday.B107] = &quot;sick&quot;; [$thursday.C107] &gt;= 10 - [$reference.C5]); 0; IF([$thursday.B107] = &quot;no call&quot;; 10; IF([$thursday.C107] = 0; 0; MAX(10 - [$thursday.C107]; 0))))" office:value-type="float" office:value="0" calcext:value-type="float">
            <text:p>.00</text:p>
          </table:table-cell>
          <table:table-cell table:style-name="ce10" table:formula="of:=IF(OR([$thursday.B107] = &quot;light&quot;;[$thursday.B107] = &quot;excused&quot;; [$thursday.B107] = &quot;sch chg&quot;; [$thursday.B107] = &quot;annual&quot;; [$thursday.B107] = &quot;sick&quot;; [$thursday.C107] &gt;= 12 - [$reference.C5]); 0; IF([$thursday.B107] = &quot;no call&quot;; 12; IF([$thursday.C107] = 0; 0; MAX(12 - [$thursday.C10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08] = &quot;light&quot;;[$thursday.B108] = &quot;excused&quot;; [$thursday.B108] = &quot;sch chg&quot;; [$thursday.B108] = &quot;annual&quot;; [$thursday.B108] = &quot;sick&quot;; [$thursday.C108] &gt;= 10 - [$reference.C5]); 0; IF([$thursday.B108] = &quot;no call&quot;; 10; IF([$thursday.C108] = 0; 0; MAX(10 - [$thursday.C108]; 0))))" office:value-type="float" office:value="0" calcext:value-type="float">
            <text:p>.00</text:p>
          </table:table-cell>
          <table:table-cell table:style-name="ce10" table:formula="of:=IF(OR([$thursday.B108] = &quot;light&quot;;[$thursday.B108] = &quot;excused&quot;; [$thursday.B108] = &quot;sch chg&quot;; [$thursday.B108] = &quot;annual&quot;; [$thursday.B108] = &quot;sick&quot;; [$thursday.C108] &gt;= 12 - [$reference.C5]); 0; IF([$thursday.B108] = &quot;no call&quot;; 12; IF([$thursday.C108] = 0; 0; MAX(12 - [$thursday.C10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09] = &quot;light&quot;;[$thursday.B109] = &quot;excused&quot;; [$thursday.B109] = &quot;sch chg&quot;; [$thursday.B109] = &quot;annual&quot;; [$thursday.B109] = &quot;sick&quot;; [$thursday.C109] &gt;= 10 - [$reference.C5]); 0; IF([$thursday.B109] = &quot;no call&quot;; 10; IF([$thursday.C109] = 0; 0; MAX(10 - [$thursday.C109]; 0))))" office:value-type="float" office:value="0" calcext:value-type="float">
            <text:p>.00</text:p>
          </table:table-cell>
          <table:table-cell table:style-name="ce10" table:formula="of:=IF(OR([$thursday.B109] = &quot;light&quot;;[$thursday.B109] = &quot;excused&quot;; [$thursday.B109] = &quot;sch chg&quot;; [$thursday.B109] = &quot;annual&quot;; [$thursday.B109] = &quot;sick&quot;; [$thursday.C109] &gt;= 12 - [$reference.C5]); 0; IF([$thursday.B109] = &quot;no call&quot;; 12; IF([$thursday.C109] = 0; 0; MAX(12 - [$thursday.C10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10] = &quot;light&quot;;[$thursday.B110] = &quot;excused&quot;; [$thursday.B110] = &quot;sch chg&quot;; [$thursday.B110] = &quot;annual&quot;; [$thursday.B110] = &quot;sick&quot;; [$thursday.C110] &gt;= 10 - [$reference.C5]); 0; IF([$thursday.B110] = &quot;no call&quot;; 10; IF([$thursday.C110] = 0; 0; MAX(10 - [$thursday.C110]; 0))))" office:value-type="float" office:value="0" calcext:value-type="float">
            <text:p>.00</text:p>
          </table:table-cell>
          <table:table-cell table:style-name="ce10" table:formula="of:=IF(OR([$thursday.B110] = &quot;light&quot;;[$thursday.B110] = &quot;excused&quot;; [$thursday.B110] = &quot;sch chg&quot;; [$thursday.B110] = &quot;annual&quot;; [$thursday.B110] = &quot;sick&quot;; [$thursday.C110] &gt;= 12 - [$reference.C5]); 0; IF([$thursday.B110] = &quot;no call&quot;; 12; IF([$thursday.C110] = 0; 0; MAX(12 - [$thursday.C11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11] = &quot;light&quot;;[$thursday.B111] = &quot;excused&quot;; [$thursday.B111] = &quot;sch chg&quot;; [$thursday.B111] = &quot;annual&quot;; [$thursday.B111] = &quot;sick&quot;; [$thursday.C111] &gt;= 10 - [$reference.C5]); 0; IF([$thursday.B111] = &quot;no call&quot;; 10; IF([$thursday.C111] = 0; 0; MAX(10 - [$thursday.C111]; 0))))" office:value-type="float" office:value="0" calcext:value-type="float">
            <text:p>.00</text:p>
          </table:table-cell>
          <table:table-cell table:style-name="ce10" table:formula="of:=IF(OR([$thursday.B111] = &quot;light&quot;;[$thursday.B111] = &quot;excused&quot;; [$thursday.B111] = &quot;sch chg&quot;; [$thursday.B111] = &quot;annual&quot;; [$thursday.B111] = &quot;sick&quot;; [$thursday.C111] &gt;= 12 - [$reference.C5]); 0; IF([$thursday.B111] = &quot;no call&quot;; 12; IF([$thursday.C111] = 0; 0; MAX(12 - [$thursday.C11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12] = &quot;light&quot;;[$thursday.B112] = &quot;excused&quot;; [$thursday.B112] = &quot;sch chg&quot;; [$thursday.B112] = &quot;annual&quot;; [$thursday.B112] = &quot;sick&quot;; [$thursday.C112] &gt;= 10 - [$reference.C5]); 0; IF([$thursday.B112] = &quot;no call&quot;; 10; IF([$thursday.C112] = 0; 0; MAX(10 - [$thursday.C112]; 0))))" office:value-type="float" office:value="0" calcext:value-type="float">
            <text:p>.00</text:p>
          </table:table-cell>
          <table:table-cell table:style-name="ce10" table:formula="of:=IF(OR([$thursday.B112] = &quot;light&quot;;[$thursday.B112] = &quot;excused&quot;; [$thursday.B112] = &quot;sch chg&quot;; [$thursday.B112] = &quot;annual&quot;; [$thursday.B112] = &quot;sick&quot;; [$thursday.C112] &gt;= 12 - [$reference.C5]); 0; IF([$thursday.B112] = &quot;no call&quot;; 12; IF([$thursday.C112] = 0; 0; MAX(12 - [$thursday.C11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OTDL Availability</text:p>
          </table:table-cell>
          <table:table-cell table:style-name="ce10" table:formula="of:=SUM([$thursday.E88:$thursday.E112])" office:value-type="float" office:value="0" calcext:value-type="float">
            <text:p>.00</text:p>
          </table:table-cell>
          <table:table-cell table:style-name="ce10" table:formula="of:=SUM([$thursday.F88:$thursday.F112])" office:value-type="float" office:value="2.72" calcext:value-type="float">
            <text:p>2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xiliary Assistance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1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laig, b</text:p>
          </table:table-cell>
          <table:table-cell table:style-name="ce8" table:number-columns-repeated="3"/>
          <table:table-cell table:style-name="ce10" table:formula="of:=IF(OR([$thursday.B119] = &quot;light&quot;;[$thursday.B119] = &quot;excused&quot;; [$thursday.B119] = &quot;sch chg&quot;; [$thursday.B119] = &quot;annual&quot;; [$thursday.B119] = &quot;sick&quot;; [$thursday.C119] &gt;= 10 - [$reference.C5]); 0; IF([$thursday.B119] = &quot;no call&quot;; 10; IF([$thursday.C119] = 0; 0; MAX(10 - [$thursday.C119]; 0))))" office:value-type="float" office:value="0" calcext:value-type="float">
            <text:p>.00</text:p>
          </table:table-cell>
          <table:table-cell table:style-name="ce10" table:formula="of:=IF(OR([$thursday.B119] = &quot;light&quot;;[$thursday.B119] = &quot;excused&quot;; [$thursday.B119] = &quot;sch chg&quot;; [$thursday.B119] = &quot;annual&quot;; [$thursday.B119] = &quot;sick&quot;; [$thursday.C119] &gt;= 11.5 - [$reference.C5]); 0; IF([$thursday.B119] = &quot;no call&quot;; 11.5; IF([$thursday.C119] = 0; 0; MAX(11.5 - [$thursday.C11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orrison, m</text:p>
          </table:table-cell>
          <table:table-cell table:style-name="ce7"/>
          <table:table-cell table:style-name="ce8" office:value-type="float" office:value="10.14" calcext:value-type="float">
            <text:p>10.14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thursday.B120] = &quot;light&quot;;[$thursday.B120] = &quot;excused&quot;; [$thursday.B120] = &quot;sch chg&quot;; [$thursday.B120] = &quot;annual&quot;; [$thursday.B120] = &quot;sick&quot;; [$thursday.C120] &gt;= 10 - [$reference.C5]); 0; IF([$thursday.B120] = &quot;no call&quot;; 10; IF([$thursday.C120] = 0; 0; MAX(10 - [$thursday.C120]; 0))))" office:value-type="float" office:value="0" calcext:value-type="float">
            <text:p>.00</text:p>
          </table:table-cell>
          <table:table-cell table:style-name="ce10" table:formula="of:=IF(OR([$thursday.B120] = &quot;light&quot;;[$thursday.B120] = &quot;excused&quot;; [$thursday.B120] = &quot;sch chg&quot;; [$thursday.B120] = &quot;annual&quot;; [$thursday.B120] = &quot;sick&quot;; [$thursday.C120] &gt;= 11.5 - [$reference.C5]); 0; IF([$thursday.B120] = &quot;no call&quot;; 11.5; IF([$thursday.C120] = 0; 0; MAX(11.5 - [$thursday.C120]; 0))))" office:value-type="float" office:value="1.36" calcext:value-type="float">
            <text:p>1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j</text:p>
          </table:table-cell>
          <table:table-cell table:style-name="ce8" table:number-columns-repeated="3"/>
          <table:table-cell table:style-name="ce10" table:formula="of:=IF(OR([$thursday.B121] = &quot;light&quot;;[$thursday.B121] = &quot;excused&quot;; [$thursday.B121] = &quot;sch chg&quot;; [$thursday.B121] = &quot;annual&quot;; [$thursday.B121] = &quot;sick&quot;; [$thursday.C121] &gt;= 10 - [$reference.C5]); 0; IF([$thursday.B121] = &quot;no call&quot;; 10; IF([$thursday.C121] = 0; 0; MAX(10 - [$thursday.C121]; 0))))" office:value-type="float" office:value="0" calcext:value-type="float">
            <text:p>.00</text:p>
          </table:table-cell>
          <table:table-cell table:style-name="ce10" table:formula="of:=IF(OR([$thursday.B121] = &quot;light&quot;;[$thursday.B121] = &quot;excused&quot;; [$thursday.B121] = &quot;sch chg&quot;; [$thursday.B121] = &quot;annual&quot;; [$thursday.B121] = &quot;sick&quot;; [$thursday.C121] &gt;= 11.5 - [$reference.C5]); 0; IF([$thursday.B121] = &quot;no call&quot;; 11.5; IF([$thursday.C121] = 0; 0; MAX(11.5 - [$thursday.C12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hultz, a</text:p>
          </table:table-cell>
          <table:table-cell table:style-name="ce8" table:number-columns-repeated="3"/>
          <table:table-cell table:style-name="ce10" table:formula="of:=IF(OR([$thursday.B122] = &quot;light&quot;;[$thursday.B122] = &quot;excused&quot;; [$thursday.B122] = &quot;sch chg&quot;; [$thursday.B122] = &quot;annual&quot;; [$thursday.B122] = &quot;sick&quot;; [$thursday.C122] &gt;= 10 - [$reference.C5]); 0; IF([$thursday.B122] = &quot;no call&quot;; 10; IF([$thursday.C122] = 0; 0; MAX(10 - [$thursday.C122]; 0))))" office:value-type="float" office:value="0" calcext:value-type="float">
            <text:p>.00</text:p>
          </table:table-cell>
          <table:table-cell table:style-name="ce10" table:formula="of:=IF(OR([$thursday.B122] = &quot;light&quot;;[$thursday.B122] = &quot;excused&quot;; [$thursday.B122] = &quot;sch chg&quot;; [$thursday.B122] = &quot;annual&quot;; [$thursday.B122] = &quot;sick&quot;; [$thursday.C122] &gt;= 11.5 - [$reference.C5]); 0; IF([$thursday.B122] = &quot;no call&quot;; 11.5; IF([$thursday.C122] = 0; 0; MAX(11.5 - [$thursday.C12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ubbs, t</text:p>
          </table:table-cell>
          <table:table-cell table:style-name="ce7"/>
          <table:table-cell table:style-name="ce8" office:value-type="float" office:value="10.36" calcext:value-type="float">
            <text:p>10.36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thursday.B123] = &quot;light&quot;;[$thursday.B123] = &quot;excused&quot;; [$thursday.B123] = &quot;sch chg&quot;; [$thursday.B123] = &quot;annual&quot;; [$thursday.B123] = &quot;sick&quot;; [$thursday.C123] &gt;= 10 - [$reference.C5]); 0; IF([$thursday.B123] = &quot;no call&quot;; 10; IF([$thursday.C123] = 0; 0; MAX(10 - [$thursday.C123]; 0))))" office:value-type="float" office:value="0" calcext:value-type="float">
            <text:p>.00</text:p>
          </table:table-cell>
          <table:table-cell table:style-name="ce10" table:formula="of:=IF(OR([$thursday.B123] = &quot;light&quot;;[$thursday.B123] = &quot;excused&quot;; [$thursday.B123] = &quot;sch chg&quot;; [$thursday.B123] = &quot;annual&quot;; [$thursday.B123] = &quot;sick&quot;; [$thursday.C123] &gt;= 11.5 - [$reference.C5]); 0; IF([$thursday.B123] = &quot;no call&quot;; 11.5; IF([$thursday.C123] = 0; 0; MAX(11.5 - [$thursday.C123]; 0))))" office:value-type="float" office:value="1.14" calcext:value-type="float">
            <text:p>1.14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24] = &quot;light&quot;;[$thursday.B124] = &quot;excused&quot;; [$thursday.B124] = &quot;sch chg&quot;; [$thursday.B124] = &quot;annual&quot;; [$thursday.B124] = &quot;sick&quot;; [$thursday.C124] &gt;= 10 - [$reference.C5]); 0; IF([$thursday.B124] = &quot;no call&quot;; 10; IF([$thursday.C124] = 0; 0; MAX(10 - [$thursday.C124]; 0))))" office:value-type="float" office:value="0" calcext:value-type="float">
            <text:p>.00</text:p>
          </table:table-cell>
          <table:table-cell table:style-name="ce10" table:formula="of:=IF(OR([$thursday.B124] = &quot;light&quot;;[$thursday.B124] = &quot;excused&quot;; [$thursday.B124] = &quot;sch chg&quot;; [$thursday.B124] = &quot;annual&quot;; [$thursday.B124] = &quot;sick&quot;; [$thursday.C124] &gt;= 12 - [$reference.C5]); 0; IF([$thursday.B124] = &quot;no call&quot;; 12; IF([$thursday.C124] = 0; 0; MAX(12 - [$thursday.C12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25] = &quot;light&quot;;[$thursday.B125] = &quot;excused&quot;; [$thursday.B125] = &quot;sch chg&quot;; [$thursday.B125] = &quot;annual&quot;; [$thursday.B125] = &quot;sick&quot;; [$thursday.C125] &gt;= 10 - [$reference.C5]); 0; IF([$thursday.B125] = &quot;no call&quot;; 10; IF([$thursday.C125] = 0; 0; MAX(10 - [$thursday.C125]; 0))))" office:value-type="float" office:value="0" calcext:value-type="float">
            <text:p>.00</text:p>
          </table:table-cell>
          <table:table-cell table:style-name="ce10" table:formula="of:=IF(OR([$thursday.B125] = &quot;light&quot;;[$thursday.B125] = &quot;excused&quot;; [$thursday.B125] = &quot;sch chg&quot;; [$thursday.B125] = &quot;annual&quot;; [$thursday.B125] = &quot;sick&quot;; [$thursday.C125] &gt;= 12 - [$reference.C5]); 0; IF([$thursday.B125] = &quot;no call&quot;; 12; IF([$thursday.C125] = 0; 0; MAX(12 - [$thursday.C12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26] = &quot;light&quot;;[$thursday.B126] = &quot;excused&quot;; [$thursday.B126] = &quot;sch chg&quot;; [$thursday.B126] = &quot;annual&quot;; [$thursday.B126] = &quot;sick&quot;; [$thursday.C126] &gt;= 10 - [$reference.C5]); 0; IF([$thursday.B126] = &quot;no call&quot;; 10; IF([$thursday.C126] = 0; 0; MAX(10 - [$thursday.C126]; 0))))" office:value-type="float" office:value="0" calcext:value-type="float">
            <text:p>.00</text:p>
          </table:table-cell>
          <table:table-cell table:style-name="ce10" table:formula="of:=IF(OR([$thursday.B126] = &quot;light&quot;;[$thursday.B126] = &quot;excused&quot;; [$thursday.B126] = &quot;sch chg&quot;; [$thursday.B126] = &quot;annual&quot;; [$thursday.B126] = &quot;sick&quot;; [$thursday.C126] &gt;= 12 - [$reference.C5]); 0; IF([$thursday.B126] = &quot;no call&quot;; 12; IF([$thursday.C126] = 0; 0; MAX(12 - [$thursday.C12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27] = &quot;light&quot;;[$thursday.B127] = &quot;excused&quot;; [$thursday.B127] = &quot;sch chg&quot;; [$thursday.B127] = &quot;annual&quot;; [$thursday.B127] = &quot;sick&quot;; [$thursday.C127] &gt;= 10 - [$reference.C5]); 0; IF([$thursday.B127] = &quot;no call&quot;; 10; IF([$thursday.C127] = 0; 0; MAX(10 - [$thursday.C127]; 0))))" office:value-type="float" office:value="0" calcext:value-type="float">
            <text:p>.00</text:p>
          </table:table-cell>
          <table:table-cell table:style-name="ce10" table:formula="of:=IF(OR([$thursday.B127] = &quot;light&quot;;[$thursday.B127] = &quot;excused&quot;; [$thursday.B127] = &quot;sch chg&quot;; [$thursday.B127] = &quot;annual&quot;; [$thursday.B127] = &quot;sick&quot;; [$thursday.C127] &gt;= 12 - [$reference.C5]); 0; IF([$thursday.B127] = &quot;no call&quot;; 12; IF([$thursday.C127] = 0; 0; MAX(12 - [$thursday.C12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28] = &quot;light&quot;;[$thursday.B128] = &quot;excused&quot;; [$thursday.B128] = &quot;sch chg&quot;; [$thursday.B128] = &quot;annual&quot;; [$thursday.B128] = &quot;sick&quot;; [$thursday.C128] &gt;= 10 - [$reference.C5]); 0; IF([$thursday.B128] = &quot;no call&quot;; 10; IF([$thursday.C128] = 0; 0; MAX(10 - [$thursday.C128]; 0))))" office:value-type="float" office:value="0" calcext:value-type="float">
            <text:p>.00</text:p>
          </table:table-cell>
          <table:table-cell table:style-name="ce10" table:formula="of:=IF(OR([$thursday.B128] = &quot;light&quot;;[$thursday.B128] = &quot;excused&quot;; [$thursday.B128] = &quot;sch chg&quot;; [$thursday.B128] = &quot;annual&quot;; [$thursday.B128] = &quot;sick&quot;; [$thursday.C128] &gt;= 12 - [$reference.C5]); 0; IF([$thursday.B128] = &quot;no call&quot;; 12; IF([$thursday.C128] = 0; 0; MAX(12 - [$thursday.C12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29] = &quot;light&quot;;[$thursday.B129] = &quot;excused&quot;; [$thursday.B129] = &quot;sch chg&quot;; [$thursday.B129] = &quot;annual&quot;; [$thursday.B129] = &quot;sick&quot;; [$thursday.C129] &gt;= 10 - [$reference.C5]); 0; IF([$thursday.B129] = &quot;no call&quot;; 10; IF([$thursday.C129] = 0; 0; MAX(10 - [$thursday.C129]; 0))))" office:value-type="float" office:value="0" calcext:value-type="float">
            <text:p>.00</text:p>
          </table:table-cell>
          <table:table-cell table:style-name="ce10" table:formula="of:=IF(OR([$thursday.B129] = &quot;light&quot;;[$thursday.B129] = &quot;excused&quot;; [$thursday.B129] = &quot;sch chg&quot;; [$thursday.B129] = &quot;annual&quot;; [$thursday.B129] = &quot;sick&quot;; [$thursday.C129] &gt;= 12 - [$reference.C5]); 0; IF([$thursday.B129] = &quot;no call&quot;; 12; IF([$thursday.C129] = 0; 0; MAX(12 - [$thursday.C12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0] = &quot;light&quot;;[$thursday.B130] = &quot;excused&quot;; [$thursday.B130] = &quot;sch chg&quot;; [$thursday.B130] = &quot;annual&quot;; [$thursday.B130] = &quot;sick&quot;; [$thursday.C130] &gt;= 10 - [$reference.C5]); 0; IF([$thursday.B130] = &quot;no call&quot;; 10; IF([$thursday.C130] = 0; 0; MAX(10 - [$thursday.C130]; 0))))" office:value-type="float" office:value="0" calcext:value-type="float">
            <text:p>.00</text:p>
          </table:table-cell>
          <table:table-cell table:style-name="ce10" table:formula="of:=IF(OR([$thursday.B130] = &quot;light&quot;;[$thursday.B130] = &quot;excused&quot;; [$thursday.B130] = &quot;sch chg&quot;; [$thursday.B130] = &quot;annual&quot;; [$thursday.B130] = &quot;sick&quot;; [$thursday.C130] &gt;= 12 - [$reference.C5]); 0; IF([$thursday.B130] = &quot;no call&quot;; 12; IF([$thursday.C130] = 0; 0; MAX(12 - [$thursday.C13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1] = &quot;light&quot;;[$thursday.B131] = &quot;excused&quot;; [$thursday.B131] = &quot;sch chg&quot;; [$thursday.B131] = &quot;annual&quot;; [$thursday.B131] = &quot;sick&quot;; [$thursday.C131] &gt;= 10 - [$reference.C5]); 0; IF([$thursday.B131] = &quot;no call&quot;; 10; IF([$thursday.C131] = 0; 0; MAX(10 - [$thursday.C131]; 0))))" office:value-type="float" office:value="0" calcext:value-type="float">
            <text:p>.00</text:p>
          </table:table-cell>
          <table:table-cell table:style-name="ce10" table:formula="of:=IF(OR([$thursday.B131] = &quot;light&quot;;[$thursday.B131] = &quot;excused&quot;; [$thursday.B131] = &quot;sch chg&quot;; [$thursday.B131] = &quot;annual&quot;; [$thursday.B131] = &quot;sick&quot;; [$thursday.C131] &gt;= 12 - [$reference.C5]); 0; IF([$thursday.B131] = &quot;no call&quot;; 12; IF([$thursday.C131] = 0; 0; MAX(12 - [$thursday.C13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2] = &quot;light&quot;;[$thursday.B132] = &quot;excused&quot;; [$thursday.B132] = &quot;sch chg&quot;; [$thursday.B132] = &quot;annual&quot;; [$thursday.B132] = &quot;sick&quot;; [$thursday.C132] &gt;= 10 - [$reference.C5]); 0; IF([$thursday.B132] = &quot;no call&quot;; 10; IF([$thursday.C132] = 0; 0; MAX(10 - [$thursday.C132]; 0))))" office:value-type="float" office:value="0" calcext:value-type="float">
            <text:p>.00</text:p>
          </table:table-cell>
          <table:table-cell table:style-name="ce10" table:formula="of:=IF(OR([$thursday.B132] = &quot;light&quot;;[$thursday.B132] = &quot;excused&quot;; [$thursday.B132] = &quot;sch chg&quot;; [$thursday.B132] = &quot;annual&quot;; [$thursday.B132] = &quot;sick&quot;; [$thursday.C132] &gt;= 12 - [$reference.C5]); 0; IF([$thursday.B132] = &quot;no call&quot;; 12; IF([$thursday.C132] = 0; 0; MAX(12 - [$thursday.C13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3] = &quot;light&quot;;[$thursday.B133] = &quot;excused&quot;; [$thursday.B133] = &quot;sch chg&quot;; [$thursday.B133] = &quot;annual&quot;; [$thursday.B133] = &quot;sick&quot;; [$thursday.C133] &gt;= 10 - [$reference.C5]); 0; IF([$thursday.B133] = &quot;no call&quot;; 10; IF([$thursday.C133] = 0; 0; MAX(10 - [$thursday.C133]; 0))))" office:value-type="float" office:value="0" calcext:value-type="float">
            <text:p>.00</text:p>
          </table:table-cell>
          <table:table-cell table:style-name="ce10" table:formula="of:=IF(OR([$thursday.B133] = &quot;light&quot;;[$thursday.B133] = &quot;excused&quot;; [$thursday.B133] = &quot;sch chg&quot;; [$thursday.B133] = &quot;annual&quot;; [$thursday.B133] = &quot;sick&quot;; [$thursday.C133] &gt;= 12 - [$reference.C5]); 0; IF([$thursday.B133] = &quot;no call&quot;; 12; IF([$thursday.C133] = 0; 0; MAX(12 - [$thursday.C13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4] = &quot;light&quot;;[$thursday.B134] = &quot;excused&quot;; [$thursday.B134] = &quot;sch chg&quot;; [$thursday.B134] = &quot;annual&quot;; [$thursday.B134] = &quot;sick&quot;; [$thursday.C134] &gt;= 10 - [$reference.C5]); 0; IF([$thursday.B134] = &quot;no call&quot;; 10; IF([$thursday.C134] = 0; 0; MAX(10 - [$thursday.C134]; 0))))" office:value-type="float" office:value="0" calcext:value-type="float">
            <text:p>.00</text:p>
          </table:table-cell>
          <table:table-cell table:style-name="ce10" table:formula="of:=IF(OR([$thursday.B134] = &quot;light&quot;;[$thursday.B134] = &quot;excused&quot;; [$thursday.B134] = &quot;sch chg&quot;; [$thursday.B134] = &quot;annual&quot;; [$thursday.B134] = &quot;sick&quot;; [$thursday.C134] &gt;= 12 - [$reference.C5]); 0; IF([$thursday.B134] = &quot;no call&quot;; 12; IF([$thursday.C134] = 0; 0; MAX(12 - [$thursday.C13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5] = &quot;light&quot;;[$thursday.B135] = &quot;excused&quot;; [$thursday.B135] = &quot;sch chg&quot;; [$thursday.B135] = &quot;annual&quot;; [$thursday.B135] = &quot;sick&quot;; [$thursday.C135] &gt;= 10 - [$reference.C5]); 0; IF([$thursday.B135] = &quot;no call&quot;; 10; IF([$thursday.C135] = 0; 0; MAX(10 - [$thursday.C135]; 0))))" office:value-type="float" office:value="0" calcext:value-type="float">
            <text:p>.00</text:p>
          </table:table-cell>
          <table:table-cell table:style-name="ce10" table:formula="of:=IF(OR([$thursday.B135] = &quot;light&quot;;[$thursday.B135] = &quot;excused&quot;; [$thursday.B135] = &quot;sch chg&quot;; [$thursday.B135] = &quot;annual&quot;; [$thursday.B135] = &quot;sick&quot;; [$thursday.C135] &gt;= 12 - [$reference.C5]); 0; IF([$thursday.B135] = &quot;no call&quot;; 12; IF([$thursday.C135] = 0; 0; MAX(12 - [$thursday.C13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6] = &quot;light&quot;;[$thursday.B136] = &quot;excused&quot;; [$thursday.B136] = &quot;sch chg&quot;; [$thursday.B136] = &quot;annual&quot;; [$thursday.B136] = &quot;sick&quot;; [$thursday.C136] &gt;= 10 - [$reference.C5]); 0; IF([$thursday.B136] = &quot;no call&quot;; 10; IF([$thursday.C136] = 0; 0; MAX(10 - [$thursday.C136]; 0))))" office:value-type="float" office:value="0" calcext:value-type="float">
            <text:p>.00</text:p>
          </table:table-cell>
          <table:table-cell table:style-name="ce10" table:formula="of:=IF(OR([$thursday.B136] = &quot;light&quot;;[$thursday.B136] = &quot;excused&quot;; [$thursday.B136] = &quot;sch chg&quot;; [$thursday.B136] = &quot;annual&quot;; [$thursday.B136] = &quot;sick&quot;; [$thursday.C136] &gt;= 12 - [$reference.C5]); 0; IF([$thursday.B136] = &quot;no call&quot;; 12; IF([$thursday.C136] = 0; 0; MAX(12 - [$thursday.C13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7] = &quot;light&quot;;[$thursday.B137] = &quot;excused&quot;; [$thursday.B137] = &quot;sch chg&quot;; [$thursday.B137] = &quot;annual&quot;; [$thursday.B137] = &quot;sick&quot;; [$thursday.C137] &gt;= 10 - [$reference.C5]); 0; IF([$thursday.B137] = &quot;no call&quot;; 10; IF([$thursday.C137] = 0; 0; MAX(10 - [$thursday.C137]; 0))))" office:value-type="float" office:value="0" calcext:value-type="float">
            <text:p>.00</text:p>
          </table:table-cell>
          <table:table-cell table:style-name="ce10" table:formula="of:=IF(OR([$thursday.B137] = &quot;light&quot;;[$thursday.B137] = &quot;excused&quot;; [$thursday.B137] = &quot;sch chg&quot;; [$thursday.B137] = &quot;annual&quot;; [$thursday.B137] = &quot;sick&quot;; [$thursday.C137] &gt;= 12 - [$reference.C5]); 0; IF([$thursday.B137] = &quot;no call&quot;; 12; IF([$thursday.C137] = 0; 0; MAX(12 - [$thursday.C13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8] = &quot;light&quot;;[$thursday.B138] = &quot;excused&quot;; [$thursday.B138] = &quot;sch chg&quot;; [$thursday.B138] = &quot;annual&quot;; [$thursday.B138] = &quot;sick&quot;; [$thursday.C138] &gt;= 10 - [$reference.C5]); 0; IF([$thursday.B138] = &quot;no call&quot;; 10; IF([$thursday.C138] = 0; 0; MAX(10 - [$thursday.C138]; 0))))" office:value-type="float" office:value="0" calcext:value-type="float">
            <text:p>.00</text:p>
          </table:table-cell>
          <table:table-cell table:style-name="ce10" table:formula="of:=IF(OR([$thursday.B138] = &quot;light&quot;;[$thursday.B138] = &quot;excused&quot;; [$thursday.B138] = &quot;sch chg&quot;; [$thursday.B138] = &quot;annual&quot;; [$thursday.B138] = &quot;sick&quot;; [$thursday.C138] &gt;= 12 - [$reference.C5]); 0; IF([$thursday.B138] = &quot;no call&quot;; 12; IF([$thursday.C138] = 0; 0; MAX(12 - [$thursday.C13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9] = &quot;light&quot;;[$thursday.B139] = &quot;excused&quot;; [$thursday.B139] = &quot;sch chg&quot;; [$thursday.B139] = &quot;annual&quot;; [$thursday.B139] = &quot;sick&quot;; [$thursday.C139] &gt;= 10 - [$reference.C5]); 0; IF([$thursday.B139] = &quot;no call&quot;; 10; IF([$thursday.C139] = 0; 0; MAX(10 - [$thursday.C139]; 0))))" office:value-type="float" office:value="0" calcext:value-type="float">
            <text:p>.00</text:p>
          </table:table-cell>
          <table:table-cell table:style-name="ce10" table:formula="of:=IF(OR([$thursday.B139] = &quot;light&quot;;[$thursday.B139] = &quot;excused&quot;; [$thursday.B139] = &quot;sch chg&quot;; [$thursday.B139] = &quot;annual&quot;; [$thursday.B139] = &quot;sick&quot;; [$thursday.C139] &gt;= 12 - [$reference.C5]); 0; IF([$thursday.B139] = &quot;no call&quot;; 12; IF([$thursday.C139] = 0; 0; MAX(12 - [$thursday.C13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40] = &quot;light&quot;;[$thursday.B140] = &quot;excused&quot;; [$thursday.B140] = &quot;sch chg&quot;; [$thursday.B140] = &quot;annual&quot;; [$thursday.B140] = &quot;sick&quot;; [$thursday.C140] &gt;= 10 - [$reference.C5]); 0; IF([$thursday.B140] = &quot;no call&quot;; 10; IF([$thursday.C140] = 0; 0; MAX(10 - [$thursday.C140]; 0))))" office:value-type="float" office:value="0" calcext:value-type="float">
            <text:p>.00</text:p>
          </table:table-cell>
          <table:table-cell table:style-name="ce10" table:formula="of:=IF(OR([$thursday.B140] = &quot;light&quot;;[$thursday.B140] = &quot;excused&quot;; [$thursday.B140] = &quot;sch chg&quot;; [$thursday.B140] = &quot;annual&quot;; [$thursday.B140] = &quot;sick&quot;; [$thursday.C140] &gt;= 12 - [$reference.C5]); 0; IF([$thursday.B140] = &quot;no call&quot;; 12; IF([$thursday.C140] = 0; 0; MAX(12 - [$thursday.C14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41] = &quot;light&quot;;[$thursday.B141] = &quot;excused&quot;; [$thursday.B141] = &quot;sch chg&quot;; [$thursday.B141] = &quot;annual&quot;; [$thursday.B141] = &quot;sick&quot;; [$thursday.C141] &gt;= 10 - [$reference.C5]); 0; IF([$thursday.B141] = &quot;no call&quot;; 10; IF([$thursday.C141] = 0; 0; MAX(10 - [$thursday.C141]; 0))))" office:value-type="float" office:value="0" calcext:value-type="float">
            <text:p>.00</text:p>
          </table:table-cell>
          <table:table-cell table:style-name="ce10" table:formula="of:=IF(OR([$thursday.B141] = &quot;light&quot;;[$thursday.B141] = &quot;excused&quot;; [$thursday.B141] = &quot;sch chg&quot;; [$thursday.B141] = &quot;annual&quot;; [$thursday.B141] = &quot;sick&quot;; [$thursday.C141] &gt;= 12 - [$reference.C5]); 0; IF([$thursday.B141] = &quot;no call&quot;; 12; IF([$thursday.C141] = 0; 0; MAX(12 - [$thursday.C14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42] = &quot;light&quot;;[$thursday.B142] = &quot;excused&quot;; [$thursday.B142] = &quot;sch chg&quot;; [$thursday.B142] = &quot;annual&quot;; [$thursday.B142] = &quot;sick&quot;; [$thursday.C142] &gt;= 10 - [$reference.C5]); 0; IF([$thursday.B142] = &quot;no call&quot;; 10; IF([$thursday.C142] = 0; 0; MAX(10 - [$thursday.C142]; 0))))" office:value-type="float" office:value="0" calcext:value-type="float">
            <text:p>.00</text:p>
          </table:table-cell>
          <table:table-cell table:style-name="ce10" table:formula="of:=IF(OR([$thursday.B142] = &quot;light&quot;;[$thursday.B142] = &quot;excused&quot;; [$thursday.B142] = &quot;sch chg&quot;; [$thursday.B142] = &quot;annual&quot;; [$thursday.B142] = &quot;sick&quot;; [$thursday.C142] &gt;= 12 - [$reference.C5]); 0; IF([$thursday.B142] = &quot;no call&quot;; 12; IF([$thursday.C142] = 0; 0; MAX(12 - [$thursday.C14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43] = &quot;light&quot;;[$thursday.B143] = &quot;excused&quot;; [$thursday.B143] = &quot;sch chg&quot;; [$thursday.B143] = &quot;annual&quot;; [$thursday.B143] = &quot;sick&quot;; [$thursday.C143] &gt;= 10 - [$reference.C5]); 0; IF([$thursday.B143] = &quot;no call&quot;; 10; IF([$thursday.C143] = 0; 0; MAX(10 - [$thursday.C143]; 0))))" office:value-type="float" office:value="0" calcext:value-type="float">
            <text:p>.00</text:p>
          </table:table-cell>
          <table:table-cell table:style-name="ce10" table:formula="of:=IF(OR([$thursday.B143] = &quot;light&quot;;[$thursday.B143] = &quot;excused&quot;; [$thursday.B143] = &quot;sch chg&quot;; [$thursday.B143] = &quot;annual&quot;; [$thursday.B143] = &quot;sick&quot;; [$thursday.C143] &gt;= 12 - [$reference.C5]); 0; IF([$thursday.B143] = &quot;no call&quot;; 12; IF([$thursday.C143] = 0; 0; MAX(12 - [$thursday.C14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UX Availability</text:p>
          </table:table-cell>
          <table:table-cell table:style-name="ce10" table:formula="of:=SUM([$thursday.E119:$thursday.E143])" office:value-type="float" office:value="0" calcext:value-type="float">
            <text:p>.00</text:p>
          </table:table-cell>
          <table:table-cell table:style-name="ce10" table:formula="of:=SUM([$thursday.F119:$thursday.F143])" office:value-type="float" office:value="2.5" calcext:value-type="float">
            <text:p>2.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vailability</text:p>
          </table:table-cell>
          <table:table-cell table:style-name="ce10" table:formula="of:=SUM([$thursday.E114] + [$thursday.E145])" office:value-type="float" office:value="0" calcext:value-type="float">
            <text:p>.00</text:p>
          </table:table-cell>
          <table:table-cell table:style-name="ce10" table:formula="of:=SUM([$thursday.F114] + [$thursday.F145])" office:value-type="float" office:value="5.22" calcext:value-type="float">
            <text:p>5.22</text:p>
          </table:table-cell>
          <table:table-cell table:number-columns-repeated="1018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" table:style-name="ta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proper Mandate Workshee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 <text:s/></text:p>
          </table:table-cell>
          <table:table-cell table:style-name="ce6" office:value-type="string" calcext:value-type="string" table:number-columns-spanned="3" table:number-rows-spanned="1">
            <text:p>Friday <text:s/>08/09/19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Pay Period: <text:s/></text:p>
          </table:table-cell>
          <table:covered-table-cell/>
          <table:table-cell table:style-name="ce6" office:value-type="string" calcext:value-type="string" table:number-columns-spanned="2" table:number-rows-spanned="1">
            <text:p>2019-17-1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tion: <text:s/></text:p>
          </table:table-cell>
          <table:table-cell table:style-name="ce6" office:value-type="string" calcext:value-type="string" table:number-columns-spanned="3" table:number-rows-spanned="1">
            <text:p>University Par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 Lis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ejesus vasquez, l</text:p>
          </table:table-cell>
          <table:table-cell table:style-name="ce8" table:number-columns-repeated="5"/>
          <table:table-cell table:style-name="ce11"/>
          <table:table-cell table:style-name="ce8" table:formula="of:=SUM([$friday.F8] - [$friday.E8])" office:value-type="float" office:value="0" calcext:value-type="float">
            <text:p>.00</text:p>
          </table:table-cell>
          <table:table-cell table:style-name="ce10" table:formula="of:=IF([$friday.B8] =&quot;ns day&quot;; [$friday.C8];IF([$friday.C8] &lt;= 8 + [$reference.C3]; 0; MAX([$friday.C8] - 8; 0)))" office:value-type="float" office:value="0" calcext:value-type="float">
            <text:p>.00</text:p>
          </table:table-cell>
          <table:table-cell table:style-name="ce10" table:formula="of:=SUM([$friday.F8] - [$friday.E8])" office:value-type="float" office:value="0" calcext:value-type="float">
            <text:p>.00</text:p>
          </table:table-cell>
          <table:table-cell table:style-name="ce10" table:formula="of:=IF([$friday.B8]=&quot;ns day&quot;;[$friday.C8]; IF([$friday.C8] &lt;= 8 + [$reference.C4]; 0; MIN(MAX([$friday.C8] - 8; 0);IF([$friday.J8] &lt;= [$reference.C4];0; [$friday.J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lamen, a</text:p>
          </table:table-cell>
          <table:table-cell table:style-name="ce7"/>
          <table:table-cell table:style-name="ce8" office:value-type="float" office:value="9.04" calcext:value-type="float">
            <text:p>9.04</text:p>
          </table:table-cell>
          <table:table-cell table:style-name="ce8" office:value-type="float" office:value="19.75" calcext:value-type="float">
            <text:p>19.75</text:p>
          </table:table-cell>
          <table:table-cell table:style-name="ce8" table:number-columns-repeated="2"/>
          <table:table-cell table:style-name="ce11"/>
          <table:table-cell table:style-name="ce8" table:formula="of:=SUM([$friday.F9] - [$friday.E9])" office:value-type="float" office:value="0" calcext:value-type="float">
            <text:p>.00</text:p>
          </table:table-cell>
          <table:table-cell table:style-name="ce10" table:formula="of:=IF([$friday.B9] =&quot;ns day&quot;; [$friday.C9];IF([$friday.C9] &lt;= 8+ [$reference.C3]; 0; MAX([$friday.C9] - 8; 0)))" office:value-type="float" office:value="1.04" calcext:value-type="float">
            <text:p>1.04</text:p>
          </table:table-cell>
          <table:table-cell table:style-name="ce10" table:formula="of:=SUM([$friday.F9] - [$friday.E9])" office:value-type="float" office:value="0" calcext:value-type="float">
            <text:p>.00</text:p>
          </table:table-cell>
          <table:table-cell table:style-name="ce10" table:formula="of:=IF([$friday.B9]=&quot;ns day&quot;;[$friday.C9]; IF([$friday.C9] &lt;= 8 + [$reference.C4]; 0; MIN(MAX([$friday.C9] - 8; 0);IF([$friday.J9] &lt;= [$reference.C4];0; [$friday.J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isher, c</text:p>
          </table:table-cell>
          <table:table-cell table:style-name="ce8" table:number-columns-repeated="5"/>
          <table:table-cell table:style-name="ce11"/>
          <table:table-cell table:style-name="ce8" table:formula="of:=SUM([$friday.F10] - [$friday.E10])" office:value-type="float" office:value="0" calcext:value-type="float">
            <text:p>.00</text:p>
          </table:table-cell>
          <table:table-cell table:style-name="ce10" table:formula="of:=IF([$friday.B10] =&quot;ns day&quot;; [$friday.C10];IF([$friday.C10] &lt;= 8 + [$reference.C3]; 0; MAX([$friday.C10] - 8; 0)))" office:value-type="float" office:value="0" calcext:value-type="float">
            <text:p>.00</text:p>
          </table:table-cell>
          <table:table-cell table:style-name="ce10" table:formula="of:=SUM([$friday.F10] - [$friday.E10])" office:value-type="float" office:value="0" calcext:value-type="float">
            <text:p>.00</text:p>
          </table:table-cell>
          <table:table-cell table:style-name="ce10" table:formula="of:=IF([$friday.B10]=&quot;ns day&quot;;[$friday.C10]; IF([$friday.C10] &lt;= 8 + [$reference.C4]; 0; MIN(MAX([$friday.C10] - 8; 0);IF([$friday.J10] &lt;= [$reference.C4];0; [$friday.J1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oster, p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7.98" calcext:value-type="float">
            <text:p>7.98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number-columns-repeated="2"/>
          <table:table-cell table:style-name="ce11"/>
          <table:table-cell table:style-name="ce8" table:formula="of:=SUM([$friday.F11] - [$friday.E11])" office:value-type="float" office:value="0" calcext:value-type="float">
            <text:p>.00</text:p>
          </table:table-cell>
          <table:table-cell table:style-name="ce10" table:formula="of:=IF([$friday.B11] =&quot;ns day&quot;; [$friday.C11];IF([$friday.C11] &lt;= 8+ [$reference.C3]; 0; MAX([$friday.C11] - 8; 0)))" office:value-type="float" office:value="7.98" calcext:value-type="float">
            <text:p>7.98</text:p>
          </table:table-cell>
          <table:table-cell table:style-name="ce10" table:formula="of:=SUM([$friday.F11] - [$friday.E11])" office:value-type="float" office:value="0" calcext:value-type="float">
            <text:p>.00</text:p>
          </table:table-cell>
          <table:table-cell table:style-name="ce10" table:formula="of:=IF([$friday.B11]=&quot;ns day&quot;;[$friday.C11]; IF([$friday.C11] &lt;= 8 + [$reference.C4]; 0; MIN(MAX([$friday.C11] - 8; 0);IF([$friday.J11] &lt;= [$reference.C4];0; [$friday.J11]))))" office:value-type="float" office:value="7.98" calcext:value-type="float">
            <text:p>7.9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rtines, j</text:p>
          </table:table-cell>
          <table:table-cell table:style-name="ce8" table:number-columns-repeated="5"/>
          <table:table-cell table:style-name="ce11"/>
          <table:table-cell table:style-name="ce8" table:formula="of:=SUM([$friday.F12] - [$friday.E12])" office:value-type="float" office:value="0" calcext:value-type="float">
            <text:p>.00</text:p>
          </table:table-cell>
          <table:table-cell table:style-name="ce10" table:formula="of:=IF([$friday.B12] =&quot;ns day&quot;; [$friday.C12];IF([$friday.C12] &lt;= 8 + [$reference.C3]; 0; MAX([$friday.C12] - 8; 0)))" office:value-type="float" office:value="0" calcext:value-type="float">
            <text:p>.00</text:p>
          </table:table-cell>
          <table:table-cell table:style-name="ce10" table:formula="of:=SUM([$friday.F12] - [$friday.E12])" office:value-type="float" office:value="0" calcext:value-type="float">
            <text:p>.00</text:p>
          </table:table-cell>
          <table:table-cell table:style-name="ce10" table:formula="of:=IF([$friday.B12]=&quot;ns day&quot;;[$friday.C12]; IF([$friday.C12] &lt;= 8 + [$reference.C4]; 0; MIN(MAX([$friday.C12] - 8; 0);IF([$friday.J12] &lt;= [$reference.C4];0; [$friday.J1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ena sobekela, r</text:p>
          </table:table-cell>
          <table:table-cell table:style-name="ce7"/>
          <table:table-cell table:style-name="ce8" office:value-type="float" office:value="10.42" calcext:value-type="float">
            <text:p>10.42</text:p>
          </table:table-cell>
          <table:table-cell table:style-name="ce8" office:value-type="float" office:value="18.71" calcext:value-type="float">
            <text:p>18.71</text:p>
          </table:table-cell>
          <table:table-cell table:style-name="ce8" table:number-columns-repeated="2"/>
          <table:table-cell table:style-name="ce11"/>
          <table:table-cell table:style-name="ce8" table:formula="of:=SUM([$friday.F13] - [$friday.E13])" office:value-type="float" office:value="0" calcext:value-type="float">
            <text:p>.00</text:p>
          </table:table-cell>
          <table:table-cell table:style-name="ce10" table:formula="of:=IF([$friday.B13] =&quot;ns day&quot;; [$friday.C13];IF([$friday.C13] &lt;= 8+ [$reference.C3]; 0; MAX([$friday.C13] - 8; 0)))" office:value-type="float" office:value="2.42" calcext:value-type="float">
            <text:p>2.42</text:p>
          </table:table-cell>
          <table:table-cell table:style-name="ce10" table:formula="of:=SUM([$friday.F13] - [$friday.E13])" office:value-type="float" office:value="0" calcext:value-type="float">
            <text:p>.00</text:p>
          </table:table-cell>
          <table:table-cell table:style-name="ce10" table:formula="of:=IF([$friday.B13]=&quot;ns day&quot;;[$friday.C13]; IF([$friday.C13] &lt;= 8 + [$reference.C4]; 0; MIN(MAX([$friday.C13] - 8; 0);IF([$friday.J13] &lt;= [$reference.C4];0; [$friday.J1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naker, e</text:p>
          </table:table-cell>
          <table:table-cell table:style-name="ce7"/>
          <table:table-cell table:style-name="ce8" office:value-type="float" office:value="10.95" calcext:value-type="float">
            <text:p>10.95</text:p>
          </table:table-cell>
          <table:table-cell table:style-name="ce8" office:value-type="float" office:value="19.95" calcext:value-type="float">
            <text:p>19.95</text:p>
          </table:table-cell>
          <table:table-cell table:style-name="ce8" office:value-type="float" office:value="15.5" calcext:value-type="float">
            <text:p>15.50</text:p>
          </table:table-cell>
          <table:table-cell table:style-name="ce8" office:value-type="float" office:value="16.5" calcext:value-type="float">
            <text:p>16.50</text:p>
          </table:table-cell>
          <table:table-cell table:style-name="ce11" office:value-type="float" office:value="926" calcext:value-type="float">
            <text:p>926</text:p>
          </table:table-cell>
          <table:table-cell table:style-name="ce8" table:formula="of:=SUM([$friday.F14] - [$friday.E14])" office:value-type="float" office:value="1" calcext:value-type="float">
            <text:p>1.00</text:p>
          </table:table-cell>
          <table:table-cell table:style-name="ce10" table:formula="of:=IF([$friday.B14] =&quot;ns day&quot;; [$friday.C14];IF([$friday.C14] &lt;= 8+ [$reference.C3]; 0; MAX([$friday.C14] - 8; 0)))" office:value-type="float" office:value="2.95" calcext:value-type="float">
            <text:p>2.95</text:p>
          </table:table-cell>
          <table:table-cell table:style-name="ce10" table:formula="of:=SUM([$friday.F14] - [$friday.E14])" office:value-type="float" office:value="1" calcext:value-type="float">
            <text:p>1.00</text:p>
          </table:table-cell>
          <table:table-cell table:style-name="ce10" table:formula="of:=IF([$friday.B14]=&quot;ns day&quot;;[$friday.C14]; IF([$friday.C14] &lt;= 8 + [$reference.C4]; 0; MIN(MAX([$friday.C14] - 8; 0);IF([$friday.J14] &lt;= [$reference.C4];0; [$friday.J14]))))" office:value-type="float" office:value="1" calcext:value-type="float">
            <text:p>1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desir sr, h</text:p>
          </table:table-cell>
          <table:table-cell table:style-name="ce8" table:number-columns-repeated="5"/>
          <table:table-cell table:style-name="ce11"/>
          <table:table-cell table:style-name="ce8" table:formula="of:=SUM([$friday.F15] - [$friday.E15])" office:value-type="float" office:value="0" calcext:value-type="float">
            <text:p>.00</text:p>
          </table:table-cell>
          <table:table-cell table:style-name="ce10" table:formula="of:=IF([$friday.B15] =&quot;ns day&quot;; [$friday.C15];IF([$friday.C15] &lt;= 8 + [$reference.C3]; 0; MAX([$friday.C15] - 8; 0)))" office:value-type="float" office:value="0" calcext:value-type="float">
            <text:p>.00</text:p>
          </table:table-cell>
          <table:table-cell table:style-name="ce10" table:formula="of:=SUM([$friday.F15] - [$friday.E15])" office:value-type="float" office:value="0" calcext:value-type="float">
            <text:p>.00</text:p>
          </table:table-cell>
          <table:table-cell table:style-name="ce10" table:formula="of:=IF([$friday.B15]=&quot;ns day&quot;;[$friday.C15]; IF([$friday.C15] &lt;= 8 + [$reference.C4]; 0; MIN(MAX([$friday.C15] - 8; 0);IF([$friday.J15] &lt;= [$reference.C4];0; [$friday.J1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rray, k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88" calcext:value-type="float">
            <text:p>18.88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88" calcext:value-type="float">
            <text:p>18.88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friday.F16] - [$friday.E16])" office:value-type="float" office:value="1.88" calcext:value-type="float">
            <text:p>1.88</text:p>
          </table:table-cell>
          <table:table-cell table:style-name="ce10" table:formula="of:=IF([$friday.B16] =&quot;ns day&quot;; [$friday.C16];IF([$friday.C16] &lt;= 8+ [$reference.C3]; 0; MAX([$friday.C16] - 8; 0)))" office:value-type="float" office:value="2" calcext:value-type="float">
            <text:p>2.00</text:p>
          </table:table-cell>
          <table:table-cell table:style-name="ce10" table:formula="of:=SUM([$friday.F16] - [$friday.E16])" office:value-type="float" office:value="1.88" calcext:value-type="float">
            <text:p>1.88</text:p>
          </table:table-cell>
          <table:table-cell table:style-name="ce10" table:formula="of:=IF([$friday.B16]=&quot;ns day&quot;;[$friday.C16]; IF([$friday.C16] &lt;= 8 + [$reference.C4]; 0; MIN(MAX([$friday.C16] - 8; 0);IF([$friday.J16] &lt;= [$reference.C4];0; [$friday.J16]))))" office:value-type="float" office:value="1.88" calcext:value-type="float">
            <text:p>1.8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bertson, c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5.96" calcext:value-type="float">
            <text:p>15.96</text:p>
          </table:table-cell>
          <table:table-cell table:style-name="ce8" office:value-type="float" office:value="14.5" calcext:value-type="float">
            <text:p>14.50</text:p>
          </table:table-cell>
          <table:table-cell table:style-name="ce8" office:value-type="float" office:value="15.96" calcext:value-type="float">
            <text:p>15.96</text:p>
          </table:table-cell>
          <table:table-cell table:style-name="ce11" office:value-type="float" office:value="1053" calcext:value-type="float">
            <text:p>1053</text:p>
          </table:table-cell>
          <table:table-cell table:style-name="ce8" table:formula="of:=SUM([$friday.F17] - [$friday.E17])" office:value-type="float" office:value="1.46" calcext:value-type="float">
            <text:p>1.46</text:p>
          </table:table-cell>
          <table:table-cell table:style-name="ce10" table:formula="of:=IF([$friday.B17] =&quot;ns day&quot;; [$friday.C17];IF([$friday.C17] &lt;= 8+ [$reference.C3]; 0; MAX([$friday.C17] - 8; 0)))" office:value-type="float" office:value="0" calcext:value-type="float">
            <text:p>.00</text:p>
          </table:table-cell>
          <table:table-cell table:style-name="ce10" table:formula="of:=SUM([$friday.F17] - [$friday.E17])" office:value-type="float" office:value="1.46" calcext:value-type="float">
            <text:p>1.46</text:p>
          </table:table-cell>
          <table:table-cell table:style-name="ce10" table:formula="of:=IF([$friday.B17]=&quot;ns day&quot;;[$friday.C17]; IF([$friday.C17] &lt;= 8 + [$reference.C4]; 0; MIN(MAX([$friday.C17] - 8; 0);IF([$friday.J17] &lt;= [$reference.C4];0; [$friday.J1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vens, a</text:p>
          </table:table-cell>
          <table:table-cell table:style-name="ce7"/>
          <table:table-cell table:style-name="ce8" office:value-type="float" office:value="9.63" calcext:value-type="float">
            <text:p>9.63</text:p>
          </table:table-cell>
          <table:table-cell table:style-name="ce8" office:value-type="float" office:value="18.13" calcext:value-type="float">
            <text:p>18.13</text:p>
          </table:table-cell>
          <table:table-cell table:style-name="ce8" office:value-type="float" office:value="16.75" calcext:value-type="float">
            <text:p>16.75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friday.F18] - [$friday.E18])" office:value-type="float" office:value="1.38" calcext:value-type="float">
            <text:p>1.38</text:p>
          </table:table-cell>
          <table:table-cell table:style-name="ce10" table:formula="of:=IF([$friday.B18] =&quot;ns day&quot;; [$friday.C18];IF([$friday.C18] &lt;= 8+ [$reference.C3]; 0; MAX([$friday.C18] - 8; 0)))" office:value-type="float" office:value="1.63" calcext:value-type="float">
            <text:p>1.63</text:p>
          </table:table-cell>
          <table:table-cell table:style-name="ce10" table:formula="of:=SUM([$friday.F18] - [$friday.E18])" office:value-type="float" office:value="1.38" calcext:value-type="float">
            <text:p>1.38</text:p>
          </table:table-cell>
          <table:table-cell table:style-name="ce10" table:formula="of:=IF([$friday.B18]=&quot;ns day&quot;;[$friday.C18]; IF([$friday.C18] &lt;= 8 + [$reference.C4]; 0; MIN(MAX([$friday.C18] - 8; 0);IF([$friday.J18] &lt;= [$reference.C4];0; [$friday.J18]))))" office:value-type="float" office:value="1.38" calcext:value-type="float">
            <text:p>1.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rujillo, s</text:p>
          </table:table-cell>
          <table:table-cell table:style-name="ce8" table:number-columns-repeated="5"/>
          <table:table-cell table:style-name="ce11"/>
          <table:table-cell table:style-name="ce8" table:formula="of:=SUM([$friday.F19] - [$friday.E19])" office:value-type="float" office:value="0" calcext:value-type="float">
            <text:p>.00</text:p>
          </table:table-cell>
          <table:table-cell table:style-name="ce10" table:formula="of:=IF([$friday.B19] =&quot;ns day&quot;; [$friday.C19];IF([$friday.C19] &lt;= 8 + [$reference.C3]; 0; MAX([$friday.C19] - 8; 0)))" office:value-type="float" office:value="0" calcext:value-type="float">
            <text:p>.00</text:p>
          </table:table-cell>
          <table:table-cell table:style-name="ce10" table:formula="of:=SUM([$friday.F19] - [$friday.E19])" office:value-type="float" office:value="0" calcext:value-type="float">
            <text:p>.00</text:p>
          </table:table-cell>
          <table:table-cell table:style-name="ce10" table:formula="of:=IF([$friday.B19]=&quot;ns day&quot;;[$friday.C19]; IF([$friday.C19] &lt;= 8 + [$reference.C4]; 0; MIN(MAX([$friday.C19] - 8; 0);IF([$friday.J19] &lt;= [$reference.C4];0; [$friday.J1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illiams, l</text:p>
          </table:table-cell>
          <table:table-cell table:style-name="ce7"/>
          <table:table-cell table:style-name="ce8" office:value-type="float" office:value="2" calcext:value-type="float">
            <text:p>2.00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3" calcext:value-type="float">
            <text:p>13.00</text:p>
          </table:table-cell>
          <table:table-cell table:style-name="ce8" office:value-type="float" office:value="15" calcext:value-type="float">
            <text:p>15.00</text:p>
          </table:table-cell>
          <table:table-cell table:style-name="ce11" office:value-type="float" office:value="0" calcext:value-type="float">
            <text:p/>
          </table:table-cell>
          <table:table-cell table:style-name="ce8" table:formula="of:=SUM([$friday.F20] - [$friday.E20])" office:value-type="float" office:value="2" calcext:value-type="float">
            <text:p>2.00</text:p>
          </table:table-cell>
          <table:table-cell table:style-name="ce10" table:formula="of:=IF([$friday.B20] =&quot;ns day&quot;; [$friday.C20];IF([$friday.C20] &lt;= 8+ [$reference.C3]; 0; MAX([$friday.C20] - 8; 0)))" office:value-type="float" office:value="0" calcext:value-type="float">
            <text:p>.00</text:p>
          </table:table-cell>
          <table:table-cell table:style-name="ce10" table:formula="of:=SUM([$friday.F20] - [$friday.E20])" office:value-type="float" office:value="2" calcext:value-type="float">
            <text:p>2.00</text:p>
          </table:table-cell>
          <table:table-cell table:style-name="ce10" table:formula="of:=IF([$friday.B20]=&quot;ns day&quot;;[$friday.C20]; IF([$friday.C20] &lt;= 8 + [$reference.C4]; 0; MIN(MAX([$friday.C20] - 8; 0);IF([$friday.J20] &lt;= [$reference.C4];0; [$friday.J2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1] - [$friday.E21])" office:value-type="float" office:value="0" calcext:value-type="float">
            <text:p>.00</text:p>
          </table:table-cell>
          <table:table-cell table:style-name="ce10" table:formula="of:=IF([$friday.B21] =&quot;ns day&quot;; [$friday.C21];IF([$friday.C21] &lt;= 8 + [$reference.C3]; 0; MAX([$friday.C21] - 8; 0)))" office:value-type="float" office:value="0" calcext:value-type="float">
            <text:p>.00</text:p>
          </table:table-cell>
          <table:table-cell table:style-name="ce10" table:formula="of:=SUM([$friday.F21] - [$friday.E21])" office:value-type="float" office:value="0" calcext:value-type="float">
            <text:p>.00</text:p>
          </table:table-cell>
          <table:table-cell table:style-name="ce10" table:formula="of:=IF([$friday.B21]=&quot;ns day&quot;;[$friday.C21]; IF([$friday.C21] &lt;= 8 + [$reference.C4]; 0; MIN(MAX([$friday.C21] - 8; 0);IF([$friday.J21] &lt;= [$reference.C4];0; [$friday.J2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2] - [$friday.E22])" office:value-type="float" office:value="0" calcext:value-type="float">
            <text:p>.00</text:p>
          </table:table-cell>
          <table:table-cell table:style-name="ce10" table:formula="of:=IF([$friday.B22] =&quot;ns day&quot;; [$friday.C22];IF([$friday.C22] &lt;= 8 + [$reference.C3]; 0; MAX([$friday.C22] - 8; 0)))" office:value-type="float" office:value="0" calcext:value-type="float">
            <text:p>.00</text:p>
          </table:table-cell>
          <table:table-cell table:style-name="ce10" table:formula="of:=SUM([$friday.F22] - [$friday.E22])" office:value-type="float" office:value="0" calcext:value-type="float">
            <text:p>.00</text:p>
          </table:table-cell>
          <table:table-cell table:style-name="ce10" table:formula="of:=IF([$friday.B22]=&quot;ns day&quot;;[$friday.C22]; IF([$friday.C22] &lt;= 8 + [$reference.C4]; 0; MIN(MAX([$friday.C22] - 8; 0);IF([$friday.J22] &lt;= [$reference.C4];0; [$friday.J2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3] - [$friday.E23])" office:value-type="float" office:value="0" calcext:value-type="float">
            <text:p>.00</text:p>
          </table:table-cell>
          <table:table-cell table:style-name="ce10" table:formula="of:=IF([$friday.B23] =&quot;ns day&quot;; [$friday.C23];IF([$friday.C23] &lt;= 8 + [$reference.C3]; 0; MAX([$friday.C23] - 8; 0)))" office:value-type="float" office:value="0" calcext:value-type="float">
            <text:p>.00</text:p>
          </table:table-cell>
          <table:table-cell table:style-name="ce10" table:formula="of:=SUM([$friday.F23] - [$friday.E23])" office:value-type="float" office:value="0" calcext:value-type="float">
            <text:p>.00</text:p>
          </table:table-cell>
          <table:table-cell table:style-name="ce10" table:formula="of:=IF([$friday.B23]=&quot;ns day&quot;;[$friday.C23]; IF([$friday.C23] &lt;= 8 + [$reference.C4]; 0; MIN(MAX([$friday.C23] - 8; 0);IF([$friday.J23] &lt;= [$reference.C4];0; [$friday.J2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4] - [$friday.E24])" office:value-type="float" office:value="0" calcext:value-type="float">
            <text:p>.00</text:p>
          </table:table-cell>
          <table:table-cell table:style-name="ce10" table:formula="of:=IF([$friday.B24] =&quot;ns day&quot;; [$friday.C24];IF([$friday.C24] &lt;= 8 + [$reference.C3]; 0; MAX([$friday.C24] - 8; 0)))" office:value-type="float" office:value="0" calcext:value-type="float">
            <text:p>.00</text:p>
          </table:table-cell>
          <table:table-cell table:style-name="ce10" table:formula="of:=SUM([$friday.F24] - [$friday.E24])" office:value-type="float" office:value="0" calcext:value-type="float">
            <text:p>.00</text:p>
          </table:table-cell>
          <table:table-cell table:style-name="ce10" table:formula="of:=IF([$friday.B24]=&quot;ns day&quot;;[$friday.C24]; IF([$friday.C24] &lt;= 8 + [$reference.C4]; 0; MIN(MAX([$friday.C24] - 8; 0);IF([$friday.J24] &lt;= [$reference.C4];0; [$friday.J2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5] - [$friday.E25])" office:value-type="float" office:value="0" calcext:value-type="float">
            <text:p>.00</text:p>
          </table:table-cell>
          <table:table-cell table:style-name="ce10" table:formula="of:=IF([$friday.B25] =&quot;ns day&quot;; [$friday.C25];IF([$friday.C25] &lt;= 8 + [$reference.C3]; 0; MAX([$friday.C25] - 8; 0)))" office:value-type="float" office:value="0" calcext:value-type="float">
            <text:p>.00</text:p>
          </table:table-cell>
          <table:table-cell table:style-name="ce10" table:formula="of:=SUM([$friday.F25] - [$friday.E25])" office:value-type="float" office:value="0" calcext:value-type="float">
            <text:p>.00</text:p>
          </table:table-cell>
          <table:table-cell table:style-name="ce10" table:formula="of:=IF([$friday.B25]=&quot;ns day&quot;;[$friday.C25]; IF([$friday.C25] &lt;= 8 + [$reference.C4]; 0; MIN(MAX([$friday.C25] - 8; 0);IF([$friday.J25] &lt;= [$reference.C4];0; [$friday.J2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6] - [$friday.E26])" office:value-type="float" office:value="0" calcext:value-type="float">
            <text:p>.00</text:p>
          </table:table-cell>
          <table:table-cell table:style-name="ce10" table:formula="of:=IF([$friday.B26] =&quot;ns day&quot;; [$friday.C26];IF([$friday.C26] &lt;= 8 + [$reference.C3]; 0; MAX([$friday.C26] - 8; 0)))" office:value-type="float" office:value="0" calcext:value-type="float">
            <text:p>.00</text:p>
          </table:table-cell>
          <table:table-cell table:style-name="ce10" table:formula="of:=SUM([$friday.F26] - [$friday.E26])" office:value-type="float" office:value="0" calcext:value-type="float">
            <text:p>.00</text:p>
          </table:table-cell>
          <table:table-cell table:style-name="ce10" table:formula="of:=IF([$friday.B26]=&quot;ns day&quot;;[$friday.C26]; IF([$friday.C26] &lt;= 8 + [$reference.C4]; 0; MIN(MAX([$friday.C26] - 8; 0);IF([$friday.J26] &lt;= [$reference.C4];0; [$friday.J2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7] - [$friday.E27])" office:value-type="float" office:value="0" calcext:value-type="float">
            <text:p>.00</text:p>
          </table:table-cell>
          <table:table-cell table:style-name="ce10" table:formula="of:=IF([$friday.B27] =&quot;ns day&quot;; [$friday.C27];IF([$friday.C27] &lt;= 8 + [$reference.C3]; 0; MAX([$friday.C27] - 8; 0)))" office:value-type="float" office:value="0" calcext:value-type="float">
            <text:p>.00</text:p>
          </table:table-cell>
          <table:table-cell table:style-name="ce10" table:formula="of:=SUM([$friday.F27] - [$friday.E27])" office:value-type="float" office:value="0" calcext:value-type="float">
            <text:p>.00</text:p>
          </table:table-cell>
          <table:table-cell table:style-name="ce10" table:formula="of:=IF([$friday.B27]=&quot;ns day&quot;;[$friday.C27]; IF([$friday.C27] &lt;= 8 + [$reference.C4]; 0; MIN(MAX([$friday.C27] - 8; 0);IF([$friday.J27] &lt;= [$reference.C4];0; [$friday.J2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8] - [$friday.E28])" office:value-type="float" office:value="0" calcext:value-type="float">
            <text:p>.00</text:p>
          </table:table-cell>
          <table:table-cell table:style-name="ce10" table:formula="of:=IF([$friday.B28] =&quot;ns day&quot;; [$friday.C28];IF([$friday.C28] &lt;= 8 + [$reference.C3]; 0; MAX([$friday.C28] - 8; 0)))" office:value-type="float" office:value="0" calcext:value-type="float">
            <text:p>.00</text:p>
          </table:table-cell>
          <table:table-cell table:style-name="ce10" table:formula="of:=SUM([$friday.F28] - [$friday.E28])" office:value-type="float" office:value="0" calcext:value-type="float">
            <text:p>.00</text:p>
          </table:table-cell>
          <table:table-cell table:style-name="ce10" table:formula="of:=IF([$friday.B28]=&quot;ns day&quot;;[$friday.C28]; IF([$friday.C28] &lt;= 8 + [$reference.C4]; 0; MIN(MAX([$friday.C28] - 8; 0);IF([$friday.J28] &lt;= [$reference.C4];0; [$friday.J2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9] - [$friday.E29])" office:value-type="float" office:value="0" calcext:value-type="float">
            <text:p>.00</text:p>
          </table:table-cell>
          <table:table-cell table:style-name="ce10" table:formula="of:=IF([$friday.B29] =&quot;ns day&quot;; [$friday.C29];IF([$friday.C29] &lt;= 8 + [$reference.C3]; 0; MAX([$friday.C29] - 8; 0)))" office:value-type="float" office:value="0" calcext:value-type="float">
            <text:p>.00</text:p>
          </table:table-cell>
          <table:table-cell table:style-name="ce10" table:formula="of:=SUM([$friday.F29] - [$friday.E29])" office:value-type="float" office:value="0" calcext:value-type="float">
            <text:p>.00</text:p>
          </table:table-cell>
          <table:table-cell table:style-name="ce10" table:formula="of:=IF([$friday.B29]=&quot;ns day&quot;;[$friday.C29]; IF([$friday.C29] &lt;= 8 + [$reference.C4]; 0; MIN(MAX([$friday.C29] - 8; 0);IF([$friday.J29] &lt;= [$reference.C4];0; [$friday.J2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30] - [$friday.E30])" office:value-type="float" office:value="0" calcext:value-type="float">
            <text:p>.00</text:p>
          </table:table-cell>
          <table:table-cell table:style-name="ce10" table:formula="of:=IF([$friday.B30] =&quot;ns day&quot;; [$friday.C30];IF([$friday.C30] &lt;= 8 + [$reference.C3]; 0; MAX([$friday.C30] - 8; 0)))" office:value-type="float" office:value="0" calcext:value-type="float">
            <text:p>.00</text:p>
          </table:table-cell>
          <table:table-cell table:style-name="ce10" table:formula="of:=SUM([$friday.F30] - [$friday.E30])" office:value-type="float" office:value="0" calcext:value-type="float">
            <text:p>.00</text:p>
          </table:table-cell>
          <table:table-cell table:style-name="ce10" table:formula="of:=IF([$friday.B30]=&quot;ns day&quot;;[$friday.C30]; IF([$friday.C30] &lt;= 8 + [$reference.C4]; 0; MIN(MAX([$friday.C30] - 8; 0);IF([$friday.J30] &lt;= [$reference.C4];0; [$friday.J3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31] - [$friday.E31])" office:value-type="float" office:value="0" calcext:value-type="float">
            <text:p>.00</text:p>
          </table:table-cell>
          <table:table-cell table:style-name="ce10" table:formula="of:=IF([$friday.B31] =&quot;ns day&quot;; [$friday.C31];IF([$friday.C31] &lt;= 8 + [$reference.C3]; 0; MAX([$friday.C31] - 8; 0)))" office:value-type="float" office:value="0" calcext:value-type="float">
            <text:p>.00</text:p>
          </table:table-cell>
          <table:table-cell table:style-name="ce10" table:formula="of:=SUM([$friday.F31] - [$friday.E31])" office:value-type="float" office:value="0" calcext:value-type="float">
            <text:p>.00</text:p>
          </table:table-cell>
          <table:table-cell table:style-name="ce10" table:formula="of:=IF([$friday.B31]=&quot;ns day&quot;;[$friday.C31]; IF([$friday.C31] &lt;= 8 + [$reference.C4]; 0; MIN(MAX([$friday.C31] - 8; 0);IF([$friday.J31] &lt;= [$reference.C4];0; [$friday.J3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32] - [$friday.E32])" office:value-type="float" office:value="0" calcext:value-type="float">
            <text:p>.00</text:p>
          </table:table-cell>
          <table:table-cell table:style-name="ce10" table:formula="of:=IF([$friday.B32] =&quot;ns day&quot;; [$friday.C32];IF([$friday.C32] &lt;= 8 + [$reference.C3]; 0; MAX([$friday.C32] - 8; 0)))" office:value-type="float" office:value="0" calcext:value-type="float">
            <text:p>.00</text:p>
          </table:table-cell>
          <table:table-cell table:style-name="ce10" table:formula="of:=SUM([$friday.F32] - [$friday.E32])" office:value-type="float" office:value="0" calcext:value-type="float">
            <text:p>.00</text:p>
          </table:table-cell>
          <table:table-cell table:style-name="ce10" table:formula="of:=IF([$friday.B32]=&quot;ns day&quot;;[$friday.C32]; IF([$friday.C32] &lt;= 8 + [$reference.C4]; 0; MIN(MAX([$friday.C32] - 8; 0);IF([$friday.J32] &lt;= [$reference.C4];0; [$friday.J3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Total NL Overtime</text:p>
          </table:table-cell>
          <table:table-cell table:style-name="ce10" table:formula="of:=SUM([$friday.I8:$friday.I32])" office:value-type="float" office:value="18.02" calcext:value-type="float">
            <text:p>18.0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NL Mandates</text:p>
          </table:table-cell>
          <table:table-cell table:style-name="ce10" table:formula="of:=SUM([$friday.K8:$friday.K32])" office:value-type="float" office:value="12.24" calcext:value-type="float">
            <text:p>12.2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ork Assignmen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, j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8.5" calcext:value-type="float">
            <text:p>8.50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office:value-type="float" office:value="8.01" calcext:value-type="float">
            <text:p>8.01</text:p>
          </table:table-cell>
          <table:table-cell table:style-name="ce8" office:value-type="float" office:value="8.82" calcext:value-type="float">
            <text:p>8.82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friday.F40] - [$friday.E40])" office:value-type="float" office:value="0.810000000000001" calcext:value-type="float">
            <text:p>.81</text:p>
          </table:table-cell>
          <table:table-cell table:style-name="ce10" table:formula="of:=IF([$friday.B40] =&quot;ns day&quot;; [$friday.C40]; MAX([$friday.C40] - 8; 0))" office:value-type="float" office:value="8.5" calcext:value-type="float">
            <text:p>8.50</text:p>
          </table:table-cell>
          <table:table-cell table:style-name="ce10" table:formula="of:=SUM([$friday.F40] - [$friday.E40])" office:value-type="float" office:value="0.810000000000001" calcext:value-type="float">
            <text:p>.81</text:p>
          </table:table-cell>
          <table:table-cell table:style-name="ce10" table:formula="of:=IF([$friday.B40]=&quot;ns day&quot;;[$friday.C40]; IF([$friday.C40] &lt;= 8 + [$reference.C4]; 0; MIN(MAX([$friday.C40] - 8; 0);IF([$friday.J40] &lt;= [$reference.C4];0; [$friday.J40]))))" office:value-type="float" office:value="8.5" calcext:value-type="float">
            <text:p>8.5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quino, s</text:p>
          </table:table-cell>
          <table:table-cell table:style-name="ce7"/>
          <table:table-cell table:style-name="ce8" office:value-type="float" office:value="10.25" calcext:value-type="float">
            <text:p>10.25</text:p>
          </table:table-cell>
          <table:table-cell table:style-name="ce8" office:value-type="float" office:value="19.17" calcext:value-type="float">
            <text:p>19.17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9.17" calcext:value-type="float">
            <text:p>19.17</text:p>
          </table:table-cell>
          <table:table-cell table:style-name="ce11" office:value-type="float" office:value="1025" calcext:value-type="float">
            <text:p>1025</text:p>
          </table:table-cell>
          <table:table-cell table:style-name="ce8" table:formula="of:=SUM([$friday.F41] - [$friday.E41])" office:value-type="float" office:value="2.92" calcext:value-type="float">
            <text:p>2.92</text:p>
          </table:table-cell>
          <table:table-cell table:style-name="ce10" table:formula="of:=IF([$friday.B41] =&quot;ns day&quot;; [$friday.C41]; MAX([$friday.C41] - 8; 0))" office:value-type="float" office:value="2.25" calcext:value-type="float">
            <text:p>2.25</text:p>
          </table:table-cell>
          <table:table-cell table:style-name="ce10" table:formula="of:=SUM([$friday.F41] - [$friday.E41])" office:value-type="float" office:value="2.92" calcext:value-type="float">
            <text:p>2.92</text:p>
          </table:table-cell>
          <table:table-cell table:style-name="ce10" table:formula="of:=IF([$friday.B41]=&quot;ns day&quot;;[$friday.C41]; IF([$friday.C41] &lt;= 8 + [$reference.C4]; 0; MIN(MAX([$friday.C41] - 8; 0);IF([$friday.J41] &lt;= [$reference.C4];0; [$friday.J41]))))" office:value-type="float" office:value="2.25" calcext:value-type="float">
            <text:p>2.2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binskiy, m</text:p>
          </table:table-cell>
          <table:table-cell table:style-name="ce8" table:number-columns-repeated="5"/>
          <table:table-cell table:style-name="ce11"/>
          <table:table-cell table:style-name="ce8" table:formula="of:=SUM([$friday.F42] - [$friday.E42])" office:value-type="float" office:value="0" calcext:value-type="float">
            <text:p>.00</text:p>
          </table:table-cell>
          <table:table-cell table:style-name="ce10" table:formula="of:=IF([$friday.B42] =&quot;ns day&quot;; [$friday.C42]; MAX([$friday.C42] - 8; 0))" office:value-type="float" office:value="0" calcext:value-type="float">
            <text:p>.00</text:p>
          </table:table-cell>
          <table:table-cell table:style-name="ce10" table:formula="of:=SUM([$friday.F42] - [$friday.E42])" office:value-type="float" office:value="0" calcext:value-type="float">
            <text:p>.00</text:p>
          </table:table-cell>
          <table:table-cell table:style-name="ce10" table:formula="of:=IF([$friday.B42]=&quot;ns day&quot;;[$friday.C42]; IF([$friday.C42] &lt;= 8 + [$reference.C4]; 0; MIN(MAX([$friday.C42] - 8; 0);IF([$friday.J42] &lt;= [$reference.C4];0; [$friday.J4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ssa, e</text:p>
          </table:table-cell>
          <table:table-cell table:style-name="ce7"/>
          <table:table-cell table:style-name="ce8" office:value-type="float" office:value="11.16" calcext:value-type="float">
            <text:p>11.16</text:p>
          </table:table-cell>
          <table:table-cell table:style-name="ce8" office:value-type="float" office:value="20" calcext:value-type="float">
            <text:p>20.00</text:p>
          </table:table-cell>
          <table:table-cell table:style-name="ce8" office:value-type="float" office:value="19.1" calcext:value-type="float">
            <text:p>19.10</text:p>
          </table:table-cell>
          <table:table-cell table:style-name="ce8" office:value-type="float" office:value="20.18" calcext:value-type="float">
            <text:p>20.18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friday.F43] - [$friday.E43])" office:value-type="float" office:value="1.08" calcext:value-type="float">
            <text:p>1.08</text:p>
          </table:table-cell>
          <table:table-cell table:style-name="ce10" table:formula="of:=IF([$friday.B43] =&quot;ns day&quot;; [$friday.C43]; MAX([$friday.C43] - 8; 0))" office:value-type="float" office:value="3.16" calcext:value-type="float">
            <text:p>3.16</text:p>
          </table:table-cell>
          <table:table-cell table:style-name="ce10" table:formula="of:=SUM([$friday.F43] - [$friday.E43])" office:value-type="float" office:value="1.08" calcext:value-type="float">
            <text:p>1.08</text:p>
          </table:table-cell>
          <table:table-cell table:style-name="ce10" table:formula="of:=IF([$friday.B43]=&quot;ns day&quot;;[$friday.C43]; IF([$friday.C43] &lt;= 8 + [$reference.C4]; 0; MIN(MAX([$friday.C43] - 8; 0);IF([$friday.J43] &lt;= [$reference.C4];0; [$friday.J43]))))" office:value-type="float" office:value="1.08" calcext:value-type="float">
            <text:p>1.0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onilla, g</text:p>
          </table:table-cell>
          <table:table-cell table:style-name="ce7"/>
          <table:table-cell table:style-name="ce8" office:value-type="float" office:value="11.91" calcext:value-type="float">
            <text:p>11.91</text:p>
          </table:table-cell>
          <table:table-cell table:style-name="ce8" office:value-type="float" office:value="20.86" calcext:value-type="float">
            <text:p>20.86</text:p>
          </table:table-cell>
          <table:table-cell table:style-name="ce8" office:value-type="float" office:value="16.71" calcext:value-type="float">
            <text:p>16.71</text:p>
          </table:table-cell>
          <table:table-cell table:style-name="ce8" office:value-type="float" office:value="20.86" calcext:value-type="float">
            <text:p>20.86</text:p>
          </table:table-cell>
          <table:table-cell table:style-name="ce11" office:value-type="float" office:value="1023" calcext:value-type="float">
            <text:p>1023</text:p>
          </table:table-cell>
          <table:table-cell table:style-name="ce8" table:formula="of:=SUM([$friday.F44] - [$friday.E44])" office:value-type="float" office:value="4.15" calcext:value-type="float">
            <text:p>4.15</text:p>
          </table:table-cell>
          <table:table-cell table:style-name="ce10" table:formula="of:=IF([$friday.B44] =&quot;ns day&quot;; [$friday.C44]; MAX([$friday.C44] - 8; 0))" office:value-type="float" office:value="3.91" calcext:value-type="float">
            <text:p>3.91</text:p>
          </table:table-cell>
          <table:table-cell table:style-name="ce10" table:formula="of:=SUM([$friday.F44] - [$friday.E44])" office:value-type="float" office:value="4.15" calcext:value-type="float">
            <text:p>4.15</text:p>
          </table:table-cell>
          <table:table-cell table:style-name="ce10" table:formula="of:=IF([$friday.B44]=&quot;ns day&quot;;[$friday.C44]; IF([$friday.C44] &lt;= 8 + [$reference.C4]; 0; MIN(MAX([$friday.C44] - 8; 0);IF([$friday.J44] &lt;= [$reference.C4];0; [$friday.J44]))))" office:value-type="float" office:value="3.91" calcext:value-type="float">
            <text:p>3.9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own, a</text:p>
          </table:table-cell>
          <table:table-cell table:style-name="ce7"/>
          <table:table-cell table:style-name="ce8" office:value-type="float" office:value="10.25" calcext:value-type="float">
            <text:p>10.25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6.29" calcext:value-type="float">
            <text:p>16.29</text:p>
          </table:table-cell>
          <table:table-cell table:style-name="ce8" office:value-type="float" office:value="18.25" calcext:value-type="float">
            <text:p>18.25</text:p>
          </table:table-cell>
          <table:table-cell table:style-name="ce11" office:value-type="float" office:value="926" calcext:value-type="float">
            <text:p>926</text:p>
          </table:table-cell>
          <table:table-cell table:style-name="ce8" table:formula="of:=SUM([$friday.F45] - [$friday.E45])" office:value-type="float" office:value="1.96" calcext:value-type="float">
            <text:p>1.96</text:p>
          </table:table-cell>
          <table:table-cell table:style-name="ce10" table:formula="of:=IF([$friday.B45] =&quot;ns day&quot;; [$friday.C45]; MAX([$friday.C45] - 8; 0))" office:value-type="float" office:value="2.25" calcext:value-type="float">
            <text:p>2.25</text:p>
          </table:table-cell>
          <table:table-cell table:style-name="ce10" table:formula="of:=SUM([$friday.F45] - [$friday.E45])" office:value-type="float" office:value="1.96" calcext:value-type="float">
            <text:p>1.96</text:p>
          </table:table-cell>
          <table:table-cell table:style-name="ce10" table:formula="of:=IF([$friday.B45]=&quot;ns day&quot;;[$friday.C45]; IF([$friday.C45] &lt;= 8 + [$reference.C4]; 0; MIN(MAX([$friday.C45] - 8; 0);IF([$friday.J45] &lt;= [$reference.C4];0; [$friday.J45]))))" office:value-type="float" office:value="1.96" calcext:value-type="float">
            <text:p>1.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ustos, h</text:p>
          </table:table-cell>
          <table:table-cell table:style-name="ce7"/>
          <table:table-cell table:style-name="ce8" office:value-type="float" office:value="9.68" calcext:value-type="float">
            <text:p>9.68</text:p>
          </table:table-cell>
          <table:table-cell table:style-name="ce8" office:value-type="float" office:value="18.61" calcext:value-type="float">
            <text:p>18.61</text:p>
          </table:table-cell>
          <table:table-cell table:style-name="ce8" office:value-type="float" office:value="16.68" calcext:value-type="float">
            <text:p>16.68</text:p>
          </table:table-cell>
          <table:table-cell table:style-name="ce8" office:value-type="float" office:value="18.61" calcext:value-type="float">
            <text:p>18.61</text:p>
          </table:table-cell>
          <table:table-cell table:style-name="ce11" office:value-type="float" office:value="928" calcext:value-type="float">
            <text:p>928</text:p>
          </table:table-cell>
          <table:table-cell table:style-name="ce8" table:formula="of:=SUM([$friday.F46] - [$friday.E46])" office:value-type="float" office:value="1.93" calcext:value-type="float">
            <text:p>1.93</text:p>
          </table:table-cell>
          <table:table-cell table:style-name="ce10" table:formula="of:=IF([$friday.B46] =&quot;ns day&quot;; [$friday.C46]; MAX([$friday.C46] - 8; 0))" office:value-type="float" office:value="1.68" calcext:value-type="float">
            <text:p>1.68</text:p>
          </table:table-cell>
          <table:table-cell table:style-name="ce10" table:formula="of:=SUM([$friday.F46] - [$friday.E46])" office:value-type="float" office:value="1.93" calcext:value-type="float">
            <text:p>1.93</text:p>
          </table:table-cell>
          <table:table-cell table:style-name="ce10" table:formula="of:=IF([$friday.B46]=&quot;ns day&quot;;[$friday.C46]; IF([$friday.C46] &lt;= 8 + [$reference.C4]; 0; MIN(MAX([$friday.C46] - 8; 0);IF([$friday.J46] &lt;= [$reference.C4];0; [$friday.J46]))))" office:value-type="float" office:value="1.68" calcext:value-type="float">
            <text:p>1.6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hung, b</text:p>
          </table:table-cell>
          <table:table-cell table:style-name="ce7"/>
          <table:table-cell table:style-name="ce8" office:value-type="float" office:value="10.17" calcext:value-type="float">
            <text:p>10.17</text:p>
          </table:table-cell>
          <table:table-cell table:style-name="ce8" office:value-type="float" office:value="19.02" calcext:value-type="float">
            <text:p>19.02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office:value-type="float" office:value="19.02" calcext:value-type="float">
            <text:p>19.02</text:p>
          </table:table-cell>
          <table:table-cell table:style-name="ce11" office:value-type="float" office:value="913" calcext:value-type="float">
            <text:p>913</text:p>
          </table:table-cell>
          <table:table-cell table:style-name="ce8" table:formula="of:=SUM([$friday.F47] - [$friday.E47])" office:value-type="float" office:value="2.69" calcext:value-type="float">
            <text:p>2.69</text:p>
          </table:table-cell>
          <table:table-cell table:style-name="ce10" table:formula="of:=IF([$friday.B47] =&quot;ns day&quot;; [$friday.C47]; MAX([$friday.C47] - 8; 0))" office:value-type="float" office:value="2.17" calcext:value-type="float">
            <text:p>2.17</text:p>
          </table:table-cell>
          <table:table-cell table:style-name="ce10" table:formula="of:=SUM([$friday.F47] - [$friday.E47])" office:value-type="float" office:value="2.69" calcext:value-type="float">
            <text:p>2.69</text:p>
          </table:table-cell>
          <table:table-cell table:style-name="ce10" table:formula="of:=IF([$friday.B47]=&quot;ns day&quot;;[$friday.C47]; IF([$friday.C47] &lt;= 8 + [$reference.C4]; 0; MIN(MAX([$friday.C47] - 8; 0);IF([$friday.J47] &lt;= [$reference.C4];0; [$friday.J47]))))" office:value-type="float" office:value="2.17" calcext:value-type="float">
            <text:p>2.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stodio, t</text:p>
          </table:table-cell>
          <table:table-cell table:style-name="ce7"/>
          <table:table-cell table:style-name="ce8" office:value-type="float" office:value="11.27" calcext:value-type="float">
            <text:p>11.27</text:p>
          </table:table-cell>
          <table:table-cell table:style-name="ce8" office:value-type="float" office:value="20.18" calcext:value-type="float">
            <text:p>20.18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20.18" calcext:value-type="float">
            <text:p>20.18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friday.F48] - [$friday.E48])" office:value-type="float" office:value="3.18" calcext:value-type="float">
            <text:p>3.18</text:p>
          </table:table-cell>
          <table:table-cell table:style-name="ce10" table:formula="of:=IF([$friday.B48] =&quot;ns day&quot;; [$friday.C48]; MAX([$friday.C48] - 8; 0))" office:value-type="float" office:value="3.27" calcext:value-type="float">
            <text:p>3.27</text:p>
          </table:table-cell>
          <table:table-cell table:style-name="ce10" table:formula="of:=SUM([$friday.F48] - [$friday.E48])" office:value-type="float" office:value="3.18" calcext:value-type="float">
            <text:p>3.18</text:p>
          </table:table-cell>
          <table:table-cell table:style-name="ce10" table:formula="of:=IF([$friday.B48]=&quot;ns day&quot;;[$friday.C48]; IF([$friday.C48] &lt;= 8 + [$reference.C4]; 0; MIN(MAX([$friday.C48] - 8; 0);IF([$friday.J48] &lt;= [$reference.C4];0; [$friday.J48]))))" office:value-type="float" office:value="3.18" calcext:value-type="float">
            <text:p>3.1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aylie, j</text:p>
          </table:table-cell>
          <table:table-cell table:style-name="ce7"/>
          <table:table-cell table:style-name="ce8" office:value-type="float" office:value="8.2" calcext:value-type="float">
            <text:p>8.20</text:p>
          </table:table-cell>
          <table:table-cell table:style-name="ce8" office:value-type="float" office:value="17.33" calcext:value-type="float">
            <text:p>17.33</text:p>
          </table:table-cell>
          <table:table-cell table:style-name="ce8" table:number-columns-repeated="2"/>
          <table:table-cell table:style-name="ce11"/>
          <table:table-cell table:style-name="ce8" table:formula="of:=SUM([$friday.F49] - [$friday.E49])" office:value-type="float" office:value="0" calcext:value-type="float">
            <text:p>.00</text:p>
          </table:table-cell>
          <table:table-cell table:style-name="ce10" table:formula="of:=IF([$friday.B49] =&quot;ns day&quot;; [$friday.C49]; MAX([$friday.C49] - 8; 0))" office:value-type="float" office:value="0.199999999999999" calcext:value-type="float">
            <text:p>.20</text:p>
          </table:table-cell>
          <table:table-cell table:style-name="ce10" table:formula="of:=SUM([$friday.F49] - [$friday.E49])" office:value-type="float" office:value="0" calcext:value-type="float">
            <text:p>.00</text:p>
          </table:table-cell>
          <table:table-cell table:style-name="ce10" table:formula="of:=IF([$friday.B49]=&quot;ns day&quot;;[$friday.C49]; IF([$friday.C49] &lt;= 8 + [$reference.C4]; 0; MIN(MAX([$friday.C49] - 8; 0);IF([$friday.J49] &lt;= [$reference.C4];0; [$friday.J4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riste, m</text:p>
          </table:table-cell>
          <table:table-cell table:style-name="ce8" table:number-columns-repeated="5"/>
          <table:table-cell table:style-name="ce11"/>
          <table:table-cell table:style-name="ce8" table:formula="of:=SUM([$friday.F50] - [$friday.E50])" office:value-type="float" office:value="0" calcext:value-type="float">
            <text:p>.00</text:p>
          </table:table-cell>
          <table:table-cell table:style-name="ce10" table:formula="of:=IF([$friday.B50] =&quot;ns day&quot;; [$friday.C50]; MAX([$friday.C50] - 8; 0))" office:value-type="float" office:value="0" calcext:value-type="float">
            <text:p>.00</text:p>
          </table:table-cell>
          <table:table-cell table:style-name="ce10" table:formula="of:=SUM([$friday.F50] - [$friday.E50])" office:value-type="float" office:value="0" calcext:value-type="float">
            <text:p>.00</text:p>
          </table:table-cell>
          <table:table-cell table:style-name="ce10" table:formula="of:=IF([$friday.B50]=&quot;ns day&quot;;[$friday.C50]; IF([$friday.C50] &lt;= 8 + [$reference.C4]; 0; MIN(MAX([$friday.C50] - 8; 0);IF([$friday.J50] &lt;= [$reference.C4];0; [$friday.J5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delman, c</text:p>
          </table:table-cell>
          <table:table-cell table:style-name="ce7"/>
          <table:table-cell table:style-name="ce8" office:value-type="float" office:value="10.37" calcext:value-type="float">
            <text:p>10.37</text:p>
          </table:table-cell>
          <table:table-cell table:style-name="ce8" office:value-type="float" office:value="19.32" calcext:value-type="float">
            <text:p>19.32</text:p>
          </table:table-cell>
          <table:table-cell table:style-name="ce8" office:value-type="float" office:value="16.41" calcext:value-type="float">
            <text:p>16.41</text:p>
          </table:table-cell>
          <table:table-cell table:style-name="ce8" office:value-type="float" office:value="18.92" calcext:value-type="float">
            <text:p>18.92</text:p>
          </table:table-cell>
          <table:table-cell table:style-name="ce11" office:value-type="float" office:value="1023" calcext:value-type="float">
            <text:p>1023</text:p>
          </table:table-cell>
          <table:table-cell table:style-name="ce8" table:formula="of:=SUM([$friday.F51] - [$friday.E51])" office:value-type="float" office:value="2.51" calcext:value-type="float">
            <text:p>2.51</text:p>
          </table:table-cell>
          <table:table-cell table:style-name="ce10" table:formula="of:=IF([$friday.B51] =&quot;ns day&quot;; [$friday.C51]; MAX([$friday.C51] - 8; 0))" office:value-type="float" office:value="2.37" calcext:value-type="float">
            <text:p>2.37</text:p>
          </table:table-cell>
          <table:table-cell table:style-name="ce10" table:formula="of:=SUM([$friday.F51] - [$friday.E51])" office:value-type="float" office:value="2.51" calcext:value-type="float">
            <text:p>2.51</text:p>
          </table:table-cell>
          <table:table-cell table:style-name="ce10" table:formula="of:=IF([$friday.B51]=&quot;ns day&quot;;[$friday.C51]; IF([$friday.C51] &lt;= 8 + [$reference.C4]; 0; MIN(MAX([$friday.C51] - 8; 0);IF([$friday.J51] &lt;= [$reference.C4];0; [$friday.J51]))))" office:value-type="float" office:value="2.37" calcext:value-type="float">
            <text:p>2.3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ffrso, t</text:p>
          </table:table-cell>
          <table:table-cell table:style-name="ce7"/>
          <table:table-cell table:style-name="ce8" office:value-type="float" office:value="12.18" calcext:value-type="float">
            <text:p>12.18</text:p>
          </table:table-cell>
          <table:table-cell table:style-name="ce8" office:value-type="float" office:value="20" calcext:value-type="float">
            <text:p>20.00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friday.H54:$friday.H53])" office:value-type="float" office:value="3.98" calcext:value-type="float">
            <text:p>3.98</text:p>
          </table:table-cell>
          <table:table-cell table:style-name="ce10" table:formula="of:=IF([$friday.B52] =&quot;ns day&quot;; [$friday.C52]; MAX([$friday.C52] - 8; 0))" office:value-type="float" office:value="4.18" calcext:value-type="float">
            <text:p>4.18</text:p>
          </table:table-cell>
          <table:table-cell table:style-name="ce10" table:formula="of:=[$friday.H52]" office:value-type="float" office:value="3.98" calcext:value-type="float">
            <text:p>3.98</text:p>
          </table:table-cell>
          <table:table-cell table:style-name="ce10" table:formula="of:=IF([$friday.B52]=&quot;ns day&quot;;[$friday.C52]; IF([$friday.C52] &lt;= 8 + [$reference.C4]; 0; MIN(MAX([$friday.C52] - 8; 0);IF([$friday.J52] &lt;= [$reference.C4];0; [$friday.J52]))))" office:value-type="float" office:value="3.98" calcext:value-type="float">
            <text:p>3.9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16.1" calcext:value-type="float">
            <text:p>16.10</text:p>
          </table:table-cell>
          <table:table-cell table:style-name="ce8" office:value-type="float" office:value="19" calcext:value-type="float">
            <text:p>19.00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friday.F53] - [$friday.E53])" office:value-type="float" office:value="2.9" calcext:value-type="float">
            <text:p>2.9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9.1" calcext:value-type="float">
            <text:p>19.10</text:p>
          </table:table-cell>
          <table:table-cell table:style-name="ce8" office:value-type="float" office:value="20.18" calcext:value-type="float">
            <text:p>20.18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friday.F54] - [$friday.E54])" office:value-type="float" office:value="1.08" calcext:value-type="float">
            <text:p>1.08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helmbold, a</text:p>
          </table:table-cell>
          <table:table-cell table:style-name="ce7"/>
          <table:table-cell table:style-name="ce8" office:value-type="float" office:value="9.55" calcext:value-type="float">
            <text:p>9.55</text:p>
          </table:table-cell>
          <table:table-cell table:style-name="ce8" office:value-type="float" office:value="17.98" calcext:value-type="float">
            <text:p>17.98</text:p>
          </table:table-cell>
          <table:table-cell table:style-name="ce8" office:value-type="float" office:value="16" calcext:value-type="float">
            <text:p>16.00</text:p>
          </table:table-cell>
          <table:table-cell table:style-name="ce8" office:value-type="float" office:value="17.98" calcext:value-type="float">
            <text:p>17.98</text:p>
          </table:table-cell>
          <table:table-cell table:style-name="ce11" office:value-type="float" office:value="928" calcext:value-type="float">
            <text:p>928</text:p>
          </table:table-cell>
          <table:table-cell table:style-name="ce8" table:formula="of:=SUM([$friday.F55] - [$friday.E55])" office:value-type="float" office:value="1.98" calcext:value-type="float">
            <text:p>1.98</text:p>
          </table:table-cell>
          <table:table-cell table:style-name="ce10" table:formula="of:=IF([$friday.B55] =&quot;ns day&quot;; [$friday.C55]; MAX([$friday.C55] - 8; 0))" office:value-type="float" office:value="1.55" calcext:value-type="float">
            <text:p>1.55</text:p>
          </table:table-cell>
          <table:table-cell table:style-name="ce10" table:formula="of:=SUM([$friday.F55] - [$friday.E55])" office:value-type="float" office:value="1.98" calcext:value-type="float">
            <text:p>1.98</text:p>
          </table:table-cell>
          <table:table-cell table:style-name="ce10" table:formula="of:=IF([$friday.B55]=&quot;ns day&quot;;[$friday.C55]; IF([$friday.C55] &lt;= 8 + [$reference.C4]; 0; MIN(MAX([$friday.C55] - 8; 0);IF([$friday.J55] &lt;= [$reference.C4];0; [$friday.J55]))))" office:value-type="float" office:value="1.55" calcext:value-type="float">
            <text:p>1.5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nderson, j</text:p>
          </table:table-cell>
          <table:table-cell table:style-name="ce7"/>
          <table:table-cell table:style-name="ce8" office:value-type="float" office:value="9.33" calcext:value-type="float">
            <text:p>9.33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3" calcext:value-type="float">
            <text:p>18.30</text:p>
          </table:table-cell>
          <table:table-cell table:style-name="ce11" office:value-type="float" office:value="1059" calcext:value-type="float">
            <text:p>1059</text:p>
          </table:table-cell>
          <table:table-cell table:style-name="ce8" table:formula="of:=SUM([$friday.F56] - [$friday.E56])" office:value-type="float" office:value="1.3" calcext:value-type="float">
            <text:p>1.30</text:p>
          </table:table-cell>
          <table:table-cell table:style-name="ce10" table:formula="of:=IF([$friday.B56] =&quot;ns day&quot;; [$friday.C56]; MAX([$friday.C56] - 8; 0))" office:value-type="float" office:value="1.33" calcext:value-type="float">
            <text:p>1.33</text:p>
          </table:table-cell>
          <table:table-cell table:style-name="ce10" table:formula="of:=SUM([$friday.F56] - [$friday.E56])" office:value-type="float" office:value="1.3" calcext:value-type="float">
            <text:p>1.30</text:p>
          </table:table-cell>
          <table:table-cell table:style-name="ce10" table:formula="of:=IF([$friday.B56]=&quot;ns day&quot;;[$friday.C56]; IF([$friday.C56] &lt;= 8 + [$reference.C4]; 0; MIN(MAX([$friday.C56] - 8; 0);IF([$friday.J56] &lt;= [$reference.C4];0; [$friday.J56]))))" office:value-type="float" office:value="1.3" calcext:value-type="float">
            <text:p>1.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 huillier jr, w</text:p>
          </table:table-cell>
          <table:table-cell table:style-name="ce8" table:number-columns-repeated="5"/>
          <table:table-cell table:style-name="ce11"/>
          <table:table-cell table:style-name="ce8" table:formula="of:=SUM([$friday.F57] - [$friday.E57])" office:value-type="float" office:value="0" calcext:value-type="float">
            <text:p>.00</text:p>
          </table:table-cell>
          <table:table-cell table:style-name="ce10" table:formula="of:=IF([$friday.B57] =&quot;ns day&quot;; [$friday.C57]; MAX([$friday.C57] - 8; 0))" office:value-type="float" office:value="0" calcext:value-type="float">
            <text:p>.00</text:p>
          </table:table-cell>
          <table:table-cell table:style-name="ce10" table:formula="of:=SUM([$friday.F57] - [$friday.E57])" office:value-type="float" office:value="0" calcext:value-type="float">
            <text:p>.00</text:p>
          </table:table-cell>
          <table:table-cell table:style-name="ce10" table:formula="of:=IF([$friday.B57]=&quot;ns day&quot;;[$friday.C57]; IF([$friday.C57] &lt;= 8 + [$reference.C4]; 0; MIN(MAX([$friday.C57] - 8; 0);IF([$friday.J57] &lt;= [$reference.C4];0; [$friday.J5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pez, d</text:p>
          </table:table-cell>
          <table:table-cell table:style-name="ce7"/>
          <table:table-cell table:style-name="ce8" office:value-type="float" office:value="11.05" calcext:value-type="float">
            <text:p>11.05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office:value-type="float" office:value="17.79" calcext:value-type="float">
            <text:p>17.79</text:p>
          </table:table-cell>
          <table:table-cell table:style-name="ce8" office:value-type="float" office:value="20.06" calcext:value-type="float">
            <text:p>20.06</text:p>
          </table:table-cell>
          <table:table-cell table:style-name="ce11" office:value-type="float" office:value="1034" calcext:value-type="float">
            <text:p>1034</text:p>
          </table:table-cell>
          <table:table-cell table:style-name="ce8" table:formula="of:=SUM([$friday.F58] - [$friday.E58])" office:value-type="float" office:value="2.27" calcext:value-type="float">
            <text:p>2.27</text:p>
          </table:table-cell>
          <table:table-cell table:style-name="ce10" table:formula="of:=IF([$friday.B58] =&quot;ns day&quot;; [$friday.C58]; MAX([$friday.C58] - 8; 0))" office:value-type="float" office:value="3.05" calcext:value-type="float">
            <text:p>3.05</text:p>
          </table:table-cell>
          <table:table-cell table:style-name="ce10" table:formula="of:=SUM([$friday.F58] - [$friday.E58])" office:value-type="float" office:value="2.27" calcext:value-type="float">
            <text:p>2.27</text:p>
          </table:table-cell>
          <table:table-cell table:style-name="ce10" table:formula="of:=IF([$friday.B58]=&quot;ns day&quot;;[$friday.C58]; IF([$friday.C58] &lt;= 8 + [$reference.C4]; 0; MIN(MAX([$friday.C58] - 8; 0);IF([$friday.J58] &lt;= [$reference.C4];0; [$friday.J58]))))" office:value-type="float" office:value="2.27" calcext:value-type="float">
            <text:p>2.2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donald, n</text:p>
          </table:table-cell>
          <table:table-cell table:style-name="ce7"/>
          <table:table-cell table:style-name="ce8" office:value-type="float" office:value="10.5" calcext:value-type="float">
            <text:p>10.50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office:value-type="float" office:value="16.13" calcext:value-type="float">
            <text:p>16.13</text:p>
          </table:table-cell>
          <table:table-cell table:style-name="ce8" office:value-type="float" office:value="18.48" calcext:value-type="float">
            <text:p>18.48</text:p>
          </table:table-cell>
          <table:table-cell table:style-name="ce11" office:value-type="float" office:value="1053" calcext:value-type="float">
            <text:p>1053</text:p>
          </table:table-cell>
          <table:table-cell table:style-name="ce8" table:formula="of:=SUM([$friday.F59] - [$friday.E59])" office:value-type="float" office:value="2.35" calcext:value-type="float">
            <text:p>2.35</text:p>
          </table:table-cell>
          <table:table-cell table:style-name="ce10" table:formula="of:=IF([$friday.B59] =&quot;ns day&quot;; [$friday.C59]; MAX([$friday.C59] - 8; 0))" office:value-type="float" office:value="2.5" calcext:value-type="float">
            <text:p>2.50</text:p>
          </table:table-cell>
          <table:table-cell table:style-name="ce10" table:formula="of:=SUM([$friday.F59] - [$friday.E59])" office:value-type="float" office:value="2.35" calcext:value-type="float">
            <text:p>2.35</text:p>
          </table:table-cell>
          <table:table-cell table:style-name="ce10" table:formula="of:=IF([$friday.B59]=&quot;ns day&quot;;[$friday.C59]; IF([$friday.C59] &lt;= 8 + [$reference.C4]; 0; MIN(MAX([$friday.C59] - 8; 0);IF([$friday.J59] &lt;= [$reference.C4];0; [$friday.J59]))))" office:value-type="float" office:value="2.35" calcext:value-type="float">
            <text:p>2.3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mains, t</text:p>
          </table:table-cell>
          <table:table-cell table:style-name="ce7"/>
          <table:table-cell table:style-name="ce8" office:value-type="float" office:value="9.27" calcext:value-type="float">
            <text:p>9.27</text:p>
          </table:table-cell>
          <table:table-cell table:style-name="ce8" office:value-type="float" office:value="9.76" calcext:value-type="float">
            <text:p>9.76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office:value-type="float" office:value="9.76" calcext:value-type="float">
            <text:p>9.76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friday.F60] - [$friday.E60])" office:value-type="float" office:value="1.08" calcext:value-type="float">
            <text:p>1.08</text:p>
          </table:table-cell>
          <table:table-cell table:style-name="ce10" table:formula="of:=IF([$friday.B60] =&quot;ns day&quot;; [$friday.C60]; MAX([$friday.C60] - 8; 0))" office:value-type="float" office:value="1.27" calcext:value-type="float">
            <text:p>1.27</text:p>
          </table:table-cell>
          <table:table-cell table:style-name="ce10" table:formula="of:=SUM([$friday.F60] - [$friday.E60])" office:value-type="float" office:value="1.08" calcext:value-type="float">
            <text:p>1.08</text:p>
          </table:table-cell>
          <table:table-cell table:style-name="ce10" table:formula="of:=IF([$friday.B60]=&quot;ns day&quot;;[$friday.C60]; IF([$friday.C60] &lt;= 8 + [$reference.C4]; 0; MIN(MAX([$friday.C60] - 8; 0);IF([$friday.J60] &lt;= [$reference.C4];0; [$friday.J60]))))" office:value-type="float" office:value="1.08" calcext:value-type="float">
            <text:p>1.0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ller, b</text:p>
          </table:table-cell>
          <table:table-cell table:style-name="ce8" table:number-columns-repeated="5"/>
          <table:table-cell table:style-name="ce11"/>
          <table:table-cell table:style-name="ce8" table:formula="of:=SUM([$friday.F61] - [$friday.E61])" office:value-type="float" office:value="0" calcext:value-type="float">
            <text:p>.00</text:p>
          </table:table-cell>
          <table:table-cell table:style-name="ce10" table:formula="of:=IF([$friday.B61] =&quot;ns day&quot;; [$friday.C61]; MAX([$friday.C61] - 8; 0))" office:value-type="float" office:value="0" calcext:value-type="float">
            <text:p>.00</text:p>
          </table:table-cell>
          <table:table-cell table:style-name="ce10" table:formula="of:=SUM([$friday.F61] - [$friday.E61])" office:value-type="float" office:value="0" calcext:value-type="float">
            <text:p>.00</text:p>
          </table:table-cell>
          <table:table-cell table:style-name="ce10" table:formula="of:=IF([$friday.B61]=&quot;ns day&quot;;[$friday.C61]; IF([$friday.C61] &lt;= 8 + [$reference.C4]; 0; MIN(MAX([$friday.C61] - 8; 0);IF([$friday.J61] &lt;= [$reference.C4];0; [$friday.J6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oody, k</text:p>
          </table:table-cell>
          <table:table-cell table:style-name="ce7"/>
          <table:table-cell table:style-name="ce8" office:value-type="float" office:value="9.42" calcext:value-type="float">
            <text:p>9.42</text:p>
          </table:table-cell>
          <table:table-cell table:style-name="ce8" office:value-type="float" office:value="18.45" calcext:value-type="float">
            <text:p>18.45</text:p>
          </table:table-cell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3.94" calcext:value-type="float">
            <text:p>13.94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friday.F62] - [$friday.E62])" office:value-type="float" office:value="2.94" calcext:value-type="float">
            <text:p>2.94</text:p>
          </table:table-cell>
          <table:table-cell table:style-name="ce10" table:formula="of:=IF([$friday.B62] =&quot;ns day&quot;; [$friday.C62]; MAX([$friday.C62] - 8; 0))" office:value-type="float" office:value="1.42" calcext:value-type="float">
            <text:p>1.42</text:p>
          </table:table-cell>
          <table:table-cell table:style-name="ce10" table:formula="of:=SUM([$friday.F62] - [$friday.E62])" office:value-type="float" office:value="2.94" calcext:value-type="float">
            <text:p>2.94</text:p>
          </table:table-cell>
          <table:table-cell table:style-name="ce10" table:formula="of:=IF([$friday.B62]=&quot;ns day&quot;;[$friday.C62]; IF([$friday.C62] &lt;= 8 + [$reference.C4]; 0; MIN(MAX([$friday.C62] - 8; 0);IF([$friday.J62] &lt;= [$reference.C4];0; [$friday.J62]))))" office:value-type="float" office:value="1.42" calcext:value-type="float">
            <text:p>1.4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guyen, d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94" calcext:value-type="float">
            <text:p>18.94</text:p>
          </table:table-cell>
          <table:table-cell table:style-name="ce8" office:value-type="float" office:value="10.5" calcext:value-type="float">
            <text:p>10.50</text:p>
          </table:table-cell>
          <table:table-cell table:style-name="ce8" office:value-type="float" office:value="12.5" calcext:value-type="float">
            <text:p>12.50</text:p>
          </table:table-cell>
          <table:table-cell table:style-name="ce11" office:value-type="float" office:value="1053" calcext:value-type="float">
            <text:p>1053</text:p>
          </table:table-cell>
          <table:table-cell table:style-name="ce8" table:formula="of:=SUM([$friday.F63] - [$friday.E63])" office:value-type="float" office:value="2" calcext:value-type="float">
            <text:p>2.00</text:p>
          </table:table-cell>
          <table:table-cell table:style-name="ce10" table:formula="of:=IF([$friday.B63] =&quot;ns day&quot;; [$friday.C63]; MAX([$friday.C63] - 8; 0))" office:value-type="float" office:value="2" calcext:value-type="float">
            <text:p>2.00</text:p>
          </table:table-cell>
          <table:table-cell table:style-name="ce10" table:formula="of:=SUM([$friday.F63] - [$friday.E63])" office:value-type="float" office:value="2" calcext:value-type="float">
            <text:p>2.00</text:p>
          </table:table-cell>
          <table:table-cell table:style-name="ce10" table:formula="of:=IF([$friday.B63]=&quot;ns day&quot;;[$friday.C63]; IF([$friday.C63] &lt;= 8 + [$reference.C4]; 0; MIN(MAX([$friday.C63] - 8; 0);IF([$friday.J63] &lt;= [$reference.C4];0; [$friday.J63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driquez, j</text:p>
          </table:table-cell>
          <table:table-cell table:style-name="ce7"/>
          <table:table-cell table:style-name="ce8" office:value-type="float" office:value="8.65" calcext:value-type="float">
            <text:p>8.65</text:p>
          </table:table-cell>
          <table:table-cell table:style-name="ce8" office:value-type="float" office:value="16.57" calcext:value-type="float">
            <text:p>16.57</text:p>
          </table:table-cell>
          <table:table-cell table:style-name="ce8" table:number-columns-repeated="2"/>
          <table:table-cell table:style-name="ce11"/>
          <table:table-cell table:style-name="ce8" table:formula="of:=SUM([$friday.F64] - [$friday.E64])" office:value-type="float" office:value="0" calcext:value-type="float">
            <text:p>.00</text:p>
          </table:table-cell>
          <table:table-cell table:style-name="ce10" table:formula="of:=IF([$friday.B64] =&quot;ns day&quot;; [$friday.C64]; MAX([$friday.C64] - 8; 0))" office:value-type="float" office:value="0.65" calcext:value-type="float">
            <text:p>.65</text:p>
          </table:table-cell>
          <table:table-cell table:style-name="ce10" table:formula="of:=SUM([$friday.F64] - [$friday.E64])" office:value-type="float" office:value="0" calcext:value-type="float">
            <text:p>.00</text:p>
          </table:table-cell>
          <table:table-cell table:style-name="ce10" table:formula="of:=IF([$friday.B64]=&quot;ns day&quot;;[$friday.C64]; IF([$friday.C64] &lt;= 8 + [$reference.C4]; 0; MIN(MAX([$friday.C64] - 8; 0);IF([$friday.J64] &lt;= [$reference.C4];0; [$friday.J6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se jr, a</text:p>
          </table:table-cell>
          <table:table-cell table:style-name="ce7"/>
          <table:table-cell table:style-name="ce8" office:value-type="float" office:value="10.34" calcext:value-type="float">
            <text:p>10.34</text:p>
          </table:table-cell>
          <table:table-cell table:style-name="ce8" office:value-type="float" office:value="19.59" calcext:value-type="float">
            <text:p>19.59</text:p>
          </table:table-cell>
          <table:table-cell table:style-name="ce8" office:value-type="float" office:value="17.67" calcext:value-type="float">
            <text:p>17.67</text:p>
          </table:table-cell>
          <table:table-cell table:style-name="ce8" office:value-type="float" office:value="19.59" calcext:value-type="float">
            <text:p>19.59</text:p>
          </table:table-cell>
          <table:table-cell table:style-name="ce11" office:value-type="float" office:value="928" calcext:value-type="float">
            <text:p>928</text:p>
          </table:table-cell>
          <table:table-cell table:style-name="ce8" table:formula="of:=SUM([$friday.F65] - [$friday.E65])" office:value-type="float" office:value="1.92" calcext:value-type="float">
            <text:p>1.92</text:p>
          </table:table-cell>
          <table:table-cell table:style-name="ce10" table:formula="of:=IF([$friday.B65] =&quot;ns day&quot;; [$friday.C65]; MAX([$friday.C65] - 8; 0))" office:value-type="float" office:value="2.34" calcext:value-type="float">
            <text:p>2.34</text:p>
          </table:table-cell>
          <table:table-cell table:style-name="ce10" table:formula="of:=SUM([$friday.F65] - [$friday.E65])" office:value-type="float" office:value="1.92" calcext:value-type="float">
            <text:p>1.92</text:p>
          </table:table-cell>
          <table:table-cell table:style-name="ce10" table:formula="of:=IF([$friday.B65]=&quot;ns day&quot;;[$friday.C65]; IF([$friday.C65] &lt;= 8 + [$reference.C4]; 0; MIN(MAX([$friday.C65] - 8; 0);IF([$friday.J65] &lt;= [$reference.C4];0; [$friday.J65]))))" office:value-type="float" office:value="1.92" calcext:value-type="float">
            <text:p>1.9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lih-mohamed, s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97" calcext:value-type="float">
            <text:p>18.97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5" calcext:value-type="float">
            <text:p>18.50</text:p>
          </table:table-cell>
          <table:table-cell table:style-name="ce11" office:value-type="float" office:value="1059" calcext:value-type="float">
            <text:p>1059</text:p>
          </table:table-cell>
          <table:table-cell table:style-name="ce8" table:formula="of:=SUM([$friday.F66] - [$friday.E66])" office:value-type="float" office:value="1.5" calcext:value-type="float">
            <text:p>1.50</text:p>
          </table:table-cell>
          <table:table-cell table:style-name="ce10" table:formula="of:=IF([$friday.B66] =&quot;ns day&quot;; [$friday.C66]; MAX([$friday.C66] - 8; 0))" office:value-type="float" office:value="2" calcext:value-type="float">
            <text:p>2.00</text:p>
          </table:table-cell>
          <table:table-cell table:style-name="ce10" table:formula="of:=SUM([$friday.F66] - [$friday.E66])" office:value-type="float" office:value="1.5" calcext:value-type="float">
            <text:p>1.50</text:p>
          </table:table-cell>
          <table:table-cell table:style-name="ce10" table:formula="of:=IF([$friday.B66]=&quot;ns day&quot;;[$friday.C66]; IF([$friday.C66] &lt;= 8 + [$reference.C4]; 0; MIN(MAX([$friday.C66] - 8; 0);IF([$friday.J66] &lt;= [$reference.C4];0; [$friday.J66]))))" office:value-type="float" office:value="1.5" calcext:value-type="float">
            <text:p>1.5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nchez, p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93" calcext:value-type="float">
            <text:p>16.93</text:p>
          </table:table-cell>
          <table:table-cell table:style-name="ce8" table:number-columns-repeated="2"/>
          <table:table-cell table:style-name="ce11"/>
          <table:table-cell table:style-name="ce8" table:formula="of:=SUM([$friday.F67] - [$friday.E67])" office:value-type="float" office:value="0" calcext:value-type="float">
            <text:p>.00</text:p>
          </table:table-cell>
          <table:table-cell table:style-name="ce10" table:formula="of:=IF([$friday.B67] =&quot;ns day&quot;; [$friday.C67]; MAX([$friday.C67] - 8; 0))" office:value-type="float" office:value="0" calcext:value-type="float">
            <text:p>.00</text:p>
          </table:table-cell>
          <table:table-cell table:style-name="ce10" table:formula="of:=SUM([$friday.F67] - [$friday.E67])" office:value-type="float" office:value="0" calcext:value-type="float">
            <text:p>.00</text:p>
          </table:table-cell>
          <table:table-cell table:style-name="ce10" table:formula="of:=IF([$friday.B67]=&quot;ns day&quot;;[$friday.C67]; IF([$friday.C67] &lt;= 8 + [$reference.C4]; 0; MIN(MAX([$friday.C67] - 8; 0);IF([$friday.J67] &lt;= [$reference.C4];0; [$friday.J6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hrestha, p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8.28" calcext:value-type="float">
            <text:p>8.28</text:p>
          </table:table-cell>
          <table:table-cell table:style-name="ce8" office:value-type="float" office:value="16.71" calcext:value-type="float">
            <text:p>16.71</text:p>
          </table:table-cell>
          <table:table-cell table:style-name="ce8" table:number-columns-repeated="2"/>
          <table:table-cell table:style-name="ce11"/>
          <table:table-cell table:style-name="ce8" table:formula="of:=SUM([$friday.F68] - [$friday.E68])" office:value-type="float" office:value="0" calcext:value-type="float">
            <text:p>.00</text:p>
          </table:table-cell>
          <table:table-cell table:style-name="ce10" table:formula="of:=IF([$friday.B68] =&quot;ns day&quot;; [$friday.C68]; MAX([$friday.C68] - 8; 0))" office:value-type="float" office:value="8.28" calcext:value-type="float">
            <text:p>8.28</text:p>
          </table:table-cell>
          <table:table-cell table:style-name="ce10" table:formula="of:=SUM([$friday.F68] - [$friday.E68])" office:value-type="float" office:value="0" calcext:value-type="float">
            <text:p>.00</text:p>
          </table:table-cell>
          <table:table-cell table:style-name="ce10" table:formula="of:=IF([$friday.B68]=&quot;ns day&quot;;[$friday.C68]; IF([$friday.C68] &lt;= 8 + [$reference.C4]; 0; MIN(MAX([$friday.C68] - 8; 0);IF([$friday.J68] &lt;= [$reference.C4];0; [$friday.J68]))))" office:value-type="float" office:value="8.28" calcext:value-type="float">
            <text:p>8.2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inke, s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number-columns-repeated="2"/>
          <table:table-cell table:style-name="ce11"/>
          <table:table-cell table:style-name="ce8" table:formula="of:=SUM([$friday.F69] - [$friday.E69])" office:value-type="float" office:value="0" calcext:value-type="float">
            <text:p>.00</text:p>
          </table:table-cell>
          <table:table-cell table:style-name="ce10" table:formula="of:=IF([$friday.B69] =&quot;ns day&quot;; [$friday.C69]; MAX([$friday.C69] - 8; 0))" office:value-type="float" office:value="0" calcext:value-type="float">
            <text:p>.00</text:p>
          </table:table-cell>
          <table:table-cell table:style-name="ce10" table:formula="of:=SUM([$friday.F69] - [$friday.E69])" office:value-type="float" office:value="0" calcext:value-type="float">
            <text:p>.00</text:p>
          </table:table-cell>
          <table:table-cell table:style-name="ce10" table:formula="of:=IF([$friday.B69]=&quot;ns day&quot;;[$friday.C69]; IF([$friday.C69] &lt;= 8 + [$reference.C4]; 0; MIN(MAX([$friday.C69] - 8; 0);IF([$friday.J69] &lt;= [$reference.C4];0; [$friday.J6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ymons, s</text:p>
          </table:table-cell>
          <table:table-cell table:style-name="ce7"/>
          <table:table-cell table:style-name="ce8" office:value-type="float" office:value="10.32" calcext:value-type="float">
            <text:p>10.32</text:p>
          </table:table-cell>
          <table:table-cell table:style-name="ce8" office:value-type="float" office:value="19.25" calcext:value-type="float">
            <text:p>19.25</text:p>
          </table:table-cell>
          <table:table-cell table:style-name="ce8" office:value-type="float" office:value="15.25" calcext:value-type="float">
            <text:p>15.25</text:p>
          </table:table-cell>
          <table:table-cell table:style-name="ce8" office:value-type="float" office:value="17.33" calcext:value-type="float">
            <text:p>17.33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friday.F70] - [$friday.E70])" office:value-type="float" office:value="2.08" calcext:value-type="float">
            <text:p>2.08</text:p>
          </table:table-cell>
          <table:table-cell table:style-name="ce10" table:formula="of:=IF([$friday.B70] =&quot;ns day&quot;; [$friday.C70]; MAX([$friday.C70] - 8; 0))" office:value-type="float" office:value="2.32" calcext:value-type="float">
            <text:p>2.32</text:p>
          </table:table-cell>
          <table:table-cell table:style-name="ce10" table:formula="of:=SUM([$friday.F70] - [$friday.E70])" office:value-type="float" office:value="2.08" calcext:value-type="float">
            <text:p>2.08</text:p>
          </table:table-cell>
          <table:table-cell table:style-name="ce10" table:formula="of:=IF([$friday.B70]=&quot;ns day&quot;;[$friday.C70]; IF([$friday.C70] &lt;= 8 + [$reference.C4]; 0; MIN(MAX([$friday.C70] - 8; 0);IF([$friday.J70] &lt;= [$reference.C4];0; [$friday.J70]))))" office:value-type="float" office:value="2.08" calcext:value-type="float">
            <text:p>2.0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rpey, m</text:p>
          </table:table-cell>
          <table:table-cell table:style-name="ce8" table:number-columns-repeated="5"/>
          <table:table-cell table:style-name="ce11"/>
          <table:table-cell table:style-name="ce8" table:formula="of:=SUM([$friday.F71] - [$friday.E71])" office:value-type="float" office:value="0" calcext:value-type="float">
            <text:p>.00</text:p>
          </table:table-cell>
          <table:table-cell table:style-name="ce10" table:formula="of:=IF([$friday.B71] =&quot;ns day&quot;; [$friday.C71]; MAX([$friday.C71] - 8; 0))" office:value-type="float" office:value="0" calcext:value-type="float">
            <text:p>.00</text:p>
          </table:table-cell>
          <table:table-cell table:style-name="ce10" table:formula="of:=SUM([$friday.F71] - [$friday.E71])" office:value-type="float" office:value="0" calcext:value-type="float">
            <text:p>.00</text:p>
          </table:table-cell>
          <table:table-cell table:style-name="ce10" table:formula="of:=IF([$friday.B71]=&quot;ns day&quot;;[$friday.C71]; IF([$friday.C71] &lt;= 8 + [$reference.C4]; 0; MIN(MAX([$friday.C71] - 8; 0);IF([$friday.J71] &lt;= [$reference.C4];0; [$friday.J7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alker, c</text:p>
          </table:table-cell>
          <table:table-cell table:style-name="ce8" table:number-columns-repeated="5"/>
          <table:table-cell table:style-name="ce11"/>
          <table:table-cell table:style-name="ce8" table:formula="of:=SUM([$friday.F72] - [$friday.E72])" office:value-type="float" office:value="0" calcext:value-type="float">
            <text:p>.00</text:p>
          </table:table-cell>
          <table:table-cell table:style-name="ce10" table:formula="of:=IF([$friday.B72] =&quot;ns day&quot;; [$friday.C72]; MAX([$friday.C72] - 8; 0))" office:value-type="float" office:value="0" calcext:value-type="float">
            <text:p>.00</text:p>
          </table:table-cell>
          <table:table-cell table:style-name="ce10" table:formula="of:=SUM([$friday.F72] - [$friday.E72])" office:value-type="float" office:value="0" calcext:value-type="float">
            <text:p>.00</text:p>
          </table:table-cell>
          <table:table-cell table:style-name="ce10" table:formula="of:=IF([$friday.B72]=&quot;ns day&quot;;[$friday.C72]; IF([$friday.C72] &lt;= 8 + [$reference.C4]; 0; MIN(MAX([$friday.C72] - 8; 0);IF([$friday.J72] &lt;= [$reference.C4];0; [$friday.J7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eks, t</text:p>
          </table:table-cell>
          <table:table-cell table:style-name="ce7"/>
          <table:table-cell table:style-name="ce8" office:value-type="float" office:value="10.42" calcext:value-type="float">
            <text:p>10.42</text:p>
          </table:table-cell>
          <table:table-cell table:style-name="ce8" office:value-type="float" office:value="19.46" calcext:value-type="float">
            <text:p>19.46</text:p>
          </table:table-cell>
          <table:table-cell table:style-name="ce8" office:value-type="float" office:value="16.34" calcext:value-type="float">
            <text:p>16.34</text:p>
          </table:table-cell>
          <table:table-cell table:style-name="ce8" office:value-type="float" office:value="19.35" calcext:value-type="float">
            <text:p>19.35</text:p>
          </table:table-cell>
          <table:table-cell table:style-name="ce11" office:value-type="float" office:value="926" calcext:value-type="float">
            <text:p>926</text:p>
          </table:table-cell>
          <table:table-cell table:style-name="ce8" table:formula="of:=SUM([$friday.F73] - [$friday.E73])" office:value-type="float" office:value="3.01" calcext:value-type="float">
            <text:p>3.01</text:p>
          </table:table-cell>
          <table:table-cell table:style-name="ce10" table:formula="of:=IF([$friday.B73] =&quot;ns day&quot;; [$friday.C73]; MAX([$friday.C73] - 8; 0))" office:value-type="float" office:value="2.42" calcext:value-type="float">
            <text:p>2.42</text:p>
          </table:table-cell>
          <table:table-cell table:style-name="ce10" table:formula="of:=SUM([$friday.F73] - [$friday.E73])" office:value-type="float" office:value="3.01" calcext:value-type="float">
            <text:p>3.01</text:p>
          </table:table-cell>
          <table:table-cell table:style-name="ce10" table:formula="of:=IF([$friday.B73]=&quot;ns day&quot;;[$friday.C73]; IF([$friday.C73] &lt;= 8 + [$reference.C4]; 0; MIN(MAX([$friday.C73] - 8; 0);IF([$friday.J73] &lt;= [$reference.C4];0; [$friday.J73]))))" office:value-type="float" office:value="2.42" calcext:value-type="float">
            <text:p>2.4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yerman, t</text:p>
          </table:table-cell>
          <table:table-cell table:style-name="ce8" table:number-columns-repeated="5"/>
          <table:table-cell table:style-name="ce11"/>
          <table:table-cell table:style-name="ce8" table:formula="of:=SUM([$friday.F74] - [$friday.E74])" office:value-type="float" office:value="0" calcext:value-type="float">
            <text:p>.00</text:p>
          </table:table-cell>
          <table:table-cell table:style-name="ce10" table:formula="of:=IF([$friday.B74] =&quot;ns day&quot;; [$friday.C74]; MAX([$friday.C74] - 8; 0))" office:value-type="float" office:value="0" calcext:value-type="float">
            <text:p>.00</text:p>
          </table:table-cell>
          <table:table-cell table:style-name="ce10" table:formula="of:=SUM([$friday.F74] - [$friday.E74])" office:value-type="float" office:value="0" calcext:value-type="float">
            <text:p>.00</text:p>
          </table:table-cell>
          <table:table-cell table:style-name="ce10" table:formula="of:=IF([$friday.B74]=&quot;ns day&quot;;[$friday.C74]; IF([$friday.C74] &lt;= 8 + [$reference.C4]; 0; MIN(MAX([$friday.C74] - 8; 0);IF([$friday.J74] &lt;= [$reference.C4];0; [$friday.J7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d, n</text:p>
          </table:table-cell>
          <table:table-cell table:style-name="ce8" table:number-columns-repeated="5"/>
          <table:table-cell table:style-name="ce11"/>
          <table:table-cell table:style-name="ce8" table:formula="of:=SUM([$friday.F75] - [$friday.E75])" office:value-type="float" office:value="0" calcext:value-type="float">
            <text:p>.00</text:p>
          </table:table-cell>
          <table:table-cell table:style-name="ce10" table:formula="of:=IF([$friday.B75] =&quot;ns day&quot;; [$friday.C75]; MAX([$friday.C75] - 8; 0))" office:value-type="float" office:value="0" calcext:value-type="float">
            <text:p>.00</text:p>
          </table:table-cell>
          <table:table-cell table:style-name="ce10" table:formula="of:=SUM([$friday.F75] - [$friday.E75])" office:value-type="float" office:value="0" calcext:value-type="float">
            <text:p>.00</text:p>
          </table:table-cell>
          <table:table-cell table:style-name="ce10" table:formula="of:=IF([$friday.B75]=&quot;ns day&quot;;[$friday.C75]; IF([$friday.C75] &lt;= 8 + [$reference.C4]; 0; MIN(MAX([$friday.C75] - 8; 0);IF([$friday.J75] &lt;= [$reference.C4];0; [$friday.J7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ten, c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44" calcext:value-type="float">
            <text:p>16.44</text:p>
          </table:table-cell>
          <table:table-cell table:style-name="ce8" table:number-columns-repeated="2"/>
          <table:table-cell table:style-name="ce11"/>
          <table:table-cell table:style-name="ce8" table:formula="of:=SUM([$friday.F76] - [$friday.E76])" office:value-type="float" office:value="0" calcext:value-type="float">
            <text:p>.00</text:p>
          </table:table-cell>
          <table:table-cell table:style-name="ce10" table:formula="of:=IF([$friday.B76] =&quot;ns day&quot;; [$friday.C76]; MAX([$friday.C76] - 8; 0))" office:value-type="float" office:value="0" calcext:value-type="float">
            <text:p>.00</text:p>
          </table:table-cell>
          <table:table-cell table:style-name="ce10" table:formula="of:=SUM([$friday.F76] - [$friday.E76])" office:value-type="float" office:value="0" calcext:value-type="float">
            <text:p>.00</text:p>
          </table:table-cell>
          <table:table-cell table:style-name="ce10" table:formula="of:=IF([$friday.B76]=&quot;ns day&quot;;[$friday.C76]; IF([$friday.C76] &lt;= 8 + [$reference.C4]; 0; MIN(MAX([$friday.C76] - 8; 0);IF([$friday.J76] &lt;= [$reference.C4];0; [$friday.J7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WAL Mandates</text:p>
          </table:table-cell>
          <table:table-cell table:style-name="ce10" table:formula="of:=SUM([$friday.K40:$friday.K76])" office:value-type="float" office:value="59.25" calcext:value-type="float">
            <text:p>59.2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Mandates</text:p>
          </table:table-cell>
          <table:table-cell table:style-name="ce10" table:formula="of:=SUM([$friday.K78] + [$friday.K36])" office:value-type="float" office:value="71.49" calcext:value-type="float">
            <text:p>71.4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vertime Desired List Carriers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hmed, t</text:p>
          </table:table-cell>
          <table:table-cell table:style-name="ce7"/>
          <table:table-cell table:style-name="ce8" office:value-type="float" office:value="12.08" calcext:value-type="float">
            <text:p>12.08</text:p>
          </table:table-cell>
          <table:table-cell table:style-name="ce8" office:value-type="float" office:value="20.49" calcext:value-type="float">
            <text:p>20.49</text:p>
          </table:table-cell>
          <table:table-cell table:style-name="ce10" table:formula="of:=IF(OR([$friday.B85] = &quot;light&quot;;[$friday.B85] = &quot;excused&quot;; [$friday.B85] = &quot;sch chg&quot;; [$friday.B85] = &quot;annual&quot;; [$friday.B85] = &quot;sick&quot;; [$friday.C85] &gt;= 10 - [$reference.C5]); 0; IF([$friday.B85] = &quot;no call&quot;; 10; IF([$friday.C85] = 0; 0; MAX(10 - [$friday.C85]; 0))))" office:value-type="float" office:value="0" calcext:value-type="float">
            <text:p>.00</text:p>
          </table:table-cell>
          <table:table-cell table:style-name="ce10" table:formula="of:=IF(OR([$friday.B85] = &quot;light&quot;;[$friday.B85] = &quot;excused&quot;; [$friday.B85] = &quot;sch chg&quot;; [$friday.B85] = &quot;annual&quot;; [$friday.B85] = &quot;sick&quot;; [$friday.C85] &gt;= 12 - [$reference.C5]); 0; IF([$friday.B85] = &quot;no call&quot;; 12; IF([$friday.C85] = 0; 0; MAX(12 - [$friday.C8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arnett, j</text:p>
          </table:table-cell>
          <table:table-cell table:style-name="ce7"/>
          <table:table-cell table:style-name="ce8" office:value-type="float" office:value="11.7" calcext:value-type="float">
            <text:p>11.70</text:p>
          </table:table-cell>
          <table:table-cell table:style-name="ce8" office:value-type="float" office:value="20.05" calcext:value-type="float">
            <text:p>20.05</text:p>
          </table:table-cell>
          <table:table-cell table:style-name="ce10" table:formula="of:=IF(OR([$friday.B86] = &quot;light&quot;;[$friday.B86] = &quot;excused&quot;; [$friday.B86] = &quot;sch chg&quot;; [$friday.B86] = &quot;annual&quot;; [$friday.B86] = &quot;sick&quot;; [$friday.C86] &gt;= 10 - [$reference.C5]); 0; IF([$friday.B86] = &quot;no call&quot;; 10; IF([$friday.C86] = 0; 0; MAX(10 - [$friday.C86]; 0))))" office:value-type="float" office:value="0" calcext:value-type="float">
            <text:p>.00</text:p>
          </table:table-cell>
          <table:table-cell table:style-name="ce10" table:formula="of:=IF(OR([$friday.B86] = &quot;light&quot;;[$friday.B86] = &quot;excused&quot;; [$friday.B86] = &quot;sch chg&quot;; [$friday.B86] = &quot;annual&quot;; [$friday.B86] = &quot;sick&quot;; [$friday.C86] &gt;= 12 - [$reference.C5]); 0; IF([$friday.B86] = &quot;no call&quot;; 12; IF([$friday.C86] = 0; 0; MAX(12 - [$friday.C8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nlmaloua, m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friday.B87] = &quot;light&quot;;[$friday.B87] = &quot;excused&quot;; [$friday.B87] = &quot;sch chg&quot;; [$friday.B87] = &quot;annual&quot;; [$friday.B87] = &quot;sick&quot;; [$friday.C87] &gt;= 10 - [$reference.C5]); 0; IF([$friday.B87] = &quot;no call&quot;; 10; IF([$friday.C87] = 0; 0; MAX(10 - [$friday.C87]; 0))))" office:value-type="float" office:value="0" calcext:value-type="float">
            <text:p>.00</text:p>
          </table:table-cell>
          <table:table-cell table:style-name="ce10" table:formula="of:=IF(OR([$friday.B87] = &quot;light&quot;;[$friday.B87] = &quot;excused&quot;; [$friday.B87] = &quot;sch chg&quot;; [$friday.B87] = &quot;annual&quot;; [$friday.B87] = &quot;sick&quot;; [$friday.C87] &gt;= 12 - [$reference.C5]); 0; IF([$friday.B87] = &quot;no call&quot;; 12; IF([$friday.C87] = 0; 0; MAX(12 - [$friday.C8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ross, j</text:p>
          </table:table-cell>
          <table:table-cell table:style-name="ce7"/>
          <table:table-cell table:style-name="ce8" office:value-type="float" office:value="11.5" calcext:value-type="float">
            <text:p>11.50</text:p>
          </table:table-cell>
          <table:table-cell table:style-name="ce8" office:value-type="float" office:value="19.87" calcext:value-type="float">
            <text:p>19.87</text:p>
          </table:table-cell>
          <table:table-cell table:style-name="ce10" table:formula="of:=IF(OR([$friday.B88] = &quot;light&quot;;[$friday.B88] = &quot;excused&quot;; [$friday.B88] = &quot;sch chg&quot;; [$friday.B88] = &quot;annual&quot;; [$friday.B88] = &quot;sick&quot;; [$friday.C88] &gt;= 10 - [$reference.C5]); 0; IF([$friday.B88] = &quot;no call&quot;; 10; IF([$friday.C88] = 0; 0; MAX(10 - [$friday.C88]; 0))))" office:value-type="float" office:value="0" calcext:value-type="float">
            <text:p>.00</text:p>
          </table:table-cell>
          <table:table-cell table:style-name="ce10" table:formula="of:=IF(OR([$friday.B88] = &quot;light&quot;;[$friday.B88] = &quot;excused&quot;; [$friday.B88] = &quot;sch chg&quot;; [$friday.B88] = &quot;annual&quot;; [$friday.B88] = &quot;sick&quot;; [$friday.C88] &gt;= 12 - [$reference.C5]); 0; IF([$friday.B88] = &quot;no call&quot;; 12; IF([$friday.C88] = 0; 0; MAX(12 - [$friday.C8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itchen, d</text:p>
          </table:table-cell>
          <table:table-cell table:style-name="ce7"/>
          <table:table-cell table:style-name="ce8" office:value-type="float" office:value="11.42" calcext:value-type="float">
            <text:p>11.42</text:p>
          </table:table-cell>
          <table:table-cell table:style-name="ce8" office:value-type="float" office:value="20.33" calcext:value-type="float">
            <text:p>20.33</text:p>
          </table:table-cell>
          <table:table-cell table:style-name="ce10" table:formula="of:=IF(OR([$friday.B89] = &quot;light&quot;;[$friday.B89] = &quot;excused&quot;; [$friday.B89] = &quot;sch chg&quot;; [$friday.B89] = &quot;annual&quot;; [$friday.B89] = &quot;sick&quot;; [$friday.C89] &gt;= 10 - [$reference.C5]); 0; IF([$friday.B89] = &quot;no call&quot;; 10; IF([$friday.C89] = 0; 0; MAX(10 - [$friday.C89]; 0))))" office:value-type="float" office:value="0" calcext:value-type="float">
            <text:p>.00</text:p>
          </table:table-cell>
          <table:table-cell table:style-name="ce10" table:formula="of:=IF(OR([$friday.B89] = &quot;light&quot;;[$friday.B89] = &quot;excused&quot;; [$friday.B89] = &quot;sch chg&quot;; [$friday.B89] = &quot;annual&quot;; [$friday.B89] = &quot;sick&quot;; [$friday.C89] &gt;= 12 - [$reference.C5]); 0; IF([$friday.B89] = &quot;no call&quot;; 12; IF([$friday.C89] = 0; 0; MAX(12 - [$friday.C89]; 0))))" office:value-type="float" office:value="0.58" calcext:value-type="float">
            <text:p>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a, s</text:p>
          </table:table-cell>
          <table:table-cell table:style-name="ce7"/>
          <table:table-cell table:style-name="ce8" office:value-type="float" office:value="11.7" calcext:value-type="float">
            <text:p>11.70</text:p>
          </table:table-cell>
          <table:table-cell table:style-name="ce8" office:value-type="float" office:value="20.13" calcext:value-type="float">
            <text:p>20.13</text:p>
          </table:table-cell>
          <table:table-cell table:style-name="ce10" table:formula="of:=IF(OR([$friday.B90] = &quot;light&quot;;[$friday.B90] = &quot;excused&quot;; [$friday.B90] = &quot;sch chg&quot;; [$friday.B90] = &quot;annual&quot;; [$friday.B90] = &quot;sick&quot;; [$friday.C90] &gt;= 10 - [$reference.C5]); 0; IF([$friday.B90] = &quot;no call&quot;; 10; IF([$friday.C90] = 0; 0; MAX(10 - [$friday.C90]; 0))))" office:value-type="float" office:value="0" calcext:value-type="float">
            <text:p>.00</text:p>
          </table:table-cell>
          <table:table-cell table:style-name="ce10" table:formula="of:=IF(OR([$friday.B90] = &quot;light&quot;;[$friday.B90] = &quot;excused&quot;; [$friday.B90] = &quot;sch chg&quot;; [$friday.B90] = &quot;annual&quot;; [$friday.B90] = &quot;sick&quot;; [$friday.C90] &gt;= 12 - [$reference.C5]); 0; IF([$friday.B90] = &quot;no call&quot;; 12; IF([$friday.C90] = 0; 0; MAX(12 - [$friday.C9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nibusan, p</text:p>
          </table:table-cell>
          <table:table-cell table:style-name="ce7"/>
          <table:table-cell table:style-name="ce8" office:value-type="float" office:value="10.5" calcext:value-type="float">
            <text:p>10.50</text:p>
          </table:table-cell>
          <table:table-cell table:style-name="ce8" office:value-type="float" office:value="18.96" calcext:value-type="float">
            <text:p>18.96</text:p>
          </table:table-cell>
          <table:table-cell table:style-name="ce10" table:formula="of:=IF(OR([$friday.B91] = &quot;light&quot;;[$friday.B91] = &quot;excused&quot;; [$friday.B91] = &quot;sch chg&quot;; [$friday.B91] = &quot;annual&quot;; [$friday.B91] = &quot;sick&quot;; [$friday.C91] &gt;= 10 - [$reference.C5]); 0; IF([$friday.B91] = &quot;no call&quot;; 10; IF([$friday.C91] = 0; 0; MAX(10 - [$friday.C91]; 0))))" office:value-type="float" office:value="0" calcext:value-type="float">
            <text:p>.00</text:p>
          </table:table-cell>
          <table:table-cell table:style-name="ce10" table:formula="of:=IF(OR([$friday.B91] = &quot;light&quot;;[$friday.B91] = &quot;excused&quot;; [$friday.B91] = &quot;sch chg&quot;; [$friday.B91] = &quot;annual&quot;; [$friday.B91] = &quot;sick&quot;; [$friday.C91] &gt;= 12 - [$reference.C5]); 0; IF([$friday.B91] = &quot;no call&quot;; 12; IF([$friday.C91] = 0; 0; MAX(12 - [$friday.C91]; 0))))" office:value-type="float" office:value="1.5" calcext:value-type="float">
            <text:p>1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riami, a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friday.B92] = &quot;light&quot;;[$friday.B92] = &quot;excused&quot;; [$friday.B92] = &quot;sch chg&quot;; [$friday.B92] = &quot;annual&quot;; [$friday.B92] = &quot;sick&quot;; [$friday.C92] &gt;= 10 - [$reference.C5]); 0; IF([$friday.B92] = &quot;no call&quot;; 10; IF([$friday.C92] = 0; 0; MAX(10 - [$friday.C92]; 0))))" office:value-type="float" office:value="0" calcext:value-type="float">
            <text:p>.00</text:p>
          </table:table-cell>
          <table:table-cell table:style-name="ce10" table:formula="of:=IF(OR([$friday.B92] = &quot;light&quot;;[$friday.B92] = &quot;excused&quot;; [$friday.B92] = &quot;sch chg&quot;; [$friday.B92] = &quot;annual&quot;; [$friday.B92] = &quot;sick&quot;; [$friday.C92] &gt;= 12 - [$reference.C5]); 0; IF([$friday.B92] = &quot;no call&quot;; 12; IF([$friday.C92] = 0; 0; MAX(12 - [$friday.C9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ccoumb, s</text:p>
          </table:table-cell>
          <table:table-cell table:style-name="ce7"/>
          <table:table-cell table:style-name="ce8" office:value-type="float" office:value="12.67" calcext:value-type="float">
            <text:p>12.67</text:p>
          </table:table-cell>
          <table:table-cell table:style-name="ce8" office:value-type="float" office:value="20.45" calcext:value-type="float">
            <text:p>20.45</text:p>
          </table:table-cell>
          <table:table-cell table:style-name="ce10" table:formula="of:=IF(OR([$friday.B93] = &quot;light&quot;;[$friday.B93] = &quot;excused&quot;; [$friday.B93] = &quot;sch chg&quot;; [$friday.B93] = &quot;annual&quot;; [$friday.B93] = &quot;sick&quot;; [$friday.C93] &gt;= 10 - [$reference.C5]); 0; IF([$friday.B93] = &quot;no call&quot;; 10; IF([$friday.C93] = 0; 0; MAX(10 - [$friday.C93]; 0))))" office:value-type="float" office:value="0" calcext:value-type="float">
            <text:p>.00</text:p>
          </table:table-cell>
          <table:table-cell table:style-name="ce10" table:formula="of:=IF(OR([$friday.B93] = &quot;light&quot;;[$friday.B93] = &quot;excused&quot;; [$friday.B93] = &quot;sch chg&quot;; [$friday.B93] = &quot;annual&quot;; [$friday.B93] = &quot;sick&quot;; [$friday.C93] &gt;= 12 - [$reference.C5]); 0; IF([$friday.B93] = &quot;no call&quot;; 12; IF([$friday.C93] = 0; 0; MAX(12 - [$friday.C9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g</text:p>
          </table:table-cell>
          <table:table-cell table:style-name="ce7"/>
          <table:table-cell table:style-name="ce8" office:value-type="float" office:value="11.68" calcext:value-type="float">
            <text:p>11.6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0" table:formula="of:=IF(OR([$friday.B94] = &quot;light&quot;;[$friday.B94] = &quot;excused&quot;; [$friday.B94] = &quot;sch chg&quot;; [$friday.B94] = &quot;annual&quot;; [$friday.B94] = &quot;sick&quot;; [$friday.C94] &gt;= 10 - [$reference.C5]); 0; IF([$friday.B94] = &quot;no call&quot;; 10; IF([$friday.C94] = 0; 0; MAX(10 - [$friday.C94]; 0))))" office:value-type="float" office:value="0" calcext:value-type="float">
            <text:p>.00</text:p>
          </table:table-cell>
          <table:table-cell table:style-name="ce10" table:formula="of:=IF(OR([$friday.B94] = &quot;light&quot;;[$friday.B94] = &quot;excused&quot;; [$friday.B94] = &quot;sch chg&quot;; [$friday.B94] = &quot;annual&quot;; [$friday.B94] = &quot;sick&quot;; [$friday.C94] &gt;= 12 - [$reference.C5]); 0; IF([$friday.B94] = &quot;no call&quot;; 12; IF([$friday.C94] = 0; 0; MAX(12 - [$friday.C9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osei tutu, m</text:p>
          </table:table-cell>
          <table:table-cell table:style-name="ce8" table:number-columns-repeated="3"/>
          <table:table-cell table:style-name="ce10" table:formula="of:=IF(OR([$friday.B95] = &quot;light&quot;;[$friday.B95] = &quot;excused&quot;; [$friday.B95] = &quot;sch chg&quot;; [$friday.B95] = &quot;annual&quot;; [$friday.B95] = &quot;sick&quot;; [$friday.C95] &gt;= 10 - [$reference.C5]); 0; IF([$friday.B95] = &quot;no call&quot;; 10; IF([$friday.C95] = 0; 0; MAX(10 - [$friday.C95]; 0))))" office:value-type="float" office:value="0" calcext:value-type="float">
            <text:p>.00</text:p>
          </table:table-cell>
          <table:table-cell table:style-name="ce10" table:formula="of:=IF(OR([$friday.B95] = &quot;light&quot;;[$friday.B95] = &quot;excused&quot;; [$friday.B95] = &quot;sch chg&quot;; [$friday.B95] = &quot;annual&quot;; [$friday.B95] = &quot;sick&quot;; [$friday.C95] &gt;= 12 - [$reference.C5]); 0; IF([$friday.B95] = &quot;no call&quot;; 12; IF([$friday.C95] = 0; 0; MAX(12 - [$friday.C9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ng, d</text:p>
          </table:table-cell>
          <table:table-cell table:style-name="ce7"/>
          <table:table-cell table:style-name="ce8" office:value-type="float" office:value="12.03" calcext:value-type="float">
            <text:p>12.03</text:p>
          </table:table-cell>
          <table:table-cell table:style-name="ce8" office:value-type="float" office:value="20.49" calcext:value-type="float">
            <text:p>20.49</text:p>
          </table:table-cell>
          <table:table-cell table:style-name="ce10" table:formula="of:=IF(OR([$friday.B96] = &quot;light&quot;;[$friday.B96] = &quot;excused&quot;; [$friday.B96] = &quot;sch chg&quot;; [$friday.B96] = &quot;annual&quot;; [$friday.B96] = &quot;sick&quot;; [$friday.C96] &gt;= 10 - [$reference.C5]); 0; IF([$friday.B96] = &quot;no call&quot;; 10; IF([$friday.C96] = 0; 0; MAX(10 - [$friday.C96]; 0))))" office:value-type="float" office:value="0" calcext:value-type="float">
            <text:p>.00</text:p>
          </table:table-cell>
          <table:table-cell table:style-name="ce10" table:formula="of:=IF(OR([$friday.B96] = &quot;light&quot;;[$friday.B96] = &quot;excused&quot;; [$friday.B96] = &quot;sch chg&quot;; [$friday.B96] = &quot;annual&quot;; [$friday.B96] = &quot;sick&quot;; [$friday.C96] &gt;= 12 - [$reference.C5]); 0; IF([$friday.B96] = &quot;no call&quot;; 12; IF([$friday.C96] = 0; 0; MAX(12 - [$friday.C9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ates, l</text:p>
          </table:table-cell>
          <table:table-cell table:style-name="ce7"/>
          <table:table-cell table:style-name="ce8" office:value-type="float" office:value="11.77" calcext:value-type="float">
            <text:p>11.77</text:p>
          </table:table-cell>
          <table:table-cell table:style-name="ce8" office:value-type="float" office:value="19.94" calcext:value-type="float">
            <text:p>19.94</text:p>
          </table:table-cell>
          <table:table-cell table:style-name="ce10" table:formula="of:=IF(OR([$friday.B97] = &quot;light&quot;;[$friday.B97] = &quot;excused&quot;; [$friday.B97] = &quot;sch chg&quot;; [$friday.B97] = &quot;annual&quot;; [$friday.B97] = &quot;sick&quot;; [$friday.C97] &gt;= 10 - [$reference.C5]); 0; IF([$friday.B97] = &quot;no call&quot;; 10; IF([$friday.C97] = 0; 0; MAX(10 - [$friday.C97]; 0))))" office:value-type="float" office:value="0" calcext:value-type="float">
            <text:p>.00</text:p>
          </table:table-cell>
          <table:table-cell table:style-name="ce10" table:formula="of:=IF(OR([$friday.B97] = &quot;light&quot;;[$friday.B97] = &quot;excused&quot;; [$friday.B97] = &quot;sch chg&quot;; [$friday.B97] = &quot;annual&quot;; [$friday.B97] = &quot;sick&quot;; [$friday.C97] &gt;= 12 - [$reference.C5]); 0; IF([$friday.B97] = &quot;no call&quot;; 12; IF([$friday.C97] = 0; 0; MAX(12 - [$friday.C9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eung, q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friday.B98] = &quot;light&quot;;[$friday.B98] = &quot;excused&quot;; [$friday.B98] = &quot;sch chg&quot;; [$friday.B98] = &quot;annual&quot;; [$friday.B98] = &quot;sick&quot;; [$friday.C98] &gt;= 10 - [$reference.C5]); 0; IF([$friday.B98] = &quot;no call&quot;; 10; IF([$friday.C98] = 0; 0; MAX(10 - [$friday.C98]; 0))))" office:value-type="float" office:value="0" calcext:value-type="float">
            <text:p>.00</text:p>
          </table:table-cell>
          <table:table-cell table:style-name="ce10" table:formula="of:=IF(OR([$friday.B98] = &quot;light&quot;;[$friday.B98] = &quot;excused&quot;; [$friday.B98] = &quot;sch chg&quot;; [$friday.B98] = &quot;annual&quot;; [$friday.B98] = &quot;sick&quot;; [$friday.C98] &gt;= 12 - [$reference.C5]); 0; IF([$friday.B98] = &quot;no call&quot;; 12; IF([$friday.C98] = 0; 0; MAX(12 - [$friday.C9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99] = &quot;light&quot;;[$friday.B99] = &quot;excused&quot;; [$friday.B99] = &quot;sch chg&quot;; [$friday.B99] = &quot;annual&quot;; [$friday.B99] = &quot;sick&quot;; [$friday.C99] &gt;= 10 - [$reference.C5]); 0; IF([$friday.B99] = &quot;no call&quot;; 10; IF([$friday.C99] = 0; 0; MAX(10 - [$friday.C99]; 0))))" office:value-type="float" office:value="0" calcext:value-type="float">
            <text:p>.00</text:p>
          </table:table-cell>
          <table:table-cell table:style-name="ce10" table:formula="of:=IF(OR([$friday.B99] = &quot;light&quot;;[$friday.B99] = &quot;excused&quot;; [$friday.B99] = &quot;sch chg&quot;; [$friday.B99] = &quot;annual&quot;; [$friday.B99] = &quot;sick&quot;; [$friday.C99] &gt;= 12 - [$reference.C5]); 0; IF([$friday.B99] = &quot;no call&quot;; 12; IF([$friday.C99] = 0; 0; MAX(12 - [$friday.C9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0] = &quot;light&quot;;[$friday.B100] = &quot;excused&quot;; [$friday.B100] = &quot;sch chg&quot;; [$friday.B100] = &quot;annual&quot;; [$friday.B100] = &quot;sick&quot;; [$friday.C100] &gt;= 10 - [$reference.C5]); 0; IF([$friday.B100] = &quot;no call&quot;; 10; IF([$friday.C100] = 0; 0; MAX(10 - [$friday.C100]; 0))))" office:value-type="float" office:value="0" calcext:value-type="float">
            <text:p>.00</text:p>
          </table:table-cell>
          <table:table-cell table:style-name="ce10" table:formula="of:=IF(OR([$friday.B100] = &quot;light&quot;;[$friday.B100] = &quot;excused&quot;; [$friday.B100] = &quot;sch chg&quot;; [$friday.B100] = &quot;annual&quot;; [$friday.B100] = &quot;sick&quot;; [$friday.C100] &gt;= 12 - [$reference.C5]); 0; IF([$friday.B100] = &quot;no call&quot;; 12; IF([$friday.C100] = 0; 0; MAX(12 - [$friday.C10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1] = &quot;light&quot;;[$friday.B101] = &quot;excused&quot;; [$friday.B101] = &quot;sch chg&quot;; [$friday.B101] = &quot;annual&quot;; [$friday.B101] = &quot;sick&quot;; [$friday.C101] &gt;= 10 - [$reference.C5]); 0; IF([$friday.B101] = &quot;no call&quot;; 10; IF([$friday.C101] = 0; 0; MAX(10 - [$friday.C101]; 0))))" office:value-type="float" office:value="0" calcext:value-type="float">
            <text:p>.00</text:p>
          </table:table-cell>
          <table:table-cell table:style-name="ce10" table:formula="of:=IF(OR([$friday.B101] = &quot;light&quot;;[$friday.B101] = &quot;excused&quot;; [$friday.B101] = &quot;sch chg&quot;; [$friday.B101] = &quot;annual&quot;; [$friday.B101] = &quot;sick&quot;; [$friday.C101] &gt;= 12 - [$reference.C5]); 0; IF([$friday.B101] = &quot;no call&quot;; 12; IF([$friday.C101] = 0; 0; MAX(12 - [$friday.C10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2] = &quot;light&quot;;[$friday.B102] = &quot;excused&quot;; [$friday.B102] = &quot;sch chg&quot;; [$friday.B102] = &quot;annual&quot;; [$friday.B102] = &quot;sick&quot;; [$friday.C102] &gt;= 10 - [$reference.C5]); 0; IF([$friday.B102] = &quot;no call&quot;; 10; IF([$friday.C102] = 0; 0; MAX(10 - [$friday.C102]; 0))))" office:value-type="float" office:value="0" calcext:value-type="float">
            <text:p>.00</text:p>
          </table:table-cell>
          <table:table-cell table:style-name="ce10" table:formula="of:=IF(OR([$friday.B102] = &quot;light&quot;;[$friday.B102] = &quot;excused&quot;; [$friday.B102] = &quot;sch chg&quot;; [$friday.B102] = &quot;annual&quot;; [$friday.B102] = &quot;sick&quot;; [$friday.C102] &gt;= 12 - [$reference.C5]); 0; IF([$friday.B102] = &quot;no call&quot;; 12; IF([$friday.C102] = 0; 0; MAX(12 - [$friday.C10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3] = &quot;light&quot;;[$friday.B103] = &quot;excused&quot;; [$friday.B103] = &quot;sch chg&quot;; [$friday.B103] = &quot;annual&quot;; [$friday.B103] = &quot;sick&quot;; [$friday.C103] &gt;= 10 - [$reference.C5]); 0; IF([$friday.B103] = &quot;no call&quot;; 10; IF([$friday.C103] = 0; 0; MAX(10 - [$friday.C103]; 0))))" office:value-type="float" office:value="0" calcext:value-type="float">
            <text:p>.00</text:p>
          </table:table-cell>
          <table:table-cell table:style-name="ce10" table:formula="of:=IF(OR([$friday.B103] = &quot;light&quot;;[$friday.B103] = &quot;excused&quot;; [$friday.B103] = &quot;sch chg&quot;; [$friday.B103] = &quot;annual&quot;; [$friday.B103] = &quot;sick&quot;; [$friday.C103] &gt;= 12 - [$reference.C5]); 0; IF([$friday.B103] = &quot;no call&quot;; 12; IF([$friday.C103] = 0; 0; MAX(12 - [$friday.C10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4] = &quot;light&quot;;[$friday.B104] = &quot;excused&quot;; [$friday.B104] = &quot;sch chg&quot;; [$friday.B104] = &quot;annual&quot;; [$friday.B104] = &quot;sick&quot;; [$friday.C104] &gt;= 10 - [$reference.C5]); 0; IF([$friday.B104] = &quot;no call&quot;; 10; IF([$friday.C104] = 0; 0; MAX(10 - [$friday.C104]; 0))))" office:value-type="float" office:value="0" calcext:value-type="float">
            <text:p>.00</text:p>
          </table:table-cell>
          <table:table-cell table:style-name="ce10" table:formula="of:=IF(OR([$friday.B104] = &quot;light&quot;;[$friday.B104] = &quot;excused&quot;; [$friday.B104] = &quot;sch chg&quot;; [$friday.B104] = &quot;annual&quot;; [$friday.B104] = &quot;sick&quot;; [$friday.C104] &gt;= 12 - [$reference.C5]); 0; IF([$friday.B104] = &quot;no call&quot;; 12; IF([$friday.C104] = 0; 0; MAX(12 - [$friday.C10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5] = &quot;light&quot;;[$friday.B105] = &quot;excused&quot;; [$friday.B105] = &quot;sch chg&quot;; [$friday.B105] = &quot;annual&quot;; [$friday.B105] = &quot;sick&quot;; [$friday.C105] &gt;= 10 - [$reference.C5]); 0; IF([$friday.B105] = &quot;no call&quot;; 10; IF([$friday.C105] = 0; 0; MAX(10 - [$friday.C105]; 0))))" office:value-type="float" office:value="0" calcext:value-type="float">
            <text:p>.00</text:p>
          </table:table-cell>
          <table:table-cell table:style-name="ce10" table:formula="of:=IF(OR([$friday.B105] = &quot;light&quot;;[$friday.B105] = &quot;excused&quot;; [$friday.B105] = &quot;sch chg&quot;; [$friday.B105] = &quot;annual&quot;; [$friday.B105] = &quot;sick&quot;; [$friday.C105] &gt;= 12 - [$reference.C5]); 0; IF([$friday.B105] = &quot;no call&quot;; 12; IF([$friday.C105] = 0; 0; MAX(12 - [$friday.C10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6] = &quot;light&quot;;[$friday.B106] = &quot;excused&quot;; [$friday.B106] = &quot;sch chg&quot;; [$friday.B106] = &quot;annual&quot;; [$friday.B106] = &quot;sick&quot;; [$friday.C106] &gt;= 10 - [$reference.C5]); 0; IF([$friday.B106] = &quot;no call&quot;; 10; IF([$friday.C106] = 0; 0; MAX(10 - [$friday.C106]; 0))))" office:value-type="float" office:value="0" calcext:value-type="float">
            <text:p>.00</text:p>
          </table:table-cell>
          <table:table-cell table:style-name="ce10" table:formula="of:=IF(OR([$friday.B106] = &quot;light&quot;;[$friday.B106] = &quot;excused&quot;; [$friday.B106] = &quot;sch chg&quot;; [$friday.B106] = &quot;annual&quot;; [$friday.B106] = &quot;sick&quot;; [$friday.C106] &gt;= 12 - [$reference.C5]); 0; IF([$friday.B106] = &quot;no call&quot;; 12; IF([$friday.C106] = 0; 0; MAX(12 - [$friday.C10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7] = &quot;light&quot;;[$friday.B107] = &quot;excused&quot;; [$friday.B107] = &quot;sch chg&quot;; [$friday.B107] = &quot;annual&quot;; [$friday.B107] = &quot;sick&quot;; [$friday.C107] &gt;= 10 - [$reference.C5]); 0; IF([$friday.B107] = &quot;no call&quot;; 10; IF([$friday.C107] = 0; 0; MAX(10 - [$friday.C107]; 0))))" office:value-type="float" office:value="0" calcext:value-type="float">
            <text:p>.00</text:p>
          </table:table-cell>
          <table:table-cell table:style-name="ce10" table:formula="of:=IF(OR([$friday.B107] = &quot;light&quot;;[$friday.B107] = &quot;excused&quot;; [$friday.B107] = &quot;sch chg&quot;; [$friday.B107] = &quot;annual&quot;; [$friday.B107] = &quot;sick&quot;; [$friday.C107] &gt;= 12 - [$reference.C5]); 0; IF([$friday.B107] = &quot;no call&quot;; 12; IF([$friday.C107] = 0; 0; MAX(12 - [$friday.C10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8] = &quot;light&quot;;[$friday.B108] = &quot;excused&quot;; [$friday.B108] = &quot;sch chg&quot;; [$friday.B108] = &quot;annual&quot;; [$friday.B108] = &quot;sick&quot;; [$friday.C108] &gt;= 10 - [$reference.C5]); 0; IF([$friday.B108] = &quot;no call&quot;; 10; IF([$friday.C108] = 0; 0; MAX(10 - [$friday.C108]; 0))))" office:value-type="float" office:value="0" calcext:value-type="float">
            <text:p>.00</text:p>
          </table:table-cell>
          <table:table-cell table:style-name="ce10" table:formula="of:=IF(OR([$friday.B108] = &quot;light&quot;;[$friday.B108] = &quot;excused&quot;; [$friday.B108] = &quot;sch chg&quot;; [$friday.B108] = &quot;annual&quot;; [$friday.B108] = &quot;sick&quot;; [$friday.C108] &gt;= 12 - [$reference.C5]); 0; IF([$friday.B108] = &quot;no call&quot;; 12; IF([$friday.C108] = 0; 0; MAX(12 - [$friday.C10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9] = &quot;light&quot;;[$friday.B109] = &quot;excused&quot;; [$friday.B109] = &quot;sch chg&quot;; [$friday.B109] = &quot;annual&quot;; [$friday.B109] = &quot;sick&quot;; [$friday.C109] &gt;= 10 - [$reference.C5]); 0; IF([$friday.B109] = &quot;no call&quot;; 10; IF([$friday.C109] = 0; 0; MAX(10 - [$friday.C109]; 0))))" office:value-type="float" office:value="0" calcext:value-type="float">
            <text:p>.00</text:p>
          </table:table-cell>
          <table:table-cell table:style-name="ce10" table:formula="of:=IF(OR([$friday.B109] = &quot;light&quot;;[$friday.B109] = &quot;excused&quot;; [$friday.B109] = &quot;sch chg&quot;; [$friday.B109] = &quot;annual&quot;; [$friday.B109] = &quot;sick&quot;; [$friday.C109] &gt;= 12 - [$reference.C5]); 0; IF([$friday.B109] = &quot;no call&quot;; 12; IF([$friday.C109] = 0; 0; MAX(12 - [$friday.C10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OTDL Availability</text:p>
          </table:table-cell>
          <table:table-cell table:style-name="ce10" table:formula="of:=SUM([$friday.E85:$friday.E109])" office:value-type="float" office:value="0" calcext:value-type="float">
            <text:p>.00</text:p>
          </table:table-cell>
          <table:table-cell table:style-name="ce10" table:formula="of:=SUM([$friday.F85:$friday.F109])" office:value-type="float" office:value="2.08" calcext:value-type="float">
            <text:p>2.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xiliary Assistance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1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laig, b</text:p>
          </table:table-cell>
          <table:table-cell table:style-name="ce7"/>
          <table:table-cell table:style-name="ce8" office:value-type="float" office:value="11.11" calcext:value-type="float">
            <text:p>11.11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friday.B116] = &quot;light&quot;;[$friday.B116] = &quot;excused&quot;; [$friday.B116] = &quot;sch chg&quot;; [$friday.B116] = &quot;annual&quot;; [$friday.B116] = &quot;sick&quot;; [$friday.C116] &gt;= 10 - [$reference.C5]); 0; IF([$friday.B116] = &quot;no call&quot;; 10; IF([$friday.C116] = 0; 0; MAX(10 - [$friday.C116]; 0))))" office:value-type="float" office:value="0" calcext:value-type="float">
            <text:p>.00</text:p>
          </table:table-cell>
          <table:table-cell table:style-name="ce10" table:formula="of:=IF(OR([$friday.B116] = &quot;light&quot;;[$friday.B116] = &quot;excused&quot;; [$friday.B116] = &quot;sch chg&quot;; [$friday.B116] = &quot;annual&quot;; [$friday.B116] = &quot;sick&quot;; [$friday.C116] &gt;= 11.5 - [$reference.C5]); 0; IF([$friday.B116] = &quot;no call&quot;; 11.5; IF([$friday.C116] = 0; 0; MAX(11.5 - [$friday.C11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orrison, m</text:p>
          </table:table-cell>
          <table:table-cell table:style-name="ce7"/>
          <table:table-cell table:style-name="ce8" office:value-type="float" office:value="11.89" calcext:value-type="float">
            <text:p>11.89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friday.B117] = &quot;light&quot;;[$friday.B117] = &quot;excused&quot;; [$friday.B117] = &quot;sch chg&quot;; [$friday.B117] = &quot;annual&quot;; [$friday.B117] = &quot;sick&quot;; [$friday.C117] &gt;= 10 - [$reference.C5]); 0; IF([$friday.B117] = &quot;no call&quot;; 10; IF([$friday.C117] = 0; 0; MAX(10 - [$friday.C117]; 0))))" office:value-type="float" office:value="0" calcext:value-type="float">
            <text:p>.00</text:p>
          </table:table-cell>
          <table:table-cell table:style-name="ce10" table:formula="of:=IF(OR([$friday.B117] = &quot;light&quot;;[$friday.B117] = &quot;excused&quot;; [$friday.B117] = &quot;sch chg&quot;; [$friday.B117] = &quot;annual&quot;; [$friday.B117] = &quot;sick&quot;; [$friday.C117] &gt;= 11.5 - [$reference.C5]); 0; IF([$friday.B117] = &quot;no call&quot;; 11.5; IF([$friday.C117] = 0; 0; MAX(11.5 - [$friday.C11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j</text:p>
          </table:table-cell>
          <table:table-cell table:style-name="ce8" table:number-columns-repeated="3"/>
          <table:table-cell table:style-name="ce10" table:formula="of:=IF(OR([$friday.B118] = &quot;light&quot;;[$friday.B118] = &quot;excused&quot;; [$friday.B118] = &quot;sch chg&quot;; [$friday.B118] = &quot;annual&quot;; [$friday.B118] = &quot;sick&quot;; [$friday.C118] &gt;= 10 - [$reference.C5]); 0; IF([$friday.B118] = &quot;no call&quot;; 10; IF([$friday.C118] = 0; 0; MAX(10 - [$friday.C118]; 0))))" office:value-type="float" office:value="0" calcext:value-type="float">
            <text:p>.00</text:p>
          </table:table-cell>
          <table:table-cell table:style-name="ce10" table:formula="of:=IF(OR([$friday.B118] = &quot;light&quot;;[$friday.B118] = &quot;excused&quot;; [$friday.B118] = &quot;sch chg&quot;; [$friday.B118] = &quot;annual&quot;; [$friday.B118] = &quot;sick&quot;; [$friday.C118] &gt;= 11.5 - [$reference.C5]); 0; IF([$friday.B118] = &quot;no call&quot;; 11.5; IF([$friday.C118] = 0; 0; MAX(11.5 - [$friday.C11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hultz, a</text:p>
          </table:table-cell>
          <table:table-cell table:style-name="ce7"/>
          <table:table-cell table:style-name="ce8" office:value-type="float" office:value="8.56" calcext:value-type="float">
            <text:p>8.56</text:p>
          </table:table-cell>
          <table:table-cell table:style-name="ce8" office:value-type="float" office:value="17.38" calcext:value-type="float">
            <text:p>17.38</text:p>
          </table:table-cell>
          <table:table-cell table:style-name="ce10" table:formula="of:=IF(OR([$friday.B119] = &quot;light&quot;;[$friday.B119] = &quot;excused&quot;; [$friday.B119] = &quot;sch chg&quot;; [$friday.B119] = &quot;annual&quot;; [$friday.B119] = &quot;sick&quot;; [$friday.C119] &gt;= 10 - [$reference.C5]); 0; IF([$friday.B119] = &quot;no call&quot;; 10; IF([$friday.C119] = 0; 0; MAX(10 - [$friday.C119]; 0))))" office:value-type="float" office:value="1.44" calcext:value-type="float">
            <text:p>1.44</text:p>
          </table:table-cell>
          <table:table-cell table:style-name="ce10" table:formula="of:=IF(OR([$friday.B119] = &quot;light&quot;;[$friday.B119] = &quot;excused&quot;; [$friday.B119] = &quot;sch chg&quot;; [$friday.B119] = &quot;annual&quot;; [$friday.B119] = &quot;sick&quot;; [$friday.C119] &gt;= 11.5 - [$reference.C5]); 0; IF([$friday.B119] = &quot;no call&quot;; 11.5; IF([$friday.C119] = 0; 0; MAX(11.5 - [$friday.C119]; 0))))" office:value-type="float" office:value="2.94" calcext:value-type="float">
            <text:p>2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ubbs, t</text:p>
          </table:table-cell>
          <table:table-cell table:style-name="ce8" table:number-columns-repeated="3"/>
          <table:table-cell table:style-name="ce10" table:formula="of:=IF(OR([$friday.B120] = &quot;light&quot;;[$friday.B120] = &quot;excused&quot;; [$friday.B120] = &quot;sch chg&quot;; [$friday.B120] = &quot;annual&quot;; [$friday.B120] = &quot;sick&quot;; [$friday.C120] &gt;= 10 - [$reference.C5]); 0; IF([$friday.B120] = &quot;no call&quot;; 10; IF([$friday.C120] = 0; 0; MAX(10 - [$friday.C120]; 0))))" office:value-type="float" office:value="0" calcext:value-type="float">
            <text:p>.00</text:p>
          </table:table-cell>
          <table:table-cell table:style-name="ce10" table:formula="of:=IF(OR([$friday.B120] = &quot;light&quot;;[$friday.B120] = &quot;excused&quot;; [$friday.B120] = &quot;sch chg&quot;; [$friday.B120] = &quot;annual&quot;; [$friday.B120] = &quot;sick&quot;; [$friday.C120] &gt;= 11.5 - [$reference.C5]); 0; IF([$friday.B120] = &quot;no call&quot;; 11.5; IF([$friday.C120] = 0; 0; MAX(11.5 - [$friday.C12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1] = &quot;light&quot;;[$friday.B121] = &quot;excused&quot;; [$friday.B121] = &quot;sch chg&quot;; [$friday.B121] = &quot;annual&quot;; [$friday.B121] = &quot;sick&quot;; [$friday.C121] &gt;= 10 - [$reference.C5]); 0; IF([$friday.B121] = &quot;no call&quot;; 10; IF([$friday.C121] = 0; 0; MAX(10 - [$friday.C121]; 0))))" office:value-type="float" office:value="0" calcext:value-type="float">
            <text:p>.00</text:p>
          </table:table-cell>
          <table:table-cell table:style-name="ce10" table:formula="of:=IF(OR([$friday.B121] = &quot;light&quot;;[$friday.B121] = &quot;excused&quot;; [$friday.B121] = &quot;sch chg&quot;; [$friday.B121] = &quot;annual&quot;; [$friday.B121] = &quot;sick&quot;; [$friday.C121] &gt;= 12 - [$reference.C5]); 0; IF([$friday.B121] = &quot;no call&quot;; 12; IF([$friday.C121] = 0; 0; MAX(12 - [$friday.C12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2] = &quot;light&quot;;[$friday.B122] = &quot;excused&quot;; [$friday.B122] = &quot;sch chg&quot;; [$friday.B122] = &quot;annual&quot;; [$friday.B122] = &quot;sick&quot;; [$friday.C122] &gt;= 10 - [$reference.C5]); 0; IF([$friday.B122] = &quot;no call&quot;; 10; IF([$friday.C122] = 0; 0; MAX(10 - [$friday.C122]; 0))))" office:value-type="float" office:value="0" calcext:value-type="float">
            <text:p>.00</text:p>
          </table:table-cell>
          <table:table-cell table:style-name="ce10" table:formula="of:=IF(OR([$friday.B122] = &quot;light&quot;;[$friday.B122] = &quot;excused&quot;; [$friday.B122] = &quot;sch chg&quot;; [$friday.B122] = &quot;annual&quot;; [$friday.B122] = &quot;sick&quot;; [$friday.C122] &gt;= 12 - [$reference.C5]); 0; IF([$friday.B122] = &quot;no call&quot;; 12; IF([$friday.C122] = 0; 0; MAX(12 - [$friday.C12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3] = &quot;light&quot;;[$friday.B123] = &quot;excused&quot;; [$friday.B123] = &quot;sch chg&quot;; [$friday.B123] = &quot;annual&quot;; [$friday.B123] = &quot;sick&quot;; [$friday.C123] &gt;= 10 - [$reference.C5]); 0; IF([$friday.B123] = &quot;no call&quot;; 10; IF([$friday.C123] = 0; 0; MAX(10 - [$friday.C123]; 0))))" office:value-type="float" office:value="0" calcext:value-type="float">
            <text:p>.00</text:p>
          </table:table-cell>
          <table:table-cell table:style-name="ce10" table:formula="of:=IF(OR([$friday.B123] = &quot;light&quot;;[$friday.B123] = &quot;excused&quot;; [$friday.B123] = &quot;sch chg&quot;; [$friday.B123] = &quot;annual&quot;; [$friday.B123] = &quot;sick&quot;; [$friday.C123] &gt;= 12 - [$reference.C5]); 0; IF([$friday.B123] = &quot;no call&quot;; 12; IF([$friday.C123] = 0; 0; MAX(12 - [$friday.C12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4] = &quot;light&quot;;[$friday.B124] = &quot;excused&quot;; [$friday.B124] = &quot;sch chg&quot;; [$friday.B124] = &quot;annual&quot;; [$friday.B124] = &quot;sick&quot;; [$friday.C124] &gt;= 10 - [$reference.C5]); 0; IF([$friday.B124] = &quot;no call&quot;; 10; IF([$friday.C124] = 0; 0; MAX(10 - [$friday.C124]; 0))))" office:value-type="float" office:value="0" calcext:value-type="float">
            <text:p>.00</text:p>
          </table:table-cell>
          <table:table-cell table:style-name="ce10" table:formula="of:=IF(OR([$friday.B124] = &quot;light&quot;;[$friday.B124] = &quot;excused&quot;; [$friday.B124] = &quot;sch chg&quot;; [$friday.B124] = &quot;annual&quot;; [$friday.B124] = &quot;sick&quot;; [$friday.C124] &gt;= 12 - [$reference.C5]); 0; IF([$friday.B124] = &quot;no call&quot;; 12; IF([$friday.C124] = 0; 0; MAX(12 - [$friday.C12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5] = &quot;light&quot;;[$friday.B125] = &quot;excused&quot;; [$friday.B125] = &quot;sch chg&quot;; [$friday.B125] = &quot;annual&quot;; [$friday.B125] = &quot;sick&quot;; [$friday.C125] &gt;= 10 - [$reference.C5]); 0; IF([$friday.B125] = &quot;no call&quot;; 10; IF([$friday.C125] = 0; 0; MAX(10 - [$friday.C125]; 0))))" office:value-type="float" office:value="0" calcext:value-type="float">
            <text:p>.00</text:p>
          </table:table-cell>
          <table:table-cell table:style-name="ce10" table:formula="of:=IF(OR([$friday.B125] = &quot;light&quot;;[$friday.B125] = &quot;excused&quot;; [$friday.B125] = &quot;sch chg&quot;; [$friday.B125] = &quot;annual&quot;; [$friday.B125] = &quot;sick&quot;; [$friday.C125] &gt;= 12 - [$reference.C5]); 0; IF([$friday.B125] = &quot;no call&quot;; 12; IF([$friday.C125] = 0; 0; MAX(12 - [$friday.C12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6] = &quot;light&quot;;[$friday.B126] = &quot;excused&quot;; [$friday.B126] = &quot;sch chg&quot;; [$friday.B126] = &quot;annual&quot;; [$friday.B126] = &quot;sick&quot;; [$friday.C126] &gt;= 10 - [$reference.C5]); 0; IF([$friday.B126] = &quot;no call&quot;; 10; IF([$friday.C126] = 0; 0; MAX(10 - [$friday.C126]; 0))))" office:value-type="float" office:value="0" calcext:value-type="float">
            <text:p>.00</text:p>
          </table:table-cell>
          <table:table-cell table:style-name="ce10" table:formula="of:=IF(OR([$friday.B126] = &quot;light&quot;;[$friday.B126] = &quot;excused&quot;; [$friday.B126] = &quot;sch chg&quot;; [$friday.B126] = &quot;annual&quot;; [$friday.B126] = &quot;sick&quot;; [$friday.C126] &gt;= 12 - [$reference.C5]); 0; IF([$friday.B126] = &quot;no call&quot;; 12; IF([$friday.C126] = 0; 0; MAX(12 - [$friday.C12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7] = &quot;light&quot;;[$friday.B127] = &quot;excused&quot;; [$friday.B127] = &quot;sch chg&quot;; [$friday.B127] = &quot;annual&quot;; [$friday.B127] = &quot;sick&quot;; [$friday.C127] &gt;= 10 - [$reference.C5]); 0; IF([$friday.B127] = &quot;no call&quot;; 10; IF([$friday.C127] = 0; 0; MAX(10 - [$friday.C127]; 0))))" office:value-type="float" office:value="0" calcext:value-type="float">
            <text:p>.00</text:p>
          </table:table-cell>
          <table:table-cell table:style-name="ce10" table:formula="of:=IF(OR([$friday.B127] = &quot;light&quot;;[$friday.B127] = &quot;excused&quot;; [$friday.B127] = &quot;sch chg&quot;; [$friday.B127] = &quot;annual&quot;; [$friday.B127] = &quot;sick&quot;; [$friday.C127] &gt;= 12 - [$reference.C5]); 0; IF([$friday.B127] = &quot;no call&quot;; 12; IF([$friday.C127] = 0; 0; MAX(12 - [$friday.C12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8] = &quot;light&quot;;[$friday.B128] = &quot;excused&quot;; [$friday.B128] = &quot;sch chg&quot;; [$friday.B128] = &quot;annual&quot;; [$friday.B128] = &quot;sick&quot;; [$friday.C128] &gt;= 10 - [$reference.C5]); 0; IF([$friday.B128] = &quot;no call&quot;; 10; IF([$friday.C128] = 0; 0; MAX(10 - [$friday.C128]; 0))))" office:value-type="float" office:value="0" calcext:value-type="float">
            <text:p>.00</text:p>
          </table:table-cell>
          <table:table-cell table:style-name="ce10" table:formula="of:=IF(OR([$friday.B128] = &quot;light&quot;;[$friday.B128] = &quot;excused&quot;; [$friday.B128] = &quot;sch chg&quot;; [$friday.B128] = &quot;annual&quot;; [$friday.B128] = &quot;sick&quot;; [$friday.C128] &gt;= 12 - [$reference.C5]); 0; IF([$friday.B128] = &quot;no call&quot;; 12; IF([$friday.C128] = 0; 0; MAX(12 - [$friday.C12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9] = &quot;light&quot;;[$friday.B129] = &quot;excused&quot;; [$friday.B129] = &quot;sch chg&quot;; [$friday.B129] = &quot;annual&quot;; [$friday.B129] = &quot;sick&quot;; [$friday.C129] &gt;= 10 - [$reference.C5]); 0; IF([$friday.B129] = &quot;no call&quot;; 10; IF([$friday.C129] = 0; 0; MAX(10 - [$friday.C129]; 0))))" office:value-type="float" office:value="0" calcext:value-type="float">
            <text:p>.00</text:p>
          </table:table-cell>
          <table:table-cell table:style-name="ce10" table:formula="of:=IF(OR([$friday.B129] = &quot;light&quot;;[$friday.B129] = &quot;excused&quot;; [$friday.B129] = &quot;sch chg&quot;; [$friday.B129] = &quot;annual&quot;; [$friday.B129] = &quot;sick&quot;; [$friday.C129] &gt;= 12 - [$reference.C5]); 0; IF([$friday.B129] = &quot;no call&quot;; 12; IF([$friday.C129] = 0; 0; MAX(12 - [$friday.C12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0] = &quot;light&quot;;[$friday.B130] = &quot;excused&quot;; [$friday.B130] = &quot;sch chg&quot;; [$friday.B130] = &quot;annual&quot;; [$friday.B130] = &quot;sick&quot;; [$friday.C130] &gt;= 10 - [$reference.C5]); 0; IF([$friday.B130] = &quot;no call&quot;; 10; IF([$friday.C130] = 0; 0; MAX(10 - [$friday.C130]; 0))))" office:value-type="float" office:value="0" calcext:value-type="float">
            <text:p>.00</text:p>
          </table:table-cell>
          <table:table-cell table:style-name="ce10" table:formula="of:=IF(OR([$friday.B130] = &quot;light&quot;;[$friday.B130] = &quot;excused&quot;; [$friday.B130] = &quot;sch chg&quot;; [$friday.B130] = &quot;annual&quot;; [$friday.B130] = &quot;sick&quot;; [$friday.C130] &gt;= 12 - [$reference.C5]); 0; IF([$friday.B130] = &quot;no call&quot;; 12; IF([$friday.C130] = 0; 0; MAX(12 - [$friday.C13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1] = &quot;light&quot;;[$friday.B131] = &quot;excused&quot;; [$friday.B131] = &quot;sch chg&quot;; [$friday.B131] = &quot;annual&quot;; [$friday.B131] = &quot;sick&quot;; [$friday.C131] &gt;= 10 - [$reference.C5]); 0; IF([$friday.B131] = &quot;no call&quot;; 10; IF([$friday.C131] = 0; 0; MAX(10 - [$friday.C131]; 0))))" office:value-type="float" office:value="0" calcext:value-type="float">
            <text:p>.00</text:p>
          </table:table-cell>
          <table:table-cell table:style-name="ce10" table:formula="of:=IF(OR([$friday.B131] = &quot;light&quot;;[$friday.B131] = &quot;excused&quot;; [$friday.B131] = &quot;sch chg&quot;; [$friday.B131] = &quot;annual&quot;; [$friday.B131] = &quot;sick&quot;; [$friday.C131] &gt;= 12 - [$reference.C5]); 0; IF([$friday.B131] = &quot;no call&quot;; 12; IF([$friday.C131] = 0; 0; MAX(12 - [$friday.C13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2] = &quot;light&quot;;[$friday.B132] = &quot;excused&quot;; [$friday.B132] = &quot;sch chg&quot;; [$friday.B132] = &quot;annual&quot;; [$friday.B132] = &quot;sick&quot;; [$friday.C132] &gt;= 10 - [$reference.C5]); 0; IF([$friday.B132] = &quot;no call&quot;; 10; IF([$friday.C132] = 0; 0; MAX(10 - [$friday.C132]; 0))))" office:value-type="float" office:value="0" calcext:value-type="float">
            <text:p>.00</text:p>
          </table:table-cell>
          <table:table-cell table:style-name="ce10" table:formula="of:=IF(OR([$friday.B132] = &quot;light&quot;;[$friday.B132] = &quot;excused&quot;; [$friday.B132] = &quot;sch chg&quot;; [$friday.B132] = &quot;annual&quot;; [$friday.B132] = &quot;sick&quot;; [$friday.C132] &gt;= 12 - [$reference.C5]); 0; IF([$friday.B132] = &quot;no call&quot;; 12; IF([$friday.C132] = 0; 0; MAX(12 - [$friday.C13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3] = &quot;light&quot;;[$friday.B133] = &quot;excused&quot;; [$friday.B133] = &quot;sch chg&quot;; [$friday.B133] = &quot;annual&quot;; [$friday.B133] = &quot;sick&quot;; [$friday.C133] &gt;= 10 - [$reference.C5]); 0; IF([$friday.B133] = &quot;no call&quot;; 10; IF([$friday.C133] = 0; 0; MAX(10 - [$friday.C133]; 0))))" office:value-type="float" office:value="0" calcext:value-type="float">
            <text:p>.00</text:p>
          </table:table-cell>
          <table:table-cell table:style-name="ce10" table:formula="of:=IF(OR([$friday.B133] = &quot;light&quot;;[$friday.B133] = &quot;excused&quot;; [$friday.B133] = &quot;sch chg&quot;; [$friday.B133] = &quot;annual&quot;; [$friday.B133] = &quot;sick&quot;; [$friday.C133] &gt;= 12 - [$reference.C5]); 0; IF([$friday.B133] = &quot;no call&quot;; 12; IF([$friday.C133] = 0; 0; MAX(12 - [$friday.C13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4] = &quot;light&quot;;[$friday.B134] = &quot;excused&quot;; [$friday.B134] = &quot;sch chg&quot;; [$friday.B134] = &quot;annual&quot;; [$friday.B134] = &quot;sick&quot;; [$friday.C134] &gt;= 10 - [$reference.C5]); 0; IF([$friday.B134] = &quot;no call&quot;; 10; IF([$friday.C134] = 0; 0; MAX(10 - [$friday.C134]; 0))))" office:value-type="float" office:value="0" calcext:value-type="float">
            <text:p>.00</text:p>
          </table:table-cell>
          <table:table-cell table:style-name="ce10" table:formula="of:=IF(OR([$friday.B134] = &quot;light&quot;;[$friday.B134] = &quot;excused&quot;; [$friday.B134] = &quot;sch chg&quot;; [$friday.B134] = &quot;annual&quot;; [$friday.B134] = &quot;sick&quot;; [$friday.C134] &gt;= 12 - [$reference.C5]); 0; IF([$friday.B134] = &quot;no call&quot;; 12; IF([$friday.C134] = 0; 0; MAX(12 - [$friday.C13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5] = &quot;light&quot;;[$friday.B135] = &quot;excused&quot;; [$friday.B135] = &quot;sch chg&quot;; [$friday.B135] = &quot;annual&quot;; [$friday.B135] = &quot;sick&quot;; [$friday.C135] &gt;= 10 - [$reference.C5]); 0; IF([$friday.B135] = &quot;no call&quot;; 10; IF([$friday.C135] = 0; 0; MAX(10 - [$friday.C135]; 0))))" office:value-type="float" office:value="0" calcext:value-type="float">
            <text:p>.00</text:p>
          </table:table-cell>
          <table:table-cell table:style-name="ce10" table:formula="of:=IF(OR([$friday.B135] = &quot;light&quot;;[$friday.B135] = &quot;excused&quot;; [$friday.B135] = &quot;sch chg&quot;; [$friday.B135] = &quot;annual&quot;; [$friday.B135] = &quot;sick&quot;; [$friday.C135] &gt;= 12 - [$reference.C5]); 0; IF([$friday.B135] = &quot;no call&quot;; 12; IF([$friday.C135] = 0; 0; MAX(12 - [$friday.C13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6] = &quot;light&quot;;[$friday.B136] = &quot;excused&quot;; [$friday.B136] = &quot;sch chg&quot;; [$friday.B136] = &quot;annual&quot;; [$friday.B136] = &quot;sick&quot;; [$friday.C136] &gt;= 10 - [$reference.C5]); 0; IF([$friday.B136] = &quot;no call&quot;; 10; IF([$friday.C136] = 0; 0; MAX(10 - [$friday.C136]; 0))))" office:value-type="float" office:value="0" calcext:value-type="float">
            <text:p>.00</text:p>
          </table:table-cell>
          <table:table-cell table:style-name="ce10" table:formula="of:=IF(OR([$friday.B136] = &quot;light&quot;;[$friday.B136] = &quot;excused&quot;; [$friday.B136] = &quot;sch chg&quot;; [$friday.B136] = &quot;annual&quot;; [$friday.B136] = &quot;sick&quot;; [$friday.C136] &gt;= 12 - [$reference.C5]); 0; IF([$friday.B136] = &quot;no call&quot;; 12; IF([$friday.C136] = 0; 0; MAX(12 - [$friday.C13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7] = &quot;light&quot;;[$friday.B137] = &quot;excused&quot;; [$friday.B137] = &quot;sch chg&quot;; [$friday.B137] = &quot;annual&quot;; [$friday.B137] = &quot;sick&quot;; [$friday.C137] &gt;= 10 - [$reference.C5]); 0; IF([$friday.B137] = &quot;no call&quot;; 10; IF([$friday.C137] = 0; 0; MAX(10 - [$friday.C137]; 0))))" office:value-type="float" office:value="0" calcext:value-type="float">
            <text:p>.00</text:p>
          </table:table-cell>
          <table:table-cell table:style-name="ce10" table:formula="of:=IF(OR([$friday.B137] = &quot;light&quot;;[$friday.B137] = &quot;excused&quot;; [$friday.B137] = &quot;sch chg&quot;; [$friday.B137] = &quot;annual&quot;; [$friday.B137] = &quot;sick&quot;; [$friday.C137] &gt;= 12 - [$reference.C5]); 0; IF([$friday.B137] = &quot;no call&quot;; 12; IF([$friday.C137] = 0; 0; MAX(12 - [$friday.C13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8] = &quot;light&quot;;[$friday.B138] = &quot;excused&quot;; [$friday.B138] = &quot;sch chg&quot;; [$friday.B138] = &quot;annual&quot;; [$friday.B138] = &quot;sick&quot;; [$friday.C138] &gt;= 10 - [$reference.C5]); 0; IF([$friday.B138] = &quot;no call&quot;; 10; IF([$friday.C138] = 0; 0; MAX(10 - [$friday.C138]; 0))))" office:value-type="float" office:value="0" calcext:value-type="float">
            <text:p>.00</text:p>
          </table:table-cell>
          <table:table-cell table:style-name="ce10" table:formula="of:=IF(OR([$friday.B138] = &quot;light&quot;;[$friday.B138] = &quot;excused&quot;; [$friday.B138] = &quot;sch chg&quot;; [$friday.B138] = &quot;annual&quot;; [$friday.B138] = &quot;sick&quot;; [$friday.C138] &gt;= 12 - [$reference.C5]); 0; IF([$friday.B138] = &quot;no call&quot;; 12; IF([$friday.C138] = 0; 0; MAX(12 - [$friday.C13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9] = &quot;light&quot;;[$friday.B139] = &quot;excused&quot;; [$friday.B139] = &quot;sch chg&quot;; [$friday.B139] = &quot;annual&quot;; [$friday.B139] = &quot;sick&quot;; [$friday.C139] &gt;= 10 - [$reference.C5]); 0; IF([$friday.B139] = &quot;no call&quot;; 10; IF([$friday.C139] = 0; 0; MAX(10 - [$friday.C139]; 0))))" office:value-type="float" office:value="0" calcext:value-type="float">
            <text:p>.00</text:p>
          </table:table-cell>
          <table:table-cell table:style-name="ce10" table:formula="of:=IF(OR([$friday.B139] = &quot;light&quot;;[$friday.B139] = &quot;excused&quot;; [$friday.B139] = &quot;sch chg&quot;; [$friday.B139] = &quot;annual&quot;; [$friday.B139] = &quot;sick&quot;; [$friday.C139] &gt;= 12 - [$reference.C5]); 0; IF([$friday.B139] = &quot;no call&quot;; 12; IF([$friday.C139] = 0; 0; MAX(12 - [$friday.C13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40] = &quot;light&quot;;[$friday.B140] = &quot;excused&quot;; [$friday.B140] = &quot;sch chg&quot;; [$friday.B140] = &quot;annual&quot;; [$friday.B140] = &quot;sick&quot;; [$friday.C140] &gt;= 10 - [$reference.C5]); 0; IF([$friday.B140] = &quot;no call&quot;; 10; IF([$friday.C140] = 0; 0; MAX(10 - [$friday.C140]; 0))))" office:value-type="float" office:value="0" calcext:value-type="float">
            <text:p>.00</text:p>
          </table:table-cell>
          <table:table-cell table:style-name="ce10" table:formula="of:=IF(OR([$friday.B140] = &quot;light&quot;;[$friday.B140] = &quot;excused&quot;; [$friday.B140] = &quot;sch chg&quot;; [$friday.B140] = &quot;annual&quot;; [$friday.B140] = &quot;sick&quot;; [$friday.C140] &gt;= 12 - [$reference.C5]); 0; IF([$friday.B140] = &quot;no call&quot;; 12; IF([$friday.C140] = 0; 0; MAX(12 - [$friday.C14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UX Availability</text:p>
          </table:table-cell>
          <table:table-cell table:style-name="ce10" table:formula="of:=SUM([$friday.E116:$friday.E140])" office:value-type="float" office:value="1.44" calcext:value-type="float">
            <text:p>1.44</text:p>
          </table:table-cell>
          <table:table-cell table:style-name="ce10" table:formula="of:=SUM([$friday.F116:$friday.F140])" office:value-type="float" office:value="2.94" calcext:value-type="float">
            <text:p>2.9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vailability</text:p>
          </table:table-cell>
          <table:table-cell table:style-name="ce10" table:formula="of:=SUM([$friday.E111] + [$friday.E142])" office:value-type="float" office:value="1.44" calcext:value-type="float">
            <text:p>1.44</text:p>
          </table:table-cell>
          <table:table-cell table:style-name="ce10" table:formula="of:=SUM([$friday.F111] + [$friday.F142])" office:value-type="float" office:value="5.02" calcext:value-type="float">
            <text:p>5.02</text:p>
          </table:table-cell>
          <table:table-cell table:number-columns-repeated="1018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8">
        <office:forms form:automatic-focus="false" form:apply-design-mode="false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proper Mandate Workshee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ummary She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ay Period: <text:s/></text:p>
          </table:table-cell>
          <table:table-cell table:style-name="ce6" office:value-type="string" calcext:value-type="string" table:number-columns-spanned="3" table:number-rows-spanned="1">
            <text:p>2019-17-1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Station: <text:s/></text:p>
          </table:table-cell>
          <table:table-cell table:style-name="ce6" office:value-type="string" calcext:value-type="string" table:number-columns-spanned="3" table:number-rows-spanned="1">
            <text:p>University Par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vailability</text:p>
          </table:table-cell>
          <table:table-cell table:style-name="ce2" office:value-type="string" calcext:value-type="string">
            <text:p>No list</text:p>
          </table:table-cell>
          <table:table-cell table:number-columns-repeated="2"/>
          <table:table-cell table:style-name="ce2" office:value-type="string" calcext:value-type="string">
            <text:p>Availability</text:p>
          </table:table-cell>
          <table:table-cell table:style-name="ce2" office:value-type="string" calcext:value-type="string">
            <text:p>Off rout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 10</text:p>
          </table:table-cell>
          <table:table-cell table:style-name="ce2" office:value-type="string" calcext:value-type="string">
            <text:p>overtime</text:p>
          </table:table-cell>
          <table:table-cell table:style-name="ce2" office:value-type="string" calcext:value-type="string">
            <text:p>violations</text:p>
          </table:table-cell>
          <table:table-cell/>
          <table:table-cell table:style-name="ce2" office:value-type="string" calcext:value-type="string">
            <text:p>to 12</text:p>
          </table:table-cell>
          <table:table-cell table:style-name="ce2" office:value-type="string" calcext:value-type="string">
            <text:p>mandates</text:p>
          </table:table-cell>
          <table:table-cell table:style-name="ce2" office:value-type="string" calcext:value-type="string">
            <text:p>violations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08/03/19 Sat</text:p>
          </table:table-cell>
          <table:table-cell table:style-name="ce8" table:formula="of:=[$saturday.E146]" office:value-type="float" office:value="1.33" calcext:value-type="float">
            <text:p>1.33</text:p>
          </table:table-cell>
          <table:table-cell table:style-name="ce8" table:formula="of:=[$saturday.I34]" office:value-type="float" office:value="8.98" calcext:value-type="float">
            <text:p>8.98</text:p>
          </table:table-cell>
          <table:table-cell table:style-name="ce10" table:formula="of:=IF([$summary.B10]&lt;[$summary.C10];[$summary.B10];[$summary.C10])" office:value-type="float" office:value="1.33" calcext:value-type="float">
            <text:p>1.33</text:p>
          </table:table-cell>
          <table:table-cell/>
          <table:table-cell table:style-name="ce8" table:formula="of:=[$saturday.F146]" office:value-type="float" office:value="9.78" calcext:value-type="float">
            <text:p>9.78</text:p>
          </table:table-cell>
          <table:table-cell table:style-name="ce8" table:formula="of:=[$saturday.K82]" office:value-type="float" office:value="42.7" calcext:value-type="float">
            <text:p>42.70</text:p>
          </table:table-cell>
          <table:table-cell table:style-name="ce10" table:formula="of:=IF([$summary.F10]&lt;[$summary.G10];[$summary.F10];[$summary.G10])" office:value-type="float" office:value="9.78" calcext:value-type="float">
            <text:p>9.7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8/04/19 Sun</text:p>
          </table:table-cell>
          <table:table-cell table:style-name="ce8" table:formula="of:=[$sunday.E142]" office:value-type="float" office:value="4.56" calcext:value-type="float">
            <text:p>4.56</text:p>
          </table:table-cell>
          <table:table-cell table:style-name="ce8" table:formula="of:=[$sunday.I34]" office:value-type="float" office:value="0" calcext:value-type="float">
            <text:p>.00</text:p>
          </table:table-cell>
          <table:table-cell table:style-name="ce10" table:formula="of:=IF([$summary.B12]&lt;[$summary.C12];[$summary.B12];[$summary.C12])" office:value-type="float" office:value="0" calcext:value-type="float">
            <text:p>.00</text:p>
          </table:table-cell>
          <table:table-cell/>
          <table:table-cell table:style-name="ce8" table:formula="of:=[$sunday.F142]" office:value-type="float" office:value="9.24" calcext:value-type="float">
            <text:p>9.24</text:p>
          </table:table-cell>
          <table:table-cell table:style-name="ce8" table:formula="of:=[$sunday.K78]" office:value-type="float" office:value="0" calcext:value-type="float">
            <text:p>.00</text:p>
          </table:table-cell>
          <table:table-cell table:style-name="ce10" table:formula="of:=IF([$summary.F12]&lt;[$summary.G12];[$summary.F12];[$summary.G12])" office:value-type="float" office:value="0" calcext:value-type="float">
            <text:p>.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8/05/19 Mon</text:p>
          </table:table-cell>
          <table:table-cell table:style-name="ce8" table:formula="of:=[$monday.E146]" office:value-type="float" office:value="0" calcext:value-type="float">
            <text:p>.00</text:p>
          </table:table-cell>
          <table:table-cell table:style-name="ce8" table:formula="of:=[$monday.I34]" office:value-type="float" office:value="31.16" calcext:value-type="float">
            <text:p>31.16</text:p>
          </table:table-cell>
          <table:table-cell table:style-name="ce10" table:formula="of:=IF([$summary.B14]&lt;[$summary.C14];[$summary.B14];[$summary.C14])" office:value-type="float" office:value="0" calcext:value-type="float">
            <text:p>.00</text:p>
          </table:table-cell>
          <table:table-cell/>
          <table:table-cell table:style-name="ce8" table:formula="of:=[$monday.F146]" office:value-type="float" office:value="7.98" calcext:value-type="float">
            <text:p>7.98</text:p>
          </table:table-cell>
          <table:table-cell table:style-name="ce8" table:formula="of:=[$monday.K82]" office:value-type="float" office:value="91.12" calcext:value-type="float">
            <text:p>91.12</text:p>
          </table:table-cell>
          <table:table-cell table:style-name="ce10" table:formula="of:=IF([$summary.F14]&lt;[$summary.G14];[$summary.F14];[$summary.G14])" office:value-type="float" office:value="7.98" calcext:value-type="float">
            <text:p>7.9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8/06/19 Tue</text:p>
          </table:table-cell>
          <table:table-cell table:style-name="ce8" table:formula="of:=[$tuesday.E142]" office:value-type="float" office:value="0" calcext:value-type="float">
            <text:p>.00</text:p>
          </table:table-cell>
          <table:table-cell table:style-name="ce8" table:formula="of:=[$tuesday.I34]" office:value-type="float" office:value="25.98" calcext:value-type="float">
            <text:p>25.98</text:p>
          </table:table-cell>
          <table:table-cell table:style-name="ce10" table:formula="of:=IF([$summary.B16]&lt;[$summary.C16];[$summary.B16];[$summary.C16])" office:value-type="float" office:value="0" calcext:value-type="float">
            <text:p>.00</text:p>
          </table:table-cell>
          <table:table-cell/>
          <table:table-cell table:style-name="ce8" table:formula="of:=[$tuesday.F142]" office:value-type="float" office:value="3.99" calcext:value-type="float">
            <text:p>3.99</text:p>
          </table:table-cell>
          <table:table-cell table:style-name="ce8" table:formula="of:=[$tuesday.K78]" office:value-type="float" office:value="58.15" calcext:value-type="float">
            <text:p>58.15</text:p>
          </table:table-cell>
          <table:table-cell table:style-name="ce10" table:formula="of:=IF([$summary.F16]&lt;[$summary.G16];[$summary.F16];[$summary.G16])" office:value-type="float" office:value="3.99" calcext:value-type="float">
            <text:p>3.9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8/07/19 Wed</text:p>
          </table:table-cell>
          <table:table-cell table:style-name="ce8" table:formula="of:=[$wednesday.E144]" office:value-type="float" office:value="1.99" calcext:value-type="float">
            <text:p>1.99</text:p>
          </table:table-cell>
          <table:table-cell table:style-name="ce8" table:formula="of:=[$wednesday.I34]" office:value-type="float" office:value="25.7" calcext:value-type="float">
            <text:p>25.70</text:p>
          </table:table-cell>
          <table:table-cell table:style-name="ce10" table:formula="of:=IF([$summary.B18]&lt;[$summary.C18];[$summary.B18];[$summary.C18])" office:value-type="float" office:value="1.99" calcext:value-type="float">
            <text:p>1.99</text:p>
          </table:table-cell>
          <table:table-cell/>
          <table:table-cell table:style-name="ce8" table:formula="of:=[$wednesday.F144]" office:value-type="float" office:value="13.43" calcext:value-type="float">
            <text:p>13.43</text:p>
          </table:table-cell>
          <table:table-cell table:style-name="ce8" table:formula="of:=[$wednesday.K80]" office:value-type="float" office:value="58.93" calcext:value-type="float">
            <text:p>58.93</text:p>
          </table:table-cell>
          <table:table-cell table:style-name="ce10" table:formula="of:=IF([$summary.F18]&lt;[$summary.G18];[$summary.F18];[$summary.G18])" office:value-type="float" office:value="13.43" calcext:value-type="float">
            <text:p>13.4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8/08/19 Thu</text:p>
          </table:table-cell>
          <table:table-cell table:style-name="ce8" table:formula="of:=[$thursday.E147]" office:value-type="float" office:value="0" calcext:value-type="float">
            <text:p>.00</text:p>
          </table:table-cell>
          <table:table-cell table:style-name="ce8" table:formula="of:=[$thursday.I34]" office:value-type="float" office:value="36.13" calcext:value-type="float">
            <text:p>36.13</text:p>
          </table:table-cell>
          <table:table-cell table:style-name="ce10" table:formula="of:=IF([$summary.B20]&lt;[$summary.C20];[$summary.B20];[$summary.C20])" office:value-type="float" office:value="0" calcext:value-type="float">
            <text:p>.00</text:p>
          </table:table-cell>
          <table:table-cell/>
          <table:table-cell table:style-name="ce8" table:formula="of:=[$thursday.F147]" office:value-type="float" office:value="5.22" calcext:value-type="float">
            <text:p>5.22</text:p>
          </table:table-cell>
          <table:table-cell table:style-name="ce8" table:formula="of:=[$thursday.K83]" office:value-type="float" office:value="63.3" calcext:value-type="float">
            <text:p>63.30</text:p>
          </table:table-cell>
          <table:table-cell table:style-name="ce10" table:formula="of:=IF([$summary.F20]&lt;[$summary.G20];[$summary.F20];[$summary.G20])" office:value-type="float" office:value="5.22" calcext:value-type="float">
            <text:p>5.2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8/09/19 Fri</text:p>
          </table:table-cell>
          <table:table-cell table:style-name="ce8" table:formula="of:=[$friday.E144]" office:value-type="float" office:value="1.44" calcext:value-type="float">
            <text:p>1.44</text:p>
          </table:table-cell>
          <table:table-cell table:style-name="ce8" table:formula="of:=[$friday.I34]" office:value-type="float" office:value="18.02" calcext:value-type="float">
            <text:p>18.02</text:p>
          </table:table-cell>
          <table:table-cell table:style-name="ce10" table:formula="of:=IF([$summary.B22]&lt;[$summary.C22];[$summary.B22];[$summary.C22])" office:value-type="float" office:value="1.44" calcext:value-type="float">
            <text:p>1.44</text:p>
          </table:table-cell>
          <table:table-cell/>
          <table:table-cell table:style-name="ce8" table:formula="of:=[$friday.F144]" office:value-type="float" office:value="5.02" calcext:value-type="float">
            <text:p>5.02</text:p>
          </table:table-cell>
          <table:table-cell table:style-name="ce8" table:formula="of:=[$friday.K80]" office:value-type="float" office:value="71.49" calcext:value-type="float">
            <text:p>71.49</text:p>
          </table:table-cell>
          <table:table-cell table:style-name="ce10" table:formula="of:=IF([$summary.F22]&lt;[$summary.G22];[$summary.F22];[$summary.G22])" office:value-type="float" office:value="5.02" calcext:value-type="float">
            <text:p>5.02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9">
        <office:forms form:automatic-focus="false" form:apply-design-mode="false"/>
        <table:table-column table:style-name="co1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Tolerances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 office:value-type="float" office:value="0.25" calcext:value-type="float">
            <text:p>.25</text:p>
          </table:table-cell>
          <table:table-cell/>
          <table:table-cell office:value-type="string" calcext:value-type="string">
            <text:p>overtime on own rou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float" office:value="0.25" calcext:value-type="float">
            <text:p>.25</text:p>
          </table:table-cell>
          <table:table-cell/>
          <table:table-cell office:value-type="string" calcext:value-type="string">
            <text:p>overtime off own rou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float" office:value="0.5" calcext:value-type="float">
            <text:p>.50</text:p>
          </table:table-cell>
          <table:table-cell/>
          <table:table-cell office:value-type="string" calcext:value-type="string">
            <text:p>availability toleran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ode Guid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7" office:value-type="string" calcext:value-type="string">
            <text:p>ns day</text:p>
          </table:table-cell>
          <table:table-cell/>
          <table:table-cell office:value-type="string" calcext:value-type="string">
            <text:p>Carrier worked on their non scheduled d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no call</text:p>
          </table:table-cell>
          <table:table-cell/>
          <table:table-cell office:value-type="string" calcext:value-type="string">
            <text:p>Carrier was not scheduled for overti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>
            <text:p>light</text:p>
          </table:table-cell>
          <table:table-cell/>
          <table:table-cell office:value-type="string" calcext:value-type="string">
            <text:p>Carrier on light duty and unavailable for overti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>
            <text:p>sch chg</text:p>
          </table:table-cell>
          <table:table-cell/>
          <table:table-cell office:value-type="string" calcext:value-type="string">
            <text:p>Schedule change: unavailable for overti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>
            <text:p>annual</text:p>
          </table:table-cell>
          <table:table-cell/>
          <table:table-cell office:value-type="string" calcext:value-type="string">
            <text:p>Annual lea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>
            <text:p>sick</text:p>
          </table:table-cell>
          <table:table-cell/>
          <table:table-cell office:value-type="string" calcext:value-type="string">
            <text:p>Sick lea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>
            <text:p>excused</text:p>
          </table:table-cell>
          <table:table-cell/>
          <table:table-cell office:value-type="string" calcext:value-type="string">
            <text:p>Carrier excused from mandatory overtime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0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25P0"/>
    </number:number-style>
    <number:number-style style:name="N126">
      <number:number number:decimal-places="0" loext:min-decimal-places="0" number:min-integer-digits="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lcs" style:family="table-cell" style:parent-style-name="Default" style:data-style-name="N0">
      <style:table-cell-properties fo:background-color="#ffffe0" style:cell-protect="protected" style:print-content="true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l_5f_header" style:display-name="col_header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date_5f_dov" style:display-name="date_dov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date_5f_dov_5f_title" style:display-name="date_dov_titl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input_5f_name" style:display-name="input_nam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input_5f_s" style:display-name="input_s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list_5f_header" style:display-name="list_head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size-complex="12pt" style:font-style-complex="normal" style:font-weight-complex="bold"/>
    </style:style>
    <style:style style:name="ws_5f_header" style:display-name="ws_head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size-complex="14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36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6pt" fo:margin-left="0pt" fo:margin-right="0pt" fo:margin-top="25pt"/>
      </style:footer-style>
    </style:page-layout>
    <style:page-layout style:name="Mpm4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nday" style:display-name="PageStyle_monday" style:page-layout-name="Mpm3">
      <style:header style:display="false"/>
      <style:header-left style:display="false"/>
      <style:footer>
        <text:p><text:span text:style-name="MT1"><text:sheet-name>???</text:sheet-name></text:span></text:p>
      </style:footer>
      <style:footer-left style:display="false"/>
    </style:master-page>
    <style:master-page style:name="PageStyle_5f_tuesday" style:display-name="PageStyle_tuesday" style:page-layout-name="Mpm3">
      <style:header style:display="false"/>
      <style:header-left style:display="false"/>
      <style:footer>
        <text:p><text:span text:style-name="MT1"><text:sheet-name>???</text:sheet-name></text:span></text:p>
      </style:footer>
      <style:footer-left style:display="false"/>
    </style:master-page>
    <style:master-page style:name="PageStyle_5f_wednesday" style:display-name="PageStyle_wednesday" style:page-layout-name="Mpm3">
      <style:header style:display="false"/>
      <style:header-left style:display="false"/>
      <style:footer>
        <text:p><text:span text:style-name="MT1"><text:sheet-name>???</text:sheet-name></text:span></text:p>
      </style:footer>
      <style:footer-left style:display="false"/>
    </style:master-page>
    <style:master-page style:name="PageStyle_5f_thursday" style:display-name="PageStyle_thursday" style:page-layout-name="Mpm3">
      <style:header style:display="false"/>
      <style:header-left style:display="false"/>
      <style:footer>
        <text:p><text:span text:style-name="MT1"><text:sheet-name>???</text:sheet-name></text:span></text:p>
      </style:footer>
      <style:footer-left style:display="false"/>
    </style:master-page>
    <style:master-page style:name="PageStyle_5f_friday" style:display-name="PageStyle_friday" style:page-layout-name="Mpm3">
      <style:header style:display="false"/>
      <style:header-left style:display="false"/>
      <style:footer>
        <text:p><text:span text:style-name="MT1"><text:sheet-name>???</text:sheet-name></text:span></text:p>
      </style:footer>
      <style:footer-left style:display="false"/>
    </style:master-page>
    <style:master-page style:name="PageStyle_5f_summary" style:display-name="PageStyle_summ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>
        <text:p><text:span text:style-name="MT1"><text:sheet-name>???</text:sheet-name></text:span></text:p>
      </style:footer>
      <style:footer-left style:display="false"/>
    </style:master-page>
    <style:master-page style:name="PageStyle_5f_saturday" style:display-name="PageStyle_saturday" style:page-layout-name="Mpm3">
      <style:header style:display="false"/>
      <style:header-left style:display="false"/>
      <style:footer>
        <text:p><text:span text:style-name="MT1"><text:sheet-name>???</text:sheet-name></text:span></text:p>
      </style:footer>
      <style:footer-left style:display="false"/>
    </style:master-page>
    <style:master-page style:name="PageStyle_5f_reference" style:display-name="PageStyle_referenc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19-08-10T19:25:34</meta:creation-date>
    <dc:date>2019-08-10T21:39:49.354000000</dc:date>
    <meta:generator>LibreOffice/6.1.6.3$Windows_X86_64 LibreOffice_project/5896ab1714085361c45cf540f76f60673dd96a72</meta:generator>
    <meta:editing-duration>PT1H55M14S</meta:editing-duration>
    <meta:editing-cycles>1</meta:editing-cycles>
    <meta:document-statistic meta:table-count="9" meta:cell-count="4538" meta:object-count="0"/>
    <meta:user-defined meta:name="AppVersion">2.5</meta:user-defined>
  </office:meta>
</office:document-meta>
</file>